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3.057cm"/>
    </style:style>
    <style:style style:name="co4" style:family="table-column">
      <style:table-column-properties fo:break-before="auto" style:column-width="3.609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6.114cm"/>
    </style:style>
    <style:style style:name="co8" style:family="table-column">
      <style:table-column-properties fo:break-before="auto" style:column-width="4.78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4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3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47cm" fo:break-before="auto" style:use-optimal-row-height="true"/>
    </style:style>
    <style:style style:name="ro5" style:family="table-row">
      <style:table-row-properties style:row-height="2.57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866cm" fo:break-before="auto" style:use-optimal-row-height="true"/>
    </style:style>
    <style:style style:name="ro10" style:family="table-row">
      <style:table-row-properties style:row-height="1.177cm" fo:break-before="auto" style:use-optimal-row-height="true"/>
    </style:style>
    <style:style style:name="ro11" style:family="table-row">
      <style:table-row-properties style:row-height="1.238cm" fo:break-before="auto" style:use-optimal-row-height="true"/>
    </style:style>
    <style:style style:name="ro12" style:family="table-row">
      <style:table-row-properties style:row-height="2.043cm" fo:break-before="auto" style:use-optimal-row-height="true"/>
    </style:style>
    <style:style style:name="ro13" style:family="table-row">
      <style:table-row-properties style:row-height="0.804cm" fo:break-before="auto" style:use-optimal-row-height="true"/>
    </style:style>
    <style:style style:name="ro14" style:family="table-row">
      <style:table-row-properties style:row-height="1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6666" fo:wrap-option="wrap"/>
      <style:text-properties fo:color="#ffffff" style:text-outline="false" style:text-line-through-style="none" style:text-line-through-type="none" style:font-name="DejaVu Sans Light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DejaVu Sans Ligh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 Light" fo:font-size="12pt" style:font-size-asian="12pt" style:font-size-complex="12pt"/>
    </style:style>
    <style:style style:name="ce6" style:family="table-cell" style:parent-style-name="Default">
      <style:table-cell-properties fo:background-color="#ff0000" fo:wrap-option="wrap"/>
      <style:text-properties fo:color="#ffffff" style:text-outline="false" style:text-line-through-style="none" style:text-line-through-type="none" style:font-name="DejaVu Sans Light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Ligh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ENERAL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Id Colour</text:p>
          </table:table-cell>
          <table:table-cell table:style-name="ce1" office:value-type="string" calcext:value-type="string">
            <text:p>Hex Cod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FFFFF</text:p>
          </table:table-cell>
          <table:table-cell table:formula="of:=&quot;INSERT INTO model_colors (id_color, ref_color, hex_color)VALUES(&quot; &amp; [.A2] &amp; &quot;, '', '&quot; &amp; [.B2] &amp; &quot;');&quot;" office:value-type="string" office:string-value="INSERT INTO model_colors (id_color, ref_color, hex_color)VALUES(1, '', 'FFFFFF');" calcext:value-type="string">
            <text:p>INSERT INTO model_colors (id_color, ref_color, hex_color)VALUES(1, '', 'FFFFFF');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FFFFF</text:p>
          </table:table-cell>
          <table:table-cell table:formula="of:=&quot;INSERT INTO model_colors (id_color, ref_color, hex_color)VALUES(&quot; &amp; [.A3] &amp; &quot;, '', '&quot; &amp; [.B3] &amp; &quot;');&quot;" office:value-type="string" office:string-value="INSERT INTO model_colors (id_color, ref_color, hex_color)VALUES(2, '', 'FFFFFF');" calcext:value-type="string">
            <text:p>INSERT INTO model_colors (id_color, ref_color, hex_color)VALUES(2, '', 'FFFFFF');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EEC8C7</text:p>
          </table:table-cell>
          <table:table-cell table:formula="of:=&quot;INSERT INTO model_colors (id_color, ref_color, hex_color)VALUES(&quot; &amp; [.A4] &amp; &quot;, '', '&quot; &amp; [.B4] &amp; &quot;');&quot;" office:value-type="string" office:string-value="INSERT INTO model_colors (id_color, ref_color, hex_color)VALUES(3, '', 'EEC8C7');" calcext:value-type="string">
            <text:p>INSERT INTO model_colors (id_color, ref_color, hex_color)VALUES(3, '', 'EEC8C7');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7BD7B</text:p>
          </table:table-cell>
          <table:table-cell table:formula="of:=&quot;INSERT INTO model_colors (id_color, ref_color, hex_color)VALUES(&quot; &amp; [.A5] &amp; &quot;, '', '&quot; &amp; [.B5] &amp; &quot;');&quot;" office:value-type="string" office:string-value="INSERT INTO model_colors (id_color, ref_color, hex_color)VALUES(4, '', 'F7BD7B');" calcext:value-type="string">
            <text:p>INSERT INTO model_colors (id_color, ref_color, hex_color)VALUES(4, '', 'F7BD7B');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FF700</text:p>
          </table:table-cell>
          <table:table-cell table:formula="of:=&quot;INSERT INTO model_colors (id_color, ref_color, hex_color)VALUES(&quot; &amp; [.A6] &amp; &quot;, '', '&quot; &amp; [.B6] &amp; &quot;');&quot;" office:value-type="string" office:string-value="INSERT INTO model_colors (id_color, ref_color, hex_color)VALUES(5, '', 'FFF700');" calcext:value-type="string">
            <text:p>INSERT INTO model_colors (id_color, ref_color, hex_color)VALUES(5, '', 'FFF700');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FE700</text:p>
          </table:table-cell>
          <table:table-cell table:formula="of:=&quot;INSERT INTO model_colors (id_color, ref_color, hex_color)VALUES(&quot; &amp; [.A7] &amp; &quot;, '', '&quot; &amp; [.B7] &amp; &quot;');&quot;" office:value-type="string" office:string-value="INSERT INTO model_colors (id_color, ref_color, hex_color)VALUES(6, '', 'FFE700');" calcext:value-type="string">
            <text:p>INSERT INTO model_colors (id_color, ref_color, hex_color)VALUES(6, '', 'FFE700');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FFCE00</text:p>
          </table:table-cell>
          <table:table-cell table:formula="of:=&quot;INSERT INTO model_colors (id_color, ref_color, hex_color)VALUES(&quot; &amp; [.A8] &amp; &quot;, '', '&quot; &amp; [.B8] &amp; &quot;');&quot;" office:value-type="string" office:string-value="INSERT INTO model_colors (id_color, ref_color, hex_color)VALUES(7, '', 'FFCE00');" calcext:value-type="string">
            <text:p>INSERT INTO model_colors (id_color, ref_color, hex_color)VALUES(7, '', 'FFCE00');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FF7B00</text:p>
          </table:table-cell>
          <table:table-cell table:formula="of:=&quot;INSERT INTO model_colors (id_color, ref_color, hex_color)VALUES(&quot; &amp; [.A9] &amp; &quot;, '', '&quot; &amp; [.B9] &amp; &quot;');&quot;" office:value-type="string" office:string-value="INSERT INTO model_colors (id_color, ref_color, hex_color)VALUES(8, '', 'FF7B00');" calcext:value-type="string">
            <text:p>INSERT INTO model_colors (id_color, ref_color, hex_color)VALUES(8, '', 'FF7B00');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FF3108</text:p>
          </table:table-cell>
          <table:table-cell table:formula="of:=&quot;INSERT INTO model_colors (id_color, ref_color, hex_color)VALUES(&quot; &amp; [.A10] &amp; &quot;, '', '&quot; &amp; [.B10] &amp; &quot;');&quot;" office:value-type="string" office:string-value="INSERT INTO model_colors (id_color, ref_color, hex_color)VALUES(9, '', 'FF3108');" calcext:value-type="string">
            <text:p>INSERT INTO model_colors (id_color, ref_color, hex_color)VALUES(9, '', 'FF3108');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CE0018</text:p>
          </table:table-cell>
          <table:table-cell table:formula="of:=&quot;INSERT INTO model_colors (id_color, ref_color, hex_color)VALUES(&quot; &amp; [.A11] &amp; &quot;, '', '&quot; &amp; [.B11] &amp; &quot;');&quot;" office:value-type="string" office:string-value="INSERT INTO model_colors (id_color, ref_color, hex_color)VALUES(10, '', 'CE0018');" calcext:value-type="string">
            <text:p>INSERT INTO model_colors (id_color, ref_color, hex_color)VALUES(10, '', 'CE0018');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940008" calcext:value-type="float">
            <text:p>940008</text:p>
          </table:table-cell>
          <table:table-cell table:formula="of:=&quot;INSERT INTO model_colors (id_color, ref_color, hex_color)VALUES(&quot; &amp; [.A12] &amp; &quot;, '', '&quot; &amp; [.B12] &amp; &quot;');&quot;" office:value-type="string" office:string-value="INSERT INTO model_colors (id_color, ref_color, hex_color)VALUES(11, '', '940008');" calcext:value-type="string">
            <text:p>INSERT INTO model_colors (id_color, ref_color, hex_color)VALUES(11, '', '940008');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990033" calcext:value-type="float">
            <text:p>990033</text:p>
          </table:table-cell>
          <table:table-cell table:formula="of:=&quot;INSERT INTO model_colors (id_color, ref_color, hex_color)VALUES(&quot; &amp; [.A13] &amp; &quot;, '', '&quot; &amp; [.B13] &amp; &quot;');&quot;" office:value-type="string" office:string-value="INSERT INTO model_colors (id_color, ref_color, hex_color)VALUES(12, '', '990033');" calcext:value-type="string">
            <text:p>INSERT INTO model_colors (id_color, ref_color, hex_color)VALUES(12, '', '990033');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EF9CB5</text:p>
          </table:table-cell>
          <table:table-cell table:formula="of:=&quot;INSERT INTO model_colors (id_color, ref_color, hex_color)VALUES(&quot; &amp; [.A14] &amp; &quot;, '', '&quot; &amp; [.B14] &amp; &quot;');&quot;" office:value-type="string" office:string-value="INSERT INTO model_colors (id_color, ref_color, hex_color)VALUES(13, '', 'EF9CB5');" calcext:value-type="string">
            <text:p>INSERT INTO model_colors (id_color, ref_color, hex_color)VALUES(13, '', 'EF9CB5');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9C004A</text:p>
          </table:table-cell>
          <table:table-cell table:formula="of:=&quot;INSERT INTO model_colors (id_color, ref_color, hex_color)VALUES(&quot; &amp; [.A15] &amp; &quot;, '', '&quot; &amp; [.B15] &amp; &quot;');&quot;" office:value-type="string" office:string-value="INSERT INTO model_colors (id_color, ref_color, hex_color)VALUES(14, '', '9C004A');" calcext:value-type="string">
            <text:p>INSERT INTO model_colors (id_color, ref_color, hex_color)VALUES(14, '', '9C004A');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5A005A</text:p>
          </table:table-cell>
          <table:table-cell table:formula="of:=&quot;INSERT INTO model_colors (id_color, ref_color, hex_color)VALUES(&quot; &amp; [.A16] &amp; &quot;, '', '&quot; &amp; [.B16] &amp; &quot;');&quot;" office:value-type="string" office:string-value="INSERT INTO model_colors (id_color, ref_color, hex_color)VALUES(15, '', '5A005A');" calcext:value-type="string">
            <text:p>INSERT INTO model_colors (id_color, ref_color, hex_color)VALUES(15, '', '5A005A');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562F7E</text:p>
          </table:table-cell>
          <table:table-cell table:formula="of:=&quot;INSERT INTO model_colors (id_color, ref_color, hex_color)VALUES(&quot; &amp; [.A17] &amp; &quot;, '', '&quot; &amp; [.B17] &amp; &quot;');&quot;" office:value-type="string" office:string-value="INSERT INTO model_colors (id_color, ref_color, hex_color)VALUES(16, '', '562F7E');" calcext:value-type="string">
            <text:p>INSERT INTO model_colors (id_color, ref_color, hex_color)VALUES(16, '', '562F7E');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412A7A</text:p>
          </table:table-cell>
          <table:table-cell table:formula="of:=&quot;INSERT INTO model_colors (id_color, ref_color, hex_color)VALUES(&quot; &amp; [.A18] &amp; &quot;, '', '&quot; &amp; [.B18] &amp; &quot;');&quot;" office:value-type="string" office:string-value="INSERT INTO model_colors (id_color, ref_color, hex_color)VALUES(17, '', '412A7A');" calcext:value-type="string">
            <text:p>INSERT INTO model_colors (id_color, ref_color, hex_color)VALUES(17, '', '412A7A');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7357E</text:p>
          </table:table-cell>
          <table:table-cell table:formula="of:=&quot;INSERT INTO model_colors (id_color, ref_color, hex_color)VALUES(&quot; &amp; [.A19] &amp; &quot;, '', '&quot; &amp; [.B19] &amp; &quot;');&quot;" office:value-type="string" office:string-value="INSERT INTO model_colors (id_color, ref_color, hex_color)VALUES(18, '', '27357E');" calcext:value-type="string">
            <text:p>INSERT INTO model_colors (id_color, ref_color, hex_color)VALUES(18, '', '27357E');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formula="of:=&quot;INSERT INTO model_colors (id_color, ref_color, hex_color)VALUES(&quot; &amp; [.A20] &amp; &quot;, '', '&quot; &amp; [.B20] &amp; &quot;');&quot;" office:value-type="string" office:string-value="INSERT INTO model_colors (id_color, ref_color, hex_color)VALUES(19, '', '31');" calcext:value-type="string">
            <text:p>INSERT INTO model_colors (id_color, ref_color, hex_color)VALUES(19, '', '31');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8085A</text:p>
          </table:table-cell>
          <table:table-cell table:formula="of:=&quot;INSERT INTO model_colors (id_color, ref_color, hex_color)VALUES(&quot; &amp; [.A21] &amp; &quot;, '', '&quot; &amp; [.B21] &amp; &quot;');&quot;" office:value-type="string" office:string-value="INSERT INTO model_colors (id_color, ref_color, hex_color)VALUES(20, '', '08085A');" calcext:value-type="string">
            <text:p>INSERT INTO model_colors (id_color, ref_color, hex_color)VALUES(20, '', '08085A');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31639C</text:p>
          </table:table-cell>
          <table:table-cell table:formula="of:=&quot;INSERT INTO model_colors (id_color, ref_color, hex_color)VALUES(&quot; &amp; [.A22] &amp; &quot;, '', '&quot; &amp; [.B22] &amp; &quot;');&quot;" office:value-type="string" office:string-value="INSERT INTO model_colors (id_color, ref_color, hex_color)VALUES(21, '', '31639C');" calcext:value-type="string">
            <text:p>INSERT INTO model_colors (id_color, ref_color, hex_color)VALUES(21, '', '31639C');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9397B</text:p>
          </table:table-cell>
          <table:table-cell table:formula="of:=&quot;INSERT INTO model_colors (id_color, ref_color, hex_color)VALUES(&quot; &amp; [.A23] &amp; &quot;, '', '&quot; &amp; [.B23] &amp; &quot;');&quot;" office:value-type="string" office:string-value="INSERT INTO model_colors (id_color, ref_color, hex_color)VALUES(22, '', '29397B');" calcext:value-type="string">
            <text:p>INSERT INTO model_colors (id_color, ref_color, hex_color)VALUES(22, '', '29397B');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8BB9DD</text:p>
          </table:table-cell>
          <table:table-cell table:formula="of:=&quot;INSERT INTO model_colors (id_color, ref_color, hex_color)VALUES(&quot; &amp; [.A24] &amp; &quot;, '', '&quot; &amp; [.B24] &amp; &quot;');&quot;" office:value-type="string" office:string-value="INSERT INTO model_colors (id_color, ref_color, hex_color)VALUES(23, '', '8BB9DD');" calcext:value-type="string">
            <text:p>INSERT INTO model_colors (id_color, ref_color, hex_color)VALUES(23, '', '8BB9DD');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006B5A</text:p>
          </table:table-cell>
          <table:table-cell table:formula="of:=&quot;INSERT INTO model_colors (id_color, ref_color, hex_color)VALUES(&quot; &amp; [.A25] &amp; &quot;, '', '&quot; &amp; [.B25] &amp; &quot;');&quot;" office:value-type="string" office:string-value="INSERT INTO model_colors (id_color, ref_color, hex_color)VALUES(24, '', '006B5A');" calcext:value-type="string">
            <text:p>INSERT INTO model_colors (id_color, ref_color, hex_color)VALUES(24, '', '006B5A');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82C59C</text:p>
          </table:table-cell>
          <table:table-cell table:formula="of:=&quot;INSERT INTO model_colors (id_color, ref_color, hex_color)VALUES(&quot; &amp; [.A26] &amp; &quot;, '', '&quot; &amp; [.B26] &amp; &quot;');&quot;" office:value-type="string" office:string-value="INSERT INTO model_colors (id_color, ref_color, hex_color)VALUES(25, '', '82C59C');" calcext:value-type="string">
            <text:p>INSERT INTO model_colors (id_color, ref_color, hex_color)VALUES(25, '', '82C59C');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069B7D</text:p>
          </table:table-cell>
          <table:table-cell table:formula="of:=&quot;INSERT INTO model_colors (id_color, ref_color, hex_color)VALUES(&quot; &amp; [.A27] &amp; &quot;, '', '&quot; &amp; [.B27] &amp; &quot;');&quot;" office:value-type="string" office:string-value="INSERT INTO model_colors (id_color, ref_color, hex_color)VALUES(26, '', '069B7D');" calcext:value-type="string">
            <text:p>INSERT INTO model_colors (id_color, ref_color, hex_color)VALUES(26, '', '069B7D');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026B67</text:p>
          </table:table-cell>
          <table:table-cell table:formula="of:=&quot;INSERT INTO model_colors (id_color, ref_color, hex_color)VALUES(&quot; &amp; [.A28] &amp; &quot;, '', '&quot; &amp; [.B28] &amp; &quot;');&quot;" office:value-type="string" office:string-value="INSERT INTO model_colors (id_color, ref_color, hex_color)VALUES(27, '', '026B67');" calcext:value-type="string">
            <text:p>INSERT INTO model_colors (id_color, ref_color, hex_color)VALUES(27, '', '026B67');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5221" calcext:value-type="float">
            <text:p>5221</text:p>
          </table:table-cell>
          <table:table-cell table:formula="of:=&quot;INSERT INTO model_colors (id_color, ref_color, hex_color)VALUES(&quot; &amp; [.A29] &amp; &quot;, '', '&quot; &amp; [.B29] &amp; &quot;');&quot;" office:value-type="string" office:string-value="INSERT INTO model_colors (id_color, ref_color, hex_color)VALUES(28, '', '5221');" calcext:value-type="string">
            <text:p>INSERT INTO model_colors (id_color, ref_color, hex_color)VALUES(28, '', '5221');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106B21</text:p>
          </table:table-cell>
          <table:table-cell table:formula="of:=&quot;INSERT INTO model_colors (id_color, ref_color, hex_color)VALUES(&quot; &amp; [.A30] &amp; &quot;, '', '&quot; &amp; [.B30] &amp; &quot;');&quot;" office:value-type="string" office:string-value="INSERT INTO model_colors (id_color, ref_color, hex_color)VALUES(29, '', '106B21');" calcext:value-type="string">
            <text:p>INSERT INTO model_colors (id_color, ref_color, hex_color)VALUES(29, '', '106B21');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63B521</text:p>
          </table:table-cell>
          <table:table-cell table:formula="of:=&quot;INSERT INTO model_colors (id_color, ref_color, hex_color)VALUES(&quot; &amp; [.A31] &amp; &quot;, '', '&quot; &amp; [.B31] &amp; &quot;');&quot;" office:value-type="string" office:string-value="INSERT INTO model_colors (id_color, ref_color, hex_color)VALUES(30, '', '63B521');" calcext:value-type="string">
            <text:p>INSERT INTO model_colors (id_color, ref_color, hex_color)VALUES(30, '', '63B521');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A5A542</text:p>
          </table:table-cell>
          <table:table-cell table:formula="of:=&quot;INSERT INTO model_colors (id_color, ref_color, hex_color)VALUES(&quot; &amp; [.A32] &amp; &quot;, '', '&quot; &amp; [.B32] &amp; &quot;');&quot;" office:value-type="string" office:string-value="INSERT INTO model_colors (id_color, ref_color, hex_color)VALUES(31, '', 'A5A542');" calcext:value-type="string">
            <text:p>INSERT INTO model_colors (id_color, ref_color, hex_color)VALUES(31, '', 'A5A542');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A5D610</text:p>
          </table:table-cell>
          <table:table-cell table:formula="of:=&quot;INSERT INTO model_colors (id_color, ref_color, hex_color)VALUES(&quot; &amp; [.A33] &amp; &quot;, '', '&quot; &amp; [.B33] &amp; &quot;');&quot;" office:value-type="string" office:string-value="INSERT INTO model_colors (id_color, ref_color, hex_color)VALUES(32, '', 'A5D610');" calcext:value-type="string">
            <text:p>INSERT INTO model_colors (id_color, ref_color, hex_color)VALUES(32, '', 'A5D610');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9D171</text:p>
          </table:table-cell>
          <table:table-cell table:formula="of:=&quot;INSERT INTO model_colors (id_color, ref_color, hex_color)VALUES(&quot; &amp; [.A34] &amp; &quot;, '', '&quot; &amp; [.B34] &amp; &quot;');&quot;" office:value-type="string" office:string-value="INSERT INTO model_colors (id_color, ref_color, hex_color)VALUES(33, '', 'A9D171');" calcext:value-type="string">
            <text:p>INSERT INTO model_colors (id_color, ref_color, hex_color)VALUES(33, '', 'A9D171');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EFD9A8</text:p>
          </table:table-cell>
          <table:table-cell table:formula="of:=&quot;INSERT INTO model_colors (id_color, ref_color, hex_color)VALUES(&quot; &amp; [.A35] &amp; &quot;, '', '&quot; &amp; [.B35] &amp; &quot;');&quot;" office:value-type="string" office:string-value="INSERT INTO model_colors (id_color, ref_color, hex_color)VALUES(34, '', 'EFD9A8');" calcext:value-type="string">
            <text:p>INSERT INTO model_colors (id_color, ref_color, hex_color)VALUES(34, '', 'EFD9A8');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E7EFC6</text:p>
          </table:table-cell>
          <table:table-cell table:formula="of:=&quot;INSERT INTO model_colors (id_color, ref_color, hex_color)VALUES(&quot; &amp; [.A36] &amp; &quot;, '', '&quot; &amp; [.B36] &amp; &quot;');&quot;" office:value-type="string" office:string-value="INSERT INTO model_colors (id_color, ref_color, hex_color)VALUES(35, '', 'E7EFC6');" calcext:value-type="string">
            <text:p>INSERT INTO model_colors (id_color, ref_color, hex_color)VALUES(35, '', 'E7EFC6');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F7944A</text:p>
          </table:table-cell>
          <table:table-cell table:formula="of:=&quot;INSERT INTO model_colors (id_color, ref_color, hex_color)VALUES(&quot; &amp; [.A37] &amp; &quot;, '', '&quot; &amp; [.B37] &amp; &quot;');&quot;" office:value-type="string" office:string-value="INSERT INTO model_colors (id_color, ref_color, hex_color)VALUES(36, '', 'F7944A');" calcext:value-type="string">
            <text:p>INSERT INTO model_colors (id_color, ref_color, hex_color)VALUES(36, '', 'F7944A');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DE9408</text:p>
          </table:table-cell>
          <table:table-cell table:formula="of:=&quot;INSERT INTO model_colors (id_color, ref_color, hex_color)VALUES(&quot; &amp; [.A38] &amp; &quot;, '', '&quot; &amp; [.B38] &amp; &quot;');&quot;" office:value-type="string" office:string-value="INSERT INTO model_colors (id_color, ref_color, hex_color)VALUES(37, '', 'DE9408');" calcext:value-type="string">
            <text:p>INSERT INTO model_colors (id_color, ref_color, hex_color)VALUES(37, '', 'DE9408');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D88E2D</text:p>
          </table:table-cell>
          <table:table-cell table:formula="of:=&quot;INSERT INTO model_colors (id_color, ref_color, hex_color)VALUES(&quot; &amp; [.A39] &amp; &quot;, '', '&quot; &amp; [.B39] &amp; &quot;');&quot;" office:value-type="string" office:string-value="INSERT INTO model_colors (id_color, ref_color, hex_color)VALUES(38, '', 'D88E2D');" calcext:value-type="string">
            <text:p>INSERT INTO model_colors (id_color, ref_color, hex_color)VALUES(38, '', 'D88E2D');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C68400</text:p>
          </table:table-cell>
          <table:table-cell table:formula="of:=&quot;INSERT INTO model_colors (id_color, ref_color, hex_color)VALUES(&quot; &amp; [.A40] &amp; &quot;, '', '&quot; &amp; [.B40] &amp; &quot;');&quot;" office:value-type="string" office:string-value="INSERT INTO model_colors (id_color, ref_color, hex_color)VALUES(39, '', 'C68400');" calcext:value-type="string">
            <text:p>INSERT INTO model_colors (id_color, ref_color, hex_color)VALUES(39, '', 'C68400');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9C6B08</text:p>
          </table:table-cell>
          <table:table-cell table:formula="of:=&quot;INSERT INTO model_colors (id_color, ref_color, hex_color)VALUES(&quot; &amp; [.A41] &amp; &quot;, '', '&quot; &amp; [.B41] &amp; &quot;');&quot;" office:value-type="string" office:string-value="INSERT INTO model_colors (id_color, ref_color, hex_color)VALUES(40, '', '9C6B08');" calcext:value-type="string">
            <text:p>INSERT INTO model_colors (id_color, ref_color, hex_color)VALUES(40, '', '9C6B08');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F78C5A</text:p>
          </table:table-cell>
          <table:table-cell table:formula="of:=&quot;INSERT INTO model_colors (id_color, ref_color, hex_color)VALUES(&quot; &amp; [.A42] &amp; &quot;, '', '&quot; &amp; [.B42] &amp; &quot;');&quot;" office:value-type="string" office:string-value="INSERT INTO model_colors (id_color, ref_color, hex_color)VALUES(41, '', 'F78C5A');" calcext:value-type="string">
            <text:p>INSERT INTO model_colors (id_color, ref_color, hex_color)VALUES(41, '', 'F78C5A');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843910" calcext:value-type="float">
            <text:p>843910</text:p>
          </table:table-cell>
          <table:table-cell table:formula="of:=&quot;INSERT INTO model_colors (id_color, ref_color, hex_color)VALUES(&quot; &amp; [.A43] &amp; &quot;, '', '&quot; &amp; [.B43] &amp; &quot;');&quot;" office:value-type="string" office:string-value="INSERT INTO model_colors (id_color, ref_color, hex_color)VALUES(42, '', '843910');" calcext:value-type="string">
            <text:p>INSERT INTO model_colors (id_color, ref_color, hex_color)VALUES(42, '', '843910');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663300" calcext:value-type="float">
            <text:p>663300</text:p>
          </table:table-cell>
          <table:table-cell table:formula="of:=&quot;INSERT INTO model_colors (id_color, ref_color, hex_color)VALUES(&quot; &amp; [.A44] &amp; &quot;, '', '&quot; &amp; [.B44] &amp; &quot;');&quot;" office:value-type="string" office:string-value="INSERT INTO model_colors (id_color, ref_color, hex_color)VALUES(43, '', '663300');" calcext:value-type="string">
            <text:p>INSERT INTO model_colors (id_color, ref_color, hex_color)VALUES(43, '', '663300');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630808" calcext:value-type="float">
            <text:p>630808</text:p>
          </table:table-cell>
          <table:table-cell table:formula="of:=&quot;INSERT INTO model_colors (id_color, ref_color, hex_color)VALUES(&quot; &amp; [.A45] &amp; &quot;, '', '&quot; &amp; [.B45] &amp; &quot;');&quot;" office:value-type="string" office:string-value="INSERT INTO model_colors (id_color, ref_color, hex_color)VALUES(44, '', '630808');" calcext:value-type="string">
            <text:p>INSERT INTO model_colors (id_color, ref_color, hex_color)VALUES(44, '', '630808');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390008" calcext:value-type="float">
            <text:p>390008</text:p>
          </table:table-cell>
          <table:table-cell table:formula="of:=&quot;INSERT INTO model_colors (id_color, ref_color, hex_color)VALUES(&quot; &amp; [.A46] &amp; &quot;, '', '&quot; &amp; [.B46] &amp; &quot;');&quot;" office:value-type="string" office:string-value="INSERT INTO model_colors (id_color, ref_color, hex_color)VALUES(45, '', '390008');" calcext:value-type="string">
            <text:p>INSERT INTO model_colors (id_color, ref_color, hex_color)VALUES(45, '', '390008');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C3C6CD</text:p>
          </table:table-cell>
          <table:table-cell table:formula="of:=&quot;INSERT INTO model_colors (id_color, ref_color, hex_color)VALUES(&quot; &amp; [.A47] &amp; &quot;, '', '&quot; &amp; [.B47] &amp; &quot;');&quot;" office:value-type="string" office:string-value="INSERT INTO model_colors (id_color, ref_color, hex_color)VALUES(46, '', 'C3C6CD');" calcext:value-type="string">
            <text:p>INSERT INTO model_colors (id_color, ref_color, hex_color)VALUES(46, '', 'C3C6CD');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CEDEE7</text:p>
          </table:table-cell>
          <table:table-cell table:formula="of:=&quot;INSERT INTO model_colors (id_color, ref_color, hex_color)VALUES(&quot; &amp; [.A48] &amp; &quot;, '', '&quot; &amp; [.B48] &amp; &quot;');&quot;" office:value-type="string" office:string-value="INSERT INTO model_colors (id_color, ref_color, hex_color)VALUES(47, '', 'CEDEE7');" calcext:value-type="string">
            <text:p>INSERT INTO model_colors (id_color, ref_color, hex_color)VALUES(47, '', 'CEDEE7');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&quot;INSERT INTO model_colors (id_color, ref_color, hex_color)VALUES(&quot; &amp; [.A49] &amp; &quot;, '', '&quot; &amp; [.B49] &amp; &quot;');&quot;" office:value-type="string" office:string-value="INSERT INTO model_colors (id_color, ref_color, hex_color)VALUES(48, '', '');" calcext:value-type="string">
            <text:p>INSERT INTO model_colors (id_color, ref_color, hex_color)VALUES(48, '', '');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B5B5B5</text:p>
          </table:table-cell>
          <table:table-cell table:formula="of:=&quot;INSERT INTO model_colors (id_color, ref_color, hex_color)VALUES(&quot; &amp; [.A50] &amp; &quot;, '', '&quot; &amp; [.B50] &amp; &quot;');&quot;" office:value-type="string" office:string-value="INSERT INTO model_colors (id_color, ref_color, hex_color)VALUES(49, '', 'B5B5B5');" calcext:value-type="string">
            <text:p>INSERT INTO model_colors (id_color, ref_color, hex_color)VALUES(49, '', 'B5B5B5');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999999" calcext:value-type="float">
            <text:p>999999</text:p>
          </table:table-cell>
          <table:table-cell table:formula="of:=&quot;INSERT INTO model_colors (id_color, ref_color, hex_color)VALUES(&quot; &amp; [.A51] &amp; &quot;, '', '&quot; &amp; [.B51] &amp; &quot;');&quot;" office:value-type="string" office:string-value="INSERT INTO model_colors (id_color, ref_color, hex_color)VALUES(50, '', '999999');" calcext:value-type="string">
            <text:p>INSERT INTO model_colors (id_color, ref_color, hex_color)VALUES(50, '', '999999');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formula="of:=&quot;INSERT INTO model_colors (id_color, ref_color, hex_color)VALUES(&quot; &amp; [.A52] &amp; &quot;, '', '&quot; &amp; [.B52] &amp; &quot;');&quot;" office:value-type="string" office:string-value="INSERT INTO model_colors (id_color, ref_color, hex_color)VALUES(51, '', '0');" calcext:value-type="string">
            <text:p>INSERT INTO model_colors (id_color, ref_color, hex_color)VALUES(51, '', '0');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B5B5BD</text:p>
          </table:table-cell>
          <table:table-cell table:formula="of:=&quot;INSERT INTO model_colors (id_color, ref_color, hex_color)VALUES(&quot; &amp; [.A53] &amp; &quot;, '', '&quot; &amp; [.B53] &amp; &quot;');&quot;" office:value-type="string" office:string-value="INSERT INTO model_colors (id_color, ref_color, hex_color)VALUES(52, '', 'B5B5BD');" calcext:value-type="string">
            <text:p>INSERT INTO model_colors (id_color, ref_color, hex_color)VALUES(52, '', 'B5B5BD');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7B737B</text:p>
          </table:table-cell>
          <table:table-cell table:formula="of:=&quot;INSERT INTO model_colors (id_color, ref_color, hex_color)VALUES(&quot; &amp; [.A54] &amp; &quot;, '', '&quot; &amp; [.B54] &amp; &quot;');&quot;" office:value-type="string" office:string-value="INSERT INTO model_colors (id_color, ref_color, hex_color)VALUES(53, '', '7B737B');" calcext:value-type="string">
            <text:p>INSERT INTO model_colors (id_color, ref_color, hex_color)VALUES(53, '', '7B737B');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393939" calcext:value-type="float">
            <text:p>393939</text:p>
          </table:table-cell>
          <table:table-cell table:formula="of:=&quot;INSERT INTO model_colors (id_color, ref_color, hex_color)VALUES(&quot; &amp; [.A55] &amp; &quot;, '', '&quot; &amp; [.B55] &amp; &quot;');&quot;" office:value-type="string" office:string-value="INSERT INTO model_colors (id_color, ref_color, hex_color)VALUES(54, '', '393939');" calcext:value-type="string">
            <text:p>INSERT INTO model_colors (id_color, ref_color, hex_color)VALUES(54, '', '393939');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E7BD42</text:p>
          </table:table-cell>
          <table:table-cell table:formula="of:=&quot;INSERT INTO model_colors (id_color, ref_color, hex_color)VALUES(&quot; &amp; [.A56] &amp; &quot;, '', '&quot; &amp; [.B56] &amp; &quot;');&quot;" office:value-type="string" office:string-value="INSERT INTO model_colors (id_color, ref_color, hex_color)VALUES(55, '', 'E7BD42');" calcext:value-type="string">
            <text:p>INSERT INTO model_colors (id_color, ref_color, hex_color)VALUES(55, '', 'E7BD42');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CCCC33</text:p>
          </table:table-cell>
          <table:table-cell table:formula="of:=&quot;INSERT INTO model_colors (id_color, ref_color, hex_color)VALUES(&quot; &amp; [.A57] &amp; &quot;, '', '&quot; &amp; [.B57] &amp; &quot;');&quot;" office:value-type="string" office:string-value="INSERT INTO model_colors (id_color, ref_color, hex_color)VALUES(56, '', 'CCCC33');" calcext:value-type="string">
            <text:p>INSERT INTO model_colors (id_color, ref_color, hex_color)VALUES(56, '', 'CCCC33');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9C5221</text:p>
          </table:table-cell>
          <table:table-cell table:formula="of:=&quot;INSERT INTO model_colors (id_color, ref_color, hex_color)VALUES(&quot; &amp; [.A58] &amp; &quot;, '', '&quot; &amp; [.B58] &amp; &quot;');&quot;" office:value-type="string" office:string-value="INSERT INTO model_colors (id_color, ref_color, hex_color)VALUES(57, '', '9C5221');" calcext:value-type="string">
            <text:p>INSERT INTO model_colors (id_color, ref_color, hex_color)VALUES(57, '', '9C5221');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735A21</text:p>
          </table:table-cell>
          <table:table-cell table:formula="of:=&quot;INSERT INTO model_colors (id_color, ref_color, hex_color)VALUES(&quot; &amp; [.A59] &amp; &quot;, '', '&quot; &amp; [.B59] &amp; &quot;');&quot;" office:value-type="string" office:string-value="INSERT INTO model_colors (id_color, ref_color, hex_color)VALUES(58, '', '735A21');" calcext:value-type="string">
            <text:p>INSERT INTO model_colors (id_color, ref_color, hex_color)VALUES(58, '', '735A21');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73372D</text:p>
          </table:table-cell>
          <table:table-cell table:formula="of:=&quot;INSERT INTO model_colors (id_color, ref_color, hex_color)VALUES(&quot; &amp; [.A60] &amp; &quot;, '', '&quot; &amp; [.B60] &amp; &quot;');&quot;" office:value-type="string" office:string-value="INSERT INTO model_colors (id_color, ref_color, hex_color)VALUES(59, '', '73372D');" calcext:value-type="string">
            <text:p>INSERT INTO model_colors (id_color, ref_color, hex_color)VALUES(59, '', '73372D');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393121" calcext:value-type="float">
            <text:p>393121</text:p>
          </table:table-cell>
          <table:table-cell table:formula="of:=&quot;INSERT INTO model_colors (id_color, ref_color, hex_color)VALUES(&quot; &amp; [.A61] &amp; &quot;, '', '&quot; &amp; [.B61] &amp; &quot;');&quot;" office:value-type="string" office:string-value="INSERT INTO model_colors (id_color, ref_color, hex_color)VALUES(60, '', '393121');" calcext:value-type="string">
            <text:p>INSERT INTO model_colors (id_color, ref_color, hex_color)VALUES(60, '', '393121');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9B8C7B</text:p>
          </table:table-cell>
          <table:table-cell table:formula="of:=&quot;INSERT INTO model_colors (id_color, ref_color, hex_color)VALUES(&quot; &amp; [.A62] &amp; &quot;, '', '&quot; &amp; [.B62] &amp; &quot;');&quot;" office:value-type="string" office:string-value="INSERT INTO model_colors (id_color, ref_color, hex_color)VALUES(61, '', '9B8C7B');" calcext:value-type="string">
            <text:p>INSERT INTO model_colors (id_color, ref_color, hex_color)VALUES(61, '', '9B8C7B');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655138" calcext:value-type="float">
            <text:p>655138</text:p>
          </table:table-cell>
          <table:table-cell table:formula="of:=&quot;INSERT INTO model_colors (id_color, ref_color, hex_color)VALUES(&quot; &amp; [.A63] &amp; &quot;, '', '&quot; &amp; [.B63] &amp; &quot;');&quot;" office:value-type="string" office:string-value="INSERT INTO model_colors (id_color, ref_color, hex_color)VALUES(62, '', '655138');" calcext:value-type="string">
            <text:p>INSERT INTO model_colors (id_color, ref_color, hex_color)VALUES(62, '', '655138');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9C8855</text:p>
          </table:table-cell>
          <table:table-cell table:formula="of:=&quot;INSERT INTO model_colors (id_color, ref_color, hex_color)VALUES(&quot; &amp; [.A64] &amp; &quot;, '', '&quot; &amp; [.B64] &amp; &quot;');&quot;" office:value-type="string" office:string-value="INSERT INTO model_colors (id_color, ref_color, hex_color)VALUES(63, '', '9C8855');" calcext:value-type="string">
            <text:p>INSERT INTO model_colors (id_color, ref_color, hex_color)VALUES(63, '', '9C8855');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793721" calcext:value-type="float">
            <text:p>793721</text:p>
          </table:table-cell>
          <table:table-cell table:formula="of:=&quot;INSERT INTO model_colors (id_color, ref_color, hex_color)VALUES(&quot; &amp; [.A65] &amp; &quot;, '', '&quot; &amp; [.B65] &amp; &quot;');&quot;" office:value-type="string" office:string-value="INSERT INTO model_colors (id_color, ref_color, hex_color)VALUES(64, '', '793721');" calcext:value-type="string">
            <text:p>INSERT INTO model_colors (id_color, ref_color, hex_color)VALUES(64, '', '793721');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A95C3E</text:p>
          </table:table-cell>
          <table:table-cell table:formula="of:=&quot;INSERT INTO model_colors (id_color, ref_color, hex_color)VALUES(&quot; &amp; [.A66] &amp; &quot;, '', '&quot; &amp; [.B66] &amp; &quot;');&quot;" office:value-type="string" office:string-value="INSERT INTO model_colors (id_color, ref_color, hex_color)VALUES(65, '', 'A95C3E');" calcext:value-type="string">
            <text:p>INSERT INTO model_colors (id_color, ref_color, hex_color)VALUES(65, '', 'A95C3E');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455440" calcext:value-type="float">
            <text:p>455440</text:p>
          </table:table-cell>
          <table:table-cell table:formula="of:=&quot;INSERT INTO model_colors (id_color, ref_color, hex_color)VALUES(&quot; &amp; [.A67] &amp; &quot;, '', '&quot; &amp; [.B67] &amp; &quot;');&quot;" office:value-type="string" office:string-value="INSERT INTO model_colors (id_color, ref_color, hex_color)VALUES(66, '', '455440');" calcext:value-type="string">
            <text:p>INSERT INTO model_colors (id_color, ref_color, hex_color)VALUES(66, '', '455440');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513D3C</text:p>
          </table:table-cell>
          <table:table-cell table:formula="of:=&quot;INSERT INTO model_colors (id_color, ref_color, hex_color)VALUES(&quot; &amp; [.A68] &amp; &quot;, '', '&quot; &amp; [.B68] &amp; &quot;');&quot;" office:value-type="string" office:string-value="INSERT INTO model_colors (id_color, ref_color, hex_color)VALUES(67, '', '513D3C');" calcext:value-type="string">
            <text:p>INSERT INTO model_colors (id_color, ref_color, hex_color)VALUES(67, '', '513D3C');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108473" calcext:value-type="float">
            <text:p>108473</text:p>
          </table:table-cell>
          <table:table-cell table:formula="of:=&quot;INSERT INTO model_colors (id_color, ref_color, hex_color)VALUES(&quot; &amp; [.A69] &amp; &quot;, '', '&quot; &amp; [.B69] &amp; &quot;');&quot;" office:value-type="string" office:string-value="INSERT INTO model_colors (id_color, ref_color, hex_color)VALUES(68, '', '108473');" calcext:value-type="string">
            <text:p>INSERT INTO model_colors (id_color, ref_color, hex_color)VALUES(68, '', '108473');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formula="of:=&quot;INSERT INTO model_colors (id_color, ref_color, hex_color)VALUES(&quot; &amp; [.A70] &amp; &quot;, '', '&quot; &amp; [.B70] &amp; &quot;');&quot;" office:value-type="string" office:string-value="INSERT INTO model_colors (id_color, ref_color, hex_color)VALUES(69, '', '0');" calcext:value-type="string">
            <text:p>INSERT INTO model_colors (id_color, ref_color, hex_color)VALUES(69, '', '0');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6B9CCE</text:p>
          </table:table-cell>
          <table:table-cell table:formula="of:=&quot;INSERT INTO model_colors (id_color, ref_color, hex_color)VALUES(&quot; &amp; [.A71] &amp; &quot;, '', '&quot; &amp; [.B71] &amp; &quot;');&quot;" office:value-type="string" office:string-value="INSERT INTO model_colors (id_color, ref_color, hex_color)VALUES(70, '', '6B9CCE');" calcext:value-type="string">
            <text:p>INSERT INTO model_colors (id_color, ref_color, hex_color)VALUES(70, '', '6B9CCE');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8D736C</text:p>
          </table:table-cell>
          <table:table-cell table:formula="of:=&quot;INSERT INTO model_colors (id_color, ref_color, hex_color)VALUES(&quot; &amp; [.A72] &amp; &quot;, '', '&quot; &amp; [.B72] &amp; &quot;');&quot;" office:value-type="string" office:string-value="INSERT INTO model_colors (id_color, ref_color, hex_color)VALUES(71, '', '8D736C');" calcext:value-type="string">
            <text:p>INSERT INTO model_colors (id_color, ref_color, hex_color)VALUES(71, '', '8D736C');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793638" calcext:value-type="float">
            <text:p>793638</text:p>
          </table:table-cell>
          <table:table-cell table:formula="of:=&quot;INSERT INTO model_colors (id_color, ref_color, hex_color)VALUES(&quot; &amp; [.A73] &amp; &quot;, '', '&quot; &amp; [.B73] &amp; &quot;');&quot;" office:value-type="string" office:string-value="INSERT INTO model_colors (id_color, ref_color, hex_color)VALUES(72, '', '793638');" calcext:value-type="string">
            <text:p>INSERT INTO model_colors (id_color, ref_color, hex_color)VALUES(72, '', '793638');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4F566C</text:p>
          </table:table-cell>
          <table:table-cell table:formula="of:=&quot;INSERT INTO model_colors (id_color, ref_color, hex_color)VALUES(&quot; &amp; [.A74] &amp; &quot;, '', '&quot; &amp; [.B74] &amp; &quot;');&quot;" office:value-type="string" office:string-value="INSERT INTO model_colors (id_color, ref_color, hex_color)VALUES(73, '', '4F566C');" calcext:value-type="string">
            <text:p>INSERT INTO model_colors (id_color, ref_color, hex_color)VALUES(73, '', '4F566C');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D567C</text:p>
          </table:table-cell>
          <table:table-cell table:formula="of:=&quot;INSERT INTO model_colors (id_color, ref_color, hex_color)VALUES(&quot; &amp; [.A75] &amp; &quot;, '', '&quot; &amp; [.B75] &amp; &quot;');&quot;" office:value-type="string" office:string-value="INSERT INTO model_colors (id_color, ref_color, hex_color)VALUES(74, '', '2D567C');" calcext:value-type="string">
            <text:p>INSERT INTO model_colors (id_color, ref_color, hex_color)VALUES(74, '', '2D567C');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96A5A9</text:p>
          </table:table-cell>
          <table:table-cell table:formula="of:=&quot;INSERT INTO model_colors (id_color, ref_color, hex_color)VALUES(&quot; &amp; [.A76] &amp; &quot;, '', '&quot; &amp; [.B76] &amp; &quot;');&quot;" office:value-type="string" office:string-value="INSERT INTO model_colors (id_color, ref_color, hex_color)VALUES(75, '', '96A5A9');" calcext:value-type="string">
            <text:p>INSERT INTO model_colors (id_color, ref_color, hex_color)VALUES(75, '', '96A5A9');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7C8286</text:p>
          </table:table-cell>
          <table:table-cell table:formula="of:=&quot;INSERT INTO model_colors (id_color, ref_color, hex_color)VALUES(&quot; &amp; [.A77] &amp; &quot;, '', '&quot; &amp; [.B77] &amp; &quot;');&quot;" office:value-type="string" office:string-value="INSERT INTO model_colors (id_color, ref_color, hex_color)VALUES(76, '', '7C8286');" calcext:value-type="string">
            <text:p>INSERT INTO model_colors (id_color, ref_color, hex_color)VALUES(76, '', '7C8286');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434F38</text:p>
          </table:table-cell>
          <table:table-cell table:formula="of:=&quot;INSERT INTO model_colors (id_color, ref_color, hex_color)VALUES(&quot; &amp; [.A78] &amp; &quot;, '', '&quot; &amp; [.B78] &amp; &quot;');&quot;" office:value-type="string" office:string-value="INSERT INTO model_colors (id_color, ref_color, hex_color)VALUES(77, '', '434F38');" calcext:value-type="string">
            <text:p>INSERT INTO model_colors (id_color, ref_color, hex_color)VALUES(77, '', '434F38');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3.84E+51</text:p>
          </table:table-cell>
          <table:table-cell table:formula="of:=&quot;INSERT INTO model_colors (id_color, ref_color, hex_color)VALUES(&quot; &amp; [.A79] &amp; &quot;, '', '&quot; &amp; [.B79] &amp; &quot;');&quot;" office:value-type="string" office:string-value="INSERT INTO model_colors (id_color, ref_color, hex_color)VALUES(78, '', '3.84E+51');" calcext:value-type="string">
            <text:p>INSERT INTO model_colors (id_color, ref_color, hex_color)VALUES(78, '', '3.84E+51');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B9ADA1</text:p>
          </table:table-cell>
          <table:table-cell table:formula="of:=&quot;INSERT INTO model_colors (id_color, ref_color, hex_color)VALUES(&quot; &amp; [.A80] &amp; &quot;, '', '&quot; &amp; [.B80] &amp; &quot;');&quot;" office:value-type="string" office:string-value="INSERT INTO model_colors (id_color, ref_color, hex_color)VALUES(79, '', 'B9ADA1');" calcext:value-type="string">
            <text:p>INSERT INTO model_colors (id_color, ref_color, hex_color)VALUES(79, '', 'B9ADA1');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6A6445</text:p>
          </table:table-cell>
          <table:table-cell table:formula="of:=&quot;INSERT INTO model_colors (id_color, ref_color, hex_color)VALUES(&quot; &amp; [.A81] &amp; &quot;, '', '&quot; &amp; [.B81] &amp; &quot;');&quot;" office:value-type="string" office:string-value="INSERT INTO model_colors (id_color, ref_color, hex_color)VALUES(80, '', '6A6445');" calcext:value-type="string">
            <text:p>INSERT INTO model_colors (id_color, ref_color, hex_color)VALUES(80, '', '6A6445');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976F3C</text:p>
          </table:table-cell>
          <table:table-cell table:formula="of:=&quot;INSERT INTO model_colors (id_color, ref_color, hex_color)VALUES(&quot; &amp; [.A82] &amp; &quot;, '', '&quot; &amp; [.B82] &amp; &quot;');&quot;" office:value-type="string" office:string-value="INSERT INTO model_colors (id_color, ref_color, hex_color)VALUES(81, '', '976F3C');" calcext:value-type="string">
            <text:p>INSERT INTO model_colors (id_color, ref_color, hex_color)VALUES(81, '', '976F3C');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9C8A53</text:p>
          </table:table-cell>
          <table:table-cell table:formula="of:=&quot;INSERT INTO model_colors (id_color, ref_color, hex_color)VALUES(&quot; &amp; [.A83] &amp; &quot;, '', '&quot; &amp; [.B83] &amp; &quot;');&quot;" office:value-type="string" office:string-value="INSERT INTO model_colors (id_color, ref_color, hex_color)VALUES(82, '', '9C8A53');" calcext:value-type="string">
            <text:p>INSERT INTO model_colors (id_color, ref_color, hex_color)VALUES(82, '', '9C8A53');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A4593D</text:p>
          </table:table-cell>
          <table:table-cell table:formula="of:=&quot;INSERT INTO model_colors (id_color, ref_color, hex_color)VALUES(&quot; &amp; [.A84] &amp; &quot;, '', '&quot; &amp; [.B84] &amp; &quot;');&quot;" office:value-type="string" office:string-value="INSERT INTO model_colors (id_color, ref_color, hex_color)VALUES(83, '', 'A4593D');" calcext:value-type="string">
            <text:p>INSERT INTO model_colors (id_color, ref_color, hex_color)VALUES(83, '', 'A4593D');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7.05E+052" calcext:value-type="float">
            <text:p>70500000000000000000000000000000000000000000000000000</text:p>
          </table:table-cell>
          <table:table-cell table:formula="of:=&quot;INSERT INTO model_colors (id_color, ref_color, hex_color)VALUES(&quot; &amp; [.A85] &amp; &quot;, '', '&quot; &amp; [.B85] &amp; &quot;');&quot;" office:value-type="string" office:string-value="INSERT INTO model_colors (id_color, ref_color, hex_color)VALUES(84, '', '7,05E+052');" calcext:value-type="string">
            <text:p>INSERT INTO model_colors (id_color, ref_color, hex_color)VALUES(84, '', '7,05E+052');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6D5044</text:p>
          </table:table-cell>
          <table:table-cell table:formula="of:=&quot;INSERT INTO model_colors (id_color, ref_color, hex_color)VALUES(&quot; &amp; [.A86] &amp; &quot;, '', '&quot; &amp; [.B86] &amp; &quot;');&quot;" office:value-type="string" office:string-value="INSERT INTO model_colors (id_color, ref_color, hex_color)VALUES(85, '', '6D5044');" calcext:value-type="string">
            <text:p>INSERT INTO model_colors (id_color, ref_color, hex_color)VALUES(85, '', '6D5044');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4D4A4A</text:p>
          </table:table-cell>
          <table:table-cell table:formula="of:=&quot;INSERT INTO model_colors (id_color, ref_color, hex_color)VALUES(&quot; &amp; [.A87] &amp; &quot;, '', '&quot; &amp; [.B87] &amp; &quot;');&quot;" office:value-type="string" office:string-value="INSERT INTO model_colors (id_color, ref_color, hex_color)VALUES(86, '', '4D4A4A');" calcext:value-type="string">
            <text:p>INSERT INTO model_colors (id_color, ref_color, hex_color)VALUES(86, '', '4D4A4A');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843910" calcext:value-type="float">
            <text:p>843910</text:p>
          </table:table-cell>
          <table:table-cell table:formula="of:=&quot;INSERT INTO model_colors (id_color, ref_color, hex_color)VALUES(&quot; &amp; [.A88] &amp; &quot;, '', '&quot; &amp; [.B88] &amp; &quot;');&quot;" office:value-type="string" office:string-value="INSERT INTO model_colors (id_color, ref_color, hex_color)VALUES(87, '', '843910');" calcext:value-type="string">
            <text:p>INSERT INTO model_colors (id_color, ref_color, hex_color)VALUES(87, '', '843910');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formula="of:=&quot;INSERT INTO model_colors (id_color, ref_color, hex_color)VALUES(&quot; &amp; [.A89] &amp; &quot;, '', '&quot; &amp; [.B89] &amp; &quot;');&quot;" office:value-type="string" office:string-value="INSERT INTO model_colors (id_color, ref_color, hex_color)VALUES(88, '', '0');" calcext:value-type="string">
            <text:p>INSERT INTO model_colors (id_color, ref_color, hex_color)VALUES(88, '', '0');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842994" calcext:value-type="float">
            <text:p>842994</text:p>
          </table:table-cell>
          <table:table-cell table:formula="of:=&quot;INSERT INTO model_colors (id_color, ref_color, hex_color)VALUES(&quot; &amp; [.A90] &amp; &quot;, '', '&quot; &amp; [.B90] &amp; &quot;');&quot;" office:value-type="string" office:string-value="INSERT INTO model_colors (id_color, ref_color, hex_color)VALUES(89, '', '842994');" calcext:value-type="string">
            <text:p>INSERT INTO model_colors (id_color, ref_color, hex_color)VALUES(89, '', '842994');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393121" calcext:value-type="float">
            <text:p>393121</text:p>
          </table:table-cell>
          <table:table-cell table:formula="of:=&quot;INSERT INTO model_colors (id_color, ref_color, hex_color)VALUES(&quot; &amp; [.A91] &amp; &quot;, '', '&quot; &amp; [.B91] &amp; &quot;');&quot;" office:value-type="string" office:string-value="INSERT INTO model_colors (id_color, ref_color, hex_color)VALUES(90, '', '393121');" calcext:value-type="string">
            <text:p>INSERT INTO model_colors (id_color, ref_color, hex_color)VALUES(90, '', '393121');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CE8C42</text:p>
          </table:table-cell>
          <table:table-cell table:formula="of:=&quot;INSERT INTO model_colors (id_color, ref_color, hex_color)VALUES(&quot; &amp; [.A92] &amp; &quot;, '', '&quot; &amp; [.B92] &amp; &quot;');&quot;" office:value-type="string" office:string-value="INSERT INTO model_colors (id_color, ref_color, hex_color)VALUES(91, '', 'CE8C42');" calcext:value-type="string">
            <text:p>INSERT INTO model_colors (id_color, ref_color, hex_color)VALUES(91, '', 'CE8C42');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434F38</text:p>
          </table:table-cell>
          <table:table-cell table:formula="of:=&quot;INSERT INTO model_colors (id_color, ref_color, hex_color)VALUES(&quot; &amp; [.A93] &amp; &quot;, '', '&quot; &amp; [.B93] &amp; &quot;');&quot;" office:value-type="string" office:string-value="INSERT INTO model_colors (id_color, ref_color, hex_color)VALUES(92, '', '434F38');" calcext:value-type="string">
            <text:p>INSERT INTO model_colors (id_color, ref_color, hex_color)VALUES(92, '', '434F38');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630808" calcext:value-type="float">
            <text:p>630808</text:p>
          </table:table-cell>
          <table:table-cell table:formula="of:=&quot;INSERT INTO model_colors (id_color, ref_color, hex_color)VALUES(&quot; &amp; [.A94] &amp; &quot;, '', '&quot; &amp; [.B94] &amp; &quot;');&quot;" office:value-type="string" office:string-value="INSERT INTO model_colors (id_color, ref_color, hex_color)VALUES(93, '', '630808');" calcext:value-type="string">
            <text:p>INSERT INTO model_colors (id_color, ref_color, hex_color)VALUES(93, '', '630808');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2.73E+055" calcext:value-type="float">
            <text:p>27300000000000000000000000000000000000000000000000000000</text:p>
          </table:table-cell>
          <table:table-cell table:formula="of:=&quot;INSERT INTO model_colors (id_color, ref_color, hex_color)VALUES(&quot; &amp; [.A95] &amp; &quot;, '', '&quot; &amp; [.B95] &amp; &quot;');&quot;" office:value-type="string" office:string-value="INSERT INTO model_colors (id_color, ref_color, hex_color)VALUES(94, '', '2,73E+055');" calcext:value-type="string">
            <text:p>INSERT INTO model_colors (id_color, ref_color, hex_color)VALUES(94, '', '2,73E+055');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&quot;INSERT INTO model_colors (id_color, ref_color, hex_color)VALUES(&quot; &amp; [.A96] &amp; &quot;, '', '&quot; &amp; [.B96] &amp; &quot;');&quot;" office:value-type="string" office:string-value="INSERT INTO model_colors (id_color, ref_color, hex_color)VALUES(95, '', '');" calcext:value-type="string">
            <text:p>INSERT INTO model_colors (id_color, ref_color, hex_color)VALUES(95, '', '');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&quot;INSERT INTO model_colors (id_color, ref_color, hex_color)VALUES(&quot; &amp; [.A97] &amp; &quot;, '', '&quot; &amp; [.B97] &amp; &quot;');&quot;" office:value-type="string" office:string-value="INSERT INTO model_colors (id_color, ref_color, hex_color)VALUES(96, '', '');" calcext:value-type="string">
            <text:p>INSERT INTO model_colors (id_color, ref_color, hex_color)VALUES(96, '', '');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&quot;INSERT INTO model_colors (id_color, ref_color, hex_color)VALUES(&quot; &amp; [.A98] &amp; &quot;, '', '&quot; &amp; [.B98] &amp; &quot;');&quot;" office:value-type="string" office:string-value="INSERT INTO model_colors (id_color, ref_color, hex_color)VALUES(97, '', '');" calcext:value-type="string">
            <text:p>INSERT INTO model_colors (id_color, ref_color, hex_color)VALUES(97, '', '');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&quot;INSERT INTO model_colors (id_color, ref_color, hex_color)VALUES(&quot; &amp; [.A99] &amp; &quot;, '', '&quot; &amp; [.B99] &amp; &quot;');&quot;" office:value-type="string" office:string-value="INSERT INTO model_colors (id_color, ref_color, hex_color)VALUES(98, '', '');" calcext:value-type="string">
            <text:p>INSERT INTO model_colors (id_color, ref_color, hex_color)VALUES(98, '', '');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&quot;INSERT INTO model_colors (id_color, ref_color, hex_color)VALUES(&quot; &amp; [.A100] &amp; &quot;, '', '&quot; &amp; [.B100] &amp; &quot;');&quot;" office:value-type="string" office:string-value="INSERT INTO model_colors (id_color, ref_color, hex_color)VALUES(99, '', '');" calcext:value-type="string">
            <text:p>INSERT INTO model_colors (id_color, ref_color, hex_color)VALUES(99, '', '');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&quot;INSERT INTO model_colors (id_color, ref_color, hex_color)VALUES(&quot; &amp; [.A101] &amp; &quot;, '', '&quot; &amp; [.B101] &amp; &quot;');&quot;" office:value-type="string" office:string-value="INSERT INTO model_colors (id_color, ref_color, hex_color)VALUES(100, '', '');" calcext:value-type="string">
            <text:p>INSERT INTO model_colors (id_color, ref_color, hex_color)VALUES(100, '', '');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&quot;INSERT INTO model_colors (id_color, ref_color, hex_color)VALUES(&quot; &amp; [.A102] &amp; &quot;, '', '&quot; &amp; [.B102] &amp; &quot;');&quot;" office:value-type="string" office:string-value="INSERT INTO model_colors (id_color, ref_color, hex_color)VALUES(101, '', '');" calcext:value-type="string">
            <text:p>INSERT INTO model_colors (id_color, ref_color, hex_color)VALUES(101, '', '');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&quot;INSERT INTO model_colors (id_color, ref_color, hex_color)VALUES(&quot; &amp; [.A103] &amp; &quot;, '', '&quot; &amp; [.B103] &amp; &quot;');&quot;" office:value-type="string" office:string-value="INSERT INTO model_colors (id_color, ref_color, hex_color)VALUES(102, '', '');" calcext:value-type="string">
            <text:p>INSERT INTO model_colors (id_color, ref_color, hex_color)VALUES(102, '', '');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&quot;INSERT INTO model_colors (id_color, ref_color, hex_color)VALUES(&quot; &amp; [.A104] &amp; &quot;, '', '&quot; &amp; [.B104] &amp; &quot;');&quot;" office:value-type="string" office:string-value="INSERT INTO model_colors (id_color, ref_color, hex_color)VALUES(103, '', '');" calcext:value-type="string">
            <text:p>INSERT INTO model_colors (id_color, ref_color, hex_color)VALUES(103, '', '');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&quot;INSERT INTO model_colors (id_color, ref_color, hex_color)VALUES(&quot; &amp; [.A105] &amp; &quot;, '', '&quot; &amp; [.B105] &amp; &quot;');&quot;" office:value-type="string" office:string-value="INSERT INTO model_colors (id_color, ref_color, hex_color)VALUES(104, '', '');" calcext:value-type="string">
            <text:p>INSERT INTO model_colors (id_color, ref_color, hex_color)VALUES(104, '', '');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&quot;INSERT INTO model_colors (id_color, ref_color, hex_color)VALUES(&quot; &amp; [.A106] &amp; &quot;, '', '&quot; &amp; [.B106] &amp; &quot;');&quot;" office:value-type="string" office:string-value="INSERT INTO model_colors (id_color, ref_color, hex_color)VALUES(105, '', '');" calcext:value-type="string">
            <text:p>INSERT INTO model_colors (id_color, ref_color, hex_color)VALUES(105, '', '');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&quot;INSERT INTO model_colors (id_color, ref_color, hex_color)VALUES(&quot; &amp; [.A107] &amp; &quot;, '', '&quot; &amp; [.B107] &amp; &quot;');&quot;" office:value-type="string" office:string-value="INSERT INTO model_colors (id_color, ref_color, hex_color)VALUES(106, '', '');" calcext:value-type="string">
            <text:p>INSERT INTO model_colors (id_color, ref_color, hex_color)VALUES(106, '', '');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&quot;INSERT INTO model_colors (id_color, ref_color, hex_color)VALUES(&quot; &amp; [.A108] &amp; &quot;, '', '&quot; &amp; [.B108] &amp; &quot;');&quot;" office:value-type="string" office:string-value="INSERT INTO model_colors (id_color, ref_color, hex_color)VALUES(107, '', '');" calcext:value-type="string">
            <text:p>INSERT INTO model_colors (id_color, ref_color, hex_color)VALUES(107, '', '');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&quot;INSERT INTO model_colors (id_color, ref_color, hex_color)VALUES(&quot; &amp; [.A109] &amp; &quot;, '', '&quot; &amp; [.B109] &amp; &quot;');&quot;" office:value-type="string" office:string-value="INSERT INTO model_colors (id_color, ref_color, hex_color)VALUES(108, '', '');" calcext:value-type="string">
            <text:p>INSERT INTO model_colors (id_color, ref_color, hex_color)VALUES(108, '', '');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&quot;INSERT INTO model_colors (id_color, ref_color, hex_color)VALUES(&quot; &amp; [.A110] &amp; &quot;, '', '&quot; &amp; [.B110] &amp; &quot;');&quot;" office:value-type="string" office:string-value="INSERT INTO model_colors (id_color, ref_color, hex_color)VALUES(109, '', '');" calcext:value-type="string">
            <text:p>INSERT INTO model_colors (id_color, ref_color, hex_color)VALUES(109, '', '');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&quot;INSERT INTO model_colors (id_color, ref_color, hex_color)VALUES(&quot; &amp; [.A111] &amp; &quot;, '', '&quot; &amp; [.B111] &amp; &quot;');&quot;" office:value-type="string" office:string-value="INSERT INTO model_colors (id_color, ref_color, hex_color)VALUES(110, '', '');" calcext:value-type="string">
            <text:p>INSERT INTO model_colors (id_color, ref_color, hex_color)VALUES(110, '', '');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&quot;INSERT INTO model_colors (id_color, ref_color, hex_color)VALUES(&quot; &amp; [.A112] &amp; &quot;, '', '&quot; &amp; [.B112] &amp; &quot;');&quot;" office:value-type="string" office:string-value="INSERT INTO model_colors (id_color, ref_color, hex_color)VALUES(111, '', '');" calcext:value-type="string">
            <text:p>INSERT INTO model_colors (id_color, ref_color, hex_color)VALUES(111, '', '');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&quot;INSERT INTO model_colors (id_color, ref_color, hex_color)VALUES(&quot; &amp; [.A113] &amp; &quot;, '', '&quot; &amp; [.B113] &amp; &quot;');&quot;" office:value-type="string" office:string-value="INSERT INTO model_colors (id_color, ref_color, hex_color)VALUES(112, '', '');" calcext:value-type="string">
            <text:p>INSERT INTO model_colors (id_color, ref_color, hex_color)VALUES(112, '', '');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&quot;INSERT INTO model_colors (id_color, ref_color, hex_color)VALUES(&quot; &amp; [.A114] &amp; &quot;, '', '&quot; &amp; [.B114] &amp; &quot;');&quot;" office:value-type="string" office:string-value="INSERT INTO model_colors (id_color, ref_color, hex_color)VALUES(113, '', '');" calcext:value-type="string">
            <text:p>INSERT INTO model_colors (id_color, ref_color, hex_color)VALUES(113, '', '');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&quot;INSERT INTO model_colors (id_color, ref_color, hex_color)VALUES(&quot; &amp; [.A115] &amp; &quot;, '', '&quot; &amp; [.B115] &amp; &quot;');&quot;" office:value-type="string" office:string-value="INSERT INTO model_colors (id_color, ref_color, hex_color)VALUES(114, '', '');" calcext:value-type="string">
            <text:p>INSERT INTO model_colors (id_color, ref_color, hex_color)VALUES(114, '', '');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&quot;INSERT INTO model_colors (id_color, ref_color, hex_color)VALUES(&quot; &amp; [.A116] &amp; &quot;, '', '&quot; &amp; [.B116] &amp; &quot;');&quot;" office:value-type="string" office:string-value="INSERT INTO model_colors (id_color, ref_color, hex_color)VALUES(115, '', '');" calcext:value-type="string">
            <text:p>INSERT INTO model_colors (id_color, ref_color, hex_color)VALUES(115, '', '');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&quot;INSERT INTO model_colors (id_color, ref_color, hex_color)VALUES(&quot; &amp; [.A117] &amp; &quot;, '', '&quot; &amp; [.B117] &amp; &quot;');&quot;" office:value-type="string" office:string-value="INSERT INTO model_colors (id_color, ref_color, hex_color)VALUES(116, '', '');" calcext:value-type="string">
            <text:p>INSERT INTO model_colors (id_color, ref_color, hex_color)VALUES(116, '', '');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&quot;INSERT INTO model_colors (id_color, ref_color, hex_color)VALUES(&quot; &amp; [.A118] &amp; &quot;, '', '&quot; &amp; [.B118] &amp; &quot;');&quot;" office:value-type="string" office:string-value="INSERT INTO model_colors (id_color, ref_color, hex_color)VALUES(117, '', '');" calcext:value-type="string">
            <text:p>INSERT INTO model_colors (id_color, ref_color, hex_color)VALUES(117, '', '');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&quot;INSERT INTO model_colors (id_color, ref_color, hex_color)VALUES(&quot; &amp; [.A119] &amp; &quot;, '', '&quot; &amp; [.B119] &amp; &quot;');&quot;" office:value-type="string" office:string-value="INSERT INTO model_colors (id_color, ref_color, hex_color)VALUES(118, '', '');" calcext:value-type="string">
            <text:p>INSERT INTO model_colors (id_color, ref_color, hex_color)VALUES(118, '', '');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&quot;INSERT INTO model_colors (id_color, ref_color, hex_color)VALUES(&quot; &amp; [.A120] &amp; &quot;, '', '&quot; &amp; [.B120] &amp; &quot;');&quot;" office:value-type="string" office:string-value="INSERT INTO model_colors (id_color, ref_color, hex_color)VALUES(119, '', '');" calcext:value-type="string">
            <text:p>INSERT INTO model_colors (id_color, ref_color, hex_color)VALUES(119, '', '');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&quot;INSERT INTO model_colors (id_color, ref_color, hex_color)VALUES(&quot; &amp; [.A121] &amp; &quot;, '', '&quot; &amp; [.B121] &amp; &quot;');&quot;" office:value-type="string" office:string-value="INSERT INTO model_colors (id_color, ref_color, hex_color)VALUES(120, '', '');" calcext:value-type="string">
            <text:p>INSERT INTO model_colors (id_color, ref_color, hex_color)VALUES(120, '', '');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&quot;INSERT INTO model_colors (id_color, ref_color, hex_color)VALUES(&quot; &amp; [.A122] &amp; &quot;, '', '&quot; &amp; [.B122] &amp; &quot;');&quot;" office:value-type="string" office:string-value="INSERT INTO model_colors (id_color, ref_color, hex_color)VALUES(121, '', '');" calcext:value-type="string">
            <text:p>INSERT INTO model_colors (id_color, ref_color, hex_color)VALUES(121, '', '');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&quot;INSERT INTO model_colors (id_color, ref_color, hex_color)VALUES(&quot; &amp; [.A123] &amp; &quot;, '', '&quot; &amp; [.B123] &amp; &quot;');&quot;" office:value-type="string" office:string-value="INSERT INTO model_colors (id_color, ref_color, hex_color)VALUES(122, '', '');" calcext:value-type="string">
            <text:p>INSERT INTO model_colors (id_color, ref_color, hex_color)VALUES(122, '', '');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&quot;INSERT INTO model_colors (id_color, ref_color, hex_color)VALUES(&quot; &amp; [.A124] &amp; &quot;, '', '&quot; &amp; [.B124] &amp; &quot;');&quot;" office:value-type="string" office:string-value="INSERT INTO model_colors (id_color, ref_color, hex_color)VALUES(123, '', '');" calcext:value-type="string">
            <text:p>INSERT INTO model_colors (id_color, ref_color, hex_color)VALUES(123, '', '');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&quot;INSERT INTO model_colors (id_color, ref_color, hex_color)VALUES(&quot; &amp; [.A125] &amp; &quot;, '', '&quot; &amp; [.B125] &amp; &quot;');&quot;" office:value-type="string" office:string-value="INSERT INTO model_colors (id_color, ref_color, hex_color)VALUES(124, '', '');" calcext:value-type="string">
            <text:p>INSERT INTO model_colors (id_color, ref_color, hex_color)VALUES(124, '', '');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&quot;INSERT INTO model_colors (id_color, ref_color, hex_color)VALUES(&quot; &amp; [.A126] &amp; &quot;, '', '&quot; &amp; [.B126] &amp; &quot;');&quot;" office:value-type="string" office:string-value="INSERT INTO model_colors (id_color, ref_color, hex_color)VALUES(125, '', '');" calcext:value-type="string">
            <text:p>INSERT INTO model_colors (id_color, ref_color, hex_color)VALUES(125, '', '');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&quot;INSERT INTO model_colors (id_color, ref_color, hex_color)VALUES(&quot; &amp; [.A127] &amp; &quot;, '', '&quot; &amp; [.B127] &amp; &quot;');&quot;" office:value-type="string" office:string-value="INSERT INTO model_colors (id_color, ref_color, hex_color)VALUES(126, '', '');" calcext:value-type="string">
            <text:p>INSERT INTO model_colors (id_color, ref_color, hex_color)VALUES(126, '', '');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&quot;INSERT INTO model_colors (id_color, ref_color, hex_color)VALUES(&quot; &amp; [.A128] &amp; &quot;, '', '&quot; &amp; [.B128] &amp; &quot;');&quot;" office:value-type="string" office:string-value="INSERT INTO model_colors (id_color, ref_color, hex_color)VALUES(127, '', '');" calcext:value-type="string">
            <text:p>INSERT INTO model_colors (id_color, ref_color, hex_color)VALUES(127, '', '');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&quot;INSERT INTO model_colors (id_color, ref_color, hex_color)VALUES(&quot; &amp; [.A129] &amp; &quot;, '', '&quot; &amp; [.B129] &amp; &quot;');&quot;" office:value-type="string" office:string-value="INSERT INTO model_colors (id_color, ref_color, hex_color)VALUES(128, '', '');" calcext:value-type="string">
            <text:p>INSERT INTO model_colors (id_color, ref_color, hex_color)VALUES(128, '', '');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&quot;INSERT INTO model_colors (id_color, ref_color, hex_color)VALUES(&quot; &amp; [.A130] &amp; &quot;, '', '&quot; &amp; [.B130] &amp; &quot;');&quot;" office:value-type="string" office:string-value="INSERT INTO model_colors (id_color, ref_color, hex_color)VALUES(129, '', '');" calcext:value-type="string">
            <text:p>INSERT INTO model_colors (id_color, ref_color, hex_color)VALUES(129, '', '');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&quot;INSERT INTO model_colors (id_color, ref_color, hex_color)VALUES(&quot; &amp; [.A131] &amp; &quot;, '', '&quot; &amp; [.B131] &amp; &quot;');&quot;" office:value-type="string" office:string-value="INSERT INTO model_colors (id_color, ref_color, hex_color)VALUES(130, '', '');" calcext:value-type="string">
            <text:p>INSERT INTO model_colors (id_color, ref_color, hex_color)VALUES(130, '', '');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&quot;INSERT INTO model_colors (id_color, ref_color, hex_color)VALUES(&quot; &amp; [.A132] &amp; &quot;, '', '&quot; &amp; [.B132] &amp; &quot;');&quot;" office:value-type="string" office:string-value="INSERT INTO model_colors (id_color, ref_color, hex_color)VALUES(131, '', '');" calcext:value-type="string">
            <text:p>INSERT INTO model_colors (id_color, ref_color, hex_color)VALUES(131, '', '');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&quot;INSERT INTO model_colors (id_color, ref_color, hex_color)VALUES(&quot; &amp; [.A133] &amp; &quot;, '', '&quot; &amp; [.B133] &amp; &quot;');&quot;" office:value-type="string" office:string-value="INSERT INTO model_colors (id_color, ref_color, hex_color)VALUES(132, '', '');" calcext:value-type="string">
            <text:p>INSERT INTO model_colors (id_color, ref_color, hex_color)VALUES(132, '', '');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&quot;INSERT INTO model_colors (id_color, ref_color, hex_color)VALUES(&quot; &amp; [.A134] &amp; &quot;, '', '&quot; &amp; [.B134] &amp; &quot;');&quot;" office:value-type="string" office:string-value="INSERT INTO model_colors (id_color, ref_color, hex_color)VALUES(133, '', '');" calcext:value-type="string">
            <text:p>INSERT INTO model_colors (id_color, ref_color, hex_color)VALUES(133, '', '');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&quot;INSERT INTO model_colors (id_color, ref_color, hex_color)VALUES(&quot; &amp; [.A135] &amp; &quot;, '', '&quot; &amp; [.B135] &amp; &quot;');&quot;" office:value-type="string" office:string-value="INSERT INTO model_colors (id_color, ref_color, hex_color)VALUES(134, '', '');" calcext:value-type="string">
            <text:p>INSERT INTO model_colors (id_color, ref_color, hex_color)VALUES(134, '', '');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&quot;INSERT INTO model_colors (id_color, ref_color, hex_color)VALUES(&quot; &amp; [.A136] &amp; &quot;, '', '&quot; &amp; [.B136] &amp; &quot;');&quot;" office:value-type="string" office:string-value="INSERT INTO model_colors (id_color, ref_color, hex_color)VALUES(135, '', '');" calcext:value-type="string">
            <text:p>INSERT INTO model_colors (id_color, ref_color, hex_color)VALUES(135, '', '');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&quot;INSERT INTO model_colors (id_color, ref_color, hex_color)VALUES(&quot; &amp; [.A137] &amp; &quot;, '', '&quot; &amp; [.B137] &amp; &quot;');&quot;" office:value-type="string" office:string-value="INSERT INTO model_colors (id_color, ref_color, hex_color)VALUES(136, '', '');" calcext:value-type="string">
            <text:p>INSERT INTO model_colors (id_color, ref_color, hex_color)VALUES(136, '', '');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&quot;INSERT INTO model_colors (id_color, ref_color, hex_color)VALUES(&quot; &amp; [.A138] &amp; &quot;, '', '&quot; &amp; [.B138] &amp; &quot;');&quot;" office:value-type="string" office:string-value="INSERT INTO model_colors (id_color, ref_color, hex_color)VALUES(137, '', '');" calcext:value-type="string">
            <text:p>INSERT INTO model_colors (id_color, ref_color, hex_color)VALUES(137, '', '');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&quot;INSERT INTO model_colors (id_color, ref_color, hex_color)VALUES(&quot; &amp; [.A139] &amp; &quot;, '', '&quot; &amp; [.B139] &amp; &quot;');&quot;" office:value-type="string" office:string-value="INSERT INTO model_colors (id_color, ref_color, hex_color)VALUES(138, '', '');" calcext:value-type="string">
            <text:p>INSERT INTO model_colors (id_color, ref_color, hex_color)VALUES(138, '', '');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&quot;INSERT INTO model_colors (id_color, ref_color, hex_color)VALUES(&quot; &amp; [.A140] &amp; &quot;, '', '&quot; &amp; [.B140] &amp; &quot;');&quot;" office:value-type="string" office:string-value="INSERT INTO model_colors (id_color, ref_color, hex_color)VALUES(139, '', '');" calcext:value-type="string">
            <text:p>INSERT INTO model_colors (id_color, ref_color, hex_color)VALUES(139, '', '');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&quot;INSERT INTO model_colors (id_color, ref_color, hex_color)VALUES(&quot; &amp; [.A141] &amp; &quot;, '', '&quot; &amp; [.B141] &amp; &quot;');&quot;" office:value-type="string" office:string-value="INSERT INTO model_colors (id_color, ref_color, hex_color)VALUES(140, '', '');" calcext:value-type="string">
            <text:p>INSERT INTO model_colors (id_color, ref_color, hex_color)VALUES(140, '', '');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&quot;INSERT INTO model_colors (id_color, ref_color, hex_color)VALUES(&quot; &amp; [.A142] &amp; &quot;, '', '&quot; &amp; [.B142] &amp; &quot;');&quot;" office:value-type="string" office:string-value="INSERT INTO model_colors (id_color, ref_color, hex_color)VALUES(141, '', '');" calcext:value-type="string">
            <text:p>INSERT INTO model_colors (id_color, ref_color, hex_color)VALUES(141, '', '');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&quot;INSERT INTO model_colors (id_color, ref_color, hex_color)VALUES(&quot; &amp; [.A143] &amp; &quot;, '', '&quot; &amp; [.B143] &amp; &quot;');&quot;" office:value-type="string" office:string-value="INSERT INTO model_colors (id_color, ref_color, hex_color)VALUES(142, '', '');" calcext:value-type="string">
            <text:p>INSERT INTO model_colors (id_color, ref_color, hex_color)VALUES(142, '', '');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&quot;INSERT INTO model_colors (id_color, ref_color, hex_color)VALUES(&quot; &amp; [.A144] &amp; &quot;, '', '&quot; &amp; [.B144] &amp; &quot;');&quot;" office:value-type="string" office:string-value="INSERT INTO model_colors (id_color, ref_color, hex_color)VALUES(143, '', '');" calcext:value-type="string">
            <text:p>INSERT INTO model_colors (id_color, ref_color, hex_color)VALUES(143, '', '');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&quot;INSERT INTO model_colors (id_color, ref_color, hex_color)VALUES(&quot; &amp; [.A145] &amp; &quot;, '', '&quot; &amp; [.B145] &amp; &quot;');&quot;" office:value-type="string" office:string-value="INSERT INTO model_colors (id_color, ref_color, hex_color)VALUES(144, '', '');" calcext:value-type="string">
            <text:p>INSERT INTO model_colors (id_color, ref_color, hex_color)VALUES(144, '', '');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&quot;INSERT INTO model_colors (id_color, ref_color, hex_color)VALUES(&quot; &amp; [.A146] &amp; &quot;, '', '&quot; &amp; [.B146] &amp; &quot;');&quot;" office:value-type="string" office:string-value="INSERT INTO model_colors (id_color, ref_color, hex_color)VALUES(145, '', '');" calcext:value-type="string">
            <text:p>INSERT INTO model_colors (id_color, ref_color, hex_color)VALUES(145, '', '');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&quot;INSERT INTO model_colors (id_color, ref_color, hex_color)VALUES(&quot; &amp; [.A147] &amp; &quot;, '', '&quot; &amp; [.B147] &amp; &quot;');&quot;" office:value-type="string" office:string-value="INSERT INTO model_colors (id_color, ref_color, hex_color)VALUES(146, '', '');" calcext:value-type="string">
            <text:p>INSERT INTO model_colors (id_color, ref_color, hex_color)VALUES(146, '', '');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&quot;INSERT INTO model_colors (id_color, ref_color, hex_color)VALUES(&quot; &amp; [.A148] &amp; &quot;, '', '&quot; &amp; [.B148] &amp; &quot;');&quot;" office:value-type="string" office:string-value="INSERT INTO model_colors (id_color, ref_color, hex_color)VALUES(147, '', '');" calcext:value-type="string">
            <text:p>INSERT INTO model_colors (id_color, ref_color, hex_color)VALUES(147, '', '');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&quot;INSERT INTO model_colors (id_color, ref_color, hex_color)VALUES(&quot; &amp; [.A149] &amp; &quot;, '', '&quot; &amp; [.B149] &amp; &quot;');&quot;" office:value-type="string" office:string-value="INSERT INTO model_colors (id_color, ref_color, hex_color)VALUES(148, '', '');" calcext:value-type="string">
            <text:p>INSERT INTO model_colors (id_color, ref_color, hex_color)VALUES(148, '', '');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&quot;INSERT INTO model_colors (id_color, ref_color, hex_color)VALUES(&quot; &amp; [.A150] &amp; &quot;, '', '&quot; &amp; [.B150] &amp; &quot;');&quot;" office:value-type="string" office:string-value="INSERT INTO model_colors (id_color, ref_color, hex_color)VALUES(149, '', '');" calcext:value-type="string">
            <text:p>INSERT INTO model_colors (id_color, ref_color, hex_color)VALUES(149, '', '');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&quot;INSERT INTO model_colors (id_color, ref_color, hex_color)VALUES(&quot; &amp; [.A151] &amp; &quot;, '', '&quot; &amp; [.B151] &amp; &quot;');&quot;" office:value-type="string" office:string-value="INSERT INTO model_colors (id_color, ref_color, hex_color)VALUES(150, '', '');" calcext:value-type="string">
            <text:p>INSERT INTO model_colors (id_color, ref_color, hex_color)VALUES(150, '', '');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&quot;INSERT INTO model_colors (id_color, ref_color, hex_color)VALUES(&quot; &amp; [.A152] &amp; &quot;, '', '&quot; &amp; [.B152] &amp; &quot;');&quot;" office:value-type="string" office:string-value="INSERT INTO model_colors (id_color, ref_color, hex_color)VALUES(151, '', '');" calcext:value-type="string">
            <text:p>INSERT INTO model_colors (id_color, ref_color, hex_color)VALUES(151, '', '');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&quot;INSERT INTO model_colors (id_color, ref_color, hex_color)VALUES(&quot; &amp; [.A153] &amp; &quot;, '', '&quot; &amp; [.B153] &amp; &quot;');&quot;" office:value-type="string" office:string-value="INSERT INTO model_colors (id_color, ref_color, hex_color)VALUES(152, '', '');" calcext:value-type="string">
            <text:p>INSERT INTO model_colors (id_color, ref_color, hex_color)VALUES(152, '', '');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&quot;INSERT INTO model_colors (id_color, ref_color, hex_color)VALUES(&quot; &amp; [.A154] &amp; &quot;, '', '&quot; &amp; [.B154] &amp; &quot;');&quot;" office:value-type="string" office:string-value="INSERT INTO model_colors (id_color, ref_color, hex_color)VALUES(153, '', '');" calcext:value-type="string">
            <text:p>INSERT INTO model_colors (id_color, ref_color, hex_color)VALUES(153, '', '');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&quot;INSERT INTO model_colors (id_color, ref_color, hex_color)VALUES(&quot; &amp; [.A155] &amp; &quot;, '', '&quot; &amp; [.B155] &amp; &quot;');&quot;" office:value-type="string" office:string-value="INSERT INTO model_colors (id_color, ref_color, hex_color)VALUES(154, '', '');" calcext:value-type="string">
            <text:p>INSERT INTO model_colors (id_color, ref_color, hex_color)VALUES(154, '', '');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&quot;INSERT INTO model_colors (id_color, ref_color, hex_color)VALUES(&quot; &amp; [.A156] &amp; &quot;, '', '&quot; &amp; [.B156] &amp; &quot;');&quot;" office:value-type="string" office:string-value="INSERT INTO model_colors (id_color, ref_color, hex_color)VALUES(155, '', '');" calcext:value-type="string">
            <text:p>INSERT INTO model_colors (id_color, ref_color, hex_color)VALUES(155, '', '');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&quot;INSERT INTO model_colors (id_color, ref_color, hex_color)VALUES(&quot; &amp; [.A157] &amp; &quot;, '', '&quot; &amp; [.B157] &amp; &quot;');&quot;" office:value-type="string" office:string-value="INSERT INTO model_colors (id_color, ref_color, hex_color)VALUES(156, '', '');" calcext:value-type="string">
            <text:p>INSERT INTO model_colors (id_color, ref_color, hex_color)VALUES(156, '', '');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&quot;INSERT INTO model_colors (id_color, ref_color, hex_color)VALUES(&quot; &amp; [.A158] &amp; &quot;, '', '&quot; &amp; [.B158] &amp; &quot;');&quot;" office:value-type="string" office:string-value="INSERT INTO model_colors (id_color, ref_color, hex_color)VALUES(157, '', '');" calcext:value-type="string">
            <text:p>INSERT INTO model_colors (id_color, ref_color, hex_color)VALUES(157, '', '');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&quot;INSERT INTO model_colors (id_color, ref_color, hex_color)VALUES(&quot; &amp; [.A159] &amp; &quot;, '', '&quot; &amp; [.B159] &amp; &quot;');&quot;" office:value-type="string" office:string-value="INSERT INTO model_colors (id_color, ref_color, hex_color)VALUES(158, '', '');" calcext:value-type="string">
            <text:p>INSERT INTO model_colors (id_color, ref_color, hex_color)VALUES(158, '', '');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&quot;INSERT INTO model_colors (id_color, ref_color, hex_color)VALUES(&quot; &amp; [.A160] &amp; &quot;, '', '&quot; &amp; [.B160] &amp; &quot;');&quot;" office:value-type="string" office:string-value="INSERT INTO model_colors (id_color, ref_color, hex_color)VALUES(159, '', '');" calcext:value-type="string">
            <text:p>INSERT INTO model_colors (id_color, ref_color, hex_color)VALUES(159, '', '');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&quot;INSERT INTO model_colors (id_color, ref_color, hex_color)VALUES(&quot; &amp; [.A161] &amp; &quot;, '', '&quot; &amp; [.B161] &amp; &quot;');&quot;" office:value-type="string" office:string-value="INSERT INTO model_colors (id_color, ref_color, hex_color)VALUES(160, '', '');" calcext:value-type="string">
            <text:p>INSERT INTO model_colors (id_color, ref_color, hex_color)VALUES(160, '', '');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&quot;INSERT INTO model_colors (id_color, ref_color, hex_color)VALUES(&quot; &amp; [.A162] &amp; &quot;, '', '&quot; &amp; [.B162] &amp; &quot;');&quot;" office:value-type="string" office:string-value="INSERT INTO model_colors (id_color, ref_color, hex_color)VALUES(161, '', '');" calcext:value-type="string">
            <text:p>INSERT INTO model_colors (id_color, ref_color, hex_color)VALUES(161, '', '');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&quot;INSERT INTO model_colors (id_color, ref_color, hex_color)VALUES(&quot; &amp; [.A163] &amp; &quot;, '', '&quot; &amp; [.B163] &amp; &quot;');&quot;" office:value-type="string" office:string-value="INSERT INTO model_colors (id_color, ref_color, hex_color)VALUES(162, '', '');" calcext:value-type="string">
            <text:p>INSERT INTO model_colors (id_color, ref_color, hex_color)VALUES(162, '', '');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&quot;INSERT INTO model_colors (id_color, ref_color, hex_color)VALUES(&quot; &amp; [.A164] &amp; &quot;, '', '&quot; &amp; [.B164] &amp; &quot;');&quot;" office:value-type="string" office:string-value="INSERT INTO model_colors (id_color, ref_color, hex_color)VALUES(163, '', '');" calcext:value-type="string">
            <text:p>INSERT INTO model_colors (id_color, ref_color, hex_color)VALUES(163, '', '');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&quot;INSERT INTO model_colors (id_color, ref_color, hex_color)VALUES(&quot; &amp; [.A165] &amp; &quot;, '', '&quot; &amp; [.B165] &amp; &quot;');&quot;" office:value-type="string" office:string-value="INSERT INTO model_colors (id_color, ref_color, hex_color)VALUES(164, '', '');" calcext:value-type="string">
            <text:p>INSERT INTO model_colors (id_color, ref_color, hex_color)VALUES(164, '', '');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&quot;INSERT INTO model_colors (id_color, ref_color, hex_color)VALUES(&quot; &amp; [.A166] &amp; &quot;, '', '&quot; &amp; [.B166] &amp; &quot;');&quot;" office:value-type="string" office:string-value="INSERT INTO model_colors (id_color, ref_color, hex_color)VALUES(165, '', '');" calcext:value-type="string">
            <text:p>INSERT INTO model_colors (id_color, ref_color, hex_color)VALUES(165, '', '');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&quot;INSERT INTO model_colors (id_color, ref_color, hex_color)VALUES(&quot; &amp; [.A167] &amp; &quot;, '', '&quot; &amp; [.B167] &amp; &quot;');&quot;" office:value-type="string" office:string-value="INSERT INTO model_colors (id_color, ref_color, hex_color)VALUES(166, '', '');" calcext:value-type="string">
            <text:p>INSERT INTO model_colors (id_color, ref_color, hex_color)VALUES(166, '', '');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&quot;INSERT INTO model_colors (id_color, ref_color, hex_color)VALUES(&quot; &amp; [.A168] &amp; &quot;, '', '&quot; &amp; [.B168] &amp; &quot;');&quot;" office:value-type="string" office:string-value="INSERT INTO model_colors (id_color, ref_color, hex_color)VALUES(167, '', '');" calcext:value-type="string">
            <text:p>INSERT INTO model_colors (id_color, ref_color, hex_color)VALUES(167, '', '');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&quot;INSERT INTO model_colors (id_color, ref_color, hex_color)VALUES(&quot; &amp; [.A169] &amp; &quot;, '', '&quot; &amp; [.B169] &amp; &quot;');&quot;" office:value-type="string" office:string-value="INSERT INTO model_colors (id_color, ref_color, hex_color)VALUES(168, '', '');" calcext:value-type="string">
            <text:p>INSERT INTO model_colors (id_color, ref_color, hex_color)VALUES(168, '', '');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&quot;INSERT INTO model_colors (id_color, ref_color, hex_color)VALUES(&quot; &amp; [.A170] &amp; &quot;, '', '&quot; &amp; [.B170] &amp; &quot;');&quot;" office:value-type="string" office:string-value="INSERT INTO model_colors (id_color, ref_color, hex_color)VALUES(169, '', '');" calcext:value-type="string">
            <text:p>INSERT INTO model_colors (id_color, ref_color, hex_color)VALUES(169, '', '');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&quot;INSERT INTO model_colors (id_color, ref_color, hex_color)VALUES(&quot; &amp; [.A171] &amp; &quot;, '', '&quot; &amp; [.B171] &amp; &quot;');&quot;" office:value-type="string" office:string-value="INSERT INTO model_colors (id_color, ref_color, hex_color)VALUES(170, '', '');" calcext:value-type="string">
            <text:p>INSERT INTO model_colors (id_color, ref_color, hex_color)VALUES(170, '', '');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&quot;INSERT INTO model_colors (id_color, ref_color, hex_color)VALUES(&quot; &amp; [.A172] &amp; &quot;, '', '&quot; &amp; [.B172] &amp; &quot;');&quot;" office:value-type="string" office:string-value="INSERT INTO model_colors (id_color, ref_color, hex_color)VALUES(171, '', '');" calcext:value-type="string">
            <text:p>INSERT INTO model_colors (id_color, ref_color, hex_color)VALUES(171, '', '');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&quot;INSERT INTO model_colors (id_color, ref_color, hex_color)VALUES(&quot; &amp; [.A173] &amp; &quot;, '', '&quot; &amp; [.B173] &amp; &quot;');&quot;" office:value-type="string" office:string-value="INSERT INTO model_colors (id_color, ref_color, hex_color)VALUES(172, '', '');" calcext:value-type="string">
            <text:p>INSERT INTO model_colors (id_color, ref_color, hex_color)VALUES(172, '', '');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&quot;INSERT INTO model_colors (id_color, ref_color, hex_color)VALUES(&quot; &amp; [.A174] &amp; &quot;, '', '&quot; &amp; [.B174] &amp; &quot;');&quot;" office:value-type="string" office:string-value="INSERT INTO model_colors (id_color, ref_color, hex_color)VALUES(173, '', '');" calcext:value-type="string">
            <text:p>INSERT INTO model_colors (id_color, ref_color, hex_color)VALUES(173, '', '');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&quot;INSERT INTO model_colors (id_color, ref_color, hex_color)VALUES(&quot; &amp; [.A175] &amp; &quot;, '', '&quot; &amp; [.B175] &amp; &quot;');&quot;" office:value-type="string" office:string-value="INSERT INTO model_colors (id_color, ref_color, hex_color)VALUES(174, '', '');" calcext:value-type="string">
            <text:p>INSERT INTO model_colors (id_color, ref_color, hex_color)VALUES(174, '', '');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&quot;INSERT INTO model_colors (id_color, ref_color, hex_color)VALUES(&quot; &amp; [.A176] &amp; &quot;, '', '&quot; &amp; [.B176] &amp; &quot;');&quot;" office:value-type="string" office:string-value="INSERT INTO model_colors (id_color, ref_color, hex_color)VALUES(175, '', '');" calcext:value-type="string">
            <text:p>INSERT INTO model_colors (id_color, ref_color, hex_color)VALUES(175, '', '');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&quot;INSERT INTO model_colors (id_color, ref_color, hex_color)VALUES(&quot; &amp; [.A177] &amp; &quot;, '', '&quot; &amp; [.B177] &amp; &quot;');&quot;" office:value-type="string" office:string-value="INSERT INTO model_colors (id_color, ref_color, hex_color)VALUES(176, '', '');" calcext:value-type="string">
            <text:p>INSERT INTO model_colors (id_color, ref_color, hex_color)VALUES(176, '', '');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&quot;INSERT INTO model_colors (id_color, ref_color, hex_color)VALUES(&quot; &amp; [.A178] &amp; &quot;, '', '&quot; &amp; [.B178] &amp; &quot;');&quot;" office:value-type="string" office:string-value="INSERT INTO model_colors (id_color, ref_color, hex_color)VALUES(177, '', '');" calcext:value-type="string">
            <text:p>INSERT INTO model_colors (id_color, ref_color, hex_color)VALUES(177, '', '');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&quot;INSERT INTO model_colors (id_color, ref_color, hex_color)VALUES(&quot; &amp; [.A179] &amp; &quot;, '', '&quot; &amp; [.B179] &amp; &quot;');&quot;" office:value-type="string" office:string-value="INSERT INTO model_colors (id_color, ref_color, hex_color)VALUES(178, '', '');" calcext:value-type="string">
            <text:p>INSERT INTO model_colors (id_color, ref_color, hex_color)VALUES(178, '', '');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&quot;INSERT INTO model_colors (id_color, ref_color, hex_color)VALUES(&quot; &amp; [.A180] &amp; &quot;, '', '&quot; &amp; [.B180] &amp; &quot;');&quot;" office:value-type="string" office:string-value="INSERT INTO model_colors (id_color, ref_color, hex_color)VALUES(179, '', '');" calcext:value-type="string">
            <text:p>INSERT INTO model_colors (id_color, ref_color, hex_color)VALUES(179, '', '');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&quot;INSERT INTO model_colors (id_color, ref_color, hex_color)VALUES(&quot; &amp; [.A181] &amp; &quot;, '', '&quot; &amp; [.B181] &amp; &quot;');&quot;" office:value-type="string" office:string-value="INSERT INTO model_colors (id_color, ref_color, hex_color)VALUES(180, '', '');" calcext:value-type="string">
            <text:p>INSERT INTO model_colors (id_color, ref_color, hex_color)VALUES(180, '', '');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&quot;INSERT INTO model_colors (id_color, ref_color, hex_color)VALUES(&quot; &amp; [.A182] &amp; &quot;, '', '&quot; &amp; [.B182] &amp; &quot;');&quot;" office:value-type="string" office:string-value="INSERT INTO model_colors (id_color, ref_color, hex_color)VALUES(181, '', '');" calcext:value-type="string">
            <text:p>INSERT INTO model_colors (id_color, ref_color, hex_color)VALUES(181, '', '');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&quot;INSERT INTO model_colors (id_color, ref_color, hex_color)VALUES(&quot; &amp; [.A183] &amp; &quot;, '', '&quot; &amp; [.B183] &amp; &quot;');&quot;" office:value-type="string" office:string-value="INSERT INTO model_colors (id_color, ref_color, hex_color)VALUES(182, '', '');" calcext:value-type="string">
            <text:p>INSERT INTO model_colors (id_color, ref_color, hex_color)VALUES(182, '', '');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&quot;INSERT INTO model_colors (id_color, ref_color, hex_color)VALUES(&quot; &amp; [.A184] &amp; &quot;, '', '&quot; &amp; [.B184] &amp; &quot;');&quot;" office:value-type="string" office:string-value="INSERT INTO model_colors (id_color, ref_color, hex_color)VALUES(183, '', '');" calcext:value-type="string">
            <text:p>INSERT INTO model_colors (id_color, ref_color, hex_color)VALUES(183, '', '');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&quot;INSERT INTO model_colors (id_color, ref_color, hex_color)VALUES(&quot; &amp; [.A185] &amp; &quot;, '', '&quot; &amp; [.B185] &amp; &quot;');&quot;" office:value-type="string" office:string-value="INSERT INTO model_colors (id_color, ref_color, hex_color)VALUES(184, '', '');" calcext:value-type="string">
            <text:p>INSERT INTO model_colors (id_color, ref_color, hex_color)VALUES(184, '', '');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&quot;INSERT INTO model_colors (id_color, ref_color, hex_color)VALUES(&quot; &amp; [.A186] &amp; &quot;, '', '&quot; &amp; [.B186] &amp; &quot;');&quot;" office:value-type="string" office:string-value="INSERT INTO model_colors (id_color, ref_color, hex_color)VALUES(185, '', '');" calcext:value-type="string">
            <text:p>INSERT INTO model_colors (id_color, ref_color, hex_color)VALUES(185, '', '');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&quot;INSERT INTO model_colors (id_color, ref_color, hex_color)VALUES(&quot; &amp; [.A187] &amp; &quot;, '', '&quot; &amp; [.B187] &amp; &quot;');&quot;" office:value-type="string" office:string-value="INSERT INTO model_colors (id_color, ref_color, hex_color)VALUES(186, '', '');" calcext:value-type="string">
            <text:p>INSERT INTO model_colors (id_color, ref_color, hex_color)VALUES(186, '', '');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&quot;INSERT INTO model_colors (id_color, ref_color, hex_color)VALUES(&quot; &amp; [.A188] &amp; &quot;, '', '&quot; &amp; [.B188] &amp; &quot;');&quot;" office:value-type="string" office:string-value="INSERT INTO model_colors (id_color, ref_color, hex_color)VALUES(187, '', '');" calcext:value-type="string">
            <text:p>INSERT INTO model_colors (id_color, ref_color, hex_color)VALUES(187, '', '');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&quot;INSERT INTO model_colors (id_color, ref_color, hex_color)VALUES(&quot; &amp; [.A189] &amp; &quot;, '', '&quot; &amp; [.B189] &amp; &quot;');&quot;" office:value-type="string" office:string-value="INSERT INTO model_colors (id_color, ref_color, hex_color)VALUES(188, '', '');" calcext:value-type="string">
            <text:p>INSERT INTO model_colors (id_color, ref_color, hex_color)VALUES(188, '', '');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&quot;INSERT INTO model_colors (id_color, ref_color, hex_color)VALUES(&quot; &amp; [.A190] &amp; &quot;, '', '&quot; &amp; [.B190] &amp; &quot;');&quot;" office:value-type="string" office:string-value="INSERT INTO model_colors (id_color, ref_color, hex_color)VALUES(189, '', '');" calcext:value-type="string">
            <text:p>INSERT INTO model_colors (id_color, ref_color, hex_color)VALUES(189, '', '');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&quot;INSERT INTO model_colors (id_color, ref_color, hex_color)VALUES(&quot; &amp; [.A191] &amp; &quot;, '', '&quot; &amp; [.B191] &amp; &quot;');&quot;" office:value-type="string" office:string-value="INSERT INTO model_colors (id_color, ref_color, hex_color)VALUES(190, '', '');" calcext:value-type="string">
            <text:p>INSERT INTO model_colors (id_color, ref_color, hex_color)VALUES(190, '', '');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&quot;INSERT INTO model_colors (id_color, ref_color, hex_color)VALUES(&quot; &amp; [.A192] &amp; &quot;, '', '&quot; &amp; [.B192] &amp; &quot;');&quot;" office:value-type="string" office:string-value="INSERT INTO model_colors (id_color, ref_color, hex_color)VALUES(191, '', '');" calcext:value-type="string">
            <text:p>INSERT INTO model_colors (id_color, ref_color, hex_color)VALUES(191, '', '');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&quot;INSERT INTO model_colors (id_color, ref_color, hex_color)VALUES(&quot; &amp; [.A193] &amp; &quot;, '', '&quot; &amp; [.B193] &amp; &quot;');&quot;" office:value-type="string" office:string-value="INSERT INTO model_colors (id_color, ref_color, hex_color)VALUES(192, '', '');" calcext:value-type="string">
            <text:p>INSERT INTO model_colors (id_color, ref_color, hex_color)VALUES(192, '', '');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&quot;INSERT INTO model_colors (id_color, ref_color, hex_color)VALUES(&quot; &amp; [.A194] &amp; &quot;, '', '&quot; &amp; [.B194] &amp; &quot;');&quot;" office:value-type="string" office:string-value="INSERT INTO model_colors (id_color, ref_color, hex_color)VALUES(193, '', '');" calcext:value-type="string">
            <text:p>INSERT INTO model_colors (id_color, ref_color, hex_color)VALUES(193, '', '');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&quot;INSERT INTO model_colors (id_color, ref_color, hex_color)VALUES(&quot; &amp; [.A195] &amp; &quot;, '', '&quot; &amp; [.B195] &amp; &quot;');&quot;" office:value-type="string" office:string-value="INSERT INTO model_colors (id_color, ref_color, hex_color)VALUES(194, '', '');" calcext:value-type="string">
            <text:p>INSERT INTO model_colors (id_color, ref_color, hex_color)VALUES(194, '', '');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&quot;INSERT INTO model_colors (id_color, ref_color, hex_color)VALUES(&quot; &amp; [.A196] &amp; &quot;, '', '&quot; &amp; [.B196] &amp; &quot;');&quot;" office:value-type="string" office:string-value="INSERT INTO model_colors (id_color, ref_color, hex_color)VALUES(195, '', '');" calcext:value-type="string">
            <text:p>INSERT INTO model_colors (id_color, ref_color, hex_color)VALUES(195, '', '');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&quot;INSERT INTO model_colors (id_color, ref_color, hex_color)VALUES(&quot; &amp; [.A197] &amp; &quot;, '', '&quot; &amp; [.B197] &amp; &quot;');&quot;" office:value-type="string" office:string-value="INSERT INTO model_colors (id_color, ref_color, hex_color)VALUES(196, '', '');" calcext:value-type="string">
            <text:p>INSERT INTO model_colors (id_color, ref_color, hex_color)VALUES(196, '', '');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&quot;INSERT INTO model_colors (id_color, ref_color, hex_color)VALUES(&quot; &amp; [.A198] &amp; &quot;, '', '&quot; &amp; [.B198] &amp; &quot;');&quot;" office:value-type="string" office:string-value="INSERT INTO model_colors (id_color, ref_color, hex_color)VALUES(197, '', '');" calcext:value-type="string">
            <text:p>INSERT INTO model_colors (id_color, ref_color, hex_color)VALUES(197, '', '');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&quot;INSERT INTO model_colors (id_color, ref_color, hex_color)VALUES(&quot; &amp; [.A199] &amp; &quot;, '', '&quot; &amp; [.B199] &amp; &quot;');&quot;" office:value-type="string" office:string-value="INSERT INTO model_colors (id_color, ref_color, hex_color)VALUES(198, '', '');" calcext:value-type="string">
            <text:p>INSERT INTO model_colors (id_color, ref_color, hex_color)VALUES(198, '', '');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&quot;INSERT INTO model_colors (id_color, ref_color, hex_color)VALUES(&quot; &amp; [.A200] &amp; &quot;, '', '&quot; &amp; [.B200] &amp; &quot;');&quot;" office:value-type="string" office:string-value="INSERT INTO model_colors (id_color, ref_color, hex_color)VALUES(199, '', '');" calcext:value-type="string">
            <text:p>INSERT INTO model_colors (id_color, ref_color, hex_color)VALUES(199, '', '');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&quot;INSERT INTO model_colors (id_color, ref_color, hex_color)VALUES(&quot; &amp; [.A201] &amp; &quot;, '', '&quot; &amp; [.B201] &amp; &quot;');&quot;" office:value-type="string" office:string-value="INSERT INTO model_colors (id_color, ref_color, hex_color)VALUES(200, '', '');" calcext:value-type="string">
            <text:p>INSERT INTO model_colors (id_color, ref_color, hex_color)VALUES(200, '', '');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&quot;INSERT INTO model_colors (id_color, ref_color, hex_color)VALUES(&quot; &amp; [.A202] &amp; &quot;, '', '&quot; &amp; [.B202] &amp; &quot;');&quot;" office:value-type="string" office:string-value="INSERT INTO model_colors (id_color, ref_color, hex_color)VALUES(201, '', '');" calcext:value-type="string">
            <text:p>INSERT INTO model_colors (id_color, ref_color, hex_color)VALUES(201, '', '');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&quot;INSERT INTO model_colors (id_color, ref_color, hex_color)VALUES(&quot; &amp; [.A203] &amp; &quot;, '', '&quot; &amp; [.B203] &amp; &quot;');&quot;" office:value-type="string" office:string-value="INSERT INTO model_colors (id_color, ref_color, hex_color)VALUES(202, '', '');" calcext:value-type="string">
            <text:p>INSERT INTO model_colors (id_color, ref_color, hex_color)VALUES(202, '', '');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&quot;INSERT INTO model_colors (id_color, ref_color, hex_color)VALUES(&quot; &amp; [.A204] &amp; &quot;, '', '&quot; &amp; [.B204] &amp; &quot;');&quot;" office:value-type="string" office:string-value="INSERT INTO model_colors (id_color, ref_color, hex_color)VALUES(203, '', '');" calcext:value-type="string">
            <text:p>INSERT INTO model_colors (id_color, ref_color, hex_color)VALUES(203, '', '');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&quot;INSERT INTO model_colors (id_color, ref_color, hex_color)VALUES(&quot; &amp; [.A205] &amp; &quot;, '', '&quot; &amp; [.B205] &amp; &quot;');&quot;" office:value-type="string" office:string-value="INSERT INTO model_colors (id_color, ref_color, hex_color)VALUES(204, '', '');" calcext:value-type="string">
            <text:p>INSERT INTO model_colors (id_color, ref_color, hex_color)VALUES(204, '', '');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&quot;INSERT INTO model_colors (id_color, ref_color, hex_color)VALUES(&quot; &amp; [.A206] &amp; &quot;, '', '&quot; &amp; [.B206] &amp; &quot;');&quot;" office:value-type="string" office:string-value="INSERT INTO model_colors (id_color, ref_color, hex_color)VALUES(205, '', '');" calcext:value-type="string">
            <text:p>INSERT INTO model_colors (id_color, ref_color, hex_color)VALUES(205, '', '');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&quot;INSERT INTO model_colors (id_color, ref_color, hex_color)VALUES(&quot; &amp; [.A207] &amp; &quot;, '', '&quot; &amp; [.B207] &amp; &quot;');&quot;" office:value-type="string" office:string-value="INSERT INTO model_colors (id_color, ref_color, hex_color)VALUES(206, '', '');" calcext:value-type="string">
            <text:p>INSERT INTO model_colors (id_color, ref_color, hex_color)VALUES(206, '', '');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&quot;INSERT INTO model_colors (id_color, ref_color, hex_color)VALUES(&quot; &amp; [.A208] &amp; &quot;, '', '&quot; &amp; [.B208] &amp; &quot;');&quot;" office:value-type="string" office:string-value="INSERT INTO model_colors (id_color, ref_color, hex_color)VALUES(207, '', '');" calcext:value-type="string">
            <text:p>INSERT INTO model_colors (id_color, ref_color, hex_color)VALUES(207, '', '');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&quot;INSERT INTO model_colors (id_color, ref_color, hex_color)VALUES(&quot; &amp; [.A209] &amp; &quot;, '', '&quot; &amp; [.B209] &amp; &quot;');&quot;" office:value-type="string" office:string-value="INSERT INTO model_colors (id_color, ref_color, hex_color)VALUES(208, '', '');" calcext:value-type="string">
            <text:p>INSERT INTO model_colors (id_color, ref_color, hex_color)VALUES(208, '', '');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&quot;INSERT INTO model_colors (id_color, ref_color, hex_color)VALUES(&quot; &amp; [.A210] &amp; &quot;, '', '&quot; &amp; [.B210] &amp; &quot;');&quot;" office:value-type="string" office:string-value="INSERT INTO model_colors (id_color, ref_color, hex_color)VALUES(209, '', '');" calcext:value-type="string">
            <text:p>INSERT INTO model_colors (id_color, ref_color, hex_color)VALUES(209, '', '');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&quot;INSERT INTO model_colors (id_color, ref_color, hex_color)VALUES(&quot; &amp; [.A211] &amp; &quot;, '', '&quot; &amp; [.B211] &amp; &quot;');&quot;" office:value-type="string" office:string-value="INSERT INTO model_colors (id_color, ref_color, hex_color)VALUES(210, '', '');" calcext:value-type="string">
            <text:p>INSERT INTO model_colors (id_color, ref_color, hex_color)VALUES(210, '', '');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&quot;INSERT INTO model_colors (id_color, ref_color, hex_color)VALUES(&quot; &amp; [.A212] &amp; &quot;, '', '&quot; &amp; [.B212] &amp; &quot;');&quot;" office:value-type="string" office:string-value="INSERT INTO model_colors (id_color, ref_color, hex_color)VALUES(211, '', '');" calcext:value-type="string">
            <text:p>INSERT INTO model_colors (id_color, ref_color, hex_color)VALUES(211, '', '');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&quot;INSERT INTO model_colors (id_color, ref_color, hex_color)VALUES(&quot; &amp; [.A213] &amp; &quot;, '', '&quot; &amp; [.B213] &amp; &quot;');&quot;" office:value-type="string" office:string-value="INSERT INTO model_colors (id_color, ref_color, hex_color)VALUES(212, '', '');" calcext:value-type="string">
            <text:p>INSERT INTO model_colors (id_color, ref_color, hex_color)VALUES(212, '', '');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&quot;INSERT INTO model_colors (id_color, ref_color, hex_color)VALUES(&quot; &amp; [.A214] &amp; &quot;, '', '&quot; &amp; [.B214] &amp; &quot;');&quot;" office:value-type="string" office:string-value="INSERT INTO model_colors (id_color, ref_color, hex_color)VALUES(213, '', '');" calcext:value-type="string">
            <text:p>INSERT INTO model_colors (id_color, ref_color, hex_color)VALUES(213, '', '');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&quot;INSERT INTO model_colors (id_color, ref_color, hex_color)VALUES(&quot; &amp; [.A215] &amp; &quot;, '', '&quot; &amp; [.B215] &amp; &quot;');&quot;" office:value-type="string" office:string-value="INSERT INTO model_colors (id_color, ref_color, hex_color)VALUES(214, '', '');" calcext:value-type="string">
            <text:p>INSERT INTO model_colors (id_color, ref_color, hex_color)VALUES(214, '', '');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&quot;INSERT INTO model_colors (id_color, ref_color, hex_color)VALUES(&quot; &amp; [.A216] &amp; &quot;, '', '&quot; &amp; [.B216] &amp; &quot;');&quot;" office:value-type="string" office:string-value="INSERT INTO model_colors (id_color, ref_color, hex_color)VALUES(215, '', '');" calcext:value-type="string">
            <text:p>INSERT INTO model_colors (id_color, ref_color, hex_color)VALUES(215, '', '');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&quot;INSERT INTO model_colors (id_color, ref_color, hex_color)VALUES(&quot; &amp; [.A217] &amp; &quot;, '', '&quot; &amp; [.B217] &amp; &quot;');&quot;" office:value-type="string" office:string-value="INSERT INTO model_colors (id_color, ref_color, hex_color)VALUES(216, '', '');" calcext:value-type="string">
            <text:p>INSERT INTO model_colors (id_color, ref_color, hex_color)VALUES(216, '', '');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&quot;INSERT INTO model_colors (id_color, ref_color, hex_color)VALUES(&quot; &amp; [.A218] &amp; &quot;, '', '&quot; &amp; [.B218] &amp; &quot;');&quot;" office:value-type="string" office:string-value="INSERT INTO model_colors (id_color, ref_color, hex_color)VALUES(217, '', '');" calcext:value-type="string">
            <text:p>INSERT INTO model_colors (id_color, ref_color, hex_color)VALUES(217, '', '');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&quot;INSERT INTO model_colors (id_color, ref_color, hex_color)VALUES(&quot; &amp; [.A219] &amp; &quot;, '', '&quot; &amp; [.B219] &amp; &quot;');&quot;" office:value-type="string" office:string-value="INSERT INTO model_colors (id_color, ref_color, hex_color)VALUES(218, '', '');" calcext:value-type="string">
            <text:p>INSERT INTO model_colors (id_color, ref_color, hex_color)VALUES(218, '', '');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&quot;INSERT INTO model_colors (id_color, ref_color, hex_color)VALUES(&quot; &amp; [.A220] &amp; &quot;, '', '&quot; &amp; [.B220] &amp; &quot;');&quot;" office:value-type="string" office:string-value="INSERT INTO model_colors (id_color, ref_color, hex_color)VALUES(219, '', '');" calcext:value-type="string">
            <text:p>INSERT INTO model_colors (id_color, ref_color, hex_color)VALUES(219, '', '');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&quot;INSERT INTO model_colors (id_color, ref_color, hex_color)VALUES(&quot; &amp; [.A221] &amp; &quot;, '', '&quot; &amp; [.B221] &amp; &quot;');&quot;" office:value-type="string" office:string-value="INSERT INTO model_colors (id_color, ref_color, hex_color)VALUES(220, '', '');" calcext:value-type="string">
            <text:p>INSERT INTO model_colors (id_color, ref_color, hex_color)VALUES(220, '', '');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&quot;INSERT INTO model_colors (id_color, ref_color, hex_color)VALUES(&quot; &amp; [.A222] &amp; &quot;, '', '&quot; &amp; [.B222] &amp; &quot;');&quot;" office:value-type="string" office:string-value="INSERT INTO model_colors (id_color, ref_color, hex_color)VALUES(221, '', '');" calcext:value-type="string">
            <text:p>INSERT INTO model_colors (id_color, ref_color, hex_color)VALUES(221, '', '');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&quot;INSERT INTO model_colors (id_color, ref_color, hex_color)VALUES(&quot; &amp; [.A223] &amp; &quot;, '', '&quot; &amp; [.B223] &amp; &quot;');&quot;" office:value-type="string" office:string-value="INSERT INTO model_colors (id_color, ref_color, hex_color)VALUES(222, '', '');" calcext:value-type="string">
            <text:p>INSERT INTO model_colors (id_color, ref_color, hex_color)VALUES(222, '', '');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&quot;INSERT INTO model_colors (id_color, ref_color, hex_color)VALUES(&quot; &amp; [.A224] &amp; &quot;, '', '&quot; &amp; [.B224] &amp; &quot;');&quot;" office:value-type="string" office:string-value="INSERT INTO model_colors (id_color, ref_color, hex_color)VALUES(223, '', '');" calcext:value-type="string">
            <text:p>INSERT INTO model_colors (id_color, ref_color, hex_color)VALUES(223, '', '');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&quot;INSERT INTO model_colors (id_color, ref_color, hex_color)VALUES(&quot; &amp; [.A225] &amp; &quot;, '', '&quot; &amp; [.B225] &amp; &quot;');&quot;" office:value-type="string" office:string-value="INSERT INTO model_colors (id_color, ref_color, hex_color)VALUES(224, '', '');" calcext:value-type="string">
            <text:p>INSERT INTO model_colors (id_color, ref_color, hex_color)VALUES(224, '', '');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&quot;INSERT INTO model_colors (id_color, ref_color, hex_color)VALUES(&quot; &amp; [.A226] &amp; &quot;, '', '&quot; &amp; [.B226] &amp; &quot;');&quot;" office:value-type="string" office:string-value="INSERT INTO model_colors (id_color, ref_color, hex_color)VALUES(225, '', '');" calcext:value-type="string">
            <text:p>INSERT INTO model_colors (id_color, ref_color, hex_color)VALUES(225, '', '');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&quot;INSERT INTO model_colors (id_color, ref_color, hex_color)VALUES(&quot; &amp; [.A227] &amp; &quot;, '', '&quot; &amp; [.B227] &amp; &quot;');&quot;" office:value-type="string" office:string-value="INSERT INTO model_colors (id_color, ref_color, hex_color)VALUES(226, '', '');" calcext:value-type="string">
            <text:p>INSERT INTO model_colors (id_color, ref_color, hex_color)VALUES(226, '', '');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&quot;INSERT INTO model_colors (id_color, ref_color, hex_color)VALUES(&quot; &amp; [.A228] &amp; &quot;, '', '&quot; &amp; [.B228] &amp; &quot;');&quot;" office:value-type="string" office:string-value="INSERT INTO model_colors (id_color, ref_color, hex_color)VALUES(227, '', '');" calcext:value-type="string">
            <text:p>INSERT INTO model_colors (id_color, ref_color, hex_color)VALUES(227, '', '');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&quot;INSERT INTO model_colors (id_color, ref_color, hex_color)VALUES(&quot; &amp; [.A229] &amp; &quot;, '', '&quot; &amp; [.B229] &amp; &quot;');&quot;" office:value-type="string" office:string-value="INSERT INTO model_colors (id_color, ref_color, hex_color)VALUES(228, '', '');" calcext:value-type="string">
            <text:p>INSERT INTO model_colors (id_color, ref_color, hex_color)VALUES(228, '', '');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&quot;INSERT INTO model_colors (id_color, ref_color, hex_color)VALUES(&quot; &amp; [.A230] &amp; &quot;, '', '&quot; &amp; [.B230] &amp; &quot;');&quot;" office:value-type="string" office:string-value="INSERT INTO model_colors (id_color, ref_color, hex_color)VALUES(229, '', '');" calcext:value-type="string">
            <text:p>INSERT INTO model_colors (id_color, ref_color, hex_color)VALUES(229, '', '');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&quot;INSERT INTO model_colors (id_color, ref_color, hex_color)VALUES(&quot; &amp; [.A231] &amp; &quot;, '', '&quot; &amp; [.B231] &amp; &quot;');&quot;" office:value-type="string" office:string-value="INSERT INTO model_colors (id_color, ref_color, hex_color)VALUES(230, '', '');" calcext:value-type="string">
            <text:p>INSERT INTO model_colors (id_color, ref_color, hex_color)VALUES(230, '', '');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&quot;INSERT INTO model_colors (id_color, ref_color, hex_color)VALUES(&quot; &amp; [.A232] &amp; &quot;, '', '&quot; &amp; [.B232] &amp; &quot;');&quot;" office:value-type="string" office:string-value="INSERT INTO model_colors (id_color, ref_color, hex_color)VALUES(231, '', '');" calcext:value-type="string">
            <text:p>INSERT INTO model_colors (id_color, ref_color, hex_color)VALUES(231, '', '');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&quot;INSERT INTO model_colors (id_color, ref_color, hex_color)VALUES(&quot; &amp; [.A233] &amp; &quot;, '', '&quot; &amp; [.B233] &amp; &quot;');&quot;" office:value-type="string" office:string-value="INSERT INTO model_colors (id_color, ref_color, hex_color)VALUES(232, '', '');" calcext:value-type="string">
            <text:p>INSERT INTO model_colors (id_color, ref_color, hex_color)VALUES(232, '', '');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&quot;INSERT INTO model_colors (id_color, ref_color, hex_color)VALUES(&quot; &amp; [.A234] &amp; &quot;, '', '&quot; &amp; [.B234] &amp; &quot;');&quot;" office:value-type="string" office:string-value="INSERT INTO model_colors (id_color, ref_color, hex_color)VALUES(233, '', '');" calcext:value-type="string">
            <text:p>INSERT INTO model_colors (id_color, ref_color, hex_color)VALUES(233, '', '');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&quot;INSERT INTO model_colors (id_color, ref_color, hex_color)VALUES(&quot; &amp; [.A235] &amp; &quot;, '', '&quot; &amp; [.B235] &amp; &quot;');&quot;" office:value-type="string" office:string-value="INSERT INTO model_colors (id_color, ref_color, hex_color)VALUES(234, '', '');" calcext:value-type="string">
            <text:p>INSERT INTO model_colors (id_color, ref_color, hex_color)VALUES(234, '', '');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&quot;INSERT INTO model_colors (id_color, ref_color, hex_color)VALUES(&quot; &amp; [.A236] &amp; &quot;, '', '&quot; &amp; [.B236] &amp; &quot;');&quot;" office:value-type="string" office:string-value="INSERT INTO model_colors (id_color, ref_color, hex_color)VALUES(235, '', '');" calcext:value-type="string">
            <text:p>INSERT INTO model_colors (id_color, ref_color, hex_color)VALUES(235, '', '');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&quot;INSERT INTO model_colors (id_color, ref_color, hex_color)VALUES(&quot; &amp; [.A237] &amp; &quot;, '', '&quot; &amp; [.B237] &amp; &quot;');&quot;" office:value-type="string" office:string-value="INSERT INTO model_colors (id_color, ref_color, hex_color)VALUES(236, '', '');" calcext:value-type="string">
            <text:p>INSERT INTO model_colors (id_color, ref_color, hex_color)VALUES(236, '', '');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&quot;INSERT INTO model_colors (id_color, ref_color, hex_color)VALUES(&quot; &amp; [.A238] &amp; &quot;, '', '&quot; &amp; [.B238] &amp; &quot;');&quot;" office:value-type="string" office:string-value="INSERT INTO model_colors (id_color, ref_color, hex_color)VALUES(237, '', '');" calcext:value-type="string">
            <text:p>INSERT INTO model_colors (id_color, ref_color, hex_color)VALUES(237, '', '');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&quot;INSERT INTO model_colors (id_color, ref_color, hex_color)VALUES(&quot; &amp; [.A239] &amp; &quot;, '', '&quot; &amp; [.B239] &amp; &quot;');&quot;" office:value-type="string" office:string-value="INSERT INTO model_colors (id_color, ref_color, hex_color)VALUES(238, '', '');" calcext:value-type="string">
            <text:p>INSERT INTO model_colors (id_color, ref_color, hex_color)VALUES(238, '', '');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&quot;INSERT INTO model_colors (id_color, ref_color, hex_color)VALUES(&quot; &amp; [.A240] &amp; &quot;, '', '&quot; &amp; [.B240] &amp; &quot;');&quot;" office:value-type="string" office:string-value="INSERT INTO model_colors (id_color, ref_color, hex_color)VALUES(239, '', '');" calcext:value-type="string">
            <text:p>INSERT INTO model_colors (id_color, ref_color, hex_color)VALUES(239, '', '');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&quot;INSERT INTO model_colors (id_color, ref_color, hex_color)VALUES(&quot; &amp; [.A241] &amp; &quot;, '', '&quot; &amp; [.B241] &amp; &quot;');&quot;" office:value-type="string" office:string-value="INSERT INTO model_colors (id_color, ref_color, hex_color)VALUES(240, '', '');" calcext:value-type="string">
            <text:p>INSERT INTO model_colors (id_color, ref_color, hex_color)VALUES(240, '', '');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&quot;INSERT INTO model_colors (id_color, ref_color, hex_color)VALUES(&quot; &amp; [.A242] &amp; &quot;, '', '&quot; &amp; [.B242] &amp; &quot;');&quot;" office:value-type="string" office:string-value="INSERT INTO model_colors (id_color, ref_color, hex_color)VALUES(241, '', '');" calcext:value-type="string">
            <text:p>INSERT INTO model_colors (id_color, ref_color, hex_color)VALUES(241, '', '');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&quot;INSERT INTO model_colors (id_color, ref_color, hex_color)VALUES(&quot; &amp; [.A243] &amp; &quot;, '', '&quot; &amp; [.B243] &amp; &quot;');&quot;" office:value-type="string" office:string-value="INSERT INTO model_colors (id_color, ref_color, hex_color)VALUES(242, '', '');" calcext:value-type="string">
            <text:p>INSERT INTO model_colors (id_color, ref_color, hex_color)VALUES(242, '', '');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&quot;INSERT INTO model_colors (id_color, ref_color, hex_color)VALUES(&quot; &amp; [.A244] &amp; &quot;, '', '&quot; &amp; [.B244] &amp; &quot;');&quot;" office:value-type="string" office:string-value="INSERT INTO model_colors (id_color, ref_color, hex_color)VALUES(243, '', '');" calcext:value-type="string">
            <text:p>INSERT INTO model_colors (id_color, ref_color, hex_color)VALUES(243, '', '');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&quot;INSERT INTO model_colors (id_color, ref_color, hex_color)VALUES(&quot; &amp; [.A245] &amp; &quot;, '', '&quot; &amp; [.B245] &amp; &quot;');&quot;" office:value-type="string" office:string-value="INSERT INTO model_colors (id_color, ref_color, hex_color)VALUES(244, '', '');" calcext:value-type="string">
            <text:p>INSERT INTO model_colors (id_color, ref_color, hex_color)VALUES(244, '', '');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&quot;INSERT INTO model_colors (id_color, ref_color, hex_color)VALUES(&quot; &amp; [.A246] &amp; &quot;, '', '&quot; &amp; [.B246] &amp; &quot;');&quot;" office:value-type="string" office:string-value="INSERT INTO model_colors (id_color, ref_color, hex_color)VALUES(245, '', '');" calcext:value-type="string">
            <text:p>INSERT INTO model_colors (id_color, ref_color, hex_color)VALUES(245, '', '');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&quot;INSERT INTO model_colors (id_color, ref_color, hex_color)VALUES(&quot; &amp; [.A247] &amp; &quot;, '', '&quot; &amp; [.B247] &amp; &quot;');&quot;" office:value-type="string" office:string-value="INSERT INTO model_colors (id_color, ref_color, hex_color)VALUES(246, '', '');" calcext:value-type="string">
            <text:p>INSERT INTO model_colors (id_color, ref_color, hex_color)VALUES(246, '', '');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&quot;INSERT INTO model_colors (id_color, ref_color, hex_color)VALUES(&quot; &amp; [.A248] &amp; &quot;, '', '&quot; &amp; [.B248] &amp; &quot;');&quot;" office:value-type="string" office:string-value="INSERT INTO model_colors (id_color, ref_color, hex_color)VALUES(247, '', '');" calcext:value-type="string">
            <text:p>INSERT INTO model_colors (id_color, ref_color, hex_color)VALUES(247, '', '');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&quot;INSERT INTO model_colors (id_color, ref_color, hex_color)VALUES(&quot; &amp; [.A249] &amp; &quot;, '', '&quot; &amp; [.B249] &amp; &quot;');&quot;" office:value-type="string" office:string-value="INSERT INTO model_colors (id_color, ref_color, hex_color)VALUES(248, '', '');" calcext:value-type="string">
            <text:p>INSERT INTO model_colors (id_color, ref_color, hex_color)VALUES(248, '', '');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&quot;INSERT INTO model_colors (id_color, ref_color, hex_color)VALUES(&quot; &amp; [.A250] &amp; &quot;, '', '&quot; &amp; [.B250] &amp; &quot;');&quot;" office:value-type="string" office:string-value="INSERT INTO model_colors (id_color, ref_color, hex_color)VALUES(249, '', '');" calcext:value-type="string">
            <text:p>INSERT INTO model_colors (id_color, ref_color, hex_color)VALUES(249, '', '');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&quot;INSERT INTO model_colors (id_color, ref_color, hex_color)VALUES(&quot; &amp; [.A251] &amp; &quot;, '', '&quot; &amp; [.B251] &amp; &quot;');&quot;" office:value-type="string" office:string-value="INSERT INTO model_colors (id_color, ref_color, hex_color)VALUES(250, '', '');" calcext:value-type="string">
            <text:p>INSERT INTO model_colors (id_color, ref_color, hex_color)VALUES(250, '', '');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&quot;INSERT INTO model_colors (id_color, ref_color, hex_color)VALUES(&quot; &amp; [.A252] &amp; &quot;, '', '&quot; &amp; [.B252] &amp; &quot;');&quot;" office:value-type="string" office:string-value="INSERT INTO model_colors (id_color, ref_color, hex_color)VALUES(251, '', '');" calcext:value-type="string">
            <text:p>INSERT INTO model_colors (id_color, ref_color, hex_color)VALUES(251, '', '');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&quot;INSERT INTO model_colors (id_color, ref_color, hex_color)VALUES(&quot; &amp; [.A253] &amp; &quot;, '', '&quot; &amp; [.B253] &amp; &quot;');&quot;" office:value-type="string" office:string-value="INSERT INTO model_colors (id_color, ref_color, hex_color)VALUES(252, '', '');" calcext:value-type="string">
            <text:p>INSERT INTO model_colors (id_color, ref_color, hex_color)VALUES(252, '', '');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&quot;INSERT INTO model_colors (id_color, ref_color, hex_color)VALUES(&quot; &amp; [.A254] &amp; &quot;, '', '&quot; &amp; [.B254] &amp; &quot;');&quot;" office:value-type="string" office:string-value="INSERT INTO model_colors (id_color, ref_color, hex_color)VALUES(253, '', '');" calcext:value-type="string">
            <text:p>INSERT INTO model_colors (id_color, ref_color, hex_color)VALUES(253, '', '');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&quot;INSERT INTO model_colors (id_color, ref_color, hex_color)VALUES(&quot; &amp; [.A255] &amp; &quot;, '', '&quot; &amp; [.B255] &amp; &quot;');&quot;" office:value-type="string" office:string-value="INSERT INTO model_colors (id_color, ref_color, hex_color)VALUES(254, '', '');" calcext:value-type="string">
            <text:p>INSERT INTO model_colors (id_color, ref_color, hex_color)VALUES(254, '', '');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&quot;INSERT INTO model_colors (id_color, ref_color, hex_color)VALUES(&quot; &amp; [.A256] &amp; &quot;, '', '&quot; &amp; [.B256] &amp; &quot;');&quot;" office:value-type="string" office:string-value="INSERT INTO model_colors (id_color, ref_color, hex_color)VALUES(255, '', '');" calcext:value-type="string">
            <text:p>INSERT INTO model_colors (id_color, ref_color, hex_color)VALUES(255, '', '');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&quot;INSERT INTO model_colors (id_color, ref_color, hex_color)VALUES(&quot; &amp; [.A257] &amp; &quot;, '', '&quot; &amp; [.B257] &amp; &quot;');&quot;" office:value-type="string" office:string-value="INSERT INTO model_colors (id_color, ref_color, hex_color)VALUES(256, '', '');" calcext:value-type="string">
            <text:p>INSERT INTO model_colors (id_color, ref_color, hex_color)VALUES(256, '', '');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&quot;INSERT INTO model_colors (id_color, ref_color, hex_color)VALUES(&quot; &amp; [.A258] &amp; &quot;, '', '&quot; &amp; [.B258] &amp; &quot;');&quot;" office:value-type="string" office:string-value="INSERT INTO model_colors (id_color, ref_color, hex_color)VALUES(257, '', '');" calcext:value-type="string">
            <text:p>INSERT INTO model_colors (id_color, ref_color, hex_color)VALUES(257, '', '');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&quot;INSERT INTO model_colors (id_color, ref_color, hex_color)VALUES(&quot; &amp; [.A259] &amp; &quot;, '', '&quot; &amp; [.B259] &amp; &quot;');&quot;" office:value-type="string" office:string-value="INSERT INTO model_colors (id_color, ref_color, hex_color)VALUES(258, '', '');" calcext:value-type="string">
            <text:p>INSERT INTO model_colors (id_color, ref_color, hex_color)VALUES(258, '', '');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&quot;INSERT INTO model_colors (id_color, ref_color, hex_color)VALUES(&quot; &amp; [.A260] &amp; &quot;, '', '&quot; &amp; [.B260] &amp; &quot;');&quot;" office:value-type="string" office:string-value="INSERT INTO model_colors (id_color, ref_color, hex_color)VALUES(259, '', '');" calcext:value-type="string">
            <text:p>INSERT INTO model_colors (id_color, ref_color, hex_color)VALUES(259, '', '');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&quot;INSERT INTO model_colors (id_color, ref_color, hex_color)VALUES(&quot; &amp; [.A261] &amp; &quot;, '', '&quot; &amp; [.B261] &amp; &quot;');&quot;" office:value-type="string" office:string-value="INSERT INTO model_colors (id_color, ref_color, hex_color)VALUES(260, '', '');" calcext:value-type="string">
            <text:p>INSERT INTO model_colors (id_color, ref_color, hex_color)VALUES(260, '', '');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&quot;INSERT INTO model_colors (id_color, ref_color, hex_color)VALUES(&quot; &amp; [.A262] &amp; &quot;, '', '&quot; &amp; [.B262] &amp; &quot;');&quot;" office:value-type="string" office:string-value="INSERT INTO model_colors (id_color, ref_color, hex_color)VALUES(261, '', '');" calcext:value-type="string">
            <text:p>INSERT INTO model_colors (id_color, ref_color, hex_color)VALUES(261, '', '');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&quot;INSERT INTO model_colors (id_color, ref_color, hex_color)VALUES(&quot; &amp; [.A263] &amp; &quot;, '', '&quot; &amp; [.B263] &amp; &quot;');&quot;" office:value-type="string" office:string-value="INSERT INTO model_colors (id_color, ref_color, hex_color)VALUES(262, '', '');" calcext:value-type="string">
            <text:p>INSERT INTO model_colors (id_color, ref_color, hex_color)VALUES(262, '', '');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&quot;INSERT INTO model_colors (id_color, ref_color, hex_color)VALUES(&quot; &amp; [.A264] &amp; &quot;, '', '&quot; &amp; [.B264] &amp; &quot;');&quot;" office:value-type="string" office:string-value="INSERT INTO model_colors (id_color, ref_color, hex_color)VALUES(263, '', '');" calcext:value-type="string">
            <text:p>INSERT INTO model_colors (id_color, ref_color, hex_color)VALUES(263, '', '');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&quot;INSERT INTO model_colors (id_color, ref_color, hex_color)VALUES(&quot; &amp; [.A265] &amp; &quot;, '', '&quot; &amp; [.B265] &amp; &quot;');&quot;" office:value-type="string" office:string-value="INSERT INTO model_colors (id_color, ref_color, hex_color)VALUES(264, '', '');" calcext:value-type="string">
            <text:p>INSERT INTO model_colors (id_color, ref_color, hex_color)VALUES(264, '', '');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&quot;INSERT INTO model_colors (id_color, ref_color, hex_color)VALUES(&quot; &amp; [.A266] &amp; &quot;, '', '&quot; &amp; [.B266] &amp; &quot;');&quot;" office:value-type="string" office:string-value="INSERT INTO model_colors (id_color, ref_color, hex_color)VALUES(265, '', '');" calcext:value-type="string">
            <text:p>INSERT INTO model_colors (id_color, ref_color, hex_color)VALUES(265, '', '');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&quot;INSERT INTO model_colors (id_color, ref_color, hex_color)VALUES(&quot; &amp; [.A267] &amp; &quot;, '', '&quot; &amp; [.B267] &amp; &quot;');&quot;" office:value-type="string" office:string-value="INSERT INTO model_colors (id_color, ref_color, hex_color)VALUES(266, '', '');" calcext:value-type="string">
            <text:p>INSERT INTO model_colors (id_color, ref_color, hex_color)VALUES(266, '', '');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&quot;INSERT INTO model_colors (id_color, ref_color, hex_color)VALUES(&quot; &amp; [.A268] &amp; &quot;, '', '&quot; &amp; [.B268] &amp; &quot;');&quot;" office:value-type="string" office:string-value="INSERT INTO model_colors (id_color, ref_color, hex_color)VALUES(267, '', '');" calcext:value-type="string">
            <text:p>INSERT INTO model_colors (id_color, ref_color, hex_color)VALUES(267, '', '');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657b7b</text:p>
          </table:table-cell>
          <table:table-cell table:formula="of:=&quot;INSERT INTO model_colors (id_color, ref_color, hex_color)VALUES(&quot; &amp; [.A269] &amp; &quot;, '', '&quot; &amp; [.B269] &amp; &quot;');&quot;" office:value-type="string" office:string-value="INSERT INTO model_colors (id_color, ref_color, hex_color)VALUES(268, '', '657b7b');" calcext:value-type="string">
            <text:p>INSERT INTO model_colors (id_color, ref_color, hex_color)VALUES(268, '', '657b7b');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 office:value-type="float" office:value="708989" calcext:value-type="float">
            <text:p>708989</text:p>
          </table:table-cell>
          <table:table-cell table:formula="of:=&quot;INSERT INTO model_colors (id_color, ref_color, hex_color)VALUES(&quot; &amp; [.A270] &amp; &quot;, '', '&quot; &amp; [.B270] &amp; &quot;');&quot;" office:value-type="string" office:string-value="INSERT INTO model_colors (id_color, ref_color, hex_color)VALUES(269, '', '708989');" calcext:value-type="string">
            <text:p>INSERT INTO model_colors (id_color, ref_color, hex_color)VALUES(269, '', '708989');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&quot;INSERT INTO model_colors (id_color, ref_color, hex_color)VALUES(&quot; &amp; [.A271] &amp; &quot;, '', '&quot; &amp; [.B271] &amp; &quot;');&quot;" office:value-type="string" office:string-value="INSERT INTO model_colors (id_color, ref_color, hex_color)VALUES(270, '', '');" calcext:value-type="string">
            <text:p>INSERT INTO model_colors (id_color, ref_color, hex_color)VALUES(270, '', '');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 office:value-type="string" calcext:value-type="string">
            <text:p>CE8C42</text:p>
          </table:table-cell>
          <table:table-cell table:formula="of:=&quot;INSERT INTO model_colors (id_color, ref_color, hex_color)VALUES(&quot; &amp; [.A272] &amp; &quot;, '', '&quot; &amp; [.B272] &amp; &quot;');&quot;" office:value-type="string" office:string-value="INSERT INTO model_colors (id_color, ref_color, hex_color)VALUES(271, '', 'CE8C42');" calcext:value-type="string">
            <text:p>INSERT INTO model_colors (id_color, ref_color, hex_color)VALUES(271, '', 'CE8C42');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513D3C</text:p>
          </table:table-cell>
          <table:table-cell table:formula="of:=&quot;INSERT INTO model_colors (id_color, ref_color, hex_color)VALUES(&quot; &amp; [.A273] &amp; &quot;, '', '&quot; &amp; [.B273] &amp; &quot;');&quot;" office:value-type="string" office:string-value="INSERT INTO model_colors (id_color, ref_color, hex_color)VALUES(272, '', '513D3C');" calcext:value-type="string">
            <text:p>INSERT INTO model_colors (id_color, ref_color, hex_color)VALUES(272, '', '513D3C');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 office:value-type="float" office:value="365462" calcext:value-type="float">
            <text:p>365462</text:p>
          </table:table-cell>
          <table:table-cell table:formula="of:=&quot;INSERT INTO model_colors (id_color, ref_color, hex_color)VALUES(&quot; &amp; [.A274] &amp; &quot;, '', '&quot; &amp; [.B274] &amp; &quot;');&quot;" office:value-type="string" office:string-value="INSERT INTO model_colors (id_color, ref_color, hex_color)VALUES(273, '', '365462');" calcext:value-type="string">
            <text:p>INSERT INTO model_colors (id_color, ref_color, hex_color)VALUES(273, '', '365462');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 office:value-type="float" office:value="2.73E+055" calcext:value-type="float">
            <text:p>27300000000000000000000000000000000000000000000000000000</text:p>
          </table:table-cell>
          <table:table-cell table:formula="of:=&quot;INSERT INTO model_colors (id_color, ref_color, hex_color)VALUES(&quot; &amp; [.A275] &amp; &quot;, '', '&quot; &amp; [.B275] &amp; &quot;');&quot;" office:value-type="string" office:string-value="INSERT INTO model_colors (id_color, ref_color, hex_color)VALUES(274, '', '2,73E+055');" calcext:value-type="string">
            <text:p>INSERT INTO model_colors (id_color, ref_color, hex_color)VALUES(274, '', '2,73E+055');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&quot;INSERT INTO model_colors (id_color, ref_color, hex_color)VALUES(&quot; &amp; [.A276] &amp; &quot;, '', '&quot; &amp; [.B276] &amp; &quot;');&quot;" office:value-type="string" office:string-value="INSERT INTO model_colors (id_color, ref_color, hex_color)VALUES(275, '', '');" calcext:value-type="string">
            <text:p>INSERT INTO model_colors (id_color, ref_color, hex_color)VALUES(275, '', '');</text:p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NTILLA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9" table:default-cell-style-name="ce5"/>
        <table:table-column table:style-name="co10" table:default-cell-style-name="ce5"/>
        <table:table-column table:style-name="co2" table:default-cell-style-name="ce5"/>
        <table:table-column table:style-name="co1" table:number-columns-repeated="1009" table:default-cell-style-name="ce5"/>
        <table:table-row table:style-name="ro2">
          <table:table-cell table:style-name="ce3" office:value-type="string" calcext:value-type="string">
            <text:p>Id Colour</text:p>
          </table:table-cell>
          <table:table-cell table:style-name="ce6" office:value-type="string" calcext:value-type="string">
            <text:p>New Citadel</text:p>
          </table:table-cell>
          <table:table-cell table:style-name="ce3" office:value-type="string" calcext:value-type="string">
            <text:p>Old Citadel</text:p>
          </table:table-cell>
          <table:table-cell table:style-name="ce6" office:value-type="string" calcext:value-type="string">
            <text:p>Vallejo Game Color</text:p>
          </table:table-cell>
          <table:table-cell table:style-name="ce3" office:value-type="string" calcext:value-type="string">
            <text:p>VGC#</text:p>
          </table:table-cell>
          <table:table-cell table:style-name="ce6" office:value-type="string" calcext:value-type="string">
            <text:p>Vallejo Model Color</text:p>
          </table:table-cell>
          <table:table-cell table:style-name="ce3" office:value-type="string" calcext:value-type="string">
            <text:p>VMC#</text:p>
          </table:table-cell>
          <table:table-cell table:style-name="ce6" office:value-type="string" calcext:value-type="string">
            <text:p>Vallejo Model Air</text:p>
          </table:table-cell>
          <table:table-cell table:style-name="ce3" office:value-type="string" calcext:value-type="string">
            <text:p>VMA#</text:p>
          </table:table-cell>
          <table:table-cell table:style-name="ce6" office:value-type="string" calcext:value-type="string">
            <text:p>Rackham</text:p>
          </table:table-cell>
          <table:table-cell table:style-name="ce3" office:value-type="string" calcext:value-type="string">
            <text:p>Reaper Master</text:p>
          </table:table-cell>
          <table:table-cell table:style-name="ce6" office:value-type="string" calcext:value-type="string">
            <text:p>Privateer Press P3****</text:p>
          </table:table-cell>
          <table:table-cell table:style-name="ce3" office:value-type="string" calcext:value-type="string">
            <text:p>Coat D'arms***</text:p>
          </table:table-cell>
          <table:table-cell table:style-name="ce6" office:value-type="string" calcext:value-type="string">
            <text:p>Hex Code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White Scar</text:p>
          </table:table-cell>
          <table:table-cell table:style-name="ce7" office:value-type="string" calcext:value-type="string">
            <text:p>Skull White</text:p>
          </table:table-cell>
          <table:table-cell table:style-name="ce7" office:value-type="string" calcext:value-type="string">
            <text:p>Dead White (001)</text:p>
          </table:table-cell>
          <table:table-cell table:style-name="ce7" office:value-type="float" office:value="72001" calcext:value-type="float">
            <text:p>72001</text:p>
          </table:table-cell>
          <table:table-cell table:style-name="ce7" office:value-type="string" calcext:value-type="string">
            <text:p>White (951)</text:p>
          </table:table-cell>
          <table:table-cell table:style-name="ce7" office:value-type="float" office:value="70951" calcext:value-type="float">
            <text:p>70951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float" office:value="71001" calcext:value-type="float">
            <text:p>71001</text:p>
          </table:table-cell>
          <table:table-cell table:style-name="ce7" office:value-type="string" calcext:value-type="string">
            <text:p>Eternal White (1)</text:p>
          </table:table-cell>
          <table:table-cell table:style-name="ce7" office:value-type="string" calcext:value-type="string">
            <text:p>Pure White (9039)</text:p>
          </table:table-cell>
          <table:table-cell table:style-name="ce7" office:value-type="string" calcext:value-type="string">
            <text:p>Morrow white</text:p>
          </table:table-cell>
          <table:table-cell table:style-name="ce7" office:value-type="string" calcext:value-type="string">
            <text:p>White (101)</text:p>
          </table:table-cell>
          <table:table-cell table:style-name="ce7" office:value-type="string" calcext:value-type="string">
            <text:p>FFFFFF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7" office:value-type="string" calcext:value-type="string">
            <text:p>Smelly Primer*</text:p>
          </table:table-cell>
          <table:table-cell table:style-name="ce7" office:value-type="string" calcext:value-type="string">
            <text:p>White Primer (002)</text:p>
          </table:table-cell>
          <table:table-cell table:style-name="ce7" office:value-type="float" office:value="72002" calcext:value-type="float">
            <text:p>72002</text:p>
          </table:table-cell>
          <table:table-cell table:style-name="ce7" office:value-type="string" calcext:value-type="string">
            <text:p>Foundation White (919)</text:p>
          </table:table-cell>
          <table:table-cell table:style-name="ce7" office:value-type="float" office:value="70919" calcext:value-type="float">
            <text:p>70919</text:p>
          </table:table-cell>
          <table:table-cell table:style-name="ce4" table:number-columns-repeated="3"/>
          <table:table-cell table:style-name="ce7" office:value-type="string" calcext:value-type="string">
            <text:p>Brush-on Primer (9108)</text:p>
          </table:table-cell>
          <table:table-cell table:style-name="ce4"/>
          <table:table-cell table:style-name="ce7" office:value-type="string" calcext:value-type="string">
            <text:p>Grey Primer (141)</text:p>
          </table:table-cell>
          <table:table-cell table:style-name="ce7" office:value-type="string" calcext:value-type="string">
            <text:p>FFFFFF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7" office:value-type="string" calcext:value-type="string">
            <text:p>Pallid Flesh*</text:p>
          </table:table-cell>
          <table:table-cell table:style-name="ce7" office:value-type="string" calcext:value-type="string">
            <text:p>Pale Flesh (003)</text:p>
          </table:table-cell>
          <table:table-cell table:style-name="ce7" office:value-type="float" office:value="72003" calcext:value-type="float">
            <text:p>72003</text:p>
          </table:table-cell>
          <table:table-cell table:style-name="ce7" office:value-type="string" calcext:value-type="string">
            <text:p>Light Flesh (928)</text:p>
          </table:table-cell>
          <table:table-cell table:style-name="ce7" office:value-type="float" office:value="70928" calcext:value-type="float">
            <text:p>70928</text:p>
          </table:table-cell>
          <table:table-cell table:style-name="ce4" table:number-columns-repeated="2"/>
          <table:table-cell table:style-name="ce7" office:value-type="string" calcext:value-type="string">
            <text:p>Pearly Flesh (31)</text:p>
          </table:table-cell>
          <table:table-cell table:style-name="ce7" office:value-type="string" calcext:value-type="string">
            <text:p>Rosy Highlight (9069)</text:p>
          </table:table-cell>
          <table:table-cell table:style-name="ce4"/>
          <table:table-cell table:style-name="ce7" office:value-type="string" calcext:value-type="string">
            <text:p>Flesh (213)</text:p>
          </table:table-cell>
          <table:table-cell table:style-name="ce7" office:value-type="string" calcext:value-type="string">
            <text:p>EEC8C7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Kislev Flesh</text:p>
          </table:table-cell>
          <table:table-cell table:style-name="ce7" office:value-type="string" calcext:value-type="string">
            <text:p>Elf Flesh</text:p>
          </table:table-cell>
          <table:table-cell table:style-name="ce7" office:value-type="string" calcext:value-type="string">
            <text:p>Elf Skintone (004)</text:p>
          </table:table-cell>
          <table:table-cell table:style-name="ce7" office:value-type="float" office:value="72004" calcext:value-type="float">
            <text:p>72004</text:p>
          </table:table-cell>
          <table:table-cell table:style-name="ce7" office:value-type="string" calcext:value-type="string">
            <text:p>Flat Flesh (955)</text:p>
          </table:table-cell>
          <table:table-cell table:style-name="ce7" office:value-type="float" office:value="70955" calcext:value-type="float">
            <text:p>70955</text:p>
          </table:table-cell>
          <table:table-cell table:style-name="ce4" table:number-columns-repeated="2"/>
          <table:table-cell table:style-name="ce7" office:value-type="string" calcext:value-type="string">
            <text:p>Craggy Skin (30)</text:p>
          </table:table-cell>
          <table:table-cell table:style-name="ce7" office:value-type="string" calcext:value-type="string">
            <text:p>Rosy Highlight ** (9069)</text:p>
          </table:table-cell>
          <table:table-cell table:style-name="ce4"/>
          <table:table-cell table:style-name="ce7" office:value-type="string" calcext:value-type="string">
            <text:p>Elven Flesh (123)</text:p>
          </table:table-cell>
          <table:table-cell table:style-name="ce7" office:value-type="string" calcext:value-type="string">
            <text:p>F7BD7B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7" office:value-type="string" calcext:value-type="string">
            <text:p>Bad Moon Yellow*</text:p>
          </table:table-cell>
          <table:table-cell table:style-name="ce7" office:value-type="string" calcext:value-type="string">
            <text:p>Bald Moon Yellow (005)</text:p>
          </table:table-cell>
          <table:table-cell table:style-name="ce7" office:value-type="float" office:value="72005" calcext:value-type="float">
            <text:p>72005</text:p>
          </table:table-cell>
          <table:table-cell table:style-name="ce7" office:value-type="string" calcext:value-type="string">
            <text:p>Lemon Yellow (952)</text:p>
          </table:table-cell>
          <table:table-cell table:style-name="ce7" office:value-type="float" office:value="70952" calcext:value-type="float">
            <text:p>70952</text:p>
          </table:table-cell>
          <table:table-cell table:style-name="ce4" table:number-columns-repeated="3"/>
          <table:table-cell table:style-name="ce7" office:value-type="string" calcext:value-type="string">
            <text:p>Clear Yellow (9095)</text:p>
          </table:table-cell>
          <table:table-cell table:style-name="ce4"/>
          <table:table-cell table:style-name="ce7" office:value-type="string" calcext:value-type="string">
            <text:p>Dusky Yellow (146)</text:p>
          </table:table-cell>
          <table:table-cell table:style-name="ce7" office:value-type="string" calcext:value-type="string">
            <text:p>FFF70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Flash Gitz Yellow</text:p>
          </table:table-cell>
          <table:table-cell table:style-name="ce7" office:value-type="string" calcext:value-type="string">
            <text:p>Sunburst Yellow</text:p>
          </table:table-cell>
          <table:table-cell table:style-name="ce7" office:value-type="string" calcext:value-type="string">
            <text:p>Sunblast Yellow (006)</text:p>
          </table:table-cell>
          <table:table-cell table:style-name="ce7" office:value-type="float" office:value="72006" calcext:value-type="float">
            <text:p>72006</text:p>
          </table:table-cell>
          <table:table-cell table:style-name="ce7" office:value-type="string" calcext:value-type="string">
            <text:p>Flat Yellow (953)</text:p>
          </table:table-cell>
          <table:table-cell table:style-name="ce7" office:value-type="float" office:value="70953" calcext:value-type="float">
            <text:p>70953</text:p>
          </table:table-cell>
          <table:table-cell table:style-name="ce7" office:value-type="string" calcext:value-type="string">
            <text:p>Gold Yellow (078)</text:p>
          </table:table-cell>
          <table:table-cell table:style-name="ce7" office:value-type="float" office:value="71078" calcext:value-type="float">
            <text:p>71078</text:p>
          </table:table-cell>
          <table:table-cell table:style-name="ce7" office:value-type="string" calcext:value-type="string">
            <text:p>Lahn Yellow (40)</text:p>
          </table:table-cell>
          <table:table-cell table:style-name="ce7" office:value-type="string" calcext:value-type="string">
            <text:p>Sun Yellow (9008)</text:p>
          </table:table-cell>
          <table:table-cell table:style-name="ce4"/>
          <table:table-cell table:style-name="ce7" office:value-type="string" calcext:value-type="string">
            <text:p>Sun Yellow (103)</text:p>
          </table:table-cell>
          <table:table-cell table:style-name="ce7" office:value-type="string" calcext:value-type="string">
            <text:p>FFE70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Yriel Yellow</text:p>
          </table:table-cell>
          <table:table-cell table:style-name="ce7" office:value-type="string" calcext:value-type="string">
            <text:p>Golden Yellow</text:p>
          </table:table-cell>
          <table:table-cell table:style-name="ce7" office:value-type="string" calcext:value-type="string">
            <text:p>Gold Yellow (007)</text:p>
          </table:table-cell>
          <table:table-cell table:style-name="ce7" office:value-type="float" office:value="72007" calcext:value-type="float">
            <text:p>72007</text:p>
          </table:table-cell>
          <table:table-cell table:style-name="ce7" office:value-type="string" calcext:value-type="string">
            <text:p>Golden Yellow (948)</text:p>
          </table:table-cell>
          <table:table-cell table:style-name="ce7" office:value-type="float" office:value="70948" calcext:value-type="float">
            <text:p>70948</text:p>
          </table:table-cell>
          <table:table-cell table:style-name="ce4" table:number-columns-repeated="2"/>
          <table:table-cell table:style-name="ce7" office:value-type="string" calcext:value-type="string">
            <text:p>Royal Yellow (39)</text:p>
          </table:table-cell>
          <table:table-cell table:style-name="ce7" office:value-type="string" calcext:value-type="string">
            <text:p>Marigold Yellow (9007)</text:p>
          </table:table-cell>
          <table:table-cell table:style-name="ce4"/>
          <table:table-cell table:style-name="ce7" office:value-type="string" calcext:value-type="string">
            <text:p>Golden Yellow (159)</text:p>
          </table:table-cell>
          <table:table-cell table:style-name="ce7" office:value-type="string" calcext:value-type="string">
            <text:p>FFCE0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7" office:value-type="string" calcext:value-type="string">
            <text:p>Fiery Orange *</text:p>
          </table:table-cell>
          <table:table-cell table:style-name="ce7" office:value-type="string" calcext:value-type="string">
            <text:p>Orange Fire (008)</text:p>
          </table:table-cell>
          <table:table-cell table:style-name="ce7" office:value-type="float" office:value="72008" calcext:value-type="float">
            <text:p>72008</text:p>
          </table:table-cell>
          <table:table-cell table:style-name="ce7" office:value-type="string" calcext:value-type="string">
            <text:p>Light Orange (911)</text:p>
          </table:table-cell>
          <table:table-cell table:style-name="ce7" office:value-type="float" office:value="70911" calcext:value-type="float">
            <text:p>70911</text:p>
          </table:table-cell>
          <table:table-cell table:style-name="ce4" table:number-columns-repeated="2"/>
          <table:table-cell table:style-name="ce7" office:value-type="string" calcext:value-type="string">
            <text:p>Merin's Fire (38)</text:p>
          </table:table-cell>
          <table:table-cell table:style-name="ce7" office:value-type="string" calcext:value-type="string">
            <text:p>Fire Orange (9006)</text:p>
          </table:table-cell>
          <table:table-cell table:style-name="ce4"/>
          <table:table-cell table:style-name="ce7" office:value-type="string" calcext:value-type="string">
            <text:p>Flame Orange (105)</text:p>
          </table:table-cell>
          <table:table-cell table:style-name="ce7" office:value-type="string" calcext:value-type="string">
            <text:p>FF7B0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Troll Slayer Orange</text:p>
          </table:table-cell>
          <table:table-cell table:style-name="ce7" office:value-type="string" calcext:value-type="string">
            <text:p>Blazing Orange</text:p>
          </table:table-cell>
          <table:table-cell table:style-name="ce7" office:value-type="string" calcext:value-type="string">
            <text:p>Hot Orange (009)</text:p>
          </table:table-cell>
          <table:table-cell table:style-name="ce7" office:value-type="float" office:value="72009" calcext:value-type="float">
            <text:p>72009</text:p>
          </table:table-cell>
          <table:table-cell table:style-name="ce7" office:value-type="string" calcext:value-type="string">
            <text:p>Scarlet (817)</text:p>
          </table:table-cell>
          <table:table-cell table:style-name="ce7" office:value-type="float" office:value="70817" calcext:value-type="float">
            <text:p>70817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float" office:value="71003" calcext:value-type="float">
            <text:p>71003</text:p>
          </table:table-cell>
          <table:table-cell table:style-name="ce7" office:value-type="string" calcext:value-type="string">
            <text:p>Fusion Red (37)</text:p>
          </table:table-cell>
          <table:table-cell table:style-name="ce7" office:value-type="string" calcext:value-type="string">
            <text:p>Phoenix Red (9005)</text:p>
          </table:table-cell>
          <table:table-cell table:style-name="ce4"/>
          <table:table-cell table:style-name="ce7" office:value-type="string" calcext:value-type="string">
            <text:p>Burnt Orange (147)</text:p>
          </table:table-cell>
          <table:table-cell table:style-name="ce7" office:value-type="string" calcext:value-type="string">
            <text:p>FF3108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Evil Sunz Scarlet</text:p>
          </table:table-cell>
          <table:table-cell table:style-name="ce7" office:value-type="string" calcext:value-type="string">
            <text:p>Blood Red</text:p>
          </table:table-cell>
          <table:table-cell table:style-name="ce7" office:value-type="string" calcext:value-type="string">
            <text:p>Bloody Red (010)</text:p>
          </table:table-cell>
          <table:table-cell table:style-name="ce7" office:value-type="string" calcext:value-type="string">
            <text:p>72.01</text:p>
          </table:table-cell>
          <table:table-cell table:style-name="ce7" office:value-type="string" calcext:value-type="string">
            <text:p>Vermillion (909)</text:p>
          </table:table-cell>
          <table:table-cell table:style-name="ce7" office:value-type="float" office:value="70909" calcext:value-type="float">
            <text:p>70909</text:p>
          </table:table-cell>
          <table:table-cell table:style-name="ce4" table:number-columns-repeated="2"/>
          <table:table-cell table:style-name="ce7" office:value-type="string" calcext:value-type="string">
            <text:p>Rackham Red (36)</text:p>
          </table:table-cell>
          <table:table-cell table:style-name="ce7" office:value-type="string" calcext:value-type="string">
            <text:p>Clear Red (9094)</text:p>
          </table:table-cell>
          <table:table-cell table:style-name="ce4"/>
          <table:table-cell table:style-name="ce7" office:value-type="string" calcext:value-type="string">
            <text:p>Blood Red (104)</text:p>
          </table:table-cell>
          <table:table-cell table:style-name="ce7" office:value-type="string" calcext:value-type="string">
            <text:p>CE0018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Wazdakka Red</text:p>
          </table:table-cell>
          <table:table-cell table:style-name="ce7" office:value-type="string" calcext:value-type="string">
            <text:p>Red Gore</text:p>
          </table:table-cell>
          <table:table-cell table:style-name="ce7" office:value-type="string" calcext:value-type="string">
            <text:p>Gory Red (011)</text:p>
          </table:table-cell>
          <table:table-cell table:style-name="ce7" office:value-type="float" office:value="72011" calcext:value-type="float">
            <text:p>72011</text:p>
          </table:table-cell>
          <table:table-cell table:style-name="ce7" office:value-type="string" calcext:value-type="string">
            <text:p>Cavalry Brown (982)</text:p>
          </table:table-cell>
          <table:table-cell table:style-name="ce7" office:value-type="float" office:value="70982" calcext:value-type="float">
            <text:p>70982</text:p>
          </table:table-cell>
          <table:table-cell table:style-name="ce7" office:value-type="string" calcext:value-type="string">
            <text:p>Mahagony (036)</text:p>
          </table:table-cell>
          <table:table-cell table:style-name="ce7" office:value-type="float" office:value="71036" calcext:value-type="float">
            <text:p>71036</text:p>
          </table:table-cell>
          <table:table-cell table:style-name="ce7" office:value-type="string" calcext:value-type="string">
            <text:p>Natural Leather (34)</text:p>
          </table:table-cell>
          <table:table-cell table:style-name="ce7" office:value-type="string" calcext:value-type="string">
            <text:p>Carnage Red (9135)</text:p>
          </table:table-cell>
          <table:table-cell table:style-name="ce4"/>
          <table:table-cell table:style-name="ce7" office:value-type="string" calcext:value-type="string">
            <text:p>Vampire Red (129)</text:p>
          </table:table-cell>
          <table:table-cell table:style-name="ce7" office:value-type="float" office:value="940008" calcext:value-type="float">
            <text:p>940008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Khorne Red</text:p>
          </table:table-cell>
          <table:table-cell table:style-name="ce7" office:value-type="string" calcext:value-type="string">
            <text:p>Scab Red</text:p>
          </table:table-cell>
          <table:table-cell table:style-name="ce7" office:value-type="string" calcext:value-type="string">
            <text:p>Scarlett Red (012)</text:p>
          </table:table-cell>
          <table:table-cell table:style-name="ce7" office:value-type="float" office:value="72012" calcext:value-type="float">
            <text:p>72012</text:p>
          </table:table-cell>
          <table:table-cell table:style-name="ce7" office:value-type="string" calcext:value-type="string">
            <text:p>Carmine Red (908)</text:p>
          </table:table-cell>
          <table:table-cell table:style-name="ce7" office:value-type="float" office:value="70908" calcext:value-type="float">
            <text:p>70908</text:p>
          </table:table-cell>
          <table:table-cell table:style-name="ce4" table:number-columns-repeated="2"/>
          <table:table-cell table:style-name="ce7" office:value-type="string" calcext:value-type="string">
            <text:p>Arcavia Red (35)</text:p>
          </table:table-cell>
          <table:table-cell table:style-name="ce7" office:value-type="string" calcext:value-type="string">
            <text:p>Deep Red (9002)</text:p>
          </table:table-cell>
          <table:table-cell table:style-name="ce4" table:number-columns-repeated="2"/>
          <table:table-cell table:style-name="ce7" office:value-type="float" office:value="990033" calcext:value-type="float">
            <text:p>990033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7" office:value-type="string" calcext:value-type="string">
            <text:p>Tentacle Pink*</text:p>
          </table:table-cell>
          <table:table-cell table:style-name="ce7" office:value-type="string" calcext:value-type="string">
            <text:p>Squid Pink (013)</text:p>
          </table:table-cell>
          <table:table-cell table:style-name="ce7" office:value-type="float" office:value="72013" calcext:value-type="float">
            <text:p>72013</text:p>
          </table:table-cell>
          <table:table-cell table:style-name="ce7" office:value-type="string" calcext:value-type="string">
            <text:p>Pink (958)</text:p>
          </table:table-cell>
          <table:table-cell table:style-name="ce7" office:value-type="float" office:value="70958" calcext:value-type="float">
            <text:p>70958</text:p>
          </table:table-cell>
          <table:table-cell table:style-name="ce4" table:number-columns-repeated="2"/>
          <table:table-cell table:style-name="ce7" office:value-type="string" calcext:value-type="string">
            <text:p>Friend Flesh (33)</text:p>
          </table:table-cell>
          <table:table-cell table:style-name="ce7" office:value-type="string" calcext:value-type="string">
            <text:p>Pale Violet ** (9027)</text:p>
          </table:table-cell>
          <table:table-cell table:style-name="ce4"/>
          <table:table-cell table:style-name="ce7" office:value-type="string" calcext:value-type="string">
            <text:p>Shocking Pink (144)</text:p>
          </table:table-cell>
          <table:table-cell table:style-name="ce7" office:value-type="string" calcext:value-type="string">
            <text:p>EF9CB5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creamer Pink</text:p>
          </table:table-cell>
          <table:table-cell table:style-name="ce7" office:value-type="string" calcext:value-type="string">
            <text:p>Warlock Purple</text:p>
          </table:table-cell>
          <table:table-cell table:style-name="ce7" office:value-type="string" calcext:value-type="string">
            <text:p>Warlord Purple (014)</text:p>
          </table:table-cell>
          <table:table-cell table:style-name="ce7" office:value-type="float" office:value="72014" calcext:value-type="float">
            <text:p>72014</text:p>
          </table:table-cell>
          <table:table-cell table:style-name="ce7" office:value-type="string" calcext:value-type="string">
            <text:p>Magenta (945)</text:p>
          </table:table-cell>
          <table:table-cell table:style-name="ce7" office:value-type="float" office:value="70945" calcext:value-type="float">
            <text:p>70945</text:p>
          </table:table-cell>
          <table:table-cell table:style-name="ce4" table:number-columns-repeated="2"/>
          <table:table-cell table:style-name="ce7" office:value-type="string" calcext:value-type="string">
            <text:p>Celestial Pink (46)</text:p>
          </table:table-cell>
          <table:table-cell table:style-name="ce7" office:value-type="string" calcext:value-type="string">
            <text:p>Pale Violet Red (9027)</text:p>
          </table:table-cell>
          <table:table-cell table:style-name="ce4"/>
          <table:table-cell table:style-name="ce7" office:value-type="string" calcext:value-type="string">
            <text:p>Warlock Purple (157)</text:p>
          </table:table-cell>
          <table:table-cell table:style-name="ce7" office:value-type="string" calcext:value-type="string">
            <text:p>9C004A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Xereus Purple</text:p>
          </table:table-cell>
          <table:table-cell table:style-name="ce7" office:value-type="string" calcext:value-type="string">
            <text:p>Liche Purple</text:p>
          </table:table-cell>
          <table:table-cell table:style-name="ce7" office:value-type="string" calcext:value-type="string">
            <text:p>Hexed Lichen (015)</text:p>
          </table:table-cell>
          <table:table-cell table:style-name="ce7" office:value-type="float" office:value="72015" calcext:value-type="float">
            <text:p>72015</text:p>
          </table:table-cell>
          <table:table-cell table:style-name="ce4" table:number-columns-repeated="4"/>
          <table:table-cell table:style-name="ce7" office:value-type="string" calcext:value-type="string">
            <text:p>Divine Purple (6)</text:p>
          </table:table-cell>
          <table:table-cell table:style-name="ce7" office:value-type="string" calcext:value-type="string">
            <text:p>Clear Plum (9132)</text:p>
          </table:table-cell>
          <table:table-cell table:style-name="ce7" office:value-type="string" calcext:value-type="string">
            <text:p>Beaten Purple (93051)</text:p>
          </table:table-cell>
          <table:table-cell table:style-name="ce7" office:value-type="string" calcext:value-type="string">
            <text:p>Poison Purple (118)</text:p>
          </table:table-cell>
          <table:table-cell table:style-name="ce7" office:value-type="string" calcext:value-type="string">
            <text:p>5A005A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7" office:value-type="string" calcext:value-type="string">
            <text:p>Imperial Purple*</text:p>
          </table:table-cell>
          <table:table-cell table:style-name="ce7" office:value-type="string" calcext:value-type="string">
            <text:p>Royal Purple (016)</text:p>
          </table:table-cell>
          <table:table-cell table:style-name="ce7" office:value-type="float" office:value="72016" calcext:value-type="float">
            <text:p>72016</text:p>
          </table:table-cell>
          <table:table-cell table:style-name="ce7" office:value-type="string" calcext:value-type="string">
            <text:p>Royal Purple (810)</text:p>
          </table:table-cell>
          <table:table-cell table:style-name="ce7" office:value-type="float" office:value="70810" calcext:value-type="float">
            <text:p>70810</text:p>
          </table:table-cell>
          <table:table-cell table:style-name="ce4" table:number-columns-repeated="3"/>
          <table:table-cell table:style-name="ce7" office:value-type="string" calcext:value-type="string">
            <text:p>Deep Amethyst (9079)</text:p>
          </table:table-cell>
          <table:table-cell table:style-name="ce4"/>
          <table:table-cell table:style-name="ce7" office:value-type="string" calcext:value-type="string">
            <text:p>Amethest Purple (160)</text:p>
          </table:table-cell>
          <table:table-cell table:style-name="ce7" office:value-type="string" calcext:value-type="string">
            <text:p>562F7E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7" office:value-type="string" calcext:value-type="string">
            <text:p>Nauseating Blue *</text:p>
          </table:table-cell>
          <table:table-cell table:style-name="ce7" office:value-type="string" calcext:value-type="string">
            <text:p>Sick Blue (017)</text:p>
          </table:table-cell>
          <table:table-cell table:style-name="ce7" office:value-type="float" office:value="72017" calcext:value-type="float">
            <text:p>72017</text:p>
          </table:table-cell>
          <table:table-cell table:style-name="ce7" office:value-type="string" calcext:value-type="string">
            <text:p>Violet ** (960)</text:p>
          </table:table-cell>
          <table:table-cell table:style-name="ce7" office:value-type="float" office:value="70960" calcext:value-type="float">
            <text:p>70960</text:p>
          </table:table-cell>
          <table:table-cell table:style-name="ce4" table:number-columns-repeated="3"/>
          <table:table-cell table:style-name="ce7" office:value-type="string" calcext:value-type="string">
            <text:p>Clear Purple (9099)</text:p>
          </table:table-cell>
          <table:table-cell table:style-name="ce4"/>
          <table:table-cell table:style-name="ce7" office:value-type="string" calcext:value-type="string">
            <text:p>Nauseous Blue (162)</text:p>
          </table:table-cell>
          <table:table-cell table:style-name="ce7" office:value-type="string" calcext:value-type="string">
            <text:p>412A7A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7" office:value-type="string" calcext:value-type="string">
            <text:p>Storm Blue *</text:p>
          </table:table-cell>
          <table:table-cell table:style-name="ce7" office:value-type="string" calcext:value-type="string">
            <text:p>Stormy Blue (018)</text:p>
          </table:table-cell>
          <table:table-cell table:style-name="ce7" office:value-type="float" office:value="72018" calcext:value-type="float">
            <text:p>72018</text:p>
          </table:table-cell>
          <table:table-cell table:style-name="ce7" office:value-type="string" calcext:value-type="string">
            <text:p>Blue (925)</text:p>
          </table:table-cell>
          <table:table-cell table:style-name="ce7" office:value-type="float" office:value="70925" calcext:value-type="float">
            <text:p>70925</text:p>
          </table:table-cell>
          <table:table-cell table:style-name="ce4" table:number-columns-repeated="2"/>
          <table:table-cell table:style-name="ce7" office:value-type="string" calcext:value-type="string">
            <text:p>Migol Blue (5)</text:p>
          </table:table-cell>
          <table:table-cell table:style-name="ce7" office:value-type="string" calcext:value-type="string">
            <text:p>Ritterlich Blue ** (9115)</text:p>
          </table:table-cell>
          <table:table-cell table:style-name="ce4" table:number-columns-repeated="2"/>
          <table:table-cell table:style-name="ce7" office:value-type="string" calcext:value-type="string">
            <text:p>27357E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7" office:value-type="string" calcext:value-type="string">
            <text:p>Midnight Blue*</text:p>
          </table:table-cell>
          <table:table-cell table:style-name="ce7" office:value-type="string" calcext:value-type="string">
            <text:p>Night Blue (019)</text:p>
          </table:table-cell>
          <table:table-cell table:style-name="ce7" office:value-type="float" office:value="72019" calcext:value-type="float">
            <text:p>72019</text:p>
          </table:table-cell>
          <table:table-cell table:style-name="ce7" office:value-type="string" calcext:value-type="string">
            <text:p>Dark Prussian Blue (899)</text:p>
          </table:table-cell>
          <table:table-cell table:style-name="ce7" office:value-type="float" office:value="70899" calcext:value-type="float">
            <text:p>70899</text:p>
          </table:table-cell>
          <table:table-cell table:style-name="ce7" office:value-type="string" calcext:value-type="string">
            <text:p>"Blue Angels" Blue</text:p>
          </table:table-cell>
          <table:table-cell table:style-name="ce7" office:value-type="float" office:value="71090" calcext:value-type="float">
            <text:p>71090</text:p>
          </table:table-cell>
          <table:table-cell table:style-name="ce7" office:value-type="string" calcext:value-type="string">
            <text:p>Abyssal Blue (3)</text:p>
          </table:table-cell>
          <table:table-cell table:style-name="ce7" office:value-type="string" calcext:value-type="string">
            <text:p>Ultramarine Shadow (9187)</text:p>
          </table:table-cell>
          <table:table-cell table:style-name="ce4" table:number-columns-repeated="2"/>
          <table:table-cell table:style-name="ce7" office:value-type="float" office:value="31" calcext:value-type="float">
            <text:p>31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Kantor Blue</text:p>
          </table:table-cell>
          <table:table-cell table:style-name="ce7" office:value-type="string" calcext:value-type="string">
            <text:p>Regal Blue</text:p>
          </table:table-cell>
          <table:table-cell table:style-name="ce7" office:value-type="string" calcext:value-type="string">
            <text:p>Imperial Blue (020)</text:p>
          </table:table-cell>
          <table:table-cell table:style-name="ce7" office:value-type="float" office:value="72020" calcext:value-type="float">
            <text:p>72020</text:p>
          </table:table-cell>
          <table:table-cell table:style-name="ce7" office:value-type="string" calcext:value-type="string">
            <text:p>Royal Blue (809)</text:p>
          </table:table-cell>
          <table:table-cell table:style-name="ce7" office:value-type="float" office:value="70809" calcext:value-type="float">
            <text:p>70809</text:p>
          </table:table-cell>
          <table:table-cell table:style-name="ce4" table:number-columns-repeated="3"/>
          <table:table-cell table:style-name="ce7" office:value-type="string" calcext:value-type="string">
            <text:p>Brilliant Blue (9116)</text:p>
          </table:table-cell>
          <table:table-cell table:style-name="ce4"/>
          <table:table-cell table:style-name="ce7" office:value-type="string" calcext:value-type="string">
            <text:p>Royal Blue (110)</text:p>
          </table:table-cell>
          <table:table-cell table:style-name="ce7" office:value-type="string" calcext:value-type="string">
            <text:p>08085A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Caledor Sky</text:p>
          </table:table-cell>
          <table:table-cell table:style-name="ce7" office:value-type="string" calcext:value-type="string">
            <text:p>Enchanted Blue</text:p>
          </table:table-cell>
          <table:table-cell table:style-name="ce7" office:value-type="string" calcext:value-type="string">
            <text:p>Magic Blue (021)</text:p>
          </table:table-cell>
          <table:table-cell table:style-name="ce7" office:value-type="float" office:value="72021" calcext:value-type="float">
            <text:p>72021</text:p>
          </table:table-cell>
          <table:table-cell table:style-name="ce7" office:value-type="string" calcext:value-type="string">
            <text:p>Dark Blue (930)</text:p>
          </table:table-cell>
          <table:table-cell table:style-name="ce7" office:value-type="float" office:value="70930" calcext:value-type="float">
            <text:p>70930</text:p>
          </table:table-cell>
          <table:table-cell table:style-name="ce4" table:number-columns-repeated="2"/>
          <table:table-cell table:style-name="ce7" office:value-type="string" calcext:value-type="string">
            <text:p>Ephren Blue (4)</text:p>
          </table:table-cell>
          <table:table-cell table:style-name="ce7" office:value-type="string" calcext:value-type="string">
            <text:p>Cyan Blue ** (9117)</text:p>
          </table:table-cell>
          <table:table-cell table:style-name="ce4"/>
          <table:table-cell table:style-name="ce7" office:value-type="string" calcext:value-type="string">
            <text:p>Wizard Blue (114)</text:p>
          </table:table-cell>
          <table:table-cell table:style-name="ce7" office:value-type="string" calcext:value-type="string">
            <text:p>31639C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Altdorf Guard Blue</text:p>
          </table:table-cell>
          <table:table-cell table:style-name="ce7" office:value-type="string" calcext:value-type="string">
            <text:p>Ultramarine Blue</text:p>
          </table:table-cell>
          <table:table-cell table:style-name="ce7" office:value-type="string" calcext:value-type="string">
            <text:p>Ultra Marine Blue (022)</text:p>
          </table:table-cell>
          <table:table-cell table:style-name="ce7" office:value-type="float" office:value="72022" calcext:value-type="float">
            <text:p>72022</text:p>
          </table:table-cell>
          <table:table-cell table:style-name="ce7" office:value-type="string" calcext:value-type="string">
            <text:p>Ultramarine (839)</text:p>
          </table:table-cell>
          <table:table-cell table:style-name="ce7" office:value-type="float" office:value="70839" calcext:value-type="float">
            <text:p>70839</text:p>
          </table:table-cell>
          <table:table-cell table:style-name="ce4" table:number-columns-repeated="2"/>
          <table:table-cell table:style-name="ce7" office:value-type="string" calcext:value-type="string">
            <text:p>Wizard Blue ** (7)</text:p>
          </table:table-cell>
          <table:table-cell table:style-name="ce7" office:value-type="string" calcext:value-type="string">
            <text:p>Ultramarine Highlight ** (9189)</text:p>
          </table:table-cell>
          <table:table-cell table:style-name="ce4"/>
          <table:table-cell table:style-name="ce7" office:value-type="string" calcext:value-type="string">
            <text:p>Marine Blue (148)</text:p>
          </table:table-cell>
          <table:table-cell table:style-name="ce7" office:value-type="string" calcext:value-type="string">
            <text:p>29397B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7" office:value-type="string" calcext:value-type="string">
            <text:p>Lightning Bolt Blue *</text:p>
          </table:table-cell>
          <table:table-cell table:style-name="ce7" office:value-type="string" calcext:value-type="string">
            <text:p>Electric Blue (023)</text:p>
          </table:table-cell>
          <table:table-cell table:style-name="ce7" office:value-type="float" office:value="72023" calcext:value-type="float">
            <text:p>72023</text:p>
          </table:table-cell>
          <table:table-cell table:style-name="ce7" office:value-type="string" calcext:value-type="string">
            <text:p>Sky Blue (961)</text:p>
          </table:table-cell>
          <table:table-cell table:style-name="ce7" office:value-type="float" office:value="70961" calcext:value-type="float">
            <text:p>70961</text:p>
          </table:table-cell>
          <table:table-cell table:style-name="ce4" table:number-columns-repeated="2"/>
          <table:table-cell table:style-name="ce7" office:value-type="string" calcext:value-type="string">
            <text:p>Sacred Blue ** (8)</text:p>
          </table:table-cell>
          <table:table-cell table:style-name="ce7" office:value-type="string" calcext:value-type="string">
            <text:p>Sky Blue ** (9018)</text:p>
          </table:table-cell>
          <table:table-cell table:style-name="ce4"/>
          <table:table-cell table:style-name="ce7" office:value-type="string" calcext:value-type="string">
            <text:p>High Elf Blue (117)</text:p>
          </table:table-cell>
          <table:table-cell table:style-name="ce7" office:value-type="string" calcext:value-type="string">
            <text:p>8BB9DD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Sotek Green</text:p>
          </table:table-cell>
          <table:table-cell table:style-name="ce7" office:value-type="string" calcext:value-type="string">
            <text:p>Hawk Turquoise</text:p>
          </table:table-cell>
          <table:table-cell table:style-name="ce7" office:value-type="string" calcext:value-type="string">
            <text:p>Falcon Turquoise (024)</text:p>
          </table:table-cell>
          <table:table-cell table:style-name="ce7" office:value-type="float" office:value="72024" calcext:value-type="float">
            <text:p>72024</text:p>
          </table:table-cell>
          <table:table-cell table:style-name="ce7" office:value-type="string" calcext:value-type="string">
            <text:p>Light Turquoise (840)</text:p>
          </table:table-cell>
          <table:table-cell table:style-name="ce7" office:value-type="float" office:value="70840" calcext:value-type="float">
            <text:p>70840</text:p>
          </table:table-cell>
          <table:table-cell table:style-name="ce4" table:number-columns-repeated="2"/>
          <table:table-cell table:style-name="ce7" office:value-type="string" calcext:value-type="string">
            <text:p>Precious Blue (12)</text:p>
          </table:table-cell>
          <table:table-cell table:style-name="ce7" office:value-type="string" calcext:value-type="string">
            <text:p>Marine Teal (9077)</text:p>
          </table:table-cell>
          <table:table-cell table:style-name="ce4"/>
          <table:table-cell table:style-name="ce7" office:value-type="string" calcext:value-type="string">
            <text:p>Aquamarine (132)</text:p>
          </table:table-cell>
          <table:table-cell table:style-name="ce7" office:value-type="string" calcext:value-type="string">
            <text:p>006B5A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7" office:value-type="string" calcext:value-type="string">
            <text:p>Vile Green *</text:p>
          </table:table-cell>
          <table:table-cell table:style-name="ce7" office:value-type="string" calcext:value-type="string">
            <text:p>Foul Green (025)</text:p>
          </table:table-cell>
          <table:table-cell table:style-name="ce7" office:value-type="float" office:value="72025" calcext:value-type="float">
            <text:p>72025</text:p>
          </table:table-cell>
          <table:table-cell table:style-name="ce7" office:value-type="string" calcext:value-type="string">
            <text:p>Park Green Flat (969)</text:p>
          </table:table-cell>
          <table:table-cell table:style-name="ce7" office:value-type="float" office:value="70969" calcext:value-type="float">
            <text:p>70969</text:p>
          </table:table-cell>
          <table:table-cell table:style-name="ce4" table:number-columns-repeated="2"/>
          <table:table-cell table:style-name="ce7" office:value-type="string" calcext:value-type="string">
            <text:p>Antique Green (13)</text:p>
          </table:table-cell>
          <table:table-cell table:style-name="ce4" table:number-columns-repeated="3"/>
          <table:table-cell table:style-name="ce7" office:value-type="string" calcext:value-type="string">
            <text:p>82C59C</text:p>
          </table:table-cell>
          <table:table-cell table:style-name="ce4" table:number-columns-repeated="10"/>
          <table:table-cell table:number-columns-repeated="999"/>
        </table:table-row>
        <table:table-row table:style-name="ro5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7" office:value-type="string" calcext:value-type="string">
            <text:p>Jade Green*</text:p>
          </table:table-cell>
          <table:table-cell table:style-name="ce7" office:value-type="string" calcext:value-type="string">
            <text:p>Jade Green (026)</text:p>
          </table:table-cell>
          <table:table-cell table:style-name="ce7" office:value-type="float" office:value="72026" calcext:value-type="float">
            <text:p>72026</text:p>
          </table:table-cell>
          <table:table-cell table:style-name="ce7" office:value-type="string" calcext:value-type="string">
            <text:p>Light Turquoise (840)</text:p>
          </table:table-cell>
          <table:table-cell table:style-name="ce7" office:value-type="float" office:value="70840" calcext:value-type="float">
            <text:p>70840</text:p>
          </table:table-cell>
          <table:table-cell table:style-name="ce4" table:number-columns-repeated="3"/>
          <table:table-cell table:style-name="ce7" office:value-type="string" calcext:value-type="string">
            <text:p>Reptilian Greens Triad ** (9184/9185/9186)</text:p>
          </table:table-cell>
          <table:table-cell table:style-name="ce4"/>
          <table:table-cell table:style-name="ce7" office:value-type="string" calcext:value-type="string">
            <text:p>Jade Green** (158)</text:p>
          </table:table-cell>
          <table:table-cell table:style-name="ce7" office:value-type="string" calcext:value-type="string">
            <text:p>069B7D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7" office:value-type="string" calcext:value-type="string">
            <text:p>Scaly Green *</text:p>
          </table:table-cell>
          <table:table-cell table:style-name="ce7" office:value-type="string" calcext:value-type="string">
            <text:p>Scurf Green (027)</text:p>
          </table:table-cell>
          <table:table-cell table:style-name="ce7" office:value-type="float" office:value="72027" calcext:value-type="float">
            <text:p>72027</text:p>
          </table:table-cell>
          <table:table-cell table:style-name="ce7" office:value-type="string" calcext:value-type="string">
            <text:p>Emerald (838)</text:p>
          </table:table-cell>
          <table:table-cell table:style-name="ce7" office:value-type="float" office:value="70838" calcext:value-type="float">
            <text:p>70838</text:p>
          </table:table-cell>
          <table:table-cell table:style-name="ce4" table:number-columns-repeated="2"/>
          <table:table-cell table:style-name="ce7" office:value-type="string" calcext:value-type="string">
            <text:p>Chitin Green (19)</text:p>
          </table:table-cell>
          <table:table-cell table:style-name="ce7" office:value-type="string" calcext:value-type="string">
            <text:p>Clear Viridian (9131)</text:p>
          </table:table-cell>
          <table:table-cell table:style-name="ce4" table:number-columns-repeated="2"/>
          <table:table-cell table:style-name="ce7" office:value-type="string" calcext:value-type="string">
            <text:p>026B67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Caliban Green</text:p>
          </table:table-cell>
          <table:table-cell table:style-name="ce7" office:value-type="string" calcext:value-type="string">
            <text:p>Dark Angels Green</text:p>
          </table:table-cell>
          <table:table-cell table:style-name="ce7" office:value-type="string" calcext:value-type="string">
            <text:p>Dark Green (028)</text:p>
          </table:table-cell>
          <table:table-cell table:style-name="ce7" office:value-type="float" office:value="72028" calcext:value-type="float">
            <text:p>72028</text:p>
          </table:table-cell>
          <table:table-cell table:style-name="ce7" office:value-type="string" calcext:value-type="string">
            <text:p>Deep Green (970)</text:p>
          </table:table-cell>
          <table:table-cell table:style-name="ce7" office:value-type="float" office:value="70970" calcext:value-type="float">
            <text:p>70970</text:p>
          </table:table-cell>
          <table:table-cell table:style-name="ce4" table:number-columns-repeated="2"/>
          <table:table-cell table:style-name="ce7" office:value-type="string" calcext:value-type="string">
            <text:p>Diisha Green (18)</text:p>
          </table:table-cell>
          <table:table-cell table:style-name="ce7" office:value-type="string" calcext:value-type="string">
            <text:p>Pine Green ** (9010)</text:p>
          </table:table-cell>
          <table:table-cell table:style-name="ce7" office:value-type="string" calcext:value-type="string">
            <text:p>Gnarls Green **</text:p>
          </table:table-cell>
          <table:table-cell table:style-name="ce7" office:value-type="string" calcext:value-type="string">
            <text:p>Dark Elf Green (111)</text:p>
          </table:table-cell>
          <table:table-cell table:style-name="ce7" office:value-type="float" office:value="5221" calcext:value-type="float">
            <text:p>5221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Warpstone Glow</text:p>
          </table:table-cell>
          <table:table-cell table:style-name="ce7" office:value-type="string" calcext:value-type="string">
            <text:p>Snot Green</text:p>
          </table:table-cell>
          <table:table-cell table:style-name="ce7" office:value-type="string" calcext:value-type="string">
            <text:p>Sick Green (029)</text:p>
          </table:table-cell>
          <table:table-cell table:style-name="ce7" office:value-type="float" office:value="72029" calcext:value-type="float">
            <text:p>72029</text:p>
          </table:table-cell>
          <table:table-cell table:style-name="ce7" office:value-type="string" calcext:value-type="string">
            <text:p>Intermediate Green (891)</text:p>
          </table:table-cell>
          <table:table-cell table:style-name="ce7" office:value-type="float" office:value="70891" calcext:value-type="float">
            <text:p>70891</text:p>
          </table:table-cell>
          <table:table-cell table:style-name="ce7" office:value-type="string" calcext:value-type="string">
            <text:p>Pale Green (095)</text:p>
          </table:table-cell>
          <table:table-cell table:style-name="ce7" office:value-type="float" office:value="71095" calcext:value-type="float">
            <text:p>71095</text:p>
          </table:table-cell>
          <table:table-cell table:style-name="ce7" office:value-type="string" calcext:value-type="string">
            <text:p>Avagddu Green (17)</text:p>
          </table:table-cell>
          <table:table-cell table:style-name="ce7" office:value-type="string" calcext:value-type="string">
            <text:p>Clear Green (9096)</text:p>
          </table:table-cell>
          <table:table-cell table:style-name="ce4"/>
          <table:table-cell table:style-name="ce7" office:value-type="string" calcext:value-type="string">
            <text:p>Bogey Green (121)</text:p>
          </table:table-cell>
          <table:table-cell table:style-name="ce7" office:value-type="string" calcext:value-type="string">
            <text:p>106B21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Warboss Green</text:p>
          </table:table-cell>
          <table:table-cell table:style-name="ce7" office:value-type="string" calcext:value-type="string">
            <text:p>Goblin Green</text:p>
          </table:table-cell>
          <table:table-cell table:style-name="ce7" office:value-type="string" calcext:value-type="string">
            <text:p>Goblin Green (030)</text:p>
          </table:table-cell>
          <table:table-cell table:style-name="ce7" office:value-type="string" calcext:value-type="string">
            <text:p>72.03</text:p>
          </table:table-cell>
          <table:table-cell table:style-name="ce7" office:value-type="string" calcext:value-type="string">
            <text:p>Pastel Green (885)</text:p>
          </table:table-cell>
          <table:table-cell table:style-name="ce7" office:value-type="float" office:value="70885" calcext:value-type="float">
            <text:p>70885</text:p>
          </table:table-cell>
          <table:table-cell table:style-name="ce7" office:value-type="string" calcext:value-type="string">
            <text:p>Grey RLM 84 (103)</text:p>
          </table:table-cell>
          <table:table-cell table:style-name="ce7" office:value-type="float" office:value="71103" calcext:value-type="float">
            <text:p>71103</text:p>
          </table:table-cell>
          <table:table-cell table:style-name="ce7" office:value-type="string" calcext:value-type="string">
            <text:p>Chasm Green (16)</text:p>
          </table:table-cell>
          <table:table-cell table:style-name="ce7" office:value-type="string" calcext:value-type="string">
            <text:p>Field Green ** (9167)</text:p>
          </table:table-cell>
          <table:table-cell table:style-name="ce4"/>
          <table:table-cell table:style-name="ce7" office:value-type="string" calcext:value-type="string">
            <text:p>Goblin Green (108)</text:p>
          </table:table-cell>
          <table:table-cell table:style-name="ce7" office:value-type="string" calcext:value-type="string">
            <text:p>63B521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7" office:value-type="string" calcext:value-type="string">
            <text:p>Elysian Green</text:p>
          </table:table-cell>
          <table:table-cell table:style-name="ce7" office:value-type="string" calcext:value-type="string">
            <text:p>Camo Green</text:p>
          </table:table-cell>
          <table:table-cell table:style-name="ce7" office:value-type="string" calcext:value-type="string">
            <text:p>Camouflage Green (031)</text:p>
          </table:table-cell>
          <table:table-cell table:style-name="ce7" office:value-type="float" office:value="72031" calcext:value-type="float">
            <text:p>72031</text:p>
          </table:table-cell>
          <table:table-cell table:style-name="ce7" office:value-type="string" calcext:value-type="string">
            <text:p>Olive Green (967)</text:p>
          </table:table-cell>
          <table:table-cell table:style-name="ce7" office:value-type="float" office:value="70967" calcext:value-type="float">
            <text:p>70967</text:p>
          </table:table-cell>
          <table:table-cell table:style-name="ce4" table:number-columns-repeated="3"/>
          <table:table-cell table:style-name="ce7" office:value-type="string" calcext:value-type="string">
            <text:p>Camoflage Green ** (9177)</text:p>
          </table:table-cell>
          <table:table-cell table:style-name="ce4" table:number-columns-repeated="2"/>
          <table:table-cell table:style-name="ce7" office:value-type="string" calcext:value-type="string">
            <text:p>A5A542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7" office:value-type="string" calcext:value-type="string">
            <text:p>Moot Green</text:p>
          </table:table-cell>
          <table:table-cell table:style-name="ce7" office:value-type="string" calcext:value-type="string">
            <text:p>Scorpion Green</text:p>
          </table:table-cell>
          <table:table-cell table:style-name="ce7" office:value-type="string" calcext:value-type="string">
            <text:p>Scorpy Green (032)</text:p>
          </table:table-cell>
          <table:table-cell table:style-name="ce7" office:value-type="float" office:value="72032" calcext:value-type="float">
            <text:p>72032</text:p>
          </table:table-cell>
          <table:table-cell table:style-name="ce7" office:value-type="string" calcext:value-type="string">
            <text:p>Light Green (942)</text:p>
          </table:table-cell>
          <table:table-cell table:style-name="ce7" office:value-type="float" office:value="70942" calcext:value-type="float">
            <text:p>70942</text:p>
          </table:table-cell>
          <table:table-cell table:style-name="ce4" table:number-columns-repeated="2"/>
          <table:table-cell table:style-name="ce7" office:value-type="string" calcext:value-type="string">
            <text:p>Quithayran Green (14)</text:p>
          </table:table-cell>
          <table:table-cell table:style-name="ce7" office:value-type="string" calcext:value-type="string">
            <text:p>Pale Green (9012)</text:p>
          </table:table-cell>
          <table:table-cell table:style-name="ce4"/>
          <table:table-cell table:style-name="ce7" office:value-type="string" calcext:value-type="string">
            <text:p>Scorpion Green (152)</text:p>
          </table:table-cell>
          <table:table-cell table:style-name="ce7" office:value-type="string" calcext:value-type="string">
            <text:p>A5D61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7" office:value-type="string" calcext:value-type="string">
            <text:p>Bilious Green *</text:p>
          </table:table-cell>
          <table:table-cell table:style-name="ce7" office:value-type="string" calcext:value-type="string">
            <text:p>Livery Green (033)</text:p>
          </table:table-cell>
          <table:table-cell table:style-name="ce7" office:value-type="float" office:value="72033" calcext:value-type="float">
            <text:p>72033</text:p>
          </table:table-cell>
          <table:table-cell table:style-name="ce7" office:value-type="string" calcext:value-type="string">
            <text:p>Yellow Green ** (954)</text:p>
          </table:table-cell>
          <table:table-cell table:style-name="ce7" office:value-type="float" office:value="70954" calcext:value-type="float">
            <text:p>70954</text:p>
          </table:table-cell>
          <table:table-cell table:style-name="ce4" table:number-columns-repeated="2"/>
          <table:table-cell table:style-name="ce7" office:value-type="string" calcext:value-type="string">
            <text:p>Mystic Green (15)</text:p>
          </table:table-cell>
          <table:table-cell table:style-name="ce7" office:value-type="string" calcext:value-type="string">
            <text:p>Spring Green ** (9146)</text:p>
          </table:table-cell>
          <table:table-cell table:style-name="ce4" table:number-columns-repeated="2"/>
          <table:table-cell table:style-name="ce7" office:value-type="string" calcext:value-type="string">
            <text:p>A9D171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7" office:value-type="string" calcext:value-type="string">
            <text:p>Ushabti Bone</text:p>
          </table:table-cell>
          <table:table-cell table:style-name="ce7" office:value-type="string" calcext:value-type="string">
            <text:p>Bleached Bone</text:p>
          </table:table-cell>
          <table:table-cell table:style-name="ce7" office:value-type="string" calcext:value-type="string">
            <text:p>Bonewhite (034)</text:p>
          </table:table-cell>
          <table:table-cell table:style-name="ce7" office:value-type="float" office:value="72034" calcext:value-type="float">
            <text:p>72034</text:p>
          </table:table-cell>
          <table:table-cell table:style-name="ce7" office:value-type="string" calcext:value-type="string">
            <text:p>Buff (976)</text:p>
          </table:table-cell>
          <table:table-cell table:style-name="ce7" office:value-type="float" office:value="70976" calcext:value-type="float">
            <text:p>70976</text:p>
          </table:table-cell>
          <table:table-cell table:style-name="ce4" table:number-columns-repeated="2"/>
          <table:table-cell table:style-name="ce7" office:value-type="string" calcext:value-type="string">
            <text:p>Wildcat Gray ** (42)</text:p>
          </table:table-cell>
          <table:table-cell table:style-name="ce7" office:value-type="string" calcext:value-type="string">
            <text:p>Yellowed Bone (9143)</text:p>
          </table:table-cell>
          <table:table-cell table:style-name="ce7" office:value-type="string" calcext:value-type="string">
            <text:p>Jack Bone **</text:p>
          </table:table-cell>
          <table:table-cell table:style-name="ce7" office:value-type="string" calcext:value-type="string">
            <text:p>Bone (112)</text:p>
          </table:table-cell>
          <table:table-cell table:style-name="ce7" office:value-type="string" calcext:value-type="string">
            <text:p>EFD9A8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Nurgling Green</text:p>
          </table:table-cell>
          <table:table-cell table:style-name="ce7" office:value-type="string" calcext:value-type="string">
            <text:p>Rotting Flesh</text:p>
          </table:table-cell>
          <table:table-cell table:style-name="ce7" office:value-type="string" calcext:value-type="string">
            <text:p>Dead Flesh (035)</text:p>
          </table:table-cell>
          <table:table-cell table:style-name="ce7" office:value-type="float" office:value="72035" calcext:value-type="float">
            <text:p>72035</text:p>
          </table:table-cell>
          <table:table-cell table:style-name="ce7" office:value-type="string" calcext:value-type="string">
            <text:p>German Yellow ** (806)</text:p>
          </table:table-cell>
          <table:table-cell table:style-name="ce7" office:value-type="float" office:value="70806" calcext:value-type="float">
            <text:p>70806</text:p>
          </table:table-cell>
          <table:table-cell table:style-name="ce4" table:number-columns-repeated="2"/>
          <table:table-cell table:style-name="ce7" office:value-type="string" calcext:value-type="string">
            <text:p>Dead Flesh (11)</text:p>
          </table:table-cell>
          <table:table-cell table:style-name="ce7" office:value-type="string" calcext:value-type="string">
            <text:p>Pale Olive (9036)</text:p>
          </table:table-cell>
          <table:table-cell table:style-name="ce4"/>
          <table:table-cell table:style-name="ce7" office:value-type="string" calcext:value-type="string">
            <text:p>Putrid Green (125)</text:p>
          </table:table-cell>
          <table:table-cell table:style-name="ce7" office:value-type="string" calcext:value-type="string">
            <text:p>E7EFC6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7" office:value-type="string" calcext:value-type="string">
            <text:p>Bronzed Flesh *</text:p>
          </table:table-cell>
          <table:table-cell table:style-name="ce7" office:value-type="string" calcext:value-type="string">
            <text:p>Bronze Flesh (036)</text:p>
          </table:table-cell>
          <table:table-cell table:style-name="ce7" office:value-type="float" office:value="72036" calcext:value-type="float">
            <text:p>72036</text:p>
          </table:table-cell>
          <table:table-cell table:style-name="ce7" office:value-type="string" calcext:value-type="string">
            <text:p>Dark Flesh (927)</text:p>
          </table:table-cell>
          <table:table-cell table:style-name="ce7" office:value-type="float" office:value="70927" calcext:value-type="float">
            <text:p>70927</text:p>
          </table:table-cell>
          <table:table-cell table:style-name="ce4" table:number-columns-repeated="3"/>
          <table:table-cell table:style-name="ce7" office:value-type="string" calcext:value-type="string">
            <text:p>Burnt Orange ** (9111)</text:p>
          </table:table-cell>
          <table:table-cell table:style-name="ce4"/>
          <table:table-cell table:style-name="ce7" office:value-type="string" calcext:value-type="string">
            <text:p>Tanned Flesh (115)</text:p>
          </table:table-cell>
          <table:table-cell table:style-name="ce7" office:value-type="string" calcext:value-type="string">
            <text:p>F7944A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Tau Light Ochre</text:p>
          </table:table-cell>
          <table:table-cell table:style-name="ce7" office:value-type="string" calcext:value-type="string">
            <text:p>Vomit Brown</text:p>
          </table:table-cell>
          <table:table-cell table:style-name="ce7" office:value-type="string" calcext:value-type="string">
            <text:p>Filthy Brown (037)</text:p>
          </table:table-cell>
          <table:table-cell table:style-name="ce7" office:value-type="float" office:value="72037" calcext:value-type="float">
            <text:p>72037</text:p>
          </table:table-cell>
          <table:table-cell table:style-name="ce7" office:value-type="string" calcext:value-type="string">
            <text:p>Beige Red (804)</text:p>
          </table:table-cell>
          <table:table-cell table:style-name="ce7" office:value-type="float" office:value="70804" calcext:value-type="float">
            <text:p>70804</text:p>
          </table:table-cell>
          <table:table-cell table:style-name="ce4" table:number-columns-repeated="2"/>
          <table:table-cell table:style-name="ce7" office:value-type="string" calcext:value-type="string">
            <text:p>Tanned Skin (29)</text:p>
          </table:table-cell>
          <table:table-cell table:style-name="ce7" office:value-type="string" calcext:value-type="string">
            <text:p>Tanned Leather (9031)</text:p>
          </table:table-cell>
          <table:table-cell table:style-name="ce4"/>
          <table:table-cell table:style-name="ce7" office:value-type="string" calcext:value-type="string">
            <text:p>Bilious Brown (130)</text:p>
          </table:table-cell>
          <table:table-cell table:style-name="ce7" office:value-type="string" calcext:value-type="string">
            <text:p>DE9408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7" office:value-type="string" calcext:value-type="string">
            <text:p>Leprous Brown*</text:p>
          </table:table-cell>
          <table:table-cell table:style-name="ce7" office:value-type="string" calcext:value-type="string">
            <text:p>Scrofulous Brown (038)</text:p>
          </table:table-cell>
          <table:table-cell table:style-name="ce7" office:value-type="float" office:value="72038" calcext:value-type="float">
            <text:p>72038</text:p>
          </table:table-cell>
          <table:table-cell table:style-name="ce7" office:value-type="string" calcext:value-type="string">
            <text:p>Gold Brown (877)</text:p>
          </table:table-cell>
          <table:table-cell table:style-name="ce7" office:value-type="float" office:value="70877" calcext:value-type="float">
            <text:p>70877</text:p>
          </table:table-cell>
          <table:table-cell table:style-name="ce7" office:value-type="string" calcext:value-type="string">
            <text:p>Golden Brown (032)</text:p>
          </table:table-cell>
          <table:table-cell table:style-name="ce7" office:value-type="float" office:value="71032" calcext:value-type="float">
            <text:p>71032</text:p>
          </table:table-cell>
          <table:table-cell table:style-name="ce4"/>
          <table:table-cell table:style-name="ce7" office:value-type="string" calcext:value-type="string">
            <text:p>Saffron Sunset ** (9182)</text:p>
          </table:table-cell>
          <table:table-cell table:style-name="ce4"/>
          <table:table-cell table:style-name="ce7" office:value-type="string" calcext:value-type="string">
            <text:p>Leprous Brown (156)</text:p>
          </table:table-cell>
          <table:table-cell table:style-name="ce7" office:value-type="string" calcext:value-type="string">
            <text:p>D88E2D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7" office:value-type="string" calcext:value-type="string">
            <text:p>Zamesi Desert</text:p>
          </table:table-cell>
          <table:table-cell table:style-name="ce7" office:value-type="string" calcext:value-type="string">
            <text:p>Bubonic Brown</text:p>
          </table:table-cell>
          <table:table-cell table:style-name="ce7" office:value-type="string" calcext:value-type="string">
            <text:p>Plague Brown (039)</text:p>
          </table:table-cell>
          <table:table-cell table:style-name="ce7" office:value-type="float" office:value="72039" calcext:value-type="float">
            <text:p>72039</text:p>
          </table:table-cell>
          <table:table-cell table:style-name="ce7" office:value-type="string" calcext:value-type="string">
            <text:p>Yellow Ochre (913)</text:p>
          </table:table-cell>
          <table:table-cell table:style-name="ce7" office:value-type="float" office:value="70913" calcext:value-type="float">
            <text:p>70913</text:p>
          </table:table-cell>
          <table:table-cell table:style-name="ce4" table:number-columns-repeated="2"/>
          <table:table-cell table:style-name="ce7" office:value-type="string" calcext:value-type="string">
            <text:p>Forgotten Gold (25)</text:p>
          </table:table-cell>
          <table:table-cell table:style-name="ce7" office:value-type="string" calcext:value-type="string">
            <text:p>Palomino Gold (9074)</text:p>
          </table:table-cell>
          <table:table-cell table:style-name="ce4"/>
          <table:table-cell table:style-name="ce7" office:value-type="string" calcext:value-type="string">
            <text:p>Festering Brown (126)</text:p>
          </table:table-cell>
          <table:table-cell table:style-name="ce7" office:value-type="string" calcext:value-type="string">
            <text:p>C6840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7" office:value-type="string" calcext:value-type="string">
            <text:p>Balor Brown</text:p>
          </table:table-cell>
          <table:table-cell table:style-name="ce7" office:value-type="string" calcext:value-type="string">
            <text:p>Snakebite Leather</text:p>
          </table:table-cell>
          <table:table-cell table:style-name="ce7" office:value-type="string" calcext:value-type="string">
            <text:p>Cobra Leather /Leather Brown (040)</text:p>
          </table:table-cell>
          <table:table-cell table:style-name="ce7" office:value-type="string" calcext:value-type="string">
            <text:p>72.04</text:p>
          </table:table-cell>
          <table:table-cell table:style-name="ce7" office:value-type="string" calcext:value-type="string">
            <text:p>Brown Sand (876)</text:p>
          </table:table-cell>
          <table:table-cell table:style-name="ce7" office:value-type="float" office:value="70876" calcext:value-type="float">
            <text:p>70876</text:p>
          </table:table-cell>
          <table:table-cell table:style-name="ce4" table:number-columns-repeated="2"/>
          <table:table-cell table:style-name="ce7" office:value-type="string" calcext:value-type="string">
            <text:p>Kalliene Yellow (23)</text:p>
          </table:table-cell>
          <table:table-cell table:style-name="ce7" office:value-type="string" calcext:value-type="string">
            <text:p>Chestnut Gold (9073)</text:p>
          </table:table-cell>
          <table:table-cell table:style-name="ce4"/>
          <table:table-cell table:style-name="ce7" office:value-type="string" calcext:value-type="string">
            <text:p>Barbarian Leather (116)</text:p>
          </table:table-cell>
          <table:table-cell table:style-name="ce7" office:value-type="string" calcext:value-type="string">
            <text:p>9C6B08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 office:value-type="string" calcext:value-type="string">
            <text:p>Ratskin Flesh</text:p>
          </table:table-cell>
          <table:table-cell table:style-name="ce7" office:value-type="string" calcext:value-type="string">
            <text:p>Dwarf Flesh</text:p>
          </table:table-cell>
          <table:table-cell table:style-name="ce7" office:value-type="string" calcext:value-type="string">
            <text:p>Dwarf Skin (041)</text:p>
          </table:table-cell>
          <table:table-cell table:style-name="ce7" office:value-type="float" office:value="72041" calcext:value-type="float">
            <text:p>72041</text:p>
          </table:table-cell>
          <table:table-cell table:style-name="ce7" office:value-type="string" calcext:value-type="string">
            <text:p>Brown Rose (803)</text:p>
          </table:table-cell>
          <table:table-cell table:style-name="ce7" office:value-type="float" office:value="70803" calcext:value-type="float">
            <text:p>70803</text:p>
          </table:table-cell>
          <table:table-cell table:style-name="ce4" table:number-columns-repeated="3"/>
          <table:table-cell table:style-name="ce7" office:value-type="string" calcext:value-type="string">
            <text:p>Rosy Skin (9068)</text:p>
          </table:table-cell>
          <table:table-cell table:style-name="ce4"/>
          <table:table-cell table:style-name="ce7" office:value-type="string" calcext:value-type="string">
            <text:p>Dwarven Flesh (124)</text:p>
          </table:table-cell>
          <table:table-cell table:style-name="ce7" office:value-type="string" calcext:value-type="string">
            <text:p>F78C5A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7" office:value-type="string" calcext:value-type="string">
            <text:p>Skrag Brown</text:p>
          </table:table-cell>
          <table:table-cell table:style-name="ce7" office:value-type="string" calcext:value-type="string">
            <text:p>Vermin Brown</text:p>
          </table:table-cell>
          <table:table-cell table:style-name="ce7" office:value-type="string" calcext:value-type="string">
            <text:p>Parasite Brown (042)</text:p>
          </table:table-cell>
          <table:table-cell table:style-name="ce7" office:value-type="float" office:value="72042" calcext:value-type="float">
            <text:p>72042</text:p>
          </table:table-cell>
          <table:table-cell table:style-name="ce7" office:value-type="string" calcext:value-type="string">
            <text:p>Orange Brown (981)</text:p>
          </table:table-cell>
          <table:table-cell table:style-name="ce7" office:value-type="float" office:value="70981" calcext:value-type="float">
            <text:p>70981</text:p>
          </table:table-cell>
          <table:table-cell table:style-name="ce4" table:number-columns-repeated="2"/>
          <table:table-cell table:style-name="ce7" office:value-type="string" calcext:value-type="string">
            <text:p>Syhar Soil (24)</text:p>
          </table:table-cell>
          <table:table-cell table:style-name="ce7" office:value-type="string" calcext:value-type="string">
            <text:p>Chestnut Brown ** (9071)</text:p>
          </table:table-cell>
          <table:table-cell table:style-name="ce4"/>
          <table:table-cell table:style-name="ce7" office:value-type="string" calcext:value-type="string">
            <text:p>Rat Brown (119)</text:p>
          </table:table-cell>
          <table:table-cell table:style-name="ce7" office:value-type="float" office:value="843910" calcext:value-type="float">
            <text:p>84391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7" office:value-type="string" calcext:value-type="string">
            <text:p>Mournfang Brown</text:p>
          </table:table-cell>
          <table:table-cell table:style-name="ce7" office:value-type="string" calcext:value-type="string">
            <text:p>Bestial Brown</text:p>
          </table:table-cell>
          <table:table-cell table:style-name="ce7" office:value-type="string" calcext:value-type="string">
            <text:p>Beasty Brown (043)</text:p>
          </table:table-cell>
          <table:table-cell table:style-name="ce7" office:value-type="float" office:value="72043" calcext:value-type="float">
            <text:p>72043</text:p>
          </table:table-cell>
          <table:table-cell table:style-name="ce7" office:value-type="string" calcext:value-type="string">
            <text:p>Flat Brown (984)</text:p>
          </table:table-cell>
          <table:table-cell table:style-name="ce7" office:value-type="float" office:value="70984" calcext:value-type="float">
            <text:p>70984</text:p>
          </table:table-cell>
          <table:table-cell table:style-name="ce7" office:value-type="string" calcext:value-type="string">
            <text:p>Burnt Umber (040)</text:p>
          </table:table-cell>
          <table:table-cell table:style-name="ce7" office:value-type="float" office:value="71040" calcext:value-type="float">
            <text:p>71040</text:p>
          </table:table-cell>
          <table:table-cell table:style-name="ce7" office:value-type="string" calcext:value-type="string">
            <text:p>Soil of Avagddu (22)</text:p>
          </table:table-cell>
          <table:table-cell table:style-name="ce7" office:value-type="string" calcext:value-type="string">
            <text:p>Intense Brown (9138)</text:p>
          </table:table-cell>
          <table:table-cell table:style-name="ce4"/>
          <table:table-cell table:style-name="ce7" office:value-type="string" calcext:value-type="string">
            <text:p>Hairy Brown (120)</text:p>
          </table:table-cell>
          <table:table-cell table:style-name="ce7" office:value-type="float" office:value="663300" calcext:value-type="float">
            <text:p>66330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7" office:value-type="string" calcext:value-type="string">
            <text:p>Doombull Brown</text:p>
          </table:table-cell>
          <table:table-cell table:style-name="ce7" office:value-type="string" calcext:value-type="string">
            <text:p>Dark Flesh</text:p>
          </table:table-cell>
          <table:table-cell table:style-name="ce7" office:value-type="string" calcext:value-type="string">
            <text:p>Dark Fleshtone (044)</text:p>
          </table:table-cell>
          <table:table-cell table:style-name="ce7" office:value-type="float" office:value="72044" calcext:value-type="float">
            <text:p>72044</text:p>
          </table:table-cell>
          <table:table-cell table:style-name="ce7" office:value-type="string" calcext:value-type="string">
            <text:p>Mahogany Brown (846)</text:p>
          </table:table-cell>
          <table:table-cell table:style-name="ce7" office:value-type="float" office:value="70846" calcext:value-type="float">
            <text:p>70846</text:p>
          </table:table-cell>
          <table:table-cell table:style-name="ce4" table:number-columns-repeated="2"/>
          <table:table-cell table:style-name="ce7" office:value-type="string" calcext:value-type="string">
            <text:p>Beastly Flesh (21)</text:p>
          </table:table-cell>
          <table:table-cell table:style-name="ce7" office:value-type="string" calcext:value-type="string">
            <text:p>Chestnut Brown (9071)</text:p>
          </table:table-cell>
          <table:table-cell table:style-name="ce4" table:number-columns-repeated="2"/>
          <table:table-cell table:style-name="ce7" office:value-type="float" office:value="630808" calcext:value-type="float">
            <text:p>630808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7" office:value-type="string" calcext:value-type="string">
            <text:p>Rhinox Hide</text:p>
          </table:table-cell>
          <table:table-cell table:style-name="ce7" office:value-type="string" calcext:value-type="string">
            <text:p>Scorched Brown</text:p>
          </table:table-cell>
          <table:table-cell table:style-name="ce7" office:value-type="string" calcext:value-type="string">
            <text:p>Charred Brown (045)</text:p>
          </table:table-cell>
          <table:table-cell table:style-name="ce7" office:value-type="float" office:value="72045" calcext:value-type="float">
            <text:p>72045</text:p>
          </table:table-cell>
          <table:table-cell table:style-name="ce7" office:value-type="string" calcext:value-type="string">
            <text:p>Hull Red (985)</text:p>
          </table:table-cell>
          <table:table-cell table:style-name="ce7" office:value-type="float" office:value="70985" calcext:value-type="float">
            <text:p>70985</text:p>
          </table:table-cell>
          <table:table-cell table:style-name="ce7" office:value-type="string" calcext:value-type="string">
            <text:p>Hull Red (039)</text:p>
          </table:table-cell>
          <table:table-cell table:style-name="ce7" office:value-type="float" office:value="71039" calcext:value-type="float">
            <text:p>71039</text:p>
          </table:table-cell>
          <table:table-cell table:style-name="ce7" office:value-type="string" calcext:value-type="string">
            <text:p>Dirty Leather (20)</text:p>
          </table:table-cell>
          <table:table-cell table:style-name="ce7" office:value-type="string" calcext:value-type="string">
            <text:p>Muddy Brown (9028)</text:p>
          </table:table-cell>
          <table:table-cell table:style-name="ce7" office:value-type="string" calcext:value-type="string">
            <text:p>Battlefield Brown **</text:p>
          </table:table-cell>
          <table:table-cell table:style-name="ce4"/>
          <table:table-cell table:style-name="ce7" office:value-type="float" office:value="390008" calcext:value-type="float">
            <text:p>390008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7" office:value-type="string" calcext:value-type="string">
            <text:p>Ghostly Grey *</text:p>
          </table:table-cell>
          <table:table-cell table:style-name="ce7" office:value-type="string" calcext:value-type="string">
            <text:p>Ghost Grey (046)</text:p>
          </table:table-cell>
          <table:table-cell table:style-name="ce7" office:value-type="float" office:value="72046" calcext:value-type="float">
            <text:p>72046</text:p>
          </table:table-cell>
          <table:table-cell table:style-name="ce7" office:value-type="string" calcext:value-type="string">
            <text:p>Flat Aluminum (993)</text:p>
          </table:table-cell>
          <table:table-cell table:style-name="ce7" office:value-type="float" office:value="70993" calcext:value-type="float">
            <text:p>70993</text:p>
          </table:table-cell>
          <table:table-cell table:style-name="ce4" table:number-columns-repeated="3"/>
          <table:table-cell table:style-name="ce7" office:value-type="string" calcext:value-type="string">
            <text:p>Ghost White (9063)</text:p>
          </table:table-cell>
          <table:table-cell table:style-name="ce4" table:number-columns-repeated="2"/>
          <table:table-cell table:style-name="ce7" office:value-type="string" calcext:value-type="string">
            <text:p>C3C6CD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7" office:value-type="string" calcext:value-type="string">
            <text:p>Fenrisian Grey</text:p>
          </table:table-cell>
          <table:table-cell table:style-name="ce7" office:value-type="string" calcext:value-type="string">
            <text:p>Space Wolves Grey</text:p>
          </table:table-cell>
          <table:table-cell table:style-name="ce7" office:value-type="string" calcext:value-type="string">
            <text:p>Wolf Grey (047)</text:p>
          </table:table-cell>
          <table:table-cell table:style-name="ce7" office:value-type="float" office:value="72047" calcext:value-type="float">
            <text:p>72047</text:p>
          </table:table-cell>
          <table:table-cell table:style-name="ce7" office:value-type="string" calcext:value-type="string">
            <text:p>Pale Greyblue (907)</text:p>
          </table:table-cell>
          <table:table-cell table:style-name="ce7" office:value-type="float" office:value="70907" calcext:value-type="float">
            <text:p>70907</text:p>
          </table:table-cell>
          <table:table-cell table:style-name="ce7" office:value-type="string" calcext:value-type="string">
            <text:p>Pale Grey Blue (046)</text:p>
          </table:table-cell>
          <table:table-cell table:style-name="ce7" office:value-type="float" office:value="71046" calcext:value-type="float">
            <text:p>71046</text:p>
          </table:table-cell>
          <table:table-cell table:style-name="ce4"/>
          <table:table-cell table:style-name="ce7" office:value-type="string" calcext:value-type="string">
            <text:p>Snow Shadow (9021)</text:p>
          </table:table-cell>
          <table:table-cell table:style-name="ce4"/>
          <table:table-cell table:style-name="ce7" office:value-type="string" calcext:value-type="string">
            <text:p>Lupin Grey (151)</text:p>
          </table:table-cell>
          <table:table-cell table:style-name="ce7" office:value-type="string" calcext:value-type="string">
            <text:p>CEDEE7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 office:value-type="string" calcext:value-type="string">
            <text:p>The Fang</text:p>
          </table:table-cell>
          <table:table-cell table:style-name="ce7" office:value-type="string" calcext:value-type="string">
            <text:p>Shadow Grey</text:p>
          </table:table-cell>
          <table:table-cell table:style-name="ce7" office:value-type="string" calcext:value-type="string">
            <text:p>Sombre Grey (048)</text:p>
          </table:table-cell>
          <table:table-cell table:style-name="ce7" office:value-type="float" office:value="72048" calcext:value-type="float">
            <text:p>72048</text:p>
          </table:table-cell>
          <table:table-cell table:style-name="ce7" office:value-type="string" calcext:value-type="string">
            <text:p>Oxford Blue (807)</text:p>
          </table:table-cell>
          <table:table-cell table:style-name="ce7" office:value-type="float" office:value="70807" calcext:value-type="float">
            <text:p>70807</text:p>
          </table:table-cell>
          <table:table-cell table:style-name="ce4" table:number-columns-repeated="3"/>
          <table:table-cell table:style-name="ce7" office:value-type="string" calcext:value-type="string">
            <text:p>Twilight Blue (9020)</text:p>
          </table:table-cell>
          <table:table-cell table:style-name="ce4"/>
          <table:table-cell table:style-name="ce7" office:value-type="string" calcext:value-type="string">
            <text:p>Shadow Grey (150)</text:p>
          </table:table-cell>
          <table:table-cell table:style-name="ce4" table:number-columns-repeated="11"/>
          <table:table-cell table:number-columns-repeated="999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7" office:value-type="string" calcext:value-type="string">
            <text:p>Administratum Grey</text:p>
          </table:table-cell>
          <table:table-cell table:style-name="ce7" office:value-type="string" calcext:value-type="string">
            <text:p>Fortress Grey</text:p>
          </table:table-cell>
          <table:table-cell table:style-name="ce7" office:value-type="string" calcext:value-type="string">
            <text:p>Stonewall Grey (049)</text:p>
          </table:table-cell>
          <table:table-cell table:style-name="ce7" office:value-type="float" office:value="72049" calcext:value-type="float">
            <text:p>72049</text:p>
          </table:table-cell>
          <table:table-cell table:style-name="ce7" office:value-type="string" calcext:value-type="string">
            <text:p>Pale Grey Blue (907)</text:p>
          </table:table-cell>
          <table:table-cell table:style-name="ce7" office:value-type="float" office:value="70907" calcext:value-type="float">
            <text:p>70907</text:p>
          </table:table-cell>
          <table:table-cell table:style-name="ce7" office:value-type="string" calcext:value-type="string">
            <text:p>Pale Grey Blue (046)</text:p>
          </table:table-cell>
          <table:table-cell table:style-name="ce7" office:value-type="float" office:value="71046" calcext:value-type="float">
            <text:p>71046</text:p>
          </table:table-cell>
          <table:table-cell table:style-name="ce7" office:value-type="string" calcext:value-type="string">
            <text:p>Sharp Gray (43)</text:p>
          </table:table-cell>
          <table:table-cell table:style-name="ce7" office:value-type="string" calcext:value-type="string">
            <text:p>Weathered Stone (9087)</text:p>
          </table:table-cell>
          <table:table-cell table:style-name="ce4" table:number-columns-repeated="2"/>
          <table:table-cell table:style-name="ce7" office:value-type="string" calcext:value-type="string">
            <text:p>B5B5B5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7" office:value-type="string" calcext:value-type="string">
            <text:p>Dawnstone</text:p>
          </table:table-cell>
          <table:table-cell table:style-name="ce7" office:value-type="string" calcext:value-type="string">
            <text:p>Codex Grey</text:p>
          </table:table-cell>
          <table:table-cell table:style-name="ce7" office:value-type="string" calcext:value-type="string">
            <text:p>Cold Grey (050)</text:p>
          </table:table-cell>
          <table:table-cell table:style-name="ce7" office:value-type="string" calcext:value-type="string">
            <text:p>72.05</text:p>
          </table:table-cell>
          <table:table-cell table:style-name="ce7" office:value-type="string" calcext:value-type="string">
            <text:p>Basalt Grey (869)</text:p>
          </table:table-cell>
          <table:table-cell table:style-name="ce7" office:value-type="float" office:value="70869" calcext:value-type="float">
            <text:p>70869</text:p>
          </table:table-cell>
          <table:table-cell table:style-name="ce7" office:value-type="string" calcext:value-type="string">
            <text:p>Base Grey (097)</text:p>
          </table:table-cell>
          <table:table-cell table:style-name="ce7" office:value-type="float" office:value="71097" calcext:value-type="float">
            <text:p>71097</text:p>
          </table:table-cell>
          <table:table-cell table:style-name="ce7" office:value-type="string" calcext:value-type="string">
            <text:p>Gray of Darkness (45)</text:p>
          </table:table-cell>
          <table:table-cell table:style-name="ce7" office:value-type="string" calcext:value-type="string">
            <text:p>Rainy Grey (9038)</text:p>
          </table:table-cell>
          <table:table-cell table:style-name="ce4" table:number-columns-repeated="2"/>
          <table:table-cell table:style-name="ce7" office:value-type="float" office:value="999999" calcext:value-type="float">
            <text:p>999999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 office:value-type="string" calcext:value-type="string">
            <text:p>Abaddon Black</text:p>
          </table:table-cell>
          <table:table-cell table:style-name="ce7" office:value-type="string" calcext:value-type="string">
            <text:p>Chaos Black</text:p>
          </table:table-cell>
          <table:table-cell table:style-name="ce7" office:value-type="string" calcext:value-type="string">
            <text:p>Chaos Black / Black (051)</text:p>
          </table:table-cell>
          <table:table-cell table:style-name="ce7" office:value-type="float" office:value="72051" calcext:value-type="float">
            <text:p>72051</text:p>
          </table:table-cell>
          <table:table-cell table:style-name="ce7" office:value-type="string" calcext:value-type="string">
            <text:p>Black (950)</text:p>
          </table:table-cell>
          <table:table-cell table:style-name="ce7" office:value-type="float" office:value="70950" calcext:value-type="float">
            <text:p>70950</text:p>
          </table:table-cell>
          <table:table-cell table:style-name="ce7" office:value-type="string" calcext:value-type="string">
            <text:p>Black (057)</text:p>
          </table:table-cell>
          <table:table-cell table:style-name="ce7" office:value-type="float" office:value="71057" calcext:value-type="float">
            <text:p>71057</text:p>
          </table:table-cell>
          <table:table-cell table:style-name="ce7" office:value-type="string" calcext:value-type="string">
            <text:p>Accursed Black (2)</text:p>
          </table:table-cell>
          <table:table-cell table:style-name="ce7" office:value-type="string" calcext:value-type="string">
            <text:p>Pure Black (9037)</text:p>
          </table:table-cell>
          <table:table-cell table:style-name="ce7" office:value-type="string" calcext:value-type="string">
            <text:p>Thamar Black</text:p>
          </table:table-cell>
          <table:table-cell table:style-name="ce7" office:value-type="string" calcext:value-type="string">
            <text:p>Black (102)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7" office:value-type="string" calcext:value-type="string">
            <text:p>Runefang Steel</text:p>
          </table:table-cell>
          <table:table-cell table:style-name="ce7" office:value-type="string" calcext:value-type="string">
            <text:p>Mithril Silver</text:p>
          </table:table-cell>
          <table:table-cell table:style-name="ce7" office:value-type="string" calcext:value-type="string">
            <text:p>Mithril Silver / Silver (052)</text:p>
          </table:table-cell>
          <table:table-cell table:style-name="ce7" office:value-type="float" office:value="72052" calcext:value-type="float">
            <text:p>72052</text:p>
          </table:table-cell>
          <table:table-cell table:style-name="ce7" office:value-type="string" calcext:value-type="string">
            <text:p>Silver (997)</text:p>
          </table:table-cell>
          <table:table-cell table:style-name="ce7" office:value-type="float" office:value="70997" calcext:value-type="float">
            <text:p>70997</text:p>
          </table:table-cell>
          <table:table-cell table:style-name="ce7" office:value-type="string" calcext:value-type="string">
            <text:p>Chrome (064)</text:p>
          </table:table-cell>
          <table:table-cell table:style-name="ce7" office:value-type="float" office:value="71064" calcext:value-type="float">
            <text:p>71064</text:p>
          </table:table-cell>
          <table:table-cell table:style-name="ce7" office:value-type="string" calcext:value-type="string">
            <text:p>Polished Silver (49)</text:p>
          </table:table-cell>
          <table:table-cell table:style-name="ce7" office:value-type="string" calcext:value-type="string">
            <text:p>Polished Silver (9054)</text:p>
          </table:table-cell>
          <table:table-cell table:style-name="ce4"/>
          <table:table-cell table:style-name="ce7" office:value-type="string" calcext:value-type="string">
            <text:p>Enchanted Silver (106)</text:p>
          </table:table-cell>
          <table:table-cell table:style-name="ce7" office:value-type="string" calcext:value-type="string">
            <text:p>B5B5BD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Ironbreaker</text:p>
          </table:table-cell>
          <table:table-cell table:style-name="ce7" office:value-type="string" calcext:value-type="string">
            <text:p>Chainmail</text:p>
          </table:table-cell>
          <table:table-cell table:style-name="ce7" office:value-type="string" calcext:value-type="string">
            <text:p>Chain Mail (053)</text:p>
          </table:table-cell>
          <table:table-cell table:style-name="ce7" office:value-type="float" office:value="72053" calcext:value-type="float">
            <text:p>72053</text:p>
          </table:table-cell>
          <table:table-cell table:style-name="ce7" office:value-type="string" calcext:value-type="string">
            <text:p>Natural Steel (864)</text:p>
          </table:table-cell>
          <table:table-cell table:style-name="ce7" office:value-type="float" office:value="70864" calcext:value-type="float">
            <text:p>70864</text:p>
          </table:table-cell>
          <table:table-cell table:style-name="ce7" office:value-type="string" calcext:value-type="string">
            <text:p>Aluminum (062)</text:p>
          </table:table-cell>
          <table:table-cell table:style-name="ce7" office:value-type="float" office:value="71062" calcext:value-type="float">
            <text:p>71062</text:p>
          </table:table-cell>
          <table:table-cell table:style-name="ce4"/>
          <table:table-cell table:style-name="ce7" office:value-type="string" calcext:value-type="string">
            <text:p>Honed Steel (9053)</text:p>
          </table:table-cell>
          <table:table-cell table:style-name="ce4"/>
          <table:table-cell table:style-name="ce7" office:value-type="string" calcext:value-type="string">
            <text:p>Chainmail (109)</text:p>
          </table:table-cell>
          <table:table-cell table:style-name="ce7" office:value-type="string" calcext:value-type="string">
            <text:p>7B737B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 office:value-type="string" calcext:value-type="string">
            <text:p>Leadbelcher</text:p>
          </table:table-cell>
          <table:table-cell table:style-name="ce7" office:value-type="string" calcext:value-type="string">
            <text:p>Boltgun Metal</text:p>
          </table:table-cell>
          <table:table-cell table:style-name="ce7" office:value-type="string" calcext:value-type="string">
            <text:p>Gunmetal / Gunmetal Metal (054)</text:p>
          </table:table-cell>
          <table:table-cell table:style-name="ce7" office:value-type="float" office:value="72054" calcext:value-type="float">
            <text:p>72054</text:p>
          </table:table-cell>
          <table:table-cell table:style-name="ce7" office:value-type="string" calcext:value-type="string">
            <text:p>Gunmetal Grey (863)</text:p>
          </table:table-cell>
          <table:table-cell table:style-name="ce7" office:value-type="float" office:value="70863" calcext:value-type="float">
            <text:p>70863</text:p>
          </table:table-cell>
          <table:table-cell table:style-name="ce7" office:value-type="string" calcext:value-type="string">
            <text:p>Gun Metal (072)</text:p>
          </table:table-cell>
          <table:table-cell table:style-name="ce7" office:value-type="float" office:value="71072" calcext:value-type="float">
            <text:p>71072</text:p>
          </table:table-cell>
          <table:table-cell table:style-name="ce4"/>
          <table:table-cell table:style-name="ce7" office:value-type="string" calcext:value-type="string">
            <text:p>Shadowed Steel (9052)</text:p>
          </table:table-cell>
          <table:table-cell table:style-name="ce4"/>
          <table:table-cell table:style-name="ce7" office:value-type="string" calcext:value-type="string">
            <text:p>Gun Metal (142)</text:p>
          </table:table-cell>
          <table:table-cell table:style-name="ce7" office:value-type="float" office:value="393939" calcext:value-type="float">
            <text:p>393939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 office:value-type="string" calcext:value-type="string">
            <text:p>Auric Armour Gold</text:p>
          </table:table-cell>
          <table:table-cell table:style-name="ce7" office:value-type="string" calcext:value-type="string">
            <text:p>Burnished Gold</text:p>
          </table:table-cell>
          <table:table-cell table:style-name="ce7" office:value-type="string" calcext:value-type="string">
            <text:p>Polished Gold (055)</text:p>
          </table:table-cell>
          <table:table-cell table:style-name="ce7" office:value-type="float" office:value="72055" calcext:value-type="float">
            <text:p>72055</text:p>
          </table:table-cell>
          <table:table-cell table:style-name="ce7" office:value-type="string" calcext:value-type="string">
            <text:p>Gold (996)</text:p>
          </table:table-cell>
          <table:table-cell table:style-name="ce7" office:value-type="float" office:value="70996" calcext:value-type="float">
            <text:p>70996</text:p>
          </table:table-cell>
          <table:table-cell table:style-name="ce7" office:value-type="string" calcext:value-type="string">
            <text:p>Gold (066)</text:p>
          </table:table-cell>
          <table:table-cell table:style-name="ce7" office:value-type="float" office:value="71066" calcext:value-type="float">
            <text:p>71066</text:p>
          </table:table-cell>
          <table:table-cell table:style-name="ce4"/>
          <table:table-cell table:style-name="ce7" office:value-type="string" calcext:value-type="string">
            <text:p>New Gold (9051)</text:p>
          </table:table-cell>
          <table:table-cell table:style-name="ce7" office:value-type="string" calcext:value-type="string">
            <text:p>Brass Balls **</text:p>
          </table:table-cell>
          <table:table-cell table:style-name="ce4"/>
          <table:table-cell table:style-name="ce7" office:value-type="string" calcext:value-type="string">
            <text:p>E7BD42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 office:value-type="string" calcext:value-type="string">
            <text:p>Gehenna's Gold</text:p>
          </table:table-cell>
          <table:table-cell table:style-name="ce7" office:value-type="string" calcext:value-type="string">
            <text:p>Shining Gold</text:p>
          </table:table-cell>
          <table:table-cell table:style-name="ce7" office:value-type="string" calcext:value-type="string">
            <text:p>Glorious Gold (056)</text:p>
          </table:table-cell>
          <table:table-cell table:style-name="ce7" office:value-type="float" office:value="72056" calcext:value-type="float">
            <text:p>72056</text:p>
          </table:table-cell>
          <table:table-cell table:style-name="ce7" office:value-type="string" calcext:value-type="string">
            <text:p>Old Gold (878)</text:p>
          </table:table-cell>
          <table:table-cell table:style-name="ce7" office:value-type="float" office:value="70878" calcext:value-type="float">
            <text:p>70878</text:p>
          </table:table-cell>
          <table:table-cell table:style-name="ce4" table:number-columns-repeated="3"/>
          <table:table-cell table:style-name="ce7" office:value-type="string" calcext:value-type="string">
            <text:p>Antique Gold (9050)</text:p>
          </table:table-cell>
          <table:table-cell table:style-name="ce4"/>
          <table:table-cell table:style-name="ce7" office:value-type="string" calcext:value-type="string">
            <text:p>Bright Gold (107)</text:p>
          </table:table-cell>
          <table:table-cell table:style-name="ce7" office:value-type="string" calcext:value-type="string">
            <text:p>CCCC33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7" office:value-type="string" calcext:value-type="string">
            <text:p>Hashut Copper</text:p>
          </table:table-cell>
          <table:table-cell table:style-name="ce7" office:value-type="string" calcext:value-type="string">
            <text:p>Dwarf Bronze</text:p>
          </table:table-cell>
          <table:table-cell table:style-name="ce7" office:value-type="string" calcext:value-type="string">
            <text:p>Bright Bronze (057)</text:p>
          </table:table-cell>
          <table:table-cell table:style-name="ce7" office:value-type="float" office:value="72057" calcext:value-type="float">
            <text:p>72057</text:p>
          </table:table-cell>
          <table:table-cell table:style-name="ce7" office:value-type="string" calcext:value-type="string">
            <text:p>Bronze (998)</text:p>
          </table:table-cell>
          <table:table-cell table:style-name="ce7" office:value-type="float" office:value="70998" calcext:value-type="float">
            <text:p>70998</text:p>
          </table:table-cell>
          <table:table-cell table:style-name="ce4" table:number-columns-repeated="3"/>
          <table:table-cell table:style-name="ce7" office:value-type="string" calcext:value-type="string">
            <text:p>Ancient Bronze (9049)</text:p>
          </table:table-cell>
          <table:table-cell table:style-name="ce4"/>
          <table:table-cell table:style-name="ce7" office:value-type="string" calcext:value-type="string">
            <text:p>Dwarven Bronze (143)</text:p>
          </table:table-cell>
          <table:table-cell table:style-name="ce7" office:value-type="string" calcext:value-type="string">
            <text:p>9C5221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7" office:value-type="string" calcext:value-type="string">
            <text:p>Brazen Brass *</text:p>
          </table:table-cell>
          <table:table-cell table:style-name="ce7" office:value-type="string" calcext:value-type="string">
            <text:p>Brassy Brass (058)</text:p>
          </table:table-cell>
          <table:table-cell table:style-name="ce7" office:value-type="float" office:value="72058" calcext:value-type="float">
            <text:p>72058</text:p>
          </table:table-cell>
          <table:table-cell table:style-name="ce7" office:value-type="string" calcext:value-type="string">
            <text:p>Brass (801)</text:p>
          </table:table-cell>
          <table:table-cell table:style-name="ce7" office:value-type="float" office:value="70801" calcext:value-type="float">
            <text:p>70801</text:p>
          </table:table-cell>
          <table:table-cell table:style-name="ce4" table:number-columns-repeated="3"/>
          <table:table-cell table:style-name="ce7" office:value-type="string" calcext:value-type="string">
            <text:p>Tarnished Brass ** (9198)</text:p>
          </table:table-cell>
          <table:table-cell table:style-name="ce4"/>
          <table:table-cell table:style-name="ce7" office:value-type="string" calcext:value-type="string">
            <text:p>Brass (131)</text:p>
          </table:table-cell>
          <table:table-cell table:style-name="ce7" office:value-type="string" calcext:value-type="string">
            <text:p>735A21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7" office:value-type="string" calcext:value-type="string">
            <text:p>Beaten Copper *</text:p>
          </table:table-cell>
          <table:table-cell table:style-name="ce7" office:value-type="string" calcext:value-type="string">
            <text:p>Hammered Copper (059)</text:p>
          </table:table-cell>
          <table:table-cell table:style-name="ce7" office:value-type="float" office:value="72059" calcext:value-type="float">
            <text:p>72059</text:p>
          </table:table-cell>
          <table:table-cell table:style-name="ce7" office:value-type="string" calcext:value-type="string">
            <text:p>Copper (999)</text:p>
          </table:table-cell>
          <table:table-cell table:style-name="ce7" office:value-type="float" office:value="70999" calcext:value-type="float">
            <text:p>70999</text:p>
          </table:table-cell>
          <table:table-cell table:style-name="ce4" table:number-columns-repeated="3"/>
          <table:table-cell table:style-name="ce7" office:value-type="string" calcext:value-type="string">
            <text:p>Coppery Orange (9102)</text:p>
          </table:table-cell>
          <table:table-cell table:style-name="ce4" table:number-columns-repeated="2"/>
          <table:table-cell table:style-name="ce7" office:value-type="string" calcext:value-type="string">
            <text:p>73372D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 office:value-type="string" calcext:value-type="string">
            <text:p>Warplock Bronze</text:p>
          </table:table-cell>
          <table:table-cell table:style-name="ce7" office:value-type="string" calcext:value-type="string">
            <text:p>Tin Bitz</text:p>
          </table:table-cell>
          <table:table-cell table:style-name="ce7" office:value-type="string" calcext:value-type="string">
            <text:p>Tinny Tin (060)</text:p>
          </table:table-cell>
          <table:table-cell table:style-name="ce7" office:value-type="string" calcext:value-type="string">
            <text:p>72.06</text:p>
          </table:table-cell>
          <table:table-cell table:style-name="ce4" table:number-columns-repeated="5"/>
          <table:table-cell table:style-name="ce7" office:value-type="string" calcext:value-type="string">
            <text:p>Scorched Metal (9125)</text:p>
          </table:table-cell>
          <table:table-cell table:style-name="ce4"/>
          <table:table-cell table:style-name="ce7" office:value-type="string" calcext:value-type="string">
            <text:p>Magic Metal (113)</text:p>
          </table:table-cell>
          <table:table-cell table:style-name="ce7" office:value-type="float" office:value="393121" calcext:value-type="float">
            <text:p>393121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 office:value-type="string" calcext:value-type="string">
            <text:p>Karak Stone</text:p>
          </table:table-cell>
          <table:table-cell table:style-name="ce7" office:value-type="string" calcext:value-type="string">
            <text:p>Kommando Khaki</text:p>
          </table:table-cell>
          <table:table-cell table:style-name="ce7" office:value-type="string" calcext:value-type="string">
            <text:p>Khaki (061)</text:p>
          </table:table-cell>
          <table:table-cell table:style-name="ce7" office:value-type="float" office:value="72061" calcext:value-type="float">
            <text:p>72061</text:p>
          </table:table-cell>
          <table:table-cell table:style-name="ce7" office:value-type="string" calcext:value-type="string">
            <text:p>German Cam. Beige WWII (821)</text:p>
          </table:table-cell>
          <table:table-cell table:style-name="ce7" office:value-type="float" office:value="70821" calcext:value-type="float">
            <text:p>70821</text:p>
          </table:table-cell>
          <table:table-cell table:style-name="ce7" office:value-type="string" calcext:value-type="string">
            <text:p>Hemp (023)</text:p>
          </table:table-cell>
          <table:table-cell table:style-name="ce7" office:value-type="float" office:value="71023" calcext:value-type="float">
            <text:p>71023</text:p>
          </table:table-cell>
          <table:table-cell table:style-name="ce4"/>
          <table:table-cell table:style-name="ce7" office:value-type="string" calcext:value-type="string">
            <text:p>Terran Khaki (9122)</text:p>
          </table:table-cell>
          <table:table-cell table:style-name="ce4" table:number-columns-repeated="2"/>
          <table:table-cell table:style-name="ce7" office:value-type="string" calcext:value-type="string">
            <text:p>9B8C7B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7" office:value-type="string" calcext:value-type="string">
            <text:p>Steel Legion Drab</text:p>
          </table:table-cell>
          <table:table-cell table:style-name="ce7" office:value-type="string" calcext:value-type="string">
            <text:p>Graveyard Earth</text:p>
          </table:table-cell>
          <table:table-cell table:style-name="ce7" office:value-type="string" calcext:value-type="string">
            <text:p>Earth (062)</text:p>
          </table:table-cell>
          <table:table-cell table:style-name="ce7" office:value-type="float" office:value="72062" calcext:value-type="float">
            <text:p>72062</text:p>
          </table:table-cell>
          <table:table-cell table:style-name="ce7" office:value-type="string" calcext:value-type="string">
            <text:p>English Uniform (921)</text:p>
          </table:table-cell>
          <table:table-cell table:style-name="ce7" office:value-type="float" office:value="70921" calcext:value-type="float">
            <text:p>70921</text:p>
          </table:table-cell>
          <table:table-cell table:style-name="ce4" table:number-columns-repeated="3"/>
          <table:table-cell table:style-name="ce7" office:value-type="string" calcext:value-type="string">
            <text:p>Uniform Brown (9127)</text:p>
          </table:table-cell>
          <table:table-cell table:style-name="ce4" table:number-columns-repeated="2"/>
          <table:table-cell table:style-name="ce7" office:value-type="float" office:value="655138" calcext:value-type="float">
            <text:p>655138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 office:value-type="string" calcext:value-type="string">
            <text:p>Tallarn Sand</text:p>
          </table:table-cell>
          <table:table-cell table:style-name="ce7" office:value-type="string" calcext:value-type="string">
            <text:p>Desert Yellow</text:p>
          </table:table-cell>
          <table:table-cell table:style-name="ce7" office:value-type="string" calcext:value-type="string">
            <text:p>Desert Yellow (063)</text:p>
          </table:table-cell>
          <table:table-cell table:style-name="ce7" office:value-type="float" office:value="72063" calcext:value-type="float">
            <text:p>72063</text:p>
          </table:table-cell>
          <table:table-cell table:style-name="ce7" office:value-type="string" calcext:value-type="string">
            <text:p>Dark Yellow (978)</text:p>
          </table:table-cell>
          <table:table-cell table:style-name="ce7" office:value-type="float" office:value="70978" calcext:value-type="float">
            <text:p>70978</text:p>
          </table:table-cell>
          <table:table-cell table:style-name="ce7" office:value-type="string" calcext:value-type="string">
            <text:p>Dark Yellow (025)</text:p>
          </table:table-cell>
          <table:table-cell table:style-name="ce7" office:value-type="float" office:value="71025" calcext:value-type="float">
            <text:p>71025</text:p>
          </table:table-cell>
          <table:table-cell table:style-name="ce4"/>
          <table:table-cell table:style-name="ce7" office:value-type="string" calcext:value-type="string">
            <text:p>Faded Khaki (9129)</text:p>
          </table:table-cell>
          <table:table-cell table:style-name="ce4" table:number-columns-repeated="2"/>
          <table:table-cell table:style-name="ce7" office:value-type="string" calcext:value-type="string">
            <text:p>9C8855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7" office:value-type="string" calcext:value-type="string">
            <text:p>Terracotta*</text:p>
          </table:table-cell>
          <table:table-cell table:style-name="ce7" office:value-type="string" calcext:value-type="string">
            <text:p>Terracotta (065)</text:p>
          </table:table-cell>
          <table:table-cell table:style-name="ce7" office:value-type="float" office:value="72065" calcext:value-type="float">
            <text:p>72065</text:p>
          </table:table-cell>
          <table:table-cell table:style-name="ce4" table:number-columns-repeated="5"/>
          <table:table-cell table:style-name="ce7" office:value-type="string" calcext:value-type="string">
            <text:p>Clotted Red (9134)</text:p>
          </table:table-cell>
          <table:table-cell table:style-name="ce4" table:number-columns-repeated="2"/>
          <table:table-cell table:style-name="ce7" office:value-type="float" office:value="793721" calcext:value-type="float">
            <text:p>793721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4"/>
          <table:table-cell table:style-name="ce7" office:value-type="string" calcext:value-type="string">
            <text:p>Tanned Flesh *</text:p>
          </table:table-cell>
          <table:table-cell table:style-name="ce7" office:value-type="string" calcext:value-type="string">
            <text:p>Tan (066)</text:p>
          </table:table-cell>
          <table:table-cell table:style-name="ce7" office:value-type="float" office:value="72066" calcext:value-type="float">
            <text:p>72066</text:p>
          </table:table-cell>
          <table:table-cell table:style-name="ce4" table:number-columns-repeated="5"/>
          <table:table-cell table:style-name="ce7" office:value-type="string" calcext:value-type="string">
            <text:p>Antique Rose (9139)</text:p>
          </table:table-cell>
          <table:table-cell table:style-name="ce4" table:number-columns-repeated="2"/>
          <table:table-cell table:style-name="ce7" office:value-type="string" calcext:value-type="string">
            <text:p>A95C3E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 table:style-name="ce7" office:value-type="string" calcext:value-type="string">
            <text:p>Castellan Green</text:p>
          </table:table-cell>
          <table:table-cell table:style-name="ce7" office:value-type="string" calcext:value-type="string">
            <text:p>Catachan Green</text:p>
          </table:table-cell>
          <table:table-cell table:style-name="ce7" office:value-type="string" calcext:value-type="string">
            <text:p>Cayman Green (067)</text:p>
          </table:table-cell>
          <table:table-cell table:style-name="ce7" office:value-type="float" office:value="72067" calcext:value-type="float">
            <text:p>72067</text:p>
          </table:table-cell>
          <table:table-cell table:style-name="ce7" office:value-type="string" calcext:value-type="string">
            <text:p>Olive Grey (888)</text:p>
          </table:table-cell>
          <table:table-cell table:style-name="ce7" office:value-type="float" office:value="70889" calcext:value-type="float">
            <text:p>70889</text:p>
          </table:table-cell>
          <table:table-cell table:style-name="ce7" office:value-type="string" calcext:value-type="string">
            <text:p>Olive Grey (015)</text:p>
          </table:table-cell>
          <table:table-cell table:style-name="ce7" office:value-type="float" office:value="71015" calcext:value-type="float">
            <text:p>71015</text:p>
          </table:table-cell>
          <table:table-cell table:style-name="ce4"/>
          <table:table-cell table:style-name="ce7" office:value-type="string" calcext:value-type="string">
            <text:p>Muddy Olive (9034)</text:p>
          </table:table-cell>
          <table:table-cell table:style-name="ce4" table:number-columns-repeated="2"/>
          <table:table-cell table:style-name="ce7" office:value-type="float" office:value="455440" calcext:value-type="float">
            <text:p>455440</text:p>
          </table:table-cell>
          <table:table-cell table:style-name="ce4" table:number-columns-repeated="10"/>
          <table:table-cell table:number-columns-repeated="999"/>
        </table:table-row>
        <table:table-row table:style-name="ro6">
          <table:table-cell table:style-name="ce4" office:value-type="float" office:value="67" calcext:value-type="float">
            <text:p>67</text:p>
          </table:table-cell>
          <table:table-cell table:style-name="ce4"/>
          <table:table-cell table:style-name="ce7" office:value-type="string" calcext:value-type="string">
            <text:p>Purple Ink *</text:p>
          </table:table-cell>
          <table:table-cell table:style-name="ce7" office:value-type="string" calcext:value-type="string">
            <text:p>Violet Ink (087)</text:p>
          </table:table-cell>
          <table:table-cell table:style-name="ce7" office:value-type="float" office:value="72087" calcext:value-type="float">
            <text:p>72087</text:p>
          </table:table-cell>
          <table:table-cell table:style-name="ce4" table:number-columns-repeated="8"/>
          <table:table-cell table:style-name="ce7" office:value-type="string" calcext:value-type="string">
            <text:p>513D3C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68" calcext:value-type="float">
            <text:p>68</text:p>
          </table:table-cell>
          <table:table-cell table:style-name="ce4"/>
          <table:table-cell table:style-name="ce7" office:value-type="string" calcext:value-type="string">
            <text:p>Dark Green Ink *</text:p>
          </table:table-cell>
          <table:table-cell table:style-name="ce7" office:value-type="string" calcext:value-type="string">
            <text:p>Green Ink (089)</text:p>
          </table:table-cell>
          <table:table-cell table:style-name="ce7" office:value-type="float" office:value="72089" calcext:value-type="float">
            <text:p>72089</text:p>
          </table:table-cell>
          <table:table-cell table:style-name="ce4" table:number-columns-repeated="8"/>
          <table:table-cell table:style-name="ce7" office:value-type="float" office:value="108473" calcext:value-type="float">
            <text:p>108473</text:p>
          </table:table-cell>
          <table:table-cell table:style-name="ce4" table:number-columns-repeated="10"/>
          <table:table-cell table:number-columns-repeated="999"/>
        </table:table-row>
        <table:table-row table:style-name="ro6"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7" office:value-type="string" calcext:value-type="string">
            <text:p>Black Ink *</text:p>
          </table:table-cell>
          <table:table-cell table:style-name="ce7" office:value-type="string" calcext:value-type="string">
            <text:p>Black Ink (094)</text:p>
          </table:table-cell>
          <table:table-cell table:style-name="ce7" office:value-type="float" office:value="72094" calcext:value-type="float">
            <text:p>72094</text:p>
          </table:table-cell>
          <table:table-cell table:style-name="ce4" table:number-columns-repeated="8"/>
          <table:table-cell table:style-name="ce7" office:value-type="float" office:value="0" calcext:value-type="float">
            <text:p>0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7" office:value-type="string" calcext:value-type="string">
            <text:p>Lothern Blue</text:p>
          </table:table-cell>
          <table:table-cell table:style-name="ce7" office:value-type="string" calcext:value-type="string">
            <text:p>Ice Blue</text:p>
          </table:table-cell>
          <table:table-cell table:style-name="ce7" office:value-type="string" calcext:value-type="string">
            <text:p>Ice Blue (095)</text:p>
          </table:table-cell>
          <table:table-cell table:style-name="ce7" office:value-type="float" office:value="72095" calcext:value-type="float">
            <text:p>72095</text:p>
          </table:table-cell>
          <table:table-cell table:style-name="ce7" office:value-type="string" calcext:value-type="string">
            <text:p>Azure Blue (902)</text:p>
          </table:table-cell>
          <table:table-cell table:style-name="ce7" office:value-type="float" office:value="70902" calcext:value-type="float">
            <text:p>70902</text:p>
          </table:table-cell>
          <table:table-cell table:style-name="ce7" office:value-type="string" calcext:value-type="string">
            <text:p>UK Azure (108)</text:p>
          </table:table-cell>
          <table:table-cell table:style-name="ce7" office:value-type="float" office:value="71108" calcext:value-type="float">
            <text:p>71108</text:p>
          </table:table-cell>
          <table:table-cell table:style-name="ce7" office:value-type="string" calcext:value-type="string">
            <text:p>Glacier Blue (9)</text:p>
          </table:table-cell>
          <table:table-cell table:style-name="ce4" table:number-columns-repeated="3"/>
          <table:table-cell table:style-name="ce7" office:value-type="string" calcext:value-type="string">
            <text:p>6B9CCE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7" office:value-type="string" calcext:value-type="string">
            <text:p>Cadian Fleshtone</text:p>
          </table:table-cell>
          <table:table-cell table:style-name="ce7" office:value-type="string" calcext:value-type="string">
            <text:p>Tallarn Flesh</text:p>
          </table:table-cell>
          <table:table-cell table:style-name="ce7" office:value-type="string" calcext:value-type="string">
            <text:p>Heavy Skintone (140)</text:p>
          </table:table-cell>
          <table:table-cell table:style-name="ce7" office:value-type="string" calcext:value-type="string">
            <text:p>72.14</text:p>
          </table:table-cell>
          <table:table-cell table:style-name="ce7" office:value-type="string" calcext:value-type="string">
            <text:p>Brown Sand (876)</text:p>
          </table:table-cell>
          <table:table-cell table:style-name="ce7" office:value-type="float" office:value="70876" calcext:value-type="float">
            <text:p>70876</text:p>
          </table:table-cell>
          <table:table-cell table:style-name="ce4" table:number-columns-repeated="3"/>
          <table:table-cell table:style-name="ce7" office:value-type="string" calcext:value-type="string">
            <text:p>Leather Brown (9030)</text:p>
          </table:table-cell>
          <table:table-cell table:style-name="ce4" table:number-columns-repeated="2"/>
          <table:table-cell table:style-name="ce7" office:value-type="string" calcext:value-type="string">
            <text:p>8D736C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72" calcext:value-type="float">
            <text:p>72</text:p>
          </table:table-cell>
          <table:table-cell table:style-name="ce7" office:value-type="string" calcext:value-type="string">
            <text:p>Mephiston Red</text:p>
          </table:table-cell>
          <table:table-cell table:style-name="ce7" office:value-type="string" calcext:value-type="string">
            <text:p>Mechrite Red</text:p>
          </table:table-cell>
          <table:table-cell table:style-name="ce7" office:value-type="string" calcext:value-type="string">
            <text:p>Heavy Red (141)</text:p>
          </table:table-cell>
          <table:table-cell table:style-name="ce7" office:value-type="float" office:value="72141" calcext:value-type="float">
            <text:p>72141</text:p>
          </table:table-cell>
          <table:table-cell table:style-name="ce7" office:value-type="string" calcext:value-type="string">
            <text:p>Red (926)</text:p>
          </table:table-cell>
          <table:table-cell table:style-name="ce7" office:value-type="float" office:value="70926" calcext:value-type="float">
            <text:p>70926</text:p>
          </table:table-cell>
          <table:table-cell table:style-name="ce4" table:number-columns-repeated="3"/>
          <table:table-cell table:style-name="ce7" office:value-type="string" calcext:value-type="string">
            <text:p>Clotted Red (9134)</text:p>
          </table:table-cell>
          <table:table-cell table:style-name="ce4" table:number-columns-repeated="2"/>
          <table:table-cell table:style-name="ce7" office:value-type="float" office:value="793638" calcext:value-type="float">
            <text:p>793638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7" office:value-type="string" calcext:value-type="string">
            <text:p>Daemonette Hide</text:p>
          </table:table-cell>
          <table:table-cell table:style-name="ce7" office:value-type="string" calcext:value-type="string">
            <text:p>Hormagaunt Purple</text:p>
          </table:table-cell>
          <table:table-cell table:style-name="ce7" office:value-type="string" calcext:value-type="string">
            <text:p>Heavy Violet (142)</text:p>
          </table:table-cell>
          <table:table-cell table:style-name="ce7" office:value-type="float" office:value="72142" calcext:value-type="float">
            <text:p>72142</text:p>
          </table:table-cell>
          <table:table-cell table:style-name="ce7" office:value-type="string" calcext:value-type="string">
            <text:p>Violet (960)</text:p>
          </table:table-cell>
          <table:table-cell table:style-name="ce7" office:value-type="float" office:value="70960" calcext:value-type="float">
            <text:p>70960</text:p>
          </table:table-cell>
          <table:table-cell table:style-name="ce4" table:number-columns-repeated="3"/>
          <table:table-cell table:style-name="ce7" office:value-type="string" calcext:value-type="string">
            <text:p>Nightshade Purple (9022)</text:p>
          </table:table-cell>
          <table:table-cell table:style-name="ce4" table:number-columns-repeated="2"/>
          <table:table-cell table:style-name="ce7" office:value-type="string" calcext:value-type="string">
            <text:p>4F566C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74" calcext:value-type="float">
            <text:p>74</text:p>
          </table:table-cell>
          <table:table-cell table:style-name="ce7" office:value-type="string" calcext:value-type="string">
            <text:p>Macragge Blue</text:p>
          </table:table-cell>
          <table:table-cell table:style-name="ce7" office:value-type="string" calcext:value-type="string">
            <text:p>Mordian Blue</text:p>
          </table:table-cell>
          <table:table-cell table:style-name="ce7" office:value-type="string" calcext:value-type="string">
            <text:p>Heavy Blue (143)</text:p>
          </table:table-cell>
          <table:table-cell table:style-name="ce7" office:value-type="float" office:value="72143" calcext:value-type="float">
            <text:p>72143</text:p>
          </table:table-cell>
          <table:table-cell table:style-name="ce7" office:value-type="string" calcext:value-type="string">
            <text:p>Prussian Blue (965)</text:p>
          </table:table-cell>
          <table:table-cell table:style-name="ce7" office:value-type="float" office:value="70965" calcext:value-type="float">
            <text:p>70965</text:p>
          </table:table-cell>
          <table:table-cell table:style-name="ce4" table:number-columns-repeated="3"/>
          <table:table-cell table:style-name="ce7" office:value-type="string" calcext:value-type="string">
            <text:p>Breonne Blue (9055)</text:p>
          </table:table-cell>
          <table:table-cell table:style-name="ce4" table:number-columns-repeated="2"/>
          <table:table-cell table:style-name="ce7" office:value-type="string" calcext:value-type="string">
            <text:p>2D567C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7" office:value-type="string" calcext:value-type="string">
            <text:p>Celestra Grey</text:p>
          </table:table-cell>
          <table:table-cell table:style-name="ce7" office:value-type="string" calcext:value-type="string">
            <text:p>Astronomicon Grey</text:p>
          </table:table-cell>
          <table:table-cell table:style-name="ce7" office:value-type="string" calcext:value-type="string">
            <text:p>Heavy Bluegrey (144)</text:p>
          </table:table-cell>
          <table:table-cell table:style-name="ce7" office:value-type="float" office:value="72144" calcext:value-type="float">
            <text:p>72144</text:p>
          </table:table-cell>
          <table:table-cell table:style-name="ce7" office:value-type="string" calcext:value-type="string">
            <text:p>Pale Blue Grey (905)</text:p>
          </table:table-cell>
          <table:table-cell table:style-name="ce7" office:value-type="float" office:value="70905" calcext:value-type="float">
            <text:p>70905</text:p>
          </table:table-cell>
          <table:table-cell table:style-name="ce4" table:number-columns-repeated="3"/>
          <table:table-cell table:style-name="ce7" office:value-type="string" calcext:value-type="string">
            <text:p>Weathered Stone (9087)</text:p>
          </table:table-cell>
          <table:table-cell table:style-name="ce4" table:number-columns-repeated="2"/>
          <table:table-cell table:style-name="ce7" office:value-type="string" calcext:value-type="string">
            <text:p>96A5A9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7" office:value-type="string" calcext:value-type="string">
            <text:p>Mechanicus Standard Grey</text:p>
          </table:table-cell>
          <table:table-cell table:style-name="ce7" office:value-type="string" calcext:value-type="string">
            <text:p>Adeptus Battlegrey</text:p>
          </table:table-cell>
          <table:table-cell table:style-name="ce7" office:value-type="string" calcext:value-type="string">
            <text:p>Heavy Grey (145)</text:p>
          </table:table-cell>
          <table:table-cell table:style-name="ce7" office:value-type="float" office:value="72145" calcext:value-type="float">
            <text:p>72145</text:p>
          </table:table-cell>
          <table:table-cell table:style-name="ce7" office:value-type="string" calcext:value-type="string">
            <text:p>Russian Uniform (924)</text:p>
          </table:table-cell>
          <table:table-cell table:style-name="ce7" office:value-type="float" office:value="70924" calcext:value-type="float">
            <text:p>70924</text:p>
          </table:table-cell>
          <table:table-cell table:style-name="ce4" table:number-columns-repeated="3"/>
          <table:table-cell table:style-name="ce7" office:value-type="string" calcext:value-type="string">
            <text:p>Military Green (9176)</text:p>
          </table:table-cell>
          <table:table-cell table:style-name="ce4" table:number-columns-repeated="2"/>
          <table:table-cell table:style-name="ce7" office:value-type="string" calcext:value-type="string">
            <text:p>7C8286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77" calcext:value-type="float">
            <text:p>77</text:p>
          </table:table-cell>
          <table:table-cell table:style-name="ce7" office:value-type="string" calcext:value-type="string">
            <text:p>Loren Forest</text:p>
          </table:table-cell>
          <table:table-cell table:style-name="ce7" office:value-type="string" calcext:value-type="string">
            <text:p>Knarloc Green</text:p>
          </table:table-cell>
          <table:table-cell table:style-name="ce7" office:value-type="string" calcext:value-type="string">
            <text:p>Heavy Green (146)</text:p>
          </table:table-cell>
          <table:table-cell table:style-name="ce7" office:value-type="float" office:value="72146" calcext:value-type="float">
            <text:p>72146</text:p>
          </table:table-cell>
          <table:table-cell table:style-name="ce7" office:value-type="string" calcext:value-type="string">
            <text:p>Luftwaffe Ca. Green (823)</text:p>
          </table:table-cell>
          <table:table-cell table:style-name="ce7" office:value-type="float" office:value="70823" calcext:value-type="float">
            <text:p>70823</text:p>
          </table:table-cell>
          <table:table-cell table:style-name="ce7" office:value-type="string" calcext:value-type="string">
            <text:p>Field Green (093)</text:p>
          </table:table-cell>
          <table:table-cell table:style-name="ce7" office:value-type="float" office:value="71093" calcext:value-type="float">
            <text:p>71093</text:p>
          </table:table-cell>
          <table:table-cell table:style-name="ce4"/>
          <table:table-cell table:style-name="ce7" office:value-type="string" calcext:value-type="string">
            <text:p>Olive Drab (9158)</text:p>
          </table:table-cell>
          <table:table-cell table:style-name="ce4" table:number-columns-repeated="2"/>
          <table:table-cell table:style-name="ce7" office:value-type="string" calcext:value-type="string">
            <text:p>434F38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78" calcext:value-type="float">
            <text:p>78</text:p>
          </table:table-cell>
          <table:table-cell table:style-name="ce7" office:value-type="string" calcext:value-type="string">
            <text:p>Caliban Green</text:p>
          </table:table-cell>
          <table:table-cell table:style-name="ce7" office:value-type="string" calcext:value-type="string">
            <text:p>Orkhide Shade</text:p>
          </table:table-cell>
          <table:table-cell table:style-name="ce7" office:value-type="string" calcext:value-type="string">
            <text:p>Heavy Blackgreen (147)</text:p>
          </table:table-cell>
          <table:table-cell table:style-name="ce7" office:value-type="float" office:value="72147" calcext:value-type="float">
            <text:p>72147</text:p>
          </table:table-cell>
          <table:table-cell table:style-name="ce7" office:value-type="string" calcext:value-type="string">
            <text:p>Black Green (980)</text:p>
          </table:table-cell>
          <table:table-cell table:style-name="ce7" office:value-type="float" office:value="70980" calcext:value-type="float">
            <text:p>70980</text:p>
          </table:table-cell>
          <table:table-cell table:style-name="ce4" table:number-columns-repeated="3"/>
          <table:table-cell table:style-name="ce7" office:value-type="string" calcext:value-type="string">
            <text:p>Jungle Moss (9082)</text:p>
          </table:table-cell>
          <table:table-cell table:style-name="ce4" table:number-columns-repeated="2"/>
          <table:table-cell table:style-name="ce7" office:value-type="string" calcext:value-type="string">
            <text:p>3.84E+51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7" office:value-type="string" calcext:value-type="string">
            <text:p>Rakarth Flesh</text:p>
          </table:table-cell>
          <table:table-cell table:style-name="ce7" office:value-type="string" calcext:value-type="string">
            <text:p>Dheneb Stone</text:p>
          </table:table-cell>
          <table:table-cell table:style-name="ce7" office:value-type="string" calcext:value-type="string">
            <text:p>Heavy Warmgrey **(148)</text:p>
          </table:table-cell>
          <table:table-cell table:style-name="ce7" office:value-type="float" office:value="72148" calcext:value-type="float">
            <text:p>72148</text:p>
          </table:table-cell>
          <table:table-cell table:style-name="ce4" table:number-columns-repeated="5"/>
          <table:table-cell table:style-name="ce7" office:value-type="string" calcext:value-type="string">
            <text:p>Ruddy Leather (9109)</text:p>
          </table:table-cell>
          <table:table-cell table:style-name="ce4" table:number-columns-repeated="2"/>
          <table:table-cell table:style-name="ce7" office:value-type="string" calcext:value-type="string">
            <text:p>B9ADA1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80" calcext:value-type="float">
            <text:p>80</text:p>
          </table:table-cell>
          <table:table-cell table:style-name="ce7" office:value-type="string" calcext:value-type="string">
            <text:p>Deathworld Forest</text:p>
          </table:table-cell>
          <table:table-cell table:style-name="ce7" office:value-type="string" calcext:value-type="string">
            <text:p>Gretchin Green</text:p>
          </table:table-cell>
          <table:table-cell table:style-name="ce7" office:value-type="string" calcext:value-type="string">
            <text:p>Heavy Khaki (149)</text:p>
          </table:table-cell>
          <table:table-cell table:style-name="ce7" office:value-type="float" office:value="72149" calcext:value-type="float">
            <text:p>72149</text:p>
          </table:table-cell>
          <table:table-cell table:style-name="ce7" office:value-type="string" calcext:value-type="string">
            <text:p>Middlestone (882)</text:p>
          </table:table-cell>
          <table:table-cell table:style-name="ce7" office:value-type="float" office:value="70882" calcext:value-type="float">
            <text:p>70882</text:p>
          </table:table-cell>
          <table:table-cell table:style-name="ce4" table:number-columns-repeated="6"/>
          <table:table-cell table:style-name="ce7" office:value-type="string" calcext:value-type="string">
            <text:p>6A6445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81" calcext:value-type="float">
            <text:p>81</text:p>
          </table:table-cell>
          <table:table-cell table:style-name="ce7" office:value-type="string" calcext:value-type="string">
            <text:p>Balor Brown</text:p>
          </table:table-cell>
          <table:table-cell table:style-name="ce7" office:value-type="string" calcext:value-type="string">
            <text:p>Tausept Ochre</text:p>
          </table:table-cell>
          <table:table-cell table:style-name="ce7" office:value-type="string" calcext:value-type="string">
            <text:p>Heavy Ochre (150)</text:p>
          </table:table-cell>
          <table:table-cell table:style-name="ce7" office:value-type="string" calcext:value-type="string">
            <text:p>72.15</text:p>
          </table:table-cell>
          <table:table-cell table:style-name="ce7" office:value-type="string" calcext:value-type="string">
            <text:p>Ochre Brown (856)</text:p>
          </table:table-cell>
          <table:table-cell table:style-name="ce7" office:value-type="float" office:value="70856" calcext:value-type="float">
            <text:p>70856</text:p>
          </table:table-cell>
          <table:table-cell table:style-name="ce4" table:number-columns-repeated="3"/>
          <table:table-cell table:style-name="ce7" office:value-type="string" calcext:value-type="string">
            <text:p>Half Orc Highlight (9204)</text:p>
          </table:table-cell>
          <table:table-cell table:style-name="ce4" table:number-columns-repeated="2"/>
          <table:table-cell table:style-name="ce7" office:value-type="string" calcext:value-type="string">
            <text:p>976F3C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82" calcext:value-type="float">
            <text:p>82</text:p>
          </table:table-cell>
          <table:table-cell table:style-name="ce7" office:value-type="string" calcext:value-type="string">
            <text:p>Averland Sunset</text:p>
          </table:table-cell>
          <table:table-cell table:style-name="ce7" office:value-type="string" calcext:value-type="string">
            <text:p>Iyanden Darksun</text:p>
          </table:table-cell>
          <table:table-cell table:style-name="ce7" office:value-type="string" calcext:value-type="string">
            <text:p>Heavy Goldbrown (151)</text:p>
          </table:table-cell>
          <table:table-cell table:style-name="ce7" office:value-type="float" office:value="72151" calcext:value-type="float">
            <text:p>72151</text:p>
          </table:table-cell>
          <table:table-cell table:style-name="ce7" office:value-type="string" calcext:value-type="string">
            <text:p>Goldbrown (877)</text:p>
          </table:table-cell>
          <table:table-cell table:style-name="ce7" office:value-type="float" office:value="70877" calcext:value-type="float">
            <text:p>70877</text:p>
          </table:table-cell>
          <table:table-cell table:style-name="ce7" office:value-type="string" calcext:value-type="string">
            <text:p>Golden Brown (032)</text:p>
          </table:table-cell>
          <table:table-cell table:style-name="ce7" office:value-type="float" office:value="71032" calcext:value-type="float">
            <text:p>71032</text:p>
          </table:table-cell>
          <table:table-cell table:style-name="ce4"/>
          <table:table-cell table:style-name="ce7" office:value-type="string" calcext:value-type="string">
            <text:p>Green Ochre (9128)</text:p>
          </table:table-cell>
          <table:table-cell table:style-name="ce4" table:number-columns-repeated="2"/>
          <table:table-cell table:style-name="ce7" office:value-type="string" calcext:value-type="string">
            <text:p>9C8A53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83" calcext:value-type="float">
            <text:p>83</text:p>
          </table:table-cell>
          <table:table-cell table:style-name="ce7" office:value-type="string" calcext:value-type="string">
            <text:p>Jokaero Orange</text:p>
          </table:table-cell>
          <table:table-cell table:style-name="ce7" office:value-type="string" calcext:value-type="string">
            <text:p>Macharius Solar Orange</text:p>
          </table:table-cell>
          <table:table-cell table:style-name="ce7" office:value-type="string" calcext:value-type="string">
            <text:p>Heavy Orange (152)</text:p>
          </table:table-cell>
          <table:table-cell table:style-name="ce7" office:value-type="float" office:value="72152" calcext:value-type="float">
            <text:p>72152</text:p>
          </table:table-cell>
          <table:table-cell table:style-name="ce7" office:value-type="string" calcext:value-type="string">
            <text:p>German Orange (805)</text:p>
          </table:table-cell>
          <table:table-cell table:style-name="ce7" office:value-type="float" office:value="70805" calcext:value-type="float">
            <text:p>70805</text:p>
          </table:table-cell>
          <table:table-cell table:style-name="ce4" table:number-columns-repeated="3"/>
          <table:table-cell table:style-name="ce7" office:value-type="string" calcext:value-type="string">
            <text:p>Phoenix Red (9005)</text:p>
          </table:table-cell>
          <table:table-cell table:style-name="ce4" table:number-columns-repeated="2"/>
          <table:table-cell table:style-name="ce7" office:value-type="string" calcext:value-type="string">
            <text:p>A4593D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7" office:value-type="string" calcext:value-type="string">
            <text:p>Baneblade Brown</text:p>
          </table:table-cell>
          <table:table-cell table:style-name="ce7" office:value-type="string" calcext:value-type="string">
            <text:p>Khemri Brown</text:p>
          </table:table-cell>
          <table:table-cell table:style-name="ce7" office:value-type="string" calcext:value-type="string">
            <text:p>Heavy Brown (153)</text:p>
          </table:table-cell>
          <table:table-cell table:style-name="ce7" office:value-type="float" office:value="72153" calcext:value-type="float">
            <text:p>72153</text:p>
          </table:table-cell>
          <table:table-cell table:style-name="ce7" office:value-type="string" calcext:value-type="string">
            <text:p>Us Field Drab (873)</text:p>
          </table:table-cell>
          <table:table-cell table:style-name="ce7" office:value-type="float" office:value="70873" calcext:value-type="float">
            <text:p>70873</text:p>
          </table:table-cell>
          <table:table-cell table:style-name="ce7" office:value-type="string" calcext:value-type="string">
            <text:p>Dark Earth (029)</text:p>
          </table:table-cell>
          <table:table-cell table:style-name="ce7" office:value-type="float" office:value="71029" calcext:value-type="float">
            <text:p>71029</text:p>
          </table:table-cell>
          <table:table-cell table:style-name="ce4"/>
          <table:table-cell table:style-name="ce7" office:value-type="string" calcext:value-type="string">
            <text:p>Woodstain Brown (9160)</text:p>
          </table:table-cell>
          <table:table-cell table:style-name="ce4" table:number-columns-repeated="2"/>
          <table:table-cell table:style-name="ce7" office:value-type="float" office:value="7.05E+052" calcext:value-type="float">
            <text:p>70500000000000000000000000000000000000000000000000000</text:p>
          </table:table-cell>
          <table:table-cell table:style-name="ce4" table:number-columns-repeated="10"/>
          <table:table-cell table:number-columns-repeated="999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7" office:value-type="string" calcext:value-type="string">
            <text:p>Mournfang Brown</text:p>
          </table:table-cell>
          <table:table-cell table:style-name="ce7" office:value-type="string" calcext:value-type="string">
            <text:p>Calthan Brown</text:p>
          </table:table-cell>
          <table:table-cell table:style-name="ce7" office:value-type="string" calcext:value-type="string">
            <text:p>Heavy Siena (154)</text:p>
          </table:table-cell>
          <table:table-cell table:style-name="ce7" office:value-type="float" office:value="72154" calcext:value-type="float">
            <text:p>72154</text:p>
          </table:table-cell>
          <table:table-cell table:style-name="ce7" office:value-type="string" calcext:value-type="string">
            <text:p>Flat Brown (984)</text:p>
          </table:table-cell>
          <table:table-cell table:style-name="ce7" office:value-type="float" office:value="70984" calcext:value-type="float">
            <text:p>70984</text:p>
          </table:table-cell>
          <table:table-cell table:style-name="ce7" office:value-type="string" calcext:value-type="string">
            <text:p>Burnt Umber (040)</text:p>
          </table:table-cell>
          <table:table-cell table:style-name="ce7" office:value-type="float" office:value="71040" calcext:value-type="float">
            <text:p>71040</text:p>
          </table:table-cell>
          <table:table-cell table:style-name="ce4"/>
          <table:table-cell table:style-name="ce7" office:value-type="string" calcext:value-type="string">
            <text:p>Dark Highlight (9042)</text:p>
          </table:table-cell>
          <table:table-cell table:style-name="ce4" table:number-columns-repeated="2"/>
          <table:table-cell table:style-name="ce7" office:value-type="string" calcext:value-type="string">
            <text:p>6D5044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7" office:value-type="string" calcext:value-type="string">
            <text:p>Stormvermin Fur</text:p>
          </table:table-cell>
          <table:table-cell table:style-name="ce7" office:value-type="string" calcext:value-type="string">
            <text:p>Charadon Granite</text:p>
          </table:table-cell>
          <table:table-cell table:style-name="ce7" office:value-type="string" calcext:value-type="string">
            <text:p>Heavy Charcoal (155)</text:p>
          </table:table-cell>
          <table:table-cell table:style-name="ce7" office:value-type="float" office:value="72155" calcext:value-type="float">
            <text:p>72155</text:p>
          </table:table-cell>
          <table:table-cell table:style-name="ce7" office:value-type="string" calcext:value-type="string">
            <text:p>German Grey (995)</text:p>
          </table:table-cell>
          <table:table-cell table:style-name="ce7" office:value-type="float" office:value="70995" calcext:value-type="float">
            <text:p>70995</text:p>
          </table:table-cell>
          <table:table-cell table:style-name="ce4" table:number-columns-repeated="3"/>
          <table:table-cell table:style-name="ce7" office:value-type="string" calcext:value-type="string">
            <text:p>Pure Black (9103)</text:p>
          </table:table-cell>
          <table:table-cell table:style-name="ce4" table:number-columns-repeated="2"/>
          <table:table-cell table:style-name="ce7" office:value-type="string" calcext:value-type="string">
            <text:p>4D4A4A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87" calcext:value-type="float">
            <text:p>87</text:p>
          </table:table-cell>
          <table:table-cell table:style-name="ce7" office:value-type="string" calcext:value-type="string">
            <text:p>Seraphim Sepia</text:p>
          </table:table-cell>
          <table:table-cell table:style-name="ce7" office:value-type="string" calcext:value-type="string">
            <text:p>Gryphonne Sepia Wash</text:p>
          </table:table-cell>
          <table:table-cell table:style-name="ce7" office:value-type="string" calcext:value-type="string">
            <text:p>Sepia Wash (73200)</text:p>
          </table:table-cell>
          <table:table-cell table:style-name="ce7" office:value-type="float" office:value="73200" calcext:value-type="float">
            <text:p>73200</text:p>
          </table:table-cell>
          <table:table-cell table:style-name="ce4" table:number-columns-repeated="8"/>
          <table:table-cell table:style-name="ce7" office:value-type="float" office:value="843910" calcext:value-type="float">
            <text:p>843910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7" office:value-type="string" calcext:value-type="string">
            <text:p>Nuln Oil</text:p>
          </table:table-cell>
          <table:table-cell table:style-name="ce7" office:value-type="string" calcext:value-type="string">
            <text:p>Badab Black Wash</text:p>
          </table:table-cell>
          <table:table-cell table:style-name="ce7" office:value-type="string" calcext:value-type="string">
            <text:p>Black Wash (73201)</text:p>
          </table:table-cell>
          <table:table-cell table:style-name="ce7" office:value-type="float" office:value="73201" calcext:value-type="float">
            <text:p>73201</text:p>
          </table:table-cell>
          <table:table-cell table:style-name="ce4" table:number-columns-repeated="8"/>
          <table:table-cell table:style-name="ce7" office:value-type="float" office:value="0" calcext:value-type="float">
            <text:p>0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89" calcext:value-type="float">
            <text:p>89</text:p>
          </table:table-cell>
          <table:table-cell table:style-name="ce7" office:value-type="string" calcext:value-type="string">
            <text:p>Druchii Violet</text:p>
          </table:table-cell>
          <table:table-cell table:style-name="ce7" office:value-type="string" calcext:value-type="string">
            <text:p>Leviathan Purple Wash</text:p>
          </table:table-cell>
          <table:table-cell table:style-name="ce7" office:value-type="string" calcext:value-type="string">
            <text:p>**** Pale Grey Shade Wash (73202)</text:p>
          </table:table-cell>
          <table:table-cell table:style-name="ce7" office:value-type="float" office:value="73202" calcext:value-type="float">
            <text:p>73202</text:p>
          </table:table-cell>
          <table:table-cell table:style-name="ce4" table:number-columns-repeated="8"/>
          <table:table-cell table:style-name="ce7" office:value-type="float" office:value="842994" calcext:value-type="float">
            <text:p>842994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7" office:value-type="string" calcext:value-type="string">
            <text:p>Agrax Earthshade</text:p>
          </table:table-cell>
          <table:table-cell table:style-name="ce7" office:value-type="string" calcext:value-type="string">
            <text:p>Devlan Mud Wash</text:p>
          </table:table-cell>
          <table:table-cell table:style-name="ce7" office:value-type="string" calcext:value-type="string">
            <text:p>Umber Shade Wash (73203)</text:p>
          </table:table-cell>
          <table:table-cell table:style-name="ce7" office:value-type="float" office:value="73203" calcext:value-type="float">
            <text:p>73203</text:p>
          </table:table-cell>
          <table:table-cell table:style-name="ce4" table:number-columns-repeated="8"/>
          <table:table-cell table:style-name="ce7" office:value-type="float" office:value="393121" calcext:value-type="float">
            <text:p>393121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7" office:value-type="string" calcext:value-type="string">
            <text:p>Reikland Fleshshade</text:p>
          </table:table-cell>
          <table:table-cell table:style-name="ce7" office:value-type="string" calcext:value-type="string">
            <text:p>Ogryn Flesh Wash</text:p>
          </table:table-cell>
          <table:table-cell table:style-name="ce7" office:value-type="string" calcext:value-type="string">
            <text:p>Fleshtone Shade Wash (73204)</text:p>
          </table:table-cell>
          <table:table-cell table:style-name="ce7" office:value-type="float" office:value="73204" calcext:value-type="float">
            <text:p>73204</text:p>
          </table:table-cell>
          <table:table-cell table:style-name="ce4" table:number-columns-repeated="8"/>
          <table:table-cell table:style-name="ce7" office:value-type="string" calcext:value-type="string">
            <text:p>CE8C42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7" office:value-type="string" calcext:value-type="string">
            <text:p>Biel-Tan Green</text:p>
          </table:table-cell>
          <table:table-cell table:style-name="ce7" office:value-type="string" calcext:value-type="string">
            <text:p>Thraka Green Wash</text:p>
          </table:table-cell>
          <table:table-cell table:style-name="ce7" office:value-type="string" calcext:value-type="string">
            <text:p>Green Shade Wash (73205)</text:p>
          </table:table-cell>
          <table:table-cell table:style-name="ce7" office:value-type="float" office:value="73205" calcext:value-type="float">
            <text:p>73205</text:p>
          </table:table-cell>
          <table:table-cell table:style-name="ce4" table:number-columns-repeated="8"/>
          <table:table-cell table:style-name="ce7" office:value-type="string" calcext:value-type="string">
            <text:p>434F38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93" calcext:value-type="float">
            <text:p>93</text:p>
          </table:table-cell>
          <table:table-cell table:style-name="ce7" office:value-type="string" calcext:value-type="string">
            <text:p>Carroburg Crimson</text:p>
          </table:table-cell>
          <table:table-cell table:style-name="ce7" office:value-type="string" calcext:value-type="string">
            <text:p>Baal Red Wash</text:p>
          </table:table-cell>
          <table:table-cell table:style-name="ce7" office:value-type="string" calcext:value-type="string">
            <text:p>Red Shade Wash (73206)</text:p>
          </table:table-cell>
          <table:table-cell table:style-name="ce7" office:value-type="float" office:value="73206" calcext:value-type="float">
            <text:p>73206</text:p>
          </table:table-cell>
          <table:table-cell table:style-name="ce4" table:number-columns-repeated="8"/>
          <table:table-cell table:style-name="ce7" office:value-type="float" office:value="630808" calcext:value-type="float">
            <text:p>630808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94" calcext:value-type="float">
            <text:p>94</text:p>
          </table:table-cell>
          <table:table-cell table:style-name="ce7" office:value-type="string" calcext:value-type="string">
            <text:p>Drakenhof Nightshade</text:p>
          </table:table-cell>
          <table:table-cell table:style-name="ce7" office:value-type="string" calcext:value-type="string">
            <text:p>Asurmen Blue Wash</text:p>
          </table:table-cell>
          <table:table-cell table:style-name="ce7" office:value-type="string" calcext:value-type="string">
            <text:p>Blue Shade Wash (73207)</text:p>
          </table:table-cell>
          <table:table-cell table:style-name="ce7" office:value-type="float" office:value="73207" calcext:value-type="float">
            <text:p>73207</text:p>
          </table:table-cell>
          <table:table-cell table:style-name="ce4" table:number-columns-repeated="8"/>
          <table:table-cell table:style-name="ce7" office:value-type="float" office:value="2.73E+055" calcext:value-type="float">
            <text:p>27300000000000000000000000000000000000000000000000000000</text:p>
          </table:table-cell>
          <table:table-cell table:style-name="ce4" table:number-columns-repeated="10"/>
          <table:table-cell table:number-columns-repeated="999"/>
        </table:table-row>
        <table:table-row table:style-name="ro6">
          <table:table-cell table:style-name="ce4" office:value-type="float" office:value="95" calcext:value-type="float">
            <text:p>95</text:p>
          </table:table-cell>
          <table:table-cell table:style-name="ce4" table:number-columns-repeated="4"/>
          <table:table-cell table:style-name="ce7" office:value-type="string" calcext:value-type="string">
            <text:p>Gunmetal Blue (800)</text:p>
          </table:table-cell>
          <table:table-cell table:style-name="ce7" office:value-type="float" office:value="70800" calcext:value-type="float">
            <text:p>70800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96" calcext:value-type="float">
            <text:p>96</text:p>
          </table:table-cell>
          <table:table-cell table:style-name="ce4" table:number-columns-repeated="4"/>
          <table:table-cell table:style-name="ce7" office:value-type="string" calcext:value-type="string">
            <text:p>Sunset Red (802)</text:p>
          </table:table-cell>
          <table:table-cell table:style-name="ce7" office:value-type="float" office:value="70802" calcext:value-type="float">
            <text:p>70802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97" calcext:value-type="float">
            <text:p>97</text:p>
          </table:table-cell>
          <table:table-cell table:style-name="ce4" table:number-columns-repeated="4"/>
          <table:table-cell table:style-name="ce7" office:value-type="string" calcext:value-type="string">
            <text:p>Blue Green (808)</text:p>
          </table:table-cell>
          <table:table-cell table:style-name="ce7" office:value-type="float" office:value="70808" calcext:value-type="float">
            <text:p>70808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98" calcext:value-type="float">
            <text:p>98</text:p>
          </table:table-cell>
          <table:table-cell table:style-name="ce4" table:number-columns-repeated="4"/>
          <table:table-cell table:style-name="ce7" office:value-type="string" calcext:value-type="string">
            <text:p>Blue Violet (811)</text:p>
          </table:table-cell>
          <table:table-cell table:style-name="ce7" office:value-type="float" office:value="70811" calcext:value-type="float">
            <text:p>70811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99" calcext:value-type="float">
            <text:p>99</text:p>
          </table:table-cell>
          <table:table-cell table:style-name="ce4" table:number-columns-repeated="4"/>
          <table:table-cell table:style-name="ce7" office:value-type="string" calcext:value-type="string">
            <text:p>Violet Red (812)</text:p>
          </table:table-cell>
          <table:table-cell table:style-name="ce7" office:value-type="float" office:value="70812" calcext:value-type="float">
            <text:p>70812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00" calcext:value-type="float">
            <text:p>100</text:p>
          </table:table-cell>
          <table:table-cell table:style-name="ce4" table:number-columns-repeated="5"/>
          <table:table-cell table:style-name="ce7" office:value-type="float" office:value="70813" calcext:value-type="float">
            <text:p>70813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01" calcext:value-type="float">
            <text:p>101</text:p>
          </table:table-cell>
          <table:table-cell table:style-name="ce4" table:number-columns-repeated="4"/>
          <table:table-cell table:style-name="ce7" office:value-type="string" calcext:value-type="string">
            <text:p>Burnt Cadmium Red (814)</text:p>
          </table:table-cell>
          <table:table-cell table:style-name="ce7" office:value-type="float" office:value="70814" calcext:value-type="float">
            <text:p>7081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02" calcext:value-type="float">
            <text:p>102</text:p>
          </table:table-cell>
          <table:table-cell table:style-name="ce4" table:number-columns-repeated="4"/>
          <table:table-cell table:style-name="ce7" office:value-type="string" calcext:value-type="string">
            <text:p>Basic Skintone (815)</text:p>
          </table:table-cell>
          <table:table-cell table:style-name="ce7" office:value-type="float" office:value="70815" calcext:value-type="float">
            <text:p>70815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03" calcext:value-type="float">
            <text:p>103</text:p>
          </table:table-cell>
          <table:table-cell table:style-name="ce4" table:number-columns-repeated="4"/>
          <table:table-cell table:style-name="ce7" office:value-type="string" calcext:value-type="string">
            <text:p>WWII Luftwaffe Uniform</text:p>
          </table:table-cell>
          <table:table-cell table:style-name="ce7" office:value-type="float" office:value="70816" calcext:value-type="float">
            <text:p>70816</text:p>
          </table:table-cell>
          <table:table-cell table:style-name="ce7" office:value-type="string" calcext:value-type="string">
            <text:p>Intermediate Blue</text:p>
          </table:table-cell>
          <table:table-cell table:style-name="ce7" office:value-type="float" office:value="71005" calcext:value-type="float">
            <text:p>71005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7" office:value-type="string" calcext:value-type="string">
            <text:p>Red Leather (818)</text:p>
          </table:table-cell>
          <table:table-cell table:style-name="ce7" office:value-type="float" office:value="70818" calcext:value-type="float">
            <text:p>70818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7" office:value-type="string" calcext:value-type="string">
            <text:p>Iraqi Sand (819)</text:p>
          </table:table-cell>
          <table:table-cell table:style-name="ce7" office:value-type="float" office:value="70819" calcext:value-type="float">
            <text:p>70819</text:p>
          </table:table-cell>
          <table:table-cell table:style-name="ce7" office:value-type="string" calcext:value-type="string">
            <text:p>Sand Yellow (028)</text:p>
          </table:table-cell>
          <table:table-cell table:style-name="ce7" office:value-type="float" office:value="71028" calcext:value-type="float">
            <text:p>71028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06" calcext:value-type="float">
            <text:p>106</text:p>
          </table:table-cell>
          <table:table-cell table:style-name="ce4" table:number-columns-repeated="4"/>
          <table:table-cell table:style-name="ce7" office:value-type="string" calcext:value-type="string">
            <text:p>Off White (820)</text:p>
          </table:table-cell>
          <table:table-cell table:style-name="ce7" office:value-type="float" office:value="70820" calcext:value-type="float">
            <text:p>70820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07" calcext:value-type="float">
            <text:p>107</text:p>
          </table:table-cell>
          <table:table-cell table:style-name="ce4" table:number-columns-repeated="5"/>
          <table:table-cell table:style-name="ce7" office:value-type="float" office:value="70822" calcext:value-type="float">
            <text:p>70822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08" calcext:value-type="float">
            <text:p>108</text:p>
          </table:table-cell>
          <table:table-cell table:style-name="ce4" table:number-columns-repeated="5"/>
          <table:table-cell table:style-name="ce7" office:value-type="float" office:value="70824" calcext:value-type="float">
            <text:p>70824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109" calcext:value-type="float">
            <text:p>109</text:p>
          </table:table-cell>
          <table:table-cell table:style-name="ce4" table:number-columns-repeated="5"/>
          <table:table-cell table:style-name="ce7" office:value-type="float" office:value="70825" calcext:value-type="float">
            <text:p>70825</text:p>
          </table:table-cell>
          <table:table-cell table:style-name="ce7" office:value-type="string" calcext:value-type="string">
            <text:p>Cam. Light Brown (035)</text:p>
          </table:table-cell>
          <table:table-cell table:style-name="ce7" office:value-type="float" office:value="71035" calcext:value-type="float">
            <text:p>71035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4" table:number-columns-repeated="4"/>
          <table:table-cell table:style-name="ce7" office:value-type="string" calcext:value-type="string">
            <text:p>German Cam. Medium Brown (826)</text:p>
          </table:table-cell>
          <table:table-cell table:style-name="ce7" office:value-type="float" office:value="70826" calcext:value-type="float">
            <text:p>70826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11" calcext:value-type="float">
            <text:p>111</text:p>
          </table:table-cell>
          <table:table-cell table:style-name="ce4" table:number-columns-repeated="4"/>
          <table:table-cell table:style-name="ce7" office:value-type="string" calcext:value-type="string">
            <text:p>Lime Green (827)</text:p>
          </table:table-cell>
          <table:table-cell table:style-name="ce7" office:value-type="float" office:value="70827" calcext:value-type="float">
            <text:p>70827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12" calcext:value-type="float">
            <text:p>112</text:p>
          </table:table-cell>
          <table:table-cell table:style-name="ce4" table:number-columns-repeated="4"/>
          <table:table-cell table:style-name="ce7" office:value-type="string" calcext:value-type="string">
            <text:p>Woodgrain (828)</text:p>
          </table:table-cell>
          <table:table-cell table:style-name="ce7" office:value-type="float" office:value="70828" calcext:value-type="float">
            <text:p>70828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13" calcext:value-type="float">
            <text:p>113</text:p>
          </table:table-cell>
          <table:table-cell table:style-name="ce4" table:number-columns-repeated="4"/>
          <table:table-cell table:style-name="ce7" office:value-type="string" calcext:value-type="string">
            <text:p>Amarantha Red (829)</text:p>
          </table:table-cell>
          <table:table-cell table:style-name="ce7" office:value-type="float" office:value="70829" calcext:value-type="float">
            <text:p>70829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114" calcext:value-type="float">
            <text:p>114</text:p>
          </table:table-cell>
          <table:table-cell table:style-name="ce4" table:number-columns-repeated="5"/>
          <table:table-cell table:style-name="ce7" office:value-type="float" office:value="70830" calcext:value-type="float">
            <text:p>70830</text:p>
          </table:table-cell>
          <table:table-cell table:style-name="ce7" office:value-type="string" calcext:value-type="string">
            <text:p>German Green (020)</text:p>
          </table:table-cell>
          <table:table-cell table:style-name="ce7" office:value-type="float" office:value="71020" calcext:value-type="float">
            <text:p>71020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15" calcext:value-type="float">
            <text:p>115</text:p>
          </table:table-cell>
          <table:table-cell table:style-name="ce4" table:number-columns-repeated="4"/>
          <table:table-cell table:style-name="ce7" office:value-type="string" calcext:value-type="string">
            <text:p>Tan Glaze (831)</text:p>
          </table:table-cell>
          <table:table-cell table:style-name="ce7" office:value-type="float" office:value="70831" calcext:value-type="float">
            <text:p>70831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16" calcext:value-type="float">
            <text:p>116</text:p>
          </table:table-cell>
          <table:table-cell table:style-name="ce4" table:number-columns-repeated="4"/>
          <table:table-cell table:style-name="ce7" office:value-type="string" calcext:value-type="string">
            <text:p>Verdigris Glaze (832)</text:p>
          </table:table-cell>
          <table:table-cell table:style-name="ce7" office:value-type="float" office:value="70832" calcext:value-type="float">
            <text:p>70832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17" calcext:value-type="float">
            <text:p>117</text:p>
          </table:table-cell>
          <table:table-cell table:style-name="ce4" table:number-columns-repeated="5"/>
          <table:table-cell table:style-name="ce7" office:value-type="float" office:value="70833" calcext:value-type="float">
            <text:p>70833</text:p>
          </table:table-cell>
          <table:table-cell table:style-name="ce7" office:value-type="string" calcext:value-type="string">
            <text:p>Light Green</text:p>
          </table:table-cell>
          <table:table-cell table:style-name="ce7" office:value-type="float" office:value="71006" calcext:value-type="float">
            <text:p>71006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18" calcext:value-type="float">
            <text:p>118</text:p>
          </table:table-cell>
          <table:table-cell table:style-name="ce4" table:number-columns-repeated="4"/>
          <table:table-cell table:style-name="ce7" office:value-type="string" calcext:value-type="string">
            <text:p>Natural Wood (834)</text:p>
          </table:table-cell>
          <table:table-cell table:style-name="ce7" office:value-type="float" office:value="70834" calcext:value-type="float">
            <text:p>7083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19" calcext:value-type="float">
            <text:p>119</text:p>
          </table:table-cell>
          <table:table-cell table:style-name="ce4" table:number-columns-repeated="4"/>
          <table:table-cell table:style-name="ce7" office:value-type="string" calcext:value-type="string">
            <text:p>Salmon Rose (835)</text:p>
          </table:table-cell>
          <table:table-cell table:style-name="ce7" office:value-type="float" office:value="70835" calcext:value-type="float">
            <text:p>70835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20" calcext:value-type="float">
            <text:p>120</text:p>
          </table:table-cell>
          <table:table-cell table:style-name="ce4" table:number-columns-repeated="4"/>
          <table:table-cell table:style-name="ce7" office:value-type="string" calcext:value-type="string">
            <text:p>London Grey (836)</text:p>
          </table:table-cell>
          <table:table-cell table:style-name="ce7" office:value-type="float" office:value="70836" calcext:value-type="float">
            <text:p>70836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21" calcext:value-type="float">
            <text:p>121</text:p>
          </table:table-cell>
          <table:table-cell table:style-name="ce4" table:number-columns-repeated="4"/>
          <table:table-cell table:style-name="ce7" office:value-type="string" calcext:value-type="string">
            <text:p>Pale Sand (837)</text:p>
          </table:table-cell>
          <table:table-cell table:style-name="ce7" office:value-type="float" office:value="70837" calcext:value-type="float">
            <text:p>70837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22" calcext:value-type="float">
            <text:p>122</text:p>
          </table:table-cell>
          <table:table-cell table:style-name="ce4" table:number-columns-repeated="4"/>
          <table:table-cell table:style-name="ce7" office:value-type="string" calcext:value-type="string">
            <text:p>Andrea Blue (841)</text:p>
          </table:table-cell>
          <table:table-cell table:style-name="ce7" office:value-type="float" office:value="70841" calcext:value-type="float">
            <text:p>70841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23" calcext:value-type="float">
            <text:p>123</text:p>
          </table:table-cell>
          <table:table-cell table:style-name="ce4" table:number-columns-repeated="4"/>
          <table:table-cell table:style-name="ce7" office:value-type="string" calcext:value-type="string">
            <text:p>Gloss White (842)</text:p>
          </table:table-cell>
          <table:table-cell table:style-name="ce7" office:value-type="float" office:value="70842" calcext:value-type="float">
            <text:p>70842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24" calcext:value-type="float">
            <text:p>124</text:p>
          </table:table-cell>
          <table:table-cell table:style-name="ce4" table:number-columns-repeated="5"/>
          <table:table-cell table:style-name="ce7" office:value-type="float" office:value="70843" calcext:value-type="float">
            <text:p>70843</text:p>
          </table:table-cell>
          <table:table-cell table:style-name="ce7" office:value-type="string" calcext:value-type="string">
            <text:p>Sandy Brown (034)</text:p>
          </table:table-cell>
          <table:table-cell table:style-name="ce7" office:value-type="float" office:value="71034" calcext:value-type="float">
            <text:p>71034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25" calcext:value-type="float">
            <text:p>125</text:p>
          </table:table-cell>
          <table:table-cell table:style-name="ce4" table:number-columns-repeated="5"/>
          <table:table-cell table:style-name="ce7" office:value-type="float" office:value="70844" calcext:value-type="float">
            <text:p>70844</text:p>
          </table:table-cell>
          <table:table-cell table:style-name="ce7" office:value-type="string" calcext:value-type="string">
            <text:p>Light Sea Blue (089)</text:p>
          </table:table-cell>
          <table:table-cell table:style-name="ce7" office:value-type="float" office:value="71089" calcext:value-type="float">
            <text:p>71089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26" calcext:value-type="float">
            <text:p>126</text:p>
          </table:table-cell>
          <table:table-cell table:style-name="ce4" table:number-columns-repeated="4"/>
          <table:table-cell table:style-name="ce7" office:value-type="string" calcext:value-type="string">
            <text:p>Sunny Skin Tone (845)</text:p>
          </table:table-cell>
          <table:table-cell table:style-name="ce7" office:value-type="float" office:value="70845" calcext:value-type="float">
            <text:p>70845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27" calcext:value-type="float">
            <text:p>127</text:p>
          </table:table-cell>
          <table:table-cell table:style-name="ce4" table:number-columns-repeated="4"/>
          <table:table-cell table:style-name="ce7" office:value-type="string" calcext:value-type="string">
            <text:p>Dark Sand (847)</text:p>
          </table:table-cell>
          <table:table-cell table:style-name="ce7" office:value-type="float" office:value="70847" calcext:value-type="float">
            <text:p>70847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28" calcext:value-type="float">
            <text:p>128</text:p>
          </table:table-cell>
          <table:table-cell table:style-name="ce4" table:number-columns-repeated="5"/>
          <table:table-cell table:style-name="ce7" office:value-type="float" office:value="70850" calcext:value-type="float">
            <text:p>70850</text:p>
          </table:table-cell>
          <table:table-cell table:style-name="ce7" office:value-type="string" calcext:value-type="string">
            <text:p>Interior Green</text:p>
          </table:table-cell>
          <table:table-cell table:style-name="ce7" office:value-type="float" office:value="71010" calcext:value-type="float">
            <text:p>71010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29" calcext:value-type="float">
            <text:p>129</text:p>
          </table:table-cell>
          <table:table-cell table:style-name="ce4" table:number-columns-repeated="4"/>
          <table:table-cell table:style-name="ce7" office:value-type="string" calcext:value-type="string">
            <text:p>Bright Orange (851)</text:p>
          </table:table-cell>
          <table:table-cell table:style-name="ce7" office:value-type="float" office:value="70851" calcext:value-type="float">
            <text:p>70851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30" calcext:value-type="float">
            <text:p>130</text:p>
          </table:table-cell>
          <table:table-cell table:style-name="ce4" table:number-columns-repeated="4"/>
          <table:table-cell table:style-name="ce7" office:value-type="string" calcext:value-type="string">
            <text:p>White Glaze (853)</text:p>
          </table:table-cell>
          <table:table-cell table:style-name="ce7" office:value-type="float" office:value="70853" calcext:value-type="float">
            <text:p>70853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31" calcext:value-type="float">
            <text:p>131</text:p>
          </table:table-cell>
          <table:table-cell table:style-name="ce4" table:number-columns-repeated="4"/>
          <table:table-cell table:style-name="ce7" office:value-type="string" calcext:value-type="string">
            <text:p>Brown Glaze (854)</text:p>
          </table:table-cell>
          <table:table-cell table:style-name="ce7" office:value-type="float" office:value="70854" calcext:value-type="float">
            <text:p>7085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32" calcext:value-type="float">
            <text:p>132</text:p>
          </table:table-cell>
          <table:table-cell table:style-name="ce4" table:number-columns-repeated="4"/>
          <table:table-cell table:style-name="ce7" office:value-type="string" calcext:value-type="string">
            <text:p>Black Glaze (855)</text:p>
          </table:table-cell>
          <table:table-cell table:style-name="ce7" office:value-type="float" office:value="70855" calcext:value-type="float">
            <text:p>70855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33" calcext:value-type="float">
            <text:p>133</text:p>
          </table:table-cell>
          <table:table-cell table:style-name="ce4" table:number-columns-repeated="4"/>
          <table:table-cell table:style-name="ce7" office:value-type="string" calcext:value-type="string">
            <text:p>Golden Olive (857)</text:p>
          </table:table-cell>
          <table:table-cell table:style-name="ce7" office:value-type="float" office:value="70857" calcext:value-type="float">
            <text:p>70857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34" calcext:value-type="float">
            <text:p>134</text:p>
          </table:table-cell>
          <table:table-cell table:style-name="ce4" table:number-columns-repeated="4"/>
          <table:table-cell table:style-name="ce7" office:value-type="string" calcext:value-type="string">
            <text:p>Ice Yellow (858)</text:p>
          </table:table-cell>
          <table:table-cell table:style-name="ce7" office:value-type="float" office:value="70858" calcext:value-type="float">
            <text:p>70858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35" calcext:value-type="float">
            <text:p>135</text:p>
          </table:table-cell>
          <table:table-cell table:style-name="ce4" table:number-columns-repeated="4"/>
          <table:table-cell table:style-name="ce7" office:value-type="string" calcext:value-type="string">
            <text:p>Black - Red (859)</text:p>
          </table:table-cell>
          <table:table-cell table:style-name="ce7" office:value-type="float" office:value="70859" calcext:value-type="float">
            <text:p>70859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36" calcext:value-type="float">
            <text:p>136</text:p>
          </table:table-cell>
          <table:table-cell table:style-name="ce4" table:number-columns-repeated="4"/>
          <table:table-cell table:style-name="ce7" office:value-type="string" calcext:value-type="string">
            <text:p>Medium Flesh (860)</text:p>
          </table:table-cell>
          <table:table-cell table:style-name="ce7" office:value-type="float" office:value="70860" calcext:value-type="float">
            <text:p>70860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37" calcext:value-type="float">
            <text:p>137</text:p>
          </table:table-cell>
          <table:table-cell table:style-name="ce4" table:number-columns-repeated="4"/>
          <table:table-cell table:style-name="ce7" office:value-type="string" calcext:value-type="string">
            <text:p>Gloss Black (861)</text:p>
          </table:table-cell>
          <table:table-cell table:style-name="ce7" office:value-type="float" office:value="70861" calcext:value-type="float">
            <text:p>70861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38" calcext:value-type="float">
            <text:p>138</text:p>
          </table:table-cell>
          <table:table-cell table:style-name="ce4" table:number-columns-repeated="5"/>
          <table:table-cell table:style-name="ce7" office:value-type="float" office:value="70862" calcext:value-type="float">
            <text:p>70862</text:p>
          </table:table-cell>
          <table:table-cell table:style-name="ce7" office:value-type="string" calcext:value-type="string">
            <text:p>Black Grey (056)</text:p>
          </table:table-cell>
          <table:table-cell table:style-name="ce7" office:value-type="float" office:value="71056" calcext:value-type="float">
            <text:p>71056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39" calcext:value-type="float">
            <text:p>139</text:p>
          </table:table-cell>
          <table:table-cell table:style-name="ce4" table:number-columns-repeated="4"/>
          <table:table-cell table:style-name="ce7" office:value-type="string" calcext:value-type="string">
            <text:p>Oily Steel (865)</text:p>
          </table:table-cell>
          <table:table-cell table:style-name="ce7" office:value-type="float" office:value="70865" calcext:value-type="float">
            <text:p>70865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40" calcext:value-type="float">
            <text:p>140</text:p>
          </table:table-cell>
          <table:table-cell table:style-name="ce4" table:number-columns-repeated="4"/>
          <table:table-cell table:style-name="ce7" office:value-type="string" calcext:value-type="string">
            <text:p>Grey Green (866)</text:p>
          </table:table-cell>
          <table:table-cell table:style-name="ce7" office:value-type="float" office:value="70866" calcext:value-type="float">
            <text:p>70866</text:p>
          </table:table-cell>
          <table:table-cell table:style-name="ce7" office:value-type="string" calcext:value-type="string">
            <text:p>Grey Green (055)</text:p>
          </table:table-cell>
          <table:table-cell table:style-name="ce7" office:value-type="float" office:value="71055" calcext:value-type="float">
            <text:p>71055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41" calcext:value-type="float">
            <text:p>141</text:p>
          </table:table-cell>
          <table:table-cell table:style-name="ce4" table:number-columns-repeated="4"/>
          <table:table-cell table:style-name="ce7" office:value-type="string" calcext:value-type="string">
            <text:p>Dark Blue Grey (867)</text:p>
          </table:table-cell>
          <table:table-cell table:style-name="ce7" office:value-type="float" office:value="70867" calcext:value-type="float">
            <text:p>70867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142" calcext:value-type="float">
            <text:p>142</text:p>
          </table:table-cell>
          <table:table-cell table:style-name="ce4" table:number-columns-repeated="4"/>
          <table:table-cell table:style-name="ce7" office:value-type="string" calcext:value-type="string">
            <text:p>Dark Sea Green (868)</text:p>
          </table:table-cell>
          <table:table-cell table:style-name="ce7" office:value-type="float" office:value="70868" calcext:value-type="float">
            <text:p>70868</text:p>
          </table:table-cell>
          <table:table-cell table:style-name="ce7" office:value-type="string" calcext:value-type="string">
            <text:p>Dark Seagreen (053)</text:p>
          </table:table-cell>
          <table:table-cell table:style-name="ce7" office:value-type="float" office:value="71053" calcext:value-type="float">
            <text:p>71053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43" calcext:value-type="float">
            <text:p>143</text:p>
          </table:table-cell>
          <table:table-cell table:style-name="ce4" table:number-columns-repeated="4"/>
          <table:table-cell table:style-name="ce7" office:value-type="string" calcext:value-type="string">
            <text:p>Medium Sea Green (870)</text:p>
          </table:table-cell>
          <table:table-cell table:style-name="ce7" office:value-type="float" office:value="70870" calcext:value-type="float">
            <text:p>70870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44" calcext:value-type="float">
            <text:p>144</text:p>
          </table:table-cell>
          <table:table-cell table:style-name="ce4" table:number-columns-repeated="4"/>
          <table:table-cell table:style-name="ce7" office:value-type="string" calcext:value-type="string">
            <text:p>Leather Brown (871)</text:p>
          </table:table-cell>
          <table:table-cell table:style-name="ce7" office:value-type="float" office:value="70871" calcext:value-type="float">
            <text:p>70871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45" calcext:value-type="float">
            <text:p>145</text:p>
          </table:table-cell>
          <table:table-cell table:style-name="ce4" table:number-columns-repeated="4"/>
          <table:table-cell table:style-name="ce7" office:value-type="string" calcext:value-type="string">
            <text:p>Chocolate Brown (872)</text:p>
          </table:table-cell>
          <table:table-cell table:style-name="ce7" office:value-type="float" office:value="70872" calcext:value-type="float">
            <text:p>70872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46" calcext:value-type="float">
            <text:p>146</text:p>
          </table:table-cell>
          <table:table-cell table:style-name="ce4" table:number-columns-repeated="4"/>
          <table:table-cell table:style-name="ce7" office:value-type="string" calcext:value-type="string">
            <text:p>Tan Earth (874)</text:p>
          </table:table-cell>
          <table:table-cell table:style-name="ce7" office:value-type="float" office:value="70874" calcext:value-type="float">
            <text:p>7087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47" calcext:value-type="float">
            <text:p>147</text:p>
          </table:table-cell>
          <table:table-cell table:style-name="ce4" table:number-columns-repeated="4"/>
          <table:table-cell table:style-name="ce7" office:value-type="string" calcext:value-type="string">
            <text:p>Beige Brown</text:p>
          </table:table-cell>
          <table:table-cell table:style-name="ce7" office:value-type="float" office:value="70875" calcext:value-type="float">
            <text:p>70875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48" calcext:value-type="float">
            <text:p>148</text:p>
          </table:table-cell>
          <table:table-cell table:style-name="ce4" table:number-columns-repeated="4"/>
          <table:table-cell table:style-name="ce7" office:value-type="string" calcext:value-type="string">
            <text:p>Green Brown (878)</text:p>
          </table:table-cell>
          <table:table-cell table:style-name="ce7" office:value-type="float" office:value="70879" calcext:value-type="float">
            <text:p>70879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49" calcext:value-type="float">
            <text:p>149</text:p>
          </table:table-cell>
          <table:table-cell table:style-name="ce4" table:number-columns-repeated="4"/>
          <table:table-cell table:style-name="ce7" office:value-type="string" calcext:value-type="string">
            <text:p>Old Gold (879)</text:p>
          </table:table-cell>
          <table:table-cell table:style-name="ce7" office:value-type="float" office:value="70880" calcext:value-type="float">
            <text:p>70880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50" calcext:value-type="float">
            <text:p>150</text:p>
          </table:table-cell>
          <table:table-cell table:style-name="ce4" table:number-columns-repeated="4"/>
          <table:table-cell table:style-name="ce7" office:value-type="string" calcext:value-type="string">
            <text:p>Yellow Green (881)</text:p>
          </table:table-cell>
          <table:table-cell table:style-name="ce7" office:value-type="float" office:value="70881" calcext:value-type="float">
            <text:p>70881</text:p>
          </table:table-cell>
          <table:table-cell table:style-name="ce7" office:value-type="string" calcext:value-type="string">
            <text:p>Panzer Ochre (081)</text:p>
          </table:table-cell>
          <table:table-cell table:style-name="ce7" office:value-type="float" office:value="71081" calcext:value-type="float">
            <text:p>71081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51" calcext:value-type="float">
            <text:p>151</text:p>
          </table:table-cell>
          <table:table-cell table:style-name="ce4" table:number-columns-repeated="5"/>
          <table:table-cell table:style-name="ce7" office:value-type="float" office:value="70883" calcext:value-type="float">
            <text:p>70883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52" calcext:value-type="float">
            <text:p>152</text:p>
          </table:table-cell>
          <table:table-cell table:style-name="ce4" table:number-columns-repeated="5"/>
          <table:table-cell table:style-name="ce7" office:value-type="float" office:value="70884" calcext:value-type="float">
            <text:p>7088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53" calcext:value-type="float">
            <text:p>153</text:p>
          </table:table-cell>
          <table:table-cell table:style-name="ce4" table:number-columns-repeated="4"/>
          <table:table-cell table:style-name="ce7" office:value-type="string" calcext:value-type="string">
            <text:p>Green Grey (886)</text:p>
          </table:table-cell>
          <table:table-cell table:style-name="ce7" office:value-type="float" office:value="70886" calcext:value-type="float">
            <text:p>70886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54" calcext:value-type="float">
            <text:p>154</text:p>
          </table:table-cell>
          <table:table-cell table:style-name="ce4" table:number-columns-repeated="4"/>
          <table:table-cell table:style-name="ce7" office:value-type="string" calcext:value-type="string">
            <text:p>Brown Viloet (887)</text:p>
          </table:table-cell>
          <table:table-cell table:style-name="ce7" office:value-type="float" office:value="70887" calcext:value-type="float">
            <text:p>70887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55" calcext:value-type="float">
            <text:p>155</text:p>
          </table:table-cell>
          <table:table-cell table:style-name="ce4" table:number-columns-repeated="4"/>
          <table:table-cell table:style-name="ce7" office:value-type="string" calcext:value-type="string">
            <text:p>Olive Grey (888)</text:p>
          </table:table-cell>
          <table:table-cell table:style-name="ce7" office:value-type="float" office:value="70888" calcext:value-type="float">
            <text:p>70888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156" calcext:value-type="float">
            <text:p>156</text:p>
          </table:table-cell>
          <table:table-cell table:style-name="ce4" table:number-columns-repeated="4"/>
          <table:table-cell table:style-name="ce7" office:value-type="string" calcext:value-type="string">
            <text:p>Reflective Green (890)</text:p>
          </table:table-cell>
          <table:table-cell table:style-name="ce7" office:value-type="float" office:value="70890" calcext:value-type="float">
            <text:p>70890</text:p>
          </table:table-cell>
          <table:table-cell table:style-name="ce7" office:value-type="string" calcext:value-type="string">
            <text:p>Medium Green (092)</text:p>
          </table:table-cell>
          <table:table-cell table:style-name="ce7" office:value-type="float" office:value="71092" calcext:value-type="float">
            <text:p>71092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57" calcext:value-type="float">
            <text:p>157</text:p>
          </table:table-cell>
          <table:table-cell table:style-name="ce4" table:number-columns-repeated="4"/>
          <table:table-cell table:style-name="ce7" office:value-type="string" calcext:value-type="string">
            <text:p>Yellow Olive</text:p>
          </table:table-cell>
          <table:table-cell table:style-name="ce7" office:value-type="float" office:value="70892" calcext:value-type="float">
            <text:p>70892</text:p>
          </table:table-cell>
          <table:table-cell table:style-name="ce7" office:value-type="string" calcext:value-type="string">
            <text:p>Yellow Olive (013)</text:p>
          </table:table-cell>
          <table:table-cell table:style-name="ce7" office:value-type="float" office:value="71013" calcext:value-type="float">
            <text:p>71013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158" calcext:value-type="float">
            <text:p>158</text:p>
          </table:table-cell>
          <table:table-cell table:style-name="ce4" table:number-columns-repeated="5"/>
          <table:table-cell table:style-name="ce7" office:value-type="float" office:value="70893" calcext:value-type="float">
            <text:p>70893</text:p>
          </table:table-cell>
          <table:table-cell table:style-name="ce7" office:value-type="string" calcext:value-type="string">
            <text:p>US Dark Green (016)</text:p>
          </table:table-cell>
          <table:table-cell table:style-name="ce7" office:value-type="float" office:value="71016" calcext:value-type="float">
            <text:p>71016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59" calcext:value-type="float">
            <text:p>159</text:p>
          </table:table-cell>
          <table:table-cell table:style-name="ce4" table:number-columns-repeated="5"/>
          <table:table-cell table:style-name="ce7" office:value-type="float" office:value="70894" calcext:value-type="float">
            <text:p>70894</text:p>
          </table:table-cell>
          <table:table-cell table:style-name="ce7" office:value-type="string" calcext:value-type="string">
            <text:p>Russian Green (017)</text:p>
          </table:table-cell>
          <table:table-cell table:style-name="ce7" office:value-type="float" office:value="71017" calcext:value-type="float">
            <text:p>71017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60" calcext:value-type="float">
            <text:p>160</text:p>
          </table:table-cell>
          <table:table-cell table:style-name="ce4" table:number-columns-repeated="4"/>
          <table:table-cell table:style-name="ce7" office:value-type="string" calcext:value-type="string">
            <text:p>Gunship Green (895)</text:p>
          </table:table-cell>
          <table:table-cell table:style-name="ce7" office:value-type="float" office:value="70895" calcext:value-type="float">
            <text:p>70895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161" calcext:value-type="float">
            <text:p>161</text:p>
          </table:table-cell>
          <table:table-cell table:style-name="ce4" table:number-columns-repeated="4"/>
          <table:table-cell table:style-name="ce7" office:value-type="string" calcext:value-type="string">
            <text:p>German Camo Extra Dark Green (896)</text:p>
          </table:table-cell>
          <table:table-cell table:style-name="ce7" office:value-type="float" office:value="70896" calcext:value-type="float">
            <text:p>70896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62" calcext:value-type="float">
            <text:p>162</text:p>
          </table:table-cell>
          <table:table-cell table:style-name="ce4" table:number-columns-repeated="4"/>
          <table:table-cell table:style-name="ce7" office:value-type="string" calcext:value-type="string">
            <text:p>Bronze Green (897)</text:p>
          </table:table-cell>
          <table:table-cell table:style-name="ce7" office:value-type="float" office:value="70897" calcext:value-type="float">
            <text:p>70897</text:p>
          </table:table-cell>
          <table:table-cell table:style-name="ce7" office:value-type="string" calcext:value-type="string">
            <text:p>Black Green (021)</text:p>
          </table:table-cell>
          <table:table-cell table:style-name="ce7" office:value-type="float" office:value="71021" calcext:value-type="float">
            <text:p>71021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63" calcext:value-type="float">
            <text:p>163</text:p>
          </table:table-cell>
          <table:table-cell table:style-name="ce4" table:number-columns-repeated="4"/>
          <table:table-cell table:style-name="ce7" office:value-type="string" calcext:value-type="string">
            <text:p>Dark Sea Blue (898)</text:p>
          </table:table-cell>
          <table:table-cell table:style-name="ce7" office:value-type="float" office:value="70898" calcext:value-type="float">
            <text:p>70898</text:p>
          </table:table-cell>
          <table:table-cell table:style-name="ce7" office:value-type="string" calcext:value-type="string">
            <text:p>Insignia Blue</text:p>
          </table:table-cell>
          <table:table-cell table:style-name="ce7" office:value-type="float" office:value="71091" calcext:value-type="float">
            <text:p>71091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64" calcext:value-type="float">
            <text:p>164</text:p>
          </table:table-cell>
          <table:table-cell table:style-name="ce4" table:number-columns-repeated="4"/>
          <table:table-cell table:style-name="ce7" office:value-type="string" calcext:value-type="string">
            <text:p>French Mirage Blue (900)</text:p>
          </table:table-cell>
          <table:table-cell table:style-name="ce7" office:value-type="float" office:value="70900" calcext:value-type="float">
            <text:p>70900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65" calcext:value-type="float">
            <text:p>165</text:p>
          </table:table-cell>
          <table:table-cell table:style-name="ce4" table:number-columns-repeated="4"/>
          <table:table-cell table:style-name="ce7" office:value-type="string" calcext:value-type="string">
            <text:p>Pastel Blue (901)</text:p>
          </table:table-cell>
          <table:table-cell table:style-name="ce7" office:value-type="float" office:value="70901" calcext:value-type="float">
            <text:p>70901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66" calcext:value-type="float">
            <text:p>166</text:p>
          </table:table-cell>
          <table:table-cell table:style-name="ce4" table:number-columns-repeated="4"/>
          <table:table-cell table:style-name="ce7" office:value-type="string" calcext:value-type="string">
            <text:p>Intermediate Blue (903)</text:p>
          </table:table-cell>
          <table:table-cell table:style-name="ce7" office:value-type="float" office:value="70903" calcext:value-type="float">
            <text:p>70903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67" calcext:value-type="float">
            <text:p>167</text:p>
          </table:table-cell>
          <table:table-cell table:style-name="ce4" table:number-columns-repeated="4"/>
          <table:table-cell table:style-name="ce7" office:value-type="string" calcext:value-type="string">
            <text:p>Dark Blue Pale (904)</text:p>
          </table:table-cell>
          <table:table-cell table:style-name="ce7" office:value-type="float" office:value="70904" calcext:value-type="float">
            <text:p>70904</text:p>
          </table:table-cell>
          <table:table-cell table:style-name="ce7" office:value-type="string" calcext:value-type="string">
            <text:p>UK P.R.U. Blue (109)</text:p>
          </table:table-cell>
          <table:table-cell table:style-name="ce7" office:value-type="float" office:value="71109" calcext:value-type="float">
            <text:p>71109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68" calcext:value-type="float">
            <text:p>168</text:p>
          </table:table-cell>
          <table:table-cell table:style-name="ce4" table:number-columns-repeated="4"/>
          <table:table-cell table:style-name="ce7" office:value-type="string" calcext:value-type="string">
            <text:p>Pale Blue (906)</text:p>
          </table:table-cell>
          <table:table-cell table:style-name="ce7" office:value-type="float" office:value="70906" calcext:value-type="float">
            <text:p>70906</text:p>
          </table:table-cell>
          <table:table-cell table:style-name="ce7" office:value-type="string" calcext:value-type="string">
            <text:p>Pale Blue</text:p>
          </table:table-cell>
          <table:table-cell table:style-name="ce7" office:value-type="float" office:value="71008" calcext:value-type="float">
            <text:p>71008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69" calcext:value-type="float">
            <text:p>169</text:p>
          </table:table-cell>
          <table:table-cell table:style-name="ce4" table:number-columns-repeated="4"/>
          <table:table-cell table:style-name="ce7" office:value-type="string" calcext:value-type="string">
            <text:p>Orange Red (910)</text:p>
          </table:table-cell>
          <table:table-cell table:style-name="ce7" office:value-type="float" office:value="70910" calcext:value-type="float">
            <text:p>70910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170" calcext:value-type="float">
            <text:p>170</text:p>
          </table:table-cell>
          <table:table-cell table:style-name="ce4" table:number-columns-repeated="4"/>
          <table:table-cell table:style-name="ce7" office:value-type="string" calcext:value-type="string">
            <text:p>Africa Korps Tan Yellow (912)</text:p>
          </table:table-cell>
          <table:table-cell table:style-name="ce7" office:value-type="float" office:value="70912" calcext:value-type="float">
            <text:p>70912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71" calcext:value-type="float">
            <text:p>171</text:p>
          </table:table-cell>
          <table:table-cell table:style-name="ce4" table:number-columns-repeated="4"/>
          <table:table-cell table:style-name="ce7" office:value-type="string" calcext:value-type="string">
            <text:p>Green Ochre (914)</text:p>
          </table:table-cell>
          <table:table-cell table:style-name="ce7" office:value-type="float" office:value="70914" calcext:value-type="float">
            <text:p>7091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72" calcext:value-type="float">
            <text:p>172</text:p>
          </table:table-cell>
          <table:table-cell table:style-name="ce4" table:number-columns-repeated="4"/>
          <table:table-cell table:style-name="ce7" office:value-type="string" calcext:value-type="string">
            <text:p>Deep Yellow</text:p>
          </table:table-cell>
          <table:table-cell table:style-name="ce7" office:value-type="float" office:value="70915" calcext:value-type="float">
            <text:p>70915</text:p>
          </table:table-cell>
          <table:table-cell table:style-name="ce7" office:value-type="string" calcext:value-type="string">
            <text:p>Yellow</text:p>
          </table:table-cell>
          <table:table-cell table:style-name="ce7" office:value-type="float" office:value="71002" calcext:value-type="float">
            <text:p>71002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73" calcext:value-type="float">
            <text:p>173</text:p>
          </table:table-cell>
          <table:table-cell table:style-name="ce4" table:number-columns-repeated="4"/>
          <table:table-cell table:style-name="ce7" office:value-type="string" calcext:value-type="string">
            <text:p>Sand Yellow (916)</text:p>
          </table:table-cell>
          <table:table-cell table:style-name="ce7" office:value-type="float" office:value="70916" calcext:value-type="float">
            <text:p>70916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74" calcext:value-type="float">
            <text:p>174</text:p>
          </table:table-cell>
          <table:table-cell table:style-name="ce4" table:number-columns-repeated="4"/>
          <table:table-cell table:style-name="ce7" office:value-type="string" calcext:value-type="string">
            <text:p>Beige (917)</text:p>
          </table:table-cell>
          <table:table-cell table:style-name="ce7" office:value-type="float" office:value="70917" calcext:value-type="float">
            <text:p>70917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75" calcext:value-type="float">
            <text:p>175</text:p>
          </table:table-cell>
          <table:table-cell table:style-name="ce4" table:number-columns-repeated="4"/>
          <table:table-cell table:style-name="ce7" office:value-type="string" calcext:value-type="string">
            <text:p>Ivory (918)</text:p>
          </table:table-cell>
          <table:table-cell table:style-name="ce7" office:value-type="float" office:value="70918" calcext:value-type="float">
            <text:p>70918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76" calcext:value-type="float">
            <text:p>176</text:p>
          </table:table-cell>
          <table:table-cell table:style-name="ce4" table:number-columns-repeated="4"/>
          <table:table-cell table:style-name="ce7" office:value-type="string" calcext:value-type="string">
            <text:p>German Uniform Green</text:p>
          </table:table-cell>
          <table:table-cell table:style-name="ce7" office:value-type="float" office:value="70920" calcext:value-type="float">
            <text:p>70920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177" calcext:value-type="float">
            <text:p>177</text:p>
          </table:table-cell>
          <table:table-cell table:style-name="ce4" table:number-columns-repeated="4"/>
          <table:table-cell table:style-name="ce7" office:value-type="string" calcext:value-type="string">
            <text:p>Uniform Green</text:p>
          </table:table-cell>
          <table:table-cell table:style-name="ce7" office:value-type="float" office:value="70922" calcext:value-type="float">
            <text:p>70922</text:p>
          </table:table-cell>
          <table:table-cell table:style-name="ce7" office:value-type="string" calcext:value-type="string">
            <text:p>Green Zinc Chromate (094)</text:p>
          </table:table-cell>
          <table:table-cell table:style-name="ce7" office:value-type="float" office:value="71094" calcext:value-type="float">
            <text:p>71094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178" calcext:value-type="float">
            <text:p>178</text:p>
          </table:table-cell>
          <table:table-cell table:style-name="ce4" table:number-columns-repeated="4"/>
          <table:table-cell table:style-name="ce7" office:value-type="string" calcext:value-type="string">
            <text:p>Japan Uniform Green WWII (923)</text:p>
          </table:table-cell>
          <table:table-cell table:style-name="ce7" office:value-type="float" office:value="70923" calcext:value-type="float">
            <text:p>70923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79" calcext:value-type="float">
            <text:p>179</text:p>
          </table:table-cell>
          <table:table-cell table:style-name="ce4" table:number-columns-repeated="4"/>
          <table:table-cell table:style-name="ce7" office:value-type="string" calcext:value-type="string">
            <text:p>Light Brown</text:p>
          </table:table-cell>
          <table:table-cell table:style-name="ce7" office:value-type="float" office:value="70929" calcext:value-type="float">
            <text:p>70929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80" calcext:value-type="float">
            <text:p>180</text:p>
          </table:table-cell>
          <table:table-cell table:style-name="ce4" table:number-columns-repeated="4"/>
          <table:table-cell table:style-name="ce7" office:value-type="string" calcext:value-type="string">
            <text:p>Transparent Red (934)</text:p>
          </table:table-cell>
          <table:table-cell table:style-name="ce7" office:value-type="float" office:value="70934" calcext:value-type="float">
            <text:p>7093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81" calcext:value-type="float">
            <text:p>181</text:p>
          </table:table-cell>
          <table:table-cell table:style-name="ce4" table:number-columns-repeated="4"/>
          <table:table-cell table:style-name="ce7" office:value-type="string" calcext:value-type="string">
            <text:p>Transparent Orange (935)</text:p>
          </table:table-cell>
          <table:table-cell table:style-name="ce7" office:value-type="float" office:value="70935" calcext:value-type="float">
            <text:p>70935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82" calcext:value-type="float">
            <text:p>182</text:p>
          </table:table-cell>
          <table:table-cell table:style-name="ce4" table:number-columns-repeated="4"/>
          <table:table-cell table:style-name="ce7" office:value-type="string" calcext:value-type="string">
            <text:p>Transparent Green (936)</text:p>
          </table:table-cell>
          <table:table-cell table:style-name="ce7" office:value-type="float" office:value="70936" calcext:value-type="float">
            <text:p>70936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83" calcext:value-type="float">
            <text:p>183</text:p>
          </table:table-cell>
          <table:table-cell table:style-name="ce4" table:number-columns-repeated="4"/>
          <table:table-cell table:style-name="ce7" office:value-type="string" calcext:value-type="string">
            <text:p>Transparent Yellow (937)</text:p>
          </table:table-cell>
          <table:table-cell table:style-name="ce7" office:value-type="float" office:value="70937" calcext:value-type="float">
            <text:p>70937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84" calcext:value-type="float">
            <text:p>184</text:p>
          </table:table-cell>
          <table:table-cell table:style-name="ce4" table:number-columns-repeated="4"/>
          <table:table-cell table:style-name="ce7" office:value-type="string" calcext:value-type="string">
            <text:p>Transparent Blue (938)</text:p>
          </table:table-cell>
          <table:table-cell table:style-name="ce7" office:value-type="float" office:value="70938" calcext:value-type="float">
            <text:p>70938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85" calcext:value-type="float">
            <text:p>185</text:p>
          </table:table-cell>
          <table:table-cell table:style-name="ce4" table:number-columns-repeated="4"/>
          <table:table-cell table:style-name="ce7" office:value-type="string" calcext:value-type="string">
            <text:p>Smoke (939)</text:p>
          </table:table-cell>
          <table:table-cell table:style-name="ce7" office:value-type="float" office:value="70939" calcext:value-type="float">
            <text:p>70939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86" calcext:value-type="float">
            <text:p>186</text:p>
          </table:table-cell>
          <table:table-cell table:style-name="ce4" table:number-columns-repeated="4"/>
          <table:table-cell table:style-name="ce7" office:value-type="string" calcext:value-type="string">
            <text:p>Saddle Brown (940)</text:p>
          </table:table-cell>
          <table:table-cell table:style-name="ce7" office:value-type="float" office:value="70940" calcext:value-type="float">
            <text:p>70940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187" calcext:value-type="float">
            <text:p>187</text:p>
          </table:table-cell>
          <table:table-cell table:style-name="ce4" table:number-columns-repeated="4"/>
          <table:table-cell table:style-name="ce7" office:value-type="string" calcext:value-type="string">
            <text:p>Burnt Umber (941)</text:p>
          </table:table-cell>
          <table:table-cell table:style-name="ce7" office:value-type="float" office:value="70941" calcext:value-type="float">
            <text:p>70941</text:p>
          </table:table-cell>
          <table:table-cell table:style-name="ce7" office:value-type="string" calcext:value-type="string">
            <text:p>Cam. Medium Brown (038)</text:p>
          </table:table-cell>
          <table:table-cell table:style-name="ce7" office:value-type="float" office:value="71038" calcext:value-type="float">
            <text:p>71038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188" calcext:value-type="float">
            <text:p>188</text:p>
          </table:table-cell>
          <table:table-cell table:style-name="ce4" table:number-columns-repeated="4"/>
          <table:table-cell table:style-name="ce7" office:value-type="string" calcext:value-type="string">
            <text:p>Grey Blue (943)</text:p>
          </table:table-cell>
          <table:table-cell table:style-name="ce7" office:value-type="float" office:value="70943" calcext:value-type="float">
            <text:p>70943</text:p>
          </table:table-cell>
          <table:table-cell table:style-name="ce7" office:value-type="string" calcext:value-type="string">
            <text:p>UK Mediterranean Blue (111)</text:p>
          </table:table-cell>
          <table:table-cell table:style-name="ce7" office:value-type="float" office:value="71111" calcext:value-type="float">
            <text:p>71111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89" calcext:value-type="float">
            <text:p>189</text:p>
          </table:table-cell>
          <table:table-cell table:style-name="ce4" table:number-columns-repeated="4"/>
          <table:table-cell table:style-name="ce7" office:value-type="string" calcext:value-type="string">
            <text:p>Old Rose (944)</text:p>
          </table:table-cell>
          <table:table-cell table:style-name="ce7" office:value-type="float" office:value="70944" calcext:value-type="float">
            <text:p>7094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90" calcext:value-type="float">
            <text:p>190</text:p>
          </table:table-cell>
          <table:table-cell table:style-name="ce4" table:number-columns-repeated="4"/>
          <table:table-cell table:style-name="ce7" office:value-type="string" calcext:value-type="string">
            <text:p>Dark Red (946)</text:p>
          </table:table-cell>
          <table:table-cell table:style-name="ce7" office:value-type="float" office:value="70946" calcext:value-type="float">
            <text:p>70946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91" calcext:value-type="float">
            <text:p>191</text:p>
          </table:table-cell>
          <table:table-cell table:style-name="ce4" table:number-columns-repeated="4"/>
          <table:table-cell table:style-name="ce7" office:value-type="string" calcext:value-type="string">
            <text:p>Dark Vermillion (947)</text:p>
          </table:table-cell>
          <table:table-cell table:style-name="ce7" office:value-type="float" office:value="70947" calcext:value-type="float">
            <text:p>70947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92" calcext:value-type="float">
            <text:p>192</text:p>
          </table:table-cell>
          <table:table-cell table:style-name="ce4" table:number-columns-repeated="4"/>
          <table:table-cell table:style-name="ce7" office:value-type="string" calcext:value-type="string">
            <text:p>Light Yellow (949)</text:p>
          </table:table-cell>
          <table:table-cell table:style-name="ce7" office:value-type="float" office:value="70949" calcext:value-type="float">
            <text:p>70949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93" calcext:value-type="float">
            <text:p>193</text:p>
          </table:table-cell>
          <table:table-cell table:style-name="ce4" table:number-columns-repeated="4"/>
          <table:table-cell table:style-name="ce7" office:value-type="string" calcext:value-type="string">
            <text:p>Light Orange (956)</text:p>
          </table:table-cell>
          <table:table-cell table:style-name="ce7" office:value-type="float" office:value="70956" calcext:value-type="float">
            <text:p>70956</text:p>
          </table:table-cell>
          <table:table-cell table:style-name="ce7" office:value-type="string" calcext:value-type="string">
            <text:p>Light Red (086)</text:p>
          </table:table-cell>
          <table:table-cell table:style-name="ce7" office:value-type="float" office:value="71086" calcext:value-type="float">
            <text:p>71086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94" calcext:value-type="float">
            <text:p>194</text:p>
          </table:table-cell>
          <table:table-cell table:style-name="ce4" table:number-columns-repeated="4"/>
          <table:table-cell table:style-name="ce7" office:value-type="string" calcext:value-type="string">
            <text:p>Flat Red (957)</text:p>
          </table:table-cell>
          <table:table-cell table:style-name="ce7" office:value-type="float" office:value="70957" calcext:value-type="float">
            <text:p>70957</text:p>
          </table:table-cell>
          <table:table-cell table:style-name="ce7" office:value-type="string" calcext:value-type="string">
            <text:p>Fire Red (084)</text:p>
          </table:table-cell>
          <table:table-cell table:style-name="ce7" office:value-type="float" office:value="71084" calcext:value-type="float">
            <text:p>71084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195" calcext:value-type="float">
            <text:p>195</text:p>
          </table:table-cell>
          <table:table-cell table:style-name="ce4" table:number-columns-repeated="4"/>
          <table:table-cell table:style-name="ce7" office:value-type="string" calcext:value-type="string">
            <text:p>Purple (959)</text:p>
          </table:table-cell>
          <table:table-cell table:style-name="ce7" office:value-type="float" office:value="70959" calcext:value-type="float">
            <text:p>70959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96" calcext:value-type="float">
            <text:p>196</text:p>
          </table:table-cell>
          <table:table-cell table:style-name="ce4" table:number-columns-repeated="4"/>
          <table:table-cell table:style-name="ce7" office:value-type="string" calcext:value-type="string">
            <text:p>Flat Blue (962)</text:p>
          </table:table-cell>
          <table:table-cell table:style-name="ce7" office:value-type="float" office:value="70962" calcext:value-type="float">
            <text:p>70962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97" calcext:value-type="float">
            <text:p>197</text:p>
          </table:table-cell>
          <table:table-cell table:style-name="ce4" table:number-columns-repeated="4"/>
          <table:table-cell table:style-name="ce7" office:value-type="string" calcext:value-type="string">
            <text:p>Medium Blue (963)</text:p>
          </table:table-cell>
          <table:table-cell table:style-name="ce7" office:value-type="float" office:value="70963" calcext:value-type="float">
            <text:p>70963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98" calcext:value-type="float">
            <text:p>198</text:p>
          </table:table-cell>
          <table:table-cell table:style-name="ce4" table:number-columns-repeated="4"/>
          <table:table-cell table:style-name="ce7" office:value-type="string" calcext:value-type="string">
            <text:p>Field Blue (964)</text:p>
          </table:table-cell>
          <table:table-cell table:style-name="ce7" office:value-type="float" office:value="70964" calcext:value-type="float">
            <text:p>7096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199" calcext:value-type="float">
            <text:p>199</text:p>
          </table:table-cell>
          <table:table-cell table:style-name="ce4" table:number-columns-repeated="4"/>
          <table:table-cell table:style-name="ce7" office:value-type="string" calcext:value-type="string">
            <text:p>Turquesa (966)</text:p>
          </table:table-cell>
          <table:table-cell table:style-name="ce7" office:value-type="float" office:value="70966" calcext:value-type="float">
            <text:p>70966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7" office:value-type="string" calcext:value-type="string">
            <text:p>Flat Green (968)</text:p>
          </table:table-cell>
          <table:table-cell table:style-name="ce7" office:value-type="float" office:value="70968" calcext:value-type="float">
            <text:p>70968</text:p>
          </table:table-cell>
          <table:table-cell table:style-name="ce7" office:value-type="string" calcext:value-type="string">
            <text:p>Panzer Olive Green (096)</text:p>
          </table:table-cell>
          <table:table-cell table:style-name="ce7" office:value-type="float" office:value="71096" calcext:value-type="float">
            <text:p>71096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01" calcext:value-type="float">
            <text:p>201</text:p>
          </table:table-cell>
          <table:table-cell table:style-name="ce4" table:number-columns-repeated="4"/>
          <table:table-cell table:style-name="ce7" office:value-type="string" calcext:value-type="string">
            <text:p>Green Grey (971)</text:p>
          </table:table-cell>
          <table:table-cell table:style-name="ce7" office:value-type="float" office:value="70971" calcext:value-type="float">
            <text:p>70971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7" office:value-type="string" calcext:value-type="string">
            <text:p>Light Green Blue (972)</text:p>
          </table:table-cell>
          <table:table-cell table:style-name="ce7" office:value-type="float" office:value="70972" calcext:value-type="float">
            <text:p>70972</text:p>
          </table:table-cell>
          <table:table-cell table:style-name="ce7" office:value-type="string" calcext:value-type="string">
            <text:p>Blue RLM 78 (101)</text:p>
          </table:table-cell>
          <table:table-cell table:style-name="ce7" office:value-type="float" office:value="71101" calcext:value-type="float">
            <text:p>71101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03" calcext:value-type="float">
            <text:p>203</text:p>
          </table:table-cell>
          <table:table-cell table:style-name="ce4" table:number-columns-repeated="4"/>
          <table:table-cell table:style-name="ce7" office:value-type="string" calcext:value-type="string">
            <text:p>Light Sea Grey (973)</text:p>
          </table:table-cell>
          <table:table-cell table:style-name="ce7" office:value-type="float" office:value="70973" calcext:value-type="float">
            <text:p>70973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04" calcext:value-type="float">
            <text:p>204</text:p>
          </table:table-cell>
          <table:table-cell table:style-name="ce4" table:number-columns-repeated="4"/>
          <table:table-cell table:style-name="ce7" office:value-type="string" calcext:value-type="string">
            <text:p>Green Sky (974)</text:p>
          </table:table-cell>
          <table:table-cell table:style-name="ce7" office:value-type="float" office:value="70974" calcext:value-type="float">
            <text:p>7097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05" calcext:value-type="float">
            <text:p>205</text:p>
          </table:table-cell>
          <table:table-cell table:style-name="ce4" table:number-columns-repeated="4"/>
          <table:table-cell table:style-name="ce7" office:value-type="string" calcext:value-type="string">
            <text:p>Military Green (975)</text:p>
          </table:table-cell>
          <table:table-cell table:style-name="ce7" office:value-type="float" office:value="70975" calcext:value-type="float">
            <text:p>70975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7" office:value-type="string" calcext:value-type="string">
            <text:p>Desert Yellow (977)</text:p>
          </table:table-cell>
          <table:table-cell table:style-name="ce7" office:value-type="float" office:value="70977" calcext:value-type="float">
            <text:p>70977</text:p>
          </table:table-cell>
          <table:table-cell table:style-name="ce4" table:number-columns-repeated="17"/>
          <table:table-cell table:number-columns-repeated="999"/>
        </table:table-row>
        <table:table-row table:style-name="ro3">
          <table:table-cell table:style-name="ce4" office:value-type="float" office:value="207" calcext:value-type="float">
            <text:p>207</text:p>
          </table:table-cell>
          <table:table-cell table:style-name="ce4" table:number-columns-repeated="4"/>
          <table:table-cell table:style-name="ce7" office:value-type="string" calcext:value-type="string">
            <text:p>German Camoflogue Dark Green (979)</text:p>
          </table:table-cell>
          <table:table-cell table:style-name="ce7" office:value-type="float" office:value="70979" calcext:value-type="float">
            <text:p>70979</text:p>
          </table:table-cell>
          <table:table-cell table:style-name="ce7" office:value-type="string" calcext:value-type="string">
            <text:p>Cam. Black Green (018)</text:p>
          </table:table-cell>
          <table:table-cell table:style-name="ce7" office:value-type="float" office:value="71018" calcext:value-type="float">
            <text:p>71018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08" calcext:value-type="float">
            <text:p>208</text:p>
          </table:table-cell>
          <table:table-cell table:style-name="ce4" table:number-columns-repeated="4"/>
          <table:table-cell table:style-name="ce7" office:value-type="string" calcext:value-type="string">
            <text:p>Flat Earth (983)</text:p>
          </table:table-cell>
          <table:table-cell table:style-name="ce7" office:value-type="float" office:value="70983" calcext:value-type="float">
            <text:p>70983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09" calcext:value-type="float">
            <text:p>209</text:p>
          </table:table-cell>
          <table:table-cell table:style-name="ce4" table:number-columns-repeated="4"/>
          <table:table-cell table:style-name="ce7" office:value-type="string" calcext:value-type="string">
            <text:p>Deck Tan (986)</text:p>
          </table:table-cell>
          <table:table-cell table:style-name="ce7" office:value-type="float" office:value="70986" calcext:value-type="float">
            <text:p>70986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7" office:value-type="string" calcext:value-type="string">
            <text:p>Medium Grey (987)</text:p>
          </table:table-cell>
          <table:table-cell table:style-name="ce7" office:value-type="float" office:value="70987" calcext:value-type="float">
            <text:p>70987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11" calcext:value-type="float">
            <text:p>211</text:p>
          </table:table-cell>
          <table:table-cell table:style-name="ce4" table:number-columns-repeated="4"/>
          <table:table-cell table:style-name="ce7" office:value-type="string" calcext:value-type="string">
            <text:p>Khaki (988)</text:p>
          </table:table-cell>
          <table:table-cell table:style-name="ce7" office:value-type="float" office:value="70988" calcext:value-type="float">
            <text:p>70988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12" calcext:value-type="float">
            <text:p>212</text:p>
          </table:table-cell>
          <table:table-cell table:style-name="ce4" table:number-columns-repeated="4"/>
          <table:table-cell table:style-name="ce7" office:value-type="string" calcext:value-type="string">
            <text:p>Sky Blue Grey (989)</text:p>
          </table:table-cell>
          <table:table-cell table:style-name="ce7" office:value-type="float" office:value="70989" calcext:value-type="float">
            <text:p>70989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13" calcext:value-type="float">
            <text:p>213</text:p>
          </table:table-cell>
          <table:table-cell table:style-name="ce4" table:number-columns-repeated="4"/>
          <table:table-cell table:style-name="ce7" office:value-type="string" calcext:value-type="string">
            <text:p>Light Grey (990)</text:p>
          </table:table-cell>
          <table:table-cell table:style-name="ce7" office:value-type="float" office:value="70990" calcext:value-type="float">
            <text:p>70990</text:p>
          </table:table-cell>
          <table:table-cell table:style-name="ce7" office:value-type="string" calcext:value-type="string">
            <text:p>Light Grey (050)</text:p>
          </table:table-cell>
          <table:table-cell table:style-name="ce7" office:value-type="float" office:value="71050" calcext:value-type="float">
            <text:p>71050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14" calcext:value-type="float">
            <text:p>214</text:p>
          </table:table-cell>
          <table:table-cell table:style-name="ce4" table:number-columns-repeated="4"/>
          <table:table-cell table:style-name="ce7" office:value-type="string" calcext:value-type="string">
            <text:p>Dark Sea Grey (991)</text:p>
          </table:table-cell>
          <table:table-cell table:style-name="ce7" office:value-type="float" office:value="70991" calcext:value-type="float">
            <text:p>70991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15" calcext:value-type="float">
            <text:p>215</text:p>
          </table:table-cell>
          <table:table-cell table:style-name="ce4" table:number-columns-repeated="4"/>
          <table:table-cell table:style-name="ce7" office:value-type="string" calcext:value-type="string">
            <text:p>Neutral Grey (992)</text:p>
          </table:table-cell>
          <table:table-cell table:style-name="ce7" office:value-type="float" office:value="70992" calcext:value-type="float">
            <text:p>70992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7" office:value-type="string" calcext:value-type="string">
            <text:p>Dark Grey (994)</text:p>
          </table:table-cell>
          <table:table-cell table:style-name="ce7" office:value-type="float" office:value="70994" calcext:value-type="float">
            <text:p>70994</text:p>
          </table:table-cell>
          <table:table-cell table:style-name="ce4" table:number-columns-repeated="17"/>
          <table:table-cell table:number-columns-repeated="999"/>
        </table:table-row>
        <table:table-row table:style-name="ro6">
          <table:table-cell table:style-name="ce4" office:value-type="float" office:value="217" calcext:value-type="float">
            <text:p>217</text:p>
          </table:table-cell>
          <table:table-cell table:style-name="ce4" table:number-columns-repeated="6"/>
          <table:table-cell table:style-name="ce7" office:value-type="string" calcext:value-type="string">
            <text:p>Scarlet Red</text:p>
          </table:table-cell>
          <table:table-cell table:style-name="ce7" office:value-type="float" office:value="71002" calcext:value-type="float">
            <text:p>71002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18" calcext:value-type="float">
            <text:p>218</text:p>
          </table:table-cell>
          <table:table-cell table:style-name="ce4" table:number-columns-repeated="6"/>
          <table:table-cell table:style-name="ce7" office:value-type="string" calcext:value-type="string">
            <text:p>Olive Green</text:p>
          </table:table-cell>
          <table:table-cell table:style-name="ce7" office:value-type="float" office:value="71007" calcext:value-type="float">
            <text:p>71007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19" calcext:value-type="float">
            <text:p>219</text:p>
          </table:table-cell>
          <table:table-cell table:style-name="ce4" table:number-columns-repeated="6"/>
          <table:table-cell table:style-name="ce7" office:value-type="string" calcext:value-type="string">
            <text:p>Duck Egg Green</text:p>
          </table:table-cell>
          <table:table-cell table:style-name="ce7" office:value-type="float" office:value="71009" calcext:value-type="float">
            <text:p>71009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20" calcext:value-type="float">
            <text:p>220</text:p>
          </table:table-cell>
          <table:table-cell table:style-name="ce4" table:number-columns-repeated="6"/>
          <table:table-cell table:style-name="ce7" office:value-type="string" calcext:value-type="string">
            <text:p>Tank Green (011)</text:p>
          </table:table-cell>
          <table:table-cell table:style-name="ce7" office:value-type="float" office:value="71011" calcext:value-type="float">
            <text:p>71011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21" calcext:value-type="float">
            <text:p>221</text:p>
          </table:table-cell>
          <table:table-cell table:style-name="ce4" table:number-columns-repeated="6"/>
          <table:table-cell table:style-name="ce7" office:value-type="string" calcext:value-type="string">
            <text:p>Dark Green (012)</text:p>
          </table:table-cell>
          <table:table-cell table:style-name="ce7" office:value-type="float" office:value="71012" calcext:value-type="float">
            <text:p>71012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22" calcext:value-type="float">
            <text:p>222</text:p>
          </table:table-cell>
          <table:table-cell table:style-name="ce4" table:number-columns-repeated="6"/>
          <table:table-cell table:style-name="ce7" office:value-type="string" calcext:value-type="string">
            <text:p>Gunship Green (014)</text:p>
          </table:table-cell>
          <table:table-cell table:style-name="ce7" office:value-type="float" office:value="71014" calcext:value-type="float">
            <text:p>71014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23" calcext:value-type="float">
            <text:p>223</text:p>
          </table:table-cell>
          <table:table-cell table:style-name="ce4" table:number-columns-repeated="6"/>
          <table:table-cell table:style-name="ce7" office:value-type="string" calcext:value-type="string">
            <text:p>Cam. Dark Green (019)</text:p>
          </table:table-cell>
          <table:table-cell table:style-name="ce7" office:value-type="float" office:value="71019" calcext:value-type="float">
            <text:p>71019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24" calcext:value-type="float">
            <text:p>224</text:p>
          </table:table-cell>
          <table:table-cell table:style-name="ce4" table:number-columns-repeated="6"/>
          <table:table-cell table:style-name="ce7" office:value-type="string" calcext:value-type="string">
            <text:p>Khaki Brown (024)</text:p>
          </table:table-cell>
          <table:table-cell table:style-name="ce7" office:value-type="float" office:value="71024" calcext:value-type="float">
            <text:p>71024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25" calcext:value-type="float">
            <text:p>225</text:p>
          </table:table-cell>
          <table:table-cell table:style-name="ce4" table:number-columns-repeated="6"/>
          <table:table-cell table:style-name="ce7" office:value-type="string" calcext:value-type="string">
            <text:p>US Flat Brown (026)</text:p>
          </table:table-cell>
          <table:table-cell table:style-name="ce7" office:value-type="float" office:value="71026" calcext:value-type="float">
            <text:p>71026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26" calcext:value-type="float">
            <text:p>226</text:p>
          </table:table-cell>
          <table:table-cell table:style-name="ce4" table:number-columns-repeated="6"/>
          <table:table-cell table:style-name="ce7" office:value-type="string" calcext:value-type="string">
            <text:p>Light Brown (027)</text:p>
          </table:table-cell>
          <table:table-cell table:style-name="ce7" office:value-type="float" office:value="71027" calcext:value-type="float">
            <text:p>71027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27" calcext:value-type="float">
            <text:p>227</text:p>
          </table:table-cell>
          <table:table-cell table:style-name="ce4" table:number-columns-repeated="6"/>
          <table:table-cell table:style-name="ce7" office:value-type="string" calcext:value-type="string">
            <text:p>Green Brown</text:p>
          </table:table-cell>
          <table:table-cell table:style-name="ce7" office:value-type="float" office:value="71030" calcext:value-type="float">
            <text:p>71030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28" calcext:value-type="float">
            <text:p>228</text:p>
          </table:table-cell>
          <table:table-cell table:style-name="ce4" table:number-columns-repeated="6"/>
          <table:table-cell table:style-name="ce7" office:value-type="string" calcext:value-type="string">
            <text:p>Middle Stone (031)</text:p>
          </table:table-cell>
          <table:table-cell table:style-name="ce7" office:value-type="float" office:value="71031" calcext:value-type="float">
            <text:p>71031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29" calcext:value-type="float">
            <text:p>229</text:p>
          </table:table-cell>
          <table:table-cell table:style-name="ce4" table:number-columns-repeated="6"/>
          <table:table-cell table:style-name="ce7" office:value-type="string" calcext:value-type="string">
            <text:p>Ochre (033)</text:p>
          </table:table-cell>
          <table:table-cell table:style-name="ce7" office:value-type="float" office:value="71033" calcext:value-type="float">
            <text:p>71033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30" calcext:value-type="float">
            <text:p>230</text:p>
          </table:table-cell>
          <table:table-cell table:style-name="ce4" table:number-columns-repeated="6"/>
          <table:table-cell table:style-name="ce7" office:value-type="string" calcext:value-type="string">
            <text:p>Mud Brown (037)</text:p>
          </table:table-cell>
          <table:table-cell table:style-name="ce7" office:value-type="float" office:value="71037" calcext:value-type="float">
            <text:p>71037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31" calcext:value-type="float">
            <text:p>231</text:p>
          </table:table-cell>
          <table:table-cell table:style-name="ce4" table:number-columns-repeated="6"/>
          <table:table-cell table:style-name="ce7" office:value-type="string" calcext:value-type="string">
            <text:p>Tank Brown (041)</text:p>
          </table:table-cell>
          <table:table-cell table:style-name="ce7" office:value-type="float" office:value="71041" calcext:value-type="float">
            <text:p>71041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32" calcext:value-type="float">
            <text:p>232</text:p>
          </table:table-cell>
          <table:table-cell table:style-name="ce4" table:number-columns-repeated="6"/>
          <table:table-cell table:style-name="ce7" office:value-type="string" calcext:value-type="string">
            <text:p>Cam. Black Brown (042)</text:p>
          </table:table-cell>
          <table:table-cell table:style-name="ce7" office:value-type="float" office:value="71042" calcext:value-type="float">
            <text:p>71042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33" calcext:value-type="float">
            <text:p>233</text:p>
          </table:table-cell>
          <table:table-cell table:style-name="ce4" table:number-columns-repeated="6"/>
          <table:table-cell table:style-name="ce7" office:value-type="string" calcext:value-type="string">
            <text:p>Olive Drab (043)</text:p>
          </table:table-cell>
          <table:table-cell table:style-name="ce7" office:value-type="float" office:value="71043" calcext:value-type="float">
            <text:p>71043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34" calcext:value-type="float">
            <text:p>234</text:p>
          </table:table-cell>
          <table:table-cell table:style-name="ce4" table:number-columns-repeated="6"/>
          <table:table-cell table:style-name="ce7" office:value-type="string" calcext:value-type="string">
            <text:p>Light Grey Green (044)</text:p>
          </table:table-cell>
          <table:table-cell table:style-name="ce7" office:value-type="float" office:value="71044" calcext:value-type="float">
            <text:p>71044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35" calcext:value-type="float">
            <text:p>235</text:p>
          </table:table-cell>
          <table:table-cell table:style-name="ce4" table:number-columns-repeated="6"/>
          <table:table-cell table:style-name="ce7" office:value-type="string" calcext:value-type="string">
            <text:p>US Grey Light (045)</text:p>
          </table:table-cell>
          <table:table-cell table:style-name="ce7" office:value-type="float" office:value="71045" calcext:value-type="float">
            <text:p>71045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36" calcext:value-type="float">
            <text:p>236</text:p>
          </table:table-cell>
          <table:table-cell table:style-name="ce4" table:number-columns-repeated="6"/>
          <table:table-cell table:style-name="ce7" office:value-type="string" calcext:value-type="string">
            <text:p>US Grey (047)</text:p>
          </table:table-cell>
          <table:table-cell table:style-name="ce7" office:value-type="float" office:value="71047" calcext:value-type="float">
            <text:p>71047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37" calcext:value-type="float">
            <text:p>237</text:p>
          </table:table-cell>
          <table:table-cell table:style-name="ce4" table:number-columns-repeated="6"/>
          <table:table-cell table:style-name="ce7" office:value-type="string" calcext:value-type="string">
            <text:p>Dark Sea Grey (048)</text:p>
          </table:table-cell>
          <table:table-cell table:style-name="ce7" office:value-type="float" office:value="71048" calcext:value-type="float">
            <text:p>71048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38" calcext:value-type="float">
            <text:p>238</text:p>
          </table:table-cell>
          <table:table-cell table:style-name="ce4" table:number-columns-repeated="6"/>
          <table:table-cell table:style-name="ce7" office:value-type="string" calcext:value-type="string">
            <text:p>Oxford Blue (049)</text:p>
          </table:table-cell>
          <table:table-cell table:style-name="ce7" office:value-type="float" office:value="71049" calcext:value-type="float">
            <text:p>71049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39" calcext:value-type="float">
            <text:p>239</text:p>
          </table:table-cell>
          <table:table-cell table:style-name="ce4" table:number-columns-repeated="6"/>
          <table:table-cell table:style-name="ce7" office:value-type="string" calcext:value-type="string">
            <text:p>Barley Grey (051)</text:p>
          </table:table-cell>
          <table:table-cell table:style-name="ce7" office:value-type="float" office:value="71051" calcext:value-type="float">
            <text:p>71051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40" calcext:value-type="float">
            <text:p>240</text:p>
          </table:table-cell>
          <table:table-cell table:style-name="ce4" table:number-columns-repeated="6"/>
          <table:table-cell table:style-name="ce7" office:value-type="string" calcext:value-type="string">
            <text:p>German Grey (052)</text:p>
          </table:table-cell>
          <table:table-cell table:style-name="ce7" office:value-type="float" office:value="71052" calcext:value-type="float">
            <text:p>71052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41" calcext:value-type="float">
            <text:p>241</text:p>
          </table:table-cell>
          <table:table-cell table:style-name="ce4" table:number-columns-repeated="6"/>
          <table:table-cell table:style-name="ce7" office:value-type="string" calcext:value-type="string">
            <text:p>Dark Grey Blue (054)</text:p>
          </table:table-cell>
          <table:table-cell table:style-name="ce7" office:value-type="float" office:value="71054" calcext:value-type="float">
            <text:p>71054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42" calcext:value-type="float">
            <text:p>242</text:p>
          </table:table-cell>
          <table:table-cell table:style-name="ce4" table:number-columns-repeated="6"/>
          <table:table-cell table:style-name="ce7" office:value-type="string" calcext:value-type="string">
            <text:p>Silver (063)</text:p>
          </table:table-cell>
          <table:table-cell table:style-name="ce7" office:value-type="float" office:value="71063" calcext:value-type="float">
            <text:p>71063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43" calcext:value-type="float">
            <text:p>243</text:p>
          </table:table-cell>
          <table:table-cell table:style-name="ce4" table:number-columns-repeated="6"/>
          <table:table-cell table:style-name="ce7" office:value-type="string" calcext:value-type="string">
            <text:p>Steel (065)</text:p>
          </table:table-cell>
          <table:table-cell table:style-name="ce7" office:value-type="float" office:value="71065" calcext:value-type="float">
            <text:p>71065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44" calcext:value-type="float">
            <text:p>244</text:p>
          </table:table-cell>
          <table:table-cell table:style-name="ce4" table:number-columns-repeated="6"/>
          <table:table-cell table:style-name="ce7" office:value-type="string" calcext:value-type="string">
            <text:p>Bright Brass (067)</text:p>
          </table:table-cell>
          <table:table-cell table:style-name="ce7" office:value-type="float" office:value="71067" calcext:value-type="float">
            <text:p>71067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45" calcext:value-type="float">
            <text:p>245</text:p>
          </table:table-cell>
          <table:table-cell table:style-name="ce4" table:number-columns-repeated="6"/>
          <table:table-cell table:style-name="ce7" office:value-type="string" calcext:value-type="string">
            <text:p>Copper (068)</text:p>
          </table:table-cell>
          <table:table-cell table:style-name="ce7" office:value-type="float" office:value="71068" calcext:value-type="float">
            <text:p>71068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46" calcext:value-type="float">
            <text:p>246</text:p>
          </table:table-cell>
          <table:table-cell table:style-name="ce4" table:number-columns-repeated="6"/>
          <table:table-cell table:style-name="ce7" office:value-type="string" calcext:value-type="string">
            <text:p>Rust Metallic (069)</text:p>
          </table:table-cell>
          <table:table-cell table:style-name="ce7" office:value-type="float" office:value="71069" calcext:value-type="float">
            <text:p>71069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47" calcext:value-type="float">
            <text:p>247</text:p>
          </table:table-cell>
          <table:table-cell table:style-name="ce4" table:number-columns-repeated="6"/>
          <table:table-cell table:style-name="ce7" office:value-type="string" calcext:value-type="string">
            <text:p>Turn Signal Red (070)</text:p>
          </table:table-cell>
          <table:table-cell table:style-name="ce7" office:value-type="float" office:value="71070" calcext:value-type="float">
            <text:p>71070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48" calcext:value-type="float">
            <text:p>248</text:p>
          </table:table-cell>
          <table:table-cell table:style-name="ce4" table:number-columns-repeated="6"/>
          <table:table-cell table:style-name="ce7" office:value-type="string" calcext:value-type="string">
            <text:p>Arctic Blue (071)</text:p>
          </table:table-cell>
          <table:table-cell table:style-name="ce7" office:value-type="float" office:value="71071" calcext:value-type="float">
            <text:p>71071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49" calcext:value-type="float">
            <text:p>249</text:p>
          </table:table-cell>
          <table:table-cell table:style-name="ce4" table:number-columns-repeated="6"/>
          <table:table-cell table:style-name="ce7" office:value-type="string" calcext:value-type="string">
            <text:p>Black Metallic (073)</text:p>
          </table:table-cell>
          <table:table-cell table:style-name="ce7" office:value-type="float" office:value="71073" calcext:value-type="float">
            <text:p>71073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50" calcext:value-type="float">
            <text:p>250</text:p>
          </table:table-cell>
          <table:table-cell table:style-name="ce4" table:number-columns-repeated="6"/>
          <table:table-cell table:style-name="ce7" office:value-type="string" calcext:value-type="string">
            <text:p>Radome Tan (074)</text:p>
          </table:table-cell>
          <table:table-cell table:style-name="ce7" office:value-type="float" office:value="71074" calcext:value-type="float">
            <text:p>71074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51" calcext:value-type="float">
            <text:p>251</text:p>
          </table:table-cell>
          <table:table-cell table:style-name="ce4" table:number-columns-repeated="6"/>
          <table:table-cell table:style-name="ce7" office:value-type="string" calcext:value-type="string">
            <text:p>Sand (075)</text:p>
          </table:table-cell>
          <table:table-cell table:style-name="ce7" office:value-type="float" office:value="71075" calcext:value-type="float">
            <text:p>71075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52" calcext:value-type="float">
            <text:p>252</text:p>
          </table:table-cell>
          <table:table-cell table:style-name="ce4" table:number-columns-repeated="6"/>
          <table:table-cell table:style-name="ce7" office:value-type="string" calcext:value-type="string">
            <text:p>Skin Tone (076)</text:p>
          </table:table-cell>
          <table:table-cell table:style-name="ce7" office:value-type="float" office:value="71076" calcext:value-type="float">
            <text:p>71076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53" calcext:value-type="float">
            <text:p>253</text:p>
          </table:table-cell>
          <table:table-cell table:style-name="ce4" table:number-columns-repeated="6"/>
          <table:table-cell table:style-name="ce7" office:value-type="string" calcext:value-type="string">
            <text:p>Wood (077)</text:p>
          </table:table-cell>
          <table:table-cell table:style-name="ce7" office:value-type="float" office:value="71077" calcext:value-type="float">
            <text:p>71077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54" calcext:value-type="float">
            <text:p>254</text:p>
          </table:table-cell>
          <table:table-cell table:style-name="ce4" table:number-columns-repeated="6"/>
          <table:table-cell table:style-name="ce7" office:value-type="string" calcext:value-type="string">
            <text:p>Flat Tan (079)</text:p>
          </table:table-cell>
          <table:table-cell table:style-name="ce7" office:value-type="float" office:value="71079" calcext:value-type="float">
            <text:p>71079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55" calcext:value-type="float">
            <text:p>255</text:p>
          </table:table-cell>
          <table:table-cell table:style-name="ce4" table:number-columns-repeated="6"/>
          <table:table-cell table:style-name="ce7" office:value-type="string" calcext:value-type="string">
            <text:p>Rust (080)</text:p>
          </table:table-cell>
          <table:table-cell table:style-name="ce7" office:value-type="float" office:value="71080" calcext:value-type="float">
            <text:p>71080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56" calcext:value-type="float">
            <text:p>256</text:p>
          </table:table-cell>
          <table:table-cell table:style-name="ce4" table:number-columns-repeated="6"/>
          <table:table-cell table:style-name="ce7" office:value-type="string" calcext:value-type="string">
            <text:p>Red Fluorescent (082)</text:p>
          </table:table-cell>
          <table:table-cell table:style-name="ce7" office:value-type="float" office:value="71082" calcext:value-type="float">
            <text:p>71082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57" calcext:value-type="float">
            <text:p>257</text:p>
          </table:table-cell>
          <table:table-cell table:style-name="ce4" table:number-columns-repeated="6"/>
          <table:table-cell table:style-name="ce7" office:value-type="string" calcext:value-type="string">
            <text:p>Orange (083)</text:p>
          </table:table-cell>
          <table:table-cell table:style-name="ce7" office:value-type="float" office:value="71083" calcext:value-type="float">
            <text:p>71083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58" calcext:value-type="float">
            <text:p>258</text:p>
          </table:table-cell>
          <table:table-cell table:style-name="ce4" table:number-columns-repeated="6"/>
          <table:table-cell table:style-name="ce7" office:value-type="string" calcext:value-type="string">
            <text:p>Italian Red (085)</text:p>
          </table:table-cell>
          <table:table-cell table:style-name="ce7" office:value-type="float" office:value="71085" calcext:value-type="float">
            <text:p>71085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59" calcext:value-type="float">
            <text:p>259</text:p>
          </table:table-cell>
          <table:table-cell table:style-name="ce4" table:number-columns-repeated="6"/>
          <table:table-cell table:style-name="ce7" office:value-type="string" calcext:value-type="string">
            <text:p>Dark Sea Blue (087)</text:p>
          </table:table-cell>
          <table:table-cell table:style-name="ce7" office:value-type="float" office:value="71087" calcext:value-type="float">
            <text:p>71087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60" calcext:value-type="float">
            <text:p>260</text:p>
          </table:table-cell>
          <table:table-cell table:style-name="ce4" table:number-columns-repeated="6"/>
          <table:table-cell table:style-name="ce7" office:value-type="string" calcext:value-type="string">
            <text:p>French Blue (088)</text:p>
          </table:table-cell>
          <table:table-cell table:style-name="ce7" office:value-type="float" office:value="71088" calcext:value-type="float">
            <text:p>71088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61" calcext:value-type="float">
            <text:p>261</text:p>
          </table:table-cell>
          <table:table-cell table:style-name="ce4" table:number-columns-repeated="6"/>
          <table:table-cell table:style-name="ce7" office:value-type="string" calcext:value-type="string">
            <text:p>Red RLM 23 (102)</text:p>
          </table:table-cell>
          <table:table-cell table:style-name="ce7" office:value-type="float" office:value="71102" calcext:value-type="float">
            <text:p>71102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62" calcext:value-type="float">
            <text:p>262</text:p>
          </table:table-cell>
          <table:table-cell table:style-name="ce4" table:number-columns-repeated="6"/>
          <table:table-cell table:style-name="ce7" office:value-type="string" calcext:value-type="string">
            <text:p>Green RLM 62 (104)</text:p>
          </table:table-cell>
          <table:table-cell table:style-name="ce7" office:value-type="float" office:value="71104" calcext:value-type="float">
            <text:p>71104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63" calcext:value-type="float">
            <text:p>263</text:p>
          </table:table-cell>
          <table:table-cell table:style-name="ce4" table:number-columns-repeated="6"/>
          <table:table-cell table:style-name="ce7" office:value-type="string" calcext:value-type="string">
            <text:p>Brown RLM 26 (105)</text:p>
          </table:table-cell>
          <table:table-cell table:style-name="ce7" office:value-type="float" office:value="71105" calcext:value-type="float">
            <text:p>71105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64" calcext:value-type="float">
            <text:p>264</text:p>
          </table:table-cell>
          <table:table-cell table:style-name="ce4" table:number-columns-repeated="6"/>
          <table:table-cell table:style-name="ce7" office:value-type="string" calcext:value-type="string">
            <text:p>Yellow Lazure RLM 05 (106)</text:p>
          </table:table-cell>
          <table:table-cell table:style-name="ce7" office:value-type="float" office:value="71106" calcext:value-type="float">
            <text:p>71106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65" calcext:value-type="float">
            <text:p>265</text:p>
          </table:table-cell>
          <table:table-cell table:style-name="ce4" table:number-columns-repeated="6"/>
          <table:table-cell table:style-name="ce7" office:value-type="string" calcext:value-type="string">
            <text:p>US Interior Yellow (107)</text:p>
          </table:table-cell>
          <table:table-cell table:style-name="ce7" office:value-type="float" office:value="71107" calcext:value-type="float">
            <text:p>71107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66" calcext:value-type="float">
            <text:p>266</text:p>
          </table:table-cell>
          <table:table-cell table:style-name="ce4" table:number-columns-repeated="6"/>
          <table:table-cell table:style-name="ce7" office:value-type="string" calcext:value-type="string">
            <text:p>UK Ext DK Sea Grey (110)</text:p>
          </table:table-cell>
          <table:table-cell table:style-name="ce7" office:value-type="float" office:value="71110" calcext:value-type="float">
            <text:p>71110</text:p>
          </table:table-cell>
          <table:table-cell table:style-name="ce4" table:number-columns-repeated="15"/>
          <table:table-cell table:number-columns-repeated="999"/>
        </table:table-row>
        <table:table-row table:style-name="ro6">
          <table:table-cell table:style-name="ce4" office:value-type="float" office:value="267" calcext:value-type="float">
            <text:p>267</text:p>
          </table:table-cell>
          <table:table-cell table:style-name="ce4" table:number-columns-repeated="6"/>
          <table:table-cell table:style-name="ce7" office:value-type="string" calcext:value-type="string">
            <text:p>US Sand (112)</text:p>
          </table:table-cell>
          <table:table-cell table:style-name="ce7" office:value-type="float" office:value="71112" calcext:value-type="float">
            <text:p>71112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68" calcext:value-type="float">
            <text:p>268</text:p>
          </table:table-cell>
          <table:table-cell table:style-name="ce4" table:number-columns-repeated="6"/>
          <table:table-cell table:style-name="ce7" office:value-type="string" calcext:value-type="string">
            <text:p>US Intermediate Blue (113)</text:p>
          </table:table-cell>
          <table:table-cell table:style-name="ce7" office:value-type="float" office:value="71113" calcext:value-type="float">
            <text:p>71113</text:p>
          </table:table-cell>
          <table:table-cell table:style-name="ce4" table:number-columns-repeated="4"/>
          <table:table-cell table:style-name="ce7" office:value-type="string" calcext:value-type="string">
            <text:p>657b7b</text:p>
          </table:table-cell>
          <table:table-cell table:style-name="ce4" table:number-columns-repeated="10"/>
          <table:table-cell table:number-columns-repeated="999"/>
        </table:table-row>
        <table:table-row table:style-name="ro6">
          <table:table-cell table:style-name="ce4" office:value-type="float" office:value="269" calcext:value-type="float">
            <text:p>269</text:p>
          </table:table-cell>
          <table:table-cell table:style-name="ce4" table:number-columns-repeated="6"/>
          <table:table-cell table:style-name="ce7" office:value-type="string" calcext:value-type="string">
            <text:p>US Blue Grey (114)</text:p>
          </table:table-cell>
          <table:table-cell table:style-name="ce7" office:value-type="float" office:value="71114" calcext:value-type="float">
            <text:p>71114</text:p>
          </table:table-cell>
          <table:table-cell table:style-name="ce4" table:number-columns-repeated="4"/>
          <table:table-cell table:style-name="ce7" office:value-type="float" office:value="708989" calcext:value-type="float">
            <text:p>708989</text:p>
          </table:table-cell>
          <table:table-cell table:style-name="ce4" table:number-columns-repeated="10"/>
          <table:table-cell table:number-columns-repeated="999"/>
        </table:table-row>
        <table:table-row table:style-name="ro6">
          <table:table-cell table:style-name="ce4" office:value-type="float" office:value="270" calcext:value-type="float">
            <text:p>270</text:p>
          </table:table-cell>
          <table:table-cell table:style-name="ce4" table:number-columns-repeated="6"/>
          <table:table-cell table:style-name="ce7" office:value-type="string" calcext:value-type="string">
            <text:p>Cam. Green (022)</text:p>
          </table:table-cell>
          <table:table-cell table:style-name="ce7" office:value-type="float" office:value="71122" calcext:value-type="float">
            <text:p>71122</text:p>
          </table:table-cell>
          <table:table-cell table:style-name="ce4" table:number-columns-repeated="15"/>
          <table:table-cell table:number-columns-repeated="999"/>
        </table:table-row>
        <table:table-row table:style-name="ro3">
          <table:table-cell table:style-name="ce4" office:value-type="float" office:value="271" calcext:value-type="float">
            <text:p>271</text:p>
          </table:table-cell>
          <table:table-cell table:style-name="ce4"/>
          <table:table-cell table:style-name="ce7" office:value-type="string" calcext:value-type="string">
            <text:p>Flesh Wash *</text:p>
          </table:table-cell>
          <table:table-cell table:style-name="ce4" table:number-columns-repeated="9"/>
          <table:table-cell table:style-name="ce7" office:value-type="string" calcext:value-type="string">
            <text:p>Ink Wash - Flesh (133)</text:p>
          </table:table-cell>
          <table:table-cell table:style-name="ce7" office:value-type="string" calcext:value-type="string">
            <text:p>CE8C42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272" calcext:value-type="float">
            <text:p>272</text:p>
          </table:table-cell>
          <table:table-cell table:style-name="ce4"/>
          <table:table-cell table:style-name="ce7" office:value-type="string" calcext:value-type="string">
            <text:p>Magenta Ink *</text:p>
          </table:table-cell>
          <table:table-cell table:style-name="ce4" table:number-columns-repeated="10"/>
          <table:table-cell table:style-name="ce7" office:value-type="string" calcext:value-type="string">
            <text:p>513D3C</text:p>
          </table:table-cell>
          <table:table-cell table:style-name="ce4" table:number-columns-repeated="10"/>
          <table:table-cell table:number-columns-repeated="999"/>
        </table:table-row>
        <table:table-row table:style-name="ro6">
          <table:table-cell table:style-name="ce4" office:value-type="float" office:value="273" calcext:value-type="float">
            <text:p>273</text:p>
          </table:table-cell>
          <table:table-cell table:style-name="ce7" office:value-type="string" calcext:value-type="string">
            <text:p>The Fang</text:p>
          </table:table-cell>
          <table:table-cell table:style-name="ce7" office:value-type="string" calcext:value-type="string">
            <text:p>Fenris Grey</text:p>
          </table:table-cell>
          <table:table-cell table:style-name="ce4" table:number-columns-repeated="10"/>
          <table:table-cell table:style-name="ce7" office:value-type="float" office:value="365462" calcext:value-type="float">
            <text:p>365462</text:p>
          </table:table-cell>
          <table:table-cell table:style-name="ce4" table:number-columns-repeated="10"/>
          <table:table-cell table:number-columns-repeated="999"/>
        </table:table-row>
        <table:table-row table:style-name="ro3">
          <table:table-cell table:style-name="ce4" office:value-type="float" office:value="274" calcext:value-type="float">
            <text:p>274</text:p>
          </table:table-cell>
          <table:table-cell table:style-name="ce7" office:value-type="string" calcext:value-type="string">
            <text:p>Kantor Blue</text:p>
          </table:table-cell>
          <table:table-cell table:style-name="ce7" office:value-type="string" calcext:value-type="string">
            <text:p>Necron Abyss</text:p>
          </table:table-cell>
          <table:table-cell table:style-name="ce4" table:number-columns-repeated="10"/>
          <table:table-cell table:style-name="ce7" office:value-type="float" office:value="2.73E+055" calcext:value-type="float">
            <text:p>27300000000000000000000000000000000000000000000000000000</text:p>
          </table:table-cell>
          <table:table-cell table:style-name="ce4" table:number-columns-repeated="10"/>
          <table:table-cell table:number-columns-repeated="999"/>
        </table:table-row>
        <table:table-row table:style-name="ro7">
          <table:table-cell table:style-name="ce4" office:value-type="float" office:value="275" calcext:value-type="float">
            <text:p>275</text:p>
          </table:table-cell>
          <table:table-cell table:style-name="ce4" table:number-columns-repeated="23"/>
          <table:table-cell table:number-columns-repeated="999"/>
        </table:table-row>
        <table:table-row table:style-name="ro7" table:number-rows-repeated="6">
          <table:table-cell table:style-name="ce4" table:number-columns-repeated="24"/>
          <table:table-cell table:number-columns-repeated="999"/>
        </table:table-row>
        <table:table-row table:style-name="ro7" table:number-rows-repeated="104829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Umbro" table:style-name="ta1">
        <table:table-column table:style-name="co1" table:default-cell-style-name="ce8"/>
        <table:table-column table:style-name="co11" table:default-cell-style-name="ce9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madeinscale.com/humbrol/15-emerald-gloss.html" xlink:type="simple">EMERALD GREEN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] &amp; &quot;', '&quot; &amp; [.B1] &amp; &quot;', '&quot; &amp; [.C1] &amp; &quot;');&quot;" office:value-type="string" office:string-value="INSERT INTO model_colors_manufacturers_colors(id_color, id_color_manufacturer, ref_color, name_color, type_color)VALUES(0, 2, '2', 'EMERALD GREEN', 'BRILLO');" calcext:value-type="string">
            <text:p>INSERT INTO model_colors_manufacturers_colors(id_color, id_color_manufacturer, ref_color, name_color, type_color)VALUES(0, 2, '2', 'EMERALD GREEN', 'BRILLO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madeinscale.com/humbrol/16-verde-oscuro-dark-green.html" xlink:type="simple">BRUNSWICK GREEN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2] &amp; &quot;', '&quot; &amp; [.B2] &amp; &quot;', '&quot; &amp; [.C2] &amp; &quot;');&quot;" office:value-type="string" office:string-value="INSERT INTO model_colors_manufacturers_colors(id_color, id_color_manufacturer, ref_color, name_color, type_color)VALUES(0, 2, '3', 'BRUNSWICK GREEN', 'BRILLO');" calcext:value-type="string">
            <text:p>INSERT INTO model_colors_manufacturers_colors(id_color, id_color_manufacturer, ref_color, name_color, type_color)VALUES(0, 2, '3', 'BRUNSWICK GREEN', 'BRILLO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madeinscale.com/humbrol/17-dark-admiralty-grey.html" xlink:type="simple">DARK GREY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3] &amp; &quot;', '&quot; &amp; [.B3] &amp; &quot;', '&quot; &amp; [.C3] &amp; &quot;');&quot;" office:value-type="string" office:string-value="INSERT INTO model_colors_manufacturers_colors(id_color, id_color_manufacturer, ref_color, name_color, type_color)VALUES(0, 2, '5', 'DARK GREY', 'BRILLO');" calcext:value-type="string">
            <text:p>INSERT INTO model_colors_manufacturers_colors(id_color, id_color_manufacturer, ref_color, name_color, type_color)VALUES(0, 2, '5', 'DARK GREY', 'BRILLO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madeinscale.com/humbrol/18-light-buff-gloss.html" xlink:type="simple">LIGHT BUFF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4] &amp; &quot;', '&quot; &amp; [.B4] &amp; &quot;', '&quot; &amp; [.C4] &amp; &quot;');&quot;" office:value-type="string" office:string-value="INSERT INTO model_colors_manufacturers_colors(id_color, id_color_manufacturer, ref_color, name_color, type_color)VALUES(0, 2, '7', 'LIGHT BUFF', 'BRILLO');" calcext:value-type="string">
            <text:p>INSERT INTO model_colors_manufacturers_colors(id_color, id_color_manufacturer, ref_color, name_color, type_color)VALUES(0, 2, '7', 'LIGHT BUFF', 'BRILLO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madeinscale.com/humbrol/19-tan-gloss.html" xlink:type="simple">TAN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5] &amp; &quot;', '&quot; &amp; [.B5] &amp; &quot;', '&quot; &amp; [.C5] &amp; &quot;');&quot;" office:value-type="string" office:string-value="INSERT INTO model_colors_manufacturers_colors(id_color, id_color_manufacturer, ref_color, name_color, type_color)VALUES(0, 2, '9', 'TAN', 'BRILLO');" calcext:value-type="string">
            <text:p>INSERT INTO model_colors_manufacturers_colors(id_color, id_color_manufacturer, ref_color, name_color, type_color)VALUES(0, 2, '9', 'TAN', 'BRILLO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madeinscale.com/humbrol/20-service-brown-gloss.html" xlink:type="simple">SERVICE BROWN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6] &amp; &quot;', '&quot; &amp; [.B6] &amp; &quot;', '&quot; &amp; [.C6] &amp; &quot;');&quot;" office:value-type="string" office:string-value="INSERT INTO model_colors_manufacturers_colors(id_color, id_color_manufacturer, ref_color, name_color, type_color)VALUES(0, 2, '10', 'SERVICE BROWN', 'BRILLO');" calcext:value-type="string">
            <text:p>INSERT INTO model_colors_manufacturers_colors(id_color, id_color_manufacturer, ref_color, name_color, type_color)VALUES(0, 2, '10', 'SERVICE BROWN', 'BRILLO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madeinscale.com/humbrol/21-silver-metallic.html" xlink:type="simple">SILVER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7] &amp; &quot;', '&quot; &amp; [.B7] &amp; &quot;', '&quot; &amp; [.C7] &amp; &quot;');&quot;" office:value-type="string" office:string-value="INSERT INTO model_colors_manufacturers_colors(id_color, id_color_manufacturer, ref_color, name_color, type_color)VALUES(0, 2, '11', 'SILVER', 'BRILLO');" calcext:value-type="string">
            <text:p>INSERT INTO model_colors_manufacturers_colors(id_color, id_color_manufacturer, ref_color, name_color, type_color)VALUES(0, 2, '11', 'SILVER', 'BRILLO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madeinscale.com/humbrol/22-copper-metallic.html" xlink:type="simple">COPPER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8] &amp; &quot;', '&quot; &amp; [.B8] &amp; &quot;', '&quot; &amp; [.C8] &amp; &quot;');&quot;" office:value-type="string" office:string-value="INSERT INTO model_colors_manufacturers_colors(id_color, id_color_manufacturer, ref_color, name_color, type_color)VALUES(0, 2, '12', 'COPPER', 'BRILLO');" calcext:value-type="string">
            <text:p>INSERT INTO model_colors_manufacturers_colors(id_color, id_color_manufacturer, ref_color, name_color, type_color)VALUES(0, 2, '12', 'COPPER', 'BRILLO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madeinscale.com/humbrol/23-french-blue-gloss.html" xlink:type="simple">FRENCH BLUE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9] &amp; &quot;', '&quot; &amp; [.B9] &amp; &quot;', '&quot; &amp; [.C9] &amp; &quot;');&quot;" office:value-type="string" office:string-value="INSERT INTO model_colors_manufacturers_colors(id_color, id_color_manufacturer, ref_color, name_color, type_color)VALUES(0, 2, '14', 'FRENCH BLUE', 'BRILLO');" calcext:value-type="string">
            <text:p>INSERT INTO model_colors_manufacturers_colors(id_color, id_color_manufacturer, ref_color, name_color, type_color)VALUES(0, 2, '14', 'FRENCH BLUE', 'BRILLO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madeinscale.com/humbrol/26-midnight-blue-gloss.html" xlink:type="simple">MIDNIGHT BLUE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0] &amp; &quot;', '&quot; &amp; [.B10] &amp; &quot;', '&quot; &amp; [.C10] &amp; &quot;');&quot;" office:value-type="string" office:string-value="INSERT INTO model_colors_manufacturers_colors(id_color, id_color_manufacturer, ref_color, name_color, type_color)VALUES(0, 2, '15', 'MIDNIGHT BLUE', 'BRILLO');" calcext:value-type="string">
            <text:p>INSERT INTO model_colors_manufacturers_colors(id_color, id_color_manufacturer, ref_color, name_color, type_color)VALUES(0, 2, '15', 'MIDNIGHT BLUE', 'BRILLO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madeinscale.com/humbrol/24-gold-metallic.html" xlink:type="simple">GOLD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1] &amp; &quot;', '&quot; &amp; [.B11] &amp; &quot;', '&quot; &amp; [.C11] &amp; &quot;');&quot;" office:value-type="string" office:string-value="INSERT INTO model_colors_manufacturers_colors(id_color, id_color_manufacturer, ref_color, name_color, type_color)VALUES(0, 2, '16', 'GOLD', 'BRILLO');" calcext:value-type="string">
            <text:p>INSERT INTO model_colors_manufacturers_colors(id_color, id_color_manufacturer, ref_color, name_color, type_color)VALUES(0, 2, '16', 'GOLD', 'BRILLO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madeinscale.com/humbrol/25-orange-gloss.html" xlink:type="simple">ORANGE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2] &amp; &quot;', '&quot; &amp; [.B12] &amp; &quot;', '&quot; &amp; [.C12] &amp; &quot;');&quot;" office:value-type="string" office:string-value="INSERT INTO model_colors_manufacturers_colors(id_color, id_color_manufacturer, ref_color, name_color, type_color)VALUES(0, 2, '18', 'ORANGE', 'BRILLO');" calcext:value-type="string">
            <text:p>INSERT INTO model_colors_manufacturers_colors(id_color, id_color_manufacturer, ref_color, name_color, type_color)VALUES(0, 2, '18', 'ORANGE', 'BRILLO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madeinscale.com/humbrol/27-bright-red-gloss.html" xlink:type="simple">BRIGHT RED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3] &amp; &quot;', '&quot; &amp; [.B13] &amp; &quot;', '&quot; &amp; [.C13] &amp; &quot;');&quot;" office:value-type="string" office:string-value="INSERT INTO model_colors_manufacturers_colors(id_color, id_color_manufacturer, ref_color, name_color, type_color)VALUES(0, 2, '19', 'BRIGHT RED', 'BRILLO');" calcext:value-type="string">
            <text:p>INSERT INTO model_colors_manufacturers_colors(id_color, id_color_manufacturer, ref_color, name_color, type_color)VALUES(0, 2, '19', 'BRIGHT RED', 'BRILLO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madeinscale.com/humbrol/28-crimson-gloss.html" xlink:type="simple">CRIMSON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4] &amp; &quot;', '&quot; &amp; [.B14] &amp; &quot;', '&quot; &amp; [.C14] &amp; &quot;');&quot;" office:value-type="string" office:string-value="INSERT INTO model_colors_manufacturers_colors(id_color, id_color_manufacturer, ref_color, name_color, type_color)VALUES(0, 2, '20', 'CRIMSON', 'BRILLO');" calcext:value-type="string">
            <text:p>INSERT INTO model_colors_manufacturers_colors(id_color, id_color_manufacturer, ref_color, name_color, type_color)VALUES(0, 2, '20', 'CRIMSON', 'BRILLO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madeinscale.com/humbrol/29-black-gloss.html" xlink:type="simple">BLACK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5] &amp; &quot;', '&quot; &amp; [.B15] &amp; &quot;', '&quot; &amp; [.C15] &amp; &quot;');&quot;" office:value-type="string" office:string-value="INSERT INTO model_colors_manufacturers_colors(id_color, id_color_manufacturer, ref_color, name_color, type_color)VALUES(0, 2, '21', 'BLACK', 'BRILLO');" calcext:value-type="string">
            <text:p>INSERT INTO model_colors_manufacturers_colors(id_color, id_color_manufacturer, ref_color, name_color, type_color)VALUES(0, 2, '21', 'BLACK', 'BRILLO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madeinscale.com/humbrol/30-humbrol-22-white-gloss-blanco-brillante.html" xlink:type="simple">WHITE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6] &amp; &quot;', '&quot; &amp; [.B16] &amp; &quot;', '&quot; &amp; [.C16] &amp; &quot;');&quot;" office:value-type="string" office:string-value="INSERT INTO model_colors_manufacturers_colors(id_color, id_color_manufacturer, ref_color, name_color, type_color)VALUES(0, 2, '22', 'WHITE', 'BRILLO');" calcext:value-type="string">
            <text:p>INSERT INTO model_colors_manufacturers_colors(id_color, id_color_manufacturer, ref_color, name_color, type_color)VALUES(0, 2, '22', 'WHITE', 'BRILLO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madeinscale.com/humbrol/31-duck-egg-blue-matt.html" xlink:type="simple">DUCK EGG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7] &amp; &quot;', '&quot; &amp; [.B17] &amp; &quot;', '&quot; &amp; [.C17] &amp; &quot;');&quot;" office:value-type="string" office:string-value="INSERT INTO model_colors_manufacturers_colors(id_color, id_color_manufacturer, ref_color, name_color, type_color)VALUES(0, 2, '23', 'DUCK EGG BLUE', 'MATE');" calcext:value-type="string">
            <text:p>INSERT INTO model_colors_manufacturers_colors(id_color, id_color_manufacturer, ref_color, name_color, type_color)VALUES(0, 2, '23', 'DUCK EGG BLUE', 'MATE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madeinscale.com/humbrol/32-humbrol-24-trainer-yellow-matt.html" xlink:type="simple">TRAINER YELLOW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8] &amp; &quot;', '&quot; &amp; [.B18] &amp; &quot;', '&quot; &amp; [.C18] &amp; &quot;');&quot;" office:value-type="string" office:string-value="INSERT INTO model_colors_manufacturers_colors(id_color, id_color_manufacturer, ref_color, name_color, type_color)VALUES(0, 2, '24', 'TRAINER YELLOW', 'MATE');" calcext:value-type="string">
            <text:p>INSERT INTO model_colors_manufacturers_colors(id_color, id_color_manufacturer, ref_color, name_color, type_color)VALUES(0, 2, '24', 'TRAINER YELLOW', 'MATE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madeinscale.com/humbrol/33-humbrol-25-blue-matt.html" xlink:type="simple">MATT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9] &amp; &quot;', '&quot; &amp; [.B19] &amp; &quot;', '&quot; &amp; [.C19] &amp; &quot;');&quot;" office:value-type="string" office:string-value="INSERT INTO model_colors_manufacturers_colors(id_color, id_color_manufacturer, ref_color, name_color, type_color)VALUES(0, 2, '25', 'MATT BLUE', 'MATE');" calcext:value-type="string">
            <text:p>INSERT INTO model_colors_manufacturers_colors(id_color, id_color_manufacturer, ref_color, name_color, type_color)VALUES(0, 2, '25', 'MATT BLUE', 'MATE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madeinscale.com/humbrol/34-humbrol-26-khaki-matt.html" xlink:type="simple">MATT KHAKI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20] &amp; &quot;', '&quot; &amp; [.B20] &amp; &quot;', '&quot; &amp; [.C20] &amp; &quot;');&quot;" office:value-type="string" office:string-value="INSERT INTO model_colors_manufacturers_colors(id_color, id_color_manufacturer, ref_color, name_color, type_color)VALUES(0, 2, '26', 'MATT KHAKI', 'MATE');" calcext:value-type="string">
            <text:p>INSERT INTO model_colors_manufacturers_colors(id_color, id_color_manufacturer, ref_color, name_color, type_color)VALUES(0, 2, '26', 'MATT KHAKI', 'MATE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madeinscale.com/humbrol/35-humbrol-27-sea-gray-matt.html" xlink:type="simple">MATT SEA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21] &amp; &quot;', '&quot; &amp; [.B21] &amp; &quot;', '&quot; &amp; [.C21] &amp; &quot;');&quot;" office:value-type="string" office:string-value="INSERT INTO model_colors_manufacturers_colors(id_color, id_color_manufacturer, ref_color, name_color, type_color)VALUES(0, 2, '27', 'MATT SEA GREY', 'MATE');" calcext:value-type="string">
            <text:p>INSERT INTO model_colors_manufacturers_colors(id_color, id_color_manufacturer, ref_color, name_color, type_color)VALUES(0, 2, '27', 'MATT SEA GREY', 'MATE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madeinscale.com/humbrol/36-humbrol-28-camouflage-grey-matt-gris-camuflaje-mate.html" xlink:type="simple">CAMOUFLAGE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22] &amp; &quot;', '&quot; &amp; [.B22] &amp; &quot;', '&quot; &amp; [.C22] &amp; &quot;');&quot;" office:value-type="string" office:string-value="INSERT INTO model_colors_manufacturers_colors(id_color, id_color_manufacturer, ref_color, name_color, type_color)VALUES(0, 2, '28', 'CAMOUFLAGE GREY', 'MATE');" calcext:value-type="string">
            <text:p>INSERT INTO model_colors_manufacturers_colors(id_color, id_color_manufacturer, ref_color, name_color, type_color)VALUES(0, 2, '28', 'CAMOUFLAGE GREY', 'MATE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madeinscale.com/humbrol/37-humbrol-29-dark-earth-matt-tierra-oscura.html" xlink:type="simple">MATT DARK EARTH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23] &amp; &quot;', '&quot; &amp; [.B23] &amp; &quot;', '&quot; &amp; [.C23] &amp; &quot;');&quot;" office:value-type="string" office:string-value="INSERT INTO model_colors_manufacturers_colors(id_color, id_color_manufacturer, ref_color, name_color, type_color)VALUES(0, 2, '29', 'MATT DARK EARTH', 'MATE');" calcext:value-type="string">
            <text:p>INSERT INTO model_colors_manufacturers_colors(id_color, id_color_manufacturer, ref_color, name_color, type_color)VALUES(0, 2, '29', 'MATT DARK EARTH', 'MATE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madeinscale.com/humbrol/38-humbrol-30-dark-green-matt-verde-oscuro.html" xlink:type="simple">MATT DARK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24] &amp; &quot;', '&quot; &amp; [.B24] &amp; &quot;', '&quot; &amp; [.C24] &amp; &quot;');&quot;" office:value-type="string" office:string-value="INSERT INTO model_colors_manufacturers_colors(id_color, id_color_manufacturer, ref_color, name_color, type_color)VALUES(0, 2, '30', 'MATT DARK GREEN', 'MATE');" calcext:value-type="string">
            <text:p>INSERT INTO model_colors_manufacturers_colors(id_color, id_color_manufacturer, ref_color, name_color, type_color)VALUES(0, 2, '30', 'MATT DARK GREEN', 'MATE'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TT SLATE GREY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25] &amp; &quot;', '&quot; &amp; [.B25] &amp; &quot;', '&quot; &amp; [.C25] &amp; &quot;');&quot;" office:value-type="string" office:string-value="INSERT INTO model_colors_manufacturers_colors(id_color, id_color_manufacturer, ref_color, name_color, type_color)VALUES(0, 2, '31', 'MATT SLATE GREY', 'MATE');" calcext:value-type="string">
            <text:p>INSERT INTO model_colors_manufacturers_colors(id_color, id_color_manufacturer, ref_color, name_color, type_color)VALUES(0, 2, '31', 'MATT SLATE GREY', 'MATE'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madeinscale.com/humbrol/39-humbrol-32-dark-grey-matt-gris-oscuro.html" xlink:type="simple">MATT DARK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26] &amp; &quot;', '&quot; &amp; [.B26] &amp; &quot;', '&quot; &amp; [.C26] &amp; &quot;');&quot;" office:value-type="string" office:string-value="INSERT INTO model_colors_manufacturers_colors(id_color, id_color_manufacturer, ref_color, name_color, type_color)VALUES(0, 2, '32', 'MATT DARK GREY', 'MATE');" calcext:value-type="string">
            <text:p>INSERT INTO model_colors_manufacturers_colors(id_color, id_color_manufacturer, ref_color, name_color, type_color)VALUES(0, 2, '32', 'MATT DARK GREY', 'MATE'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TT BLACK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27] &amp; &quot;', '&quot; &amp; [.B27] &amp; &quot;', '&quot; &amp; [.C27] &amp; &quot;');&quot;" office:value-type="string" office:string-value="INSERT INTO model_colors_manufacturers_colors(id_color, id_color_manufacturer, ref_color, name_color, type_color)VALUES(0, 2, '33', 'MATT BLACK', 'MATE');" calcext:value-type="string">
            <text:p>INSERT INTO model_colors_manufacturers_colors(id_color, id_color_manufacturer, ref_color, name_color, type_color)VALUES(0, 2, '33', 'MATT BLACK', 'MATE'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madeinscale.com/humbrol/40-humbrol-34-white-matt-blanco-mate.html" xlink:type="simple">MATT WHIT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28] &amp; &quot;', '&quot; &amp; [.B28] &amp; &quot;', '&quot; &amp; [.C28] &amp; &quot;');&quot;" office:value-type="string" office:string-value="INSERT INTO model_colors_manufacturers_colors(id_color, id_color_manufacturer, ref_color, name_color, type_color)VALUES(0, 2, '34', 'MATT WHITE', 'MATE');" calcext:value-type="string">
            <text:p>INSERT INTO model_colors_manufacturers_colors(id_color, id_color_manufacturer, ref_color, name_color, type_color)VALUES(0, 2, '34', 'MATT WHITE', 'MATE'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madeinscale.com/humbrol/41-humbrol-35-varnish-gloss-barniz-brillante.html" xlink:type="simple">CLEAR POLY (BARNIZ)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29] &amp; &quot;', '&quot; &amp; [.B29] &amp; &quot;', '&quot; &amp; [.C29] &amp; &quot;');&quot;" office:value-type="string" office:string-value="INSERT INTO model_colors_manufacturers_colors(id_color, id_color_manufacturer, ref_color, name_color, type_color)VALUES(0, 2, '35', 'CLEAR POLY (BARNIZ)', 'BRILLO');" calcext:value-type="string">
            <text:p>INSERT INTO model_colors_manufacturers_colors(id_color, id_color_manufacturer, ref_color, name_color, type_color)VALUES(0, 2, '35', 'CLEAR POLY (BARNIZ)', 'BRILLO'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www.madeinscale.com/humbrol/43-humbrol-38-lime-gloss.html" xlink:type="simple">LIME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30] &amp; &quot;', '&quot; &amp; [.B30] &amp; &quot;', '&quot; &amp; [.C30] &amp; &quot;');&quot;" office:value-type="string" office:string-value="INSERT INTO model_colors_manufacturers_colors(id_color, id_color_manufacturer, ref_color, name_color, type_color)VALUES(0, 2, '38', 'LIME', 'BRILLO');" calcext:value-type="string">
            <text:p>INSERT INTO model_colors_manufacturers_colors(id_color, id_color_manufacturer, ref_color, name_color, type_color)VALUES(0, 2, '38', 'LIME', 'BRILLO'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www.madeinscale.com/humbrol/44-humbrol-40-pale-gray-gloss.html" xlink:type="simple">PALE GREY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31] &amp; &quot;', '&quot; &amp; [.B31] &amp; &quot;', '&quot; &amp; [.C31] &amp; &quot;');&quot;" office:value-type="string" office:string-value="INSERT INTO model_colors_manufacturers_colors(id_color, id_color_manufacturer, ref_color, name_color, type_color)VALUES(0, 2, '40', 'PALE GREY', 'BRILLO');" calcext:value-type="string">
            <text:p>INSERT INTO model_colors_manufacturers_colors(id_color, id_color_manufacturer, ref_color, name_color, type_color)VALUES(0, 2, '40', 'PALE GREY', 'BRILLO'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www.madeinscale.com/humbrol/45-humbrol-41-ivory-gloss.html" xlink:type="simple">IVORY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32] &amp; &quot;', '&quot; &amp; [.B32] &amp; &quot;', '&quot; &amp; [.C32] &amp; &quot;');&quot;" office:value-type="string" office:string-value="INSERT INTO model_colors_manufacturers_colors(id_color, id_color_manufacturer, ref_color, name_color, type_color)VALUES(0, 2, '41', 'IVORY', 'BRILLO');" calcext:value-type="string">
            <text:p>INSERT INTO model_colors_manufacturers_colors(id_color, id_color_manufacturer, ref_color, name_color, type_color)VALUES(0, 2, '41', 'IVORY', 'BRILLO'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www.madeinscale.com/humbrol/49-humbrol-47-sea-blue-gloss.html" xlink:type="simple">SEA BLUE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33] &amp; &quot;', '&quot; &amp; [.B33] &amp; &quot;', '&quot; &amp; [.C33] &amp; &quot;');&quot;" office:value-type="string" office:string-value="INSERT INTO model_colors_manufacturers_colors(id_color, id_color_manufacturer, ref_color, name_color, type_color)VALUES(0, 2, '47', 'SEA BLUE', 'BRILLO');" calcext:value-type="string">
            <text:p>INSERT INTO model_colors_manufacturers_colors(id_color, id_color_manufacturer, ref_color, name_color, type_color)VALUES(0, 2, '47', 'SEA BLUE', 'BRILLO'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www.madeinscale.com/humbrol/50-humbrol-48-mediterranean-blue-gloss.html" xlink:type="simple">MEDITERRANEAN BLUE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34] &amp; &quot;', '&quot; &amp; [.B34] &amp; &quot;', '&quot; &amp; [.C34] &amp; &quot;');&quot;" office:value-type="string" office:string-value="INSERT INTO model_colors_manufacturers_colors(id_color, id_color_manufacturer, ref_color, name_color, type_color)VALUES(0, 2, '48', 'MEDITERRANEAN BLUE', 'BRILLO');" calcext:value-type="string">
            <text:p>INSERT INTO model_colors_manufacturers_colors(id_color, id_color_manufacturer, ref_color, name_color, type_color)VALUES(0, 2, '48', 'MEDITERRANEAN BLUE', 'BRILLO'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www.madeinscale.com/humbrol/51-humbrol-49-varnish-matt.html" xlink:type="simple">MATT VARNISH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35] &amp; &quot;', '&quot; &amp; [.B35] &amp; &quot;', '&quot; &amp; [.C35] &amp; &quot;');&quot;" office:value-type="string" office:string-value="INSERT INTO model_colors_manufacturers_colors(id_color, id_color_manufacturer, ref_color, name_color, type_color)VALUES(0, 2, '49', 'MATT VARNISH', 'BRILLO');" calcext:value-type="string">
            <text:p>INSERT INTO model_colors_manufacturers_colors(id_color, id_color_manufacturer, ref_color, name_color, type_color)VALUES(0, 2, '49', 'MATT VARNISH', 'BRILLO');</text:p>
          </table:table-cell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www.madeinscale.com/humbrol/52-humbrol-50-green-mist-metallic-verde-niebla-metalizado.html" xlink:type="simple">GREEN MIST</text:a></text:p>
          </table:table-cell>
          <table:table-cell office:value-type="string" calcext:value-type="string">
            <text:p>METALIZADO</text:p>
          </table:table-cell>
          <table:table-cell table:formula="of:=&quot;INSERT INTO model_colors_manufacturers_colors(id_color, id_color_manufacturer, ref_color, name_color, type_color)VALUES(0, 2, '&quot; &amp; [.A36] &amp; &quot;', '&quot; &amp; [.B36] &amp; &quot;', '&quot; &amp; [.C36] &amp; &quot;');&quot;" office:value-type="string" office:string-value="INSERT INTO model_colors_manufacturers_colors(id_color, id_color_manufacturer, ref_color, name_color, type_color)VALUES(0, 2, '50', 'GREEN MIST', 'METALIZADO');" calcext:value-type="string">
            <text:p>INSERT INTO model_colors_manufacturers_colors(id_color, id_color_manufacturer, ref_color, name_color, type_color)VALUES(0, 2, '50', 'GREEN MIST', 'METALIZADO');</text:p>
          </table:table-cell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www.madeinscale.com/humbrol/53-humbrol-51-sunset-red-metallic.html" xlink:type="simple">SUNSET RED</text:a></text:p>
          </table:table-cell>
          <table:table-cell office:value-type="string" calcext:value-type="string">
            <text:p>METALIZADO</text:p>
          </table:table-cell>
          <table:table-cell table:formula="of:=&quot;INSERT INTO model_colors_manufacturers_colors(id_color, id_color_manufacturer, ref_color, name_color, type_color)VALUES(0, 2, '&quot; &amp; [.A37] &amp; &quot;', '&quot; &amp; [.B37] &amp; &quot;', '&quot; &amp; [.C37] &amp; &quot;');&quot;" office:value-type="string" office:string-value="INSERT INTO model_colors_manufacturers_colors(id_color, id_color_manufacturer, ref_color, name_color, type_color)VALUES(0, 2, '51', 'SUNSET RED', 'METALIZADO');" calcext:value-type="string">
            <text:p>INSERT INTO model_colors_manufacturers_colors(id_color, id_color_manufacturer, ref_color, name_color, type_color)VALUES(0, 2, '51', 'SUNSET RED', 'METALIZADO');</text:p>
          </table:table-cell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www.madeinscale.com/humbrol/54-humbrol-52-baltic-blue-metallic-azul-baltico-metalizado.html" xlink:type="simple">BALTIC BLUE</text:a></text:p>
          </table:table-cell>
          <table:table-cell office:value-type="string" calcext:value-type="string">
            <text:p>METALIZADO</text:p>
          </table:table-cell>
          <table:table-cell table:formula="of:=&quot;INSERT INTO model_colors_manufacturers_colors(id_color, id_color_manufacturer, ref_color, name_color, type_color)VALUES(0, 2, '&quot; &amp; [.A38] &amp; &quot;', '&quot; &amp; [.B38] &amp; &quot;', '&quot; &amp; [.C38] &amp; &quot;');&quot;" office:value-type="string" office:string-value="INSERT INTO model_colors_manufacturers_colors(id_color, id_color_manufacturer, ref_color, name_color, type_color)VALUES(0, 2, '52', 'BALTIC BLUE', 'METALIZADO');" calcext:value-type="string">
            <text:p>INSERT INTO model_colors_manufacturers_colors(id_color, id_color_manufacturer, ref_color, name_color, type_color)VALUES(0, 2, '52', 'BALTIC BLUE', 'METALIZADO');</text:p>
          </table:table-cell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www.madeinscale.com/humbrol/55-humbrol-53-gunmetal-metallic.html" xlink:type="simple">GUN METAL</text:a></text:p>
          </table:table-cell>
          <table:table-cell office:value-type="string" calcext:value-type="string">
            <text:p>METALIZADO</text:p>
          </table:table-cell>
          <table:table-cell table:formula="of:=&quot;INSERT INTO model_colors_manufacturers_colors(id_color, id_color_manufacturer, ref_color, name_color, type_color)VALUES(0, 2, '&quot; &amp; [.A39] &amp; &quot;', '&quot; &amp; [.B39] &amp; &quot;', '&quot; &amp; [.C39] &amp; &quot;');&quot;" office:value-type="string" office:string-value="INSERT INTO model_colors_manufacturers_colors(id_color, id_color_manufacturer, ref_color, name_color, type_color)VALUES(0, 2, '53', 'GUN METAL', 'METALIZADO');" calcext:value-type="string">
            <text:p>INSERT INTO model_colors_manufacturers_colors(id_color, id_color_manufacturer, ref_color, name_color, type_color)VALUES(0, 2, '53', 'GUN METAL', 'METALIZADO');</text:p>
          </table:table-cell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www.madeinscale.com/humbrol/57-humbrol-54-brass-metallic.html" xlink:type="simple">BRASS</text:a></text:p>
          </table:table-cell>
          <table:table-cell office:value-type="string" calcext:value-type="string">
            <text:p>METALIZADO</text:p>
          </table:table-cell>
          <table:table-cell table:formula="of:=&quot;INSERT INTO model_colors_manufacturers_colors(id_color, id_color_manufacturer, ref_color, name_color, type_color)VALUES(0, 2, '&quot; &amp; [.A40] &amp; &quot;', '&quot; &amp; [.B40] &amp; &quot;', '&quot; &amp; [.C40] &amp; &quot;');&quot;" office:value-type="string" office:string-value="INSERT INTO model_colors_manufacturers_colors(id_color, id_color_manufacturer, ref_color, name_color, type_color)VALUES(0, 2, '54', 'BRASS', 'METALIZADO');" calcext:value-type="string">
            <text:p>INSERT INTO model_colors_manufacturers_colors(id_color, id_color_manufacturer, ref_color, name_color, type_color)VALUES(0, 2, '54', 'BRASS', 'METALIZADO');</text:p>
          </table:table-cell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www.madeinscale.com/humbrol/58-humbrol-55-bronze-metallic-bronce-metalizado.html" xlink:type="simple">BRONZE</text:a></text:p>
          </table:table-cell>
          <table:table-cell office:value-type="string" calcext:value-type="string">
            <text:p>METALIZADO</text:p>
          </table:table-cell>
          <table:table-cell table:formula="of:=&quot;INSERT INTO model_colors_manufacturers_colors(id_color, id_color_manufacturer, ref_color, name_color, type_color)VALUES(0, 2, '&quot; &amp; [.A41] &amp; &quot;', '&quot; &amp; [.B41] &amp; &quot;', '&quot; &amp; [.C41] &amp; &quot;');&quot;" office:value-type="string" office:string-value="INSERT INTO model_colors_manufacturers_colors(id_color, id_color_manufacturer, ref_color, name_color, type_color)VALUES(0, 2, '55', 'BRONZE', 'METALIZADO');" calcext:value-type="string">
            <text:p>INSERT INTO model_colors_manufacturers_colors(id_color, id_color_manufacturer, ref_color, name_color, type_color)VALUES(0, 2, '55', 'BRONZE', 'METALIZADO');</text:p>
          </table:table-cell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www.madeinscale.com/humbrol/60-humbrol-56-aluminium-metallic-aluminio-metalizado.html" xlink:type="simple">ALUMINIUM</text:a></text:p>
          </table:table-cell>
          <table:table-cell office:value-type="string" calcext:value-type="string">
            <text:p>METALIZADO</text:p>
          </table:table-cell>
          <table:table-cell table:formula="of:=&quot;INSERT INTO model_colors_manufacturers_colors(id_color, id_color_manufacturer, ref_color, name_color, type_color)VALUES(0, 2, '&quot; &amp; [.A42] &amp; &quot;', '&quot; &amp; [.B42] &amp; &quot;', '&quot; &amp; [.C42] &amp; &quot;');&quot;" office:value-type="string" office:string-value="INSERT INTO model_colors_manufacturers_colors(id_color, id_color_manufacturer, ref_color, name_color, type_color)VALUES(0, 2, '56', 'ALUMINIUM', 'METALIZADO');" calcext:value-type="string">
            <text:p>INSERT INTO model_colors_manufacturers_colors(id_color, id_color_manufacturer, ref_color, name_color, type_color)VALUES(0, 2, '56', 'ALUMINIUM', 'METALIZADO'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www.madeinscale.com/humbrol/62-humbrol-60-scarlett-matt-rojo-escarlata-mate.html" xlink:type="simple">MATT SCARLET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43] &amp; &quot;', '&quot; &amp; [.B43] &amp; &quot;', '&quot; &amp; [.C43] &amp; &quot;');&quot;" office:value-type="string" office:string-value="INSERT INTO model_colors_manufacturers_colors(id_color, id_color_manufacturer, ref_color, name_color, type_color)VALUES(0, 2, '60', 'MATT SCARLET', 'MATE');" calcext:value-type="string">
            <text:p>INSERT INTO model_colors_manufacturers_colors(id_color, id_color_manufacturer, ref_color, name_color, type_color)VALUES(0, 2, '60', 'MATT SCARLET', 'MATE'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www.madeinscale.com/humbrol/63-humbrol-61-flesh-matt-color-carne-mate.html" xlink:type="simple">MATT FLESH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44] &amp; &quot;', '&quot; &amp; [.B44] &amp; &quot;', '&quot; &amp; [.C44] &amp; &quot;');&quot;" office:value-type="string" office:string-value="INSERT INTO model_colors_manufacturers_colors(id_color, id_color_manufacturer, ref_color, name_color, type_color)VALUES(0, 2, '61', 'MATT FLESH', 'MATE');" calcext:value-type="string">
            <text:p>INSERT INTO model_colors_manufacturers_colors(id_color, id_color_manufacturer, ref_color, name_color, type_color)VALUES(0, 2, '61', 'MATT FLESH', 'MATE'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www.madeinscale.com/humbrol/64-humbrol-62-leather-matt-cuero-mate.html" xlink:type="simple">MATT LEATHER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45] &amp; &quot;', '&quot; &amp; [.B45] &amp; &quot;', '&quot; &amp; [.C45] &amp; &quot;');&quot;" office:value-type="string" office:string-value="INSERT INTO model_colors_manufacturers_colors(id_color, id_color_manufacturer, ref_color, name_color, type_color)VALUES(0, 2, '62', 'MATT LEATHER', 'MATE');" calcext:value-type="string">
            <text:p>INSERT INTO model_colors_manufacturers_colors(id_color, id_color_manufacturer, ref_color, name_color, type_color)VALUES(0, 2, '62', 'MATT LEATHER', 'MATE'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www.madeinscale.com/humbrol/65-humbrol-63-sand-matt-arena-mate.html" xlink:type="simple">MATT SAND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46] &amp; &quot;', '&quot; &amp; [.B46] &amp; &quot;', '&quot; &amp; [.C46] &amp; &quot;');&quot;" office:value-type="string" office:string-value="INSERT INTO model_colors_manufacturers_colors(id_color, id_color_manufacturer, ref_color, name_color, type_color)VALUES(0, 2, '63', 'MATT SAND', 'MATE');" calcext:value-type="string">
            <text:p>INSERT INTO model_colors_manufacturers_colors(id_color, id_color_manufacturer, ref_color, name_color, type_color)VALUES(0, 2, '63', 'MATT SAND', 'MATE'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www.madeinscale.com/humbrol/66-humbrol-64-light-grey-matt-gris-claro-mate.html" xlink:type="simple">MATT LIGHT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47] &amp; &quot;', '&quot; &amp; [.B47] &amp; &quot;', '&quot; &amp; [.C47] &amp; &quot;');&quot;" office:value-type="string" office:string-value="INSERT INTO model_colors_manufacturers_colors(id_color, id_color_manufacturer, ref_color, name_color, type_color)VALUES(0, 2, '64', 'MATT LIGHT GREY', 'MATE');" calcext:value-type="string">
            <text:p>INSERT INTO model_colors_manufacturers_colors(id_color, id_color_manufacturer, ref_color, name_color, type_color)VALUES(0, 2, '64', 'MATT LIGHT GREY', 'MATE'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www.madeinscale.com/humbrol/67-humbrol-65-aircraft-blue-matt-azul-avion-mate.html" xlink:type="simple">MATT AIRCRAFT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48] &amp; &quot;', '&quot; &amp; [.B48] &amp; &quot;', '&quot; &amp; [.C48] &amp; &quot;');&quot;" office:value-type="string" office:string-value="INSERT INTO model_colors_manufacturers_colors(id_color, id_color_manufacturer, ref_color, name_color, type_color)VALUES(0, 2, '65', 'MATT AIRCRAFT BLUE', 'MATE');" calcext:value-type="string">
            <text:p>INSERT INTO model_colors_manufacturers_colors(id_color, id_color_manufacturer, ref_color, name_color, type_color)VALUES(0, 2, '65', 'MATT AIRCRAFT BLUE', 'MATE'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TT OLIVE DRAB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49] &amp; &quot;', '&quot; &amp; [.B49] &amp; &quot;', '&quot; &amp; [.C49] &amp; &quot;');&quot;" office:value-type="string" office:string-value="INSERT INTO model_colors_manufacturers_colors(id_color, id_color_manufacturer, ref_color, name_color, type_color)VALUES(0, 2, '66', 'MATT OLIVE DRAB', 'MATE');" calcext:value-type="string">
            <text:p>INSERT INTO model_colors_manufacturers_colors(id_color, id_color_manufacturer, ref_color, name_color, type_color)VALUES(0, 2, '66', 'MATT OLIVE DRAB', 'MATE'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www.madeinscale.com/humbrol/68-humbrol-67-tank-grey-matt-gris-tanque-mate.html" xlink:type="simple">MATT TANK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0] &amp; &quot;', '&quot; &amp; [.B50] &amp; &quot;', '&quot; &amp; [.C50] &amp; &quot;');&quot;" office:value-type="string" office:string-value="INSERT INTO model_colors_manufacturers_colors(id_color, id_color_manufacturer, ref_color, name_color, type_color)VALUES(0, 2, '67', 'MATT TANK GREY', 'MATE');" calcext:value-type="string">
            <text:p>INSERT INTO model_colors_manufacturers_colors(id_color, id_color_manufacturer, ref_color, name_color, type_color)VALUES(0, 2, '67', 'MATT TANK GREY', 'MATE'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www.madeinscale.com/humbrol/69-humbrol-68-purple-gloss-purpura-brillante.html" xlink:type="simple">PURPL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1] &amp; &quot;', '&quot; &amp; [.B51] &amp; &quot;', '&quot; &amp; [.C51] &amp; &quot;');&quot;" office:value-type="string" office:string-value="INSERT INTO model_colors_manufacturers_colors(id_color, id_color_manufacturer, ref_color, name_color, type_color)VALUES(0, 2, '68', 'PURPLE', 'MATE');" calcext:value-type="string">
            <text:p>INSERT INTO model_colors_manufacturers_colors(id_color, id_color_manufacturer, ref_color, name_color, type_color)VALUES(0, 2, '68', 'PURPLE', 'MATE'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www.madeinscale.com/humbrol/70-humbrol-69-yellow-gloss-amarillo-brillante.html" xlink:type="simple">YELLOW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2] &amp; &quot;', '&quot; &amp; [.B52] &amp; &quot;', '&quot; &amp; [.C52] &amp; &quot;');&quot;" office:value-type="string" office:string-value="INSERT INTO model_colors_manufacturers_colors(id_color, id_color_manufacturer, ref_color, name_color, type_color)VALUES(0, 2, '69', 'YELLOW', 'MATE');" calcext:value-type="string">
            <text:p>INSERT INTO model_colors_manufacturers_colors(id_color, id_color_manufacturer, ref_color, name_color, type_color)VALUES(0, 2, '69', 'YELLOW', 'MATE'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www.madeinscale.com/humbrol/71-humbrol-70-brick-red-matt-rojo-ladrillo-mate.html" xlink:type="simple">MATT BRICK RED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3] &amp; &quot;', '&quot; &amp; [.B53] &amp; &quot;', '&quot; &amp; [.C53] &amp; &quot;');&quot;" office:value-type="string" office:string-value="INSERT INTO model_colors_manufacturers_colors(id_color, id_color_manufacturer, ref_color, name_color, type_color)VALUES(0, 2, '70', 'MATT BRICK RED', 'MATE');" calcext:value-type="string">
            <text:p>INSERT INTO model_colors_manufacturers_colors(id_color, id_color_manufacturer, ref_color, name_color, type_color)VALUES(0, 2, '70', 'MATT BRICK RED', 'MATE'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www.madeinscale.com/humbrol/72-humbrol-71-oak-satin-roble-satinado.html" xlink:type="simple">SATIN OAK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4] &amp; &quot;', '&quot; &amp; [.B54] &amp; &quot;', '&quot; &amp; [.C54] &amp; &quot;');&quot;" office:value-type="string" office:string-value="INSERT INTO model_colors_manufacturers_colors(id_color, id_color_manufacturer, ref_color, name_color, type_color)VALUES(0, 2, '71', 'SATIN OAK', 'MATE');" calcext:value-type="string">
            <text:p>INSERT INTO model_colors_manufacturers_colors(id_color, id_color_manufacturer, ref_color, name_color, type_color)VALUES(0, 2, '71', 'SATIN OAK', 'MATE'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www.madeinscale.com/humbrol/73-humbrol-72-kakhi-drill-matt.html" xlink:type="simple">MATT KHAKI DRILL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5] &amp; &quot;', '&quot; &amp; [.B55] &amp; &quot;', '&quot; &amp; [.C55] &amp; &quot;');&quot;" office:value-type="string" office:string-value="INSERT INTO model_colors_manufacturers_colors(id_color, id_color_manufacturer, ref_color, name_color, type_color)VALUES(0, 2, '72', 'MATT KHAKI DRILL', 'MATE');" calcext:value-type="string">
            <text:p>INSERT INTO model_colors_manufacturers_colors(id_color, id_color_manufacturer, ref_color, name_color, type_color)VALUES(0, 2, '72', 'MATT KHAKI DRILL', 'MATE'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www.madeinscale.com/humbrol/74-humbrol-73-wine-matt-vino-mate.html" xlink:type="simple">MATT WIN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6] &amp; &quot;', '&quot; &amp; [.B56] &amp; &quot;', '&quot; &amp; [.C56] &amp; &quot;');&quot;" office:value-type="string" office:string-value="INSERT INTO model_colors_manufacturers_colors(id_color, id_color_manufacturer, ref_color, name_color, type_color)VALUES(0, 2, '73', 'MATT WINE', 'MATE');" calcext:value-type="string">
            <text:p>INSERT INTO model_colors_manufacturers_colors(id_color, id_color_manufacturer, ref_color, name_color, type_color)VALUES(0, 2, '73', 'MATT WINE', 'MATE'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www.madeinscale.com/humbrol/75-humbrol-74-linen-matt-lino-mate.html" xlink:type="simple">MATT LIN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7] &amp; &quot;', '&quot; &amp; [.B57] &amp; &quot;', '&quot; &amp; [.C57] &amp; &quot;');&quot;" office:value-type="string" office:string-value="INSERT INTO model_colors_manufacturers_colors(id_color, id_color_manufacturer, ref_color, name_color, type_color)VALUES(0, 2, '74', 'MATT LINEN', 'MATE');" calcext:value-type="string">
            <text:p>INSERT INTO model_colors_manufacturers_colors(id_color, id_color_manufacturer, ref_color, name_color, type_color)VALUES(0, 2, '74', 'MATT LINEN', 'MATE'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www.madeinscale.com/humbrol/76-humbrol-75-bronze-green-matt-verde-bronce-mate.html" xlink:type="simple">MATT BRONZE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8] &amp; &quot;', '&quot; &amp; [.B58] &amp; &quot;', '&quot; &amp; [.C58] &amp; &quot;');&quot;" office:value-type="string" office:string-value="INSERT INTO model_colors_manufacturers_colors(id_color, id_color_manufacturer, ref_color, name_color, type_color)VALUES(0, 2, '75', 'MATT BRONZE GREEN', 'MATE');" calcext:value-type="string">
            <text:p>INSERT INTO model_colors_manufacturers_colors(id_color, id_color_manufacturer, ref_color, name_color, type_color)VALUES(0, 2, '75', 'MATT BRONZE GREEN', 'MATE'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www.madeinscale.com/humbrol/77-humbrol-76-uniform-green-matt-verde-uniforme-mate.html" xlink:type="simple">MATT UNIFORM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59] &amp; &quot;', '&quot; &amp; [.B59] &amp; &quot;', '&quot; &amp; [.C59] &amp; &quot;');&quot;" office:value-type="string" office:string-value="INSERT INTO model_colors_manufacturers_colors(id_color, id_color_manufacturer, ref_color, name_color, type_color)VALUES(0, 2, '76', 'MATT UNIFORM GREEN', 'MATE');" calcext:value-type="string">
            <text:p>INSERT INTO model_colors_manufacturers_colors(id_color, id_color_manufacturer, ref_color, name_color, type_color)VALUES(0, 2, '76', 'MATT UNIFORM GREEN', 'MATE'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www.madeinscale.com/humbrol/78-humbrol-77-navy-blue-matt-azul-marino-mate.html" xlink:type="simple">MATT NAVY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60] &amp; &quot;', '&quot; &amp; [.B60] &amp; &quot;', '&quot; &amp; [.C60] &amp; &quot;');&quot;" office:value-type="string" office:string-value="INSERT INTO model_colors_manufacturers_colors(id_color, id_color_manufacturer, ref_color, name_color, type_color)VALUES(0, 2, '77', 'MATT NAVY BLUE', 'MATE');" calcext:value-type="string">
            <text:p>INSERT INTO model_colors_manufacturers_colors(id_color, id_color_manufacturer, ref_color, name_color, type_color)VALUES(0, 2, '77', 'MATT NAVY BLUE', 'MATE'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www.madeinscale.com/humbrol/79-humbrol-78-cockpit-green-matt-verde-cabina-mate.html" xlink:type="simple">MATT COCKPIT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61] &amp; &quot;', '&quot; &amp; [.B61] &amp; &quot;', '&quot; &amp; [.C61] &amp; &quot;');&quot;" office:value-type="string" office:string-value="INSERT INTO model_colors_manufacturers_colors(id_color, id_color_manufacturer, ref_color, name_color, type_color)VALUES(0, 2, '78', 'MATT COCKPIT GREEN', 'MATE');" calcext:value-type="string">
            <text:p>INSERT INTO model_colors_manufacturers_colors(id_color, id_color_manufacturer, ref_color, name_color, type_color)VALUES(0, 2, '78', 'MATT COCKPIT GREEN', 'MATE'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www.madeinscale.com/humbrol/81-humbrol-79-blue-grey-matt-gris-azulado-mate.html" xlink:type="simple">MATT BLUE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62] &amp; &quot;', '&quot; &amp; [.B62] &amp; &quot;', '&quot; &amp; [.C62] &amp; &quot;');&quot;" office:value-type="string" office:string-value="INSERT INTO model_colors_manufacturers_colors(id_color, id_color_manufacturer, ref_color, name_color, type_color)VALUES(0, 2, '79', 'MATT BLUE GREY', 'MATE');" calcext:value-type="string">
            <text:p>INSERT INTO model_colors_manufacturers_colors(id_color, id_color_manufacturer, ref_color, name_color, type_color)VALUES(0, 2, '79', 'MATT BLUE GREY', 'MATE'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www.madeinscale.com/humbrol/82-humbrol-80-grass-green-matt-verde-hierba-mate.html" xlink:type="simple">MATT GRASS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63] &amp; &quot;', '&quot; &amp; [.B63] &amp; &quot;', '&quot; &amp; [.C63] &amp; &quot;');&quot;" office:value-type="string" office:string-value="INSERT INTO model_colors_manufacturers_colors(id_color, id_color_manufacturer, ref_color, name_color, type_color)VALUES(0, 2, '80', 'MATT GRASS GREEN', 'MATE');" calcext:value-type="string">
            <text:p>INSERT INTO model_colors_manufacturers_colors(id_color, id_color_manufacturer, ref_color, name_color, type_color)VALUES(0, 2, '80', 'MATT GRASS GREEN', 'MATE'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www.madeinscale.com/humbrol/83-humbrol-81-pale-yellow-matt-amarillo-palido-mate.html" xlink:type="simple">MATT PALE YELLOW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64] &amp; &quot;', '&quot; &amp; [.B64] &amp; &quot;', '&quot; &amp; [.C64] &amp; &quot;');&quot;" office:value-type="string" office:string-value="INSERT INTO model_colors_manufacturers_colors(id_color, id_color_manufacturer, ref_color, name_color, type_color)VALUES(0, 2, '81', 'MATT PALE YELLOW', 'MATE');" calcext:value-type="string">
            <text:p>INSERT INTO model_colors_manufacturers_colors(id_color, id_color_manufacturer, ref_color, name_color, type_color)VALUES(0, 2, '81', 'MATT PALE YELLOW', 'MATE'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www.madeinscale.com/humbrol/84-humbrol-82-orange-lining-matt-revestimiento-naranja-mate.html" xlink:type="simple">MATT ORANGE LINING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65] &amp; &quot;', '&quot; &amp; [.B65] &amp; &quot;', '&quot; &amp; [.C65] &amp; &quot;');&quot;" office:value-type="string" office:string-value="INSERT INTO model_colors_manufacturers_colors(id_color, id_color_manufacturer, ref_color, name_color, type_color)VALUES(0, 2, '82', 'MATT ORANGE LINING', 'MATE');" calcext:value-type="string">
            <text:p>INSERT INTO model_colors_manufacturers_colors(id_color, id_color_manufacturer, ref_color, name_color, type_color)VALUES(0, 2, '82', 'MATT ORANGE LINING', 'MATE'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www.madeinscale.com/humbrol/85-humbrol-83-ochre-matt-ocre-mate.html" xlink:type="simple">MATT OCHR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66] &amp; &quot;', '&quot; &amp; [.B66] &amp; &quot;', '&quot; &amp; [.C66] &amp; &quot;');&quot;" office:value-type="string" office:string-value="INSERT INTO model_colors_manufacturers_colors(id_color, id_color_manufacturer, ref_color, name_color, type_color)VALUES(0, 2, '83', 'MATT OCHRE', 'MATE');" calcext:value-type="string">
            <text:p>INSERT INTO model_colors_manufacturers_colors(id_color, id_color_manufacturer, ref_color, name_color, type_color)VALUES(0, 2, '83', 'MATT OCHRE', 'MATE'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www.madeinscale.com/humbrol/86-humbrol-84-mid-stone-matt-piedra-media-mate.html" xlink:type="simple">MATT MID STON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67] &amp; &quot;', '&quot; &amp; [.B67] &amp; &quot;', '&quot; &amp; [.C67] &amp; &quot;');&quot;" office:value-type="string" office:string-value="INSERT INTO model_colors_manufacturers_colors(id_color, id_color_manufacturer, ref_color, name_color, type_color)VALUES(0, 2, '84', 'MATT MID STONE', 'MATE');" calcext:value-type="string">
            <text:p>INSERT INTO model_colors_manufacturers_colors(id_color, id_color_manufacturer, ref_color, name_color, type_color)VALUES(0, 2, '84', 'MATT MID STONE', 'MATE'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www.madeinscale.com/humbrol/87-humbrol-85-coal-black-satin-negro-carbon-satinado.html" xlink:type="simple">COAL BLACK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68] &amp; &quot;', '&quot; &amp; [.B68] &amp; &quot;', '&quot; &amp; [.C68] &amp; &quot;');&quot;" office:value-type="string" office:string-value="INSERT INTO model_colors_manufacturers_colors(id_color, id_color_manufacturer, ref_color, name_color, type_color)VALUES(0, 2, '85', 'COAL BLACK', 'SATINADO');" calcext:value-type="string">
            <text:p>INSERT INTO model_colors_manufacturers_colors(id_color, id_color_manufacturer, ref_color, name_color, type_color)VALUES(0, 2, '85', 'COAL BLACK', 'SATINADO'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www.madeinscale.com/humbrol/88-humbrol-86-light-olive-matt-verde-oliva-claro-mate.html" xlink:type="simple">MATT LIGHT OLIV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69] &amp; &quot;', '&quot; &amp; [.B69] &amp; &quot;', '&quot; &amp; [.C69] &amp; &quot;');&quot;" office:value-type="string" office:string-value="INSERT INTO model_colors_manufacturers_colors(id_color, id_color_manufacturer, ref_color, name_color, type_color)VALUES(0, 2, '86', 'MATT LIGHT OLIVE', 'MATE');" calcext:value-type="string">
            <text:p>INSERT INTO model_colors_manufacturers_colors(id_color, id_color_manufacturer, ref_color, name_color, type_color)VALUES(0, 2, '86', 'MATT LIGHT OLIVE', 'MATE'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www.madeinscale.com/humbrol/89-humbrol-87-steel-gray-matt-gris-acero-mate.html" xlink:type="simple">MATT STEEL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0] &amp; &quot;', '&quot; &amp; [.B70] &amp; &quot;', '&quot; &amp; [.C70] &amp; &quot;');&quot;" office:value-type="string" office:string-value="INSERT INTO model_colors_manufacturers_colors(id_color, id_color_manufacturer, ref_color, name_color, type_color)VALUES(0, 2, '87', 'MATT STEEL GREY', 'MATE');" calcext:value-type="string">
            <text:p>INSERT INTO model_colors_manufacturers_colors(id_color, id_color_manufacturer, ref_color, name_color, type_color)VALUES(0, 2, '87', 'MATT STEEL GREY', 'MATE'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www.madeinscale.com/humbrol/90-humbrol-88-deck-green-matt-verde-cubierta-mate.html" xlink:type="simple">MATT DECK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1] &amp; &quot;', '&quot; &amp; [.B71] &amp; &quot;', '&quot; &amp; [.C71] &amp; &quot;');&quot;" office:value-type="string" office:string-value="INSERT INTO model_colors_manufacturers_colors(id_color, id_color_manufacturer, ref_color, name_color, type_color)VALUES(0, 2, '88', 'MATT DECK GREEN', 'MATE');" calcext:value-type="string">
            <text:p>INSERT INTO model_colors_manufacturers_colors(id_color, id_color_manufacturer, ref_color, name_color, type_color)VALUES(0, 2, '88', 'MATT DECK GREEN', 'MATE'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ww.madeinscale.com/humbrol/91-humbrol-89-middle-blue-matt-azul-medio-mate.html" xlink:type="simple">MATT MIDDLE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2] &amp; &quot;', '&quot; &amp; [.B72] &amp; &quot;', '&quot; &amp; [.C72] &amp; &quot;');&quot;" office:value-type="string" office:string-value="INSERT INTO model_colors_manufacturers_colors(id_color, id_color_manufacturer, ref_color, name_color, type_color)VALUES(0, 2, '89', 'MATT MIDDLE BLUE', 'MATE');" calcext:value-type="string">
            <text:p>INSERT INTO model_colors_manufacturers_colors(id_color, id_color_manufacturer, ref_color, name_color, type_color)VALUES(0, 2, '89', 'MATT MIDDLE BLUE', 'MATE'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www.madeinscale.com/humbrol/92-humbrol-90-beige-green-matt-verde-beige-mate.html" xlink:type="simple">MATT BEIGE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3] &amp; &quot;', '&quot; &amp; [.B73] &amp; &quot;', '&quot; &amp; [.C73] &amp; &quot;');&quot;" office:value-type="string" office:string-value="INSERT INTO model_colors_manufacturers_colors(id_color, id_color_manufacturer, ref_color, name_color, type_color)VALUES(0, 2, '90', 'MATT BEIGE GREEN', 'MATE');" calcext:value-type="string">
            <text:p>INSERT INTO model_colors_manufacturers_colors(id_color, id_color_manufacturer, ref_color, name_color, type_color)VALUES(0, 2, '90', 'MATT BEIGE GREEN', 'MATE'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www.madeinscale.com/humbrol/93-humbrol-91-black-green-matt-verde-negro-mate.html" xlink:type="simple">MATT BLACK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4] &amp; &quot;', '&quot; &amp; [.B74] &amp; &quot;', '&quot; &amp; [.C74] &amp; &quot;');&quot;" office:value-type="string" office:string-value="INSERT INTO model_colors_manufacturers_colors(id_color, id_color_manufacturer, ref_color, name_color, type_color)VALUES(0, 2, '91', 'MATT BLACK GREEN', 'MATE');" calcext:value-type="string">
            <text:p>INSERT INTO model_colors_manufacturers_colors(id_color, id_color_manufacturer, ref_color, name_color, type_color)VALUES(0, 2, '91', 'MATT BLACK GREEN', 'MATE'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TT IRON GREY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5] &amp; &quot;', '&quot; &amp; [.B75] &amp; &quot;', '&quot; &amp; [.C75] &amp; &quot;');&quot;" office:value-type="string" office:string-value="INSERT INTO model_colors_manufacturers_colors(id_color, id_color_manufacturer, ref_color, name_color, type_color)VALUES(0, 2, '92', 'MATT IRON GREY', 'MATE');" calcext:value-type="string">
            <text:p>INSERT INTO model_colors_manufacturers_colors(id_color, id_color_manufacturer, ref_color, name_color, type_color)VALUES(0, 2, '92', 'MATT IRON GREY', 'MATE'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www.madeinscale.com/humbrol/94-humbrol-93-desert-yellow-matt-amarillo-desierto-mate.html" xlink:type="simple">MATT DESERT YELLOW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6] &amp; &quot;', '&quot; &amp; [.B76] &amp; &quot;', '&quot; &amp; [.C76] &amp; &quot;');&quot;" office:value-type="string" office:string-value="INSERT INTO model_colors_manufacturers_colors(id_color, id_color_manufacturer, ref_color, name_color, type_color)VALUES(0, 2, '93', 'MATT DESERT YELLOW', 'MATE');" calcext:value-type="string">
            <text:p>INSERT INTO model_colors_manufacturers_colors(id_color, id_color_manufacturer, ref_color, name_color, type_color)VALUES(0, 2, '93', 'MATT DESERT YELLOW', 'MATE'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www.madeinscale.com/humbrol/95-humbrol-94-brown-yellow-matt-amarillo-marron-mate.html" xlink:type="simple">MATT BROWN YELLOW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7] &amp; &quot;', '&quot; &amp; [.B77] &amp; &quot;', '&quot; &amp; [.C77] &amp; &quot;');&quot;" office:value-type="string" office:string-value="INSERT INTO model_colors_manufacturers_colors(id_color, id_color_manufacturer, ref_color, name_color, type_color)VALUES(0, 2, '94', 'MATT BROWN YELLOW', 'MATE');" calcext:value-type="string">
            <text:p>INSERT INTO model_colors_manufacturers_colors(id_color, id_color_manufacturer, ref_color, name_color, type_color)VALUES(0, 2, '94', 'MATT BROWN YELLOW', 'MATE'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TT CONCRETE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8] &amp; &quot;', '&quot; &amp; [.B78] &amp; &quot;', '&quot; &amp; [.C78] &amp; &quot;');&quot;" office:value-type="string" office:string-value="INSERT INTO model_colors_manufacturers_colors(id_color, id_color_manufacturer, ref_color, name_color, type_color)VALUES(0, 2, '95', 'MATT CONCRETE', 'MATE');" calcext:value-type="string">
            <text:p>INSERT INTO model_colors_manufacturers_colors(id_color, id_color_manufacturer, ref_color, name_color, type_color)VALUES(0, 2, '95', 'MATT CONCRETE', 'MATE'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www.madeinscale.com/humbrol/96-humbrol-96-raf-blue-matt-azul-raf-mate.html" xlink:type="simple">MATT RAF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79] &amp; &quot;', '&quot; &amp; [.B79] &amp; &quot;', '&quot; &amp; [.C79] &amp; &quot;');&quot;" office:value-type="string" office:string-value="INSERT INTO model_colors_manufacturers_colors(id_color, id_color_manufacturer, ref_color, name_color, type_color)VALUES(0, 2, '96', 'MATT RAF BLUE', 'MATE');" calcext:value-type="string">
            <text:p>INSERT INTO model_colors_manufacturers_colors(id_color, id_color_manufacturer, ref_color, name_color, type_color)VALUES(0, 2, '96', 'MATT RAF BLUE', 'MATE'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TT EGGSHELL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0] &amp; &quot;', '&quot; &amp; [.B80] &amp; &quot;', '&quot; &amp; [.C80] &amp; &quot;');&quot;" office:value-type="string" office:string-value="INSERT INTO model_colors_manufacturers_colors(id_color, id_color_manufacturer, ref_color, name_color, type_color)VALUES(0, 2, '97', 'MATT EGGSHELL', 'MATE');" calcext:value-type="string">
            <text:p>INSERT INTO model_colors_manufacturers_colors(id_color, id_color_manufacturer, ref_color, name_color, type_color)VALUES(0, 2, '97', 'MATT EGGSHELL', 'MATE'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www.madeinscale.com/humbrol/97-humbrol-98-chocolate-matt-chocolate-mate.html" xlink:type="simple">MATT CHOCOLAT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1] &amp; &quot;', '&quot; &amp; [.B81] &amp; &quot;', '&quot; &amp; [.C81] &amp; &quot;');&quot;" office:value-type="string" office:string-value="INSERT INTO model_colors_manufacturers_colors(id_color, id_color_manufacturer, ref_color, name_color, type_color)VALUES(0, 2, '98', 'MATT CHOCOLATE', 'MATE');" calcext:value-type="string">
            <text:p>INSERT INTO model_colors_manufacturers_colors(id_color, id_color_manufacturer, ref_color, name_color, type_color)VALUES(0, 2, '98', 'MATT CHOCOLATE', 'MATE'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www.madeinscale.com/humbrol/98-humbrol-99-lemon-matt-amarillo-limon-mate.html" xlink:type="simple">MATT LEMO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2] &amp; &quot;', '&quot; &amp; [.B82] &amp; &quot;', '&quot; &amp; [.C82] &amp; &quot;');&quot;" office:value-type="string" office:string-value="INSERT INTO model_colors_manufacturers_colors(id_color, id_color_manufacturer, ref_color, name_color, type_color)VALUES(0, 2, '99', 'MATT LEMON', 'MATE');" calcext:value-type="string">
            <text:p>INSERT INTO model_colors_manufacturers_colors(id_color, id_color_manufacturer, ref_color, name_color, type_color)VALUES(0, 2, '99', 'MATT LEMON', 'MATE'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www.madeinscale.com/humbrol/99-humbrol-100-red-brown-matt-marron-rojizo-mate.html" xlink:type="simple">MATT RED BROW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3] &amp; &quot;', '&quot; &amp; [.B83] &amp; &quot;', '&quot; &amp; [.C83] &amp; &quot;');&quot;" office:value-type="string" office:string-value="INSERT INTO model_colors_manufacturers_colors(id_color, id_color_manufacturer, ref_color, name_color, type_color)VALUES(0, 2, '100', 'MATT RED BROWN', 'MATE');" calcext:value-type="string">
            <text:p>INSERT INTO model_colors_manufacturers_colors(id_color, id_color_manufacturer, ref_color, name_color, type_color)VALUES(0, 2, '100', 'MATT RED BROWN', 'MATE'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www.madeinscale.com/humbrol/100-humbrol-101-mid-green-matt-verde-medio-mate.html" xlink:type="simple">MATT MID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4] &amp; &quot;', '&quot; &amp; [.B84] &amp; &quot;', '&quot; &amp; [.C84] &amp; &quot;');&quot;" office:value-type="string" office:string-value="INSERT INTO model_colors_manufacturers_colors(id_color, id_color_manufacturer, ref_color, name_color, type_color)VALUES(0, 2, '101', 'MATT MID GREEN', 'MATE');" calcext:value-type="string">
            <text:p>INSERT INTO model_colors_manufacturers_colors(id_color, id_color_manufacturer, ref_color, name_color, type_color)VALUES(0, 2, '101', 'MATT MID GREEN', 'MATE'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://www.madeinscale.com/humbrol/101-humbrol-102-army-green-matt-verde-militar-mate.html" xlink:type="simple">MATT ARMY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5] &amp; &quot;', '&quot; &amp; [.B85] &amp; &quot;', '&quot; &amp; [.C85] &amp; &quot;');&quot;" office:value-type="string" office:string-value="INSERT INTO model_colors_manufacturers_colors(id_color, id_color_manufacturer, ref_color, name_color, type_color)VALUES(0, 2, '102', 'MATT ARMY GREEN', 'MATE');" calcext:value-type="string">
            <text:p>INSERT INTO model_colors_manufacturers_colors(id_color, id_color_manufacturer, ref_color, name_color, type_color)VALUES(0, 2, '102', 'MATT ARMY GREEN', 'MATE'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://www.madeinscale.com/humbrol/102-humbrol-103-cream-matt-crema-mate.html" xlink:type="simple">MATT CREAM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6] &amp; &quot;', '&quot; &amp; [.B86] &amp; &quot;', '&quot; &amp; [.C86] &amp; &quot;');&quot;" office:value-type="string" office:string-value="INSERT INTO model_colors_manufacturers_colors(id_color, id_color_manufacturer, ref_color, name_color, type_color)VALUES(0, 2, '103', 'MATT CREAM', 'MATE');" calcext:value-type="string">
            <text:p>INSERT INTO model_colors_manufacturers_colors(id_color, id_color_manufacturer, ref_color, name_color, type_color)VALUES(0, 2, '103', 'MATT CREAM', 'MATE'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www.madeinscale.com/humbrol/103-humbrol-104-oxford-blue-matt-azul-oxford-mate.html" xlink:type="simple">MATT OXFORD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7] &amp; &quot;', '&quot; &amp; [.B87] &amp; &quot;', '&quot; &amp; [.C87] &amp; &quot;');&quot;" office:value-type="string" office:string-value="INSERT INTO model_colors_manufacturers_colors(id_color, id_color_manufacturer, ref_color, name_color, type_color)VALUES(0, 2, '104', 'MATT OXFORD BLUE', 'MATE');" calcext:value-type="string">
            <text:p>INSERT INTO model_colors_manufacturers_colors(id_color, id_color_manufacturer, ref_color, name_color, type_color)VALUES(0, 2, '104', 'MATT OXFORD BLUE', 'MATE'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://www.madeinscale.com/humbrol/104-humbrol-105-marine-green-matt-verde-marine-mate.html" xlink:type="simple">MATT MARINE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8] &amp; &quot;', '&quot; &amp; [.B88] &amp; &quot;', '&quot; &amp; [.C88] &amp; &quot;');&quot;" office:value-type="string" office:string-value="INSERT INTO model_colors_manufacturers_colors(id_color, id_color_manufacturer, ref_color, name_color, type_color)VALUES(0, 2, '105', 'MATT MARINE GREEN', 'MATE');" calcext:value-type="string">
            <text:p>INSERT INTO model_colors_manufacturers_colors(id_color, id_color_manufacturer, ref_color, name_color, type_color)VALUES(0, 2, '105', 'MATT MARINE GREEN', 'MATE'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www.madeinscale.com/humbrol/105-humbrol-106-ocean-grey-matt-gris-oceano-mate.html" xlink:type="simple">MATT OCEAN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89] &amp; &quot;', '&quot; &amp; [.B89] &amp; &quot;', '&quot; &amp; [.C89] &amp; &quot;');&quot;" office:value-type="string" office:string-value="INSERT INTO model_colors_manufacturers_colors(id_color, id_color_manufacturer, ref_color, name_color, type_color)VALUES(0, 2, '106', 'MATT OCEAN GREY', 'MATE');" calcext:value-type="string">
            <text:p>INSERT INTO model_colors_manufacturers_colors(id_color, id_color_manufacturer, ref_color, name_color, type_color)VALUES(0, 2, '106', 'MATT OCEAN GREY', 'MATE'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TT W.W.I PURPLE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0] &amp; &quot;', '&quot; &amp; [.B90] &amp; &quot;', '&quot; &amp; [.C90] &amp; &quot;');&quot;" office:value-type="string" office:string-value="INSERT INTO model_colors_manufacturers_colors(id_color, id_color_manufacturer, ref_color, name_color, type_color)VALUES(0, 2, '107', 'MATT W.W.I PURPLE', 'MATE');" calcext:value-type="string">
            <text:p>INSERT INTO model_colors_manufacturers_colors(id_color, id_color_manufacturer, ref_color, name_color, type_color)VALUES(0, 2, '107', 'MATT W.W.I PURPLE', 'MATE'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TT W.W.I GREEN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1] &amp; &quot;', '&quot; &amp; [.B91] &amp; &quot;', '&quot; &amp; [.C91] &amp; &quot;');&quot;" office:value-type="string" office:string-value="INSERT INTO model_colors_manufacturers_colors(id_color, id_color_manufacturer, ref_color, name_color, type_color)VALUES(0, 2, '108', 'MATT W.W.I GREEN', 'MATE');" calcext:value-type="string">
            <text:p>INSERT INTO model_colors_manufacturers_colors(id_color, id_color_manufacturer, ref_color, name_color, type_color)VALUES(0, 2, '108', 'MATT W.W.I GREEN', 'MATE'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www.madeinscale.com/humbrol/106-humbrol-109-wwi-blue-matt-azul-1-guerra-mundial-mate.html" xlink:type="simple">MATT W.W.I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2] &amp; &quot;', '&quot; &amp; [.B92] &amp; &quot;', '&quot; &amp; [.C92] &amp; &quot;');&quot;" office:value-type="string" office:string-value="INSERT INTO model_colors_manufacturers_colors(id_color, id_color_manufacturer, ref_color, name_color, type_color)VALUES(0, 2, '109', 'MATT W.W.I BLUE', 'MATE');" calcext:value-type="string">
            <text:p>INSERT INTO model_colors_manufacturers_colors(id_color, id_color_manufacturer, ref_color, name_color, type_color)VALUES(0, 2, '109', 'MATT W.W.I BLUE', 'MATE'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://www.madeinscale.com/humbrol/107-humbrol-110-natural-wood-matt-madera-natural-mate.html" xlink:type="simple">MATT NATURAL WOOD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3] &amp; &quot;', '&quot; &amp; [.B93] &amp; &quot;', '&quot; &amp; [.C93] &amp; &quot;');&quot;" office:value-type="string" office:string-value="INSERT INTO model_colors_manufacturers_colors(id_color, id_color_manufacturer, ref_color, name_color, type_color)VALUES(0, 2, '110', 'MATT NATURAL WOOD', 'MATE');" calcext:value-type="string">
            <text:p>INSERT INTO model_colors_manufacturers_colors(id_color, id_color_manufacturer, ref_color, name_color, type_color)VALUES(0, 2, '110', 'MATT NATURAL WOOD', 'MATE'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://www.madeinscale.com/humbrol/108-humbrol-111-field-grey-matt-gris-de-campo-mate.html" xlink:type="simple">MATT UNIFORM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4] &amp; &quot;', '&quot; &amp; [.B94] &amp; &quot;', '&quot; &amp; [.C94] &amp; &quot;');&quot;" office:value-type="string" office:string-value="INSERT INTO model_colors_manufacturers_colors(id_color, id_color_manufacturer, ref_color, name_color, type_color)VALUES(0, 2, '111', 'MATT UNIFORM GREY', 'MATE');" calcext:value-type="string">
            <text:p>INSERT INTO model_colors_manufacturers_colors(id_color, id_color_manufacturer, ref_color, name_color, type_color)VALUES(0, 2, '111', 'MATT UNIFORM GREY', 'MATE'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://www.madeinscale.com/humbrol/109-humbrol-112-field-blue-matt-azul-de-campo-mate.html" xlink:type="simple">MAT TARMAC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5] &amp; &quot;', '&quot; &amp; [.B95] &amp; &quot;', '&quot; &amp; [.C95] &amp; &quot;');&quot;" office:value-type="string" office:string-value="INSERT INTO model_colors_manufacturers_colors(id_color, id_color_manufacturer, ref_color, name_color, type_color)VALUES(0, 2, '112', 'MAT TARMAC', 'MATE');" calcext:value-type="string">
            <text:p>INSERT INTO model_colors_manufacturers_colors(id_color, id_color_manufacturer, ref_color, name_color, type_color)VALUES(0, 2, '112', 'MAT TARMAC', 'MATE'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://www.madeinscale.com/humbrol/110-humbrol-113-rust-matt-oxido-mate.html" xlink:type="simple">MATT RUST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6] &amp; &quot;', '&quot; &amp; [.B96] &amp; &quot;', '&quot; &amp; [.C96] &amp; &quot;');&quot;" office:value-type="string" office:string-value="INSERT INTO model_colors_manufacturers_colors(id_color, id_color_manufacturer, ref_color, name_color, type_color)VALUES(0, 2, '113', 'MATT RUST', 'MATE');" calcext:value-type="string">
            <text:p>INSERT INTO model_colors_manufacturers_colors(id_color, id_color_manufacturer, ref_color, name_color, type_color)VALUES(0, 2, '113', 'MATT RUST', 'MATE'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://www.madeinscale.com/humbrol/111-humbrol-116-us-dark-green-matt-verde-usa-oscuro-mate.html" xlink:type="simple">MATT US DARK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7] &amp; &quot;', '&quot; &amp; [.B97] &amp; &quot;', '&quot; &amp; [.C97] &amp; &quot;');&quot;" office:value-type="string" office:string-value="INSERT INTO model_colors_manufacturers_colors(id_color, id_color_manufacturer, ref_color, name_color, type_color)VALUES(0, 2, '116', 'MATT US DARK GREEN', 'MATE');" calcext:value-type="string">
            <text:p>INSERT INTO model_colors_manufacturers_colors(id_color, id_color_manufacturer, ref_color, name_color, type_color)VALUES(0, 2, '116', 'MATT US DARK GREEN', 'MATE'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://www.madeinscale.com/humbrol/112-humbrol-117-us-light-green-matt-verde-usa-claro-mate.html" xlink:type="simple">MATT US LIGHT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8] &amp; &quot;', '&quot; &amp; [.B98] &amp; &quot;', '&quot; &amp; [.C98] &amp; &quot;');&quot;" office:value-type="string" office:string-value="INSERT INTO model_colors_manufacturers_colors(id_color, id_color_manufacturer, ref_color, name_color, type_color)VALUES(0, 2, '117', 'MATT US LIGHT GREEN', 'MATE');" calcext:value-type="string">
            <text:p>INSERT INTO model_colors_manufacturers_colors(id_color, id_color_manufacturer, ref_color, name_color, type_color)VALUES(0, 2, '117', 'MATT US LIGHT GREEN', 'MATE'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://www.madeinscale.com/humbrol/113-humbrol-118-us-tan-matt-tostado-usa-mate.html" xlink:type="simple">MATT US TA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99] &amp; &quot;', '&quot; &amp; [.B99] &amp; &quot;', '&quot; &amp; [.C99] &amp; &quot;');&quot;" office:value-type="string" office:string-value="INSERT INTO model_colors_manufacturers_colors(id_color, id_color_manufacturer, ref_color, name_color, type_color)VALUES(0, 2, '118', 'MATT US TAN', 'MATE');" calcext:value-type="string">
            <text:p>INSERT INTO model_colors_manufacturers_colors(id_color, id_color_manufacturer, ref_color, name_color, type_color)VALUES(0, 2, '118', 'MATT US TAN', 'MATE'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://www.madeinscale.com/humbrol/114-humbrol-119-light-earth-matt-tierra-clara-mate.html" xlink:type="simple">MATT LIGHT EARTH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00] &amp; &quot;', '&quot; &amp; [.B100] &amp; &quot;', '&quot; &amp; [.C100] &amp; &quot;');&quot;" office:value-type="string" office:string-value="INSERT INTO model_colors_manufacturers_colors(id_color, id_color_manufacturer, ref_color, name_color, type_color)VALUES(0, 2, '119', 'MATT LIGHT EARTH', 'MATE');" calcext:value-type="string">
            <text:p>INSERT INTO model_colors_manufacturers_colors(id_color, id_color_manufacturer, ref_color, name_color, type_color)VALUES(0, 2, '119', 'MATT LIGHT EARTH', 'MATE'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://www.madeinscale.com/humbrol/115-humbrol-120-light-green-matt-verde-claro-mate.html" xlink:type="simple">MATT LIGHT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01] &amp; &quot;', '&quot; &amp; [.B101] &amp; &quot;', '&quot; &amp; [.C101] &amp; &quot;');&quot;" office:value-type="string" office:string-value="INSERT INTO model_colors_manufacturers_colors(id_color, id_color_manufacturer, ref_color, name_color, type_color)VALUES(0, 2, '120', 'MATT LIGHT GREEN', 'MATE');" calcext:value-type="string">
            <text:p>INSERT INTO model_colors_manufacturers_colors(id_color, id_color_manufacturer, ref_color, name_color, type_color)VALUES(0, 2, '120', 'MATT LIGHT GREEN', 'MATE'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www.madeinscale.com/humbrol/116-humbrol-121-pale-stone-matt-piedra-clara-mate.html" xlink:type="simple">MATT PALE STON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02] &amp; &quot;', '&quot; &amp; [.B102] &amp; &quot;', '&quot; &amp; [.C102] &amp; &quot;');&quot;" office:value-type="string" office:string-value="INSERT INTO model_colors_manufacturers_colors(id_color, id_color_manufacturer, ref_color, name_color, type_color)VALUES(0, 2, '121', 'MATT PALE STONE', 'MATE');" calcext:value-type="string">
            <text:p>INSERT INTO model_colors_manufacturers_colors(id_color, id_color_manufacturer, ref_color, name_color, type_color)VALUES(0, 2, '121', 'MATT PALE STONE', 'MATE'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://www.madeinscale.com/humbrol/117-humbrol-123-extra-dark-sea-gray-satin-gris-mar-extra-oscuro-satinado.html" xlink:type="simple">EXTRA DARK SEA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03] &amp; &quot;', '&quot; &amp; [.B103] &amp; &quot;', '&quot; &amp; [.C103] &amp; &quot;');&quot;" office:value-type="string" office:string-value="INSERT INTO model_colors_manufacturers_colors(id_color, id_color_manufacturer, ref_color, name_color, type_color)VALUES(0, 2, '123', 'EXTRA DARK SEA GREY', 'SATINADO');" calcext:value-type="string">
            <text:p>INSERT INTO model_colors_manufacturers_colors(id_color, id_color_manufacturer, ref_color, name_color, type_color)VALUES(0, 2, '123', 'EXTRA DARK SEA GREY', 'SATINADO'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://www.madeinscale.com/humbrol/118-humbrol-125-us-dark-grey-satin-gris-usa-oscuro-satinado.html" xlink:type="simple">SATIN US DARK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04] &amp; &quot;', '&quot; &amp; [.B104] &amp; &quot;', '&quot; &amp; [.C104] &amp; &quot;');&quot;" office:value-type="string" office:string-value="INSERT INTO model_colors_manufacturers_colors(id_color, id_color_manufacturer, ref_color, name_color, type_color)VALUES(0, 2, '125', 'SATIN US DARK GREY', 'SATINADO');" calcext:value-type="string">
            <text:p>INSERT INTO model_colors_manufacturers_colors(id_color, id_color_manufacturer, ref_color, name_color, type_color)VALUES(0, 2, '125', 'SATIN US DARK GREY', 'SATINADO'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://www.madeinscale.com/humbrol/119-humbrol-126-us-medium-grey-satin-gris-usa-medio-satinado.html" xlink:type="simple">SATIN US MEDIUM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05] &amp; &quot;', '&quot; &amp; [.B105] &amp; &quot;', '&quot; &amp; [.C105] &amp; &quot;');&quot;" office:value-type="string" office:string-value="INSERT INTO model_colors_manufacturers_colors(id_color, id_color_manufacturer, ref_color, name_color, type_color)VALUES(0, 2, '126', 'SATIN US MEDIUM GREY', 'SATINADO');" calcext:value-type="string">
            <text:p>INSERT INTO model_colors_manufacturers_colors(id_color, id_color_manufacturer, ref_color, name_color, type_color)VALUES(0, 2, '126', 'SATIN US MEDIUM GREY', 'SATINADO'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://www.madeinscale.com/humbrol/120-humbrol-127-us-ghost-grey-satin-gris-fantasma-usa-satinado.html" xlink:type="simple">SATIN US GHOST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06] &amp; &quot;', '&quot; &amp; [.B106] &amp; &quot;', '&quot; &amp; [.C106] &amp; &quot;');&quot;" office:value-type="string" office:string-value="INSERT INTO model_colors_manufacturers_colors(id_color, id_color_manufacturer, ref_color, name_color, type_color)VALUES(0, 2, '127', 'SATIN US GHOST GREY', 'SATINADO');" calcext:value-type="string">
            <text:p>INSERT INTO model_colors_manufacturers_colors(id_color, id_color_manufacturer, ref_color, name_color, type_color)VALUES(0, 2, '127', 'SATIN US GHOST GREY', 'SATINADO'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://www.madeinscale.com/humbrol/121-humbrol-128-us-compass-grey-satin-gris-brujula-usa-satinado.html" xlink:type="simple">SATIN US COMPASS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07] &amp; &quot;', '&quot; &amp; [.B107] &amp; &quot;', '&quot; &amp; [.C107] &amp; &quot;');&quot;" office:value-type="string" office:string-value="INSERT INTO model_colors_manufacturers_colors(id_color, id_color_manufacturer, ref_color, name_color, type_color)VALUES(0, 2, '128', 'SATIN US COMPASS GREY', 'SATINADO');" calcext:value-type="string">
            <text:p>INSERT INTO model_colors_manufacturers_colors(id_color, id_color_manufacturer, ref_color, name_color, type_color)VALUES(0, 2, '128', 'SATIN US COMPASS GREY', 'SATINADO'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://www.madeinscale.com/humbrol/123-humbrol-129-us-gull-grey-satin-gris-gaviota-satinado.html" xlink:type="simple">SATIN US GULL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08] &amp; &quot;', '&quot; &amp; [.B108] &amp; &quot;', '&quot; &amp; [.C108] &amp; &quot;');&quot;" office:value-type="string" office:string-value="INSERT INTO model_colors_manufacturers_colors(id_color, id_color_manufacturer, ref_color, name_color, type_color)VALUES(0, 2, '129', 'SATIN US GULL GREY', 'SATINADO');" calcext:value-type="string">
            <text:p>INSERT INTO model_colors_manufacturers_colors(id_color, id_color_manufacturer, ref_color, name_color, type_color)VALUES(0, 2, '129', 'SATIN US GULL GREY', 'SATINADO'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www.madeinscale.com/humbrol/124-humbrol-130-white-satin-blanco-satinado.html" xlink:type="simple">SATIN WHITE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09] &amp; &quot;', '&quot; &amp; [.B109] &amp; &quot;', '&quot; &amp; [.C109] &amp; &quot;');&quot;" office:value-type="string" office:string-value="INSERT INTO model_colors_manufacturers_colors(id_color, id_color_manufacturer, ref_color, name_color, type_color)VALUES(0, 2, '130', 'SATIN WHITE', 'SATINADO');" calcext:value-type="string">
            <text:p>INSERT INTO model_colors_manufacturers_colors(id_color, id_color_manufacturer, ref_color, name_color, type_color)VALUES(0, 2, '130', 'SATIN WHITE', 'SATINADO'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://www.madeinscale.com/humbrol/125-humbrol-131-mid-green-satin-verde-medio-satinado.html" xlink:type="simple">SATIN MID GREEN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10] &amp; &quot;', '&quot; &amp; [.B110] &amp; &quot;', '&quot; &amp; [.C110] &amp; &quot;');&quot;" office:value-type="string" office:string-value="INSERT INTO model_colors_manufacturers_colors(id_color, id_color_manufacturer, ref_color, name_color, type_color)VALUES(0, 2, '131', 'SATIN MID GREEN', 'SATINADO');" calcext:value-type="string">
            <text:p>INSERT INTO model_colors_manufacturers_colors(id_color, id_color_manufacturer, ref_color, name_color, type_color)VALUES(0, 2, '131', 'SATIN MID GREEN', 'SATINADO'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://www.madeinscale.com/humbrol/126-humbrol-132-red-satin-rojo-satinado.html" xlink:type="simple">SATIN RED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11] &amp; &quot;', '&quot; &amp; [.B111] &amp; &quot;', '&quot; &amp; [.C111] &amp; &quot;');&quot;" office:value-type="string" office:string-value="INSERT INTO model_colors_manufacturers_colors(id_color, id_color_manufacturer, ref_color, name_color, type_color)VALUES(0, 2, '132', 'SATIN RED', 'SATINADO');" calcext:value-type="string">
            <text:p>INSERT INTO model_colors_manufacturers_colors(id_color, id_color_manufacturer, ref_color, name_color, type_color)VALUES(0, 2, '132', 'SATIN RED', 'SATINADO'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://www.madeinscale.com/humbrol/127-humbrol-133-brown-satin-marron-satinado.html" xlink:type="simple">SATIN BROWN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12] &amp; &quot;', '&quot; &amp; [.B112] &amp; &quot;', '&quot; &amp; [.C112] &amp; &quot;');&quot;" office:value-type="string" office:string-value="INSERT INTO model_colors_manufacturers_colors(id_color, id_color_manufacturer, ref_color, name_color, type_color)VALUES(0, 2, '133', 'SATIN BROWN', 'SATINADO');" calcext:value-type="string">
            <text:p>INSERT INTO model_colors_manufacturers_colors(id_color, id_color_manufacturer, ref_color, name_color, type_color)VALUES(0, 2, '133', 'SATIN BROWN', 'SATINADO'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://www.madeinscale.com/humbrol/128-humbrol-135-varnish-satin-barniz-satinado.html" xlink:type="simple">SATIN VARNISH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13] &amp; &quot;', '&quot; &amp; [.B113] &amp; &quot;', '&quot; &amp; [.C113] &amp; &quot;');&quot;" office:value-type="string" office:string-value="INSERT INTO model_colors_manufacturers_colors(id_color, id_color_manufacturer, ref_color, name_color, type_color)VALUES(0, 2, '135', 'SATIN VARNISH', 'SATINADO');" calcext:value-type="string">
            <text:p>INSERT INTO model_colors_manufacturers_colors(id_color, id_color_manufacturer, ref_color, name_color, type_color)VALUES(0, 2, '135', 'SATIN VARNISH', 'SATINADO'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://www.madeinscale.com/humbrol/129-humbrol-140-gull-grey-matt-gris-gaviota-mate.html" xlink:type="simple">MATT GULL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14] &amp; &quot;', '&quot; &amp; [.B114] &amp; &quot;', '&quot; &amp; [.C114] &amp; &quot;');&quot;" office:value-type="string" office:string-value="INSERT INTO model_colors_manufacturers_colors(id_color, id_color_manufacturer, ref_color, name_color, type_color)VALUES(0, 2, '140', 'MATT GULL GREY', 'MATE');" calcext:value-type="string">
            <text:p>INSERT INTO model_colors_manufacturers_colors(id_color, id_color_manufacturer, ref_color, name_color, type_color)VALUES(0, 2, '140', 'MATT GULL GREY', 'MATE'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://www.madeinscale.com/humbrol/130-humbrol-144-intermediate-blue-matt-azul-medio-mate.html" xlink:type="simple">INTERMEDIATE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15] &amp; &quot;', '&quot; &amp; [.B115] &amp; &quot;', '&quot; &amp; [.C115] &amp; &quot;');&quot;" office:value-type="string" office:string-value="INSERT INTO model_colors_manufacturers_colors(id_color, id_color_manufacturer, ref_color, name_color, type_color)VALUES(0, 2, '144', 'INTERMEDIATE BLUE', 'MATE');" calcext:value-type="string">
            <text:p>INSERT INTO model_colors_manufacturers_colors(id_color, id_color_manufacturer, ref_color, name_color, type_color)VALUES(0, 2, '144', 'INTERMEDIATE BLUE', 'MATE');</text:p>
          </table:table-cell>
        </table:table-row>
        <table:table-row table:style-name="ro8">
          <table:table-cell office:value-type="float" office:value="145" calcext:value-type="float">
            <text:p>145</text:p>
          </table:table-cell>
          <table:table-cell office:value-type="string" calcext:value-type="string">
            <text:p>MATT MEDIUM GREY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16] &amp; &quot;', '&quot; &amp; [.B116] &amp; &quot;', '&quot; &amp; [.C116] &amp; &quot;');&quot;" office:value-type="string" office:string-value="INSERT INTO model_colors_manufacturers_colors(id_color, id_color_manufacturer, ref_color, name_color, type_color)VALUES(0, 2, '145', 'MATT MEDIUM GREY', 'MATE');" calcext:value-type="string">
            <text:p>INSERT INTO model_colors_manufacturers_colors(id_color, id_color_manufacturer, ref_color, name_color, type_color)VALUES(0, 2, '145', 'MATT MEDIUM GREY', 'MATE');</text:p>
          </table:table-cell>
        </table:table-row>
        <table:table-row table:style-name="ro8">
          <table:table-cell office:value-type="float" office:value="146" calcext:value-type="float">
            <text:p>146</text:p>
          </table:table-cell>
          <table:table-cell office:value-type="string" calcext:value-type="string">
            <text:p>GLOSS AIRCRAFT GREY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17] &amp; &quot;', '&quot; &amp; [.B117] &amp; &quot;', '&quot; &amp; [.C117] &amp; &quot;');&quot;" office:value-type="string" office:string-value="INSERT INTO model_colors_manufacturers_colors(id_color, id_color_manufacturer, ref_color, name_color, type_color)VALUES(0, 2, '146', 'GLOSS AIRCRAFT GREY', 'SATINADO');" calcext:value-type="string">
            <text:p>INSERT INTO model_colors_manufacturers_colors(id_color, id_color_manufacturer, ref_color, name_color, type_color)VALUES(0, 2, '146', 'GLOSS AIRCRAFT GREY', 'SATINADO'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://www.madeinscale.com/humbrol/131-humbrol-147-light-grey-matt-gris-claro-mate.html" xlink:type="simple">MATT LIGHT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18] &amp; &quot;', '&quot; &amp; [.B118] &amp; &quot;', '&quot; &amp; [.C118] &amp; &quot;');&quot;" office:value-type="string" office:string-value="INSERT INTO model_colors_manufacturers_colors(id_color, id_color_manufacturer, ref_color, name_color, type_color)VALUES(0, 2, '147', 'MATT LIGHT GREY', 'MATE');" calcext:value-type="string">
            <text:p>INSERT INTO model_colors_manufacturers_colors(id_color, id_color_manufacturer, ref_color, name_color, type_color)VALUES(0, 2, '147', 'MATT LIGHT GREY', 'MATE'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://www.madeinscale.com/humbrol/132-humbrol-148-radome-tan-matt-tostado-radomo-mate.html" xlink:type="simple">MATT RADOME TA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19] &amp; &quot;', '&quot; &amp; [.B119] &amp; &quot;', '&quot; &amp; [.C119] &amp; &quot;');&quot;" office:value-type="string" office:string-value="INSERT INTO model_colors_manufacturers_colors(id_color, id_color_manufacturer, ref_color, name_color, type_color)VALUES(0, 2, '148', 'MATT RADOME TAN', 'MATE');" calcext:value-type="string">
            <text:p>INSERT INTO model_colors_manufacturers_colors(id_color, id_color_manufacturer, ref_color, name_color, type_color)VALUES(0, 2, '148', 'MATT RADOME TAN', 'MATE'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www.madeinscale.com/humbrol/133-humbrol-149-dark-green-matt-verde-oscuro-mate.html" xlink:type="simple">MATT DARK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20] &amp; &quot;', '&quot; &amp; [.B120] &amp; &quot;', '&quot; &amp; [.C120] &amp; &quot;');&quot;" office:value-type="string" office:string-value="INSERT INTO model_colors_manufacturers_colors(id_color, id_color_manufacturer, ref_color, name_color, type_color)VALUES(0, 2, '149', 'MATT DARK GREEN', 'MATE');" calcext:value-type="string">
            <text:p>INSERT INTO model_colors_manufacturers_colors(id_color, id_color_manufacturer, ref_color, name_color, type_color)VALUES(0, 2, '149', 'MATT DARK GREEN', 'MATE'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://www.madeinscale.com/humbrol/134-humbrol-150-forest-green-matt-verde-bosque-mate.html" xlink:type="simple">MATT FORREST GREE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21] &amp; &quot;', '&quot; &amp; [.B121] &amp; &quot;', '&quot; &amp; [.C121] &amp; &quot;');&quot;" office:value-type="string" office:string-value="INSERT INTO model_colors_manufacturers_colors(id_color, id_color_manufacturer, ref_color, name_color, type_color)VALUES(0, 2, '150', 'MATT FORREST GREEN', 'MATE');" calcext:value-type="string">
            <text:p>INSERT INTO model_colors_manufacturers_colors(id_color, id_color_manufacturer, ref_color, name_color, type_color)VALUES(0, 2, '150', 'MATT FORREST GREEN', 'MATE'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NSIGNIA RED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22] &amp; &quot;', '&quot; &amp; [.B122] &amp; &quot;', '&quot; &amp; [.C122] &amp; &quot;');&quot;" office:value-type="string" office:string-value="INSERT INTO model_colors_manufacturers_colors(id_color, id_color_manufacturer, ref_color, name_color, type_color)VALUES(0, 2, '153', 'INSIGNIA RED', 'MATE');" calcext:value-type="string">
            <text:p>INSERT INTO model_colors_manufacturers_colors(id_color, id_color_manufacturer, ref_color, name_color, type_color)VALUES(0, 2, '153', 'INSIGNIA RED', 'MATE'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://www.madeinscale.com/humbrol/135-humbrol-154-insignia-yellow-matt-amarillo-insignia-mate.html" xlink:type="simple">INSIGNIA YELLOW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23] &amp; &quot;', '&quot; &amp; [.B123] &amp; &quot;', '&quot; &amp; [.C123] &amp; &quot;');&quot;" office:value-type="string" office:string-value="INSERT INTO model_colors_manufacturers_colors(id_color, id_color_manufacturer, ref_color, name_color, type_color)VALUES(0, 2, '154', 'INSIGNIA YELLOW', 'MATE');" calcext:value-type="string">
            <text:p>INSERT INTO model_colors_manufacturers_colors(id_color, id_color_manufacturer, ref_color, name_color, type_color)VALUES(0, 2, '154', 'INSIGNIA YELLOW', 'MATE'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://www.madeinscale.com/humbrol/136-humbrol-155-olive-drab-matt-verde-oliva-mate.html" xlink:type="simple">MATT OLIVE DRAB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24] &amp; &quot;', '&quot; &amp; [.B124] &amp; &quot;', '&quot; &amp; [.C124] &amp; &quot;');&quot;" office:value-type="string" office:string-value="INSERT INTO model_colors_manufacturers_colors(id_color, id_color_manufacturer, ref_color, name_color, type_color)VALUES(0, 2, '155', 'MATT OLIVE DRAB', 'MATE');" calcext:value-type="string">
            <text:p>INSERT INTO model_colors_manufacturers_colors(id_color, id_color_manufacturer, ref_color, name_color, type_color)VALUES(0, 2, '155', 'MATT OLIVE DRAB', 'MATE'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://www.madeinscale.com/humbrol/137-humbrol-156-dark-camouflage-grey-satin-gris-camuflaje-oscuro-satinado.html" xlink:type="simple">MATT DARK GREY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25] &amp; &quot;', '&quot; &amp; [.B125] &amp; &quot;', '&quot; &amp; [.C125] &amp; &quot;');&quot;" office:value-type="string" office:string-value="INSERT INTO model_colors_manufacturers_colors(id_color, id_color_manufacturer, ref_color, name_color, type_color)VALUES(0, 2, '156', 'MATT DARK GREY', 'MATE');" calcext:value-type="string">
            <text:p>INSERT INTO model_colors_manufacturers_colors(id_color, id_color_manufacturer, ref_color, name_color, type_color)VALUES(0, 2, '156', 'MATT DARK GREY', 'MATE'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://www.madeinscale.com/humbrol/141-humbrol-157-azure-blue-matt-azul-celeste-mate.html" xlink:type="simple">AZURE BLU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26] &amp; &quot;', '&quot; &amp; [.B126] &amp; &quot;', '&quot; &amp; [.C126] &amp; &quot;');&quot;" office:value-type="string" office:string-value="INSERT INTO model_colors_manufacturers_colors(id_color, id_color_manufacturer, ref_color, name_color, type_color)VALUES(0, 2, '157', 'AZURE BLUE', 'MATE');" calcext:value-type="string">
            <text:p>INSERT INTO model_colors_manufacturers_colors(id_color, id_color_manufacturer, ref_color, name_color, type_color)VALUES(0, 2, '157', 'AZURE BLUE', 'MATE'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://www.madeinscale.com/humbrol/142-humbrol-159-khaki-drab-matt-gris-caqui-mate.html" xlink:type="simple">KHAKI DRAB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27] &amp; &quot;', '&quot; &amp; [.B127] &amp; &quot;', '&quot; &amp; [.C127] &amp; &quot;');&quot;" office:value-type="string" office:string-value="INSERT INTO model_colors_manufacturers_colors(id_color, id_color_manufacturer, ref_color, name_color, type_color)VALUES(0, 2, '159', 'KHAKI DRAB', 'MATE');" calcext:value-type="string">
            <text:p>INSERT INTO model_colors_manufacturers_colors(id_color, id_color_manufacturer, ref_color, name_color, type_color)VALUES(0, 2, '159', 'KHAKI DRAB', 'MATE'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://www.madeinscale.com/humbrol/143-humbrol-160-german-camouflage-red-brown-matt-marron-rojizo-camuflaje-aleman-mate.html" xlink:type="simple">GERMAN CAMOUFLAGE RED BROW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28] &amp; &quot;', '&quot; &amp; [.B128] &amp; &quot;', '&quot; &amp; [.C128] &amp; &quot;');&quot;" office:value-type="string" office:string-value="INSERT INTO model_colors_manufacturers_colors(id_color, id_color_manufacturer, ref_color, name_color, type_color)VALUES(0, 2, '160', 'GERMAN CAMOUFLAGE RED BROWN', 'MATE');" calcext:value-type="string">
            <text:p>INSERT INTO model_colors_manufacturers_colors(id_color, id_color_manufacturer, ref_color, name_color, type_color)VALUES(0, 2, '160', 'GERMAN CAMOUFLAGE RED BROWN', 'MATE'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ARK GREEN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29] &amp; &quot;', '&quot; &amp; [.B129] &amp; &quot;', '&quot; &amp; [.C129] &amp; &quot;');&quot;" office:value-type="string" office:string-value="INSERT INTO model_colors_manufacturers_colors(id_color, id_color_manufacturer, ref_color, name_color, type_color)VALUES(0, 2, '163', 'DARK GREEN', 'SATINADO');" calcext:value-type="string">
            <text:p>INSERT INTO model_colors_manufacturers_colors(id_color, id_color_manufacturer, ref_color, name_color, type_color)VALUES(0, 2, '163', 'DARK GREEN', 'SATINADO'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://www.madeinscale.com/humbrol/144-humbrol-164-dark-sea-grey-satin-gris-mar-oscuro-satinado.html" xlink:type="simple">DARK SEA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30] &amp; &quot;', '&quot; &amp; [.B130] &amp; &quot;', '&quot; &amp; [.C130] &amp; &quot;');&quot;" office:value-type="string" office:string-value="INSERT INTO model_colors_manufacturers_colors(id_color, id_color_manufacturer, ref_color, name_color, type_color)VALUES(0, 2, '164', 'DARK SEA GREY', 'SATINADO');" calcext:value-type="string">
            <text:p>INSERT INTO model_colors_manufacturers_colors(id_color, id_color_manufacturer, ref_color, name_color, type_color)VALUES(0, 2, '164', 'DARK SEA GREY', 'SATINADO'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://www.madeinscale.com/humbrol/145-humbrol-165-medium-sea-grey-satin-gris-mar-medio-satinado.html" xlink:type="simple">MEDIUM SEA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31] &amp; &quot;', '&quot; &amp; [.B131] &amp; &quot;', '&quot; &amp; [.C131] &amp; &quot;');&quot;" office:value-type="string" office:string-value="INSERT INTO model_colors_manufacturers_colors(id_color, id_color_manufacturer, ref_color, name_color, type_color)VALUES(0, 2, '165', 'MEDIUM SEA GREY', 'SATINADO');" calcext:value-type="string">
            <text:p>INSERT INTO model_colors_manufacturers_colors(id_color, id_color_manufacturer, ref_color, name_color, type_color)VALUES(0, 2, '165', 'MEDIUM SEA GREY', 'SATINADO'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://www.madeinscale.com/humbrol/146-humbrol-166-light-aircraft-grey-satin-gris-avion-claro-satinado.html" xlink:type="simple">LIGHT AIRCRAFT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32] &amp; &quot;', '&quot; &amp; [.B132] &amp; &quot;', '&quot; &amp; [.C132] &amp; &quot;');&quot;" office:value-type="string" office:string-value="INSERT INTO model_colors_manufacturers_colors(id_color, id_color_manufacturer, ref_color, name_color, type_color)VALUES(0, 2, '166', 'LIGHT AIRCRAFT GREY', 'SATINADO');" calcext:value-type="string">
            <text:p>INSERT INTO model_colors_manufacturers_colors(id_color, id_color_manufacturer, ref_color, name_color, type_color)VALUES(0, 2, '166', 'LIGHT AIRCRAFT GREY', 'SATINADO'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://www.madeinscale.com/humbrol/147-humbrol-167-raf-barley-grey-satin-gis-cebada-satinado-de-la-raf.html" xlink:type="simple">RAF BARLEY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33] &amp; &quot;', '&quot; &amp; [.B133] &amp; &quot;', '&quot; &amp; [.C133] &amp; &quot;');&quot;" office:value-type="string" office:string-value="INSERT INTO model_colors_manufacturers_colors(id_color, id_color_manufacturer, ref_color, name_color, type_color)VALUES(0, 2, '167', 'RAF BARLEY GREY', 'SATINADO');" calcext:value-type="string">
            <text:p>INSERT INTO model_colors_manufacturers_colors(id_color, id_color_manufacturer, ref_color, name_color, type_color)VALUES(0, 2, '167', 'RAF BARLEY GREY', 'SATINADO'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YELLOW FACINGS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34] &amp; &quot;', '&quot; &amp; [.B134] &amp; &quot;', '&quot; &amp; [.C134] &amp; &quot;');&quot;" office:value-type="string" office:string-value="INSERT INTO model_colors_manufacturers_colors(id_color, id_color_manufacturer, ref_color, name_color, type_color)VALUES(0, 2, '169', 'YELLOW FACINGS', 'MATE');" calcext:value-type="string">
            <text:p>INSERT INTO model_colors_manufacturers_colors(id_color, id_color_manufacturer, ref_color, name_color, type_color)VALUES(0, 2, '169', 'YELLOW FACINGS', 'MATE'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ROWN BESS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35] &amp; &quot;', '&quot; &amp; [.B135] &amp; &quot;', '&quot; &amp; [.C135] &amp; &quot;');&quot;" office:value-type="string" office:string-value="INSERT INTO model_colors_manufacturers_colors(id_color, id_color_manufacturer, ref_color, name_color, type_color)VALUES(0, 2, '170', 'BROWN BESS', 'MATE');" calcext:value-type="string">
            <text:p>INSERT INTO model_colors_manufacturers_colors(id_color, id_color_manufacturer, ref_color, name_color, type_color)VALUES(0, 2, '170', 'BROWN BESS', 'MATE'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://www.madeinscale.com/humbrol/149-humbrol-171-antique-bronze-metallic-bronce-antiguo-metalizado.html" xlink:type="simple">ANTIQUE BRONZ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36] &amp; &quot;', '&quot; &amp; [.B136] &amp; &quot;', '&quot; &amp; [.C136] &amp; &quot;');&quot;" office:value-type="string" office:string-value="INSERT INTO model_colors_manufacturers_colors(id_color, id_color_manufacturer, ref_color, name_color, type_color)VALUES(0, 2, '171', 'ANTIQUE BRONZE', 'MATE');" calcext:value-type="string">
            <text:p>INSERT INTO model_colors_manufacturers_colors(id_color, id_color_manufacturer, ref_color, name_color, type_color)VALUES(0, 2, '171', 'ANTIQUE BRONZE', 'MATE'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://www.madeinscale.com/humbrol/151-humbrol-174-signal-red-satin-rojo-senal-satinado.html" xlink:type="simple">SIGNAL RED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37] &amp; &quot;', '&quot; &amp; [.B137] &amp; &quot;', '&quot; &amp; [.C137] &amp; &quot;');&quot;" office:value-type="string" office:string-value="INSERT INTO model_colors_manufacturers_colors(id_color, id_color_manufacturer, ref_color, name_color, type_color)VALUES(0, 2, '174', 'SIGNAL RED', 'MATE');" calcext:value-type="string">
            <text:p>INSERT INTO model_colors_manufacturers_colors(id_color, id_color_manufacturer, ref_color, name_color, type_color)VALUES(0, 2, '174', 'SIGNAL RED', 'MATE'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://www.madeinscale.com/humbrol/152-humbrol-186-brown-matt-marron-mate.html" xlink:type="simple">BROWN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38] &amp; &quot;', '&quot; &amp; [.B138] &amp; &quot;', '&quot; &amp; [.C138] &amp; &quot;');&quot;" office:value-type="string" office:string-value="INSERT INTO model_colors_manufacturers_colors(id_color, id_color_manufacturer, ref_color, name_color, type_color)VALUES(0, 2, '186', 'BROWN', 'MATE');" calcext:value-type="string">
            <text:p>INSERT INTO model_colors_manufacturers_colors(id_color, id_color_manufacturer, ref_color, name_color, type_color)VALUES(0, 2, '186', 'BROWN', 'MATE'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://www.madeinscale.com/humbrol/153-humbrol-187-dark-stone-matt-piedra-oscura-mate.html" xlink:type="simple">DARK STONE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39] &amp; &quot;', '&quot; &amp; [.B139] &amp; &quot;', '&quot; &amp; [.C139] &amp; &quot;');&quot;" office:value-type="string" office:string-value="INSERT INTO model_colors_manufacturers_colors(id_color, id_color_manufacturer, ref_color, name_color, type_color)VALUES(0, 2, '187', 'DARK STONE', 'MATE');" calcext:value-type="string">
            <text:p>INSERT INTO model_colors_manufacturers_colors(id_color, id_color_manufacturer, ref_color, name_color, type_color)VALUES(0, 2, '187', 'DARK STONE', 'MATE'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://www.madeinscale.com/humbrol/154-humbrol-191-chrome-silver-metallic-cromado-plateado-metalizado.html" xlink:type="simple">CHROME SILVER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40] &amp; &quot;', '&quot; &amp; [.B140] &amp; &quot;', '&quot; &amp; [.C140] &amp; &quot;');&quot;" office:value-type="string" office:string-value="INSERT INTO model_colors_manufacturers_colors(id_color, id_color_manufacturer, ref_color, name_color, type_color)VALUES(0, 2, '191', 'CHROME SILVER', 'BRILLO');" calcext:value-type="string">
            <text:p>INSERT INTO model_colors_manufacturers_colors(id_color, id_color_manufacturer, ref_color, name_color, type_color)VALUES(0, 2, '191', 'CHROME SILVER', 'BRILLO'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LAZE MATT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41] &amp; &quot;', '&quot; &amp; [.B141] &amp; &quot;', '&quot; &amp; [.C141] &amp; &quot;');&quot;" office:value-type="string" office:string-value="INSERT INTO model_colors_manufacturers_colors(id_color, id_color_manufacturer, ref_color, name_color, type_color)VALUES(0, 2, '192', 'BLAZE MATT', 'MATE');" calcext:value-type="string">
            <text:p>INSERT INTO model_colors_manufacturers_colors(id_color, id_color_manufacturer, ref_color, name_color, type_color)VALUES(0, 2, '192', 'BLAZE MATT', 'MATE'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LAZE GLOSS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42] &amp; &quot;', '&quot; &amp; [.B142] &amp; &quot;', '&quot; &amp; [.C142] &amp; &quot;');&quot;" office:value-type="string" office:string-value="INSERT INTO model_colors_manufacturers_colors(id_color, id_color_manufacturer, ref_color, name_color, type_color)VALUES(0, 2, '193', 'BLAZE GLOSS', 'BRILLO');" calcext:value-type="string">
            <text:p>INSERT INTO model_colors_manufacturers_colors(id_color, id_color_manufacturer, ref_color, name_color, type_color)VALUES(0, 2, '193', 'BLAZE GLOSS', 'BRILLO');</text:p>
          </table:table-cell>
        </table:table-row>
        <table:table-row table:style-name="ro8">
          <table:table-cell office:value-type="float" office:value="194" calcext:value-type="float">
            <text:p>194</text:p>
          </table:table-cell>
          <table:table-cell office:value-type="string" calcext:value-type="string">
            <text:p>SATURN YELLOW GLOSS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43] &amp; &quot;', '&quot; &amp; [.B143] &amp; &quot;', '&quot; &amp; [.C143] &amp; &quot;');&quot;" office:value-type="string" office:string-value="INSERT INTO model_colors_manufacturers_colors(id_color, id_color_manufacturer, ref_color, name_color, type_color)VALUES(0, 2, '194', 'SATURN YELLOW GLOSS', 'BRILLO');" calcext:value-type="string">
            <text:p>INSERT INTO model_colors_manufacturers_colors(id_color, id_color_manufacturer, ref_color, name_color, type_color)VALUES(0, 2, '194', 'SATURN YELLOW GLOSS', 'BRILLO'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://www.madeinscale.com/humbrol/155-humbrol-195-dark-green-satin-verde-oscuro-satinado.html" xlink:type="simple">DARK GREEN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44] &amp; &quot;', '&quot; &amp; [.B144] &amp; &quot;', '&quot; &amp; [.C144] &amp; &quot;');&quot;" office:value-type="string" office:string-value="INSERT INTO model_colors_manufacturers_colors(id_color, id_color_manufacturer, ref_color, name_color, type_color)VALUES(0, 2, '195', 'DARK GREEN', 'SATINADO');" calcext:value-type="string">
            <text:p>INSERT INTO model_colors_manufacturers_colors(id_color, id_color_manufacturer, ref_color, name_color, type_color)VALUES(0, 2, '195', 'DARK GREEN', 'SATINADO'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://www.madeinscale.com/humbrol/157-humbrol-196-light-grey-satin-gris-claro-satinado.html" xlink:type="simple">LIGHT GREY</text:a>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45] &amp; &quot;', '&quot; &amp; [.B145] &amp; &quot;', '&quot; &amp; [.C145] &amp; &quot;');&quot;" office:value-type="string" office:string-value="INSERT INTO model_colors_manufacturers_colors(id_color, id_color_manufacturer, ref_color, name_color, type_color)VALUES(0, 2, '196', 'LIGHT GREY', 'SATINADO');" calcext:value-type="string">
            <text:p>INSERT INTO model_colors_manufacturers_colors(id_color, id_color_manufacturer, ref_color, name_color, type_color)VALUES(0, 2, '196', 'LIGHT GREY', 'SATINADO');</text:p>
          </table:table-cell>
        </table:table-row>
        <table:table-row table:style-name="ro8">
          <table:table-cell office:value-type="float" office:value="197" calcext:value-type="float">
            <text:p>197</text:p>
          </table:table-cell>
          <table:table-cell office:value-type="string" calcext:value-type="string">
            <text:p>LUFTHANSA YELLOW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46] &amp; &quot;', '&quot; &amp; [.B146] &amp; &quot;', '&quot; &amp; [.C146] &amp; &quot;');&quot;" office:value-type="string" office:string-value="INSERT INTO model_colors_manufacturers_colors(id_color, id_color_manufacturer, ref_color, name_color, type_color)VALUES(0, 2, '197', 'LUFTHANSA YELLOW', 'SATINADO');" calcext:value-type="string">
            <text:p>INSERT INTO model_colors_manufacturers_colors(id_color, id_color_manufacturer, ref_color, name_color, type_color)VALUES(0, 2, '197', 'LUFTHANSA YELLOW', 'SATINADO'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UFTHANSA BLUE</text:p>
          </table:table-cell>
          <table:table-cell office:value-type="string" calcext:value-type="string">
            <text:p>SATINADO</text:p>
          </table:table-cell>
          <table:table-cell table:formula="of:=&quot;INSERT INTO model_colors_manufacturers_colors(id_color, id_color_manufacturer, ref_color, name_color, type_color)VALUES(0, 2, '&quot; &amp; [.A147] &amp; &quot;', '&quot; &amp; [.B147] &amp; &quot;', '&quot; &amp; [.C147] &amp; &quot;');&quot;" office:value-type="string" office:string-value="INSERT INTO model_colors_manufacturers_colors(id_color, id_color_manufacturer, ref_color, name_color, type_color)VALUES(0, 2, '198', 'LUFTHANSA BLUE', 'SATINADO');" calcext:value-type="string">
            <text:p>INSERT INTO model_colors_manufacturers_colors(id_color, id_color_manufacturer, ref_color, name_color, type_color)VALUES(0, 2, '198', 'LUFTHANSA BLUE', 'SATINADO'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www.madeinscale.com/humbrol/158-humbrol-200-pink-gloss-rosa-brillante.html" xlink:type="simple">PINK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48] &amp; &quot;', '&quot; &amp; [.B148] &amp; &quot;', '&quot; &amp; [.C148] &amp; &quot;');&quot;" office:value-type="string" office:string-value="INSERT INTO model_colors_manufacturers_colors(id_color, id_color_manufacturer, ref_color, name_color, type_color)VALUES(0, 2, '200', 'PINK', 'BRILLO');" calcext:value-type="string">
            <text:p>INSERT INTO model_colors_manufacturers_colors(id_color, id_color_manufacturer, ref_color, name_color, type_color)VALUES(0, 2, '200', 'PINK', 'BRILLO');</text:p>
          </table:table-cell>
        </table:table-row>
        <table:table-row table:style-name="ro8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://www.madeinscale.com/humbrol/159-humbrol-201-black-metallic-negro-metalizado.html" xlink:type="simple">METALLIC BLACK</text:a></text:p>
          </table:table-cell>
          <table:table-cell office:value-type="string" calcext:value-type="string">
            <text:p>METALIZADO</text:p>
          </table:table-cell>
          <table:table-cell table:formula="of:=&quot;INSERT INTO model_colors_manufacturers_colors(id_color, id_color_manufacturer, ref_color, name_color, type_color)VALUES(0, 2, '&quot; &amp; [.A149] &amp; &quot;', '&quot; &amp; [.B149] &amp; &quot;', '&quot; &amp; [.C149] &amp; &quot;');&quot;" office:value-type="string" office:string-value="INSERT INTO model_colors_manufacturers_colors(id_color, id_color_manufacturer, ref_color, name_color, type_color)VALUES(0, 2, '201', 'METALLIC BLACK', 'METALIZADO');" calcext:value-type="string">
            <text:p>INSERT INTO model_colors_manufacturers_colors(id_color, id_color_manufacturer, ref_color, name_color, type_color)VALUES(0, 2, '201', 'METALLIC BLACK', 'METALIZADO');</text:p>
          </table:table-cell>
        </table:table-row>
        <table:table-row table:style-name="ro8">
          <table:table-cell office:value-type="float" office:value="202" calcext:value-type="float">
            <text:p>202</text:p>
          </table:table-cell>
          <table:table-cell office:value-type="string" calcext:value-type="string">
            <text:p>FLUORESCENT AURORA PINK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50] &amp; &quot;', '&quot; &amp; [.B150] &amp; &quot;', '&quot; &amp; [.C150] &amp; &quot;');&quot;" office:value-type="string" office:string-value="INSERT INTO model_colors_manufacturers_colors(id_color, id_color_manufacturer, ref_color, name_color, type_color)VALUES(0, 2, '202', 'FLUORESCENT AURORA PINK', 'MATE');" calcext:value-type="string">
            <text:p>INSERT INTO model_colors_manufacturers_colors(id_color, id_color_manufacturer, ref_color, name_color, type_color)VALUES(0, 2, '202', 'FLUORESCENT AURORA PINK', 'MATE');</text:p>
          </table:table-cell>
        </table:table-row>
        <table:table-row table:style-name="ro8">
          <table:table-cell office:value-type="float" office:value="203" calcext:value-type="float">
            <text:p>203</text:p>
          </table:table-cell>
          <table:table-cell office:value-type="string" calcext:value-type="string">
            <text:p>FLUORESCENT SIGNAL GREEN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51] &amp; &quot;', '&quot; &amp; [.B151] &amp; &quot;', '&quot; &amp; [.C151] &amp; &quot;');&quot;" office:value-type="string" office:string-value="INSERT INTO model_colors_manufacturers_colors(id_color, id_color_manufacturer, ref_color, name_color, type_color)VALUES(0, 2, '203', 'FLUORESCENT SIGNAL GREEN', 'MATE');" calcext:value-type="string">
            <text:p>INSERT INTO model_colors_manufacturers_colors(id_color, id_color_manufacturer, ref_color, name_color, type_color)VALUES(0, 2, '203', 'FLUORESCENT SIGNAL GREEN', 'MATE');</text:p>
          </table:table-cell>
        </table:table-row>
        <table:table-row table:style-name="ro8">
          <table:table-cell office:value-type="float" office:value="204" calcext:value-type="float">
            <text:p>204</text:p>
          </table:table-cell>
          <table:table-cell office:value-type="string" calcext:value-type="string">
            <text:p>FUORESCENT SATURN YELLOW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52] &amp; &quot;', '&quot; &amp; [.B152] &amp; &quot;', '&quot; &amp; [.C152] &amp; &quot;');&quot;" office:value-type="string" office:string-value="INSERT INTO model_colors_manufacturers_colors(id_color, id_color_manufacturer, ref_color, name_color, type_color)VALUES(0, 2, '204', 'FUORESCENT SATURN YELLOW', 'MATE');" calcext:value-type="string">
            <text:p>INSERT INTO model_colors_manufacturers_colors(id_color, id_color_manufacturer, ref_color, name_color, type_color)VALUES(0, 2, '204', 'FUORESCENT SATURN YELLOW', 'MATE');</text:p>
          </table:table-cell>
        </table:table-row>
        <table:table-row table:style-name="ro8">
          <table:table-cell office:value-type="float" office:value="205" calcext:value-type="float">
            <text:p>205</text:p>
          </table:table-cell>
          <table:table-cell office:value-type="string" calcext:value-type="string">
            <text:p>FLUORESVENT MATT FIRE ORANGE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53] &amp; &quot;', '&quot; &amp; [.B153] &amp; &quot;', '&quot; &amp; [.C153] &amp; &quot;');&quot;" office:value-type="string" office:string-value="INSERT INTO model_colors_manufacturers_colors(id_color, id_color_manufacturer, ref_color, name_color, type_color)VALUES(0, 2, '205', 'FLUORESVENT MATT FIRE ORANGE', 'MATE');" calcext:value-type="string">
            <text:p>INSERT INTO model_colors_manufacturers_colors(id_color, id_color_manufacturer, ref_color, name_color, type_color)VALUES(0, 2, '205', 'FLUORESVENT MATT FIRE ORANGE', 'MATE'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ASE WHITE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54] &amp; &quot;', '&quot; &amp; [.B154] &amp; &quot;', '&quot; &amp; [.C154] &amp; &quot;');&quot;" office:value-type="string" office:string-value="INSERT INTO model_colors_manufacturers_colors(id_color, id_color_manufacturer, ref_color, name_color, type_color)VALUES(0, 2, '206', 'BASE WHITE', 'MATE');" calcext:value-type="string">
            <text:p>INSERT INTO model_colors_manufacturers_colors(id_color, id_color_manufacturer, ref_color, name_color, type_color)VALUES(0, 2, '206', 'BASE WHITE', 'MATE'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URORA PINK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55] &amp; &quot;', '&quot; &amp; [.B155] &amp; &quot;', '&quot; &amp; [.C155] &amp; &quot;');&quot;" office:value-type="string" office:string-value="INSERT INTO model_colors_manufacturers_colors(id_color, id_color_manufacturer, ref_color, name_color, type_color)VALUES(0, 2, '207', 'AURORA PINK', 'BRILLO');" calcext:value-type="string">
            <text:p>INSERT INTO model_colors_manufacturers_colors(id_color, id_color_manufacturer, ref_color, name_color, type_color)VALUES(0, 2, '207', 'AURORA PINK', 'BRILLO'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://www.madeinscale.com/humbrol/160-humbrol-208-fluorescent-signal-green-gloss-verde-senal-fluorescente-brillante.html" xlink:type="simple">SIGNAL GREEN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56] &amp; &quot;', '&quot; &amp; [.B156] &amp; &quot;', '&quot; &amp; [.C156] &amp; &quot;');&quot;" office:value-type="string" office:string-value="INSERT INTO model_colors_manufacturers_colors(id_color, id_color_manufacturer, ref_color, name_color, type_color)VALUES(0, 2, '208', 'SIGNAL GREEN', 'BRILLO');" calcext:value-type="string">
            <text:p>INSERT INTO model_colors_manufacturers_colors(id_color, id_color_manufacturer, ref_color, name_color, type_color)VALUES(0, 2, '208', 'SIGNAL GREEN', 'BRILLO'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://www.madeinscale.com/humbrol/161-humbrol-209-fluorescent-fire-orange-gloss-naranja-fuego-fluorescente-brillante.html" xlink:type="simple">FIRE ORANGE</text:a></text:p>
          </table:table-cell>
          <table:table-cell office:value-type="string" calcext:value-type="string">
            <text:p>BRILLO</text:p>
          </table:table-cell>
          <table:table-cell table:formula="of:=&quot;INSERT INTO model_colors_manufacturers_colors(id_color, id_color_manufacturer, ref_color, name_color, type_color)VALUES(0, 2, '&quot; &amp; [.A157] &amp; &quot;', '&quot; &amp; [.B157] &amp; &quot;', '&quot; &amp; [.C157] &amp; &quot;');&quot;" office:value-type="string" office:string-value="INSERT INTO model_colors_manufacturers_colors(id_color, id_color_manufacturer, ref_color, name_color, type_color)VALUES(0, 2, '209', 'FIRE ORANGE', 'BRILLO');" calcext:value-type="string">
            <text:p>INSERT INTO model_colors_manufacturers_colors(id_color, id_color_manufacturer, ref_color, name_color, type_color)VALUES(0, 2, '209', 'FIRE ORANGE', 'BRILLO'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://www.madeinscale.com/humbrol/181-humbrol-250-desert-sand-matt-arena-del-desierto-mate.html" xlink:type="simple">MATT DESERT SAND</text:a></text:p>
          </table:table-cell>
          <table:table-cell office:value-type="string" calcext:value-type="string">
            <text:p>MATE</text:p>
          </table:table-cell>
          <table:table-cell table:formula="of:=&quot;INSERT INTO model_colors_manufacturers_colors(id_color, id_color_manufacturer, ref_color, name_color, type_color)VALUES(0, 2, '&quot; &amp; [.A158] &amp; &quot;', '&quot; &amp; [.B158] &amp; &quot;', '&quot; &amp; [.C158] &amp; &quot;');&quot;" office:value-type="string" office:string-value="INSERT INTO model_colors_manufacturers_colors(id_color, id_color_manufacturer, ref_color, name_color, type_color)VALUES(0, 2, '250', 'MATT DESERT SAND', 'MATE');" calcext:value-type="string">
            <text:p>INSERT INTO model_colors_manufacturers_colors(id_color, id_color_manufacturer, ref_color, name_color, type_color)VALUES(0, 2, '250', 'MATT DESERT SAND', 'MATE');</text:p>
          </table:table-cell>
        </table:table-row>
      </table:table>
      <table:table table:name="Citadel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Id Colour</text:p>
          </table:table-cell>
          <table:table-cell table:style-name="ce1" office:value-type="string" calcext:value-type="string">
            <text:p>New Citade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hite Scar</text:p>
          </table:table-cell>
          <table:table-cell table:formula="of:=&quot;INSERT INTO model_colors_manufacturers_colors(id_color, id_color_manufacturer, ref_color, name_color, type_color)VALUES(&quot; &amp; [.A2] &amp; &quot;, 3, '&quot; &amp; [.B2] &amp; &quot;', '&quot; &amp; [.B2] &amp; &quot;', '');&quot;" office:value-type="string" office:string-value="INSERT INTO model_colors_manufacturers_colors(id_color, id_color_manufacturer, ref_color, name_color, type_color)VALUES(1, 3, 'White Scar', 'White Scar', '');" calcext:value-type="string">
            <text:p>INSERT INTO model_colors_manufacturers_colors(id_color, id_color_manufacturer, ref_color, name_color, type_color)VALUES(1, 3, 'White Scar', 'White Scar', '');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&quot;INSERT INTO model_colors_manufacturers_colors(id_color, id_color_manufacturer, ref_color, name_color, type_color)VALUES(&quot; &amp; [.A3] &amp; &quot;, 3, '&quot; &amp; [.B3] &amp; &quot;', '&quot; &amp; [.B3] &amp; &quot;', '');&quot;" office:value-type="string" office:string-value="INSERT INTO model_colors_manufacturers_colors(id_color, id_color_manufacturer, ref_color, name_color, type_color)VALUES(2, 3, '', '', '');" calcext:value-type="string">
            <text:p>INSERT INTO model_colors_manufacturers_colors(id_color, id_color_manufacturer, ref_color, name_color, type_color)VALUES(2, 3, '', '', '');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&quot;INSERT INTO model_colors_manufacturers_colors(id_color, id_color_manufacturer, ref_color, name_color, type_color)VALUES(&quot; &amp; [.A4] &amp; &quot;, 3, '&quot; &amp; [.B4] &amp; &quot;', '&quot; &amp; [.B4] &amp; &quot;', '');&quot;" office:value-type="string" office:string-value="INSERT INTO model_colors_manufacturers_colors(id_color, id_color_manufacturer, ref_color, name_color, type_color)VALUES(3, 3, '', '', '');" calcext:value-type="string">
            <text:p>INSERT INTO model_colors_manufacturers_colors(id_color, id_color_manufacturer, ref_color, name_color, type_color)VALUES(3, 3, '', '', '');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Kislev Flesh</text:p>
          </table:table-cell>
          <table:table-cell table:formula="of:=&quot;INSERT INTO model_colors_manufacturers_colors(id_color, id_color_manufacturer, ref_color, name_color, type_color)VALUES(&quot; &amp; [.A5] &amp; &quot;, 3, '&quot; &amp; [.B5] &amp; &quot;', '&quot; &amp; [.B5] &amp; &quot;', '');&quot;" office:value-type="string" office:string-value="INSERT INTO model_colors_manufacturers_colors(id_color, id_color_manufacturer, ref_color, name_color, type_color)VALUES(4, 3, 'Kislev Flesh', 'Kislev Flesh', '');" calcext:value-type="string">
            <text:p>INSERT INTO model_colors_manufacturers_colors(id_color, id_color_manufacturer, ref_color, name_color, type_color)VALUES(4, 3, 'Kislev Flesh', 'Kislev Flesh', '');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&quot;INSERT INTO model_colors_manufacturers_colors(id_color, id_color_manufacturer, ref_color, name_color, type_color)VALUES(&quot; &amp; [.A6] &amp; &quot;, 3, '&quot; &amp; [.B6] &amp; &quot;', '&quot; &amp; [.B6] &amp; &quot;', '');&quot;" office:value-type="string" office:string-value="INSERT INTO model_colors_manufacturers_colors(id_color, id_color_manufacturer, ref_color, name_color, type_color)VALUES(5, 3, '', '', '');" calcext:value-type="string">
            <text:p>INSERT INTO model_colors_manufacturers_colors(id_color, id_color_manufacturer, ref_color, name_color, type_color)VALUES(5, 3, '', '', '');</text:p>
          </table:table-cell>
          <table:table-cell table:number-columns-repeated="9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lash Gitz Yellow</text:p>
          </table:table-cell>
          <table:table-cell table:formula="of:=&quot;INSERT INTO model_colors_manufacturers_colors(id_color, id_color_manufacturer, ref_color, name_color, type_color)VALUES(&quot; &amp; [.A7] &amp; &quot;, 3, '&quot; &amp; [.B7] &amp; &quot;', '&quot; &amp; [.B7] &amp; &quot;', '');&quot;" office:value-type="string" office:string-value="INSERT INTO model_colors_manufacturers_colors(id_color, id_color_manufacturer, ref_color, name_color, type_color)VALUES(6, 3, 'Flash Gitz Yellow', 'Flash Gitz Yellow', '');" calcext:value-type="string">
            <text:p>INSERT INTO model_colors_manufacturers_colors(id_color, id_color_manufacturer, ref_color, name_color, type_color)VALUES(6, 3, 'Flash Gitz Yellow', 'Flash Gitz Yellow', '');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Yriel Yellow</text:p>
          </table:table-cell>
          <table:table-cell table:formula="of:=&quot;INSERT INTO model_colors_manufacturers_colors(id_color, id_color_manufacturer, ref_color, name_color, type_color)VALUES(&quot; &amp; [.A8] &amp; &quot;, 3, '&quot; &amp; [.B8] &amp; &quot;', '&quot; &amp; [.B8] &amp; &quot;', '');&quot;" office:value-type="string" office:string-value="INSERT INTO model_colors_manufacturers_colors(id_color, id_color_manufacturer, ref_color, name_color, type_color)VALUES(7, 3, 'Yriel Yellow', 'Yriel Yellow', '');" calcext:value-type="string">
            <text:p>INSERT INTO model_colors_manufacturers_colors(id_color, id_color_manufacturer, ref_color, name_color, type_color)VALUES(7, 3, 'Yriel Yellow', 'Yriel Yellow', '');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&quot;INSERT INTO model_colors_manufacturers_colors(id_color, id_color_manufacturer, ref_color, name_color, type_color)VALUES(&quot; &amp; [.A9] &amp; &quot;, 3, '&quot; &amp; [.B9] &amp; &quot;', '&quot; &amp; [.B9] &amp; &quot;', '');&quot;" office:value-type="string" office:string-value="INSERT INTO model_colors_manufacturers_colors(id_color, id_color_manufacturer, ref_color, name_color, type_color)VALUES(8, 3, '', '', '');" calcext:value-type="string">
            <text:p>INSERT INTO model_colors_manufacturers_colors(id_color, id_color_manufacturer, ref_color, name_color, type_color)VALUES(8, 3, '', '', '');</text:p>
          </table:table-cell>
          <table:table-cell table:number-columns-repeated="9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Troll Slayer Orange</text:p>
          </table:table-cell>
          <table:table-cell table:formula="of:=&quot;INSERT INTO model_colors_manufacturers_colors(id_color, id_color_manufacturer, ref_color, name_color, type_color)VALUES(&quot; &amp; [.A10] &amp; &quot;, 3, '&quot; &amp; [.B10] &amp; &quot;', '&quot; &amp; [.B10] &amp; &quot;', '');&quot;" office:value-type="string" office:string-value="INSERT INTO model_colors_manufacturers_colors(id_color, id_color_manufacturer, ref_color, name_color, type_color)VALUES(9, 3, 'Troll Slayer Orange', 'Troll Slayer Orange', '');" calcext:value-type="string">
            <text:p>INSERT INTO model_colors_manufacturers_colors(id_color, id_color_manufacturer, ref_color, name_color, type_color)VALUES(9, 3, 'Troll Slayer Orange', 'Troll Slayer Orange', '');</text:p>
          </table:table-cell>
          <table:table-cell table:number-columns-repeated="9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Evil Sunz Scarlet</text:p>
          </table:table-cell>
          <table:table-cell table:formula="of:=&quot;INSERT INTO model_colors_manufacturers_colors(id_color, id_color_manufacturer, ref_color, name_color, type_color)VALUES(&quot; &amp; [.A11] &amp; &quot;, 3, '&quot; &amp; [.B11] &amp; &quot;', '&quot; &amp; [.B11] &amp; &quot;', '');&quot;" office:value-type="string" office:string-value="INSERT INTO model_colors_manufacturers_colors(id_color, id_color_manufacturer, ref_color, name_color, type_color)VALUES(10, 3, 'Evil Sunz Scarlet', 'Evil Sunz Scarlet', '');" calcext:value-type="string">
            <text:p>INSERT INTO model_colors_manufacturers_colors(id_color, id_color_manufacturer, ref_color, name_color, type_color)VALUES(10, 3, 'Evil Sunz Scarlet', 'Evil Sunz Scarlet', '');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Wazdakka Red</text:p>
          </table:table-cell>
          <table:table-cell table:formula="of:=&quot;INSERT INTO model_colors_manufacturers_colors(id_color, id_color_manufacturer, ref_color, name_color, type_color)VALUES(&quot; &amp; [.A12] &amp; &quot;, 3, '&quot; &amp; [.B12] &amp; &quot;', '&quot; &amp; [.B12] &amp; &quot;', '');&quot;" office:value-type="string" office:string-value="INSERT INTO model_colors_manufacturers_colors(id_color, id_color_manufacturer, ref_color, name_color, type_color)VALUES(11, 3, 'Wazdakka Red', 'Wazdakka Red', '');" calcext:value-type="string">
            <text:p>INSERT INTO model_colors_manufacturers_colors(id_color, id_color_manufacturer, ref_color, name_color, type_color)VALUES(11, 3, 'Wazdakka Red', 'Wazdakka Red', '');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Khorne Red</text:p>
          </table:table-cell>
          <table:table-cell table:formula="of:=&quot;INSERT INTO model_colors_manufacturers_colors(id_color, id_color_manufacturer, ref_color, name_color, type_color)VALUES(&quot; &amp; [.A13] &amp; &quot;, 3, '&quot; &amp; [.B13] &amp; &quot;', '&quot; &amp; [.B13] &amp; &quot;', '');&quot;" office:value-type="string" office:string-value="INSERT INTO model_colors_manufacturers_colors(id_color, id_color_manufacturer, ref_color, name_color, type_color)VALUES(12, 3, 'Khorne Red', 'Khorne Red', '');" calcext:value-type="string">
            <text:p>INSERT INTO model_colors_manufacturers_colors(id_color, id_color_manufacturer, ref_color, name_color, type_color)VALUES(12, 3, 'Khorne Red', 'Khorne Red', '');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&quot;INSERT INTO model_colors_manufacturers_colors(id_color, id_color_manufacturer, ref_color, name_color, type_color)VALUES(&quot; &amp; [.A14] &amp; &quot;, 3, '&quot; &amp; [.B14] &amp; &quot;', '&quot; &amp; [.B14] &amp; &quot;', '');&quot;" office:value-type="string" office:string-value="INSERT INTO model_colors_manufacturers_colors(id_color, id_color_manufacturer, ref_color, name_color, type_color)VALUES(13, 3, '', '', '');" calcext:value-type="string">
            <text:p>INSERT INTO model_colors_manufacturers_colors(id_color, id_color_manufacturer, ref_color, name_color, type_color)VALUES(13, 3, '', '', '');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Screamer Pink</text:p>
          </table:table-cell>
          <table:table-cell table:formula="of:=&quot;INSERT INTO model_colors_manufacturers_colors(id_color, id_color_manufacturer, ref_color, name_color, type_color)VALUES(&quot; &amp; [.A15] &amp; &quot;, 3, '&quot; &amp; [.B15] &amp; &quot;', '&quot; &amp; [.B15] &amp; &quot;', '');&quot;" office:value-type="string" office:string-value="INSERT INTO model_colors_manufacturers_colors(id_color, id_color_manufacturer, ref_color, name_color, type_color)VALUES(14, 3, 'Screamer Pink', 'Screamer Pink', '');" calcext:value-type="string">
            <text:p>INSERT INTO model_colors_manufacturers_colors(id_color, id_color_manufacturer, ref_color, name_color, type_color)VALUES(14, 3, 'Screamer Pink', 'Screamer Pink', '');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Xereus Purple</text:p>
          </table:table-cell>
          <table:table-cell table:formula="of:=&quot;INSERT INTO model_colors_manufacturers_colors(id_color, id_color_manufacturer, ref_color, name_color, type_color)VALUES(&quot; &amp; [.A16] &amp; &quot;, 3, '&quot; &amp; [.B16] &amp; &quot;', '&quot; &amp; [.B16] &amp; &quot;', '');&quot;" office:value-type="string" office:string-value="INSERT INTO model_colors_manufacturers_colors(id_color, id_color_manufacturer, ref_color, name_color, type_color)VALUES(15, 3, 'Xereus Purple', 'Xereus Purple', '');" calcext:value-type="string">
            <text:p>INSERT INTO model_colors_manufacturers_colors(id_color, id_color_manufacturer, ref_color, name_color, type_color)VALUES(15, 3, 'Xereus Purple', 'Xereus Purple', '');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&quot;INSERT INTO model_colors_manufacturers_colors(id_color, id_color_manufacturer, ref_color, name_color, type_color)VALUES(&quot; &amp; [.A17] &amp; &quot;, 3, '&quot; &amp; [.B17] &amp; &quot;', '&quot; &amp; [.B17] &amp; &quot;', '');&quot;" office:value-type="string" office:string-value="INSERT INTO model_colors_manufacturers_colors(id_color, id_color_manufacturer, ref_color, name_color, type_color)VALUES(16, 3, '', '', '');" calcext:value-type="string">
            <text:p>INSERT INTO model_colors_manufacturers_colors(id_color, id_color_manufacturer, ref_color, name_color, type_color)VALUES(16, 3, '', '', '');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&quot;INSERT INTO model_colors_manufacturers_colors(id_color, id_color_manufacturer, ref_color, name_color, type_color)VALUES(&quot; &amp; [.A18] &amp; &quot;, 3, '&quot; &amp; [.B18] &amp; &quot;', '&quot; &amp; [.B18] &amp; &quot;', '');&quot;" office:value-type="string" office:string-value="INSERT INTO model_colors_manufacturers_colors(id_color, id_color_manufacturer, ref_color, name_color, type_color)VALUES(17, 3, '', '', '');" calcext:value-type="string">
            <text:p>INSERT INTO model_colors_manufacturers_colors(id_color, id_color_manufacturer, ref_color, name_color, type_color)VALUES(17, 3, '', '', '');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&quot;INSERT INTO model_colors_manufacturers_colors(id_color, id_color_manufacturer, ref_color, name_color, type_color)VALUES(&quot; &amp; [.A19] &amp; &quot;, 3, '&quot; &amp; [.B19] &amp; &quot;', '&quot; &amp; [.B19] &amp; &quot;', '');&quot;" office:value-type="string" office:string-value="INSERT INTO model_colors_manufacturers_colors(id_color, id_color_manufacturer, ref_color, name_color, type_color)VALUES(18, 3, '', '', '');" calcext:value-type="string">
            <text:p>INSERT INTO model_colors_manufacturers_colors(id_color, id_color_manufacturer, ref_color, name_color, type_color)VALUES(18, 3, '', '', '');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&quot;INSERT INTO model_colors_manufacturers_colors(id_color, id_color_manufacturer, ref_color, name_color, type_color)VALUES(&quot; &amp; [.A20] &amp; &quot;, 3, '&quot; &amp; [.B20] &amp; &quot;', '&quot; &amp; [.B20] &amp; &quot;', '');&quot;" office:value-type="string" office:string-value="INSERT INTO model_colors_manufacturers_colors(id_color, id_color_manufacturer, ref_color, name_color, type_color)VALUES(19, 3, '', '', '');" calcext:value-type="string">
            <text:p>INSERT INTO model_colors_manufacturers_colors(id_color, id_color_manufacturer, ref_color, name_color, type_color)VALUES(19, 3, '', '', '');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Kantor Blue</text:p>
          </table:table-cell>
          <table:table-cell table:formula="of:=&quot;INSERT INTO model_colors_manufacturers_colors(id_color, id_color_manufacturer, ref_color, name_color, type_color)VALUES(&quot; &amp; [.A21] &amp; &quot;, 3, '&quot; &amp; [.B21] &amp; &quot;', '&quot; &amp; [.B21] &amp; &quot;', '');&quot;" office:value-type="string" office:string-value="INSERT INTO model_colors_manufacturers_colors(id_color, id_color_manufacturer, ref_color, name_color, type_color)VALUES(20, 3, 'Kantor Blue', 'Kantor Blue', '');" calcext:value-type="string">
            <text:p>INSERT INTO model_colors_manufacturers_colors(id_color, id_color_manufacturer, ref_color, name_color, type_color)VALUES(20, 3, 'Kantor Blue', 'Kantor Blue', '');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Caledor Sky</text:p>
          </table:table-cell>
          <table:table-cell table:formula="of:=&quot;INSERT INTO model_colors_manufacturers_colors(id_color, id_color_manufacturer, ref_color, name_color, type_color)VALUES(&quot; &amp; [.A22] &amp; &quot;, 3, '&quot; &amp; [.B22] &amp; &quot;', '&quot; &amp; [.B22] &amp; &quot;', '');&quot;" office:value-type="string" office:string-value="INSERT INTO model_colors_manufacturers_colors(id_color, id_color_manufacturer, ref_color, name_color, type_color)VALUES(21, 3, 'Caledor Sky', 'Caledor Sky', '');" calcext:value-type="string">
            <text:p>INSERT INTO model_colors_manufacturers_colors(id_color, id_color_manufacturer, ref_color, name_color, type_color)VALUES(21, 3, 'Caledor Sky', 'Caledor Sky', '');</text:p>
          </table:table-cell>
          <table:table-cell table:number-columns-repeated="9"/>
        </table:table-row>
        <table:table-row table:style-name="ro8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Altdorf Guard Blue</text:p>
          </table:table-cell>
          <table:table-cell table:formula="of:=&quot;INSERT INTO model_colors_manufacturers_colors(id_color, id_color_manufacturer, ref_color, name_color, type_color)VALUES(&quot; &amp; [.A23] &amp; &quot;, 3, '&quot; &amp; [.B23] &amp; &quot;', '&quot; &amp; [.B23] &amp; &quot;', '');&quot;" office:value-type="string" office:string-value="INSERT INTO model_colors_manufacturers_colors(id_color, id_color_manufacturer, ref_color, name_color, type_color)VALUES(22, 3, 'Altdorf Guard Blue', 'Altdorf Guard Blue', '');" calcext:value-type="string">
            <text:p>INSERT INTO model_colors_manufacturers_colors(id_color, id_color_manufacturer, ref_color, name_color, type_color)VALUES(22, 3, 'Altdorf Guard Blue', 'Altdorf Guard Blue', '');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&quot;INSERT INTO model_colors_manufacturers_colors(id_color, id_color_manufacturer, ref_color, name_color, type_color)VALUES(&quot; &amp; [.A24] &amp; &quot;, 3, '&quot; &amp; [.B24] &amp; &quot;', '&quot; &amp; [.B24] &amp; &quot;', '');&quot;" office:value-type="string" office:string-value="INSERT INTO model_colors_manufacturers_colors(id_color, id_color_manufacturer, ref_color, name_color, type_color)VALUES(23, 3, '', '', '');" calcext:value-type="string">
            <text:p>INSERT INTO model_colors_manufacturers_colors(id_color, id_color_manufacturer, ref_color, name_color, type_color)VALUES(23, 3, '', '', '');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Sotek Green</text:p>
          </table:table-cell>
          <table:table-cell table:formula="of:=&quot;INSERT INTO model_colors_manufacturers_colors(id_color, id_color_manufacturer, ref_color, name_color, type_color)VALUES(&quot; &amp; [.A25] &amp; &quot;, 3, '&quot; &amp; [.B25] &amp; &quot;', '&quot; &amp; [.B25] &amp; &quot;', '');&quot;" office:value-type="string" office:string-value="INSERT INTO model_colors_manufacturers_colors(id_color, id_color_manufacturer, ref_color, name_color, type_color)VALUES(24, 3, 'Sotek Green', 'Sotek Green', '');" calcext:value-type="string">
            <text:p>INSERT INTO model_colors_manufacturers_colors(id_color, id_color_manufacturer, ref_color, name_color, type_color)VALUES(24, 3, 'Sotek Green', 'Sotek Green', '');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&quot;INSERT INTO model_colors_manufacturers_colors(id_color, id_color_manufacturer, ref_color, name_color, type_color)VALUES(&quot; &amp; [.A26] &amp; &quot;, 3, '&quot; &amp; [.B26] &amp; &quot;', '&quot; &amp; [.B26] &amp; &quot;', '');&quot;" office:value-type="string" office:string-value="INSERT INTO model_colors_manufacturers_colors(id_color, id_color_manufacturer, ref_color, name_color, type_color)VALUES(25, 3, '', '', '');" calcext:value-type="string">
            <text:p>INSERT INTO model_colors_manufacturers_colors(id_color, id_color_manufacturer, ref_color, name_color, type_color)VALUES(25, 3, '', '', '');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&quot;INSERT INTO model_colors_manufacturers_colors(id_color, id_color_manufacturer, ref_color, name_color, type_color)VALUES(&quot; &amp; [.A27] &amp; &quot;, 3, '&quot; &amp; [.B27] &amp; &quot;', '&quot; &amp; [.B27] &amp; &quot;', '');&quot;" office:value-type="string" office:string-value="INSERT INTO model_colors_manufacturers_colors(id_color, id_color_manufacturer, ref_color, name_color, type_color)VALUES(26, 3, '', '', '');" calcext:value-type="string">
            <text:p>INSERT INTO model_colors_manufacturers_colors(id_color, id_color_manufacturer, ref_color, name_color, type_color)VALUES(26, 3, '', '', '');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&quot;INSERT INTO model_colors_manufacturers_colors(id_color, id_color_manufacturer, ref_color, name_color, type_color)VALUES(&quot; &amp; [.A28] &amp; &quot;, 3, '&quot; &amp; [.B28] &amp; &quot;', '&quot; &amp; [.B28] &amp; &quot;', '');&quot;" office:value-type="string" office:string-value="INSERT INTO model_colors_manufacturers_colors(id_color, id_color_manufacturer, ref_color, name_color, type_color)VALUES(27, 3, '', '', '');" calcext:value-type="string">
            <text:p>INSERT INTO model_colors_manufacturers_colors(id_color, id_color_manufacturer, ref_color, name_color, type_color)VALUES(27, 3, '', '', '');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Caliban Green</text:p>
          </table:table-cell>
          <table:table-cell table:formula="of:=&quot;INSERT INTO model_colors_manufacturers_colors(id_color, id_color_manufacturer, ref_color, name_color, type_color)VALUES(&quot; &amp; [.A29] &amp; &quot;, 3, '&quot; &amp; [.B29] &amp; &quot;', '&quot; &amp; [.B29] &amp; &quot;', '');&quot;" office:value-type="string" office:string-value="INSERT INTO model_colors_manufacturers_colors(id_color, id_color_manufacturer, ref_color, name_color, type_color)VALUES(28, 3, 'Caliban Green', 'Caliban Green', '');" calcext:value-type="string">
            <text:p>INSERT INTO model_colors_manufacturers_colors(id_color, id_color_manufacturer, ref_color, name_color, type_color)VALUES(28, 3, 'Caliban Green', 'Caliban Green', '');</text:p>
          </table:table-cell>
          <table:table-cell table:number-columns-repeated="9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Warpstone Glow</text:p>
          </table:table-cell>
          <table:table-cell table:formula="of:=&quot;INSERT INTO model_colors_manufacturers_colors(id_color, id_color_manufacturer, ref_color, name_color, type_color)VALUES(&quot; &amp; [.A30] &amp; &quot;, 3, '&quot; &amp; [.B30] &amp; &quot;', '&quot; &amp; [.B30] &amp; &quot;', '');&quot;" office:value-type="string" office:string-value="INSERT INTO model_colors_manufacturers_colors(id_color, id_color_manufacturer, ref_color, name_color, type_color)VALUES(29, 3, 'Warpstone Glow', 'Warpstone Glow', '');" calcext:value-type="string">
            <text:p>INSERT INTO model_colors_manufacturers_colors(id_color, id_color_manufacturer, ref_color, name_color, type_color)VALUES(29, 3, 'Warpstone Glow', 'Warpstone Glow', '');</text:p>
          </table:table-cell>
          <table:table-cell table:number-columns-repeated="9"/>
        </table:table-row>
        <table:table-row table:style-name="ro8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Warboss Green</text:p>
          </table:table-cell>
          <table:table-cell table:formula="of:=&quot;INSERT INTO model_colors_manufacturers_colors(id_color, id_color_manufacturer, ref_color, name_color, type_color)VALUES(&quot; &amp; [.A31] &amp; &quot;, 3, '&quot; &amp; [.B31] &amp; &quot;', '&quot; &amp; [.B31] &amp; &quot;', '');&quot;" office:value-type="string" office:string-value="INSERT INTO model_colors_manufacturers_colors(id_color, id_color_manufacturer, ref_color, name_color, type_color)VALUES(30, 3, 'Warboss Green', 'Warboss Green', '');" calcext:value-type="string">
            <text:p>INSERT INTO model_colors_manufacturers_colors(id_color, id_color_manufacturer, ref_color, name_color, type_color)VALUES(30, 3, 'Warboss Green', 'Warboss Green', '');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Elysian Green</text:p>
          </table:table-cell>
          <table:table-cell table:formula="of:=&quot;INSERT INTO model_colors_manufacturers_colors(id_color, id_color_manufacturer, ref_color, name_color, type_color)VALUES(&quot; &amp; [.A32] &amp; &quot;, 3, '&quot; &amp; [.B32] &amp; &quot;', '&quot; &amp; [.B32] &amp; &quot;', '');&quot;" office:value-type="string" office:string-value="INSERT INTO model_colors_manufacturers_colors(id_color, id_color_manufacturer, ref_color, name_color, type_color)VALUES(31, 3, 'Elysian Green', 'Elysian Green', '');" calcext:value-type="string">
            <text:p>INSERT INTO model_colors_manufacturers_colors(id_color, id_color_manufacturer, ref_color, name_color, type_color)VALUES(31, 3, 'Elysian Green', 'Elysian Green', '');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Moot Green</text:p>
          </table:table-cell>
          <table:table-cell table:formula="of:=&quot;INSERT INTO model_colors_manufacturers_colors(id_color, id_color_manufacturer, ref_color, name_color, type_color)VALUES(&quot; &amp; [.A33] &amp; &quot;, 3, '&quot; &amp; [.B33] &amp; &quot;', '&quot; &amp; [.B33] &amp; &quot;', '');&quot;" office:value-type="string" office:string-value="INSERT INTO model_colors_manufacturers_colors(id_color, id_color_manufacturer, ref_color, name_color, type_color)VALUES(32, 3, 'Moot Green', 'Moot Green', '');" calcext:value-type="string">
            <text:p>INSERT INTO model_colors_manufacturers_colors(id_color, id_color_manufacturer, ref_color, name_color, type_color)VALUES(32, 3, 'Moot Green', 'Moot Green', '');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&quot;INSERT INTO model_colors_manufacturers_colors(id_color, id_color_manufacturer, ref_color, name_color, type_color)VALUES(&quot; &amp; [.A34] &amp; &quot;, 3, '&quot; &amp; [.B34] &amp; &quot;', '&quot; &amp; [.B34] &amp; &quot;', '');&quot;" office:value-type="string" office:string-value="INSERT INTO model_colors_manufacturers_colors(id_color, id_color_manufacturer, ref_color, name_color, type_color)VALUES(33, 3, '', '', '');" calcext:value-type="string">
            <text:p>INSERT INTO model_colors_manufacturers_colors(id_color, id_color_manufacturer, ref_color, name_color, type_color)VALUES(33, 3, '', '', '');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Ushabti Bone</text:p>
          </table:table-cell>
          <table:table-cell table:formula="of:=&quot;INSERT INTO model_colors_manufacturers_colors(id_color, id_color_manufacturer, ref_color, name_color, type_color)VALUES(&quot; &amp; [.A35] &amp; &quot;, 3, '&quot; &amp; [.B35] &amp; &quot;', '&quot; &amp; [.B35] &amp; &quot;', '');&quot;" office:value-type="string" office:string-value="INSERT INTO model_colors_manufacturers_colors(id_color, id_color_manufacturer, ref_color, name_color, type_color)VALUES(34, 3, 'Ushabti Bone', 'Ushabti Bone', '');" calcext:value-type="string">
            <text:p>INSERT INTO model_colors_manufacturers_colors(id_color, id_color_manufacturer, ref_color, name_color, type_color)VALUES(34, 3, 'Ushabti Bone', 'Ushabti Bone', '');</text:p>
          </table:table-cell>
          <table:table-cell table:number-columns-repeated="9"/>
        </table:table-row>
        <table:table-row table:style-name="ro8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Nurgling Green</text:p>
          </table:table-cell>
          <table:table-cell table:formula="of:=&quot;INSERT INTO model_colors_manufacturers_colors(id_color, id_color_manufacturer, ref_color, name_color, type_color)VALUES(&quot; &amp; [.A36] &amp; &quot;, 3, '&quot; &amp; [.B36] &amp; &quot;', '&quot; &amp; [.B36] &amp; &quot;', '');&quot;" office:value-type="string" office:string-value="INSERT INTO model_colors_manufacturers_colors(id_color, id_color_manufacturer, ref_color, name_color, type_color)VALUES(35, 3, 'Nurgling Green', 'Nurgling Green', '');" calcext:value-type="string">
            <text:p>INSERT INTO model_colors_manufacturers_colors(id_color, id_color_manufacturer, ref_color, name_color, type_color)VALUES(35, 3, 'Nurgling Green', 'Nurgling Green', '');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&quot;INSERT INTO model_colors_manufacturers_colors(id_color, id_color_manufacturer, ref_color, name_color, type_color)VALUES(&quot; &amp; [.A37] &amp; &quot;, 3, '&quot; &amp; [.B37] &amp; &quot;', '&quot; &amp; [.B37] &amp; &quot;', '');&quot;" office:value-type="string" office:string-value="INSERT INTO model_colors_manufacturers_colors(id_color, id_color_manufacturer, ref_color, name_color, type_color)VALUES(36, 3, '', '', '');" calcext:value-type="string">
            <text:p>INSERT INTO model_colors_manufacturers_colors(id_color, id_color_manufacturer, ref_color, name_color, type_color)VALUES(36, 3, '', '', '');</text:p>
          </table:table-cell>
          <table:table-cell table:number-columns-repeated="9"/>
        </table:table-row>
        <table:table-row table:style-name="ro8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Tau Light Ochre</text:p>
          </table:table-cell>
          <table:table-cell table:formula="of:=&quot;INSERT INTO model_colors_manufacturers_colors(id_color, id_color_manufacturer, ref_color, name_color, type_color)VALUES(&quot; &amp; [.A38] &amp; &quot;, 3, '&quot; &amp; [.B38] &amp; &quot;', '&quot; &amp; [.B38] &amp; &quot;', '');&quot;" office:value-type="string" office:string-value="INSERT INTO model_colors_manufacturers_colors(id_color, id_color_manufacturer, ref_color, name_color, type_color)VALUES(37, 3, 'Tau Light Ochre', 'Tau Light Ochre', '');" calcext:value-type="string">
            <text:p>INSERT INTO model_colors_manufacturers_colors(id_color, id_color_manufacturer, ref_color, name_color, type_color)VALUES(37, 3, 'Tau Light Ochre', 'Tau Light Ochre', '');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&quot;INSERT INTO model_colors_manufacturers_colors(id_color, id_color_manufacturer, ref_color, name_color, type_color)VALUES(&quot; &amp; [.A39] &amp; &quot;, 3, '&quot; &amp; [.B39] &amp; &quot;', '&quot; &amp; [.B39] &amp; &quot;', '');&quot;" office:value-type="string" office:string-value="INSERT INTO model_colors_manufacturers_colors(id_color, id_color_manufacturer, ref_color, name_color, type_color)VALUES(38, 3, '', '', '');" calcext:value-type="string">
            <text:p>INSERT INTO model_colors_manufacturers_colors(id_color, id_color_manufacturer, ref_color, name_color, type_color)VALUES(38, 3, '', '', '');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Zamesi Desert</text:p>
          </table:table-cell>
          <table:table-cell table:formula="of:=&quot;INSERT INTO model_colors_manufacturers_colors(id_color, id_color_manufacturer, ref_color, name_color, type_color)VALUES(&quot; &amp; [.A40] &amp; &quot;, 3, '&quot; &amp; [.B40] &amp; &quot;', '&quot; &amp; [.B40] &amp; &quot;', '');&quot;" office:value-type="string" office:string-value="INSERT INTO model_colors_manufacturers_colors(id_color, id_color_manufacturer, ref_color, name_color, type_color)VALUES(39, 3, 'Zamesi Desert', 'Zamesi Desert', '');" calcext:value-type="string">
            <text:p>INSERT INTO model_colors_manufacturers_colors(id_color, id_color_manufacturer, ref_color, name_color, type_color)VALUES(39, 3, 'Zamesi Desert', 'Zamesi Desert', '');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Balor Brown</text:p>
          </table:table-cell>
          <table:table-cell table:formula="of:=&quot;INSERT INTO model_colors_manufacturers_colors(id_color, id_color_manufacturer, ref_color, name_color, type_color)VALUES(&quot; &amp; [.A41] &amp; &quot;, 3, '&quot; &amp; [.B41] &amp; &quot;', '&quot; &amp; [.B41] &amp; &quot;', '');&quot;" office:value-type="string" office:string-value="INSERT INTO model_colors_manufacturers_colors(id_color, id_color_manufacturer, ref_color, name_color, type_color)VALUES(40, 3, 'Balor Brown', 'Balor Brown', '');" calcext:value-type="string">
            <text:p>INSERT INTO model_colors_manufacturers_colors(id_color, id_color_manufacturer, ref_color, name_color, type_color)VALUES(40, 3, 'Balor Brown', 'Balor Brown', '');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Ratskin Flesh</text:p>
          </table:table-cell>
          <table:table-cell table:formula="of:=&quot;INSERT INTO model_colors_manufacturers_colors(id_color, id_color_manufacturer, ref_color, name_color, type_color)VALUES(&quot; &amp; [.A42] &amp; &quot;, 3, '&quot; &amp; [.B42] &amp; &quot;', '&quot; &amp; [.B42] &amp; &quot;', '');&quot;" office:value-type="string" office:string-value="INSERT INTO model_colors_manufacturers_colors(id_color, id_color_manufacturer, ref_color, name_color, type_color)VALUES(41, 3, 'Ratskin Flesh', 'Ratskin Flesh', '');" calcext:value-type="string">
            <text:p>INSERT INTO model_colors_manufacturers_colors(id_color, id_color_manufacturer, ref_color, name_color, type_color)VALUES(41, 3, 'Ratskin Flesh', 'Ratskin Flesh', '');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Skrag Brown</text:p>
          </table:table-cell>
          <table:table-cell table:formula="of:=&quot;INSERT INTO model_colors_manufacturers_colors(id_color, id_color_manufacturer, ref_color, name_color, type_color)VALUES(&quot; &amp; [.A43] &amp; &quot;, 3, '&quot; &amp; [.B43] &amp; &quot;', '&quot; &amp; [.B43] &amp; &quot;', '');&quot;" office:value-type="string" office:string-value="INSERT INTO model_colors_manufacturers_colors(id_color, id_color_manufacturer, ref_color, name_color, type_color)VALUES(42, 3, 'Skrag Brown', 'Skrag Brown', '');" calcext:value-type="string">
            <text:p>INSERT INTO model_colors_manufacturers_colors(id_color, id_color_manufacturer, ref_color, name_color, type_color)VALUES(42, 3, 'Skrag Brown', 'Skrag Brown', '');</text:p>
          </table:table-cell>
          <table:table-cell table:number-columns-repeated="9"/>
        </table:table-row>
        <table:table-row table:style-name="ro8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Mournfang Brown</text:p>
          </table:table-cell>
          <table:table-cell table:formula="of:=&quot;INSERT INTO model_colors_manufacturers_colors(id_color, id_color_manufacturer, ref_color, name_color, type_color)VALUES(&quot; &amp; [.A44] &amp; &quot;, 3, '&quot; &amp; [.B44] &amp; &quot;', '&quot; &amp; [.B44] &amp; &quot;', '');&quot;" office:value-type="string" office:string-value="INSERT INTO model_colors_manufacturers_colors(id_color, id_color_manufacturer, ref_color, name_color, type_color)VALUES(43, 3, 'Mournfang Brown', 'Mournfang Brown', '');" calcext:value-type="string">
            <text:p>INSERT INTO model_colors_manufacturers_colors(id_color, id_color_manufacturer, ref_color, name_color, type_color)VALUES(43, 3, 'Mournfang Brown', 'Mournfang Brown', '');</text:p>
          </table:table-cell>
          <table:table-cell table:number-columns-repeated="9"/>
        </table:table-row>
        <table:table-row table:style-name="ro8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Doombull Brown</text:p>
          </table:table-cell>
          <table:table-cell table:formula="of:=&quot;INSERT INTO model_colors_manufacturers_colors(id_color, id_color_manufacturer, ref_color, name_color, type_color)VALUES(&quot; &amp; [.A45] &amp; &quot;, 3, '&quot; &amp; [.B45] &amp; &quot;', '&quot; &amp; [.B45] &amp; &quot;', '');&quot;" office:value-type="string" office:string-value="INSERT INTO model_colors_manufacturers_colors(id_color, id_color_manufacturer, ref_color, name_color, type_color)VALUES(44, 3, 'Doombull Brown', 'Doombull Brown', '');" calcext:value-type="string">
            <text:p>INSERT INTO model_colors_manufacturers_colors(id_color, id_color_manufacturer, ref_color, name_color, type_color)VALUES(44, 3, 'Doombull Brown', 'Doombull Brown', '');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Rhinox Hide</text:p>
          </table:table-cell>
          <table:table-cell table:formula="of:=&quot;INSERT INTO model_colors_manufacturers_colors(id_color, id_color_manufacturer, ref_color, name_color, type_color)VALUES(&quot; &amp; [.A46] &amp; &quot;, 3, '&quot; &amp; [.B46] &amp; &quot;', '&quot; &amp; [.B46] &amp; &quot;', '');&quot;" office:value-type="string" office:string-value="INSERT INTO model_colors_manufacturers_colors(id_color, id_color_manufacturer, ref_color, name_color, type_color)VALUES(45, 3, 'Rhinox Hide', 'Rhinox Hide', '');" calcext:value-type="string">
            <text:p>INSERT INTO model_colors_manufacturers_colors(id_color, id_color_manufacturer, ref_color, name_color, type_color)VALUES(45, 3, 'Rhinox Hide', 'Rhinox Hide', '');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&quot;INSERT INTO model_colors_manufacturers_colors(id_color, id_color_manufacturer, ref_color, name_color, type_color)VALUES(&quot; &amp; [.A47] &amp; &quot;, 3, '&quot; &amp; [.B47] &amp; &quot;', '&quot; &amp; [.B47] &amp; &quot;', '');&quot;" office:value-type="string" office:string-value="INSERT INTO model_colors_manufacturers_colors(id_color, id_color_manufacturer, ref_color, name_color, type_color)VALUES(46, 3, '', '', '');" calcext:value-type="string">
            <text:p>INSERT INTO model_colors_manufacturers_colors(id_color, id_color_manufacturer, ref_color, name_color, type_color)VALUES(46, 3, '', '', '');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Fenrisian Grey</text:p>
          </table:table-cell>
          <table:table-cell table:formula="of:=&quot;INSERT INTO model_colors_manufacturers_colors(id_color, id_color_manufacturer, ref_color, name_color, type_color)VALUES(&quot; &amp; [.A48] &amp; &quot;, 3, '&quot; &amp; [.B48] &amp; &quot;', '&quot; &amp; [.B48] &amp; &quot;', '');&quot;" office:value-type="string" office:string-value="INSERT INTO model_colors_manufacturers_colors(id_color, id_color_manufacturer, ref_color, name_color, type_color)VALUES(47, 3, 'Fenrisian Grey', 'Fenrisian Grey', '');" calcext:value-type="string">
            <text:p>INSERT INTO model_colors_manufacturers_colors(id_color, id_color_manufacturer, ref_color, name_color, type_color)VALUES(47, 3, 'Fenrisian Grey', 'Fenrisian Grey', '');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The Fang</text:p>
          </table:table-cell>
          <table:table-cell table:formula="of:=&quot;INSERT INTO model_colors_manufacturers_colors(id_color, id_color_manufacturer, ref_color, name_color, type_color)VALUES(&quot; &amp; [.A49] &amp; &quot;, 3, '&quot; &amp; [.B49] &amp; &quot;', '&quot; &amp; [.B49] &amp; &quot;', '');&quot;" office:value-type="string" office:string-value="INSERT INTO model_colors_manufacturers_colors(id_color, id_color_manufacturer, ref_color, name_color, type_color)VALUES(48, 3, 'The Fang', 'The Fang', '');" calcext:value-type="string">
            <text:p>INSERT INTO model_colors_manufacturers_colors(id_color, id_color_manufacturer, ref_color, name_color, type_color)VALUES(48, 3, 'The Fang', 'The Fang', '');</text:p>
          </table:table-cell>
          <table:table-cell table:number-columns-repeated="9"/>
        </table:table-row>
        <table:table-row table:style-name="ro8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Administratum Grey</text:p>
          </table:table-cell>
          <table:table-cell table:formula="of:=&quot;INSERT INTO model_colors_manufacturers_colors(id_color, id_color_manufacturer, ref_color, name_color, type_color)VALUES(&quot; &amp; [.A50] &amp; &quot;, 3, '&quot; &amp; [.B50] &amp; &quot;', '&quot; &amp; [.B50] &amp; &quot;', '');&quot;" office:value-type="string" office:string-value="INSERT INTO model_colors_manufacturers_colors(id_color, id_color_manufacturer, ref_color, name_color, type_color)VALUES(49, 3, 'Administratum Grey', 'Administratum Grey', '');" calcext:value-type="string">
            <text:p>INSERT INTO model_colors_manufacturers_colors(id_color, id_color_manufacturer, ref_color, name_color, type_color)VALUES(49, 3, 'Administratum Grey', 'Administratum Grey', '');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Dawnstone</text:p>
          </table:table-cell>
          <table:table-cell table:formula="of:=&quot;INSERT INTO model_colors_manufacturers_colors(id_color, id_color_manufacturer, ref_color, name_color, type_color)VALUES(&quot; &amp; [.A51] &amp; &quot;, 3, '&quot; &amp; [.B51] &amp; &quot;', '&quot; &amp; [.B51] &amp; &quot;', '');&quot;" office:value-type="string" office:string-value="INSERT INTO model_colors_manufacturers_colors(id_color, id_color_manufacturer, ref_color, name_color, type_color)VALUES(50, 3, 'Dawnstone', 'Dawnstone', '');" calcext:value-type="string">
            <text:p>INSERT INTO model_colors_manufacturers_colors(id_color, id_color_manufacturer, ref_color, name_color, type_color)VALUES(50, 3, 'Dawnstone', 'Dawnstone', '');</text:p>
          </table:table-cell>
          <table:table-cell table:number-columns-repeated="9"/>
        </table:table-row>
        <table:table-row table:style-name="ro8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Abaddon Black</text:p>
          </table:table-cell>
          <table:table-cell table:formula="of:=&quot;INSERT INTO model_colors_manufacturers_colors(id_color, id_color_manufacturer, ref_color, name_color, type_color)VALUES(&quot; &amp; [.A52] &amp; &quot;, 3, '&quot; &amp; [.B52] &amp; &quot;', '&quot; &amp; [.B52] &amp; &quot;', '');&quot;" office:value-type="string" office:string-value="INSERT INTO model_colors_manufacturers_colors(id_color, id_color_manufacturer, ref_color, name_color, type_color)VALUES(51, 3, 'Abaddon Black', 'Abaddon Black', '');" calcext:value-type="string">
            <text:p>INSERT INTO model_colors_manufacturers_colors(id_color, id_color_manufacturer, ref_color, name_color, type_color)VALUES(51, 3, 'Abaddon Black', 'Abaddon Black', '');</text:p>
          </table:table-cell>
          <table:table-cell table:number-columns-repeated="9"/>
        </table:table-row>
        <table:table-row table:style-name="ro8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Runefang Steel</text:p>
          </table:table-cell>
          <table:table-cell table:formula="of:=&quot;INSERT INTO model_colors_manufacturers_colors(id_color, id_color_manufacturer, ref_color, name_color, type_color)VALUES(&quot; &amp; [.A53] &amp; &quot;, 3, '&quot; &amp; [.B53] &amp; &quot;', '&quot; &amp; [.B53] &amp; &quot;', '');&quot;" office:value-type="string" office:string-value="INSERT INTO model_colors_manufacturers_colors(id_color, id_color_manufacturer, ref_color, name_color, type_color)VALUES(52, 3, 'Runefang Steel', 'Runefang Steel', '');" calcext:value-type="string">
            <text:p>INSERT INTO model_colors_manufacturers_colors(id_color, id_color_manufacturer, ref_color, name_color, type_color)VALUES(52, 3, 'Runefang Steel', 'Runefang Steel', '');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Ironbreaker</text:p>
          </table:table-cell>
          <table:table-cell table:formula="of:=&quot;INSERT INTO model_colors_manufacturers_colors(id_color, id_color_manufacturer, ref_color, name_color, type_color)VALUES(&quot; &amp; [.A54] &amp; &quot;, 3, '&quot; &amp; [.B54] &amp; &quot;', '&quot; &amp; [.B54] &amp; &quot;', '');&quot;" office:value-type="string" office:string-value="INSERT INTO model_colors_manufacturers_colors(id_color, id_color_manufacturer, ref_color, name_color, type_color)VALUES(53, 3, 'Ironbreaker', 'Ironbreaker', '');" calcext:value-type="string">
            <text:p>INSERT INTO model_colors_manufacturers_colors(id_color, id_color_manufacturer, ref_color, name_color, type_color)VALUES(53, 3, 'Ironbreaker', 'Ironbreaker', '');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Leadbelcher</text:p>
          </table:table-cell>
          <table:table-cell table:formula="of:=&quot;INSERT INTO model_colors_manufacturers_colors(id_color, id_color_manufacturer, ref_color, name_color, type_color)VALUES(&quot; &amp; [.A55] &amp; &quot;, 3, '&quot; &amp; [.B55] &amp; &quot;', '&quot; &amp; [.B55] &amp; &quot;', '');&quot;" office:value-type="string" office:string-value="INSERT INTO model_colors_manufacturers_colors(id_color, id_color_manufacturer, ref_color, name_color, type_color)VALUES(54, 3, 'Leadbelcher', 'Leadbelcher', '');" calcext:value-type="string">
            <text:p>INSERT INTO model_colors_manufacturers_colors(id_color, id_color_manufacturer, ref_color, name_color, type_color)VALUES(54, 3, 'Leadbelcher', 'Leadbelcher', '');</text:p>
          </table:table-cell>
          <table:table-cell table:number-columns-repeated="9"/>
        </table:table-row>
        <table:table-row table:style-name="ro8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Auric Armour Gold</text:p>
          </table:table-cell>
          <table:table-cell table:formula="of:=&quot;INSERT INTO model_colors_manufacturers_colors(id_color, id_color_manufacturer, ref_color, name_color, type_color)VALUES(&quot; &amp; [.A56] &amp; &quot;, 3, '&quot; &amp; [.B56] &amp; &quot;', '&quot; &amp; [.B56] &amp; &quot;', '');&quot;" office:value-type="string" office:string-value="INSERT INTO model_colors_manufacturers_colors(id_color, id_color_manufacturer, ref_color, name_color, type_color)VALUES(55, 3, 'Auric Armour Gold', 'Auric Armour Gold', '');" calcext:value-type="string">
            <text:p>INSERT INTO model_colors_manufacturers_colors(id_color, id_color_manufacturer, ref_color, name_color, type_color)VALUES(55, 3, 'Auric Armour Gold', 'Auric Armour Gold', '');</text:p>
          </table:table-cell>
          <table:table-cell table:number-columns-repeated="9"/>
        </table:table-row>
        <table:table-row table:style-name="ro8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Gehenna's Gold</text:p>
          </table:table-cell>
          <table:table-cell table:formula="of:=&quot;INSERT INTO model_colors_manufacturers_colors(id_color, id_color_manufacturer, ref_color, name_color, type_color)VALUES(&quot; &amp; [.A57] &amp; &quot;, 3, '&quot; &amp; [.B57] &amp; &quot;', '&quot; &amp; [.B57] &amp; &quot;', '');&quot;" office:value-type="string" office:string-value="INSERT INTO model_colors_manufacturers_colors(id_color, id_color_manufacturer, ref_color, name_color, type_color)VALUES(56, 3, 'Gehenna's Gold', 'Gehenna's Gold', '');" calcext:value-type="string">
            <text:p>INSERT INTO model_colors_manufacturers_colors(id_color, id_color_manufacturer, ref_color, name_color, type_color)VALUES(56, 3, 'Gehenna's Gold', 'Gehenna's Gold', '');</text:p>
          </table:table-cell>
          <table:table-cell table:number-columns-repeated="9"/>
        </table:table-row>
        <table:table-row table:style-name="ro8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Hashut Copper</text:p>
          </table:table-cell>
          <table:table-cell table:formula="of:=&quot;INSERT INTO model_colors_manufacturers_colors(id_color, id_color_manufacturer, ref_color, name_color, type_color)VALUES(&quot; &amp; [.A58] &amp; &quot;, 3, '&quot; &amp; [.B58] &amp; &quot;', '&quot; &amp; [.B58] &amp; &quot;', '');&quot;" office:value-type="string" office:string-value="INSERT INTO model_colors_manufacturers_colors(id_color, id_color_manufacturer, ref_color, name_color, type_color)VALUES(57, 3, 'Hashut Copper', 'Hashut Copper', '');" calcext:value-type="string">
            <text:p>INSERT INTO model_colors_manufacturers_colors(id_color, id_color_manufacturer, ref_color, name_color, type_color)VALUES(57, 3, 'Hashut Copper', 'Hashut Copper', '');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&quot;INSERT INTO model_colors_manufacturers_colors(id_color, id_color_manufacturer, ref_color, name_color, type_color)VALUES(&quot; &amp; [.A59] &amp; &quot;, 3, '&quot; &amp; [.B59] &amp; &quot;', '&quot; &amp; [.B59] &amp; &quot;', '');&quot;" office:value-type="string" office:string-value="INSERT INTO model_colors_manufacturers_colors(id_color, id_color_manufacturer, ref_color, name_color, type_color)VALUES(58, 3, '', '', '');" calcext:value-type="string">
            <text:p>INSERT INTO model_colors_manufacturers_colors(id_color, id_color_manufacturer, ref_color, name_color, type_color)VALUES(58, 3, '', '', '');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&quot;INSERT INTO model_colors_manufacturers_colors(id_color, id_color_manufacturer, ref_color, name_color, type_color)VALUES(&quot; &amp; [.A60] &amp; &quot;, 3, '&quot; &amp; [.B60] &amp; &quot;', '&quot; &amp; [.B60] &amp; &quot;', '');&quot;" office:value-type="string" office:string-value="INSERT INTO model_colors_manufacturers_colors(id_color, id_color_manufacturer, ref_color, name_color, type_color)VALUES(59, 3, '', '', '');" calcext:value-type="string">
            <text:p>INSERT INTO model_colors_manufacturers_colors(id_color, id_color_manufacturer, ref_color, name_color, type_color)VALUES(59, 3, '', '', '');</text:p>
          </table:table-cell>
          <table:table-cell table:number-columns-repeated="9"/>
        </table:table-row>
        <table:table-row table:style-name="ro8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Warplock Bronze</text:p>
          </table:table-cell>
          <table:table-cell table:formula="of:=&quot;INSERT INTO model_colors_manufacturers_colors(id_color, id_color_manufacturer, ref_color, name_color, type_color)VALUES(&quot; &amp; [.A61] &amp; &quot;, 3, '&quot; &amp; [.B61] &amp; &quot;', '&quot; &amp; [.B61] &amp; &quot;', '');&quot;" office:value-type="string" office:string-value="INSERT INTO model_colors_manufacturers_colors(id_color, id_color_manufacturer, ref_color, name_color, type_color)VALUES(60, 3, 'Warplock Bronze', 'Warplock Bronze', '');" calcext:value-type="string">
            <text:p>INSERT INTO model_colors_manufacturers_colors(id_color, id_color_manufacturer, ref_color, name_color, type_color)VALUES(60, 3, 'Warplock Bronze', 'Warplock Bronze', '');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Karak Stone</text:p>
          </table:table-cell>
          <table:table-cell table:formula="of:=&quot;INSERT INTO model_colors_manufacturers_colors(id_color, id_color_manufacturer, ref_color, name_color, type_color)VALUES(&quot; &amp; [.A62] &amp; &quot;, 3, '&quot; &amp; [.B62] &amp; &quot;', '&quot; &amp; [.B62] &amp; &quot;', '');&quot;" office:value-type="string" office:string-value="INSERT INTO model_colors_manufacturers_colors(id_color, id_color_manufacturer, ref_color, name_color, type_color)VALUES(61, 3, 'Karak Stone', 'Karak Stone', '');" calcext:value-type="string">
            <text:p>INSERT INTO model_colors_manufacturers_colors(id_color, id_color_manufacturer, ref_color, name_color, type_color)VALUES(61, 3, 'Karak Stone', 'Karak Stone', '');</text:p>
          </table:table-cell>
          <table:table-cell table:number-columns-repeated="9"/>
        </table:table-row>
        <table:table-row table:style-name="ro8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Steel Legion Drab</text:p>
          </table:table-cell>
          <table:table-cell table:formula="of:=&quot;INSERT INTO model_colors_manufacturers_colors(id_color, id_color_manufacturer, ref_color, name_color, type_color)VALUES(&quot; &amp; [.A63] &amp; &quot;, 3, '&quot; &amp; [.B63] &amp; &quot;', '&quot; &amp; [.B63] &amp; &quot;', '');&quot;" office:value-type="string" office:string-value="INSERT INTO model_colors_manufacturers_colors(id_color, id_color_manufacturer, ref_color, name_color, type_color)VALUES(62, 3, 'Steel Legion Drab', 'Steel Legion Drab', '');" calcext:value-type="string">
            <text:p>INSERT INTO model_colors_manufacturers_colors(id_color, id_color_manufacturer, ref_color, name_color, type_color)VALUES(62, 3, 'Steel Legion Drab', 'Steel Legion Drab', '');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Tallarn Sand</text:p>
          </table:table-cell>
          <table:table-cell table:formula="of:=&quot;INSERT INTO model_colors_manufacturers_colors(id_color, id_color_manufacturer, ref_color, name_color, type_color)VALUES(&quot; &amp; [.A64] &amp; &quot;, 3, '&quot; &amp; [.B64] &amp; &quot;', '&quot; &amp; [.B64] &amp; &quot;', '');&quot;" office:value-type="string" office:string-value="INSERT INTO model_colors_manufacturers_colors(id_color, id_color_manufacturer, ref_color, name_color, type_color)VALUES(63, 3, 'Tallarn Sand', 'Tallarn Sand', '');" calcext:value-type="string">
            <text:p>INSERT INTO model_colors_manufacturers_colors(id_color, id_color_manufacturer, ref_color, name_color, type_color)VALUES(63, 3, 'Tallarn Sand', 'Tallarn Sand', '');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&quot;INSERT INTO model_colors_manufacturers_colors(id_color, id_color_manufacturer, ref_color, name_color, type_color)VALUES(&quot; &amp; [.A65] &amp; &quot;, 3, '&quot; &amp; [.B65] &amp; &quot;', '&quot; &amp; [.B65] &amp; &quot;', '');&quot;" office:value-type="string" office:string-value="INSERT INTO model_colors_manufacturers_colors(id_color, id_color_manufacturer, ref_color, name_color, type_color)VALUES(64, 3, '', '', '');" calcext:value-type="string">
            <text:p>INSERT INTO model_colors_manufacturers_colors(id_color, id_color_manufacturer, ref_color, name_color, type_color)VALUES(64, 3, '', '', '');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&quot;INSERT INTO model_colors_manufacturers_colors(id_color, id_color_manufacturer, ref_color, name_color, type_color)VALUES(&quot; &amp; [.A66] &amp; &quot;, 3, '&quot; &amp; [.B66] &amp; &quot;', '&quot; &amp; [.B66] &amp; &quot;', '');&quot;" office:value-type="string" office:string-value="INSERT INTO model_colors_manufacturers_colors(id_color, id_color_manufacturer, ref_color, name_color, type_color)VALUES(65, 3, '', '', '');" calcext:value-type="string">
            <text:p>INSERT INTO model_colors_manufacturers_colors(id_color, id_color_manufacturer, ref_color, name_color, type_color)VALUES(65, 3, '', '', '');</text:p>
          </table:table-cell>
          <table:table-cell table:number-columns-repeated="9"/>
        </table:table-row>
        <table:table-row table:style-name="ro8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Castellan Green</text:p>
          </table:table-cell>
          <table:table-cell table:formula="of:=&quot;INSERT INTO model_colors_manufacturers_colors(id_color, id_color_manufacturer, ref_color, name_color, type_color)VALUES(&quot; &amp; [.A67] &amp; &quot;, 3, '&quot; &amp; [.B67] &amp; &quot;', '&quot; &amp; [.B67] &amp; &quot;', '');&quot;" office:value-type="string" office:string-value="INSERT INTO model_colors_manufacturers_colors(id_color, id_color_manufacturer, ref_color, name_color, type_color)VALUES(66, 3, 'Castellan Green', 'Castellan Green', '');" calcext:value-type="string">
            <text:p>INSERT INTO model_colors_manufacturers_colors(id_color, id_color_manufacturer, ref_color, name_color, type_color)VALUES(66, 3, 'Castellan Green', 'Castellan Green', '');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&quot;INSERT INTO model_colors_manufacturers_colors(id_color, id_color_manufacturer, ref_color, name_color, type_color)VALUES(&quot; &amp; [.A68] &amp; &quot;, 3, '&quot; &amp; [.B68] &amp; &quot;', '&quot; &amp; [.B68] &amp; &quot;', '');&quot;" office:value-type="string" office:string-value="INSERT INTO model_colors_manufacturers_colors(id_color, id_color_manufacturer, ref_color, name_color, type_color)VALUES(67, 3, '', '', '');" calcext:value-type="string">
            <text:p>INSERT INTO model_colors_manufacturers_colors(id_color, id_color_manufacturer, ref_color, name_color, type_color)VALUES(67, 3, '', '', '');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&quot;INSERT INTO model_colors_manufacturers_colors(id_color, id_color_manufacturer, ref_color, name_color, type_color)VALUES(&quot; &amp; [.A69] &amp; &quot;, 3, '&quot; &amp; [.B69] &amp; &quot;', '&quot; &amp; [.B69] &amp; &quot;', '');&quot;" office:value-type="string" office:string-value="INSERT INTO model_colors_manufacturers_colors(id_color, id_color_manufacturer, ref_color, name_color, type_color)VALUES(68, 3, '', '', '');" calcext:value-type="string">
            <text:p>INSERT INTO model_colors_manufacturers_colors(id_color, id_color_manufacturer, ref_color, name_color, type_color)VALUES(68, 3, '', '', '');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&quot;INSERT INTO model_colors_manufacturers_colors(id_color, id_color_manufacturer, ref_color, name_color, type_color)VALUES(&quot; &amp; [.A70] &amp; &quot;, 3, '&quot; &amp; [.B70] &amp; &quot;', '&quot; &amp; [.B70] &amp; &quot;', '');&quot;" office:value-type="string" office:string-value="INSERT INTO model_colors_manufacturers_colors(id_color, id_color_manufacturer, ref_color, name_color, type_color)VALUES(69, 3, '', '', '');" calcext:value-type="string">
            <text:p>INSERT INTO model_colors_manufacturers_colors(id_color, id_color_manufacturer, ref_color, name_color, type_color)VALUES(69, 3, '', '', '');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Lothern Blue</text:p>
          </table:table-cell>
          <table:table-cell table:formula="of:=&quot;INSERT INTO model_colors_manufacturers_colors(id_color, id_color_manufacturer, ref_color, name_color, type_color)VALUES(&quot; &amp; [.A71] &amp; &quot;, 3, '&quot; &amp; [.B71] &amp; &quot;', '&quot; &amp; [.B71] &amp; &quot;', '');&quot;" office:value-type="string" office:string-value="INSERT INTO model_colors_manufacturers_colors(id_color, id_color_manufacturer, ref_color, name_color, type_color)VALUES(70, 3, 'Lothern Blue', 'Lothern Blue', '');" calcext:value-type="string">
            <text:p>INSERT INTO model_colors_manufacturers_colors(id_color, id_color_manufacturer, ref_color, name_color, type_color)VALUES(70, 3, 'Lothern Blue', 'Lothern Blue', '');</text:p>
          </table:table-cell>
          <table:table-cell table:number-columns-repeated="9"/>
        </table:table-row>
        <table:table-row table:style-name="ro8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Cadian Fleshtone</text:p>
          </table:table-cell>
          <table:table-cell table:formula="of:=&quot;INSERT INTO model_colors_manufacturers_colors(id_color, id_color_manufacturer, ref_color, name_color, type_color)VALUES(&quot; &amp; [.A72] &amp; &quot;, 3, '&quot; &amp; [.B72] &amp; &quot;', '&quot; &amp; [.B72] &amp; &quot;', '');&quot;" office:value-type="string" office:string-value="INSERT INTO model_colors_manufacturers_colors(id_color, id_color_manufacturer, ref_color, name_color, type_color)VALUES(71, 3, 'Cadian Fleshtone', 'Cadian Fleshtone', '');" calcext:value-type="string">
            <text:p>INSERT INTO model_colors_manufacturers_colors(id_color, id_color_manufacturer, ref_color, name_color, type_color)VALUES(71, 3, 'Cadian Fleshtone', 'Cadian Fleshtone', '');</text:p>
          </table:table-cell>
          <table:table-cell table:number-columns-repeated="9"/>
        </table:table-row>
        <table:table-row table:style-name="ro8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Mephiston Red</text:p>
          </table:table-cell>
          <table:table-cell table:formula="of:=&quot;INSERT INTO model_colors_manufacturers_colors(id_color, id_color_manufacturer, ref_color, name_color, type_color)VALUES(&quot; &amp; [.A73] &amp; &quot;, 3, '&quot; &amp; [.B73] &amp; &quot;', '&quot; &amp; [.B73] &amp; &quot;', '');&quot;" office:value-type="string" office:string-value="INSERT INTO model_colors_manufacturers_colors(id_color, id_color_manufacturer, ref_color, name_color, type_color)VALUES(72, 3, 'Mephiston Red', 'Mephiston Red', '');" calcext:value-type="string">
            <text:p>INSERT INTO model_colors_manufacturers_colors(id_color, id_color_manufacturer, ref_color, name_color, type_color)VALUES(72, 3, 'Mephiston Red', 'Mephiston Red', '');</text:p>
          </table:table-cell>
          <table:table-cell table:number-columns-repeated="9"/>
        </table:table-row>
        <table:table-row table:style-name="ro8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Daemonette Hide</text:p>
          </table:table-cell>
          <table:table-cell table:formula="of:=&quot;INSERT INTO model_colors_manufacturers_colors(id_color, id_color_manufacturer, ref_color, name_color, type_color)VALUES(&quot; &amp; [.A74] &amp; &quot;, 3, '&quot; &amp; [.B74] &amp; &quot;', '&quot; &amp; [.B74] &amp; &quot;', '');&quot;" office:value-type="string" office:string-value="INSERT INTO model_colors_manufacturers_colors(id_color, id_color_manufacturer, ref_color, name_color, type_color)VALUES(73, 3, 'Daemonette Hide', 'Daemonette Hide', '');" calcext:value-type="string">
            <text:p>INSERT INTO model_colors_manufacturers_colors(id_color, id_color_manufacturer, ref_color, name_color, type_color)VALUES(73, 3, 'Daemonette Hide', 'Daemonette Hide', '');</text:p>
          </table:table-cell>
          <table:table-cell table:number-columns-repeated="9"/>
        </table:table-row>
        <table:table-row table:style-name="ro8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Macragge Blue</text:p>
          </table:table-cell>
          <table:table-cell table:formula="of:=&quot;INSERT INTO model_colors_manufacturers_colors(id_color, id_color_manufacturer, ref_color, name_color, type_color)VALUES(&quot; &amp; [.A75] &amp; &quot;, 3, '&quot; &amp; [.B75] &amp; &quot;', '&quot; &amp; [.B75] &amp; &quot;', '');&quot;" office:value-type="string" office:string-value="INSERT INTO model_colors_manufacturers_colors(id_color, id_color_manufacturer, ref_color, name_color, type_color)VALUES(74, 3, 'Macragge Blue', 'Macragge Blue', '');" calcext:value-type="string">
            <text:p>INSERT INTO model_colors_manufacturers_colors(id_color, id_color_manufacturer, ref_color, name_color, type_color)VALUES(74, 3, 'Macragge Blue', 'Macragge Blue', '');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Celestra Grey</text:p>
          </table:table-cell>
          <table:table-cell table:formula="of:=&quot;INSERT INTO model_colors_manufacturers_colors(id_color, id_color_manufacturer, ref_color, name_color, type_color)VALUES(&quot; &amp; [.A76] &amp; &quot;, 3, '&quot; &amp; [.B76] &amp; &quot;', '&quot; &amp; [.B76] &amp; &quot;', '');&quot;" office:value-type="string" office:string-value="INSERT INTO model_colors_manufacturers_colors(id_color, id_color_manufacturer, ref_color, name_color, type_color)VALUES(75, 3, 'Celestra Grey', 'Celestra Grey', '');" calcext:value-type="string">
            <text:p>INSERT INTO model_colors_manufacturers_colors(id_color, id_color_manufacturer, ref_color, name_color, type_color)VALUES(75, 3, 'Celestra Grey', 'Celestra Grey', '');</text:p>
          </table:table-cell>
          <table:table-cell table:number-columns-repeated="9"/>
        </table:table-row>
        <table:table-row table:style-name="ro8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Mechanicus Standard Grey</text:p>
          </table:table-cell>
          <table:table-cell table:formula="of:=&quot;INSERT INTO model_colors_manufacturers_colors(id_color, id_color_manufacturer, ref_color, name_color, type_color)VALUES(&quot; &amp; [.A77] &amp; &quot;, 3, '&quot; &amp; [.B77] &amp; &quot;', '&quot; &amp; [.B77] &amp; &quot;', '');&quot;" office:value-type="string" office:string-value="INSERT INTO model_colors_manufacturers_colors(id_color, id_color_manufacturer, ref_color, name_color, type_color)VALUES(76, 3, 'Mechanicus Standard Grey', 'Mechanicus Standard Grey', '');" calcext:value-type="string">
            <text:p>INSERT INTO model_colors_manufacturers_colors(id_color, id_color_manufacturer, ref_color, name_color, type_color)VALUES(76, 3, 'Mechanicus Standard Grey', 'Mechanicus Standard Grey', '');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Loren Forest</text:p>
          </table:table-cell>
          <table:table-cell table:formula="of:=&quot;INSERT INTO model_colors_manufacturers_colors(id_color, id_color_manufacturer, ref_color, name_color, type_color)VALUES(&quot; &amp; [.A78] &amp; &quot;, 3, '&quot; &amp; [.B78] &amp; &quot;', '&quot; &amp; [.B78] &amp; &quot;', '');&quot;" office:value-type="string" office:string-value="INSERT INTO model_colors_manufacturers_colors(id_color, id_color_manufacturer, ref_color, name_color, type_color)VALUES(77, 3, 'Loren Forest', 'Loren Forest', '');" calcext:value-type="string">
            <text:p>INSERT INTO model_colors_manufacturers_colors(id_color, id_color_manufacturer, ref_color, name_color, type_color)VALUES(77, 3, 'Loren Forest', 'Loren Forest', '');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Caliban Green</text:p>
          </table:table-cell>
          <table:table-cell table:formula="of:=&quot;INSERT INTO model_colors_manufacturers_colors(id_color, id_color_manufacturer, ref_color, name_color, type_color)VALUES(&quot; &amp; [.A79] &amp; &quot;, 3, '&quot; &amp; [.B79] &amp; &quot;', '&quot; &amp; [.B79] &amp; &quot;', '');&quot;" office:value-type="string" office:string-value="INSERT INTO model_colors_manufacturers_colors(id_color, id_color_manufacturer, ref_color, name_color, type_color)VALUES(78, 3, 'Caliban Green', 'Caliban Green', '');" calcext:value-type="string">
            <text:p>INSERT INTO model_colors_manufacturers_colors(id_color, id_color_manufacturer, ref_color, name_color, type_color)VALUES(78, 3, 'Caliban Green', 'Caliban Green', '');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Rakarth Flesh</text:p>
          </table:table-cell>
          <table:table-cell table:formula="of:=&quot;INSERT INTO model_colors_manufacturers_colors(id_color, id_color_manufacturer, ref_color, name_color, type_color)VALUES(&quot; &amp; [.A80] &amp; &quot;, 3, '&quot; &amp; [.B80] &amp; &quot;', '&quot; &amp; [.B80] &amp; &quot;', '');&quot;" office:value-type="string" office:string-value="INSERT INTO model_colors_manufacturers_colors(id_color, id_color_manufacturer, ref_color, name_color, type_color)VALUES(79, 3, 'Rakarth Flesh', 'Rakarth Flesh', '');" calcext:value-type="string">
            <text:p>INSERT INTO model_colors_manufacturers_colors(id_color, id_color_manufacturer, ref_color, name_color, type_color)VALUES(79, 3, 'Rakarth Flesh', 'Rakarth Flesh', '');</text:p>
          </table:table-cell>
          <table:table-cell table:number-columns-repeated="9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Deathworld Forest</text:p>
          </table:table-cell>
          <table:table-cell table:formula="of:=&quot;INSERT INTO model_colors_manufacturers_colors(id_color, id_color_manufacturer, ref_color, name_color, type_color)VALUES(&quot; &amp; [.A81] &amp; &quot;, 3, '&quot; &amp; [.B81] &amp; &quot;', '&quot; &amp; [.B81] &amp; &quot;', '');&quot;" office:value-type="string" office:string-value="INSERT INTO model_colors_manufacturers_colors(id_color, id_color_manufacturer, ref_color, name_color, type_color)VALUES(80, 3, 'Deathworld Forest', 'Deathworld Forest', '');" calcext:value-type="string">
            <text:p>INSERT INTO model_colors_manufacturers_colors(id_color, id_color_manufacturer, ref_color, name_color, type_color)VALUES(80, 3, 'Deathworld Forest', 'Deathworld Forest', '');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Balor Brown</text:p>
          </table:table-cell>
          <table:table-cell table:formula="of:=&quot;INSERT INTO model_colors_manufacturers_colors(id_color, id_color_manufacturer, ref_color, name_color, type_color)VALUES(&quot; &amp; [.A82] &amp; &quot;, 3, '&quot; &amp; [.B82] &amp; &quot;', '&quot; &amp; [.B82] &amp; &quot;', '');&quot;" office:value-type="string" office:string-value="INSERT INTO model_colors_manufacturers_colors(id_color, id_color_manufacturer, ref_color, name_color, type_color)VALUES(81, 3, 'Balor Brown', 'Balor Brown', '');" calcext:value-type="string">
            <text:p>INSERT INTO model_colors_manufacturers_colors(id_color, id_color_manufacturer, ref_color, name_color, type_color)VALUES(81, 3, 'Balor Brown', 'Balor Brown', '');</text:p>
          </table:table-cell>
          <table:table-cell table:number-columns-repeated="9"/>
        </table:table-row>
        <table:table-row table:style-name="ro8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Averland Sunset</text:p>
          </table:table-cell>
          <table:table-cell table:formula="of:=&quot;INSERT INTO model_colors_manufacturers_colors(id_color, id_color_manufacturer, ref_color, name_color, type_color)VALUES(&quot; &amp; [.A83] &amp; &quot;, 3, '&quot; &amp; [.B83] &amp; &quot;', '&quot; &amp; [.B83] &amp; &quot;', '');&quot;" office:value-type="string" office:string-value="INSERT INTO model_colors_manufacturers_colors(id_color, id_color_manufacturer, ref_color, name_color, type_color)VALUES(82, 3, 'Averland Sunset', 'Averland Sunset', '');" calcext:value-type="string">
            <text:p>INSERT INTO model_colors_manufacturers_colors(id_color, id_color_manufacturer, ref_color, name_color, type_color)VALUES(82, 3, 'Averland Sunset', 'Averland Sunset', '');</text:p>
          </table:table-cell>
          <table:table-cell table:number-columns-repeated="9"/>
        </table:table-row>
        <table:table-row table:style-name="ro8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Jokaero Orange</text:p>
          </table:table-cell>
          <table:table-cell table:formula="of:=&quot;INSERT INTO model_colors_manufacturers_colors(id_color, id_color_manufacturer, ref_color, name_color, type_color)VALUES(&quot; &amp; [.A84] &amp; &quot;, 3, '&quot; &amp; [.B84] &amp; &quot;', '&quot; &amp; [.B84] &amp; &quot;', '');&quot;" office:value-type="string" office:string-value="INSERT INTO model_colors_manufacturers_colors(id_color, id_color_manufacturer, ref_color, name_color, type_color)VALUES(83, 3, 'Jokaero Orange', 'Jokaero Orange', '');" calcext:value-type="string">
            <text:p>INSERT INTO model_colors_manufacturers_colors(id_color, id_color_manufacturer, ref_color, name_color, type_color)VALUES(83, 3, 'Jokaero Orange', 'Jokaero Orange', '');</text:p>
          </table:table-cell>
          <table:table-cell table:number-columns-repeated="9"/>
        </table:table-row>
        <table:table-row table:style-name="ro8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Baneblade Brown</text:p>
          </table:table-cell>
          <table:table-cell table:formula="of:=&quot;INSERT INTO model_colors_manufacturers_colors(id_color, id_color_manufacturer, ref_color, name_color, type_color)VALUES(&quot; &amp; [.A85] &amp; &quot;, 3, '&quot; &amp; [.B85] &amp; &quot;', '&quot; &amp; [.B85] &amp; &quot;', '');&quot;" office:value-type="string" office:string-value="INSERT INTO model_colors_manufacturers_colors(id_color, id_color_manufacturer, ref_color, name_color, type_color)VALUES(84, 3, 'Baneblade Brown', 'Baneblade Brown', '');" calcext:value-type="string">
            <text:p>INSERT INTO model_colors_manufacturers_colors(id_color, id_color_manufacturer, ref_color, name_color, type_color)VALUES(84, 3, 'Baneblade Brown', 'Baneblade Brown', '');</text:p>
          </table:table-cell>
          <table:table-cell table:number-columns-repeated="9"/>
        </table:table-row>
        <table:table-row table:style-name="ro8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Mournfang Brown</text:p>
          </table:table-cell>
          <table:table-cell table:formula="of:=&quot;INSERT INTO model_colors_manufacturers_colors(id_color, id_color_manufacturer, ref_color, name_color, type_color)VALUES(&quot; &amp; [.A86] &amp; &quot;, 3, '&quot; &amp; [.B86] &amp; &quot;', '&quot; &amp; [.B86] &amp; &quot;', '');&quot;" office:value-type="string" office:string-value="INSERT INTO model_colors_manufacturers_colors(id_color, id_color_manufacturer, ref_color, name_color, type_color)VALUES(85, 3, 'Mournfang Brown', 'Mournfang Brown', '');" calcext:value-type="string">
            <text:p>INSERT INTO model_colors_manufacturers_colors(id_color, id_color_manufacturer, ref_color, name_color, type_color)VALUES(85, 3, 'Mournfang Brown', 'Mournfang Brown', '');</text:p>
          </table:table-cell>
          <table:table-cell table:number-columns-repeated="9"/>
        </table:table-row>
        <table:table-row table:style-name="ro8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Stormvermin Fur</text:p>
          </table:table-cell>
          <table:table-cell table:formula="of:=&quot;INSERT INTO model_colors_manufacturers_colors(id_color, id_color_manufacturer, ref_color, name_color, type_color)VALUES(&quot; &amp; [.A87] &amp; &quot;, 3, '&quot; &amp; [.B87] &amp; &quot;', '&quot; &amp; [.B87] &amp; &quot;', '');&quot;" office:value-type="string" office:string-value="INSERT INTO model_colors_manufacturers_colors(id_color, id_color_manufacturer, ref_color, name_color, type_color)VALUES(86, 3, 'Stormvermin Fur', 'Stormvermin Fur', '');" calcext:value-type="string">
            <text:p>INSERT INTO model_colors_manufacturers_colors(id_color, id_color_manufacturer, ref_color, name_color, type_color)VALUES(86, 3, 'Stormvermin Fur', 'Stormvermin Fur', '');</text:p>
          </table:table-cell>
          <table:table-cell table:number-columns-repeated="9"/>
        </table:table-row>
        <table:table-row table:style-name="ro8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Seraphim Sepia</text:p>
          </table:table-cell>
          <table:table-cell table:formula="of:=&quot;INSERT INTO model_colors_manufacturers_colors(id_color, id_color_manufacturer, ref_color, name_color, type_color)VALUES(&quot; &amp; [.A88] &amp; &quot;, 3, '&quot; &amp; [.B88] &amp; &quot;', '&quot; &amp; [.B88] &amp; &quot;', '');&quot;" office:value-type="string" office:string-value="INSERT INTO model_colors_manufacturers_colors(id_color, id_color_manufacturer, ref_color, name_color, type_color)VALUES(87, 3, 'Seraphim Sepia', 'Seraphim Sepia', '');" calcext:value-type="string">
            <text:p>INSERT INTO model_colors_manufacturers_colors(id_color, id_color_manufacturer, ref_color, name_color, type_color)VALUES(87, 3, 'Seraphim Sepia', 'Seraphim Sepia', '');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Nuln Oil</text:p>
          </table:table-cell>
          <table:table-cell table:formula="of:=&quot;INSERT INTO model_colors_manufacturers_colors(id_color, id_color_manufacturer, ref_color, name_color, type_color)VALUES(&quot; &amp; [.A89] &amp; &quot;, 3, '&quot; &amp; [.B89] &amp; &quot;', '&quot; &amp; [.B89] &amp; &quot;', '');&quot;" office:value-type="string" office:string-value="INSERT INTO model_colors_manufacturers_colors(id_color, id_color_manufacturer, ref_color, name_color, type_color)VALUES(88, 3, 'Nuln Oil', 'Nuln Oil', '');" calcext:value-type="string">
            <text:p>INSERT INTO model_colors_manufacturers_colors(id_color, id_color_manufacturer, ref_color, name_color, type_color)VALUES(88, 3, 'Nuln Oil', 'Nuln Oil', '');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Druchii Violet</text:p>
          </table:table-cell>
          <table:table-cell table:formula="of:=&quot;INSERT INTO model_colors_manufacturers_colors(id_color, id_color_manufacturer, ref_color, name_color, type_color)VALUES(&quot; &amp; [.A90] &amp; &quot;, 3, '&quot; &amp; [.B90] &amp; &quot;', '&quot; &amp; [.B90] &amp; &quot;', '');&quot;" office:value-type="string" office:string-value="INSERT INTO model_colors_manufacturers_colors(id_color, id_color_manufacturer, ref_color, name_color, type_color)VALUES(89, 3, 'Druchii Violet', 'Druchii Violet', '');" calcext:value-type="string">
            <text:p>INSERT INTO model_colors_manufacturers_colors(id_color, id_color_manufacturer, ref_color, name_color, type_color)VALUES(89, 3, 'Druchii Violet', 'Druchii Violet', '');</text:p>
          </table:table-cell>
          <table:table-cell table:number-columns-repeated="9"/>
        </table:table-row>
        <table:table-row table:style-name="ro8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Agrax Earthshade</text:p>
          </table:table-cell>
          <table:table-cell table:formula="of:=&quot;INSERT INTO model_colors_manufacturers_colors(id_color, id_color_manufacturer, ref_color, name_color, type_color)VALUES(&quot; &amp; [.A91] &amp; &quot;, 3, '&quot; &amp; [.B91] &amp; &quot;', '&quot; &amp; [.B91] &amp; &quot;', '');&quot;" office:value-type="string" office:string-value="INSERT INTO model_colors_manufacturers_colors(id_color, id_color_manufacturer, ref_color, name_color, type_color)VALUES(90, 3, 'Agrax Earthshade', 'Agrax Earthshade', '');" calcext:value-type="string">
            <text:p>INSERT INTO model_colors_manufacturers_colors(id_color, id_color_manufacturer, ref_color, name_color, type_color)VALUES(90, 3, 'Agrax Earthshade', 'Agrax Earthshade', '');</text:p>
          </table:table-cell>
          <table:table-cell table:number-columns-repeated="9"/>
        </table:table-row>
        <table:table-row table:style-name="ro8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Reikland Fleshshade</text:p>
          </table:table-cell>
          <table:table-cell table:formula="of:=&quot;INSERT INTO model_colors_manufacturers_colors(id_color, id_color_manufacturer, ref_color, name_color, type_color)VALUES(&quot; &amp; [.A92] &amp; &quot;, 3, '&quot; &amp; [.B92] &amp; &quot;', '&quot; &amp; [.B92] &amp; &quot;', '');&quot;" office:value-type="string" office:string-value="INSERT INTO model_colors_manufacturers_colors(id_color, id_color_manufacturer, ref_color, name_color, type_color)VALUES(91, 3, 'Reikland Fleshshade', 'Reikland Fleshshade', '');" calcext:value-type="string">
            <text:p>INSERT INTO model_colors_manufacturers_colors(id_color, id_color_manufacturer, ref_color, name_color, type_color)VALUES(91, 3, 'Reikland Fleshshade', 'Reikland Fleshshade', '');</text:p>
          </table:table-cell>
          <table:table-cell table:number-columns-repeated="9"/>
        </table:table-row>
        <table:table-row table:style-name="ro8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Biel-Tan Green</text:p>
          </table:table-cell>
          <table:table-cell table:formula="of:=&quot;INSERT INTO model_colors_manufacturers_colors(id_color, id_color_manufacturer, ref_color, name_color, type_color)VALUES(&quot; &amp; [.A93] &amp; &quot;, 3, '&quot; &amp; [.B93] &amp; &quot;', '&quot; &amp; [.B93] &amp; &quot;', '');&quot;" office:value-type="string" office:string-value="INSERT INTO model_colors_manufacturers_colors(id_color, id_color_manufacturer, ref_color, name_color, type_color)VALUES(92, 3, 'Biel-Tan Green', 'Biel-Tan Green', '');" calcext:value-type="string">
            <text:p>INSERT INTO model_colors_manufacturers_colors(id_color, id_color_manufacturer, ref_color, name_color, type_color)VALUES(92, 3, 'Biel-Tan Green', 'Biel-Tan Green', '');</text:p>
          </table:table-cell>
          <table:table-cell table:number-columns-repeated="9"/>
        </table:table-row>
        <table:table-row table:style-name="ro8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Carroburg Crimson</text:p>
          </table:table-cell>
          <table:table-cell table:formula="of:=&quot;INSERT INTO model_colors_manufacturers_colors(id_color, id_color_manufacturer, ref_color, name_color, type_color)VALUES(&quot; &amp; [.A94] &amp; &quot;, 3, '&quot; &amp; [.B94] &amp; &quot;', '&quot; &amp; [.B94] &amp; &quot;', '');&quot;" office:value-type="string" office:string-value="INSERT INTO model_colors_manufacturers_colors(id_color, id_color_manufacturer, ref_color, name_color, type_color)VALUES(93, 3, 'Carroburg Crimson', 'Carroburg Crimson', '');" calcext:value-type="string">
            <text:p>INSERT INTO model_colors_manufacturers_colors(id_color, id_color_manufacturer, ref_color, name_color, type_color)VALUES(93, 3, 'Carroburg Crimson', 'Carroburg Crimson', '');</text:p>
          </table:table-cell>
          <table:table-cell table:number-columns-repeated="9"/>
        </table:table-row>
        <table:table-row table:style-name="ro8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Drakenhof Nightshade</text:p>
          </table:table-cell>
          <table:table-cell table:formula="of:=&quot;INSERT INTO model_colors_manufacturers_colors(id_color, id_color_manufacturer, ref_color, name_color, type_color)VALUES(&quot; &amp; [.A95] &amp; &quot;, 3, '&quot; &amp; [.B95] &amp; &quot;', '&quot; &amp; [.B95] &amp; &quot;', '');&quot;" office:value-type="string" office:string-value="INSERT INTO model_colors_manufacturers_colors(id_color, id_color_manufacturer, ref_color, name_color, type_color)VALUES(94, 3, 'Drakenhof Nightshade', 'Drakenhof Nightshade', '');" calcext:value-type="string">
            <text:p>INSERT INTO model_colors_manufacturers_colors(id_color, id_color_manufacturer, ref_color, name_color, type_color)VALUES(94, 3, 'Drakenhof Nightshade', 'Drakenhof Nightshade', '');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&quot;INSERT INTO model_colors_manufacturers_colors(id_color, id_color_manufacturer, ref_color, name_color, type_color)VALUES(&quot; &amp; [.A96] &amp; &quot;, 3, '&quot; &amp; [.B96] &amp; &quot;', '&quot; &amp; [.B96] &amp; &quot;', '');&quot;" office:value-type="string" office:string-value="INSERT INTO model_colors_manufacturers_colors(id_color, id_color_manufacturer, ref_color, name_color, type_color)VALUES(95, 3, '', '', '');" calcext:value-type="string">
            <text:p>INSERT INTO model_colors_manufacturers_colors(id_color, id_color_manufacturer, ref_color, name_color, type_color)VALUES(95, 3, '', '', '');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&quot;INSERT INTO model_colors_manufacturers_colors(id_color, id_color_manufacturer, ref_color, name_color, type_color)VALUES(&quot; &amp; [.A97] &amp; &quot;, 3, '&quot; &amp; [.B97] &amp; &quot;', '&quot; &amp; [.B97] &amp; &quot;', '');&quot;" office:value-type="string" office:string-value="INSERT INTO model_colors_manufacturers_colors(id_color, id_color_manufacturer, ref_color, name_color, type_color)VALUES(96, 3, '', '', '');" calcext:value-type="string">
            <text:p>INSERT INTO model_colors_manufacturers_colors(id_color, id_color_manufacturer, ref_color, name_color, type_color)VALUES(96, 3, '', '', '');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&quot;INSERT INTO model_colors_manufacturers_colors(id_color, id_color_manufacturer, ref_color, name_color, type_color)VALUES(&quot; &amp; [.A98] &amp; &quot;, 3, '&quot; &amp; [.B98] &amp; &quot;', '&quot; &amp; [.B98] &amp; &quot;', '');&quot;" office:value-type="string" office:string-value="INSERT INTO model_colors_manufacturers_colors(id_color, id_color_manufacturer, ref_color, name_color, type_color)VALUES(97, 3, '', '', '');" calcext:value-type="string">
            <text:p>INSERT INTO model_colors_manufacturers_colors(id_color, id_color_manufacturer, ref_color, name_color, type_color)VALUES(97, 3, '', '', '');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&quot;INSERT INTO model_colors_manufacturers_colors(id_color, id_color_manufacturer, ref_color, name_color, type_color)VALUES(&quot; &amp; [.A99] &amp; &quot;, 3, '&quot; &amp; [.B99] &amp; &quot;', '&quot; &amp; [.B99] &amp; &quot;', '');&quot;" office:value-type="string" office:string-value="INSERT INTO model_colors_manufacturers_colors(id_color, id_color_manufacturer, ref_color, name_color, type_color)VALUES(98, 3, '', '', '');" calcext:value-type="string">
            <text:p>INSERT INTO model_colors_manufacturers_colors(id_color, id_color_manufacturer, ref_color, name_color, type_color)VALUES(98, 3, '', '', '');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&quot;INSERT INTO model_colors_manufacturers_colors(id_color, id_color_manufacturer, ref_color, name_color, type_color)VALUES(&quot; &amp; [.A100] &amp; &quot;, 3, '&quot; &amp; [.B100] &amp; &quot;', '&quot; &amp; [.B100] &amp; &quot;', '');&quot;" office:value-type="string" office:string-value="INSERT INTO model_colors_manufacturers_colors(id_color, id_color_manufacturer, ref_color, name_color, type_color)VALUES(99, 3, '', '', '');" calcext:value-type="string">
            <text:p>INSERT INTO model_colors_manufacturers_colors(id_color, id_color_manufacturer, ref_color, name_color, type_color)VALUES(99, 3, '', '', '');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&quot;INSERT INTO model_colors_manufacturers_colors(id_color, id_color_manufacturer, ref_color, name_color, type_color)VALUES(&quot; &amp; [.A101] &amp; &quot;, 3, '&quot; &amp; [.B101] &amp; &quot;', '&quot; &amp; [.B101] &amp; &quot;', '');&quot;" office:value-type="string" office:string-value="INSERT INTO model_colors_manufacturers_colors(id_color, id_color_manufacturer, ref_color, name_color, type_color)VALUES(100, 3, '', '', '');" calcext:value-type="string">
            <text:p>INSERT INTO model_colors_manufacturers_colors(id_color, id_color_manufacturer, ref_color, name_color, type_color)VALUES(100, 3, '', '', '');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&quot;INSERT INTO model_colors_manufacturers_colors(id_color, id_color_manufacturer, ref_color, name_color, type_color)VALUES(&quot; &amp; [.A102] &amp; &quot;, 3, '&quot; &amp; [.B102] &amp; &quot;', '&quot; &amp; [.B102] &amp; &quot;', '');&quot;" office:value-type="string" office:string-value="INSERT INTO model_colors_manufacturers_colors(id_color, id_color_manufacturer, ref_color, name_color, type_color)VALUES(101, 3, '', '', '');" calcext:value-type="string">
            <text:p>INSERT INTO model_colors_manufacturers_colors(id_color, id_color_manufacturer, ref_color, name_color, type_color)VALUES(101, 3, '', '', '');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&quot;INSERT INTO model_colors_manufacturers_colors(id_color, id_color_manufacturer, ref_color, name_color, type_color)VALUES(&quot; &amp; [.A103] &amp; &quot;, 3, '&quot; &amp; [.B103] &amp; &quot;', '&quot; &amp; [.B103] &amp; &quot;', '');&quot;" office:value-type="string" office:string-value="INSERT INTO model_colors_manufacturers_colors(id_color, id_color_manufacturer, ref_color, name_color, type_color)VALUES(102, 3, '', '', '');" calcext:value-type="string">
            <text:p>INSERT INTO model_colors_manufacturers_colors(id_color, id_color_manufacturer, ref_color, name_color, type_color)VALUES(102, 3, '', '', '');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&quot;INSERT INTO model_colors_manufacturers_colors(id_color, id_color_manufacturer, ref_color, name_color, type_color)VALUES(&quot; &amp; [.A104] &amp; &quot;, 3, '&quot; &amp; [.B104] &amp; &quot;', '&quot; &amp; [.B104] &amp; &quot;', '');&quot;" office:value-type="string" office:string-value="INSERT INTO model_colors_manufacturers_colors(id_color, id_color_manufacturer, ref_color, name_color, type_color)VALUES(103, 3, '', '', '');" calcext:value-type="string">
            <text:p>INSERT INTO model_colors_manufacturers_colors(id_color, id_color_manufacturer, ref_color, name_color, type_color)VALUES(103, 3, '', '', '');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&quot;INSERT INTO model_colors_manufacturers_colors(id_color, id_color_manufacturer, ref_color, name_color, type_color)VALUES(&quot; &amp; [.A105] &amp; &quot;, 3, '&quot; &amp; [.B105] &amp; &quot;', '&quot; &amp; [.B105] &amp; &quot;', '');&quot;" office:value-type="string" office:string-value="INSERT INTO model_colors_manufacturers_colors(id_color, id_color_manufacturer, ref_color, name_color, type_color)VALUES(104, 3, '', '', '');" calcext:value-type="string">
            <text:p>INSERT INTO model_colors_manufacturers_colors(id_color, id_color_manufacturer, ref_color, name_color, type_color)VALUES(104, 3, '', '', '');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&quot;INSERT INTO model_colors_manufacturers_colors(id_color, id_color_manufacturer, ref_color, name_color, type_color)VALUES(&quot; &amp; [.A106] &amp; &quot;, 3, '&quot; &amp; [.B106] &amp; &quot;', '&quot; &amp; [.B106] &amp; &quot;', '');&quot;" office:value-type="string" office:string-value="INSERT INTO model_colors_manufacturers_colors(id_color, id_color_manufacturer, ref_color, name_color, type_color)VALUES(105, 3, '', '', '');" calcext:value-type="string">
            <text:p>INSERT INTO model_colors_manufacturers_colors(id_color, id_color_manufacturer, ref_color, name_color, type_color)VALUES(105, 3, '', '', '');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&quot;INSERT INTO model_colors_manufacturers_colors(id_color, id_color_manufacturer, ref_color, name_color, type_color)VALUES(&quot; &amp; [.A107] &amp; &quot;, 3, '&quot; &amp; [.B107] &amp; &quot;', '&quot; &amp; [.B107] &amp; &quot;', '');&quot;" office:value-type="string" office:string-value="INSERT INTO model_colors_manufacturers_colors(id_color, id_color_manufacturer, ref_color, name_color, type_color)VALUES(106, 3, '', '', '');" calcext:value-type="string">
            <text:p>INSERT INTO model_colors_manufacturers_colors(id_color, id_color_manufacturer, ref_color, name_color, type_color)VALUES(106, 3, '', '', '');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&quot;INSERT INTO model_colors_manufacturers_colors(id_color, id_color_manufacturer, ref_color, name_color, type_color)VALUES(&quot; &amp; [.A108] &amp; &quot;, 3, '&quot; &amp; [.B108] &amp; &quot;', '&quot; &amp; [.B108] &amp; &quot;', '');&quot;" office:value-type="string" office:string-value="INSERT INTO model_colors_manufacturers_colors(id_color, id_color_manufacturer, ref_color, name_color, type_color)VALUES(107, 3, '', '', '');" calcext:value-type="string">
            <text:p>INSERT INTO model_colors_manufacturers_colors(id_color, id_color_manufacturer, ref_color, name_color, type_color)VALUES(107, 3, '', '', '');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&quot;INSERT INTO model_colors_manufacturers_colors(id_color, id_color_manufacturer, ref_color, name_color, type_color)VALUES(&quot; &amp; [.A109] &amp; &quot;, 3, '&quot; &amp; [.B109] &amp; &quot;', '&quot; &amp; [.B109] &amp; &quot;', '');&quot;" office:value-type="string" office:string-value="INSERT INTO model_colors_manufacturers_colors(id_color, id_color_manufacturer, ref_color, name_color, type_color)VALUES(108, 3, '', '', '');" calcext:value-type="string">
            <text:p>INSERT INTO model_colors_manufacturers_colors(id_color, id_color_manufacturer, ref_color, name_color, type_color)VALUES(108, 3, '', '', '');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&quot;INSERT INTO model_colors_manufacturers_colors(id_color, id_color_manufacturer, ref_color, name_color, type_color)VALUES(&quot; &amp; [.A110] &amp; &quot;, 3, '&quot; &amp; [.B110] &amp; &quot;', '&quot; &amp; [.B110] &amp; &quot;', '');&quot;" office:value-type="string" office:string-value="INSERT INTO model_colors_manufacturers_colors(id_color, id_color_manufacturer, ref_color, name_color, type_color)VALUES(109, 3, '', '', '');" calcext:value-type="string">
            <text:p>INSERT INTO model_colors_manufacturers_colors(id_color, id_color_manufacturer, ref_color, name_color, type_color)VALUES(109, 3, '', '', '');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&quot;INSERT INTO model_colors_manufacturers_colors(id_color, id_color_manufacturer, ref_color, name_color, type_color)VALUES(&quot; &amp; [.A111] &amp; &quot;, 3, '&quot; &amp; [.B111] &amp; &quot;', '&quot; &amp; [.B111] &amp; &quot;', '');&quot;" office:value-type="string" office:string-value="INSERT INTO model_colors_manufacturers_colors(id_color, id_color_manufacturer, ref_color, name_color, type_color)VALUES(110, 3, '', '', '');" calcext:value-type="string">
            <text:p>INSERT INTO model_colors_manufacturers_colors(id_color, id_color_manufacturer, ref_color, name_color, type_color)VALUES(110, 3, '', '', '');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&quot;INSERT INTO model_colors_manufacturers_colors(id_color, id_color_manufacturer, ref_color, name_color, type_color)VALUES(&quot; &amp; [.A112] &amp; &quot;, 3, '&quot; &amp; [.B112] &amp; &quot;', '&quot; &amp; [.B112] &amp; &quot;', '');&quot;" office:value-type="string" office:string-value="INSERT INTO model_colors_manufacturers_colors(id_color, id_color_manufacturer, ref_color, name_color, type_color)VALUES(111, 3, '', '', '');" calcext:value-type="string">
            <text:p>INSERT INTO model_colors_manufacturers_colors(id_color, id_color_manufacturer, ref_color, name_color, type_color)VALUES(111, 3, '', '', '');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&quot;INSERT INTO model_colors_manufacturers_colors(id_color, id_color_manufacturer, ref_color, name_color, type_color)VALUES(&quot; &amp; [.A113] &amp; &quot;, 3, '&quot; &amp; [.B113] &amp; &quot;', '&quot; &amp; [.B113] &amp; &quot;', '');&quot;" office:value-type="string" office:string-value="INSERT INTO model_colors_manufacturers_colors(id_color, id_color_manufacturer, ref_color, name_color, type_color)VALUES(112, 3, '', '', '');" calcext:value-type="string">
            <text:p>INSERT INTO model_colors_manufacturers_colors(id_color, id_color_manufacturer, ref_color, name_color, type_color)VALUES(112, 3, '', '', '');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&quot;INSERT INTO model_colors_manufacturers_colors(id_color, id_color_manufacturer, ref_color, name_color, type_color)VALUES(&quot; &amp; [.A114] &amp; &quot;, 3, '&quot; &amp; [.B114] &amp; &quot;', '&quot; &amp; [.B114] &amp; &quot;', '');&quot;" office:value-type="string" office:string-value="INSERT INTO model_colors_manufacturers_colors(id_color, id_color_manufacturer, ref_color, name_color, type_color)VALUES(113, 3, '', '', '');" calcext:value-type="string">
            <text:p>INSERT INTO model_colors_manufacturers_colors(id_color, id_color_manufacturer, ref_color, name_color, type_color)VALUES(113, 3, '', '', '');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&quot;INSERT INTO model_colors_manufacturers_colors(id_color, id_color_manufacturer, ref_color, name_color, type_color)VALUES(&quot; &amp; [.A115] &amp; &quot;, 3, '&quot; &amp; [.B115] &amp; &quot;', '&quot; &amp; [.B115] &amp; &quot;', '');&quot;" office:value-type="string" office:string-value="INSERT INTO model_colors_manufacturers_colors(id_color, id_color_manufacturer, ref_color, name_color, type_color)VALUES(114, 3, '', '', '');" calcext:value-type="string">
            <text:p>INSERT INTO model_colors_manufacturers_colors(id_color, id_color_manufacturer, ref_color, name_color, type_color)VALUES(114, 3, '', '', '');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&quot;INSERT INTO model_colors_manufacturers_colors(id_color, id_color_manufacturer, ref_color, name_color, type_color)VALUES(&quot; &amp; [.A116] &amp; &quot;, 3, '&quot; &amp; [.B116] &amp; &quot;', '&quot; &amp; [.B116] &amp; &quot;', '');&quot;" office:value-type="string" office:string-value="INSERT INTO model_colors_manufacturers_colors(id_color, id_color_manufacturer, ref_color, name_color, type_color)VALUES(115, 3, '', '', '');" calcext:value-type="string">
            <text:p>INSERT INTO model_colors_manufacturers_colors(id_color, id_color_manufacturer, ref_color, name_color, type_color)VALUES(115, 3, '', '', '');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&quot;INSERT INTO model_colors_manufacturers_colors(id_color, id_color_manufacturer, ref_color, name_color, type_color)VALUES(&quot; &amp; [.A117] &amp; &quot;, 3, '&quot; &amp; [.B117] &amp; &quot;', '&quot; &amp; [.B117] &amp; &quot;', '');&quot;" office:value-type="string" office:string-value="INSERT INTO model_colors_manufacturers_colors(id_color, id_color_manufacturer, ref_color, name_color, type_color)VALUES(116, 3, '', '', '');" calcext:value-type="string">
            <text:p>INSERT INTO model_colors_manufacturers_colors(id_color, id_color_manufacturer, ref_color, name_color, type_color)VALUES(116, 3, '', '', '');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&quot;INSERT INTO model_colors_manufacturers_colors(id_color, id_color_manufacturer, ref_color, name_color, type_color)VALUES(&quot; &amp; [.A118] &amp; &quot;, 3, '&quot; &amp; [.B118] &amp; &quot;', '&quot; &amp; [.B118] &amp; &quot;', '');&quot;" office:value-type="string" office:string-value="INSERT INTO model_colors_manufacturers_colors(id_color, id_color_manufacturer, ref_color, name_color, type_color)VALUES(117, 3, '', '', '');" calcext:value-type="string">
            <text:p>INSERT INTO model_colors_manufacturers_colors(id_color, id_color_manufacturer, ref_color, name_color, type_color)VALUES(117, 3, '', '', '');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&quot;INSERT INTO model_colors_manufacturers_colors(id_color, id_color_manufacturer, ref_color, name_color, type_color)VALUES(&quot; &amp; [.A119] &amp; &quot;, 3, '&quot; &amp; [.B119] &amp; &quot;', '&quot; &amp; [.B119] &amp; &quot;', '');&quot;" office:value-type="string" office:string-value="INSERT INTO model_colors_manufacturers_colors(id_color, id_color_manufacturer, ref_color, name_color, type_color)VALUES(118, 3, '', '', '');" calcext:value-type="string">
            <text:p>INSERT INTO model_colors_manufacturers_colors(id_color, id_color_manufacturer, ref_color, name_color, type_color)VALUES(118, 3, '', '', '');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&quot;INSERT INTO model_colors_manufacturers_colors(id_color, id_color_manufacturer, ref_color, name_color, type_color)VALUES(&quot; &amp; [.A120] &amp; &quot;, 3, '&quot; &amp; [.B120] &amp; &quot;', '&quot; &amp; [.B120] &amp; &quot;', '');&quot;" office:value-type="string" office:string-value="INSERT INTO model_colors_manufacturers_colors(id_color, id_color_manufacturer, ref_color, name_color, type_color)VALUES(119, 3, '', '', '');" calcext:value-type="string">
            <text:p>INSERT INTO model_colors_manufacturers_colors(id_color, id_color_manufacturer, ref_color, name_color, type_color)VALUES(119, 3, '', '', '');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&quot;INSERT INTO model_colors_manufacturers_colors(id_color, id_color_manufacturer, ref_color, name_color, type_color)VALUES(&quot; &amp; [.A121] &amp; &quot;, 3, '&quot; &amp; [.B121] &amp; &quot;', '&quot; &amp; [.B121] &amp; &quot;', '');&quot;" office:value-type="string" office:string-value="INSERT INTO model_colors_manufacturers_colors(id_color, id_color_manufacturer, ref_color, name_color, type_color)VALUES(120, 3, '', '', '');" calcext:value-type="string">
            <text:p>INSERT INTO model_colors_manufacturers_colors(id_color, id_color_manufacturer, ref_color, name_color, type_color)VALUES(120, 3, '', '', '');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&quot;INSERT INTO model_colors_manufacturers_colors(id_color, id_color_manufacturer, ref_color, name_color, type_color)VALUES(&quot; &amp; [.A122] &amp; &quot;, 3, '&quot; &amp; [.B122] &amp; &quot;', '&quot; &amp; [.B122] &amp; &quot;', '');&quot;" office:value-type="string" office:string-value="INSERT INTO model_colors_manufacturers_colors(id_color, id_color_manufacturer, ref_color, name_color, type_color)VALUES(121, 3, '', '', '');" calcext:value-type="string">
            <text:p>INSERT INTO model_colors_manufacturers_colors(id_color, id_color_manufacturer, ref_color, name_color, type_color)VALUES(121, 3, '', '', '');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&quot;INSERT INTO model_colors_manufacturers_colors(id_color, id_color_manufacturer, ref_color, name_color, type_color)VALUES(&quot; &amp; [.A123] &amp; &quot;, 3, '&quot; &amp; [.B123] &amp; &quot;', '&quot; &amp; [.B123] &amp; &quot;', '');&quot;" office:value-type="string" office:string-value="INSERT INTO model_colors_manufacturers_colors(id_color, id_color_manufacturer, ref_color, name_color, type_color)VALUES(122, 3, '', '', '');" calcext:value-type="string">
            <text:p>INSERT INTO model_colors_manufacturers_colors(id_color, id_color_manufacturer, ref_color, name_color, type_color)VALUES(122, 3, '', '', '');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&quot;INSERT INTO model_colors_manufacturers_colors(id_color, id_color_manufacturer, ref_color, name_color, type_color)VALUES(&quot; &amp; [.A124] &amp; &quot;, 3, '&quot; &amp; [.B124] &amp; &quot;', '&quot; &amp; [.B124] &amp; &quot;', '');&quot;" office:value-type="string" office:string-value="INSERT INTO model_colors_manufacturers_colors(id_color, id_color_manufacturer, ref_color, name_color, type_color)VALUES(123, 3, '', '', '');" calcext:value-type="string">
            <text:p>INSERT INTO model_colors_manufacturers_colors(id_color, id_color_manufacturer, ref_color, name_color, type_color)VALUES(123, 3, '', '', '');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&quot;INSERT INTO model_colors_manufacturers_colors(id_color, id_color_manufacturer, ref_color, name_color, type_color)VALUES(&quot; &amp; [.A125] &amp; &quot;, 3, '&quot; &amp; [.B125] &amp; &quot;', '&quot; &amp; [.B125] &amp; &quot;', '');&quot;" office:value-type="string" office:string-value="INSERT INTO model_colors_manufacturers_colors(id_color, id_color_manufacturer, ref_color, name_color, type_color)VALUES(124, 3, '', '', '');" calcext:value-type="string">
            <text:p>INSERT INTO model_colors_manufacturers_colors(id_color, id_color_manufacturer, ref_color, name_color, type_color)VALUES(124, 3, '', '', '');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&quot;INSERT INTO model_colors_manufacturers_colors(id_color, id_color_manufacturer, ref_color, name_color, type_color)VALUES(&quot; &amp; [.A126] &amp; &quot;, 3, '&quot; &amp; [.B126] &amp; &quot;', '&quot; &amp; [.B126] &amp; &quot;', '');&quot;" office:value-type="string" office:string-value="INSERT INTO model_colors_manufacturers_colors(id_color, id_color_manufacturer, ref_color, name_color, type_color)VALUES(125, 3, '', '', '');" calcext:value-type="string">
            <text:p>INSERT INTO model_colors_manufacturers_colors(id_color, id_color_manufacturer, ref_color, name_color, type_color)VALUES(125, 3, '', '', '');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&quot;INSERT INTO model_colors_manufacturers_colors(id_color, id_color_manufacturer, ref_color, name_color, type_color)VALUES(&quot; &amp; [.A127] &amp; &quot;, 3, '&quot; &amp; [.B127] &amp; &quot;', '&quot; &amp; [.B127] &amp; &quot;', '');&quot;" office:value-type="string" office:string-value="INSERT INTO model_colors_manufacturers_colors(id_color, id_color_manufacturer, ref_color, name_color, type_color)VALUES(126, 3, '', '', '');" calcext:value-type="string">
            <text:p>INSERT INTO model_colors_manufacturers_colors(id_color, id_color_manufacturer, ref_color, name_color, type_color)VALUES(126, 3, '', '', '');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&quot;INSERT INTO model_colors_manufacturers_colors(id_color, id_color_manufacturer, ref_color, name_color, type_color)VALUES(&quot; &amp; [.A128] &amp; &quot;, 3, '&quot; &amp; [.B128] &amp; &quot;', '&quot; &amp; [.B128] &amp; &quot;', '');&quot;" office:value-type="string" office:string-value="INSERT INTO model_colors_manufacturers_colors(id_color, id_color_manufacturer, ref_color, name_color, type_color)VALUES(127, 3, '', '', '');" calcext:value-type="string">
            <text:p>INSERT INTO model_colors_manufacturers_colors(id_color, id_color_manufacturer, ref_color, name_color, type_color)VALUES(127, 3, '', '', '');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&quot;INSERT INTO model_colors_manufacturers_colors(id_color, id_color_manufacturer, ref_color, name_color, type_color)VALUES(&quot; &amp; [.A129] &amp; &quot;, 3, '&quot; &amp; [.B129] &amp; &quot;', '&quot; &amp; [.B129] &amp; &quot;', '');&quot;" office:value-type="string" office:string-value="INSERT INTO model_colors_manufacturers_colors(id_color, id_color_manufacturer, ref_color, name_color, type_color)VALUES(128, 3, '', '', '');" calcext:value-type="string">
            <text:p>INSERT INTO model_colors_manufacturers_colors(id_color, id_color_manufacturer, ref_color, name_color, type_color)VALUES(128, 3, '', '', '');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&quot;INSERT INTO model_colors_manufacturers_colors(id_color, id_color_manufacturer, ref_color, name_color, type_color)VALUES(&quot; &amp; [.A130] &amp; &quot;, 3, '&quot; &amp; [.B130] &amp; &quot;', '&quot; &amp; [.B130] &amp; &quot;', '');&quot;" office:value-type="string" office:string-value="INSERT INTO model_colors_manufacturers_colors(id_color, id_color_manufacturer, ref_color, name_color, type_color)VALUES(129, 3, '', '', '');" calcext:value-type="string">
            <text:p>INSERT INTO model_colors_manufacturers_colors(id_color, id_color_manufacturer, ref_color, name_color, type_color)VALUES(129, 3, '', '', '');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&quot;INSERT INTO model_colors_manufacturers_colors(id_color, id_color_manufacturer, ref_color, name_color, type_color)VALUES(&quot; &amp; [.A131] &amp; &quot;, 3, '&quot; &amp; [.B131] &amp; &quot;', '&quot; &amp; [.B131] &amp; &quot;', '');&quot;" office:value-type="string" office:string-value="INSERT INTO model_colors_manufacturers_colors(id_color, id_color_manufacturer, ref_color, name_color, type_color)VALUES(130, 3, '', '', '');" calcext:value-type="string">
            <text:p>INSERT INTO model_colors_manufacturers_colors(id_color, id_color_manufacturer, ref_color, name_color, type_color)VALUES(130, 3, '', '', '');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&quot;INSERT INTO model_colors_manufacturers_colors(id_color, id_color_manufacturer, ref_color, name_color, type_color)VALUES(&quot; &amp; [.A132] &amp; &quot;, 3, '&quot; &amp; [.B132] &amp; &quot;', '&quot; &amp; [.B132] &amp; &quot;', '');&quot;" office:value-type="string" office:string-value="INSERT INTO model_colors_manufacturers_colors(id_color, id_color_manufacturer, ref_color, name_color, type_color)VALUES(131, 3, '', '', '');" calcext:value-type="string">
            <text:p>INSERT INTO model_colors_manufacturers_colors(id_color, id_color_manufacturer, ref_color, name_color, type_color)VALUES(131, 3, '', '', '');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&quot;INSERT INTO model_colors_manufacturers_colors(id_color, id_color_manufacturer, ref_color, name_color, type_color)VALUES(&quot; &amp; [.A133] &amp; &quot;, 3, '&quot; &amp; [.B133] &amp; &quot;', '&quot; &amp; [.B133] &amp; &quot;', '');&quot;" office:value-type="string" office:string-value="INSERT INTO model_colors_manufacturers_colors(id_color, id_color_manufacturer, ref_color, name_color, type_color)VALUES(132, 3, '', '', '');" calcext:value-type="string">
            <text:p>INSERT INTO model_colors_manufacturers_colors(id_color, id_color_manufacturer, ref_color, name_color, type_color)VALUES(132, 3, '', '', '');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&quot;INSERT INTO model_colors_manufacturers_colors(id_color, id_color_manufacturer, ref_color, name_color, type_color)VALUES(&quot; &amp; [.A134] &amp; &quot;, 3, '&quot; &amp; [.B134] &amp; &quot;', '&quot; &amp; [.B134] &amp; &quot;', '');&quot;" office:value-type="string" office:string-value="INSERT INTO model_colors_manufacturers_colors(id_color, id_color_manufacturer, ref_color, name_color, type_color)VALUES(133, 3, '', '', '');" calcext:value-type="string">
            <text:p>INSERT INTO model_colors_manufacturers_colors(id_color, id_color_manufacturer, ref_color, name_color, type_color)VALUES(133, 3, '', '', '');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&quot;INSERT INTO model_colors_manufacturers_colors(id_color, id_color_manufacturer, ref_color, name_color, type_color)VALUES(&quot; &amp; [.A135] &amp; &quot;, 3, '&quot; &amp; [.B135] &amp; &quot;', '&quot; &amp; [.B135] &amp; &quot;', '');&quot;" office:value-type="string" office:string-value="INSERT INTO model_colors_manufacturers_colors(id_color, id_color_manufacturer, ref_color, name_color, type_color)VALUES(134, 3, '', '', '');" calcext:value-type="string">
            <text:p>INSERT INTO model_colors_manufacturers_colors(id_color, id_color_manufacturer, ref_color, name_color, type_color)VALUES(134, 3, '', '', '');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&quot;INSERT INTO model_colors_manufacturers_colors(id_color, id_color_manufacturer, ref_color, name_color, type_color)VALUES(&quot; &amp; [.A136] &amp; &quot;, 3, '&quot; &amp; [.B136] &amp; &quot;', '&quot; &amp; [.B136] &amp; &quot;', '');&quot;" office:value-type="string" office:string-value="INSERT INTO model_colors_manufacturers_colors(id_color, id_color_manufacturer, ref_color, name_color, type_color)VALUES(135, 3, '', '', '');" calcext:value-type="string">
            <text:p>INSERT INTO model_colors_manufacturers_colors(id_color, id_color_manufacturer, ref_color, name_color, type_color)VALUES(135, 3, '', '', '');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&quot;INSERT INTO model_colors_manufacturers_colors(id_color, id_color_manufacturer, ref_color, name_color, type_color)VALUES(&quot; &amp; [.A137] &amp; &quot;, 3, '&quot; &amp; [.B137] &amp; &quot;', '&quot; &amp; [.B137] &amp; &quot;', '');&quot;" office:value-type="string" office:string-value="INSERT INTO model_colors_manufacturers_colors(id_color, id_color_manufacturer, ref_color, name_color, type_color)VALUES(136, 3, '', '', '');" calcext:value-type="string">
            <text:p>INSERT INTO model_colors_manufacturers_colors(id_color, id_color_manufacturer, ref_color, name_color, type_color)VALUES(136, 3, '', '', '');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&quot;INSERT INTO model_colors_manufacturers_colors(id_color, id_color_manufacturer, ref_color, name_color, type_color)VALUES(&quot; &amp; [.A138] &amp; &quot;, 3, '&quot; &amp; [.B138] &amp; &quot;', '&quot; &amp; [.B138] &amp; &quot;', '');&quot;" office:value-type="string" office:string-value="INSERT INTO model_colors_manufacturers_colors(id_color, id_color_manufacturer, ref_color, name_color, type_color)VALUES(137, 3, '', '', '');" calcext:value-type="string">
            <text:p>INSERT INTO model_colors_manufacturers_colors(id_color, id_color_manufacturer, ref_color, name_color, type_color)VALUES(137, 3, '', '', '');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&quot;INSERT INTO model_colors_manufacturers_colors(id_color, id_color_manufacturer, ref_color, name_color, type_color)VALUES(&quot; &amp; [.A139] &amp; &quot;, 3, '&quot; &amp; [.B139] &amp; &quot;', '&quot; &amp; [.B139] &amp; &quot;', '');&quot;" office:value-type="string" office:string-value="INSERT INTO model_colors_manufacturers_colors(id_color, id_color_manufacturer, ref_color, name_color, type_color)VALUES(138, 3, '', '', '');" calcext:value-type="string">
            <text:p>INSERT INTO model_colors_manufacturers_colors(id_color, id_color_manufacturer, ref_color, name_color, type_color)VALUES(138, 3, '', '', '');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&quot;INSERT INTO model_colors_manufacturers_colors(id_color, id_color_manufacturer, ref_color, name_color, type_color)VALUES(&quot; &amp; [.A140] &amp; &quot;, 3, '&quot; &amp; [.B140] &amp; &quot;', '&quot; &amp; [.B140] &amp; &quot;', '');&quot;" office:value-type="string" office:string-value="INSERT INTO model_colors_manufacturers_colors(id_color, id_color_manufacturer, ref_color, name_color, type_color)VALUES(139, 3, '', '', '');" calcext:value-type="string">
            <text:p>INSERT INTO model_colors_manufacturers_colors(id_color, id_color_manufacturer, ref_color, name_color, type_color)VALUES(139, 3, '', '', '');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&quot;INSERT INTO model_colors_manufacturers_colors(id_color, id_color_manufacturer, ref_color, name_color, type_color)VALUES(&quot; &amp; [.A141] &amp; &quot;, 3, '&quot; &amp; [.B141] &amp; &quot;', '&quot; &amp; [.B141] &amp; &quot;', '');&quot;" office:value-type="string" office:string-value="INSERT INTO model_colors_manufacturers_colors(id_color, id_color_manufacturer, ref_color, name_color, type_color)VALUES(140, 3, '', '', '');" calcext:value-type="string">
            <text:p>INSERT INTO model_colors_manufacturers_colors(id_color, id_color_manufacturer, ref_color, name_color, type_color)VALUES(140, 3, '', '', '');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&quot;INSERT INTO model_colors_manufacturers_colors(id_color, id_color_manufacturer, ref_color, name_color, type_color)VALUES(&quot; &amp; [.A142] &amp; &quot;, 3, '&quot; &amp; [.B142] &amp; &quot;', '&quot; &amp; [.B142] &amp; &quot;', '');&quot;" office:value-type="string" office:string-value="INSERT INTO model_colors_manufacturers_colors(id_color, id_color_manufacturer, ref_color, name_color, type_color)VALUES(141, 3, '', '', '');" calcext:value-type="string">
            <text:p>INSERT INTO model_colors_manufacturers_colors(id_color, id_color_manufacturer, ref_color, name_color, type_color)VALUES(141, 3, '', '', '');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&quot;INSERT INTO model_colors_manufacturers_colors(id_color, id_color_manufacturer, ref_color, name_color, type_color)VALUES(&quot; &amp; [.A143] &amp; &quot;, 3, '&quot; &amp; [.B143] &amp; &quot;', '&quot; &amp; [.B143] &amp; &quot;', '');&quot;" office:value-type="string" office:string-value="INSERT INTO model_colors_manufacturers_colors(id_color, id_color_manufacturer, ref_color, name_color, type_color)VALUES(142, 3, '', '', '');" calcext:value-type="string">
            <text:p>INSERT INTO model_colors_manufacturers_colors(id_color, id_color_manufacturer, ref_color, name_color, type_color)VALUES(142, 3, '', '', '');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&quot;INSERT INTO model_colors_manufacturers_colors(id_color, id_color_manufacturer, ref_color, name_color, type_color)VALUES(&quot; &amp; [.A144] &amp; &quot;, 3, '&quot; &amp; [.B144] &amp; &quot;', '&quot; &amp; [.B144] &amp; &quot;', '');&quot;" office:value-type="string" office:string-value="INSERT INTO model_colors_manufacturers_colors(id_color, id_color_manufacturer, ref_color, name_color, type_color)VALUES(143, 3, '', '', '');" calcext:value-type="string">
            <text:p>INSERT INTO model_colors_manufacturers_colors(id_color, id_color_manufacturer, ref_color, name_color, type_color)VALUES(143, 3, '', '', '');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&quot;INSERT INTO model_colors_manufacturers_colors(id_color, id_color_manufacturer, ref_color, name_color, type_color)VALUES(&quot; &amp; [.A145] &amp; &quot;, 3, '&quot; &amp; [.B145] &amp; &quot;', '&quot; &amp; [.B145] &amp; &quot;', '');&quot;" office:value-type="string" office:string-value="INSERT INTO model_colors_manufacturers_colors(id_color, id_color_manufacturer, ref_color, name_color, type_color)VALUES(144, 3, '', '', '');" calcext:value-type="string">
            <text:p>INSERT INTO model_colors_manufacturers_colors(id_color, id_color_manufacturer, ref_color, name_color, type_color)VALUES(144, 3, '', '', '');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&quot;INSERT INTO model_colors_manufacturers_colors(id_color, id_color_manufacturer, ref_color, name_color, type_color)VALUES(&quot; &amp; [.A146] &amp; &quot;, 3, '&quot; &amp; [.B146] &amp; &quot;', '&quot; &amp; [.B146] &amp; &quot;', '');&quot;" office:value-type="string" office:string-value="INSERT INTO model_colors_manufacturers_colors(id_color, id_color_manufacturer, ref_color, name_color, type_color)VALUES(145, 3, '', '', '');" calcext:value-type="string">
            <text:p>INSERT INTO model_colors_manufacturers_colors(id_color, id_color_manufacturer, ref_color, name_color, type_color)VALUES(145, 3, '', '', '');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&quot;INSERT INTO model_colors_manufacturers_colors(id_color, id_color_manufacturer, ref_color, name_color, type_color)VALUES(&quot; &amp; [.A147] &amp; &quot;, 3, '&quot; &amp; [.B147] &amp; &quot;', '&quot; &amp; [.B147] &amp; &quot;', '');&quot;" office:value-type="string" office:string-value="INSERT INTO model_colors_manufacturers_colors(id_color, id_color_manufacturer, ref_color, name_color, type_color)VALUES(146, 3, '', '', '');" calcext:value-type="string">
            <text:p>INSERT INTO model_colors_manufacturers_colors(id_color, id_color_manufacturer, ref_color, name_color, type_color)VALUES(146, 3, '', '', '');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&quot;INSERT INTO model_colors_manufacturers_colors(id_color, id_color_manufacturer, ref_color, name_color, type_color)VALUES(&quot; &amp; [.A148] &amp; &quot;, 3, '&quot; &amp; [.B148] &amp; &quot;', '&quot; &amp; [.B148] &amp; &quot;', '');&quot;" office:value-type="string" office:string-value="INSERT INTO model_colors_manufacturers_colors(id_color, id_color_manufacturer, ref_color, name_color, type_color)VALUES(147, 3, '', '', '');" calcext:value-type="string">
            <text:p>INSERT INTO model_colors_manufacturers_colors(id_color, id_color_manufacturer, ref_color, name_color, type_color)VALUES(147, 3, '', '', '');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&quot;INSERT INTO model_colors_manufacturers_colors(id_color, id_color_manufacturer, ref_color, name_color, type_color)VALUES(&quot; &amp; [.A149] &amp; &quot;, 3, '&quot; &amp; [.B149] &amp; &quot;', '&quot; &amp; [.B149] &amp; &quot;', '');&quot;" office:value-type="string" office:string-value="INSERT INTO model_colors_manufacturers_colors(id_color, id_color_manufacturer, ref_color, name_color, type_color)VALUES(148, 3, '', '', '');" calcext:value-type="string">
            <text:p>INSERT INTO model_colors_manufacturers_colors(id_color, id_color_manufacturer, ref_color, name_color, type_color)VALUES(148, 3, '', '', '');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&quot;INSERT INTO model_colors_manufacturers_colors(id_color, id_color_manufacturer, ref_color, name_color, type_color)VALUES(&quot; &amp; [.A150] &amp; &quot;, 3, '&quot; &amp; [.B150] &amp; &quot;', '&quot; &amp; [.B150] &amp; &quot;', '');&quot;" office:value-type="string" office:string-value="INSERT INTO model_colors_manufacturers_colors(id_color, id_color_manufacturer, ref_color, name_color, type_color)VALUES(149, 3, '', '', '');" calcext:value-type="string">
            <text:p>INSERT INTO model_colors_manufacturers_colors(id_color, id_color_manufacturer, ref_color, name_color, type_color)VALUES(149, 3, '', '', '');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&quot;INSERT INTO model_colors_manufacturers_colors(id_color, id_color_manufacturer, ref_color, name_color, type_color)VALUES(&quot; &amp; [.A151] &amp; &quot;, 3, '&quot; &amp; [.B151] &amp; &quot;', '&quot; &amp; [.B151] &amp; &quot;', '');&quot;" office:value-type="string" office:string-value="INSERT INTO model_colors_manufacturers_colors(id_color, id_color_manufacturer, ref_color, name_color, type_color)VALUES(150, 3, '', '', '');" calcext:value-type="string">
            <text:p>INSERT INTO model_colors_manufacturers_colors(id_color, id_color_manufacturer, ref_color, name_color, type_color)VALUES(150, 3, '', '', '');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&quot;INSERT INTO model_colors_manufacturers_colors(id_color, id_color_manufacturer, ref_color, name_color, type_color)VALUES(&quot; &amp; [.A152] &amp; &quot;, 3, '&quot; &amp; [.B152] &amp; &quot;', '&quot; &amp; [.B152] &amp; &quot;', '');&quot;" office:value-type="string" office:string-value="INSERT INTO model_colors_manufacturers_colors(id_color, id_color_manufacturer, ref_color, name_color, type_color)VALUES(151, 3, '', '', '');" calcext:value-type="string">
            <text:p>INSERT INTO model_colors_manufacturers_colors(id_color, id_color_manufacturer, ref_color, name_color, type_color)VALUES(151, 3, '', '', '');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&quot;INSERT INTO model_colors_manufacturers_colors(id_color, id_color_manufacturer, ref_color, name_color, type_color)VALUES(&quot; &amp; [.A153] &amp; &quot;, 3, '&quot; &amp; [.B153] &amp; &quot;', '&quot; &amp; [.B153] &amp; &quot;', '');&quot;" office:value-type="string" office:string-value="INSERT INTO model_colors_manufacturers_colors(id_color, id_color_manufacturer, ref_color, name_color, type_color)VALUES(152, 3, '', '', '');" calcext:value-type="string">
            <text:p>INSERT INTO model_colors_manufacturers_colors(id_color, id_color_manufacturer, ref_color, name_color, type_color)VALUES(152, 3, '', '', '');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&quot;INSERT INTO model_colors_manufacturers_colors(id_color, id_color_manufacturer, ref_color, name_color, type_color)VALUES(&quot; &amp; [.A154] &amp; &quot;, 3, '&quot; &amp; [.B154] &amp; &quot;', '&quot; &amp; [.B154] &amp; &quot;', '');&quot;" office:value-type="string" office:string-value="INSERT INTO model_colors_manufacturers_colors(id_color, id_color_manufacturer, ref_color, name_color, type_color)VALUES(153, 3, '', '', '');" calcext:value-type="string">
            <text:p>INSERT INTO model_colors_manufacturers_colors(id_color, id_color_manufacturer, ref_color, name_color, type_color)VALUES(153, 3, '', '', '');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&quot;INSERT INTO model_colors_manufacturers_colors(id_color, id_color_manufacturer, ref_color, name_color, type_color)VALUES(&quot; &amp; [.A155] &amp; &quot;, 3, '&quot; &amp; [.B155] &amp; &quot;', '&quot; &amp; [.B155] &amp; &quot;', '');&quot;" office:value-type="string" office:string-value="INSERT INTO model_colors_manufacturers_colors(id_color, id_color_manufacturer, ref_color, name_color, type_color)VALUES(154, 3, '', '', '');" calcext:value-type="string">
            <text:p>INSERT INTO model_colors_manufacturers_colors(id_color, id_color_manufacturer, ref_color, name_color, type_color)VALUES(154, 3, '', '', '');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&quot;INSERT INTO model_colors_manufacturers_colors(id_color, id_color_manufacturer, ref_color, name_color, type_color)VALUES(&quot; &amp; [.A156] &amp; &quot;, 3, '&quot; &amp; [.B156] &amp; &quot;', '&quot; &amp; [.B156] &amp; &quot;', '');&quot;" office:value-type="string" office:string-value="INSERT INTO model_colors_manufacturers_colors(id_color, id_color_manufacturer, ref_color, name_color, type_color)VALUES(155, 3, '', '', '');" calcext:value-type="string">
            <text:p>INSERT INTO model_colors_manufacturers_colors(id_color, id_color_manufacturer, ref_color, name_color, type_color)VALUES(155, 3, '', '', '');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&quot;INSERT INTO model_colors_manufacturers_colors(id_color, id_color_manufacturer, ref_color, name_color, type_color)VALUES(&quot; &amp; [.A157] &amp; &quot;, 3, '&quot; &amp; [.B157] &amp; &quot;', '&quot; &amp; [.B157] &amp; &quot;', '');&quot;" office:value-type="string" office:string-value="INSERT INTO model_colors_manufacturers_colors(id_color, id_color_manufacturer, ref_color, name_color, type_color)VALUES(156, 3, '', '', '');" calcext:value-type="string">
            <text:p>INSERT INTO model_colors_manufacturers_colors(id_color, id_color_manufacturer, ref_color, name_color, type_color)VALUES(156, 3, '', '', '');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&quot;INSERT INTO model_colors_manufacturers_colors(id_color, id_color_manufacturer, ref_color, name_color, type_color)VALUES(&quot; &amp; [.A158] &amp; &quot;, 3, '&quot; &amp; [.B158] &amp; &quot;', '&quot; &amp; [.B158] &amp; &quot;', '');&quot;" office:value-type="string" office:string-value="INSERT INTO model_colors_manufacturers_colors(id_color, id_color_manufacturer, ref_color, name_color, type_color)VALUES(157, 3, '', '', '');" calcext:value-type="string">
            <text:p>INSERT INTO model_colors_manufacturers_colors(id_color, id_color_manufacturer, ref_color, name_color, type_color)VALUES(157, 3, '', '', '');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&quot;INSERT INTO model_colors_manufacturers_colors(id_color, id_color_manufacturer, ref_color, name_color, type_color)VALUES(&quot; &amp; [.A159] &amp; &quot;, 3, '&quot; &amp; [.B159] &amp; &quot;', '&quot; &amp; [.B159] &amp; &quot;', '');&quot;" office:value-type="string" office:string-value="INSERT INTO model_colors_manufacturers_colors(id_color, id_color_manufacturer, ref_color, name_color, type_color)VALUES(158, 3, '', '', '');" calcext:value-type="string">
            <text:p>INSERT INTO model_colors_manufacturers_colors(id_color, id_color_manufacturer, ref_color, name_color, type_color)VALUES(158, 3, '', '', '');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&quot;INSERT INTO model_colors_manufacturers_colors(id_color, id_color_manufacturer, ref_color, name_color, type_color)VALUES(&quot; &amp; [.A160] &amp; &quot;, 3, '&quot; &amp; [.B160] &amp; &quot;', '&quot; &amp; [.B160] &amp; &quot;', '');&quot;" office:value-type="string" office:string-value="INSERT INTO model_colors_manufacturers_colors(id_color, id_color_manufacturer, ref_color, name_color, type_color)VALUES(159, 3, '', '', '');" calcext:value-type="string">
            <text:p>INSERT INTO model_colors_manufacturers_colors(id_color, id_color_manufacturer, ref_color, name_color, type_color)VALUES(159, 3, '', '', '');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&quot;INSERT INTO model_colors_manufacturers_colors(id_color, id_color_manufacturer, ref_color, name_color, type_color)VALUES(&quot; &amp; [.A161] &amp; &quot;, 3, '&quot; &amp; [.B161] &amp; &quot;', '&quot; &amp; [.B161] &amp; &quot;', '');&quot;" office:value-type="string" office:string-value="INSERT INTO model_colors_manufacturers_colors(id_color, id_color_manufacturer, ref_color, name_color, type_color)VALUES(160, 3, '', '', '');" calcext:value-type="string">
            <text:p>INSERT INTO model_colors_manufacturers_colors(id_color, id_color_manufacturer, ref_color, name_color, type_color)VALUES(160, 3, '', '', '');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&quot;INSERT INTO model_colors_manufacturers_colors(id_color, id_color_manufacturer, ref_color, name_color, type_color)VALUES(&quot; &amp; [.A162] &amp; &quot;, 3, '&quot; &amp; [.B162] &amp; &quot;', '&quot; &amp; [.B162] &amp; &quot;', '');&quot;" office:value-type="string" office:string-value="INSERT INTO model_colors_manufacturers_colors(id_color, id_color_manufacturer, ref_color, name_color, type_color)VALUES(161, 3, '', '', '');" calcext:value-type="string">
            <text:p>INSERT INTO model_colors_manufacturers_colors(id_color, id_color_manufacturer, ref_color, name_color, type_color)VALUES(161, 3, '', '', '');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&quot;INSERT INTO model_colors_manufacturers_colors(id_color, id_color_manufacturer, ref_color, name_color, type_color)VALUES(&quot; &amp; [.A163] &amp; &quot;, 3, '&quot; &amp; [.B163] &amp; &quot;', '&quot; &amp; [.B163] &amp; &quot;', '');&quot;" office:value-type="string" office:string-value="INSERT INTO model_colors_manufacturers_colors(id_color, id_color_manufacturer, ref_color, name_color, type_color)VALUES(162, 3, '', '', '');" calcext:value-type="string">
            <text:p>INSERT INTO model_colors_manufacturers_colors(id_color, id_color_manufacturer, ref_color, name_color, type_color)VALUES(162, 3, '', '', '');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&quot;INSERT INTO model_colors_manufacturers_colors(id_color, id_color_manufacturer, ref_color, name_color, type_color)VALUES(&quot; &amp; [.A164] &amp; &quot;, 3, '&quot; &amp; [.B164] &amp; &quot;', '&quot; &amp; [.B164] &amp; &quot;', '');&quot;" office:value-type="string" office:string-value="INSERT INTO model_colors_manufacturers_colors(id_color, id_color_manufacturer, ref_color, name_color, type_color)VALUES(163, 3, '', '', '');" calcext:value-type="string">
            <text:p>INSERT INTO model_colors_manufacturers_colors(id_color, id_color_manufacturer, ref_color, name_color, type_color)VALUES(163, 3, '', '', '');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&quot;INSERT INTO model_colors_manufacturers_colors(id_color, id_color_manufacturer, ref_color, name_color, type_color)VALUES(&quot; &amp; [.A165] &amp; &quot;, 3, '&quot; &amp; [.B165] &amp; &quot;', '&quot; &amp; [.B165] &amp; &quot;', '');&quot;" office:value-type="string" office:string-value="INSERT INTO model_colors_manufacturers_colors(id_color, id_color_manufacturer, ref_color, name_color, type_color)VALUES(164, 3, '', '', '');" calcext:value-type="string">
            <text:p>INSERT INTO model_colors_manufacturers_colors(id_color, id_color_manufacturer, ref_color, name_color, type_color)VALUES(164, 3, '', '', '');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&quot;INSERT INTO model_colors_manufacturers_colors(id_color, id_color_manufacturer, ref_color, name_color, type_color)VALUES(&quot; &amp; [.A166] &amp; &quot;, 3, '&quot; &amp; [.B166] &amp; &quot;', '&quot; &amp; [.B166] &amp; &quot;', '');&quot;" office:value-type="string" office:string-value="INSERT INTO model_colors_manufacturers_colors(id_color, id_color_manufacturer, ref_color, name_color, type_color)VALUES(165, 3, '', '', '');" calcext:value-type="string">
            <text:p>INSERT INTO model_colors_manufacturers_colors(id_color, id_color_manufacturer, ref_color, name_color, type_color)VALUES(165, 3, '', '', '');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&quot;INSERT INTO model_colors_manufacturers_colors(id_color, id_color_manufacturer, ref_color, name_color, type_color)VALUES(&quot; &amp; [.A167] &amp; &quot;, 3, '&quot; &amp; [.B167] &amp; &quot;', '&quot; &amp; [.B167] &amp; &quot;', '');&quot;" office:value-type="string" office:string-value="INSERT INTO model_colors_manufacturers_colors(id_color, id_color_manufacturer, ref_color, name_color, type_color)VALUES(166, 3, '', '', '');" calcext:value-type="string">
            <text:p>INSERT INTO model_colors_manufacturers_colors(id_color, id_color_manufacturer, ref_color, name_color, type_color)VALUES(166, 3, '', '', '');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&quot;INSERT INTO model_colors_manufacturers_colors(id_color, id_color_manufacturer, ref_color, name_color, type_color)VALUES(&quot; &amp; [.A168] &amp; &quot;, 3, '&quot; &amp; [.B168] &amp; &quot;', '&quot; &amp; [.B168] &amp; &quot;', '');&quot;" office:value-type="string" office:string-value="INSERT INTO model_colors_manufacturers_colors(id_color, id_color_manufacturer, ref_color, name_color, type_color)VALUES(167, 3, '', '', '');" calcext:value-type="string">
            <text:p>INSERT INTO model_colors_manufacturers_colors(id_color, id_color_manufacturer, ref_color, name_color, type_color)VALUES(167, 3, '', '', '');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&quot;INSERT INTO model_colors_manufacturers_colors(id_color, id_color_manufacturer, ref_color, name_color, type_color)VALUES(&quot; &amp; [.A169] &amp; &quot;, 3, '&quot; &amp; [.B169] &amp; &quot;', '&quot; &amp; [.B169] &amp; &quot;', '');&quot;" office:value-type="string" office:string-value="INSERT INTO model_colors_manufacturers_colors(id_color, id_color_manufacturer, ref_color, name_color, type_color)VALUES(168, 3, '', '', '');" calcext:value-type="string">
            <text:p>INSERT INTO model_colors_manufacturers_colors(id_color, id_color_manufacturer, ref_color, name_color, type_color)VALUES(168, 3, '', '', '');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&quot;INSERT INTO model_colors_manufacturers_colors(id_color, id_color_manufacturer, ref_color, name_color, type_color)VALUES(&quot; &amp; [.A170] &amp; &quot;, 3, '&quot; &amp; [.B170] &amp; &quot;', '&quot; &amp; [.B170] &amp; &quot;', '');&quot;" office:value-type="string" office:string-value="INSERT INTO model_colors_manufacturers_colors(id_color, id_color_manufacturer, ref_color, name_color, type_color)VALUES(169, 3, '', '', '');" calcext:value-type="string">
            <text:p>INSERT INTO model_colors_manufacturers_colors(id_color, id_color_manufacturer, ref_color, name_color, type_color)VALUES(169, 3, '', '', '');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&quot;INSERT INTO model_colors_manufacturers_colors(id_color, id_color_manufacturer, ref_color, name_color, type_color)VALUES(&quot; &amp; [.A171] &amp; &quot;, 3, '&quot; &amp; [.B171] &amp; &quot;', '&quot; &amp; [.B171] &amp; &quot;', '');&quot;" office:value-type="string" office:string-value="INSERT INTO model_colors_manufacturers_colors(id_color, id_color_manufacturer, ref_color, name_color, type_color)VALUES(170, 3, '', '', '');" calcext:value-type="string">
            <text:p>INSERT INTO model_colors_manufacturers_colors(id_color, id_color_manufacturer, ref_color, name_color, type_color)VALUES(170, 3, '', '', '');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&quot;INSERT INTO model_colors_manufacturers_colors(id_color, id_color_manufacturer, ref_color, name_color, type_color)VALUES(&quot; &amp; [.A172] &amp; &quot;, 3, '&quot; &amp; [.B172] &amp; &quot;', '&quot; &amp; [.B172] &amp; &quot;', '');&quot;" office:value-type="string" office:string-value="INSERT INTO model_colors_manufacturers_colors(id_color, id_color_manufacturer, ref_color, name_color, type_color)VALUES(171, 3, '', '', '');" calcext:value-type="string">
            <text:p>INSERT INTO model_colors_manufacturers_colors(id_color, id_color_manufacturer, ref_color, name_color, type_color)VALUES(171, 3, '', '', '');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&quot;INSERT INTO model_colors_manufacturers_colors(id_color, id_color_manufacturer, ref_color, name_color, type_color)VALUES(&quot; &amp; [.A173] &amp; &quot;, 3, '&quot; &amp; [.B173] &amp; &quot;', '&quot; &amp; [.B173] &amp; &quot;', '');&quot;" office:value-type="string" office:string-value="INSERT INTO model_colors_manufacturers_colors(id_color, id_color_manufacturer, ref_color, name_color, type_color)VALUES(172, 3, '', '', '');" calcext:value-type="string">
            <text:p>INSERT INTO model_colors_manufacturers_colors(id_color, id_color_manufacturer, ref_color, name_color, type_color)VALUES(172, 3, '', '', '');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&quot;INSERT INTO model_colors_manufacturers_colors(id_color, id_color_manufacturer, ref_color, name_color, type_color)VALUES(&quot; &amp; [.A174] &amp; &quot;, 3, '&quot; &amp; [.B174] &amp; &quot;', '&quot; &amp; [.B174] &amp; &quot;', '');&quot;" office:value-type="string" office:string-value="INSERT INTO model_colors_manufacturers_colors(id_color, id_color_manufacturer, ref_color, name_color, type_color)VALUES(173, 3, '', '', '');" calcext:value-type="string">
            <text:p>INSERT INTO model_colors_manufacturers_colors(id_color, id_color_manufacturer, ref_color, name_color, type_color)VALUES(173, 3, '', '', '');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&quot;INSERT INTO model_colors_manufacturers_colors(id_color, id_color_manufacturer, ref_color, name_color, type_color)VALUES(&quot; &amp; [.A175] &amp; &quot;, 3, '&quot; &amp; [.B175] &amp; &quot;', '&quot; &amp; [.B175] &amp; &quot;', '');&quot;" office:value-type="string" office:string-value="INSERT INTO model_colors_manufacturers_colors(id_color, id_color_manufacturer, ref_color, name_color, type_color)VALUES(174, 3, '', '', '');" calcext:value-type="string">
            <text:p>INSERT INTO model_colors_manufacturers_colors(id_color, id_color_manufacturer, ref_color, name_color, type_color)VALUES(174, 3, '', '', '');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&quot;INSERT INTO model_colors_manufacturers_colors(id_color, id_color_manufacturer, ref_color, name_color, type_color)VALUES(&quot; &amp; [.A176] &amp; &quot;, 3, '&quot; &amp; [.B176] &amp; &quot;', '&quot; &amp; [.B176] &amp; &quot;', '');&quot;" office:value-type="string" office:string-value="INSERT INTO model_colors_manufacturers_colors(id_color, id_color_manufacturer, ref_color, name_color, type_color)VALUES(175, 3, '', '', '');" calcext:value-type="string">
            <text:p>INSERT INTO model_colors_manufacturers_colors(id_color, id_color_manufacturer, ref_color, name_color, type_color)VALUES(175, 3, '', '', '');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&quot;INSERT INTO model_colors_manufacturers_colors(id_color, id_color_manufacturer, ref_color, name_color, type_color)VALUES(&quot; &amp; [.A177] &amp; &quot;, 3, '&quot; &amp; [.B177] &amp; &quot;', '&quot; &amp; [.B177] &amp; &quot;', '');&quot;" office:value-type="string" office:string-value="INSERT INTO model_colors_manufacturers_colors(id_color, id_color_manufacturer, ref_color, name_color, type_color)VALUES(176, 3, '', '', '');" calcext:value-type="string">
            <text:p>INSERT INTO model_colors_manufacturers_colors(id_color, id_color_manufacturer, ref_color, name_color, type_color)VALUES(176, 3, '', '', '');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&quot;INSERT INTO model_colors_manufacturers_colors(id_color, id_color_manufacturer, ref_color, name_color, type_color)VALUES(&quot; &amp; [.A178] &amp; &quot;, 3, '&quot; &amp; [.B178] &amp; &quot;', '&quot; &amp; [.B178] &amp; &quot;', '');&quot;" office:value-type="string" office:string-value="INSERT INTO model_colors_manufacturers_colors(id_color, id_color_manufacturer, ref_color, name_color, type_color)VALUES(177, 3, '', '', '');" calcext:value-type="string">
            <text:p>INSERT INTO model_colors_manufacturers_colors(id_color, id_color_manufacturer, ref_color, name_color, type_color)VALUES(177, 3, '', '', '');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&quot;INSERT INTO model_colors_manufacturers_colors(id_color, id_color_manufacturer, ref_color, name_color, type_color)VALUES(&quot; &amp; [.A179] &amp; &quot;, 3, '&quot; &amp; [.B179] &amp; &quot;', '&quot; &amp; [.B179] &amp; &quot;', '');&quot;" office:value-type="string" office:string-value="INSERT INTO model_colors_manufacturers_colors(id_color, id_color_manufacturer, ref_color, name_color, type_color)VALUES(178, 3, '', '', '');" calcext:value-type="string">
            <text:p>INSERT INTO model_colors_manufacturers_colors(id_color, id_color_manufacturer, ref_color, name_color, type_color)VALUES(178, 3, '', '', '');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&quot;INSERT INTO model_colors_manufacturers_colors(id_color, id_color_manufacturer, ref_color, name_color, type_color)VALUES(&quot; &amp; [.A180] &amp; &quot;, 3, '&quot; &amp; [.B180] &amp; &quot;', '&quot; &amp; [.B180] &amp; &quot;', '');&quot;" office:value-type="string" office:string-value="INSERT INTO model_colors_manufacturers_colors(id_color, id_color_manufacturer, ref_color, name_color, type_color)VALUES(179, 3, '', '', '');" calcext:value-type="string">
            <text:p>INSERT INTO model_colors_manufacturers_colors(id_color, id_color_manufacturer, ref_color, name_color, type_color)VALUES(179, 3, '', '', '');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&quot;INSERT INTO model_colors_manufacturers_colors(id_color, id_color_manufacturer, ref_color, name_color, type_color)VALUES(&quot; &amp; [.A181] &amp; &quot;, 3, '&quot; &amp; [.B181] &amp; &quot;', '&quot; &amp; [.B181] &amp; &quot;', '');&quot;" office:value-type="string" office:string-value="INSERT INTO model_colors_manufacturers_colors(id_color, id_color_manufacturer, ref_color, name_color, type_color)VALUES(180, 3, '', '', '');" calcext:value-type="string">
            <text:p>INSERT INTO model_colors_manufacturers_colors(id_color, id_color_manufacturer, ref_color, name_color, type_color)VALUES(180, 3, '', '', '');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&quot;INSERT INTO model_colors_manufacturers_colors(id_color, id_color_manufacturer, ref_color, name_color, type_color)VALUES(&quot; &amp; [.A182] &amp; &quot;, 3, '&quot; &amp; [.B182] &amp; &quot;', '&quot; &amp; [.B182] &amp; &quot;', '');&quot;" office:value-type="string" office:string-value="INSERT INTO model_colors_manufacturers_colors(id_color, id_color_manufacturer, ref_color, name_color, type_color)VALUES(181, 3, '', '', '');" calcext:value-type="string">
            <text:p>INSERT INTO model_colors_manufacturers_colors(id_color, id_color_manufacturer, ref_color, name_color, type_color)VALUES(181, 3, '', '', '');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&quot;INSERT INTO model_colors_manufacturers_colors(id_color, id_color_manufacturer, ref_color, name_color, type_color)VALUES(&quot; &amp; [.A183] &amp; &quot;, 3, '&quot; &amp; [.B183] &amp; &quot;', '&quot; &amp; [.B183] &amp; &quot;', '');&quot;" office:value-type="string" office:string-value="INSERT INTO model_colors_manufacturers_colors(id_color, id_color_manufacturer, ref_color, name_color, type_color)VALUES(182, 3, '', '', '');" calcext:value-type="string">
            <text:p>INSERT INTO model_colors_manufacturers_colors(id_color, id_color_manufacturer, ref_color, name_color, type_color)VALUES(182, 3, '', '', '');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&quot;INSERT INTO model_colors_manufacturers_colors(id_color, id_color_manufacturer, ref_color, name_color, type_color)VALUES(&quot; &amp; [.A184] &amp; &quot;, 3, '&quot; &amp; [.B184] &amp; &quot;', '&quot; &amp; [.B184] &amp; &quot;', '');&quot;" office:value-type="string" office:string-value="INSERT INTO model_colors_manufacturers_colors(id_color, id_color_manufacturer, ref_color, name_color, type_color)VALUES(183, 3, '', '', '');" calcext:value-type="string">
            <text:p>INSERT INTO model_colors_manufacturers_colors(id_color, id_color_manufacturer, ref_color, name_color, type_color)VALUES(183, 3, '', '', '');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&quot;INSERT INTO model_colors_manufacturers_colors(id_color, id_color_manufacturer, ref_color, name_color, type_color)VALUES(&quot; &amp; [.A185] &amp; &quot;, 3, '&quot; &amp; [.B185] &amp; &quot;', '&quot; &amp; [.B185] &amp; &quot;', '');&quot;" office:value-type="string" office:string-value="INSERT INTO model_colors_manufacturers_colors(id_color, id_color_manufacturer, ref_color, name_color, type_color)VALUES(184, 3, '', '', '');" calcext:value-type="string">
            <text:p>INSERT INTO model_colors_manufacturers_colors(id_color, id_color_manufacturer, ref_color, name_color, type_color)VALUES(184, 3, '', '', '');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&quot;INSERT INTO model_colors_manufacturers_colors(id_color, id_color_manufacturer, ref_color, name_color, type_color)VALUES(&quot; &amp; [.A186] &amp; &quot;, 3, '&quot; &amp; [.B186] &amp; &quot;', '&quot; &amp; [.B186] &amp; &quot;', '');&quot;" office:value-type="string" office:string-value="INSERT INTO model_colors_manufacturers_colors(id_color, id_color_manufacturer, ref_color, name_color, type_color)VALUES(185, 3, '', '', '');" calcext:value-type="string">
            <text:p>INSERT INTO model_colors_manufacturers_colors(id_color, id_color_manufacturer, ref_color, name_color, type_color)VALUES(185, 3, '', '', '');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&quot;INSERT INTO model_colors_manufacturers_colors(id_color, id_color_manufacturer, ref_color, name_color, type_color)VALUES(&quot; &amp; [.A187] &amp; &quot;, 3, '&quot; &amp; [.B187] &amp; &quot;', '&quot; &amp; [.B187] &amp; &quot;', '');&quot;" office:value-type="string" office:string-value="INSERT INTO model_colors_manufacturers_colors(id_color, id_color_manufacturer, ref_color, name_color, type_color)VALUES(186, 3, '', '', '');" calcext:value-type="string">
            <text:p>INSERT INTO model_colors_manufacturers_colors(id_color, id_color_manufacturer, ref_color, name_color, type_color)VALUES(186, 3, '', '', '');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&quot;INSERT INTO model_colors_manufacturers_colors(id_color, id_color_manufacturer, ref_color, name_color, type_color)VALUES(&quot; &amp; [.A188] &amp; &quot;, 3, '&quot; &amp; [.B188] &amp; &quot;', '&quot; &amp; [.B188] &amp; &quot;', '');&quot;" office:value-type="string" office:string-value="INSERT INTO model_colors_manufacturers_colors(id_color, id_color_manufacturer, ref_color, name_color, type_color)VALUES(187, 3, '', '', '');" calcext:value-type="string">
            <text:p>INSERT INTO model_colors_manufacturers_colors(id_color, id_color_manufacturer, ref_color, name_color, type_color)VALUES(187, 3, '', '', '');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&quot;INSERT INTO model_colors_manufacturers_colors(id_color, id_color_manufacturer, ref_color, name_color, type_color)VALUES(&quot; &amp; [.A189] &amp; &quot;, 3, '&quot; &amp; [.B189] &amp; &quot;', '&quot; &amp; [.B189] &amp; &quot;', '');&quot;" office:value-type="string" office:string-value="INSERT INTO model_colors_manufacturers_colors(id_color, id_color_manufacturer, ref_color, name_color, type_color)VALUES(188, 3, '', '', '');" calcext:value-type="string">
            <text:p>INSERT INTO model_colors_manufacturers_colors(id_color, id_color_manufacturer, ref_color, name_color, type_color)VALUES(188, 3, '', '', '');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&quot;INSERT INTO model_colors_manufacturers_colors(id_color, id_color_manufacturer, ref_color, name_color, type_color)VALUES(&quot; &amp; [.A190] &amp; &quot;, 3, '&quot; &amp; [.B190] &amp; &quot;', '&quot; &amp; [.B190] &amp; &quot;', '');&quot;" office:value-type="string" office:string-value="INSERT INTO model_colors_manufacturers_colors(id_color, id_color_manufacturer, ref_color, name_color, type_color)VALUES(189, 3, '', '', '');" calcext:value-type="string">
            <text:p>INSERT INTO model_colors_manufacturers_colors(id_color, id_color_manufacturer, ref_color, name_color, type_color)VALUES(189, 3, '', '', '');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&quot;INSERT INTO model_colors_manufacturers_colors(id_color, id_color_manufacturer, ref_color, name_color, type_color)VALUES(&quot; &amp; [.A191] &amp; &quot;, 3, '&quot; &amp; [.B191] &amp; &quot;', '&quot; &amp; [.B191] &amp; &quot;', '');&quot;" office:value-type="string" office:string-value="INSERT INTO model_colors_manufacturers_colors(id_color, id_color_manufacturer, ref_color, name_color, type_color)VALUES(190, 3, '', '', '');" calcext:value-type="string">
            <text:p>INSERT INTO model_colors_manufacturers_colors(id_color, id_color_manufacturer, ref_color, name_color, type_color)VALUES(190, 3, '', '', '');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&quot;INSERT INTO model_colors_manufacturers_colors(id_color, id_color_manufacturer, ref_color, name_color, type_color)VALUES(&quot; &amp; [.A192] &amp; &quot;, 3, '&quot; &amp; [.B192] &amp; &quot;', '&quot; &amp; [.B192] &amp; &quot;', '');&quot;" office:value-type="string" office:string-value="INSERT INTO model_colors_manufacturers_colors(id_color, id_color_manufacturer, ref_color, name_color, type_color)VALUES(191, 3, '', '', '');" calcext:value-type="string">
            <text:p>INSERT INTO model_colors_manufacturers_colors(id_color, id_color_manufacturer, ref_color, name_color, type_color)VALUES(191, 3, '', '', '');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&quot;INSERT INTO model_colors_manufacturers_colors(id_color, id_color_manufacturer, ref_color, name_color, type_color)VALUES(&quot; &amp; [.A193] &amp; &quot;, 3, '&quot; &amp; [.B193] &amp; &quot;', '&quot; &amp; [.B193] &amp; &quot;', '');&quot;" office:value-type="string" office:string-value="INSERT INTO model_colors_manufacturers_colors(id_color, id_color_manufacturer, ref_color, name_color, type_color)VALUES(192, 3, '', '', '');" calcext:value-type="string">
            <text:p>INSERT INTO model_colors_manufacturers_colors(id_color, id_color_manufacturer, ref_color, name_color, type_color)VALUES(192, 3, '', '', '');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&quot;INSERT INTO model_colors_manufacturers_colors(id_color, id_color_manufacturer, ref_color, name_color, type_color)VALUES(&quot; &amp; [.A194] &amp; &quot;, 3, '&quot; &amp; [.B194] &amp; &quot;', '&quot; &amp; [.B194] &amp; &quot;', '');&quot;" office:value-type="string" office:string-value="INSERT INTO model_colors_manufacturers_colors(id_color, id_color_manufacturer, ref_color, name_color, type_color)VALUES(193, 3, '', '', '');" calcext:value-type="string">
            <text:p>INSERT INTO model_colors_manufacturers_colors(id_color, id_color_manufacturer, ref_color, name_color, type_color)VALUES(193, 3, '', '', '');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&quot;INSERT INTO model_colors_manufacturers_colors(id_color, id_color_manufacturer, ref_color, name_color, type_color)VALUES(&quot; &amp; [.A195] &amp; &quot;, 3, '&quot; &amp; [.B195] &amp; &quot;', '&quot; &amp; [.B195] &amp; &quot;', '');&quot;" office:value-type="string" office:string-value="INSERT INTO model_colors_manufacturers_colors(id_color, id_color_manufacturer, ref_color, name_color, type_color)VALUES(194, 3, '', '', '');" calcext:value-type="string">
            <text:p>INSERT INTO model_colors_manufacturers_colors(id_color, id_color_manufacturer, ref_color, name_color, type_color)VALUES(194, 3, '', '', '');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&quot;INSERT INTO model_colors_manufacturers_colors(id_color, id_color_manufacturer, ref_color, name_color, type_color)VALUES(&quot; &amp; [.A196] &amp; &quot;, 3, '&quot; &amp; [.B196] &amp; &quot;', '&quot; &amp; [.B196] &amp; &quot;', '');&quot;" office:value-type="string" office:string-value="INSERT INTO model_colors_manufacturers_colors(id_color, id_color_manufacturer, ref_color, name_color, type_color)VALUES(195, 3, '', '', '');" calcext:value-type="string">
            <text:p>INSERT INTO model_colors_manufacturers_colors(id_color, id_color_manufacturer, ref_color, name_color, type_color)VALUES(195, 3, '', '', '');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&quot;INSERT INTO model_colors_manufacturers_colors(id_color, id_color_manufacturer, ref_color, name_color, type_color)VALUES(&quot; &amp; [.A197] &amp; &quot;, 3, '&quot; &amp; [.B197] &amp; &quot;', '&quot; &amp; [.B197] &amp; &quot;', '');&quot;" office:value-type="string" office:string-value="INSERT INTO model_colors_manufacturers_colors(id_color, id_color_manufacturer, ref_color, name_color, type_color)VALUES(196, 3, '', '', '');" calcext:value-type="string">
            <text:p>INSERT INTO model_colors_manufacturers_colors(id_color, id_color_manufacturer, ref_color, name_color, type_color)VALUES(196, 3, '', '', '');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&quot;INSERT INTO model_colors_manufacturers_colors(id_color, id_color_manufacturer, ref_color, name_color, type_color)VALUES(&quot; &amp; [.A198] &amp; &quot;, 3, '&quot; &amp; [.B198] &amp; &quot;', '&quot; &amp; [.B198] &amp; &quot;', '');&quot;" office:value-type="string" office:string-value="INSERT INTO model_colors_manufacturers_colors(id_color, id_color_manufacturer, ref_color, name_color, type_color)VALUES(197, 3, '', '', '');" calcext:value-type="string">
            <text:p>INSERT INTO model_colors_manufacturers_colors(id_color, id_color_manufacturer, ref_color, name_color, type_color)VALUES(197, 3, '', '', '');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&quot;INSERT INTO model_colors_manufacturers_colors(id_color, id_color_manufacturer, ref_color, name_color, type_color)VALUES(&quot; &amp; [.A199] &amp; &quot;, 3, '&quot; &amp; [.B199] &amp; &quot;', '&quot; &amp; [.B199] &amp; &quot;', '');&quot;" office:value-type="string" office:string-value="INSERT INTO model_colors_manufacturers_colors(id_color, id_color_manufacturer, ref_color, name_color, type_color)VALUES(198, 3, '', '', '');" calcext:value-type="string">
            <text:p>INSERT INTO model_colors_manufacturers_colors(id_color, id_color_manufacturer, ref_color, name_color, type_color)VALUES(198, 3, '', '', '');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&quot;INSERT INTO model_colors_manufacturers_colors(id_color, id_color_manufacturer, ref_color, name_color, type_color)VALUES(&quot; &amp; [.A200] &amp; &quot;, 3, '&quot; &amp; [.B200] &amp; &quot;', '&quot; &amp; [.B200] &amp; &quot;', '');&quot;" office:value-type="string" office:string-value="INSERT INTO model_colors_manufacturers_colors(id_color, id_color_manufacturer, ref_color, name_color, type_color)VALUES(199, 3, '', '', '');" calcext:value-type="string">
            <text:p>INSERT INTO model_colors_manufacturers_colors(id_color, id_color_manufacturer, ref_color, name_color, type_color)VALUES(199, 3, '', '', '');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&quot;INSERT INTO model_colors_manufacturers_colors(id_color, id_color_manufacturer, ref_color, name_color, type_color)VALUES(&quot; &amp; [.A201] &amp; &quot;, 3, '&quot; &amp; [.B201] &amp; &quot;', '&quot; &amp; [.B201] &amp; &quot;', '');&quot;" office:value-type="string" office:string-value="INSERT INTO model_colors_manufacturers_colors(id_color, id_color_manufacturer, ref_color, name_color, type_color)VALUES(200, 3, '', '', '');" calcext:value-type="string">
            <text:p>INSERT INTO model_colors_manufacturers_colors(id_color, id_color_manufacturer, ref_color, name_color, type_color)VALUES(200, 3, '', '', '');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&quot;INSERT INTO model_colors_manufacturers_colors(id_color, id_color_manufacturer, ref_color, name_color, type_color)VALUES(&quot; &amp; [.A202] &amp; &quot;, 3, '&quot; &amp; [.B202] &amp; &quot;', '&quot; &amp; [.B202] &amp; &quot;', '');&quot;" office:value-type="string" office:string-value="INSERT INTO model_colors_manufacturers_colors(id_color, id_color_manufacturer, ref_color, name_color, type_color)VALUES(201, 3, '', '', '');" calcext:value-type="string">
            <text:p>INSERT INTO model_colors_manufacturers_colors(id_color, id_color_manufacturer, ref_color, name_color, type_color)VALUES(201, 3, '', '', '');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&quot;INSERT INTO model_colors_manufacturers_colors(id_color, id_color_manufacturer, ref_color, name_color, type_color)VALUES(&quot; &amp; [.A203] &amp; &quot;, 3, '&quot; &amp; [.B203] &amp; &quot;', '&quot; &amp; [.B203] &amp; &quot;', '');&quot;" office:value-type="string" office:string-value="INSERT INTO model_colors_manufacturers_colors(id_color, id_color_manufacturer, ref_color, name_color, type_color)VALUES(202, 3, '', '', '');" calcext:value-type="string">
            <text:p>INSERT INTO model_colors_manufacturers_colors(id_color, id_color_manufacturer, ref_color, name_color, type_color)VALUES(202, 3, '', '', '');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&quot;INSERT INTO model_colors_manufacturers_colors(id_color, id_color_manufacturer, ref_color, name_color, type_color)VALUES(&quot; &amp; [.A204] &amp; &quot;, 3, '&quot; &amp; [.B204] &amp; &quot;', '&quot; &amp; [.B204] &amp; &quot;', '');&quot;" office:value-type="string" office:string-value="INSERT INTO model_colors_manufacturers_colors(id_color, id_color_manufacturer, ref_color, name_color, type_color)VALUES(203, 3, '', '', '');" calcext:value-type="string">
            <text:p>INSERT INTO model_colors_manufacturers_colors(id_color, id_color_manufacturer, ref_color, name_color, type_color)VALUES(203, 3, '', '', '');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&quot;INSERT INTO model_colors_manufacturers_colors(id_color, id_color_manufacturer, ref_color, name_color, type_color)VALUES(&quot; &amp; [.A205] &amp; &quot;, 3, '&quot; &amp; [.B205] &amp; &quot;', '&quot; &amp; [.B205] &amp; &quot;', '');&quot;" office:value-type="string" office:string-value="INSERT INTO model_colors_manufacturers_colors(id_color, id_color_manufacturer, ref_color, name_color, type_color)VALUES(204, 3, '', '', '');" calcext:value-type="string">
            <text:p>INSERT INTO model_colors_manufacturers_colors(id_color, id_color_manufacturer, ref_color, name_color, type_color)VALUES(204, 3, '', '', '');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&quot;INSERT INTO model_colors_manufacturers_colors(id_color, id_color_manufacturer, ref_color, name_color, type_color)VALUES(&quot; &amp; [.A206] &amp; &quot;, 3, '&quot; &amp; [.B206] &amp; &quot;', '&quot; &amp; [.B206] &amp; &quot;', '');&quot;" office:value-type="string" office:string-value="INSERT INTO model_colors_manufacturers_colors(id_color, id_color_manufacturer, ref_color, name_color, type_color)VALUES(205, 3, '', '', '');" calcext:value-type="string">
            <text:p>INSERT INTO model_colors_manufacturers_colors(id_color, id_color_manufacturer, ref_color, name_color, type_color)VALUES(205, 3, '', '', '');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&quot;INSERT INTO model_colors_manufacturers_colors(id_color, id_color_manufacturer, ref_color, name_color, type_color)VALUES(&quot; &amp; [.A207] &amp; &quot;, 3, '&quot; &amp; [.B207] &amp; &quot;', '&quot; &amp; [.B207] &amp; &quot;', '');&quot;" office:value-type="string" office:string-value="INSERT INTO model_colors_manufacturers_colors(id_color, id_color_manufacturer, ref_color, name_color, type_color)VALUES(206, 3, '', '', '');" calcext:value-type="string">
            <text:p>INSERT INTO model_colors_manufacturers_colors(id_color, id_color_manufacturer, ref_color, name_color, type_color)VALUES(206, 3, '', '', '');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&quot;INSERT INTO model_colors_manufacturers_colors(id_color, id_color_manufacturer, ref_color, name_color, type_color)VALUES(&quot; &amp; [.A208] &amp; &quot;, 3, '&quot; &amp; [.B208] &amp; &quot;', '&quot; &amp; [.B208] &amp; &quot;', '');&quot;" office:value-type="string" office:string-value="INSERT INTO model_colors_manufacturers_colors(id_color, id_color_manufacturer, ref_color, name_color, type_color)VALUES(207, 3, '', '', '');" calcext:value-type="string">
            <text:p>INSERT INTO model_colors_manufacturers_colors(id_color, id_color_manufacturer, ref_color, name_color, type_color)VALUES(207, 3, '', '', '');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&quot;INSERT INTO model_colors_manufacturers_colors(id_color, id_color_manufacturer, ref_color, name_color, type_color)VALUES(&quot; &amp; [.A209] &amp; &quot;, 3, '&quot; &amp; [.B209] &amp; &quot;', '&quot; &amp; [.B209] &amp; &quot;', '');&quot;" office:value-type="string" office:string-value="INSERT INTO model_colors_manufacturers_colors(id_color, id_color_manufacturer, ref_color, name_color, type_color)VALUES(208, 3, '', '', '');" calcext:value-type="string">
            <text:p>INSERT INTO model_colors_manufacturers_colors(id_color, id_color_manufacturer, ref_color, name_color, type_color)VALUES(208, 3, '', '', '');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&quot;INSERT INTO model_colors_manufacturers_colors(id_color, id_color_manufacturer, ref_color, name_color, type_color)VALUES(&quot; &amp; [.A210] &amp; &quot;, 3, '&quot; &amp; [.B210] &amp; &quot;', '&quot; &amp; [.B210] &amp; &quot;', '');&quot;" office:value-type="string" office:string-value="INSERT INTO model_colors_manufacturers_colors(id_color, id_color_manufacturer, ref_color, name_color, type_color)VALUES(209, 3, '', '', '');" calcext:value-type="string">
            <text:p>INSERT INTO model_colors_manufacturers_colors(id_color, id_color_manufacturer, ref_color, name_color, type_color)VALUES(209, 3, '', '', '');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&quot;INSERT INTO model_colors_manufacturers_colors(id_color, id_color_manufacturer, ref_color, name_color, type_color)VALUES(&quot; &amp; [.A211] &amp; &quot;, 3, '&quot; &amp; [.B211] &amp; &quot;', '&quot; &amp; [.B211] &amp; &quot;', '');&quot;" office:value-type="string" office:string-value="INSERT INTO model_colors_manufacturers_colors(id_color, id_color_manufacturer, ref_color, name_color, type_color)VALUES(210, 3, '', '', '');" calcext:value-type="string">
            <text:p>INSERT INTO model_colors_manufacturers_colors(id_color, id_color_manufacturer, ref_color, name_color, type_color)VALUES(210, 3, '', '', '');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&quot;INSERT INTO model_colors_manufacturers_colors(id_color, id_color_manufacturer, ref_color, name_color, type_color)VALUES(&quot; &amp; [.A212] &amp; &quot;, 3, '&quot; &amp; [.B212] &amp; &quot;', '&quot; &amp; [.B212] &amp; &quot;', '');&quot;" office:value-type="string" office:string-value="INSERT INTO model_colors_manufacturers_colors(id_color, id_color_manufacturer, ref_color, name_color, type_color)VALUES(211, 3, '', '', '');" calcext:value-type="string">
            <text:p>INSERT INTO model_colors_manufacturers_colors(id_color, id_color_manufacturer, ref_color, name_color, type_color)VALUES(211, 3, '', '', '');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&quot;INSERT INTO model_colors_manufacturers_colors(id_color, id_color_manufacturer, ref_color, name_color, type_color)VALUES(&quot; &amp; [.A213] &amp; &quot;, 3, '&quot; &amp; [.B213] &amp; &quot;', '&quot; &amp; [.B213] &amp; &quot;', '');&quot;" office:value-type="string" office:string-value="INSERT INTO model_colors_manufacturers_colors(id_color, id_color_manufacturer, ref_color, name_color, type_color)VALUES(212, 3, '', '', '');" calcext:value-type="string">
            <text:p>INSERT INTO model_colors_manufacturers_colors(id_color, id_color_manufacturer, ref_color, name_color, type_color)VALUES(212, 3, '', '', '');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&quot;INSERT INTO model_colors_manufacturers_colors(id_color, id_color_manufacturer, ref_color, name_color, type_color)VALUES(&quot; &amp; [.A214] &amp; &quot;, 3, '&quot; &amp; [.B214] &amp; &quot;', '&quot; &amp; [.B214] &amp; &quot;', '');&quot;" office:value-type="string" office:string-value="INSERT INTO model_colors_manufacturers_colors(id_color, id_color_manufacturer, ref_color, name_color, type_color)VALUES(213, 3, '', '', '');" calcext:value-type="string">
            <text:p>INSERT INTO model_colors_manufacturers_colors(id_color, id_color_manufacturer, ref_color, name_color, type_color)VALUES(213, 3, '', '', '');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&quot;INSERT INTO model_colors_manufacturers_colors(id_color, id_color_manufacturer, ref_color, name_color, type_color)VALUES(&quot; &amp; [.A215] &amp; &quot;, 3, '&quot; &amp; [.B215] &amp; &quot;', '&quot; &amp; [.B215] &amp; &quot;', '');&quot;" office:value-type="string" office:string-value="INSERT INTO model_colors_manufacturers_colors(id_color, id_color_manufacturer, ref_color, name_color, type_color)VALUES(214, 3, '', '', '');" calcext:value-type="string">
            <text:p>INSERT INTO model_colors_manufacturers_colors(id_color, id_color_manufacturer, ref_color, name_color, type_color)VALUES(214, 3, '', '', '');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&quot;INSERT INTO model_colors_manufacturers_colors(id_color, id_color_manufacturer, ref_color, name_color, type_color)VALUES(&quot; &amp; [.A216] &amp; &quot;, 3, '&quot; &amp; [.B216] &amp; &quot;', '&quot; &amp; [.B216] &amp; &quot;', '');&quot;" office:value-type="string" office:string-value="INSERT INTO model_colors_manufacturers_colors(id_color, id_color_manufacturer, ref_color, name_color, type_color)VALUES(215, 3, '', '', '');" calcext:value-type="string">
            <text:p>INSERT INTO model_colors_manufacturers_colors(id_color, id_color_manufacturer, ref_color, name_color, type_color)VALUES(215, 3, '', '', '');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&quot;INSERT INTO model_colors_manufacturers_colors(id_color, id_color_manufacturer, ref_color, name_color, type_color)VALUES(&quot; &amp; [.A217] &amp; &quot;, 3, '&quot; &amp; [.B217] &amp; &quot;', '&quot; &amp; [.B217] &amp; &quot;', '');&quot;" office:value-type="string" office:string-value="INSERT INTO model_colors_manufacturers_colors(id_color, id_color_manufacturer, ref_color, name_color, type_color)VALUES(216, 3, '', '', '');" calcext:value-type="string">
            <text:p>INSERT INTO model_colors_manufacturers_colors(id_color, id_color_manufacturer, ref_color, name_color, type_color)VALUES(216, 3, '', '', '');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&quot;INSERT INTO model_colors_manufacturers_colors(id_color, id_color_manufacturer, ref_color, name_color, type_color)VALUES(&quot; &amp; [.A218] &amp; &quot;, 3, '&quot; &amp; [.B218] &amp; &quot;', '&quot; &amp; [.B218] &amp; &quot;', '');&quot;" office:value-type="string" office:string-value="INSERT INTO model_colors_manufacturers_colors(id_color, id_color_manufacturer, ref_color, name_color, type_color)VALUES(217, 3, '', '', '');" calcext:value-type="string">
            <text:p>INSERT INTO model_colors_manufacturers_colors(id_color, id_color_manufacturer, ref_color, name_color, type_color)VALUES(217, 3, '', '', '');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&quot;INSERT INTO model_colors_manufacturers_colors(id_color, id_color_manufacturer, ref_color, name_color, type_color)VALUES(&quot; &amp; [.A219] &amp; &quot;, 3, '&quot; &amp; [.B219] &amp; &quot;', '&quot; &amp; [.B219] &amp; &quot;', '');&quot;" office:value-type="string" office:string-value="INSERT INTO model_colors_manufacturers_colors(id_color, id_color_manufacturer, ref_color, name_color, type_color)VALUES(218, 3, '', '', '');" calcext:value-type="string">
            <text:p>INSERT INTO model_colors_manufacturers_colors(id_color, id_color_manufacturer, ref_color, name_color, type_color)VALUES(218, 3, '', '', '');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&quot;INSERT INTO model_colors_manufacturers_colors(id_color, id_color_manufacturer, ref_color, name_color, type_color)VALUES(&quot; &amp; [.A220] &amp; &quot;, 3, '&quot; &amp; [.B220] &amp; &quot;', '&quot; &amp; [.B220] &amp; &quot;', '');&quot;" office:value-type="string" office:string-value="INSERT INTO model_colors_manufacturers_colors(id_color, id_color_manufacturer, ref_color, name_color, type_color)VALUES(219, 3, '', '', '');" calcext:value-type="string">
            <text:p>INSERT INTO model_colors_manufacturers_colors(id_color, id_color_manufacturer, ref_color, name_color, type_color)VALUES(219, 3, '', '', '');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&quot;INSERT INTO model_colors_manufacturers_colors(id_color, id_color_manufacturer, ref_color, name_color, type_color)VALUES(&quot; &amp; [.A221] &amp; &quot;, 3, '&quot; &amp; [.B221] &amp; &quot;', '&quot; &amp; [.B221] &amp; &quot;', '');&quot;" office:value-type="string" office:string-value="INSERT INTO model_colors_manufacturers_colors(id_color, id_color_manufacturer, ref_color, name_color, type_color)VALUES(220, 3, '', '', '');" calcext:value-type="string">
            <text:p>INSERT INTO model_colors_manufacturers_colors(id_color, id_color_manufacturer, ref_color, name_color, type_color)VALUES(220, 3, '', '', '');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&quot;INSERT INTO model_colors_manufacturers_colors(id_color, id_color_manufacturer, ref_color, name_color, type_color)VALUES(&quot; &amp; [.A222] &amp; &quot;, 3, '&quot; &amp; [.B222] &amp; &quot;', '&quot; &amp; [.B222] &amp; &quot;', '');&quot;" office:value-type="string" office:string-value="INSERT INTO model_colors_manufacturers_colors(id_color, id_color_manufacturer, ref_color, name_color, type_color)VALUES(221, 3, '', '', '');" calcext:value-type="string">
            <text:p>INSERT INTO model_colors_manufacturers_colors(id_color, id_color_manufacturer, ref_color, name_color, type_color)VALUES(221, 3, '', '', '');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&quot;INSERT INTO model_colors_manufacturers_colors(id_color, id_color_manufacturer, ref_color, name_color, type_color)VALUES(&quot; &amp; [.A223] &amp; &quot;, 3, '&quot; &amp; [.B223] &amp; &quot;', '&quot; &amp; [.B223] &amp; &quot;', '');&quot;" office:value-type="string" office:string-value="INSERT INTO model_colors_manufacturers_colors(id_color, id_color_manufacturer, ref_color, name_color, type_color)VALUES(222, 3, '', '', '');" calcext:value-type="string">
            <text:p>INSERT INTO model_colors_manufacturers_colors(id_color, id_color_manufacturer, ref_color, name_color, type_color)VALUES(222, 3, '', '', '');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&quot;INSERT INTO model_colors_manufacturers_colors(id_color, id_color_manufacturer, ref_color, name_color, type_color)VALUES(&quot; &amp; [.A224] &amp; &quot;, 3, '&quot; &amp; [.B224] &amp; &quot;', '&quot; &amp; [.B224] &amp; &quot;', '');&quot;" office:value-type="string" office:string-value="INSERT INTO model_colors_manufacturers_colors(id_color, id_color_manufacturer, ref_color, name_color, type_color)VALUES(223, 3, '', '', '');" calcext:value-type="string">
            <text:p>INSERT INTO model_colors_manufacturers_colors(id_color, id_color_manufacturer, ref_color, name_color, type_color)VALUES(223, 3, '', '', '');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&quot;INSERT INTO model_colors_manufacturers_colors(id_color, id_color_manufacturer, ref_color, name_color, type_color)VALUES(&quot; &amp; [.A225] &amp; &quot;, 3, '&quot; &amp; [.B225] &amp; &quot;', '&quot; &amp; [.B225] &amp; &quot;', '');&quot;" office:value-type="string" office:string-value="INSERT INTO model_colors_manufacturers_colors(id_color, id_color_manufacturer, ref_color, name_color, type_color)VALUES(224, 3, '', '', '');" calcext:value-type="string">
            <text:p>INSERT INTO model_colors_manufacturers_colors(id_color, id_color_manufacturer, ref_color, name_color, type_color)VALUES(224, 3, '', '', '');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&quot;INSERT INTO model_colors_manufacturers_colors(id_color, id_color_manufacturer, ref_color, name_color, type_color)VALUES(&quot; &amp; [.A226] &amp; &quot;, 3, '&quot; &amp; [.B226] &amp; &quot;', '&quot; &amp; [.B226] &amp; &quot;', '');&quot;" office:value-type="string" office:string-value="INSERT INTO model_colors_manufacturers_colors(id_color, id_color_manufacturer, ref_color, name_color, type_color)VALUES(225, 3, '', '', '');" calcext:value-type="string">
            <text:p>INSERT INTO model_colors_manufacturers_colors(id_color, id_color_manufacturer, ref_color, name_color, type_color)VALUES(225, 3, '', '', '');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&quot;INSERT INTO model_colors_manufacturers_colors(id_color, id_color_manufacturer, ref_color, name_color, type_color)VALUES(&quot; &amp; [.A227] &amp; &quot;, 3, '&quot; &amp; [.B227] &amp; &quot;', '&quot; &amp; [.B227] &amp; &quot;', '');&quot;" office:value-type="string" office:string-value="INSERT INTO model_colors_manufacturers_colors(id_color, id_color_manufacturer, ref_color, name_color, type_color)VALUES(226, 3, '', '', '');" calcext:value-type="string">
            <text:p>INSERT INTO model_colors_manufacturers_colors(id_color, id_color_manufacturer, ref_color, name_color, type_color)VALUES(226, 3, '', '', '');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&quot;INSERT INTO model_colors_manufacturers_colors(id_color, id_color_manufacturer, ref_color, name_color, type_color)VALUES(&quot; &amp; [.A228] &amp; &quot;, 3, '&quot; &amp; [.B228] &amp; &quot;', '&quot; &amp; [.B228] &amp; &quot;', '');&quot;" office:value-type="string" office:string-value="INSERT INTO model_colors_manufacturers_colors(id_color, id_color_manufacturer, ref_color, name_color, type_color)VALUES(227, 3, '', '', '');" calcext:value-type="string">
            <text:p>INSERT INTO model_colors_manufacturers_colors(id_color, id_color_manufacturer, ref_color, name_color, type_color)VALUES(227, 3, '', '', '');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&quot;INSERT INTO model_colors_manufacturers_colors(id_color, id_color_manufacturer, ref_color, name_color, type_color)VALUES(&quot; &amp; [.A229] &amp; &quot;, 3, '&quot; &amp; [.B229] &amp; &quot;', '&quot; &amp; [.B229] &amp; &quot;', '');&quot;" office:value-type="string" office:string-value="INSERT INTO model_colors_manufacturers_colors(id_color, id_color_manufacturer, ref_color, name_color, type_color)VALUES(228, 3, '', '', '');" calcext:value-type="string">
            <text:p>INSERT INTO model_colors_manufacturers_colors(id_color, id_color_manufacturer, ref_color, name_color, type_color)VALUES(228, 3, '', '', '');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&quot;INSERT INTO model_colors_manufacturers_colors(id_color, id_color_manufacturer, ref_color, name_color, type_color)VALUES(&quot; &amp; [.A230] &amp; &quot;, 3, '&quot; &amp; [.B230] &amp; &quot;', '&quot; &amp; [.B230] &amp; &quot;', '');&quot;" office:value-type="string" office:string-value="INSERT INTO model_colors_manufacturers_colors(id_color, id_color_manufacturer, ref_color, name_color, type_color)VALUES(229, 3, '', '', '');" calcext:value-type="string">
            <text:p>INSERT INTO model_colors_manufacturers_colors(id_color, id_color_manufacturer, ref_color, name_color, type_color)VALUES(229, 3, '', '', '');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&quot;INSERT INTO model_colors_manufacturers_colors(id_color, id_color_manufacturer, ref_color, name_color, type_color)VALUES(&quot; &amp; [.A231] &amp; &quot;, 3, '&quot; &amp; [.B231] &amp; &quot;', '&quot; &amp; [.B231] &amp; &quot;', '');&quot;" office:value-type="string" office:string-value="INSERT INTO model_colors_manufacturers_colors(id_color, id_color_manufacturer, ref_color, name_color, type_color)VALUES(230, 3, '', '', '');" calcext:value-type="string">
            <text:p>INSERT INTO model_colors_manufacturers_colors(id_color, id_color_manufacturer, ref_color, name_color, type_color)VALUES(230, 3, '', '', '');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&quot;INSERT INTO model_colors_manufacturers_colors(id_color, id_color_manufacturer, ref_color, name_color, type_color)VALUES(&quot; &amp; [.A232] &amp; &quot;, 3, '&quot; &amp; [.B232] &amp; &quot;', '&quot; &amp; [.B232] &amp; &quot;', '');&quot;" office:value-type="string" office:string-value="INSERT INTO model_colors_manufacturers_colors(id_color, id_color_manufacturer, ref_color, name_color, type_color)VALUES(231, 3, '', '', '');" calcext:value-type="string">
            <text:p>INSERT INTO model_colors_manufacturers_colors(id_color, id_color_manufacturer, ref_color, name_color, type_color)VALUES(231, 3, '', '', '');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&quot;INSERT INTO model_colors_manufacturers_colors(id_color, id_color_manufacturer, ref_color, name_color, type_color)VALUES(&quot; &amp; [.A233] &amp; &quot;, 3, '&quot; &amp; [.B233] &amp; &quot;', '&quot; &amp; [.B233] &amp; &quot;', '');&quot;" office:value-type="string" office:string-value="INSERT INTO model_colors_manufacturers_colors(id_color, id_color_manufacturer, ref_color, name_color, type_color)VALUES(232, 3, '', '', '');" calcext:value-type="string">
            <text:p>INSERT INTO model_colors_manufacturers_colors(id_color, id_color_manufacturer, ref_color, name_color, type_color)VALUES(232, 3, '', '', '');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&quot;INSERT INTO model_colors_manufacturers_colors(id_color, id_color_manufacturer, ref_color, name_color, type_color)VALUES(&quot; &amp; [.A234] &amp; &quot;, 3, '&quot; &amp; [.B234] &amp; &quot;', '&quot; &amp; [.B234] &amp; &quot;', '');&quot;" office:value-type="string" office:string-value="INSERT INTO model_colors_manufacturers_colors(id_color, id_color_manufacturer, ref_color, name_color, type_color)VALUES(233, 3, '', '', '');" calcext:value-type="string">
            <text:p>INSERT INTO model_colors_manufacturers_colors(id_color, id_color_manufacturer, ref_color, name_color, type_color)VALUES(233, 3, '', '', '');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&quot;INSERT INTO model_colors_manufacturers_colors(id_color, id_color_manufacturer, ref_color, name_color, type_color)VALUES(&quot; &amp; [.A235] &amp; &quot;, 3, '&quot; &amp; [.B235] &amp; &quot;', '&quot; &amp; [.B235] &amp; &quot;', '');&quot;" office:value-type="string" office:string-value="INSERT INTO model_colors_manufacturers_colors(id_color, id_color_manufacturer, ref_color, name_color, type_color)VALUES(234, 3, '', '', '');" calcext:value-type="string">
            <text:p>INSERT INTO model_colors_manufacturers_colors(id_color, id_color_manufacturer, ref_color, name_color, type_color)VALUES(234, 3, '', '', '');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&quot;INSERT INTO model_colors_manufacturers_colors(id_color, id_color_manufacturer, ref_color, name_color, type_color)VALUES(&quot; &amp; [.A236] &amp; &quot;, 3, '&quot; &amp; [.B236] &amp; &quot;', '&quot; &amp; [.B236] &amp; &quot;', '');&quot;" office:value-type="string" office:string-value="INSERT INTO model_colors_manufacturers_colors(id_color, id_color_manufacturer, ref_color, name_color, type_color)VALUES(235, 3, '', '', '');" calcext:value-type="string">
            <text:p>INSERT INTO model_colors_manufacturers_colors(id_color, id_color_manufacturer, ref_color, name_color, type_color)VALUES(235, 3, '', '', '');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&quot;INSERT INTO model_colors_manufacturers_colors(id_color, id_color_manufacturer, ref_color, name_color, type_color)VALUES(&quot; &amp; [.A237] &amp; &quot;, 3, '&quot; &amp; [.B237] &amp; &quot;', '&quot; &amp; [.B237] &amp; &quot;', '');&quot;" office:value-type="string" office:string-value="INSERT INTO model_colors_manufacturers_colors(id_color, id_color_manufacturer, ref_color, name_color, type_color)VALUES(236, 3, '', '', '');" calcext:value-type="string">
            <text:p>INSERT INTO model_colors_manufacturers_colors(id_color, id_color_manufacturer, ref_color, name_color, type_color)VALUES(236, 3, '', '', '');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&quot;INSERT INTO model_colors_manufacturers_colors(id_color, id_color_manufacturer, ref_color, name_color, type_color)VALUES(&quot; &amp; [.A238] &amp; &quot;, 3, '&quot; &amp; [.B238] &amp; &quot;', '&quot; &amp; [.B238] &amp; &quot;', '');&quot;" office:value-type="string" office:string-value="INSERT INTO model_colors_manufacturers_colors(id_color, id_color_manufacturer, ref_color, name_color, type_color)VALUES(237, 3, '', '', '');" calcext:value-type="string">
            <text:p>INSERT INTO model_colors_manufacturers_colors(id_color, id_color_manufacturer, ref_color, name_color, type_color)VALUES(237, 3, '', '', '');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&quot;INSERT INTO model_colors_manufacturers_colors(id_color, id_color_manufacturer, ref_color, name_color, type_color)VALUES(&quot; &amp; [.A239] &amp; &quot;, 3, '&quot; &amp; [.B239] &amp; &quot;', '&quot; &amp; [.B239] &amp; &quot;', '');&quot;" office:value-type="string" office:string-value="INSERT INTO model_colors_manufacturers_colors(id_color, id_color_manufacturer, ref_color, name_color, type_color)VALUES(238, 3, '', '', '');" calcext:value-type="string">
            <text:p>INSERT INTO model_colors_manufacturers_colors(id_color, id_color_manufacturer, ref_color, name_color, type_color)VALUES(238, 3, '', '', '');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&quot;INSERT INTO model_colors_manufacturers_colors(id_color, id_color_manufacturer, ref_color, name_color, type_color)VALUES(&quot; &amp; [.A240] &amp; &quot;, 3, '&quot; &amp; [.B240] &amp; &quot;', '&quot; &amp; [.B240] &amp; &quot;', '');&quot;" office:value-type="string" office:string-value="INSERT INTO model_colors_manufacturers_colors(id_color, id_color_manufacturer, ref_color, name_color, type_color)VALUES(239, 3, '', '', '');" calcext:value-type="string">
            <text:p>INSERT INTO model_colors_manufacturers_colors(id_color, id_color_manufacturer, ref_color, name_color, type_color)VALUES(239, 3, '', '', '');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&quot;INSERT INTO model_colors_manufacturers_colors(id_color, id_color_manufacturer, ref_color, name_color, type_color)VALUES(&quot; &amp; [.A241] &amp; &quot;, 3, '&quot; &amp; [.B241] &amp; &quot;', '&quot; &amp; [.B241] &amp; &quot;', '');&quot;" office:value-type="string" office:string-value="INSERT INTO model_colors_manufacturers_colors(id_color, id_color_manufacturer, ref_color, name_color, type_color)VALUES(240, 3, '', '', '');" calcext:value-type="string">
            <text:p>INSERT INTO model_colors_manufacturers_colors(id_color, id_color_manufacturer, ref_color, name_color, type_color)VALUES(240, 3, '', '', '');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&quot;INSERT INTO model_colors_manufacturers_colors(id_color, id_color_manufacturer, ref_color, name_color, type_color)VALUES(&quot; &amp; [.A242] &amp; &quot;, 3, '&quot; &amp; [.B242] &amp; &quot;', '&quot; &amp; [.B242] &amp; &quot;', '');&quot;" office:value-type="string" office:string-value="INSERT INTO model_colors_manufacturers_colors(id_color, id_color_manufacturer, ref_color, name_color, type_color)VALUES(241, 3, '', '', '');" calcext:value-type="string">
            <text:p>INSERT INTO model_colors_manufacturers_colors(id_color, id_color_manufacturer, ref_color, name_color, type_color)VALUES(241, 3, '', '', '');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&quot;INSERT INTO model_colors_manufacturers_colors(id_color, id_color_manufacturer, ref_color, name_color, type_color)VALUES(&quot; &amp; [.A243] &amp; &quot;, 3, '&quot; &amp; [.B243] &amp; &quot;', '&quot; &amp; [.B243] &amp; &quot;', '');&quot;" office:value-type="string" office:string-value="INSERT INTO model_colors_manufacturers_colors(id_color, id_color_manufacturer, ref_color, name_color, type_color)VALUES(242, 3, '', '', '');" calcext:value-type="string">
            <text:p>INSERT INTO model_colors_manufacturers_colors(id_color, id_color_manufacturer, ref_color, name_color, type_color)VALUES(242, 3, '', '', '');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&quot;INSERT INTO model_colors_manufacturers_colors(id_color, id_color_manufacturer, ref_color, name_color, type_color)VALUES(&quot; &amp; [.A244] &amp; &quot;, 3, '&quot; &amp; [.B244] &amp; &quot;', '&quot; &amp; [.B244] &amp; &quot;', '');&quot;" office:value-type="string" office:string-value="INSERT INTO model_colors_manufacturers_colors(id_color, id_color_manufacturer, ref_color, name_color, type_color)VALUES(243, 3, '', '', '');" calcext:value-type="string">
            <text:p>INSERT INTO model_colors_manufacturers_colors(id_color, id_color_manufacturer, ref_color, name_color, type_color)VALUES(243, 3, '', '', '');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&quot;INSERT INTO model_colors_manufacturers_colors(id_color, id_color_manufacturer, ref_color, name_color, type_color)VALUES(&quot; &amp; [.A245] &amp; &quot;, 3, '&quot; &amp; [.B245] &amp; &quot;', '&quot; &amp; [.B245] &amp; &quot;', '');&quot;" office:value-type="string" office:string-value="INSERT INTO model_colors_manufacturers_colors(id_color, id_color_manufacturer, ref_color, name_color, type_color)VALUES(244, 3, '', '', '');" calcext:value-type="string">
            <text:p>INSERT INTO model_colors_manufacturers_colors(id_color, id_color_manufacturer, ref_color, name_color, type_color)VALUES(244, 3, '', '', '');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&quot;INSERT INTO model_colors_manufacturers_colors(id_color, id_color_manufacturer, ref_color, name_color, type_color)VALUES(&quot; &amp; [.A246] &amp; &quot;, 3, '&quot; &amp; [.B246] &amp; &quot;', '&quot; &amp; [.B246] &amp; &quot;', '');&quot;" office:value-type="string" office:string-value="INSERT INTO model_colors_manufacturers_colors(id_color, id_color_manufacturer, ref_color, name_color, type_color)VALUES(245, 3, '', '', '');" calcext:value-type="string">
            <text:p>INSERT INTO model_colors_manufacturers_colors(id_color, id_color_manufacturer, ref_color, name_color, type_color)VALUES(245, 3, '', '', '');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&quot;INSERT INTO model_colors_manufacturers_colors(id_color, id_color_manufacturer, ref_color, name_color, type_color)VALUES(&quot; &amp; [.A247] &amp; &quot;, 3, '&quot; &amp; [.B247] &amp; &quot;', '&quot; &amp; [.B247] &amp; &quot;', '');&quot;" office:value-type="string" office:string-value="INSERT INTO model_colors_manufacturers_colors(id_color, id_color_manufacturer, ref_color, name_color, type_color)VALUES(246, 3, '', '', '');" calcext:value-type="string">
            <text:p>INSERT INTO model_colors_manufacturers_colors(id_color, id_color_manufacturer, ref_color, name_color, type_color)VALUES(246, 3, '', '', '');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&quot;INSERT INTO model_colors_manufacturers_colors(id_color, id_color_manufacturer, ref_color, name_color, type_color)VALUES(&quot; &amp; [.A248] &amp; &quot;, 3, '&quot; &amp; [.B248] &amp; &quot;', '&quot; &amp; [.B248] &amp; &quot;', '');&quot;" office:value-type="string" office:string-value="INSERT INTO model_colors_manufacturers_colors(id_color, id_color_manufacturer, ref_color, name_color, type_color)VALUES(247, 3, '', '', '');" calcext:value-type="string">
            <text:p>INSERT INTO model_colors_manufacturers_colors(id_color, id_color_manufacturer, ref_color, name_color, type_color)VALUES(247, 3, '', '', '');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&quot;INSERT INTO model_colors_manufacturers_colors(id_color, id_color_manufacturer, ref_color, name_color, type_color)VALUES(&quot; &amp; [.A249] &amp; &quot;, 3, '&quot; &amp; [.B249] &amp; &quot;', '&quot; &amp; [.B249] &amp; &quot;', '');&quot;" office:value-type="string" office:string-value="INSERT INTO model_colors_manufacturers_colors(id_color, id_color_manufacturer, ref_color, name_color, type_color)VALUES(248, 3, '', '', '');" calcext:value-type="string">
            <text:p>INSERT INTO model_colors_manufacturers_colors(id_color, id_color_manufacturer, ref_color, name_color, type_color)VALUES(248, 3, '', '', '');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&quot;INSERT INTO model_colors_manufacturers_colors(id_color, id_color_manufacturer, ref_color, name_color, type_color)VALUES(&quot; &amp; [.A250] &amp; &quot;, 3, '&quot; &amp; [.B250] &amp; &quot;', '&quot; &amp; [.B250] &amp; &quot;', '');&quot;" office:value-type="string" office:string-value="INSERT INTO model_colors_manufacturers_colors(id_color, id_color_manufacturer, ref_color, name_color, type_color)VALUES(249, 3, '', '', '');" calcext:value-type="string">
            <text:p>INSERT INTO model_colors_manufacturers_colors(id_color, id_color_manufacturer, ref_color, name_color, type_color)VALUES(249, 3, '', '', '');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&quot;INSERT INTO model_colors_manufacturers_colors(id_color, id_color_manufacturer, ref_color, name_color, type_color)VALUES(&quot; &amp; [.A251] &amp; &quot;, 3, '&quot; &amp; [.B251] &amp; &quot;', '&quot; &amp; [.B251] &amp; &quot;', '');&quot;" office:value-type="string" office:string-value="INSERT INTO model_colors_manufacturers_colors(id_color, id_color_manufacturer, ref_color, name_color, type_color)VALUES(250, 3, '', '', '');" calcext:value-type="string">
            <text:p>INSERT INTO model_colors_manufacturers_colors(id_color, id_color_manufacturer, ref_color, name_color, type_color)VALUES(250, 3, '', '', '');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&quot;INSERT INTO model_colors_manufacturers_colors(id_color, id_color_manufacturer, ref_color, name_color, type_color)VALUES(&quot; &amp; [.A252] &amp; &quot;, 3, '&quot; &amp; [.B252] &amp; &quot;', '&quot; &amp; [.B252] &amp; &quot;', '');&quot;" office:value-type="string" office:string-value="INSERT INTO model_colors_manufacturers_colors(id_color, id_color_manufacturer, ref_color, name_color, type_color)VALUES(251, 3, '', '', '');" calcext:value-type="string">
            <text:p>INSERT INTO model_colors_manufacturers_colors(id_color, id_color_manufacturer, ref_color, name_color, type_color)VALUES(251, 3, '', '', '');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&quot;INSERT INTO model_colors_manufacturers_colors(id_color, id_color_manufacturer, ref_color, name_color, type_color)VALUES(&quot; &amp; [.A253] &amp; &quot;, 3, '&quot; &amp; [.B253] &amp; &quot;', '&quot; &amp; [.B253] &amp; &quot;', '');&quot;" office:value-type="string" office:string-value="INSERT INTO model_colors_manufacturers_colors(id_color, id_color_manufacturer, ref_color, name_color, type_color)VALUES(252, 3, '', '', '');" calcext:value-type="string">
            <text:p>INSERT INTO model_colors_manufacturers_colors(id_color, id_color_manufacturer, ref_color, name_color, type_color)VALUES(252, 3, '', '', '');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&quot;INSERT INTO model_colors_manufacturers_colors(id_color, id_color_manufacturer, ref_color, name_color, type_color)VALUES(&quot; &amp; [.A254] &amp; &quot;, 3, '&quot; &amp; [.B254] &amp; &quot;', '&quot; &amp; [.B254] &amp; &quot;', '');&quot;" office:value-type="string" office:string-value="INSERT INTO model_colors_manufacturers_colors(id_color, id_color_manufacturer, ref_color, name_color, type_color)VALUES(253, 3, '', '', '');" calcext:value-type="string">
            <text:p>INSERT INTO model_colors_manufacturers_colors(id_color, id_color_manufacturer, ref_color, name_color, type_color)VALUES(253, 3, '', '', '');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&quot;INSERT INTO model_colors_manufacturers_colors(id_color, id_color_manufacturer, ref_color, name_color, type_color)VALUES(&quot; &amp; [.A255] &amp; &quot;, 3, '&quot; &amp; [.B255] &amp; &quot;', '&quot; &amp; [.B255] &amp; &quot;', '');&quot;" office:value-type="string" office:string-value="INSERT INTO model_colors_manufacturers_colors(id_color, id_color_manufacturer, ref_color, name_color, type_color)VALUES(254, 3, '', '', '');" calcext:value-type="string">
            <text:p>INSERT INTO model_colors_manufacturers_colors(id_color, id_color_manufacturer, ref_color, name_color, type_color)VALUES(254, 3, '', '', '');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&quot;INSERT INTO model_colors_manufacturers_colors(id_color, id_color_manufacturer, ref_color, name_color, type_color)VALUES(&quot; &amp; [.A256] &amp; &quot;, 3, '&quot; &amp; [.B256] &amp; &quot;', '&quot; &amp; [.B256] &amp; &quot;', '');&quot;" office:value-type="string" office:string-value="INSERT INTO model_colors_manufacturers_colors(id_color, id_color_manufacturer, ref_color, name_color, type_color)VALUES(255, 3, '', '', '');" calcext:value-type="string">
            <text:p>INSERT INTO model_colors_manufacturers_colors(id_color, id_color_manufacturer, ref_color, name_color, type_color)VALUES(255, 3, '', '', '');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&quot;INSERT INTO model_colors_manufacturers_colors(id_color, id_color_manufacturer, ref_color, name_color, type_color)VALUES(&quot; &amp; [.A257] &amp; &quot;, 3, '&quot; &amp; [.B257] &amp; &quot;', '&quot; &amp; [.B257] &amp; &quot;', '');&quot;" office:value-type="string" office:string-value="INSERT INTO model_colors_manufacturers_colors(id_color, id_color_manufacturer, ref_color, name_color, type_color)VALUES(256, 3, '', '', '');" calcext:value-type="string">
            <text:p>INSERT INTO model_colors_manufacturers_colors(id_color, id_color_manufacturer, ref_color, name_color, type_color)VALUES(256, 3, '', '', '');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&quot;INSERT INTO model_colors_manufacturers_colors(id_color, id_color_manufacturer, ref_color, name_color, type_color)VALUES(&quot; &amp; [.A258] &amp; &quot;, 3, '&quot; &amp; [.B258] &amp; &quot;', '&quot; &amp; [.B258] &amp; &quot;', '');&quot;" office:value-type="string" office:string-value="INSERT INTO model_colors_manufacturers_colors(id_color, id_color_manufacturer, ref_color, name_color, type_color)VALUES(257, 3, '', '', '');" calcext:value-type="string">
            <text:p>INSERT INTO model_colors_manufacturers_colors(id_color, id_color_manufacturer, ref_color, name_color, type_color)VALUES(257, 3, '', '', '');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&quot;INSERT INTO model_colors_manufacturers_colors(id_color, id_color_manufacturer, ref_color, name_color, type_color)VALUES(&quot; &amp; [.A259] &amp; &quot;, 3, '&quot; &amp; [.B259] &amp; &quot;', '&quot; &amp; [.B259] &amp; &quot;', '');&quot;" office:value-type="string" office:string-value="INSERT INTO model_colors_manufacturers_colors(id_color, id_color_manufacturer, ref_color, name_color, type_color)VALUES(258, 3, '', '', '');" calcext:value-type="string">
            <text:p>INSERT INTO model_colors_manufacturers_colors(id_color, id_color_manufacturer, ref_color, name_color, type_color)VALUES(258, 3, '', '', '');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&quot;INSERT INTO model_colors_manufacturers_colors(id_color, id_color_manufacturer, ref_color, name_color, type_color)VALUES(&quot; &amp; [.A260] &amp; &quot;, 3, '&quot; &amp; [.B260] &amp; &quot;', '&quot; &amp; [.B260] &amp; &quot;', '');&quot;" office:value-type="string" office:string-value="INSERT INTO model_colors_manufacturers_colors(id_color, id_color_manufacturer, ref_color, name_color, type_color)VALUES(259, 3, '', '', '');" calcext:value-type="string">
            <text:p>INSERT INTO model_colors_manufacturers_colors(id_color, id_color_manufacturer, ref_color, name_color, type_color)VALUES(259, 3, '', '', '');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&quot;INSERT INTO model_colors_manufacturers_colors(id_color, id_color_manufacturer, ref_color, name_color, type_color)VALUES(&quot; &amp; [.A261] &amp; &quot;, 3, '&quot; &amp; [.B261] &amp; &quot;', '&quot; &amp; [.B261] &amp; &quot;', '');&quot;" office:value-type="string" office:string-value="INSERT INTO model_colors_manufacturers_colors(id_color, id_color_manufacturer, ref_color, name_color, type_color)VALUES(260, 3, '', '', '');" calcext:value-type="string">
            <text:p>INSERT INTO model_colors_manufacturers_colors(id_color, id_color_manufacturer, ref_color, name_color, type_color)VALUES(260, 3, '', '', '');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&quot;INSERT INTO model_colors_manufacturers_colors(id_color, id_color_manufacturer, ref_color, name_color, type_color)VALUES(&quot; &amp; [.A262] &amp; &quot;, 3, '&quot; &amp; [.B262] &amp; &quot;', '&quot; &amp; [.B262] &amp; &quot;', '');&quot;" office:value-type="string" office:string-value="INSERT INTO model_colors_manufacturers_colors(id_color, id_color_manufacturer, ref_color, name_color, type_color)VALUES(261, 3, '', '', '');" calcext:value-type="string">
            <text:p>INSERT INTO model_colors_manufacturers_colors(id_color, id_color_manufacturer, ref_color, name_color, type_color)VALUES(261, 3, '', '', '');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&quot;INSERT INTO model_colors_manufacturers_colors(id_color, id_color_manufacturer, ref_color, name_color, type_color)VALUES(&quot; &amp; [.A263] &amp; &quot;, 3, '&quot; &amp; [.B263] &amp; &quot;', '&quot; &amp; [.B263] &amp; &quot;', '');&quot;" office:value-type="string" office:string-value="INSERT INTO model_colors_manufacturers_colors(id_color, id_color_manufacturer, ref_color, name_color, type_color)VALUES(262, 3, '', '', '');" calcext:value-type="string">
            <text:p>INSERT INTO model_colors_manufacturers_colors(id_color, id_color_manufacturer, ref_color, name_color, type_color)VALUES(262, 3, '', '', '');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&quot;INSERT INTO model_colors_manufacturers_colors(id_color, id_color_manufacturer, ref_color, name_color, type_color)VALUES(&quot; &amp; [.A264] &amp; &quot;, 3, '&quot; &amp; [.B264] &amp; &quot;', '&quot; &amp; [.B264] &amp; &quot;', '');&quot;" office:value-type="string" office:string-value="INSERT INTO model_colors_manufacturers_colors(id_color, id_color_manufacturer, ref_color, name_color, type_color)VALUES(263, 3, '', '', '');" calcext:value-type="string">
            <text:p>INSERT INTO model_colors_manufacturers_colors(id_color, id_color_manufacturer, ref_color, name_color, type_color)VALUES(263, 3, '', '', '');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&quot;INSERT INTO model_colors_manufacturers_colors(id_color, id_color_manufacturer, ref_color, name_color, type_color)VALUES(&quot; &amp; [.A265] &amp; &quot;, 3, '&quot; &amp; [.B265] &amp; &quot;', '&quot; &amp; [.B265] &amp; &quot;', '');&quot;" office:value-type="string" office:string-value="INSERT INTO model_colors_manufacturers_colors(id_color, id_color_manufacturer, ref_color, name_color, type_color)VALUES(264, 3, '', '', '');" calcext:value-type="string">
            <text:p>INSERT INTO model_colors_manufacturers_colors(id_color, id_color_manufacturer, ref_color, name_color, type_color)VALUES(264, 3, '', '', '');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&quot;INSERT INTO model_colors_manufacturers_colors(id_color, id_color_manufacturer, ref_color, name_color, type_color)VALUES(&quot; &amp; [.A266] &amp; &quot;, 3, '&quot; &amp; [.B266] &amp; &quot;', '&quot; &amp; [.B266] &amp; &quot;', '');&quot;" office:value-type="string" office:string-value="INSERT INTO model_colors_manufacturers_colors(id_color, id_color_manufacturer, ref_color, name_color, type_color)VALUES(265, 3, '', '', '');" calcext:value-type="string">
            <text:p>INSERT INTO model_colors_manufacturers_colors(id_color, id_color_manufacturer, ref_color, name_color, type_color)VALUES(265, 3, '', '', '');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&quot;INSERT INTO model_colors_manufacturers_colors(id_color, id_color_manufacturer, ref_color, name_color, type_color)VALUES(&quot; &amp; [.A267] &amp; &quot;, 3, '&quot; &amp; [.B267] &amp; &quot;', '&quot; &amp; [.B267] &amp; &quot;', '');&quot;" office:value-type="string" office:string-value="INSERT INTO model_colors_manufacturers_colors(id_color, id_color_manufacturer, ref_color, name_color, type_color)VALUES(266, 3, '', '', '');" calcext:value-type="string">
            <text:p>INSERT INTO model_colors_manufacturers_colors(id_color, id_color_manufacturer, ref_color, name_color, type_color)VALUES(266, 3, '', '', '');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&quot;INSERT INTO model_colors_manufacturers_colors(id_color, id_color_manufacturer, ref_color, name_color, type_color)VALUES(&quot; &amp; [.A268] &amp; &quot;, 3, '&quot; &amp; [.B268] &amp; &quot;', '&quot; &amp; [.B268] &amp; &quot;', '');&quot;" office:value-type="string" office:string-value="INSERT INTO model_colors_manufacturers_colors(id_color, id_color_manufacturer, ref_color, name_color, type_color)VALUES(267, 3, '', '', '');" calcext:value-type="string">
            <text:p>INSERT INTO model_colors_manufacturers_colors(id_color, id_color_manufacturer, ref_color, name_color, type_color)VALUES(267, 3, '', '', '');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&quot;INSERT INTO model_colors_manufacturers_colors(id_color, id_color_manufacturer, ref_color, name_color, type_color)VALUES(&quot; &amp; [.A269] &amp; &quot;, 3, '&quot; &amp; [.B269] &amp; &quot;', '&quot; &amp; [.B269] &amp; &quot;', '');&quot;" office:value-type="string" office:string-value="INSERT INTO model_colors_manufacturers_colors(id_color, id_color_manufacturer, ref_color, name_color, type_color)VALUES(268, 3, '', '', '');" calcext:value-type="string">
            <text:p>INSERT INTO model_colors_manufacturers_colors(id_color, id_color_manufacturer, ref_color, name_color, type_color)VALUES(268, 3, '', '', '');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&quot;INSERT INTO model_colors_manufacturers_colors(id_color, id_color_manufacturer, ref_color, name_color, type_color)VALUES(&quot; &amp; [.A270] &amp; &quot;, 3, '&quot; &amp; [.B270] &amp; &quot;', '&quot; &amp; [.B270] &amp; &quot;', '');&quot;" office:value-type="string" office:string-value="INSERT INTO model_colors_manufacturers_colors(id_color, id_color_manufacturer, ref_color, name_color, type_color)VALUES(269, 3, '', '', '');" calcext:value-type="string">
            <text:p>INSERT INTO model_colors_manufacturers_colors(id_color, id_color_manufacturer, ref_color, name_color, type_color)VALUES(269, 3, '', '', '');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&quot;INSERT INTO model_colors_manufacturers_colors(id_color, id_color_manufacturer, ref_color, name_color, type_color)VALUES(&quot; &amp; [.A271] &amp; &quot;, 3, '&quot; &amp; [.B271] &amp; &quot;', '&quot; &amp; [.B271] &amp; &quot;', '');&quot;" office:value-type="string" office:string-value="INSERT INTO model_colors_manufacturers_colors(id_color, id_color_manufacturer, ref_color, name_color, type_color)VALUES(270, 3, '', '', '');" calcext:value-type="string">
            <text:p>INSERT INTO model_colors_manufacturers_colors(id_color, id_color_manufacturer, ref_color, name_color, type_color)VALUES(270, 3, '', '', '');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&quot;INSERT INTO model_colors_manufacturers_colors(id_color, id_color_manufacturer, ref_color, name_color, type_color)VALUES(&quot; &amp; [.A272] &amp; &quot;, 3, '&quot; &amp; [.B272] &amp; &quot;', '&quot; &amp; [.B272] &amp; &quot;', '');&quot;" office:value-type="string" office:string-value="INSERT INTO model_colors_manufacturers_colors(id_color, id_color_manufacturer, ref_color, name_color, type_color)VALUES(271, 3, '', '', '');" calcext:value-type="string">
            <text:p>INSERT INTO model_colors_manufacturers_colors(id_color, id_color_manufacturer, ref_color, name_color, type_color)VALUES(271, 3, '', '', '');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&quot;INSERT INTO model_colors_manufacturers_colors(id_color, id_color_manufacturer, ref_color, name_color, type_color)VALUES(&quot; &amp; [.A273] &amp; &quot;, 3, '&quot; &amp; [.B273] &amp; &quot;', '&quot; &amp; [.B273] &amp; &quot;', '');&quot;" office:value-type="string" office:string-value="INSERT INTO model_colors_manufacturers_colors(id_color, id_color_manufacturer, ref_color, name_color, type_color)VALUES(272, 3, '', '', '');" calcext:value-type="string">
            <text:p>INSERT INTO model_colors_manufacturers_colors(id_color, id_color_manufacturer, ref_color, name_color, type_color)VALUES(272, 3, '', '', '');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The Fang</text:p>
          </table:table-cell>
          <table:table-cell table:formula="of:=&quot;INSERT INTO model_colors_manufacturers_colors(id_color, id_color_manufacturer, ref_color, name_color, type_color)VALUES(&quot; &amp; [.A274] &amp; &quot;, 3, '&quot; &amp; [.B274] &amp; &quot;', '&quot; &amp; [.B274] &amp; &quot;', '');&quot;" office:value-type="string" office:string-value="INSERT INTO model_colors_manufacturers_colors(id_color, id_color_manufacturer, ref_color, name_color, type_color)VALUES(273, 3, 'The Fang', 'The Fang', '');" calcext:value-type="string">
            <text:p>INSERT INTO model_colors_manufacturers_colors(id_color, id_color_manufacturer, ref_color, name_color, type_color)VALUES(273, 3, 'The Fang', 'The Fang', '');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Kantor Blue</text:p>
          </table:table-cell>
          <table:table-cell table:formula="of:=&quot;INSERT INTO model_colors_manufacturers_colors(id_color, id_color_manufacturer, ref_color, name_color, type_color)VALUES(&quot; &amp; [.A275] &amp; &quot;, 3, '&quot; &amp; [.B275] &amp; &quot;', '&quot; &amp; [.B275] &amp; &quot;', '');&quot;" office:value-type="string" office:string-value="INSERT INTO model_colors_manufacturers_colors(id_color, id_color_manufacturer, ref_color, name_color, type_color)VALUES(274, 3, 'Kantor Blue', 'Kantor Blue', '');" calcext:value-type="string">
            <text:p>INSERT INTO model_colors_manufacturers_colors(id_color, id_color_manufacturer, ref_color, name_color, type_color)VALUES(274, 3, 'Kantor Blue', 'Kantor Blue', '');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5" table:style-name="ta1">
        <table:table-column table:style-name="co1" table:number-columns-repeated="6" table:default-cell-style-name="ce2"/>
        <table:table-column table:style-name="co12" table:default-cell-style-name="ce1"/>
        <table:table-column table:style-name="co1" table:default-cell-style-name="ce1"/>
        <table:table-column table:style-name="co1" table:number-columns-repeated="2" table:default-cell-style-name="ce2"/>
        <table:table-column table:style-name="co13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" table:default-cell-style-name="ce2"/>
        <table:table-row table:style-name="ro9">
          <table:table-cell table:style-name="ce1" office:value-type="string" calcext:value-type="string">
            <text:p>Id Colour</text:p>
          </table:table-cell>
          <table:table-cell table:style-name="ce1" office:value-type="string" calcext:value-type="string">
            <text:p>New Citadel</text:p>
          </table:table-cell>
          <table:table-cell table:style-name="ce1" office:value-type="string" calcext:value-type="string">
            <text:p>Old Citadel</text:p>
          </table:table-cell>
          <table:table-cell table:style-name="ce1" office:value-type="string" calcext:value-type="string">
            <text:p>Vallejo Game Color</text:p>
          </table:table-cell>
          <table:table-cell/>
          <table:table-cell table:style-name="ce1" office:value-type="string" calcext:value-type="string">
            <text:p>VGC#</text:p>
          </table:table-cell>
          <table:table-cell office:value-type="string" calcext:value-type="string">
            <text:p>Vallejo Model Color</text:p>
          </table:table-cell>
          <table:table-cell office:value-type="string" calcext:value-type="string">
            <text:p>VMC#</text:p>
          </table:table-cell>
          <table:table-cell table:style-name="ce1" office:value-type="string" calcext:value-type="string">
            <text:p>Vallejo Model Air</text:p>
          </table:table-cell>
          <table:table-cell table:style-name="ce1" office:value-type="string" calcext:value-type="string">
            <text:p>VMA#</text:p>
          </table:table-cell>
          <table:table-cell table:style-name="ce1" office:value-type="string" calcext:value-type="string">
            <text:p>Rackham</text:p>
          </table:table-cell>
          <table:table-cell table:style-name="ce1" office:value-type="string" calcext:value-type="string">
            <text:p>Reaper Master</text:p>
          </table:table-cell>
          <table:table-cell table:style-name="ce1" office:value-type="string" calcext:value-type="string">
            <text:p>Privateer Press P3****</text:p>
          </table:table-cell>
          <table:table-cell table:style-name="ce1" office:value-type="string" calcext:value-type="string">
            <text:p>Coat D'arms***</text:p>
          </table:table-cell>
          <table:table-cell table:style-name="ce1" office:value-type="string" calcext:value-type="string">
            <text:p>Hex Code</text:p>
          </table:table-cell>
          <table:table-cell table:number-columns-repeated="10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hite Scar</text:p>
          </table:table-cell>
          <table:table-cell table:style-name="ce1" office:value-type="string" calcext:value-type="string">
            <text:p>Skull White</text:p>
          </table:table-cell>
          <table:table-cell table:style-name="ce1" office:value-type="string" calcext:value-type="string">
            <text:p>Dead White (001)</text:p>
          </table:table-cell>
          <table:table-cell table:number-columns-repeated="2" table:style-name="ce1" office:value-type="float" office:value="72001" calcext:value-type="float">
            <text:p>72001</text:p>
          </table:table-cell>
          <table:table-cell office:value-type="string" calcext:value-type="string">
            <text:p>White (951)</text:p>
          </table:table-cell>
          <table:table-cell office:value-type="float" office:value="70951" calcext:value-type="float">
            <text:p>70951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float" office:value="71001" calcext:value-type="float">
            <text:p>71001</text:p>
          </table:table-cell>
          <table:table-cell table:style-name="ce1" office:value-type="string" calcext:value-type="string">
            <text:p>Eternal White (1)</text:p>
          </table:table-cell>
          <table:table-cell table:style-name="ce1" office:value-type="string" calcext:value-type="string">
            <text:p>Pure White (9039)</text:p>
          </table:table-cell>
          <table:table-cell table:style-name="ce1" office:value-type="string" calcext:value-type="string">
            <text:p>Morrow white</text:p>
          </table:table-cell>
          <table:table-cell table:style-name="ce1" office:value-type="string" calcext:value-type="string">
            <text:p>White (101)</text:p>
          </table:table-cell>
          <table:table-cell table:style-name="ce1" office:value-type="string" calcext:value-type="string">
            <text:p>FFFFFF</text:p>
          </table:table-cell>
          <table:table-cell table:number-columns-repeated="10"/>
        </table:table-row>
        <table:table-row table:style-name="ro10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melly Primer*</text:p>
          </table:table-cell>
          <table:table-cell table:style-name="ce1" office:value-type="string" calcext:value-type="string">
            <text:p>White Primer (002)</text:p>
          </table:table-cell>
          <table:table-cell table:number-columns-repeated="2" table:style-name="ce1" office:value-type="float" office:value="72002" calcext:value-type="float">
            <text:p>72002</text:p>
          </table:table-cell>
          <table:table-cell office:value-type="string" calcext:value-type="string">
            <text:p>Foundation White (919)</text:p>
          </table:table-cell>
          <table:table-cell office:value-type="float" office:value="70919" calcext:value-type="float">
            <text:p>70919</text:p>
          </table:table-cell>
          <table:table-cell table:number-columns-repeated="3"/>
          <table:table-cell table:style-name="ce1" office:value-type="string" calcext:value-type="string">
            <text:p>Brush-on Primer (9108)</text:p>
          </table:table-cell>
          <table:table-cell/>
          <table:table-cell table:style-name="ce1" office:value-type="string" calcext:value-type="string">
            <text:p>Grey Primer (141)</text:p>
          </table:table-cell>
          <table:table-cell table:style-name="ce1" office:value-type="string" calcext:value-type="string">
            <text:p>FFFFFF</text:p>
          </table:table-cell>
          <table:table-cell table:number-columns-repeated="10"/>
        </table:table-row>
        <table:table-row table:style-name="ro1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Pallid Flesh*</text:p>
          </table:table-cell>
          <table:table-cell table:style-name="ce1" office:value-type="string" calcext:value-type="string">
            <text:p>Pale Flesh (003)</text:p>
          </table:table-cell>
          <table:table-cell table:number-columns-repeated="2" table:style-name="ce1" office:value-type="float" office:value="72003" calcext:value-type="float">
            <text:p>72003</text:p>
          </table:table-cell>
          <table:table-cell office:value-type="string" calcext:value-type="string">
            <text:p>Light Flesh (928)</text:p>
          </table:table-cell>
          <table:table-cell office:value-type="float" office:value="70928" calcext:value-type="float">
            <text:p>70928</text:p>
          </table:table-cell>
          <table:table-cell table:number-columns-repeated="2"/>
          <table:table-cell table:style-name="ce1" office:value-type="string" calcext:value-type="string">
            <text:p>Pearly Flesh (31)</text:p>
          </table:table-cell>
          <table:table-cell table:style-name="ce1" office:value-type="string" calcext:value-type="string">
            <text:p>Rosy Highlight (9069)</text:p>
          </table:table-cell>
          <table:table-cell/>
          <table:table-cell table:style-name="ce1" office:value-type="string" calcext:value-type="string">
            <text:p>Flesh (213)</text:p>
          </table:table-cell>
          <table:table-cell table:style-name="ce1" office:value-type="string" calcext:value-type="string">
            <text:p>EEC8C7</text:p>
          </table:table-cell>
          <table:table-cell table:number-columns-repeated="10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Kislev Flesh</text:p>
          </table:table-cell>
          <table:table-cell table:style-name="ce1" office:value-type="string" calcext:value-type="string">
            <text:p>Elf Flesh</text:p>
          </table:table-cell>
          <table:table-cell table:style-name="ce1" office:value-type="string" calcext:value-type="string">
            <text:p>Elf Skintone (004)</text:p>
          </table:table-cell>
          <table:table-cell table:number-columns-repeated="2" table:style-name="ce1" office:value-type="float" office:value="72004" calcext:value-type="float">
            <text:p>72004</text:p>
          </table:table-cell>
          <table:table-cell office:value-type="string" calcext:value-type="string">
            <text:p>Flat Flesh (955)</text:p>
          </table:table-cell>
          <table:table-cell office:value-type="float" office:value="70955" calcext:value-type="float">
            <text:p>70955</text:p>
          </table:table-cell>
          <table:table-cell table:number-columns-repeated="2"/>
          <table:table-cell table:style-name="ce1" office:value-type="string" calcext:value-type="string">
            <text:p>Craggy Skin (30)</text:p>
          </table:table-cell>
          <table:table-cell table:style-name="ce1" office:value-type="string" calcext:value-type="string">
            <text:p>Rosy Highlight ** (9069)</text:p>
          </table:table-cell>
          <table:table-cell/>
          <table:table-cell table:style-name="ce1" office:value-type="string" calcext:value-type="string">
            <text:p>Elven Flesh (123)</text:p>
          </table:table-cell>
          <table:table-cell table:style-name="ce1" office:value-type="string" calcext:value-type="string">
            <text:p>F7BD7B</text:p>
          </table:table-cell>
          <table:table-cell table:number-columns-repeated="10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Bad Moon Yellow*</text:p>
          </table:table-cell>
          <table:table-cell table:style-name="ce1" office:value-type="string" calcext:value-type="string">
            <text:p>Bald Moon Yellow (005)</text:p>
          </table:table-cell>
          <table:table-cell table:number-columns-repeated="2" table:style-name="ce1" office:value-type="float" office:value="72005" calcext:value-type="float">
            <text:p>72005</text:p>
          </table:table-cell>
          <table:table-cell office:value-type="string" calcext:value-type="string">
            <text:p>Lemon Yellow (952)</text:p>
          </table:table-cell>
          <table:table-cell office:value-type="float" office:value="70952" calcext:value-type="float">
            <text:p>70952</text:p>
          </table:table-cell>
          <table:table-cell table:number-columns-repeated="3"/>
          <table:table-cell table:style-name="ce1" office:value-type="string" calcext:value-type="string">
            <text:p>Clear Yellow (9095)</text:p>
          </table:table-cell>
          <table:table-cell/>
          <table:table-cell table:style-name="ce1" office:value-type="string" calcext:value-type="string">
            <text:p>Dusky Yellow (146)</text:p>
          </table:table-cell>
          <table:table-cell table:style-name="ce1" office:value-type="string" calcext:value-type="string">
            <text:p>FFF700</text:p>
          </table:table-cell>
          <table:table-cell table:number-columns-repeated="10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Flash Gitz Yellow</text:p>
          </table:table-cell>
          <table:table-cell table:style-name="ce1" office:value-type="string" calcext:value-type="string">
            <text:p>Sunburst Yellow</text:p>
          </table:table-cell>
          <table:table-cell table:style-name="ce1" office:value-type="string" calcext:value-type="string">
            <text:p>Sunblast Yellow (006)</text:p>
          </table:table-cell>
          <table:table-cell table:number-columns-repeated="2" table:style-name="ce1" office:value-type="float" office:value="72006" calcext:value-type="float">
            <text:p>72006</text:p>
          </table:table-cell>
          <table:table-cell office:value-type="string" calcext:value-type="string">
            <text:p>Flat Yellow (953)</text:p>
          </table:table-cell>
          <table:table-cell office:value-type="float" office:value="70953" calcext:value-type="float">
            <text:p>70953</text:p>
          </table:table-cell>
          <table:table-cell table:style-name="ce1" office:value-type="string" calcext:value-type="string">
            <text:p>Gold Yellow (078)</text:p>
          </table:table-cell>
          <table:table-cell table:style-name="ce1" office:value-type="float" office:value="71078" calcext:value-type="float">
            <text:p>71078</text:p>
          </table:table-cell>
          <table:table-cell table:style-name="ce1" office:value-type="string" calcext:value-type="string">
            <text:p>Lahn Yellow (40)</text:p>
          </table:table-cell>
          <table:table-cell table:style-name="ce1" office:value-type="string" calcext:value-type="string">
            <text:p>Sun Yellow (9008)</text:p>
          </table:table-cell>
          <table:table-cell/>
          <table:table-cell table:style-name="ce1" office:value-type="string" calcext:value-type="string">
            <text:p>Sun Yellow (103)</text:p>
          </table:table-cell>
          <table:table-cell table:style-name="ce1" office:value-type="string" calcext:value-type="string">
            <text:p>FFE700</text:p>
          </table:table-cell>
          <table:table-cell table:number-columns-repeated="10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Yriel Yellow</text:p>
          </table:table-cell>
          <table:table-cell table:style-name="ce1" office:value-type="string" calcext:value-type="string">
            <text:p>Golden Yellow</text:p>
          </table:table-cell>
          <table:table-cell table:style-name="ce1" office:value-type="string" calcext:value-type="string">
            <text:p>Gold Yellow (007)</text:p>
          </table:table-cell>
          <table:table-cell table:number-columns-repeated="2" table:style-name="ce1" office:value-type="float" office:value="72007" calcext:value-type="float">
            <text:p>72007</text:p>
          </table:table-cell>
          <table:table-cell office:value-type="string" calcext:value-type="string">
            <text:p>Golden Yellow (948)</text:p>
          </table:table-cell>
          <table:table-cell office:value-type="float" office:value="70948" calcext:value-type="float">
            <text:p>70948</text:p>
          </table:table-cell>
          <table:table-cell table:number-columns-repeated="2"/>
          <table:table-cell table:style-name="ce1" office:value-type="string" calcext:value-type="string">
            <text:p>Royal Yellow (39)</text:p>
          </table:table-cell>
          <table:table-cell table:style-name="ce1" office:value-type="string" calcext:value-type="string">
            <text:p>Marigold Yellow (9007)</text:p>
          </table:table-cell>
          <table:table-cell/>
          <table:table-cell table:style-name="ce1" office:value-type="string" calcext:value-type="string">
            <text:p>Golden Yellow (159)</text:p>
          </table:table-cell>
          <table:table-cell table:style-name="ce1" office:value-type="string" calcext:value-type="string">
            <text:p>FFCE00</text:p>
          </table:table-cell>
          <table:table-cell table:number-columns-repeated="10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iery Orange *</text:p>
          </table:table-cell>
          <table:table-cell table:style-name="ce1" office:value-type="string" calcext:value-type="string">
            <text:p>Orange Fire (008)</text:p>
          </table:table-cell>
          <table:table-cell table:number-columns-repeated="2" table:style-name="ce1" office:value-type="float" office:value="72008" calcext:value-type="float">
            <text:p>72008</text:p>
          </table:table-cell>
          <table:table-cell office:value-type="string" calcext:value-type="string">
            <text:p>Light Orange (911)</text:p>
          </table:table-cell>
          <table:table-cell office:value-type="float" office:value="70911" calcext:value-type="float">
            <text:p>70911</text:p>
          </table:table-cell>
          <table:table-cell table:number-columns-repeated="2"/>
          <table:table-cell table:style-name="ce1" office:value-type="string" calcext:value-type="string">
            <text:p>Merin's Fire (38)</text:p>
          </table:table-cell>
          <table:table-cell table:style-name="ce1" office:value-type="string" calcext:value-type="string">
            <text:p>Fire Orange (9006)</text:p>
          </table:table-cell>
          <table:table-cell/>
          <table:table-cell table:style-name="ce1" office:value-type="string" calcext:value-type="string">
            <text:p>Flame Orange (105)</text:p>
          </table:table-cell>
          <table:table-cell table:style-name="ce1" office:value-type="string" calcext:value-type="string">
            <text:p>FF7B00</text:p>
          </table:table-cell>
          <table:table-cell table:number-columns-repeated="10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Troll Slayer Orange</text:p>
          </table:table-cell>
          <table:table-cell table:style-name="ce1" office:value-type="string" calcext:value-type="string">
            <text:p>Blazing Orange</text:p>
          </table:table-cell>
          <table:table-cell table:style-name="ce1" office:value-type="string" calcext:value-type="string">
            <text:p>Hot Orange (009)</text:p>
          </table:table-cell>
          <table:table-cell table:number-columns-repeated="2" table:style-name="ce1" office:value-type="float" office:value="72009" calcext:value-type="float">
            <text:p>72009</text:p>
          </table:table-cell>
          <table:table-cell office:value-type="string" calcext:value-type="string">
            <text:p>Scarlet (817)</text:p>
          </table:table-cell>
          <table:table-cell office:value-type="float" office:value="70817" calcext:value-type="float">
            <text:p>70817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float" office:value="71003" calcext:value-type="float">
            <text:p>71003</text:p>
          </table:table-cell>
          <table:table-cell table:style-name="ce1" office:value-type="string" calcext:value-type="string">
            <text:p>Fusion Red (37)</text:p>
          </table:table-cell>
          <table:table-cell table:style-name="ce1" office:value-type="string" calcext:value-type="string">
            <text:p>Phoenix Red (9005)</text:p>
          </table:table-cell>
          <table:table-cell/>
          <table:table-cell table:style-name="ce1" office:value-type="string" calcext:value-type="string">
            <text:p>Burnt Orange (147)</text:p>
          </table:table-cell>
          <table:table-cell table:style-name="ce1" office:value-type="string" calcext:value-type="string">
            <text:p>FF3108</text:p>
          </table:table-cell>
          <table:table-cell table:number-columns-repeated="10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Evil Sunz Scarlet</text:p>
          </table:table-cell>
          <table:table-cell table:style-name="ce1" office:value-type="string" calcext:value-type="string">
            <text:p>Blood Red</text:p>
          </table:table-cell>
          <table:table-cell table:style-name="ce1" office:value-type="string" calcext:value-type="string">
            <text:p>Bloody Red (010)</text:p>
          </table:table-cell>
          <table:table-cell table:style-name="ce1" office:value-type="float" office:value="72010" calcext:value-type="float">
            <text:p>72010</text:p>
          </table:table-cell>
          <table:table-cell table:style-name="ce1" office:value-type="string" calcext:value-type="string">
            <text:p>72.01</text:p>
          </table:table-cell>
          <table:table-cell office:value-type="string" calcext:value-type="string">
            <text:p>Vermillion (909)</text:p>
          </table:table-cell>
          <table:table-cell office:value-type="float" office:value="70909" calcext:value-type="float">
            <text:p>70909</text:p>
          </table:table-cell>
          <table:table-cell table:number-columns-repeated="2"/>
          <table:table-cell table:style-name="ce1" office:value-type="string" calcext:value-type="string">
            <text:p>Rackham Red (36)</text:p>
          </table:table-cell>
          <table:table-cell table:style-name="ce1" office:value-type="string" calcext:value-type="string">
            <text:p>Clear Red (9094)</text:p>
          </table:table-cell>
          <table:table-cell/>
          <table:table-cell table:style-name="ce1" office:value-type="string" calcext:value-type="string">
            <text:p>Blood Red (104)</text:p>
          </table:table-cell>
          <table:table-cell table:style-name="ce1" office:value-type="string" calcext:value-type="string">
            <text:p>CE0018</text:p>
          </table:table-cell>
          <table:table-cell table:number-columns-repeated="1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Wazdakka Red</text:p>
          </table:table-cell>
          <table:table-cell table:style-name="ce1" office:value-type="string" calcext:value-type="string">
            <text:p>Red Gore</text:p>
          </table:table-cell>
          <table:table-cell table:style-name="ce1" office:value-type="string" calcext:value-type="string">
            <text:p>Gory Red (011)</text:p>
          </table:table-cell>
          <table:table-cell table:number-columns-repeated="2" table:style-name="ce1" office:value-type="float" office:value="72011" calcext:value-type="float">
            <text:p>72011</text:p>
          </table:table-cell>
          <table:table-cell office:value-type="string" calcext:value-type="string">
            <text:p>Cavalry Brown (982)</text:p>
          </table:table-cell>
          <table:table-cell office:value-type="float" office:value="70982" calcext:value-type="float">
            <text:p>70982</text:p>
          </table:table-cell>
          <table:table-cell table:style-name="ce1" office:value-type="string" calcext:value-type="string">
            <text:p>Mahagony (036)</text:p>
          </table:table-cell>
          <table:table-cell table:style-name="ce1" office:value-type="float" office:value="71036" calcext:value-type="float">
            <text:p>71036</text:p>
          </table:table-cell>
          <table:table-cell table:style-name="ce1" office:value-type="string" calcext:value-type="string">
            <text:p>Natural Leather (34)</text:p>
          </table:table-cell>
          <table:table-cell table:style-name="ce1" office:value-type="string" calcext:value-type="string">
            <text:p>Carnage Red (9135)</text:p>
          </table:table-cell>
          <table:table-cell/>
          <table:table-cell table:style-name="ce1" office:value-type="string" calcext:value-type="string">
            <text:p>Vampire Red (129)</text:p>
          </table:table-cell>
          <table:table-cell table:style-name="ce1" office:value-type="float" office:value="940008" calcext:value-type="float">
            <text:p>940008</text:p>
          </table:table-cell>
          <table:table-cell table:number-columns-repeated="10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Khorne Red</text:p>
          </table:table-cell>
          <table:table-cell table:style-name="ce1" office:value-type="string" calcext:value-type="string">
            <text:p>Scab Red</text:p>
          </table:table-cell>
          <table:table-cell table:style-name="ce1" office:value-type="string" calcext:value-type="string">
            <text:p>Scarlett Red (012)</text:p>
          </table:table-cell>
          <table:table-cell table:number-columns-repeated="2" table:style-name="ce1" office:value-type="float" office:value="72012" calcext:value-type="float">
            <text:p>72012</text:p>
          </table:table-cell>
          <table:table-cell office:value-type="string" calcext:value-type="string">
            <text:p>Carmine Red (908)</text:p>
          </table:table-cell>
          <table:table-cell office:value-type="float" office:value="70908" calcext:value-type="float">
            <text:p>70908</text:p>
          </table:table-cell>
          <table:table-cell table:number-columns-repeated="2"/>
          <table:table-cell table:style-name="ce1" office:value-type="string" calcext:value-type="string">
            <text:p>Arcavia Red (35)</text:p>
          </table:table-cell>
          <table:table-cell table:style-name="ce1" office:value-type="string" calcext:value-type="string">
            <text:p>Deep Red (9002)</text:p>
          </table:table-cell>
          <table:table-cell table:number-columns-repeated="2"/>
          <table:table-cell table:style-name="ce1" office:value-type="float" office:value="990033" calcext:value-type="float">
            <text:p>990033</text:p>
          </table:table-cell>
          <table:table-cell table:number-columns-repeated="10"/>
        </table:table-row>
        <table:table-row table:style-name="ro9">
          <table:table-cell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Tentacle Pink*</text:p>
          </table:table-cell>
          <table:table-cell table:style-name="ce1" office:value-type="string" calcext:value-type="string">
            <text:p>Squid Pink (013)</text:p>
          </table:table-cell>
          <table:table-cell table:number-columns-repeated="2" table:style-name="ce1" office:value-type="float" office:value="72013" calcext:value-type="float">
            <text:p>72013</text:p>
          </table:table-cell>
          <table:table-cell office:value-type="string" calcext:value-type="string">
            <text:p>Pink (958)</text:p>
          </table:table-cell>
          <table:table-cell office:value-type="float" office:value="70958" calcext:value-type="float">
            <text:p>70958</text:p>
          </table:table-cell>
          <table:table-cell table:number-columns-repeated="2"/>
          <table:table-cell table:style-name="ce1" office:value-type="string" calcext:value-type="string">
            <text:p>Friend Flesh (33)</text:p>
          </table:table-cell>
          <table:table-cell table:style-name="ce1" office:value-type="string" calcext:value-type="string">
            <text:p>Pale Violet ** (9027)</text:p>
          </table:table-cell>
          <table:table-cell/>
          <table:table-cell table:style-name="ce1" office:value-type="string" calcext:value-type="string">
            <text:p>Shocking Pink (144)</text:p>
          </table:table-cell>
          <table:table-cell table:style-name="ce1" office:value-type="string" calcext:value-type="string">
            <text:p>EF9CB5</text:p>
          </table:table-cell>
          <table:table-cell table:number-columns-repeated="10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Screamer Pink</text:p>
          </table:table-cell>
          <table:table-cell table:style-name="ce1" office:value-type="string" calcext:value-type="string">
            <text:p>Warlock Purple</text:p>
          </table:table-cell>
          <table:table-cell table:style-name="ce1" office:value-type="string" calcext:value-type="string">
            <text:p>Warlord Purple (014)</text:p>
          </table:table-cell>
          <table:table-cell table:number-columns-repeated="2" table:style-name="ce1" office:value-type="float" office:value="72014" calcext:value-type="float">
            <text:p>72014</text:p>
          </table:table-cell>
          <table:table-cell office:value-type="string" calcext:value-type="string">
            <text:p>Magenta (945)</text:p>
          </table:table-cell>
          <table:table-cell office:value-type="float" office:value="70945" calcext:value-type="float">
            <text:p>70945</text:p>
          </table:table-cell>
          <table:table-cell table:number-columns-repeated="2"/>
          <table:table-cell table:style-name="ce1" office:value-type="string" calcext:value-type="string">
            <text:p>Celestial Pink (46)</text:p>
          </table:table-cell>
          <table:table-cell table:style-name="ce1" office:value-type="string" calcext:value-type="string">
            <text:p>Pale Violet Red (9027)</text:p>
          </table:table-cell>
          <table:table-cell/>
          <table:table-cell table:style-name="ce1" office:value-type="string" calcext:value-type="string">
            <text:p>Warlock Purple (157)</text:p>
          </table:table-cell>
          <table:table-cell table:style-name="ce1" office:value-type="string" calcext:value-type="string">
            <text:p>9C004A</text:p>
          </table:table-cell>
          <table:table-cell table:number-columns-repeated="10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Xereus Purple</text:p>
          </table:table-cell>
          <table:table-cell table:style-name="ce1" office:value-type="string" calcext:value-type="string">
            <text:p>Liche Purple</text:p>
          </table:table-cell>
          <table:table-cell table:style-name="ce1" office:value-type="string" calcext:value-type="string">
            <text:p>Hexed Lichen (015)</text:p>
          </table:table-cell>
          <table:table-cell table:number-columns-repeated="2" table:style-name="ce1" office:value-type="float" office:value="72015" calcext:value-type="float">
            <text:p>72015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Divine Purple (6)</text:p>
          </table:table-cell>
          <table:table-cell table:style-name="ce1" office:value-type="string" calcext:value-type="string">
            <text:p>Clear Plum (9132)</text:p>
          </table:table-cell>
          <table:table-cell table:style-name="ce1" office:value-type="string" calcext:value-type="string">
            <text:p>Beaten Purple (93051)</text:p>
          </table:table-cell>
          <table:table-cell table:style-name="ce1" office:value-type="string" calcext:value-type="string">
            <text:p>Poison Purple (118)</text:p>
          </table:table-cell>
          <table:table-cell table:style-name="ce1" office:value-type="string" calcext:value-type="string">
            <text:p>5A005A</text:p>
          </table:table-cell>
          <table:table-cell table:number-columns-repeated="10"/>
        </table:table-row>
        <table:table-row table:style-name="ro11"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Imperial Purple*</text:p>
          </table:table-cell>
          <table:table-cell table:style-name="ce1" office:value-type="string" calcext:value-type="string">
            <text:p>Royal Purple (016)</text:p>
          </table:table-cell>
          <table:table-cell table:number-columns-repeated="2" table:style-name="ce1" office:value-type="float" office:value="72016" calcext:value-type="float">
            <text:p>72016</text:p>
          </table:table-cell>
          <table:table-cell office:value-type="string" calcext:value-type="string">
            <text:p>Royal Purple (810)</text:p>
          </table:table-cell>
          <table:table-cell office:value-type="float" office:value="70810" calcext:value-type="float">
            <text:p>70810</text:p>
          </table:table-cell>
          <table:table-cell table:number-columns-repeated="3"/>
          <table:table-cell table:style-name="ce1" office:value-type="string" calcext:value-type="string">
            <text:p>Deep Amethyst (9079)</text:p>
          </table:table-cell>
          <table:table-cell/>
          <table:table-cell table:style-name="ce1" office:value-type="string" calcext:value-type="string">
            <text:p>Amethest Purple (160)</text:p>
          </table:table-cell>
          <table:table-cell table:style-name="ce1" office:value-type="string" calcext:value-type="string">
            <text:p>562F7E</text:p>
          </table:table-cell>
          <table:table-cell table:number-columns-repeated="10"/>
        </table:table-row>
        <table:table-row table:style-name="ro9">
          <table:table-cell office:value-type="float" office:value="17" calcext:value-type="float">
            <text:p>17</text:p>
          </table:table-cell>
          <table:table-cell/>
          <table:table-cell table:style-name="ce1" office:value-type="string" calcext:value-type="string">
            <text:p>Nauseating Blue *</text:p>
          </table:table-cell>
          <table:table-cell table:style-name="ce1" office:value-type="string" calcext:value-type="string">
            <text:p>Sick Blue (017)</text:p>
          </table:table-cell>
          <table:table-cell table:number-columns-repeated="2" table:style-name="ce1" office:value-type="float" office:value="72017" calcext:value-type="float">
            <text:p>72017</text:p>
          </table:table-cell>
          <table:table-cell office:value-type="string" calcext:value-type="string">
            <text:p>Violet ** (960)</text:p>
          </table:table-cell>
          <table:table-cell office:value-type="float" office:value="70960" calcext:value-type="float">
            <text:p>70960</text:p>
          </table:table-cell>
          <table:table-cell table:number-columns-repeated="3"/>
          <table:table-cell table:style-name="ce1" office:value-type="string" calcext:value-type="string">
            <text:p>Clear Purple (9099)</text:p>
          </table:table-cell>
          <table:table-cell/>
          <table:table-cell table:style-name="ce1" office:value-type="string" calcext:value-type="string">
            <text:p>Nauseous Blue (162)</text:p>
          </table:table-cell>
          <table:table-cell table:style-name="ce1" office:value-type="string" calcext:value-type="string">
            <text:p>412A7A</text:p>
          </table:table-cell>
          <table:table-cell table:number-columns-repeated="10"/>
        </table:table-row>
        <table:table-row table:style-name="ro10">
          <table:table-cell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Storm Blue *</text:p>
          </table:table-cell>
          <table:table-cell table:style-name="ce1" office:value-type="string" calcext:value-type="string">
            <text:p>Stormy Blue (018)</text:p>
          </table:table-cell>
          <table:table-cell table:number-columns-repeated="2" table:style-name="ce1" office:value-type="float" office:value="72018" calcext:value-type="float">
            <text:p>72018</text:p>
          </table:table-cell>
          <table:table-cell office:value-type="string" calcext:value-type="string">
            <text:p>Blue (925)</text:p>
          </table:table-cell>
          <table:table-cell office:value-type="float" office:value="70925" calcext:value-type="float">
            <text:p>70925</text:p>
          </table:table-cell>
          <table:table-cell table:number-columns-repeated="2"/>
          <table:table-cell table:style-name="ce1" office:value-type="string" calcext:value-type="string">
            <text:p>Migol Blue (5)</text:p>
          </table:table-cell>
          <table:table-cell table:style-name="ce1" office:value-type="string" calcext:value-type="string">
            <text:p>Ritterlich Blue ** (9115)</text:p>
          </table:table-cell>
          <table:table-cell table:number-columns-repeated="2"/>
          <table:table-cell table:style-name="ce1" office:value-type="string" calcext:value-type="string">
            <text:p>27357E</text:p>
          </table:table-cell>
          <table:table-cell table:number-columns-repeated="10"/>
        </table:table-row>
        <table:table-row table:style-name="ro11"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Midnight Blue*</text:p>
          </table:table-cell>
          <table:table-cell table:style-name="ce1" office:value-type="string" calcext:value-type="string">
            <text:p>Night Blue (019)</text:p>
          </table:table-cell>
          <table:table-cell table:number-columns-repeated="2" table:style-name="ce1" office:value-type="float" office:value="72019" calcext:value-type="float">
            <text:p>72019</text:p>
          </table:table-cell>
          <table:table-cell office:value-type="string" calcext:value-type="string">
            <text:p>Dark Prussian Blue (899)</text:p>
          </table:table-cell>
          <table:table-cell office:value-type="float" office:value="70899" calcext:value-type="float">
            <text:p>70899</text:p>
          </table:table-cell>
          <table:table-cell table:style-name="ce1" office:value-type="string" calcext:value-type="string">
            <text:p>"Blue Angels" Blue</text:p>
          </table:table-cell>
          <table:table-cell table:style-name="ce1" office:value-type="float" office:value="71090" calcext:value-type="float">
            <text:p>71090</text:p>
          </table:table-cell>
          <table:table-cell table:style-name="ce1" office:value-type="string" calcext:value-type="string">
            <text:p>Abyssal Blue (3)</text:p>
          </table:table-cell>
          <table:table-cell table:style-name="ce1" office:value-type="string" calcext:value-type="string">
            <text:p>Ultramarine Shadow (9187)</text:p>
          </table:table-cell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number-columns-repeated="10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Kantor Blue</text:p>
          </table:table-cell>
          <table:table-cell table:style-name="ce1" office:value-type="string" calcext:value-type="string">
            <text:p>Regal Blue</text:p>
          </table:table-cell>
          <table:table-cell table:style-name="ce1" office:value-type="string" calcext:value-type="string">
            <text:p>Imperial Blue (020)</text:p>
          </table:table-cell>
          <table:table-cell table:number-columns-repeated="2" table:style-name="ce1" office:value-type="float" office:value="72020" calcext:value-type="float">
            <text:p>72020</text:p>
          </table:table-cell>
          <table:table-cell office:value-type="string" calcext:value-type="string">
            <text:p>Royal Blue (809)</text:p>
          </table:table-cell>
          <table:table-cell office:value-type="float" office:value="70809" calcext:value-type="float">
            <text:p>70809</text:p>
          </table:table-cell>
          <table:table-cell table:number-columns-repeated="3"/>
          <table:table-cell table:style-name="ce1" office:value-type="string" calcext:value-type="string">
            <text:p>Brilliant Blue (9116)</text:p>
          </table:table-cell>
          <table:table-cell/>
          <table:table-cell table:style-name="ce1" office:value-type="string" calcext:value-type="string">
            <text:p>Royal Blue (110)</text:p>
          </table:table-cell>
          <table:table-cell table:style-name="ce1" office:value-type="string" calcext:value-type="string">
            <text:p>08085A</text:p>
          </table:table-cell>
          <table:table-cell table:number-columns-repeated="10"/>
        </table:table-row>
        <table:table-row table:style-name="ro9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Caledor Sky</text:p>
          </table:table-cell>
          <table:table-cell table:style-name="ce1" office:value-type="string" calcext:value-type="string">
            <text:p>Enchanted Blue</text:p>
          </table:table-cell>
          <table:table-cell table:style-name="ce1" office:value-type="string" calcext:value-type="string">
            <text:p>Magic Blue (021)</text:p>
          </table:table-cell>
          <table:table-cell table:number-columns-repeated="2" table:style-name="ce1" office:value-type="float" office:value="72021" calcext:value-type="float">
            <text:p>72021</text:p>
          </table:table-cell>
          <table:table-cell office:value-type="string" calcext:value-type="string">
            <text:p>Dark Blue (930)</text:p>
          </table:table-cell>
          <table:table-cell office:value-type="float" office:value="70930" calcext:value-type="float">
            <text:p>70930</text:p>
          </table:table-cell>
          <table:table-cell table:number-columns-repeated="2"/>
          <table:table-cell table:style-name="ce1" office:value-type="string" calcext:value-type="string">
            <text:p>Ephren Blue (4)</text:p>
          </table:table-cell>
          <table:table-cell table:style-name="ce1" office:value-type="string" calcext:value-type="string">
            <text:p>Cyan Blue ** (9117)</text:p>
          </table:table-cell>
          <table:table-cell/>
          <table:table-cell table:style-name="ce1" office:value-type="string" calcext:value-type="string">
            <text:p>Wizard Blue (114)</text:p>
          </table:table-cell>
          <table:table-cell table:style-name="ce1" office:value-type="string" calcext:value-type="string">
            <text:p>31639C</text:p>
          </table:table-cell>
          <table:table-cell table:number-columns-repeated="10"/>
        </table:table-row>
        <table:table-row table:style-name="ro1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Altdorf Guard Blue</text:p>
          </table:table-cell>
          <table:table-cell table:style-name="ce1" office:value-type="string" calcext:value-type="string">
            <text:p>Ultramarine Blue</text:p>
          </table:table-cell>
          <table:table-cell table:style-name="ce1" office:value-type="string" calcext:value-type="string">
            <text:p>Ultra Marine Blue (022)</text:p>
          </table:table-cell>
          <table:table-cell table:number-columns-repeated="2" table:style-name="ce1" office:value-type="float" office:value="72022" calcext:value-type="float">
            <text:p>72022</text:p>
          </table:table-cell>
          <table:table-cell office:value-type="string" calcext:value-type="string">
            <text:p>Ultramarine (839)</text:p>
          </table:table-cell>
          <table:table-cell office:value-type="float" office:value="70839" calcext:value-type="float">
            <text:p>70839</text:p>
          </table:table-cell>
          <table:table-cell table:number-columns-repeated="2"/>
          <table:table-cell table:style-name="ce1" office:value-type="string" calcext:value-type="string">
            <text:p>Wizard Blue ** (7)</text:p>
          </table:table-cell>
          <table:table-cell table:style-name="ce1" office:value-type="string" calcext:value-type="string">
            <text:p>Ultramarine Highlight ** (9189)</text:p>
          </table:table-cell>
          <table:table-cell/>
          <table:table-cell table:style-name="ce1" office:value-type="string" calcext:value-type="string">
            <text:p>Marine Blue (148)</text:p>
          </table:table-cell>
          <table:table-cell table:style-name="ce1" office:value-type="string" calcext:value-type="string">
            <text:p>29397B</text:p>
          </table:table-cell>
          <table:table-cell table:number-columns-repeated="10"/>
        </table:table-row>
        <table:table-row table:style-name="ro9"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Lightning Bolt Blue *</text:p>
          </table:table-cell>
          <table:table-cell table:style-name="ce1" office:value-type="string" calcext:value-type="string">
            <text:p>Electric Blue (023)</text:p>
          </table:table-cell>
          <table:table-cell table:number-columns-repeated="2" table:style-name="ce1" office:value-type="float" office:value="72023" calcext:value-type="float">
            <text:p>72023</text:p>
          </table:table-cell>
          <table:table-cell office:value-type="string" calcext:value-type="string">
            <text:p>Sky Blue (961)</text:p>
          </table:table-cell>
          <table:table-cell office:value-type="float" office:value="70961" calcext:value-type="float">
            <text:p>70961</text:p>
          </table:table-cell>
          <table:table-cell table:number-columns-repeated="2"/>
          <table:table-cell table:style-name="ce1" office:value-type="string" calcext:value-type="string">
            <text:p>Sacred Blue ** (8)</text:p>
          </table:table-cell>
          <table:table-cell table:style-name="ce1" office:value-type="string" calcext:value-type="string">
            <text:p>Sky Blue ** (9018)</text:p>
          </table:table-cell>
          <table:table-cell/>
          <table:table-cell table:style-name="ce1" office:value-type="string" calcext:value-type="string">
            <text:p>High Elf Blue (117)</text:p>
          </table:table-cell>
          <table:table-cell table:style-name="ce1" office:value-type="string" calcext:value-type="string">
            <text:p>8BB9DD</text:p>
          </table:table-cell>
          <table:table-cell table:number-columns-repeated="10"/>
        </table:table-row>
        <table:table-row table:style-name="ro1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Sotek Green</text:p>
          </table:table-cell>
          <table:table-cell table:style-name="ce1" office:value-type="string" calcext:value-type="string">
            <text:p>Hawk Turquoise</text:p>
          </table:table-cell>
          <table:table-cell table:style-name="ce1" office:value-type="string" calcext:value-type="string">
            <text:p>Falcon Turquoise (024)</text:p>
          </table:table-cell>
          <table:table-cell table:number-columns-repeated="2" table:style-name="ce1" office:value-type="float" office:value="72024" calcext:value-type="float">
            <text:p>72024</text:p>
          </table:table-cell>
          <table:table-cell office:value-type="string" calcext:value-type="string">
            <text:p>Light Turquoise (840)</text:p>
          </table:table-cell>
          <table:table-cell office:value-type="float" office:value="70840" calcext:value-type="float">
            <text:p>70840</text:p>
          </table:table-cell>
          <table:table-cell table:number-columns-repeated="2"/>
          <table:table-cell table:style-name="ce1" office:value-type="string" calcext:value-type="string">
            <text:p>Precious Blue (12)</text:p>
          </table:table-cell>
          <table:table-cell table:style-name="ce1" office:value-type="string" calcext:value-type="string">
            <text:p>Marine Teal (9077)</text:p>
          </table:table-cell>
          <table:table-cell/>
          <table:table-cell table:style-name="ce1" office:value-type="string" calcext:value-type="string">
            <text:p>Aquamarine (132)</text:p>
          </table:table-cell>
          <table:table-cell table:style-name="ce1" office:value-type="string" calcext:value-type="string">
            <text:p>006B5A</text:p>
          </table:table-cell>
          <table:table-cell table:number-columns-repeated="10"/>
        </table:table-row>
        <table:table-row table:style-name="ro9"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Vile Green *</text:p>
          </table:table-cell>
          <table:table-cell table:style-name="ce1" office:value-type="string" calcext:value-type="string">
            <text:p>Foul Green (025)</text:p>
          </table:table-cell>
          <table:table-cell table:number-columns-repeated="2" table:style-name="ce1" office:value-type="float" office:value="72025" calcext:value-type="float">
            <text:p>72025</text:p>
          </table:table-cell>
          <table:table-cell office:value-type="string" calcext:value-type="string">
            <text:p>Park Green Flat (969)</text:p>
          </table:table-cell>
          <table:table-cell office:value-type="float" office:value="70969" calcext:value-type="float">
            <text:p>70969</text:p>
          </table:table-cell>
          <table:table-cell table:number-columns-repeated="2"/>
          <table:table-cell table:style-name="ce1" office:value-type="string" calcext:value-type="string">
            <text:p>Antique Green (13)</text:p>
          </table:table-cell>
          <table:table-cell table:number-columns-repeated="3"/>
          <table:table-cell table:style-name="ce1" office:value-type="string" calcext:value-type="string">
            <text:p>82C59C</text:p>
          </table:table-cell>
          <table:table-cell table:number-columns-repeated="10"/>
        </table:table-row>
        <table:table-row table:style-name="ro12">
          <table:table-cell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Jade Green*</text:p>
          </table:table-cell>
          <table:table-cell table:style-name="ce1" office:value-type="string" calcext:value-type="string">
            <text:p>Jade Green (026)</text:p>
          </table:table-cell>
          <table:table-cell table:number-columns-repeated="2" table:style-name="ce1" office:value-type="float" office:value="72026" calcext:value-type="float">
            <text:p>72026</text:p>
          </table:table-cell>
          <table:table-cell office:value-type="string" calcext:value-type="string">
            <text:p>Light Turquoise (840)</text:p>
          </table:table-cell>
          <table:table-cell office:value-type="float" office:value="70840" calcext:value-type="float">
            <text:p>70840</text:p>
          </table:table-cell>
          <table:table-cell table:number-columns-repeated="3"/>
          <table:table-cell table:style-name="ce1" office:value-type="string" calcext:value-type="string">
            <text:p>Reptilian Greens Triad ** (9184/9185/9186)</text:p>
          </table:table-cell>
          <table:table-cell/>
          <table:table-cell table:style-name="ce1" office:value-type="string" calcext:value-type="string">
            <text:p>Jade Green** (158)</text:p>
          </table:table-cell>
          <table:table-cell table:style-name="ce1" office:value-type="string" calcext:value-type="string">
            <text:p>069B7D</text:p>
          </table:table-cell>
          <table:table-cell table:number-columns-repeated="10"/>
        </table:table-row>
        <table:table-row table:style-name="ro9">
          <table:table-cell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Scaly Green *</text:p>
          </table:table-cell>
          <table:table-cell table:style-name="ce1" office:value-type="string" calcext:value-type="string">
            <text:p>Scurf Green (027)</text:p>
          </table:table-cell>
          <table:table-cell table:number-columns-repeated="2" table:style-name="ce1" office:value-type="float" office:value="72027" calcext:value-type="float">
            <text:p>72027</text:p>
          </table:table-cell>
          <table:table-cell office:value-type="string" calcext:value-type="string">
            <text:p>Emerald (838)</text:p>
          </table:table-cell>
          <table:table-cell office:value-type="float" office:value="70838" calcext:value-type="float">
            <text:p>70838</text:p>
          </table:table-cell>
          <table:table-cell table:number-columns-repeated="2"/>
          <table:table-cell table:style-name="ce1" office:value-type="string" calcext:value-type="string">
            <text:p>Chitin Green (19)</text:p>
          </table:table-cell>
          <table:table-cell table:style-name="ce1" office:value-type="string" calcext:value-type="string">
            <text:p>Clear Viridian (9131)</text:p>
          </table:table-cell>
          <table:table-cell table:number-columns-repeated="2"/>
          <table:table-cell table:style-name="ce1" office:value-type="string" calcext:value-type="string">
            <text:p>026B67</text:p>
          </table:table-cell>
          <table:table-cell table:number-columns-repeated="10"/>
        </table:table-row>
        <table:table-row table:style-name="ro9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Caliban Green</text:p>
          </table:table-cell>
          <table:table-cell table:style-name="ce1" office:value-type="string" calcext:value-type="string">
            <text:p>Dark Angels Green</text:p>
          </table:table-cell>
          <table:table-cell table:style-name="ce1" office:value-type="string" calcext:value-type="string">
            <text:p>Dark Green (028)</text:p>
          </table:table-cell>
          <table:table-cell table:number-columns-repeated="2" table:style-name="ce1" office:value-type="float" office:value="72028" calcext:value-type="float">
            <text:p>72028</text:p>
          </table:table-cell>
          <table:table-cell office:value-type="string" calcext:value-type="string">
            <text:p>Deep Green (970)</text:p>
          </table:table-cell>
          <table:table-cell office:value-type="float" office:value="70970" calcext:value-type="float">
            <text:p>70970</text:p>
          </table:table-cell>
          <table:table-cell table:number-columns-repeated="2"/>
          <table:table-cell table:style-name="ce1" office:value-type="string" calcext:value-type="string">
            <text:p>Diisha Green (18)</text:p>
          </table:table-cell>
          <table:table-cell table:style-name="ce1" office:value-type="string" calcext:value-type="string">
            <text:p>Pine Green ** (9010)</text:p>
          </table:table-cell>
          <table:table-cell table:style-name="ce1" office:value-type="string" calcext:value-type="string">
            <text:p>Gnarls Green **</text:p>
          </table:table-cell>
          <table:table-cell table:style-name="ce1" office:value-type="string" calcext:value-type="string">
            <text:p>Dark Elf Green (111)</text:p>
          </table:table-cell>
          <table:table-cell table:style-name="ce1" office:value-type="float" office:value="5221" calcext:value-type="float">
            <text:p>5221</text:p>
          </table:table-cell>
          <table:table-cell table:number-columns-repeated="10"/>
        </table:table-row>
        <table:table-row table:style-name="ro9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Warpstone Glow</text:p>
          </table:table-cell>
          <table:table-cell table:style-name="ce1" office:value-type="string" calcext:value-type="string">
            <text:p>Snot Green</text:p>
          </table:table-cell>
          <table:table-cell table:style-name="ce1" office:value-type="string" calcext:value-type="string">
            <text:p>Sick Green (029)</text:p>
          </table:table-cell>
          <table:table-cell table:number-columns-repeated="2" table:style-name="ce1" office:value-type="float" office:value="72029" calcext:value-type="float">
            <text:p>72029</text:p>
          </table:table-cell>
          <table:table-cell office:value-type="string" calcext:value-type="string">
            <text:p>Intermediate Green (891)</text:p>
          </table:table-cell>
          <table:table-cell office:value-type="float" office:value="70891" calcext:value-type="float">
            <text:p>70891</text:p>
          </table:table-cell>
          <table:table-cell table:style-name="ce1" office:value-type="string" calcext:value-type="string">
            <text:p>Pale Green (095)</text:p>
          </table:table-cell>
          <table:table-cell table:style-name="ce1" office:value-type="float" office:value="71095" calcext:value-type="float">
            <text:p>71095</text:p>
          </table:table-cell>
          <table:table-cell table:style-name="ce1" office:value-type="string" calcext:value-type="string">
            <text:p>Avagddu Green (17)</text:p>
          </table:table-cell>
          <table:table-cell table:style-name="ce1" office:value-type="string" calcext:value-type="string">
            <text:p>Clear Green (9096)</text:p>
          </table:table-cell>
          <table:table-cell/>
          <table:table-cell table:style-name="ce1" office:value-type="string" calcext:value-type="string">
            <text:p>Bogey Green (121)</text:p>
          </table:table-cell>
          <table:table-cell table:style-name="ce1" office:value-type="string" calcext:value-type="string">
            <text:p>106B21</text:p>
          </table:table-cell>
          <table:table-cell table:number-columns-repeated="10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Warboss Green</text:p>
          </table:table-cell>
          <table:table-cell table:style-name="ce1" office:value-type="string" calcext:value-type="string">
            <text:p>Goblin Green</text:p>
          </table:table-cell>
          <table:table-cell table:style-name="ce1" office:value-type="string" calcext:value-type="string">
            <text:p>Goblin Green (030)</text:p>
          </table:table-cell>
          <table:table-cell table:style-name="ce1" office:value-type="float" office:value="72030" calcext:value-type="float">
            <text:p>72030</text:p>
          </table:table-cell>
          <table:table-cell table:style-name="ce1" office:value-type="string" calcext:value-type="string">
            <text:p>72.03</text:p>
          </table:table-cell>
          <table:table-cell office:value-type="string" calcext:value-type="string">
            <text:p>Pastel Green (885)</text:p>
          </table:table-cell>
          <table:table-cell office:value-type="float" office:value="70885" calcext:value-type="float">
            <text:p>70885</text:p>
          </table:table-cell>
          <table:table-cell table:style-name="ce1" office:value-type="string" calcext:value-type="string">
            <text:p>Grey RLM 84 (103)</text:p>
          </table:table-cell>
          <table:table-cell table:style-name="ce1" office:value-type="float" office:value="71103" calcext:value-type="float">
            <text:p>71103</text:p>
          </table:table-cell>
          <table:table-cell table:style-name="ce1" office:value-type="string" calcext:value-type="string">
            <text:p>Chasm Green (16)</text:p>
          </table:table-cell>
          <table:table-cell table:style-name="ce1" office:value-type="string" calcext:value-type="string">
            <text:p>Field Green ** (9167)</text:p>
          </table:table-cell>
          <table:table-cell/>
          <table:table-cell table:style-name="ce1" office:value-type="string" calcext:value-type="string">
            <text:p>Goblin Green (108)</text:p>
          </table:table-cell>
          <table:table-cell table:style-name="ce1" office:value-type="string" calcext:value-type="string">
            <text:p>63B521</text:p>
          </table:table-cell>
          <table:table-cell table:number-columns-repeated="10"/>
        </table:table-row>
        <table:table-row table:style-name="ro1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Elysian Green</text:p>
          </table:table-cell>
          <table:table-cell table:style-name="ce1" office:value-type="string" calcext:value-type="string">
            <text:p>Camo Green</text:p>
          </table:table-cell>
          <table:table-cell table:style-name="ce1" office:value-type="string" calcext:value-type="string">
            <text:p>Camouflage Green (031)</text:p>
          </table:table-cell>
          <table:table-cell table:number-columns-repeated="2" table:style-name="ce1" office:value-type="float" office:value="72031" calcext:value-type="float">
            <text:p>72031</text:p>
          </table:table-cell>
          <table:table-cell office:value-type="string" calcext:value-type="string">
            <text:p>Olive Green (967)</text:p>
          </table:table-cell>
          <table:table-cell office:value-type="float" office:value="70967" calcext:value-type="float">
            <text:p>70967</text:p>
          </table:table-cell>
          <table:table-cell table:number-columns-repeated="3"/>
          <table:table-cell table:style-name="ce1" office:value-type="string" calcext:value-type="string">
            <text:p>Camoflage Green ** (9177)</text:p>
          </table:table-cell>
          <table:table-cell table:number-columns-repeated="2"/>
          <table:table-cell table:style-name="ce1" office:value-type="string" calcext:value-type="string">
            <text:p>A5A542</text:p>
          </table:table-cell>
          <table:table-cell table:number-columns-repeated="10"/>
        </table:table-row>
        <table:table-row table:style-name="ro9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Moot Green</text:p>
          </table:table-cell>
          <table:table-cell table:style-name="ce1" office:value-type="string" calcext:value-type="string">
            <text:p>Scorpion Green</text:p>
          </table:table-cell>
          <table:table-cell table:style-name="ce1" office:value-type="string" calcext:value-type="string">
            <text:p>Scorpy Green (032)</text:p>
          </table:table-cell>
          <table:table-cell table:number-columns-repeated="2" table:style-name="ce1" office:value-type="float" office:value="72032" calcext:value-type="float">
            <text:p>72032</text:p>
          </table:table-cell>
          <table:table-cell office:value-type="string" calcext:value-type="string">
            <text:p>Light Green (942)</text:p>
          </table:table-cell>
          <table:table-cell office:value-type="float" office:value="70942" calcext:value-type="float">
            <text:p>70942</text:p>
          </table:table-cell>
          <table:table-cell table:number-columns-repeated="2"/>
          <table:table-cell table:style-name="ce1" office:value-type="string" calcext:value-type="string">
            <text:p>Quithayran Green (14)</text:p>
          </table:table-cell>
          <table:table-cell table:style-name="ce1" office:value-type="string" calcext:value-type="string">
            <text:p>Pale Green (9012)</text:p>
          </table:table-cell>
          <table:table-cell/>
          <table:table-cell table:style-name="ce1" office:value-type="string" calcext:value-type="string">
            <text:p>Scorpion Green (152)</text:p>
          </table:table-cell>
          <table:table-cell table:style-name="ce1" office:value-type="string" calcext:value-type="string">
            <text:p>A5D610</text:p>
          </table:table-cell>
          <table:table-cell table:number-columns-repeated="10"/>
        </table:table-row>
        <table:table-row table:style-name="ro9">
          <table:table-cell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Bilious Green *</text:p>
          </table:table-cell>
          <table:table-cell table:style-name="ce1" office:value-type="string" calcext:value-type="string">
            <text:p>Livery Green (033)</text:p>
          </table:table-cell>
          <table:table-cell table:number-columns-repeated="2" table:style-name="ce1" office:value-type="float" office:value="72033" calcext:value-type="float">
            <text:p>72033</text:p>
          </table:table-cell>
          <table:table-cell office:value-type="string" calcext:value-type="string">
            <text:p>Yellow Green ** (954)</text:p>
          </table:table-cell>
          <table:table-cell office:value-type="float" office:value="70954" calcext:value-type="float">
            <text:p>70954</text:p>
          </table:table-cell>
          <table:table-cell table:number-columns-repeated="2"/>
          <table:table-cell table:style-name="ce1" office:value-type="string" calcext:value-type="string">
            <text:p>Mystic Green (15)</text:p>
          </table:table-cell>
          <table:table-cell table:style-name="ce1" office:value-type="string" calcext:value-type="string">
            <text:p>Spring Green ** (9146)</text:p>
          </table:table-cell>
          <table:table-cell table:number-columns-repeated="2"/>
          <table:table-cell table:style-name="ce1" office:value-type="string" calcext:value-type="string">
            <text:p>A9D171</text:p>
          </table:table-cell>
          <table:table-cell table:number-columns-repeated="10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Ushabti Bone</text:p>
          </table:table-cell>
          <table:table-cell table:style-name="ce1" office:value-type="string" calcext:value-type="string">
            <text:p>Bleached Bone</text:p>
          </table:table-cell>
          <table:table-cell table:style-name="ce1" office:value-type="string" calcext:value-type="string">
            <text:p>Bonewhite (034)</text:p>
          </table:table-cell>
          <table:table-cell table:number-columns-repeated="2" table:style-name="ce1" office:value-type="float" office:value="72034" calcext:value-type="float">
            <text:p>72034</text:p>
          </table:table-cell>
          <table:table-cell office:value-type="string" calcext:value-type="string">
            <text:p>Buff (976)</text:p>
          </table:table-cell>
          <table:table-cell office:value-type="float" office:value="70976" calcext:value-type="float">
            <text:p>70976</text:p>
          </table:table-cell>
          <table:table-cell table:number-columns-repeated="2"/>
          <table:table-cell table:style-name="ce1" office:value-type="string" calcext:value-type="string">
            <text:p>Wildcat Gray ** (42)</text:p>
          </table:table-cell>
          <table:table-cell table:style-name="ce1" office:value-type="string" calcext:value-type="string">
            <text:p>Yellowed Bone (9143)</text:p>
          </table:table-cell>
          <table:table-cell table:style-name="ce1" office:value-type="string" calcext:value-type="string">
            <text:p>Jack Bone **</text:p>
          </table:table-cell>
          <table:table-cell table:style-name="ce1" office:value-type="string" calcext:value-type="string">
            <text:p>Bone (112)</text:p>
          </table:table-cell>
          <table:table-cell table:style-name="ce1" office:value-type="string" calcext:value-type="string">
            <text:p>EFD9A8</text:p>
          </table:table-cell>
          <table:table-cell table:number-columns-repeated="10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Nurgling Green</text:p>
          </table:table-cell>
          <table:table-cell table:style-name="ce1" office:value-type="string" calcext:value-type="string">
            <text:p>Rotting Flesh</text:p>
          </table:table-cell>
          <table:table-cell table:style-name="ce1" office:value-type="string" calcext:value-type="string">
            <text:p>Dead Flesh (035)</text:p>
          </table:table-cell>
          <table:table-cell table:number-columns-repeated="2" table:style-name="ce1" office:value-type="float" office:value="72035" calcext:value-type="float">
            <text:p>72035</text:p>
          </table:table-cell>
          <table:table-cell office:value-type="string" calcext:value-type="string">
            <text:p>German Yellow ** (806)</text:p>
          </table:table-cell>
          <table:table-cell office:value-type="float" office:value="70806" calcext:value-type="float">
            <text:p>70806</text:p>
          </table:table-cell>
          <table:table-cell table:number-columns-repeated="2"/>
          <table:table-cell table:style-name="ce1" office:value-type="string" calcext:value-type="string">
            <text:p>Dead Flesh (11)</text:p>
          </table:table-cell>
          <table:table-cell table:style-name="ce1" office:value-type="string" calcext:value-type="string">
            <text:p>Pale Olive (9036)</text:p>
          </table:table-cell>
          <table:table-cell/>
          <table:table-cell table:style-name="ce1" office:value-type="string" calcext:value-type="string">
            <text:p>Putrid Green (125)</text:p>
          </table:table-cell>
          <table:table-cell table:style-name="ce1" office:value-type="string" calcext:value-type="string">
            <text:p>E7EFC6</text:p>
          </table:table-cell>
          <table:table-cell table:number-columns-repeated="10"/>
        </table:table-row>
        <table:table-row table:style-name="ro9">
          <table:table-cell office:value-type="float" office:value="36" calcext:value-type="float">
            <text:p>36</text:p>
          </table:table-cell>
          <table:table-cell/>
          <table:table-cell table:style-name="ce1" office:value-type="string" calcext:value-type="string">
            <text:p>Bronzed Flesh *</text:p>
          </table:table-cell>
          <table:table-cell table:style-name="ce1" office:value-type="string" calcext:value-type="string">
            <text:p>Bronze Flesh (036)</text:p>
          </table:table-cell>
          <table:table-cell table:number-columns-repeated="2" table:style-name="ce1" office:value-type="float" office:value="72036" calcext:value-type="float">
            <text:p>72036</text:p>
          </table:table-cell>
          <table:table-cell office:value-type="string" calcext:value-type="string">
            <text:p>Dark Flesh (927)</text:p>
          </table:table-cell>
          <table:table-cell office:value-type="float" office:value="70927" calcext:value-type="float">
            <text:p>70927</text:p>
          </table:table-cell>
          <table:table-cell table:number-columns-repeated="3"/>
          <table:table-cell table:style-name="ce1" office:value-type="string" calcext:value-type="string">
            <text:p>Burnt Orange ** (9111)</text:p>
          </table:table-cell>
          <table:table-cell/>
          <table:table-cell table:style-name="ce1" office:value-type="string" calcext:value-type="string">
            <text:p>Tanned Flesh (115)</text:p>
          </table:table-cell>
          <table:table-cell table:style-name="ce1" office:value-type="string" calcext:value-type="string">
            <text:p>F7944A</text:p>
          </table:table-cell>
          <table:table-cell table:number-columns-repeated="10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Tau Light Ochre</text:p>
          </table:table-cell>
          <table:table-cell table:style-name="ce1" office:value-type="string" calcext:value-type="string">
            <text:p>Vomit Brown</text:p>
          </table:table-cell>
          <table:table-cell table:style-name="ce1" office:value-type="string" calcext:value-type="string">
            <text:p>Filthy Brown (037)</text:p>
          </table:table-cell>
          <table:table-cell table:number-columns-repeated="2" table:style-name="ce1" office:value-type="float" office:value="72037" calcext:value-type="float">
            <text:p>72037</text:p>
          </table:table-cell>
          <table:table-cell office:value-type="string" calcext:value-type="string">
            <text:p>Beige Red (804)</text:p>
          </table:table-cell>
          <table:table-cell office:value-type="float" office:value="70804" calcext:value-type="float">
            <text:p>70804</text:p>
          </table:table-cell>
          <table:table-cell table:number-columns-repeated="2"/>
          <table:table-cell table:style-name="ce1" office:value-type="string" calcext:value-type="string">
            <text:p>Tanned Skin (29)</text:p>
          </table:table-cell>
          <table:table-cell table:style-name="ce1" office:value-type="string" calcext:value-type="string">
            <text:p>Tanned Leather (9031)</text:p>
          </table:table-cell>
          <table:table-cell/>
          <table:table-cell table:style-name="ce1" office:value-type="string" calcext:value-type="string">
            <text:p>Bilious Brown (130)</text:p>
          </table:table-cell>
          <table:table-cell table:style-name="ce1" office:value-type="string" calcext:value-type="string">
            <text:p>DE9408</text:p>
          </table:table-cell>
          <table:table-cell table:number-columns-repeated="10"/>
        </table:table-row>
        <table:table-row table:style-name="ro11">
          <table:table-cell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Leprous Brown*</text:p>
          </table:table-cell>
          <table:table-cell table:style-name="ce1" office:value-type="string" calcext:value-type="string">
            <text:p>Scrofulous Brown (038)</text:p>
          </table:table-cell>
          <table:table-cell table:number-columns-repeated="2" table:style-name="ce1" office:value-type="float" office:value="72038" calcext:value-type="float">
            <text:p>72038</text:p>
          </table:table-cell>
          <table:table-cell office:value-type="string" calcext:value-type="string">
            <text:p>Gold Brown (877)</text:p>
          </table:table-cell>
          <table:table-cell office:value-type="float" office:value="70877" calcext:value-type="float">
            <text:p>70877</text:p>
          </table:table-cell>
          <table:table-cell table:style-name="ce1" office:value-type="string" calcext:value-type="string">
            <text:p>Golden Brown (032)</text:p>
          </table:table-cell>
          <table:table-cell table:style-name="ce1" office:value-type="float" office:value="71032" calcext:value-type="float">
            <text:p>71032</text:p>
          </table:table-cell>
          <table:table-cell/>
          <table:table-cell table:style-name="ce1" office:value-type="string" calcext:value-type="string">
            <text:p>Saffron Sunset ** (9182)</text:p>
          </table:table-cell>
          <table:table-cell/>
          <table:table-cell table:style-name="ce1" office:value-type="string" calcext:value-type="string">
            <text:p>Leprous Brown (156)</text:p>
          </table:table-cell>
          <table:table-cell table:style-name="ce1" office:value-type="string" calcext:value-type="string">
            <text:p>D88E2D</text:p>
          </table:table-cell>
          <table:table-cell table:number-columns-repeated="10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Zamesi Desert</text:p>
          </table:table-cell>
          <table:table-cell table:style-name="ce1" office:value-type="string" calcext:value-type="string">
            <text:p>Bubonic Brown</text:p>
          </table:table-cell>
          <table:table-cell table:style-name="ce1" office:value-type="string" calcext:value-type="string">
            <text:p>Plague Brown (039)</text:p>
          </table:table-cell>
          <table:table-cell table:number-columns-repeated="2" table:style-name="ce1" office:value-type="float" office:value="72039" calcext:value-type="float">
            <text:p>72039</text:p>
          </table:table-cell>
          <table:table-cell office:value-type="string" calcext:value-type="string">
            <text:p>Yellow Ochre (913)</text:p>
          </table:table-cell>
          <table:table-cell office:value-type="float" office:value="70913" calcext:value-type="float">
            <text:p>70913</text:p>
          </table:table-cell>
          <table:table-cell table:number-columns-repeated="2"/>
          <table:table-cell table:style-name="ce1" office:value-type="string" calcext:value-type="string">
            <text:p>Forgotten Gold (25)</text:p>
          </table:table-cell>
          <table:table-cell table:style-name="ce1" office:value-type="string" calcext:value-type="string">
            <text:p>Palomino Gold (9074)</text:p>
          </table:table-cell>
          <table:table-cell/>
          <table:table-cell table:style-name="ce1" office:value-type="string" calcext:value-type="string">
            <text:p>Festering Brown (126)</text:p>
          </table:table-cell>
          <table:table-cell table:style-name="ce1" office:value-type="string" calcext:value-type="string">
            <text:p>C68400</text:p>
          </table:table-cell>
          <table:table-cell table:number-columns-repeated="1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Balor Brown</text:p>
          </table:table-cell>
          <table:table-cell table:style-name="ce1" office:value-type="string" calcext:value-type="string">
            <text:p>Snakebite Leather</text:p>
          </table:table-cell>
          <table:table-cell table:style-name="ce1" office:value-type="string" calcext:value-type="string">
            <text:p>Cobra Leather /Leather Brown (040)</text:p>
          </table:table-cell>
          <table:table-cell table:style-name="ce1" office:value-type="float" office:value="72040" calcext:value-type="float">
            <text:p>72040</text:p>
          </table:table-cell>
          <table:table-cell table:style-name="ce1" office:value-type="string" calcext:value-type="string">
            <text:p>72.04</text:p>
          </table:table-cell>
          <table:table-cell office:value-type="string" calcext:value-type="string">
            <text:p>Brown Sand (876)</text:p>
          </table:table-cell>
          <table:table-cell office:value-type="float" office:value="70876" calcext:value-type="float">
            <text:p>70876</text:p>
          </table:table-cell>
          <table:table-cell table:number-columns-repeated="2"/>
          <table:table-cell table:style-name="ce1" office:value-type="string" calcext:value-type="string">
            <text:p>Kalliene Yellow (23)</text:p>
          </table:table-cell>
          <table:table-cell table:style-name="ce1" office:value-type="string" calcext:value-type="string">
            <text:p>Chestnut Gold (9073)</text:p>
          </table:table-cell>
          <table:table-cell/>
          <table:table-cell table:style-name="ce1" office:value-type="string" calcext:value-type="string">
            <text:p>Barbarian Leather (116)</text:p>
          </table:table-cell>
          <table:table-cell table:style-name="ce1" office:value-type="string" calcext:value-type="string">
            <text:p>9C6B08</text:p>
          </table:table-cell>
          <table:table-cell table:number-columns-repeated="10"/>
        </table:table-row>
        <table:table-row table:style-name="ro9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Ratskin Flesh</text:p>
          </table:table-cell>
          <table:table-cell table:style-name="ce1" office:value-type="string" calcext:value-type="string">
            <text:p>Dwarf Flesh</text:p>
          </table:table-cell>
          <table:table-cell table:style-name="ce1" office:value-type="string" calcext:value-type="string">
            <text:p>Dwarf Skin (041)</text:p>
          </table:table-cell>
          <table:table-cell table:number-columns-repeated="2" table:style-name="ce1" office:value-type="float" office:value="72041" calcext:value-type="float">
            <text:p>72041</text:p>
          </table:table-cell>
          <table:table-cell office:value-type="string" calcext:value-type="string">
            <text:p>Brown Rose (803)</text:p>
          </table:table-cell>
          <table:table-cell office:value-type="float" office:value="70803" calcext:value-type="float">
            <text:p>70803</text:p>
          </table:table-cell>
          <table:table-cell table:number-columns-repeated="3"/>
          <table:table-cell table:style-name="ce1" office:value-type="string" calcext:value-type="string">
            <text:p>Rosy Skin (9068)</text:p>
          </table:table-cell>
          <table:table-cell/>
          <table:table-cell table:style-name="ce1" office:value-type="string" calcext:value-type="string">
            <text:p>Dwarven Flesh (124)</text:p>
          </table:table-cell>
          <table:table-cell table:style-name="ce1" office:value-type="string" calcext:value-type="string">
            <text:p>F78C5A</text:p>
          </table:table-cell>
          <table:table-cell table:number-columns-repeated="10"/>
        </table:table-row>
        <table:table-row table:style-name="ro1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Skrag Brown</text:p>
          </table:table-cell>
          <table:table-cell table:style-name="ce1" office:value-type="string" calcext:value-type="string">
            <text:p>Vermin Brown</text:p>
          </table:table-cell>
          <table:table-cell table:style-name="ce1" office:value-type="string" calcext:value-type="string">
            <text:p>Parasite Brown (042)</text:p>
          </table:table-cell>
          <table:table-cell table:number-columns-repeated="2" table:style-name="ce1" office:value-type="float" office:value="72042" calcext:value-type="float">
            <text:p>72042</text:p>
          </table:table-cell>
          <table:table-cell office:value-type="string" calcext:value-type="string">
            <text:p>Orange Brown (981)</text:p>
          </table:table-cell>
          <table:table-cell office:value-type="float" office:value="70981" calcext:value-type="float">
            <text:p>70981</text:p>
          </table:table-cell>
          <table:table-cell table:number-columns-repeated="2"/>
          <table:table-cell table:style-name="ce1" office:value-type="string" calcext:value-type="string">
            <text:p>Syhar Soil (24)</text:p>
          </table:table-cell>
          <table:table-cell table:style-name="ce1" office:value-type="string" calcext:value-type="string">
            <text:p>Chestnut Brown ** (9071)</text:p>
          </table:table-cell>
          <table:table-cell/>
          <table:table-cell table:style-name="ce1" office:value-type="string" calcext:value-type="string">
            <text:p>Rat Brown (119)</text:p>
          </table:table-cell>
          <table:table-cell table:style-name="ce1" office:value-type="float" office:value="843910" calcext:value-type="float">
            <text:p>843910</text:p>
          </table:table-cell>
          <table:table-cell table:number-columns-repeated="10"/>
        </table:table-row>
        <table:table-row table:style-name="ro9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Mournfang Brown</text:p>
          </table:table-cell>
          <table:table-cell table:style-name="ce1" office:value-type="string" calcext:value-type="string">
            <text:p>Bestial Brown</text:p>
          </table:table-cell>
          <table:table-cell table:style-name="ce1" office:value-type="string" calcext:value-type="string">
            <text:p>Beasty Brown (043)</text:p>
          </table:table-cell>
          <table:table-cell table:number-columns-repeated="2" table:style-name="ce1" office:value-type="float" office:value="72043" calcext:value-type="float">
            <text:p>72043</text:p>
          </table:table-cell>
          <table:table-cell office:value-type="string" calcext:value-type="string">
            <text:p>Flat Brown (984)</text:p>
          </table:table-cell>
          <table:table-cell office:value-type="float" office:value="70984" calcext:value-type="float">
            <text:p>70984</text:p>
          </table:table-cell>
          <table:table-cell table:style-name="ce1" office:value-type="string" calcext:value-type="string">
            <text:p>Burnt Umber (040)</text:p>
          </table:table-cell>
          <table:table-cell table:style-name="ce1" office:value-type="float" office:value="71040" calcext:value-type="float">
            <text:p>71040</text:p>
          </table:table-cell>
          <table:table-cell table:style-name="ce1" office:value-type="string" calcext:value-type="string">
            <text:p>Soil of Avagddu (22)</text:p>
          </table:table-cell>
          <table:table-cell table:style-name="ce1" office:value-type="string" calcext:value-type="string">
            <text:p>Intense Brown (9138)</text:p>
          </table:table-cell>
          <table:table-cell/>
          <table:table-cell table:style-name="ce1" office:value-type="string" calcext:value-type="string">
            <text:p>Hairy Brown (120)</text:p>
          </table:table-cell>
          <table:table-cell table:style-name="ce1" office:value-type="float" office:value="663300" calcext:value-type="float">
            <text:p>663300</text:p>
          </table:table-cell>
          <table:table-cell table:number-columns-repeated="10"/>
        </table:table-row>
        <table:table-row table:style-name="ro1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Doombull Brown</text:p>
          </table:table-cell>
          <table:table-cell table:style-name="ce1" office:value-type="string" calcext:value-type="string">
            <text:p>Dark Flesh</text:p>
          </table:table-cell>
          <table:table-cell table:style-name="ce1" office:value-type="string" calcext:value-type="string">
            <text:p>Dark Fleshtone (044)</text:p>
          </table:table-cell>
          <table:table-cell table:number-columns-repeated="2" table:style-name="ce1" office:value-type="float" office:value="72044" calcext:value-type="float">
            <text:p>72044</text:p>
          </table:table-cell>
          <table:table-cell office:value-type="string" calcext:value-type="string">
            <text:p>Mahogany Brown (846)</text:p>
          </table:table-cell>
          <table:table-cell office:value-type="float" office:value="70846" calcext:value-type="float">
            <text:p>70846</text:p>
          </table:table-cell>
          <table:table-cell table:number-columns-repeated="2"/>
          <table:table-cell table:style-name="ce1" office:value-type="string" calcext:value-type="string">
            <text:p>Beastly Flesh (21)</text:p>
          </table:table-cell>
          <table:table-cell table:style-name="ce1" office:value-type="string" calcext:value-type="string">
            <text:p>Chestnut Brown (9071)</text:p>
          </table:table-cell>
          <table:table-cell table:number-columns-repeated="2"/>
          <table:table-cell table:style-name="ce1" office:value-type="float" office:value="630808" calcext:value-type="float">
            <text:p>630808</text:p>
          </table:table-cell>
          <table:table-cell table:number-columns-repeated="10"/>
        </table:table-row>
        <table:table-row table:style-name="ro9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Rhinox Hide</text:p>
          </table:table-cell>
          <table:table-cell table:style-name="ce1" office:value-type="string" calcext:value-type="string">
            <text:p>Scorched Brown</text:p>
          </table:table-cell>
          <table:table-cell table:style-name="ce1" office:value-type="string" calcext:value-type="string">
            <text:p>Charred Brown (045)</text:p>
          </table:table-cell>
          <table:table-cell table:number-columns-repeated="2" table:style-name="ce1" office:value-type="float" office:value="72045" calcext:value-type="float">
            <text:p>72045</text:p>
          </table:table-cell>
          <table:table-cell office:value-type="string" calcext:value-type="string">
            <text:p>Hull Red (985)</text:p>
          </table:table-cell>
          <table:table-cell office:value-type="float" office:value="70985" calcext:value-type="float">
            <text:p>70985</text:p>
          </table:table-cell>
          <table:table-cell table:style-name="ce1" office:value-type="string" calcext:value-type="string">
            <text:p>Hull Red (039)</text:p>
          </table:table-cell>
          <table:table-cell table:style-name="ce1" office:value-type="float" office:value="71039" calcext:value-type="float">
            <text:p>71039</text:p>
          </table:table-cell>
          <table:table-cell table:style-name="ce1" office:value-type="string" calcext:value-type="string">
            <text:p>Dirty Leather (20)</text:p>
          </table:table-cell>
          <table:table-cell table:style-name="ce1" office:value-type="string" calcext:value-type="string">
            <text:p>Muddy Brown (9028)</text:p>
          </table:table-cell>
          <table:table-cell table:style-name="ce1" office:value-type="string" calcext:value-type="string">
            <text:p>Battlefield Brown **</text:p>
          </table:table-cell>
          <table:table-cell/>
          <table:table-cell table:style-name="ce1" office:value-type="float" office:value="390008" calcext:value-type="float">
            <text:p>390008</text:p>
          </table:table-cell>
          <table:table-cell table:number-columns-repeated="10"/>
        </table:table-row>
        <table:table-row table:style-name="ro10">
          <table:table-cell office:value-type="float" office:value="46" calcext:value-type="float">
            <text:p>46</text:p>
          </table:table-cell>
          <table:table-cell/>
          <table:table-cell table:style-name="ce1" office:value-type="string" calcext:value-type="string">
            <text:p>Ghostly Grey *</text:p>
          </table:table-cell>
          <table:table-cell table:style-name="ce1" office:value-type="string" calcext:value-type="string">
            <text:p>Ghost Grey (046)</text:p>
          </table:table-cell>
          <table:table-cell table:number-columns-repeated="2" table:style-name="ce1" office:value-type="float" office:value="72046" calcext:value-type="float">
            <text:p>72046</text:p>
          </table:table-cell>
          <table:table-cell office:value-type="string" calcext:value-type="string">
            <text:p>Flat Aluminum (993)</text:p>
          </table:table-cell>
          <table:table-cell office:value-type="float" office:value="70993" calcext:value-type="float">
            <text:p>70993</text:p>
          </table:table-cell>
          <table:table-cell table:number-columns-repeated="3"/>
          <table:table-cell table:style-name="ce1" office:value-type="string" calcext:value-type="string">
            <text:p>Ghost White (9063)</text:p>
          </table:table-cell>
          <table:table-cell table:number-columns-repeated="2"/>
          <table:table-cell table:style-name="ce1" office:value-type="string" calcext:value-type="string">
            <text:p>C3C6CD</text:p>
          </table:table-cell>
          <table:table-cell table:number-columns-repeated="10"/>
        </table:table-row>
        <table:table-row table:style-name="ro9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Fenrisian Grey</text:p>
          </table:table-cell>
          <table:table-cell table:style-name="ce1" office:value-type="string" calcext:value-type="string">
            <text:p>Space Wolves Grey</text:p>
          </table:table-cell>
          <table:table-cell table:style-name="ce1" office:value-type="string" calcext:value-type="string">
            <text:p>Wolf Grey (047)</text:p>
          </table:table-cell>
          <table:table-cell table:number-columns-repeated="2" table:style-name="ce1" office:value-type="float" office:value="72047" calcext:value-type="float">
            <text:p>72047</text:p>
          </table:table-cell>
          <table:table-cell office:value-type="string" calcext:value-type="string">
            <text:p>Pale Greyblue (907)</text:p>
          </table:table-cell>
          <table:table-cell office:value-type="float" office:value="70907" calcext:value-type="float">
            <text:p>70907</text:p>
          </table:table-cell>
          <table:table-cell table:style-name="ce1" office:value-type="string" calcext:value-type="string">
            <text:p>Pale Grey Blue (046)</text:p>
          </table:table-cell>
          <table:table-cell table:style-name="ce1" office:value-type="float" office:value="71046" calcext:value-type="float">
            <text:p>71046</text:p>
          </table:table-cell>
          <table:table-cell/>
          <table:table-cell table:style-name="ce1" office:value-type="string" calcext:value-type="string">
            <text:p>Snow Shadow (9021)</text:p>
          </table:table-cell>
          <table:table-cell/>
          <table:table-cell table:style-name="ce1" office:value-type="string" calcext:value-type="string">
            <text:p>Lupin Grey (151)</text:p>
          </table:table-cell>
          <table:table-cell table:style-name="ce1" office:value-type="string" calcext:value-type="string">
            <text:p>CEDEE7</text:p>
          </table:table-cell>
          <table:table-cell table:number-columns-repeated="10"/>
        </table:table-row>
        <table:table-row table:style-name="ro9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The Fang</text:p>
          </table:table-cell>
          <table:table-cell table:style-name="ce1" office:value-type="string" calcext:value-type="string">
            <text:p>Shadow Grey</text:p>
          </table:table-cell>
          <table:table-cell table:style-name="ce1" office:value-type="string" calcext:value-type="string">
            <text:p>Sombre Grey (048)</text:p>
          </table:table-cell>
          <table:table-cell table:number-columns-repeated="2" table:style-name="ce1" office:value-type="float" office:value="72048" calcext:value-type="float">
            <text:p>72048</text:p>
          </table:table-cell>
          <table:table-cell office:value-type="string" calcext:value-type="string">
            <text:p>Oxford Blue (807)</text:p>
          </table:table-cell>
          <table:table-cell office:value-type="float" office:value="70807" calcext:value-type="float">
            <text:p>70807</text:p>
          </table:table-cell>
          <table:table-cell table:number-columns-repeated="3"/>
          <table:table-cell table:style-name="ce1" office:value-type="string" calcext:value-type="string">
            <text:p>Twilight Blue (9020)</text:p>
          </table:table-cell>
          <table:table-cell/>
          <table:table-cell table:style-name="ce1" office:value-type="string" calcext:value-type="string">
            <text:p>Shadow Grey (150)</text:p>
          </table:table-cell>
          <table:table-cell table:number-columns-repeated="11"/>
        </table:table-row>
        <table:table-row table:style-name="ro9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Administratum Grey</text:p>
          </table:table-cell>
          <table:table-cell table:style-name="ce1" office:value-type="string" calcext:value-type="string">
            <text:p>Fortress Grey</text:p>
          </table:table-cell>
          <table:table-cell table:style-name="ce1" office:value-type="string" calcext:value-type="string">
            <text:p>Stonewall Grey (049)</text:p>
          </table:table-cell>
          <table:table-cell table:number-columns-repeated="2" table:style-name="ce1" office:value-type="float" office:value="72049" calcext:value-type="float">
            <text:p>72049</text:p>
          </table:table-cell>
          <table:table-cell office:value-type="string" calcext:value-type="string">
            <text:p>Pale Grey Blue (907)</text:p>
          </table:table-cell>
          <table:table-cell office:value-type="float" office:value="70907" calcext:value-type="float">
            <text:p>70907</text:p>
          </table:table-cell>
          <table:table-cell table:style-name="ce1" office:value-type="string" calcext:value-type="string">
            <text:p>Pale Grey Blue (046)</text:p>
          </table:table-cell>
          <table:table-cell table:style-name="ce1" office:value-type="float" office:value="71046" calcext:value-type="float">
            <text:p>71046</text:p>
          </table:table-cell>
          <table:table-cell table:style-name="ce1" office:value-type="string" calcext:value-type="string">
            <text:p>Sharp Gray (43)</text:p>
          </table:table-cell>
          <table:table-cell table:style-name="ce1" office:value-type="string" calcext:value-type="string">
            <text:p>Weathered Stone (9087)</text:p>
          </table:table-cell>
          <table:table-cell table:number-columns-repeated="2"/>
          <table:table-cell table:style-name="ce1" office:value-type="string" calcext:value-type="string">
            <text:p>B5B5B5</text:p>
          </table:table-cell>
          <table:table-cell table:number-columns-repeated="10"/>
        </table:table-row>
        <table:table-row table:style-name="ro9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Dawnstone</text:p>
          </table:table-cell>
          <table:table-cell table:style-name="ce1" office:value-type="string" calcext:value-type="string">
            <text:p>Codex Grey</text:p>
          </table:table-cell>
          <table:table-cell table:style-name="ce1" office:value-type="string" calcext:value-type="string">
            <text:p>Cold Grey (050)</text:p>
          </table:table-cell>
          <table:table-cell table:style-name="ce1" office:value-type="float" office:value="72050" calcext:value-type="float">
            <text:p>72050</text:p>
          </table:table-cell>
          <table:table-cell table:style-name="ce1" office:value-type="string" calcext:value-type="string">
            <text:p>72.05</text:p>
          </table:table-cell>
          <table:table-cell office:value-type="string" calcext:value-type="string">
            <text:p>Basalt Grey (869)</text:p>
          </table:table-cell>
          <table:table-cell office:value-type="float" office:value="70869" calcext:value-type="float">
            <text:p>70869</text:p>
          </table:table-cell>
          <table:table-cell table:style-name="ce1" office:value-type="string" calcext:value-type="string">
            <text:p>Base Grey (097)</text:p>
          </table:table-cell>
          <table:table-cell table:style-name="ce1" office:value-type="float" office:value="71097" calcext:value-type="float">
            <text:p>71097</text:p>
          </table:table-cell>
          <table:table-cell table:style-name="ce1" office:value-type="string" calcext:value-type="string">
            <text:p>Gray of Darkness (45)</text:p>
          </table:table-cell>
          <table:table-cell table:style-name="ce1" office:value-type="string" calcext:value-type="string">
            <text:p>Rainy Grey (9038)</text:p>
          </table:table-cell>
          <table:table-cell table:number-columns-repeated="2"/>
          <table:table-cell table:style-name="ce1" office:value-type="float" office:value="999999" calcext:value-type="float">
            <text:p>999999</text:p>
          </table:table-cell>
          <table:table-cell table:number-columns-repeated="10"/>
        </table:table-row>
        <table:table-row table:style-name="ro9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Abaddon Black</text:p>
          </table:table-cell>
          <table:table-cell table:style-name="ce1" office:value-type="string" calcext:value-type="string">
            <text:p>Chaos Black</text:p>
          </table:table-cell>
          <table:table-cell table:style-name="ce1" office:value-type="string" calcext:value-type="string">
            <text:p>Chaos Black / Black (051)</text:p>
          </table:table-cell>
          <table:table-cell table:number-columns-repeated="2" table:style-name="ce1" office:value-type="float" office:value="72051" calcext:value-type="float">
            <text:p>72051</text:p>
          </table:table-cell>
          <table:table-cell office:value-type="string" calcext:value-type="string">
            <text:p>Black (950)</text:p>
          </table:table-cell>
          <table:table-cell office:value-type="float" office:value="70950" calcext:value-type="float">
            <text:p>70950</text:p>
          </table:table-cell>
          <table:table-cell table:style-name="ce1" office:value-type="string" calcext:value-type="string">
            <text:p>Black (057)</text:p>
          </table:table-cell>
          <table:table-cell table:style-name="ce1" office:value-type="float" office:value="71057" calcext:value-type="float">
            <text:p>71057</text:p>
          </table:table-cell>
          <table:table-cell table:style-name="ce1" office:value-type="string" calcext:value-type="string">
            <text:p>Accursed Black (2)</text:p>
          </table:table-cell>
          <table:table-cell table:style-name="ce1" office:value-type="string" calcext:value-type="string">
            <text:p>Pure Black (9037)</text:p>
          </table:table-cell>
          <table:table-cell table:style-name="ce1" office:value-type="string" calcext:value-type="string">
            <text:p>Thamar Black</text:p>
          </table:table-cell>
          <table:table-cell table:style-name="ce1" office:value-type="string" calcext:value-type="string">
            <text:p>Black (102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Runefang Steel</text:p>
          </table:table-cell>
          <table:table-cell table:style-name="ce1" office:value-type="string" calcext:value-type="string">
            <text:p>Mithril Silver</text:p>
          </table:table-cell>
          <table:table-cell table:style-name="ce1" office:value-type="string" calcext:value-type="string">
            <text:p>Mithril Silver / Silver (052)</text:p>
          </table:table-cell>
          <table:table-cell table:number-columns-repeated="2" table:style-name="ce1" office:value-type="float" office:value="72052" calcext:value-type="float">
            <text:p>72052</text:p>
          </table:table-cell>
          <table:table-cell office:value-type="string" calcext:value-type="string">
            <text:p>Silver (997)</text:p>
          </table:table-cell>
          <table:table-cell office:value-type="float" office:value="70997" calcext:value-type="float">
            <text:p>70997</text:p>
          </table:table-cell>
          <table:table-cell table:style-name="ce1" office:value-type="string" calcext:value-type="string">
            <text:p>Chrome (064)</text:p>
          </table:table-cell>
          <table:table-cell table:style-name="ce1" office:value-type="float" office:value="71064" calcext:value-type="float">
            <text:p>71064</text:p>
          </table:table-cell>
          <table:table-cell table:style-name="ce1" office:value-type="string" calcext:value-type="string">
            <text:p>Polished Silver (49)</text:p>
          </table:table-cell>
          <table:table-cell table:style-name="ce1" office:value-type="string" calcext:value-type="string">
            <text:p>Polished Silver (9054)</text:p>
          </table:table-cell>
          <table:table-cell/>
          <table:table-cell table:style-name="ce1" office:value-type="string" calcext:value-type="string">
            <text:p>Enchanted Silver (106)</text:p>
          </table:table-cell>
          <table:table-cell table:style-name="ce1" office:value-type="string" calcext:value-type="string">
            <text:p>B5B5BD</text:p>
          </table:table-cell>
          <table:table-cell table:number-columns-repeated="10"/>
        </table:table-row>
        <table:table-row table:style-name="ro9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Ironbreaker</text:p>
          </table:table-cell>
          <table:table-cell table:style-name="ce1" office:value-type="string" calcext:value-type="string">
            <text:p>Chainmail</text:p>
          </table:table-cell>
          <table:table-cell table:style-name="ce1" office:value-type="string" calcext:value-type="string">
            <text:p>Chain Mail (053)</text:p>
          </table:table-cell>
          <table:table-cell table:number-columns-repeated="2" table:style-name="ce1" office:value-type="float" office:value="72053" calcext:value-type="float">
            <text:p>72053</text:p>
          </table:table-cell>
          <table:table-cell office:value-type="string" calcext:value-type="string">
            <text:p>Natural Steel (864)</text:p>
          </table:table-cell>
          <table:table-cell office:value-type="float" office:value="70864" calcext:value-type="float">
            <text:p>70864</text:p>
          </table:table-cell>
          <table:table-cell table:style-name="ce1" office:value-type="string" calcext:value-type="string">
            <text:p>Aluminum (062)</text:p>
          </table:table-cell>
          <table:table-cell table:style-name="ce1" office:value-type="float" office:value="71062" calcext:value-type="float">
            <text:p>71062</text:p>
          </table:table-cell>
          <table:table-cell/>
          <table:table-cell table:style-name="ce1" office:value-type="string" calcext:value-type="string">
            <text:p>Honed Steel (9053)</text:p>
          </table:table-cell>
          <table:table-cell/>
          <table:table-cell table:style-name="ce1" office:value-type="string" calcext:value-type="string">
            <text:p>Chainmail (109)</text:p>
          </table:table-cell>
          <table:table-cell table:style-name="ce1" office:value-type="string" calcext:value-type="string">
            <text:p>7B737B</text:p>
          </table:table-cell>
          <table:table-cell table:number-columns-repeated="10"/>
        </table:table-row>
        <table:table-row table:style-name="ro1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Leadbelcher</text:p>
          </table:table-cell>
          <table:table-cell table:style-name="ce1" office:value-type="string" calcext:value-type="string">
            <text:p>Boltgun Metal</text:p>
          </table:table-cell>
          <table:table-cell table:style-name="ce1" office:value-type="string" calcext:value-type="string">
            <text:p>Gunmetal / Gunmetal Metal (054)</text:p>
          </table:table-cell>
          <table:table-cell table:number-columns-repeated="2" table:style-name="ce1" office:value-type="float" office:value="72054" calcext:value-type="float">
            <text:p>72054</text:p>
          </table:table-cell>
          <table:table-cell office:value-type="string" calcext:value-type="string">
            <text:p>Gunmetal Grey (863)</text:p>
          </table:table-cell>
          <table:table-cell office:value-type="float" office:value="70863" calcext:value-type="float">
            <text:p>70863</text:p>
          </table:table-cell>
          <table:table-cell table:style-name="ce1" office:value-type="string" calcext:value-type="string">
            <text:p>Gun Metal (072)</text:p>
          </table:table-cell>
          <table:table-cell table:style-name="ce1" office:value-type="float" office:value="71072" calcext:value-type="float">
            <text:p>71072</text:p>
          </table:table-cell>
          <table:table-cell/>
          <table:table-cell table:style-name="ce1" office:value-type="string" calcext:value-type="string">
            <text:p>Shadowed Steel (9052)</text:p>
          </table:table-cell>
          <table:table-cell/>
          <table:table-cell table:style-name="ce1" office:value-type="string" calcext:value-type="string">
            <text:p>Gun Metal (142)</text:p>
          </table:table-cell>
          <table:table-cell table:style-name="ce1" office:value-type="float" office:value="393939" calcext:value-type="float">
            <text:p>393939</text:p>
          </table:table-cell>
          <table:table-cell table:number-columns-repeated="10"/>
        </table:table-row>
        <table:table-row table:style-name="ro9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Auric Armour Gold</text:p>
          </table:table-cell>
          <table:table-cell table:style-name="ce1" office:value-type="string" calcext:value-type="string">
            <text:p>Burnished Gold</text:p>
          </table:table-cell>
          <table:table-cell table:style-name="ce1" office:value-type="string" calcext:value-type="string">
            <text:p>Polished Gold (055)</text:p>
          </table:table-cell>
          <table:table-cell table:number-columns-repeated="2" table:style-name="ce1" office:value-type="float" office:value="72055" calcext:value-type="float">
            <text:p>72055</text:p>
          </table:table-cell>
          <table:table-cell office:value-type="string" calcext:value-type="string">
            <text:p>Gold (996)</text:p>
          </table:table-cell>
          <table:table-cell office:value-type="float" office:value="70996" calcext:value-type="float">
            <text:p>70996</text:p>
          </table:table-cell>
          <table:table-cell table:style-name="ce1" office:value-type="string" calcext:value-type="string">
            <text:p>Gold (066)</text:p>
          </table:table-cell>
          <table:table-cell table:style-name="ce1" office:value-type="float" office:value="71066" calcext:value-type="float">
            <text:p>71066</text:p>
          </table:table-cell>
          <table:table-cell/>
          <table:table-cell table:style-name="ce1" office:value-type="string" calcext:value-type="string">
            <text:p>New Gold (9051)</text:p>
          </table:table-cell>
          <table:table-cell table:style-name="ce1" office:value-type="string" calcext:value-type="string">
            <text:p>Brass Balls **</text:p>
          </table:table-cell>
          <table:table-cell/>
          <table:table-cell table:style-name="ce1" office:value-type="string" calcext:value-type="string">
            <text:p>E7BD42</text:p>
          </table:table-cell>
          <table:table-cell table:number-columns-repeated="10"/>
        </table:table-row>
        <table:table-row table:style-name="ro9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Gehenna's Gold</text:p>
          </table:table-cell>
          <table:table-cell table:style-name="ce1" office:value-type="string" calcext:value-type="string">
            <text:p>Shining Gold</text:p>
          </table:table-cell>
          <table:table-cell table:style-name="ce1" office:value-type="string" calcext:value-type="string">
            <text:p>Glorious Gold (056)</text:p>
          </table:table-cell>
          <table:table-cell table:number-columns-repeated="2" table:style-name="ce1" office:value-type="float" office:value="72056" calcext:value-type="float">
            <text:p>72056</text:p>
          </table:table-cell>
          <table:table-cell office:value-type="string" calcext:value-type="string">
            <text:p>Old Gold (878)</text:p>
          </table:table-cell>
          <table:table-cell office:value-type="float" office:value="70878" calcext:value-type="float">
            <text:p>70878</text:p>
          </table:table-cell>
          <table:table-cell table:number-columns-repeated="3"/>
          <table:table-cell table:style-name="ce1" office:value-type="string" calcext:value-type="string">
            <text:p>Antique Gold (9050)</text:p>
          </table:table-cell>
          <table:table-cell/>
          <table:table-cell table:style-name="ce1" office:value-type="string" calcext:value-type="string">
            <text:p>Bright Gold (107)</text:p>
          </table:table-cell>
          <table:table-cell table:style-name="ce1" office:value-type="string" calcext:value-type="string">
            <text:p>CCCC33</text:p>
          </table:table-cell>
          <table:table-cell table:number-columns-repeated="10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Hashut Copper</text:p>
          </table:table-cell>
          <table:table-cell table:style-name="ce1" office:value-type="string" calcext:value-type="string">
            <text:p>Dwarf Bronze</text:p>
          </table:table-cell>
          <table:table-cell table:style-name="ce1" office:value-type="string" calcext:value-type="string">
            <text:p>Bright Bronze (057)</text:p>
          </table:table-cell>
          <table:table-cell table:number-columns-repeated="2" table:style-name="ce1" office:value-type="float" office:value="72057" calcext:value-type="float">
            <text:p>72057</text:p>
          </table:table-cell>
          <table:table-cell office:value-type="string" calcext:value-type="string">
            <text:p>Bronze (998)</text:p>
          </table:table-cell>
          <table:table-cell office:value-type="float" office:value="70998" calcext:value-type="float">
            <text:p>70998</text:p>
          </table:table-cell>
          <table:table-cell table:number-columns-repeated="3"/>
          <table:table-cell table:style-name="ce1" office:value-type="string" calcext:value-type="string">
            <text:p>Ancient Bronze (9049)</text:p>
          </table:table-cell>
          <table:table-cell/>
          <table:table-cell table:style-name="ce1" office:value-type="string" calcext:value-type="string">
            <text:p>Dwarven Bronze (143)</text:p>
          </table:table-cell>
          <table:table-cell table:style-name="ce1" office:value-type="string" calcext:value-type="string">
            <text:p>9C5221</text:p>
          </table:table-cell>
          <table:table-cell table:number-columns-repeated="10"/>
        </table:table-row>
        <table:table-row table:style-name="ro11">
          <table:table-cell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Brazen Brass *</text:p>
          </table:table-cell>
          <table:table-cell table:style-name="ce1" office:value-type="string" calcext:value-type="string">
            <text:p>Brassy Brass (058)</text:p>
          </table:table-cell>
          <table:table-cell table:number-columns-repeated="2" table:style-name="ce1" office:value-type="float" office:value="72058" calcext:value-type="float">
            <text:p>72058</text:p>
          </table:table-cell>
          <table:table-cell office:value-type="string" calcext:value-type="string">
            <text:p>Brass (801)</text:p>
          </table:table-cell>
          <table:table-cell office:value-type="float" office:value="70801" calcext:value-type="float">
            <text:p>70801</text:p>
          </table:table-cell>
          <table:table-cell table:number-columns-repeated="3"/>
          <table:table-cell table:style-name="ce1" office:value-type="string" calcext:value-type="string">
            <text:p>Tarnished Brass ** (9198)</text:p>
          </table:table-cell>
          <table:table-cell/>
          <table:table-cell table:style-name="ce1" office:value-type="string" calcext:value-type="string">
            <text:p>Brass (131)</text:p>
          </table:table-cell>
          <table:table-cell table:style-name="ce1" office:value-type="string" calcext:value-type="string">
            <text:p>735A21</text:p>
          </table:table-cell>
          <table:table-cell table:number-columns-repeated="10"/>
        </table:table-row>
        <table:table-row table:style-name="ro10">
          <table:table-cell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Beaten Copper *</text:p>
          </table:table-cell>
          <table:table-cell table:style-name="ce1" office:value-type="string" calcext:value-type="string">
            <text:p>Hammered Copper (059)</text:p>
          </table:table-cell>
          <table:table-cell table:number-columns-repeated="2" table:style-name="ce1" office:value-type="float" office:value="72059" calcext:value-type="float">
            <text:p>72059</text:p>
          </table:table-cell>
          <table:table-cell office:value-type="string" calcext:value-type="string">
            <text:p>Copper (999)</text:p>
          </table:table-cell>
          <table:table-cell office:value-type="float" office:value="70999" calcext:value-type="float">
            <text:p>70999</text:p>
          </table:table-cell>
          <table:table-cell table:number-columns-repeated="3"/>
          <table:table-cell table:style-name="ce1" office:value-type="string" calcext:value-type="string">
            <text:p>Coppery Orange (9102)</text:p>
          </table:table-cell>
          <table:table-cell table:number-columns-repeated="2"/>
          <table:table-cell table:style-name="ce1" office:value-type="string" calcext:value-type="string">
            <text:p>73372D</text:p>
          </table:table-cell>
          <table:table-cell table:number-columns-repeated="10"/>
        </table:table-row>
        <table:table-row table:style-name="ro9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Warplock Bronze</text:p>
          </table:table-cell>
          <table:table-cell table:style-name="ce1" office:value-type="string" calcext:value-type="string">
            <text:p>Tin Bitz</text:p>
          </table:table-cell>
          <table:table-cell table:style-name="ce1" office:value-type="string" calcext:value-type="string">
            <text:p>Tinny Tin (060)</text:p>
          </table:table-cell>
          <table:table-cell table:style-name="ce1" office:value-type="float" office:value="72060" calcext:value-type="float">
            <text:p>72060</text:p>
          </table:table-cell>
          <table:table-cell table:style-name="ce1" office:value-type="string" calcext:value-type="string">
            <text:p>72.06</text:p>
          </table:table-cell>
          <table:table-cell table:style-name="ce2" table:number-columns-repeated="2"/>
          <table:table-cell table:number-columns-repeated="3"/>
          <table:table-cell table:style-name="ce1" office:value-type="string" calcext:value-type="string">
            <text:p>Scorched Metal (9125)</text:p>
          </table:table-cell>
          <table:table-cell/>
          <table:table-cell table:style-name="ce1" office:value-type="string" calcext:value-type="string">
            <text:p>Magic Metal (113)</text:p>
          </table:table-cell>
          <table:table-cell table:style-name="ce1" office:value-type="float" office:value="393121" calcext:value-type="float">
            <text:p>393121</text:p>
          </table:table-cell>
          <table:table-cell table:number-columns-repeated="10"/>
        </table:table-row>
        <table:table-row table:style-name="ro1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Karak Stone</text:p>
          </table:table-cell>
          <table:table-cell table:style-name="ce1" office:value-type="string" calcext:value-type="string">
            <text:p>Kommando Khaki</text:p>
          </table:table-cell>
          <table:table-cell table:style-name="ce1" office:value-type="string" calcext:value-type="string">
            <text:p>Khaki (061)</text:p>
          </table:table-cell>
          <table:table-cell table:number-columns-repeated="2" table:style-name="ce1" office:value-type="float" office:value="72061" calcext:value-type="float">
            <text:p>72061</text:p>
          </table:table-cell>
          <table:table-cell office:value-type="string" calcext:value-type="string">
            <text:p>German Cam. Beige WWII (821)</text:p>
          </table:table-cell>
          <table:table-cell office:value-type="float" office:value="70821" calcext:value-type="float">
            <text:p>70821</text:p>
          </table:table-cell>
          <table:table-cell table:style-name="ce1" office:value-type="string" calcext:value-type="string">
            <text:p>Hemp (023)</text:p>
          </table:table-cell>
          <table:table-cell table:style-name="ce1" office:value-type="float" office:value="71023" calcext:value-type="float">
            <text:p>71023</text:p>
          </table:table-cell>
          <table:table-cell/>
          <table:table-cell table:style-name="ce1" office:value-type="string" calcext:value-type="string">
            <text:p>Terran Khaki (9122)</text:p>
          </table:table-cell>
          <table:table-cell table:number-columns-repeated="2"/>
          <table:table-cell table:style-name="ce1" office:value-type="string" calcext:value-type="string">
            <text:p>9B8C7B</text:p>
          </table:table-cell>
          <table:table-cell table:number-columns-repeated="10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Steel Legion Drab</text:p>
          </table:table-cell>
          <table:table-cell table:style-name="ce1" office:value-type="string" calcext:value-type="string">
            <text:p>Graveyard Earth</text:p>
          </table:table-cell>
          <table:table-cell table:style-name="ce1" office:value-type="string" calcext:value-type="string">
            <text:p>Earth (062)</text:p>
          </table:table-cell>
          <table:table-cell table:number-columns-repeated="2" table:style-name="ce1" office:value-type="float" office:value="72062" calcext:value-type="float">
            <text:p>72062</text:p>
          </table:table-cell>
          <table:table-cell office:value-type="string" calcext:value-type="string">
            <text:p>English Uniform (921)</text:p>
          </table:table-cell>
          <table:table-cell office:value-type="float" office:value="70921" calcext:value-type="float">
            <text:p>70921</text:p>
          </table:table-cell>
          <table:table-cell table:number-columns-repeated="3"/>
          <table:table-cell table:style-name="ce1" office:value-type="string" calcext:value-type="string">
            <text:p>Uniform Brown (9127)</text:p>
          </table:table-cell>
          <table:table-cell table:number-columns-repeated="2"/>
          <table:table-cell table:style-name="ce1" office:value-type="float" office:value="655138" calcext:value-type="float">
            <text:p>655138</text:p>
          </table:table-cell>
          <table:table-cell table:number-columns-repeated="10"/>
        </table:table-row>
        <table:table-row table:style-name="ro9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Tallarn Sand</text:p>
          </table:table-cell>
          <table:table-cell table:style-name="ce1" office:value-type="string" calcext:value-type="string">
            <text:p>Desert Yellow</text:p>
          </table:table-cell>
          <table:table-cell table:style-name="ce1" office:value-type="string" calcext:value-type="string">
            <text:p>Desert Yellow (063)</text:p>
          </table:table-cell>
          <table:table-cell table:number-columns-repeated="2" table:style-name="ce1" office:value-type="float" office:value="72063" calcext:value-type="float">
            <text:p>72063</text:p>
          </table:table-cell>
          <table:table-cell office:value-type="string" calcext:value-type="string">
            <text:p>Dark Yellow (978)</text:p>
          </table:table-cell>
          <table:table-cell office:value-type="float" office:value="70978" calcext:value-type="float">
            <text:p>70978</text:p>
          </table:table-cell>
          <table:table-cell table:style-name="ce1" office:value-type="string" calcext:value-type="string">
            <text:p>Dark Yellow (025)</text:p>
          </table:table-cell>
          <table:table-cell table:style-name="ce1" office:value-type="float" office:value="71025" calcext:value-type="float">
            <text:p>71025</text:p>
          </table:table-cell>
          <table:table-cell/>
          <table:table-cell table:style-name="ce1" office:value-type="string" calcext:value-type="string">
            <text:p>Faded Khaki (9129)</text:p>
          </table:table-cell>
          <table:table-cell table:number-columns-repeated="2"/>
          <table:table-cell table:style-name="ce1" office:value-type="string" calcext:value-type="string">
            <text:p>9C8855</text:p>
          </table:table-cell>
          <table:table-cell table:number-columns-repeated="10"/>
        </table:table-row>
        <table:table-row table:style-name="ro9"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Terracotta*</text:p>
          </table:table-cell>
          <table:table-cell table:style-name="ce1" office:value-type="string" calcext:value-type="string">
            <text:p>Terracotta (065)</text:p>
          </table:table-cell>
          <table:table-cell table:number-columns-repeated="2" table:style-name="ce1" office:value-type="float" office:value="72065" calcext:value-type="float">
            <text:p>72065</text:p>
          </table:table-cell>
          <table:table-cell table:style-name="ce2" table:number-columns-repeated="2"/>
          <table:table-cell table:number-columns-repeated="3"/>
          <table:table-cell table:style-name="ce1" office:value-type="string" calcext:value-type="string">
            <text:p>Clotted Red (9134)</text:p>
          </table:table-cell>
          <table:table-cell table:number-columns-repeated="2"/>
          <table:table-cell table:style-name="ce1" office:value-type="float" office:value="793721" calcext:value-type="float">
            <text:p>793721</text:p>
          </table:table-cell>
          <table:table-cell table:number-columns-repeated="10"/>
        </table:table-row>
        <table:table-row table:style-name="ro9">
          <table:table-cell office:value-type="float" office:value="65" calcext:value-type="float">
            <text:p>65</text:p>
          </table:table-cell>
          <table:table-cell/>
          <table:table-cell table:style-name="ce1" office:value-type="string" calcext:value-type="string">
            <text:p>Tanned Flesh *</text:p>
          </table:table-cell>
          <table:table-cell table:style-name="ce1" office:value-type="string" calcext:value-type="string">
            <text:p>Tan (066)</text:p>
          </table:table-cell>
          <table:table-cell table:number-columns-repeated="2" table:style-name="ce1" office:value-type="float" office:value="72066" calcext:value-type="float">
            <text:p>72066</text:p>
          </table:table-cell>
          <table:table-cell table:style-name="ce2" table:number-columns-repeated="2"/>
          <table:table-cell table:number-columns-repeated="3"/>
          <table:table-cell table:style-name="ce1" office:value-type="string" calcext:value-type="string">
            <text:p>Antique Rose (9139)</text:p>
          </table:table-cell>
          <table:table-cell table:number-columns-repeated="2"/>
          <table:table-cell table:style-name="ce1" office:value-type="string" calcext:value-type="string">
            <text:p>A95C3E</text:p>
          </table:table-cell>
          <table:table-cell table:number-columns-repeated="10"/>
        </table:table-row>
        <table:table-row table:style-name="ro9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Castellan Green</text:p>
          </table:table-cell>
          <table:table-cell table:style-name="ce1" office:value-type="string" calcext:value-type="string">
            <text:p>Catachan Green</text:p>
          </table:table-cell>
          <table:table-cell table:style-name="ce1" office:value-type="string" calcext:value-type="string">
            <text:p>Cayman Green (067)</text:p>
          </table:table-cell>
          <table:table-cell table:number-columns-repeated="2" table:style-name="ce1" office:value-type="float" office:value="72067" calcext:value-type="float">
            <text:p>72067</text:p>
          </table:table-cell>
          <table:table-cell office:value-type="string" calcext:value-type="string">
            <text:p>Olive Grey (888)</text:p>
          </table:table-cell>
          <table:table-cell office:value-type="float" office:value="70889" calcext:value-type="float">
            <text:p>70889</text:p>
          </table:table-cell>
          <table:table-cell table:style-name="ce1" office:value-type="string" calcext:value-type="string">
            <text:p>Olive Grey (015)</text:p>
          </table:table-cell>
          <table:table-cell table:style-name="ce1" office:value-type="float" office:value="71015" calcext:value-type="float">
            <text:p>71015</text:p>
          </table:table-cell>
          <table:table-cell/>
          <table:table-cell table:style-name="ce1" office:value-type="string" calcext:value-type="string">
            <text:p>Muddy Olive (9034)</text:p>
          </table:table-cell>
          <table:table-cell table:number-columns-repeated="2"/>
          <table:table-cell table:style-name="ce1" office:value-type="float" office:value="455440" calcext:value-type="float">
            <text:p>455440</text:p>
          </table:table-cell>
          <table:table-cell table:number-columns-repeated="10"/>
        </table:table-row>
        <table:table-row table:style-name="ro9">
          <table:table-cell office:value-type="float" office:value="67" calcext:value-type="float">
            <text:p>67</text:p>
          </table:table-cell>
          <table:table-cell/>
          <table:table-cell table:style-name="ce1" office:value-type="string" calcext:value-type="string">
            <text:p>Purple Ink *</text:p>
          </table:table-cell>
          <table:table-cell table:style-name="ce1" office:value-type="string" calcext:value-type="string">
            <text:p>Violet Ink (087)</text:p>
          </table:table-cell>
          <table:table-cell table:number-columns-repeated="2" table:style-name="ce1" office:value-type="float" office:value="72087" calcext:value-type="float">
            <text:p>72087</text:p>
          </table:table-cell>
          <table:table-cell table:style-name="ce2" table:number-columns-repeated="2"/>
          <table:table-cell table:number-columns-repeated="6"/>
          <table:table-cell table:style-name="ce1" office:value-type="string" calcext:value-type="string">
            <text:p>513D3C</text:p>
          </table:table-cell>
          <table:table-cell table:number-columns-repeated="10"/>
        </table:table-row>
        <table:table-row table:style-name="ro9">
          <table:table-cell office:value-type="float" office:value="68" calcext:value-type="float">
            <text:p>68</text:p>
          </table:table-cell>
          <table:table-cell/>
          <table:table-cell table:style-name="ce1" office:value-type="string" calcext:value-type="string">
            <text:p>Dark Green Ink *</text:p>
          </table:table-cell>
          <table:table-cell table:style-name="ce1" office:value-type="string" calcext:value-type="string">
            <text:p>Green Ink (089)</text:p>
          </table:table-cell>
          <table:table-cell table:number-columns-repeated="2" table:style-name="ce1" office:value-type="float" office:value="72089" calcext:value-type="float">
            <text:p>72089</text:p>
          </table:table-cell>
          <table:table-cell table:style-name="ce2" table:number-columns-repeated="2"/>
          <table:table-cell table:number-columns-repeated="6"/>
          <table:table-cell table:style-name="ce1" office:value-type="float" office:value="108473" calcext:value-type="float">
            <text:p>108473</text:p>
          </table:table-cell>
          <table:table-cell table:number-columns-repeated="10"/>
        </table:table-row>
        <table:table-row table:style-name="ro9">
          <table:table-cell office:value-type="float" office:value="69" calcext:value-type="float">
            <text:p>69</text:p>
          </table:table-cell>
          <table:table-cell/>
          <table:table-cell table:style-name="ce1" office:value-type="string" calcext:value-type="string">
            <text:p>Black Ink *</text:p>
          </table:table-cell>
          <table:table-cell table:style-name="ce1" office:value-type="string" calcext:value-type="string">
            <text:p>Black Ink (094)</text:p>
          </table:table-cell>
          <table:table-cell table:number-columns-repeated="2" table:style-name="ce1" office:value-type="float" office:value="72094" calcext:value-type="float">
            <text:p>72094</text:p>
          </table:table-cell>
          <table:table-cell table:style-name="ce2" table:number-columns-repeated="2"/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9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Lothern Blue</text:p>
          </table:table-cell>
          <table:table-cell table:style-name="ce1" office:value-type="string" calcext:value-type="string">
            <text:p>Ice Blue</text:p>
          </table:table-cell>
          <table:table-cell table:style-name="ce1" office:value-type="string" calcext:value-type="string">
            <text:p>Ice Blue (095)</text:p>
          </table:table-cell>
          <table:table-cell table:number-columns-repeated="2" table:style-name="ce1" office:value-type="float" office:value="72095" calcext:value-type="float">
            <text:p>72095</text:p>
          </table:table-cell>
          <table:table-cell office:value-type="string" calcext:value-type="string">
            <text:p>Azure Blue (902)</text:p>
          </table:table-cell>
          <table:table-cell office:value-type="float" office:value="70902" calcext:value-type="float">
            <text:p>70902</text:p>
          </table:table-cell>
          <table:table-cell table:style-name="ce1" office:value-type="string" calcext:value-type="string">
            <text:p>UK Azure (108)</text:p>
          </table:table-cell>
          <table:table-cell table:style-name="ce1" office:value-type="float" office:value="71108" calcext:value-type="float">
            <text:p>71108</text:p>
          </table:table-cell>
          <table:table-cell table:style-name="ce1" office:value-type="string" calcext:value-type="string">
            <text:p>Glacier Blue (9)</text:p>
          </table:table-cell>
          <table:table-cell table:number-columns-repeated="3"/>
          <table:table-cell table:style-name="ce1" office:value-type="string" calcext:value-type="string">
            <text:p>6B9CCE</text:p>
          </table:table-cell>
          <table:table-cell table:number-columns-repeated="10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Cadian Fleshtone</text:p>
          </table:table-cell>
          <table:table-cell table:style-name="ce1" office:value-type="string" calcext:value-type="string">
            <text:p>Tallarn Flesh</text:p>
          </table:table-cell>
          <table:table-cell table:style-name="ce1" office:value-type="string" calcext:value-type="string">
            <text:p>Heavy Skintone (140)</text:p>
          </table:table-cell>
          <table:table-cell table:style-name="ce1" office:value-type="float" office:value="72140" calcext:value-type="float">
            <text:p>72140</text:p>
          </table:table-cell>
          <table:table-cell table:style-name="ce1" office:value-type="string" calcext:value-type="string">
            <text:p>72.14</text:p>
          </table:table-cell>
          <table:table-cell office:value-type="string" calcext:value-type="string">
            <text:p>Brown Sand (876)</text:p>
          </table:table-cell>
          <table:table-cell office:value-type="float" office:value="70876" calcext:value-type="float">
            <text:p>70876</text:p>
          </table:table-cell>
          <table:table-cell table:number-columns-repeated="3"/>
          <table:table-cell table:style-name="ce1" office:value-type="string" calcext:value-type="string">
            <text:p>Leather Brown (9030)</text:p>
          </table:table-cell>
          <table:table-cell table:number-columns-repeated="2"/>
          <table:table-cell table:style-name="ce1" office:value-type="string" calcext:value-type="string">
            <text:p>8D736C</text:p>
          </table:table-cell>
          <table:table-cell table:number-columns-repeated="10"/>
        </table:table-row>
        <table:table-row table:style-name="ro9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Mephiston Red</text:p>
          </table:table-cell>
          <table:table-cell table:style-name="ce1" office:value-type="string" calcext:value-type="string">
            <text:p>Mechrite Red</text:p>
          </table:table-cell>
          <table:table-cell table:style-name="ce1" office:value-type="string" calcext:value-type="string">
            <text:p>Heavy Red (141)</text:p>
          </table:table-cell>
          <table:table-cell table:number-columns-repeated="2" table:style-name="ce1" office:value-type="float" office:value="72141" calcext:value-type="float">
            <text:p>72141</text:p>
          </table:table-cell>
          <table:table-cell office:value-type="string" calcext:value-type="string">
            <text:p>Red (926)</text:p>
          </table:table-cell>
          <table:table-cell office:value-type="float" office:value="70926" calcext:value-type="float">
            <text:p>70926</text:p>
          </table:table-cell>
          <table:table-cell table:number-columns-repeated="3"/>
          <table:table-cell table:style-name="ce1" office:value-type="string" calcext:value-type="string">
            <text:p>Clotted Red (9134)</text:p>
          </table:table-cell>
          <table:table-cell table:number-columns-repeated="2"/>
          <table:table-cell table:style-name="ce1" office:value-type="float" office:value="793638" calcext:value-type="float">
            <text:p>793638</text:p>
          </table:table-cell>
          <table:table-cell table:number-columns-repeated="10"/>
        </table:table-row>
        <table:table-row table:style-name="ro9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Daemonette Hide</text:p>
          </table:table-cell>
          <table:table-cell table:style-name="ce1" office:value-type="string" calcext:value-type="string">
            <text:p>Hormagaunt Purple</text:p>
          </table:table-cell>
          <table:table-cell table:style-name="ce1" office:value-type="string" calcext:value-type="string">
            <text:p>Heavy Violet (142)</text:p>
          </table:table-cell>
          <table:table-cell table:number-columns-repeated="2" table:style-name="ce1" office:value-type="float" office:value="72142" calcext:value-type="float">
            <text:p>72142</text:p>
          </table:table-cell>
          <table:table-cell office:value-type="string" calcext:value-type="string">
            <text:p>Violet (960)</text:p>
          </table:table-cell>
          <table:table-cell office:value-type="float" office:value="70960" calcext:value-type="float">
            <text:p>70960</text:p>
          </table:table-cell>
          <table:table-cell table:number-columns-repeated="3"/>
          <table:table-cell table:style-name="ce1" office:value-type="string" calcext:value-type="string">
            <text:p>Nightshade Purple (9022)</text:p>
          </table:table-cell>
          <table:table-cell table:number-columns-repeated="2"/>
          <table:table-cell table:style-name="ce1" office:value-type="string" calcext:value-type="string">
            <text:p>4F566C</text:p>
          </table:table-cell>
          <table:table-cell table:number-columns-repeated="10"/>
        </table:table-row>
        <table:table-row table:style-name="ro9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Macragge Blue</text:p>
          </table:table-cell>
          <table:table-cell table:style-name="ce1" office:value-type="string" calcext:value-type="string">
            <text:p>Mordian Blue</text:p>
          </table:table-cell>
          <table:table-cell table:style-name="ce1" office:value-type="string" calcext:value-type="string">
            <text:p>Heavy Blue (143)</text:p>
          </table:table-cell>
          <table:table-cell table:number-columns-repeated="2" table:style-name="ce1" office:value-type="float" office:value="72143" calcext:value-type="float">
            <text:p>72143</text:p>
          </table:table-cell>
          <table:table-cell office:value-type="string" calcext:value-type="string">
            <text:p>Prussian Blue (965)</text:p>
          </table:table-cell>
          <table:table-cell office:value-type="float" office:value="70965" calcext:value-type="float">
            <text:p>70965</text:p>
          </table:table-cell>
          <table:table-cell table:number-columns-repeated="3"/>
          <table:table-cell table:style-name="ce1" office:value-type="string" calcext:value-type="string">
            <text:p>Breonne Blue (9055)</text:p>
          </table:table-cell>
          <table:table-cell table:number-columns-repeated="2"/>
          <table:table-cell table:style-name="ce1" office:value-type="string" calcext:value-type="string">
            <text:p>2D567C</text:p>
          </table:table-cell>
          <table:table-cell table:number-columns-repeated="10"/>
        </table:table-row>
        <table:table-row table:style-name="ro10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Celestra Grey</text:p>
          </table:table-cell>
          <table:table-cell table:style-name="ce1" office:value-type="string" calcext:value-type="string">
            <text:p>Astronomicon Grey</text:p>
          </table:table-cell>
          <table:table-cell table:style-name="ce1" office:value-type="string" calcext:value-type="string">
            <text:p>Heavy Bluegrey (144)</text:p>
          </table:table-cell>
          <table:table-cell table:number-columns-repeated="2" table:style-name="ce1" office:value-type="float" office:value="72144" calcext:value-type="float">
            <text:p>72144</text:p>
          </table:table-cell>
          <table:table-cell office:value-type="string" calcext:value-type="string">
            <text:p>Pale Blue Grey (905)</text:p>
          </table:table-cell>
          <table:table-cell office:value-type="float" office:value="70905" calcext:value-type="float">
            <text:p>70905</text:p>
          </table:table-cell>
          <table:table-cell table:number-columns-repeated="3"/>
          <table:table-cell table:style-name="ce1" office:value-type="string" calcext:value-type="string">
            <text:p>Weathered Stone (9087)</text:p>
          </table:table-cell>
          <table:table-cell table:number-columns-repeated="2"/>
          <table:table-cell table:style-name="ce1" office:value-type="string" calcext:value-type="string">
            <text:p>96A5A9</text:p>
          </table:table-cell>
          <table:table-cell table:number-columns-repeated="10"/>
        </table:table-row>
        <table:table-row table:style-name="ro10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Mechanicus Standard Grey</text:p>
          </table:table-cell>
          <table:table-cell table:style-name="ce1" office:value-type="string" calcext:value-type="string">
            <text:p>Adeptus Battlegrey</text:p>
          </table:table-cell>
          <table:table-cell table:style-name="ce1" office:value-type="string" calcext:value-type="string">
            <text:p>Heavy Grey (145)</text:p>
          </table:table-cell>
          <table:table-cell table:number-columns-repeated="2" table:style-name="ce1" office:value-type="float" office:value="72145" calcext:value-type="float">
            <text:p>72145</text:p>
          </table:table-cell>
          <table:table-cell office:value-type="string" calcext:value-type="string">
            <text:p>Russian Uniform (924)</text:p>
          </table:table-cell>
          <table:table-cell office:value-type="float" office:value="70924" calcext:value-type="float">
            <text:p>70924</text:p>
          </table:table-cell>
          <table:table-cell table:number-columns-repeated="3"/>
          <table:table-cell table:style-name="ce1" office:value-type="string" calcext:value-type="string">
            <text:p>Military Green (9176)</text:p>
          </table:table-cell>
          <table:table-cell table:number-columns-repeated="2"/>
          <table:table-cell table:style-name="ce1" office:value-type="string" calcext:value-type="string">
            <text:p>7C8286</text:p>
          </table:table-cell>
          <table:table-cell table:number-columns-repeated="10"/>
        </table:table-row>
        <table:table-row table:style-name="ro9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Loren Forest</text:p>
          </table:table-cell>
          <table:table-cell table:style-name="ce1" office:value-type="string" calcext:value-type="string">
            <text:p>Knarloc Green</text:p>
          </table:table-cell>
          <table:table-cell table:style-name="ce1" office:value-type="string" calcext:value-type="string">
            <text:p>Heavy Green (146)</text:p>
          </table:table-cell>
          <table:table-cell table:number-columns-repeated="2" table:style-name="ce1" office:value-type="float" office:value="72146" calcext:value-type="float">
            <text:p>72146</text:p>
          </table:table-cell>
          <table:table-cell office:value-type="string" calcext:value-type="string">
            <text:p>Luftwaffe Ca. Green (823)</text:p>
          </table:table-cell>
          <table:table-cell office:value-type="float" office:value="70823" calcext:value-type="float">
            <text:p>70823</text:p>
          </table:table-cell>
          <table:table-cell table:style-name="ce1" office:value-type="string" calcext:value-type="string">
            <text:p>Field Green (093)</text:p>
          </table:table-cell>
          <table:table-cell table:style-name="ce1" office:value-type="float" office:value="71093" calcext:value-type="float">
            <text:p>71093</text:p>
          </table:table-cell>
          <table:table-cell/>
          <table:table-cell table:style-name="ce1" office:value-type="string" calcext:value-type="string">
            <text:p>Olive Drab (9158)</text:p>
          </table:table-cell>
          <table:table-cell table:number-columns-repeated="2"/>
          <table:table-cell table:style-name="ce1" office:value-type="string" calcext:value-type="string">
            <text:p>434F38</text:p>
          </table:table-cell>
          <table:table-cell table:number-columns-repeated="10"/>
        </table:table-row>
        <table:table-row table:style-name="ro1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Caliban Green</text:p>
          </table:table-cell>
          <table:table-cell table:style-name="ce1" office:value-type="string" calcext:value-type="string">
            <text:p>Orkhide Shade</text:p>
          </table:table-cell>
          <table:table-cell table:style-name="ce1" office:value-type="string" calcext:value-type="string">
            <text:p>Heavy Blackgreen (147)</text:p>
          </table:table-cell>
          <table:table-cell table:number-columns-repeated="2" table:style-name="ce1" office:value-type="float" office:value="72147" calcext:value-type="float">
            <text:p>72147</text:p>
          </table:table-cell>
          <table:table-cell office:value-type="string" calcext:value-type="string">
            <text:p>Black Green (980)</text:p>
          </table:table-cell>
          <table:table-cell office:value-type="float" office:value="70980" calcext:value-type="float">
            <text:p>70980</text:p>
          </table:table-cell>
          <table:table-cell table:number-columns-repeated="3"/>
          <table:table-cell table:style-name="ce1" office:value-type="string" calcext:value-type="string">
            <text:p>Jungle Moss (9082)</text:p>
          </table:table-cell>
          <table:table-cell table:number-columns-repeated="2"/>
          <table:table-cell table:style-name="ce1" office:value-type="string" calcext:value-type="string">
            <text:p>3.84E+51</text:p>
          </table:table-cell>
          <table:table-cell table:number-columns-repeated="10"/>
        </table:table-row>
        <table:table-row table:style-name="ro1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Rakarth Flesh</text:p>
          </table:table-cell>
          <table:table-cell table:style-name="ce1" office:value-type="string" calcext:value-type="string">
            <text:p>Dheneb Stone</text:p>
          </table:table-cell>
          <table:table-cell table:style-name="ce1" office:value-type="string" calcext:value-type="string">
            <text:p>Heavy Warmgrey **(148)</text:p>
          </table:table-cell>
          <table:table-cell table:number-columns-repeated="2" table:style-name="ce1" office:value-type="float" office:value="72148" calcext:value-type="float">
            <text:p>72148</text:p>
          </table:table-cell>
          <table:table-cell table:style-name="ce2" table:number-columns-repeated="2"/>
          <table:table-cell table:number-columns-repeated="3"/>
          <table:table-cell table:style-name="ce1" office:value-type="string" calcext:value-type="string">
            <text:p>Ruddy Leather (9109)</text:p>
          </table:table-cell>
          <table:table-cell table:number-columns-repeated="2"/>
          <table:table-cell table:style-name="ce1" office:value-type="string" calcext:value-type="string">
            <text:p>B9ADA1</text:p>
          </table:table-cell>
          <table:table-cell table:number-columns-repeated="10"/>
        </table:table-row>
        <table:table-row table:style-name="ro9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Deathworld Forest</text:p>
          </table:table-cell>
          <table:table-cell table:style-name="ce1" office:value-type="string" calcext:value-type="string">
            <text:p>Gretchin Green</text:p>
          </table:table-cell>
          <table:table-cell table:style-name="ce1" office:value-type="string" calcext:value-type="string">
            <text:p>Heavy Khaki (149)</text:p>
          </table:table-cell>
          <table:table-cell table:number-columns-repeated="2" table:style-name="ce1" office:value-type="float" office:value="72149" calcext:value-type="float">
            <text:p>72149</text:p>
          </table:table-cell>
          <table:table-cell office:value-type="string" calcext:value-type="string">
            <text:p>Middlestone (882)</text:p>
          </table:table-cell>
          <table:table-cell office:value-type="float" office:value="70882" calcext:value-type="float">
            <text:p>70882</text:p>
          </table:table-cell>
          <table:table-cell table:number-columns-repeated="6"/>
          <table:table-cell table:style-name="ce1" office:value-type="string" calcext:value-type="string">
            <text:p>6A6445</text:p>
          </table:table-cell>
          <table:table-cell table:number-columns-repeated="10"/>
        </table:table-row>
        <table:table-row table:style-name="ro1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Balor Brown</text:p>
          </table:table-cell>
          <table:table-cell table:style-name="ce1" office:value-type="string" calcext:value-type="string">
            <text:p>Tausept Ochre</text:p>
          </table:table-cell>
          <table:table-cell table:style-name="ce1" office:value-type="string" calcext:value-type="string">
            <text:p>Heavy Ochre (150)</text:p>
          </table:table-cell>
          <table:table-cell table:style-name="ce1" office:value-type="float" office:value="72150" calcext:value-type="float">
            <text:p>72150</text:p>
          </table:table-cell>
          <table:table-cell table:style-name="ce1" office:value-type="string" calcext:value-type="string">
            <text:p>72.15</text:p>
          </table:table-cell>
          <table:table-cell office:value-type="string" calcext:value-type="string">
            <text:p>Ochre Brown (856)</text:p>
          </table:table-cell>
          <table:table-cell office:value-type="float" office:value="70856" calcext:value-type="float">
            <text:p>70856</text:p>
          </table:table-cell>
          <table:table-cell table:number-columns-repeated="3"/>
          <table:table-cell table:style-name="ce1" office:value-type="string" calcext:value-type="string">
            <text:p>Half Orc Highlight (9204)</text:p>
          </table:table-cell>
          <table:table-cell table:number-columns-repeated="2"/>
          <table:table-cell table:style-name="ce1" office:value-type="string" calcext:value-type="string">
            <text:p>976F3C</text:p>
          </table:table-cell>
          <table:table-cell table:number-columns-repeated="10"/>
        </table:table-row>
        <table:table-row table:style-name="ro1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Averland Sunset</text:p>
          </table:table-cell>
          <table:table-cell table:style-name="ce1" office:value-type="string" calcext:value-type="string">
            <text:p>Iyanden Darksun</text:p>
          </table:table-cell>
          <table:table-cell table:style-name="ce1" office:value-type="string" calcext:value-type="string">
            <text:p>Heavy Goldbrown (151)</text:p>
          </table:table-cell>
          <table:table-cell table:number-columns-repeated="2" table:style-name="ce1" office:value-type="float" office:value="72151" calcext:value-type="float">
            <text:p>72151</text:p>
          </table:table-cell>
          <table:table-cell office:value-type="string" calcext:value-type="string">
            <text:p>Goldbrown (877)</text:p>
          </table:table-cell>
          <table:table-cell office:value-type="float" office:value="70877" calcext:value-type="float">
            <text:p>70877</text:p>
          </table:table-cell>
          <table:table-cell table:style-name="ce1" office:value-type="string" calcext:value-type="string">
            <text:p>Golden Brown (032)</text:p>
          </table:table-cell>
          <table:table-cell table:style-name="ce1" office:value-type="float" office:value="71032" calcext:value-type="float">
            <text:p>71032</text:p>
          </table:table-cell>
          <table:table-cell/>
          <table:table-cell table:style-name="ce1" office:value-type="string" calcext:value-type="string">
            <text:p>Green Ochre (9128)</text:p>
          </table:table-cell>
          <table:table-cell table:number-columns-repeated="2"/>
          <table:table-cell table:style-name="ce1" office:value-type="string" calcext:value-type="string">
            <text:p>9C8A53</text:p>
          </table:table-cell>
          <table:table-cell table:number-columns-repeated="10"/>
        </table:table-row>
        <table:table-row table:style-name="ro9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Jokaero Orange</text:p>
          </table:table-cell>
          <table:table-cell table:style-name="ce1" office:value-type="string" calcext:value-type="string">
            <text:p>Macharius Solar Orange</text:p>
          </table:table-cell>
          <table:table-cell table:style-name="ce1" office:value-type="string" calcext:value-type="string">
            <text:p>Heavy Orange (152)</text:p>
          </table:table-cell>
          <table:table-cell table:number-columns-repeated="2" table:style-name="ce1" office:value-type="float" office:value="72152" calcext:value-type="float">
            <text:p>72152</text:p>
          </table:table-cell>
          <table:table-cell office:value-type="string" calcext:value-type="string">
            <text:p>German Orange (805)</text:p>
          </table:table-cell>
          <table:table-cell office:value-type="float" office:value="70805" calcext:value-type="float">
            <text:p>70805</text:p>
          </table:table-cell>
          <table:table-cell table:number-columns-repeated="3"/>
          <table:table-cell table:style-name="ce1" office:value-type="string" calcext:value-type="string">
            <text:p>Phoenix Red (9005)</text:p>
          </table:table-cell>
          <table:table-cell table:number-columns-repeated="2"/>
          <table:table-cell table:style-name="ce1" office:value-type="string" calcext:value-type="string">
            <text:p>A4593D</text:p>
          </table:table-cell>
          <table:table-cell table:number-columns-repeated="10"/>
        </table:table-row>
        <table:table-row table:style-name="ro9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Baneblade Brown</text:p>
          </table:table-cell>
          <table:table-cell table:style-name="ce1" office:value-type="string" calcext:value-type="string">
            <text:p>Khemri Brown</text:p>
          </table:table-cell>
          <table:table-cell table:style-name="ce1" office:value-type="string" calcext:value-type="string">
            <text:p>Heavy Brown (153)</text:p>
          </table:table-cell>
          <table:table-cell table:number-columns-repeated="2" table:style-name="ce1" office:value-type="float" office:value="72153" calcext:value-type="float">
            <text:p>72153</text:p>
          </table:table-cell>
          <table:table-cell office:value-type="string" calcext:value-type="string">
            <text:p>Us Field Drab (873)</text:p>
          </table:table-cell>
          <table:table-cell office:value-type="float" office:value="70873" calcext:value-type="float">
            <text:p>70873</text:p>
          </table:table-cell>
          <table:table-cell table:style-name="ce1" office:value-type="string" calcext:value-type="string">
            <text:p>Dark Earth (029)</text:p>
          </table:table-cell>
          <table:table-cell table:style-name="ce1" office:value-type="float" office:value="71029" calcext:value-type="float">
            <text:p>71029</text:p>
          </table:table-cell>
          <table:table-cell/>
          <table:table-cell table:style-name="ce1" office:value-type="string" calcext:value-type="string">
            <text:p>Woodstain Brown (9160)</text:p>
          </table:table-cell>
          <table:table-cell table:number-columns-repeated="2"/>
          <table:table-cell table:style-name="ce1" office:value-type="float" office:value="7.05E+052" calcext:value-type="float">
            <text:p>70500000000000000000000000000000000000000000000000000</text:p>
          </table:table-cell>
          <table:table-cell table:number-columns-repeated="10"/>
        </table:table-row>
        <table:table-row table:style-name="ro1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Mournfang Brown</text:p>
          </table:table-cell>
          <table:table-cell table:style-name="ce1" office:value-type="string" calcext:value-type="string">
            <text:p>Calthan Brown</text:p>
          </table:table-cell>
          <table:table-cell table:style-name="ce1" office:value-type="string" calcext:value-type="string">
            <text:p>Heavy Siena (154)</text:p>
          </table:table-cell>
          <table:table-cell table:number-columns-repeated="2" table:style-name="ce1" office:value-type="float" office:value="72154" calcext:value-type="float">
            <text:p>72154</text:p>
          </table:table-cell>
          <table:table-cell office:value-type="string" calcext:value-type="string">
            <text:p>Flat Brown (984)</text:p>
          </table:table-cell>
          <table:table-cell office:value-type="float" office:value="70984" calcext:value-type="float">
            <text:p>70984</text:p>
          </table:table-cell>
          <table:table-cell table:style-name="ce1" office:value-type="string" calcext:value-type="string">
            <text:p>Burnt Umber (040)</text:p>
          </table:table-cell>
          <table:table-cell table:style-name="ce1" office:value-type="float" office:value="71040" calcext:value-type="float">
            <text:p>71040</text:p>
          </table:table-cell>
          <table:table-cell/>
          <table:table-cell table:style-name="ce1" office:value-type="string" calcext:value-type="string">
            <text:p>Dark Highlight (9042)</text:p>
          </table:table-cell>
          <table:table-cell table:number-columns-repeated="2"/>
          <table:table-cell table:style-name="ce1" office:value-type="string" calcext:value-type="string">
            <text:p>6D5044</text:p>
          </table:table-cell>
          <table:table-cell table:number-columns-repeated="10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Stormvermin Fur</text:p>
          </table:table-cell>
          <table:table-cell table:style-name="ce1" office:value-type="string" calcext:value-type="string">
            <text:p>Charadon Granite</text:p>
          </table:table-cell>
          <table:table-cell table:style-name="ce1" office:value-type="string" calcext:value-type="string">
            <text:p>Heavy Charcoal (155)</text:p>
          </table:table-cell>
          <table:table-cell table:number-columns-repeated="2" table:style-name="ce1" office:value-type="float" office:value="72155" calcext:value-type="float">
            <text:p>72155</text:p>
          </table:table-cell>
          <table:table-cell office:value-type="string" calcext:value-type="string">
            <text:p>German Grey (995)</text:p>
          </table:table-cell>
          <table:table-cell office:value-type="float" office:value="70995" calcext:value-type="float">
            <text:p>70995</text:p>
          </table:table-cell>
          <table:table-cell table:number-columns-repeated="3"/>
          <table:table-cell table:style-name="ce1" office:value-type="string" calcext:value-type="string">
            <text:p>Pure Black (9103)</text:p>
          </table:table-cell>
          <table:table-cell table:number-columns-repeated="2"/>
          <table:table-cell table:style-name="ce1" office:value-type="string" calcext:value-type="string">
            <text:p>4D4A4A</text:p>
          </table:table-cell>
          <table:table-cell table:number-columns-repeated="10"/>
        </table:table-row>
        <table:table-row table:style-name="ro9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Seraphim Sepia</text:p>
          </table:table-cell>
          <table:table-cell table:style-name="ce1" office:value-type="string" calcext:value-type="string">
            <text:p>Gryphonne Sepia Wash</text:p>
          </table:table-cell>
          <table:table-cell table:style-name="ce1" office:value-type="string" calcext:value-type="string">
            <text:p>Sepia Wash (73200)</text:p>
          </table:table-cell>
          <table:table-cell table:number-columns-repeated="2" table:style-name="ce1" office:value-type="float" office:value="73200" calcext:value-type="float">
            <text:p>73200</text:p>
          </table:table-cell>
          <table:table-cell table:style-name="ce2" table:number-columns-repeated="2"/>
          <table:table-cell table:number-columns-repeated="6"/>
          <table:table-cell table:style-name="ce1" office:value-type="float" office:value="843910" calcext:value-type="float">
            <text:p>843910</text:p>
          </table:table-cell>
          <table:table-cell table:number-columns-repeated="10"/>
        </table:table-row>
        <table:table-row table:style-name="ro9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Nuln Oil</text:p>
          </table:table-cell>
          <table:table-cell table:style-name="ce1" office:value-type="string" calcext:value-type="string">
            <text:p>Badab Black Wash</text:p>
          </table:table-cell>
          <table:table-cell table:style-name="ce1" office:value-type="string" calcext:value-type="string">
            <text:p>Black Wash (73201)</text:p>
          </table:table-cell>
          <table:table-cell table:number-columns-repeated="2" table:style-name="ce1" office:value-type="float" office:value="73201" calcext:value-type="float">
            <text:p>73201</text:p>
          </table:table-cell>
          <table:table-cell table:style-name="ce2" table:number-columns-repeated="2"/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1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Druchii Violet</text:p>
          </table:table-cell>
          <table:table-cell table:style-name="ce1" office:value-type="string" calcext:value-type="string">
            <text:p>Leviathan Purple Wash</text:p>
          </table:table-cell>
          <table:table-cell table:style-name="ce1" office:value-type="string" calcext:value-type="string">
            <text:p>**** Pale Grey Shade Wash (73202)</text:p>
          </table:table-cell>
          <table:table-cell table:number-columns-repeated="2" table:style-name="ce1" office:value-type="float" office:value="73202" calcext:value-type="float">
            <text:p>73202</text:p>
          </table:table-cell>
          <table:table-cell table:style-name="ce2" table:number-columns-repeated="2"/>
          <table:table-cell table:number-columns-repeated="6"/>
          <table:table-cell table:style-name="ce1" office:value-type="float" office:value="842994" calcext:value-type="float">
            <text:p>842994</text:p>
          </table:table-cell>
          <table:table-cell table:number-columns-repeated="10"/>
        </table:table-row>
        <table:table-row table:style-name="ro10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Agrax Earthshade</text:p>
          </table:table-cell>
          <table:table-cell table:style-name="ce1" office:value-type="string" calcext:value-type="string">
            <text:p>Devlan Mud Wash</text:p>
          </table:table-cell>
          <table:table-cell table:style-name="ce1" office:value-type="string" calcext:value-type="string">
            <text:p>Umber Shade Wash (73203)</text:p>
          </table:table-cell>
          <table:table-cell table:number-columns-repeated="2" table:style-name="ce1" office:value-type="float" office:value="73203" calcext:value-type="float">
            <text:p>73203</text:p>
          </table:table-cell>
          <table:table-cell table:style-name="ce2" table:number-columns-repeated="2"/>
          <table:table-cell table:number-columns-repeated="6"/>
          <table:table-cell table:style-name="ce1" office:value-type="float" office:value="393121" calcext:value-type="float">
            <text:p>393121</text:p>
          </table:table-cell>
          <table:table-cell table:number-columns-repeated="10"/>
        </table:table-row>
        <table:table-row table:style-name="ro1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Reikland Fleshshade</text:p>
          </table:table-cell>
          <table:table-cell table:style-name="ce1" office:value-type="string" calcext:value-type="string">
            <text:p>Ogryn Flesh Wash</text:p>
          </table:table-cell>
          <table:table-cell table:style-name="ce1" office:value-type="string" calcext:value-type="string">
            <text:p>Fleshtone Shade Wash (73204)</text:p>
          </table:table-cell>
          <table:table-cell table:number-columns-repeated="2" table:style-name="ce1" office:value-type="float" office:value="73204" calcext:value-type="float">
            <text:p>73204</text:p>
          </table:table-cell>
          <table:table-cell table:style-name="ce2" table:number-columns-repeated="2"/>
          <table:table-cell table:number-columns-repeated="6"/>
          <table:table-cell table:style-name="ce1" office:value-type="string" calcext:value-type="string">
            <text:p>CE8C42</text:p>
          </table:table-cell>
          <table:table-cell table:number-columns-repeated="10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Biel-Tan Green</text:p>
          </table:table-cell>
          <table:table-cell table:style-name="ce1" office:value-type="string" calcext:value-type="string">
            <text:p>Thraka Green Wash</text:p>
          </table:table-cell>
          <table:table-cell table:style-name="ce1" office:value-type="string" calcext:value-type="string">
            <text:p>Green Shade Wash (73205)</text:p>
          </table:table-cell>
          <table:table-cell table:number-columns-repeated="2" table:style-name="ce1" office:value-type="float" office:value="73205" calcext:value-type="float">
            <text:p>73205</text:p>
          </table:table-cell>
          <table:table-cell table:style-name="ce2" table:number-columns-repeated="2"/>
          <table:table-cell table:number-columns-repeated="6"/>
          <table:table-cell table:style-name="ce1" office:value-type="string" calcext:value-type="string">
            <text:p>434F38</text:p>
          </table:table-cell>
          <table:table-cell table:number-columns-repeated="10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Carroburg Crimson</text:p>
          </table:table-cell>
          <table:table-cell table:style-name="ce1" office:value-type="string" calcext:value-type="string">
            <text:p>Baal Red Wash</text:p>
          </table:table-cell>
          <table:table-cell table:style-name="ce1" office:value-type="string" calcext:value-type="string">
            <text:p>Red Shade Wash (73206)</text:p>
          </table:table-cell>
          <table:table-cell table:number-columns-repeated="2" table:style-name="ce1" office:value-type="float" office:value="73206" calcext:value-type="float">
            <text:p>73206</text:p>
          </table:table-cell>
          <table:table-cell table:style-name="ce2" table:number-columns-repeated="2"/>
          <table:table-cell table:number-columns-repeated="6"/>
          <table:table-cell table:style-name="ce1" office:value-type="float" office:value="630808" calcext:value-type="float">
            <text:p>630808</text:p>
          </table:table-cell>
          <table:table-cell table:number-columns-repeated="10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Drakenhof Nightshade</text:p>
          </table:table-cell>
          <table:table-cell table:style-name="ce1" office:value-type="string" calcext:value-type="string">
            <text:p>Asurmen Blue Wash</text:p>
          </table:table-cell>
          <table:table-cell table:style-name="ce1" office:value-type="string" calcext:value-type="string">
            <text:p>Blue Shade Wash (73207)</text:p>
          </table:table-cell>
          <table:table-cell table:number-columns-repeated="2" table:style-name="ce1" office:value-type="float" office:value="73207" calcext:value-type="float">
            <text:p>73207</text:p>
          </table:table-cell>
          <table:table-cell table:style-name="ce2" table:number-columns-repeated="2"/>
          <table:table-cell table:number-columns-repeated="6"/>
          <table:table-cell table:style-name="ce1" office:value-type="float" office:value="2.73E+055" calcext:value-type="float">
            <text:p>27300000000000000000000000000000000000000000000000000000</text:p>
          </table:table-cell>
          <table:table-cell table:number-columns-repeated="10"/>
        </table:table-row>
        <table:table-row table:style-name="ro9"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Gunmetal Blue (800)</text:p>
          </table:table-cell>
          <table:table-cell office:value-type="float" office:value="70800" calcext:value-type="float">
            <text:p>70800</text:p>
          </table:table-cell>
          <table:table-cell table:number-columns-repeated="17"/>
        </table:table-row>
        <table:table-row table:style-name="ro9">
          <table:table-cell office:value-type="float" office:value="96" calcext:value-type="float">
            <text:p>96</text:p>
          </table:table-cell>
          <table:table-cell table:number-columns-repeated="5"/>
          <table:table-cell office:value-type="string" calcext:value-type="string">
            <text:p>Sunset Red (802)</text:p>
          </table:table-cell>
          <table:table-cell office:value-type="float" office:value="70802" calcext:value-type="float">
            <text:p>70802</text:p>
          </table:table-cell>
          <table:table-cell table:number-columns-repeated="17"/>
        </table:table-row>
        <table:table-row table:style-name="ro9">
          <table:table-cell office:value-type="float" office:value="97" calcext:value-type="float">
            <text:p>97</text:p>
          </table:table-cell>
          <table:table-cell table:number-columns-repeated="5"/>
          <table:table-cell office:value-type="string" calcext:value-type="string">
            <text:p>Blue Green (808)</text:p>
          </table:table-cell>
          <table:table-cell office:value-type="float" office:value="70808" calcext:value-type="float">
            <text:p>70808</text:p>
          </table:table-cell>
          <table:table-cell table:number-columns-repeated="17"/>
        </table:table-row>
        <table:table-row table:style-name="ro9">
          <table:table-cell office:value-type="float" office:value="98" calcext:value-type="float">
            <text:p>98</text:p>
          </table:table-cell>
          <table:table-cell table:number-columns-repeated="5"/>
          <table:table-cell office:value-type="string" calcext:value-type="string">
            <text:p>Blue Violet (811)</text:p>
          </table:table-cell>
          <table:table-cell office:value-type="float" office:value="70811" calcext:value-type="float">
            <text:p>70811</text:p>
          </table:table-cell>
          <table:table-cell table:number-columns-repeated="17"/>
        </table:table-row>
        <table:table-row table:style-name="ro9"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Violet Red (812)</text:p>
          </table:table-cell>
          <table:table-cell office:value-type="float" office:value="70812" calcext:value-type="float">
            <text:p>70812</text:p>
          </table:table-cell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table:style-name="ce2"/>
          <table:table-cell office:value-type="float" office:value="70813" calcext:value-type="float">
            <text:p>70813</text:p>
          </table:table-cell>
          <table:table-cell table:number-columns-repeated="17"/>
        </table:table-row>
        <table:table-row table:style-name="ro11"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Burnt Cadmium Red (814)</text:p>
          </table:table-cell>
          <table:table-cell office:value-type="float" office:value="70814" calcext:value-type="float">
            <text:p>70814</text:p>
          </table:table-cell>
          <table:table-cell table:number-columns-repeated="17"/>
        </table:table-row>
        <table:table-row table:style-name="ro10">
          <table:table-cell office:value-type="float" office:value="102" calcext:value-type="float">
            <text:p>102</text:p>
          </table:table-cell>
          <table:table-cell table:number-columns-repeated="5"/>
          <table:table-cell office:value-type="string" calcext:value-type="string">
            <text:p>Basic Skintone (815)</text:p>
          </table:table-cell>
          <table:table-cell office:value-type="float" office:value="70815" calcext:value-type="float">
            <text:p>70815</text:p>
          </table:table-cell>
          <table:table-cell table:number-columns-repeated="17"/>
        </table:table-row>
        <table:table-row table:style-name="ro11">
          <table:table-cell office:value-type="float" office:value="103" calcext:value-type="float">
            <text:p>103</text:p>
          </table:table-cell>
          <table:table-cell table:number-columns-repeated="5"/>
          <table:table-cell office:value-type="string" calcext:value-type="string">
            <text:p>WWII Luftwaffe Uniform</text:p>
          </table:table-cell>
          <table:table-cell office:value-type="float" office:value="70816" calcext:value-type="float">
            <text:p>70816</text:p>
          </table:table-cell>
          <table:table-cell table:style-name="ce1" office:value-type="string" calcext:value-type="string">
            <text:p>Intermediate Blue</text:p>
          </table:table-cell>
          <table:table-cell table:style-name="ce1" office:value-type="float" office:value="71005" calcext:value-type="float">
            <text:p>71005</text:p>
          </table:table-cell>
          <table:table-cell table:number-columns-repeated="15"/>
        </table:table-row>
        <table:table-row table:style-name="ro9">
          <table:table-cell office:value-type="float" office:value="104" calcext:value-type="float">
            <text:p>104</text:p>
          </table:table-cell>
          <table:table-cell table:number-columns-repeated="5"/>
          <table:table-cell office:value-type="string" calcext:value-type="string">
            <text:p>Red Leather (818)</text:p>
          </table:table-cell>
          <table:table-cell office:value-type="float" office:value="70818" calcext:value-type="float">
            <text:p>70818</text:p>
          </table:table-cell>
          <table:table-cell table:number-columns-repeated="17"/>
        </table:table-row>
        <table:table-row table:style-name="ro9">
          <table:table-cell office:value-type="float" office:value="105" calcext:value-type="float">
            <text:p>105</text:p>
          </table:table-cell>
          <table:table-cell table:number-columns-repeated="5"/>
          <table:table-cell office:value-type="string" calcext:value-type="string">
            <text:p>Iraqi Sand (819)</text:p>
          </table:table-cell>
          <table:table-cell office:value-type="float" office:value="70819" calcext:value-type="float">
            <text:p>70819</text:p>
          </table:table-cell>
          <table:table-cell table:style-name="ce1" office:value-type="string" calcext:value-type="string">
            <text:p>Sand Yellow (028)</text:p>
          </table:table-cell>
          <table:table-cell table:style-name="ce1" office:value-type="float" office:value="71028" calcext:value-type="float">
            <text:p>71028</text:p>
          </table:table-cell>
          <table:table-cell table:number-columns-repeated="15"/>
        </table:table-row>
        <table:table-row table:style-name="ro9">
          <table:table-cell office:value-type="float" office:value="106" calcext:value-type="float">
            <text:p>106</text:p>
          </table:table-cell>
          <table:table-cell table:number-columns-repeated="5"/>
          <table:table-cell office:value-type="string" calcext:value-type="string">
            <text:p>Off White (820)</text:p>
          </table:table-cell>
          <table:table-cell office:value-type="float" office:value="70820" calcext:value-type="float">
            <text:p>70820</text:p>
          </table:table-cell>
          <table:table-cell table:number-columns-repeated="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/>
          <table:table-cell table:style-name="ce2"/>
          <table:table-cell office:value-type="float" office:value="70822" calcext:value-type="float">
            <text:p>70822</text:p>
          </table:table-cell>
          <table:table-cell table:number-columns-repeated="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/>
          <table:table-cell table:style-name="ce2"/>
          <table:table-cell office:value-type="float" office:value="70824" calcext:value-type="float">
            <text:p>70824</text:p>
          </table:table-cell>
          <table:table-cell table:number-columns-repeated="17"/>
        </table:table-row>
        <table:table-row table:style-name="ro9">
          <table:table-cell office:value-type="float" office:value="109" calcext:value-type="float">
            <text:p>109</text:p>
          </table:table-cell>
          <table:table-cell table:number-columns-repeated="5"/>
          <table:table-cell table:style-name="ce2"/>
          <table:table-cell office:value-type="float" office:value="70825" calcext:value-type="float">
            <text:p>70825</text:p>
          </table:table-cell>
          <table:table-cell table:style-name="ce1" office:value-type="string" calcext:value-type="string">
            <text:p>Cam. Light Brown (035)</text:p>
          </table:table-cell>
          <table:table-cell table:style-name="ce1" office:value-type="float" office:value="71035" calcext:value-type="float">
            <text:p>71035</text:p>
          </table:table-cell>
          <table:table-cell table:number-columns-repeated="15"/>
        </table:table-row>
        <table:table-row table:style-name="ro11"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German Cam. Medium Brown (826)</text:p>
          </table:table-cell>
          <table:table-cell office:value-type="float" office:value="70826" calcext:value-type="float">
            <text:p>70826</text:p>
          </table:table-cell>
          <table:table-cell table:number-columns-repeated="17"/>
        </table:table-row>
        <table:table-row table:style-name="ro9">
          <table:table-cell office:value-type="float" office:value="111" calcext:value-type="float">
            <text:p>111</text:p>
          </table:table-cell>
          <table:table-cell table:number-columns-repeated="5"/>
          <table:table-cell office:value-type="string" calcext:value-type="string">
            <text:p>Lime Green (827)</text:p>
          </table:table-cell>
          <table:table-cell office:value-type="float" office:value="70827" calcext:value-type="float">
            <text:p>70827</text:p>
          </table:table-cell>
          <table:table-cell table:number-columns-repeated="17"/>
        </table:table-row>
        <table:table-row table:style-name="ro9">
          <table:table-cell office:value-type="float" office:value="112" calcext:value-type="float">
            <text:p>112</text:p>
          </table:table-cell>
          <table:table-cell table:number-columns-repeated="5"/>
          <table:table-cell office:value-type="string" calcext:value-type="string">
            <text:p>Woodgrain (828)</text:p>
          </table:table-cell>
          <table:table-cell office:value-type="float" office:value="70828" calcext:value-type="float">
            <text:p>70828</text:p>
          </table:table-cell>
          <table:table-cell table:number-columns-repeated="17"/>
        </table:table-row>
        <table:table-row table:style-name="ro9">
          <table:table-cell office:value-type="float" office:value="113" calcext:value-type="float">
            <text:p>113</text:p>
          </table:table-cell>
          <table:table-cell table:number-columns-repeated="5"/>
          <table:table-cell office:value-type="string" calcext:value-type="string">
            <text:p>Amarantha Red (829)</text:p>
          </table:table-cell>
          <table:table-cell office:value-type="float" office:value="70829" calcext:value-type="float">
            <text:p>70829</text:p>
          </table:table-cell>
          <table:table-cell table:number-columns-repeated="17"/>
        </table:table-row>
        <table:table-row table:style-name="ro9">
          <table:table-cell office:value-type="float" office:value="114" calcext:value-type="float">
            <text:p>114</text:p>
          </table:table-cell>
          <table:table-cell table:number-columns-repeated="5"/>
          <table:table-cell table:style-name="ce2"/>
          <table:table-cell office:value-type="float" office:value="70830" calcext:value-type="float">
            <text:p>70830</text:p>
          </table:table-cell>
          <table:table-cell table:style-name="ce1" office:value-type="string" calcext:value-type="string">
            <text:p>German Green (020)</text:p>
          </table:table-cell>
          <table:table-cell table:style-name="ce1" office:value-type="float" office:value="71020" calcext:value-type="float">
            <text:p>71020</text:p>
          </table:table-cell>
          <table:table-cell table:number-columns-repeated="15"/>
        </table:table-row>
        <table:table-row table:style-name="ro9">
          <table:table-cell office:value-type="float" office:value="115" calcext:value-type="float">
            <text:p>115</text:p>
          </table:table-cell>
          <table:table-cell table:number-columns-repeated="5"/>
          <table:table-cell office:value-type="string" calcext:value-type="string">
            <text:p>Tan Glaze (831)</text:p>
          </table:table-cell>
          <table:table-cell office:value-type="float" office:value="70831" calcext:value-type="float">
            <text:p>70831</text:p>
          </table:table-cell>
          <table:table-cell table:number-columns-repeated="17"/>
        </table:table-row>
        <table:table-row table:style-name="ro9"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Verdigris Glaze (832)</text:p>
          </table:table-cell>
          <table:table-cell office:value-type="float" office:value="70832" calcext:value-type="float">
            <text:p>70832</text:p>
          </table:table-cell>
          <table:table-cell table:number-columns-repeated="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/>
          <table:table-cell table:style-name="ce2"/>
          <table:table-cell office:value-type="float" office:value="70833" calcext:value-type="float">
            <text:p>70833</text:p>
          </table:table-cell>
          <table:table-cell table:style-name="ce1" office:value-type="string" calcext:value-type="string">
            <text:p>Light Green</text:p>
          </table:table-cell>
          <table:table-cell table:style-name="ce1" office:value-type="float" office:value="71006" calcext:value-type="float">
            <text:p>71006</text:p>
          </table:table-cell>
          <table:table-cell table:number-columns-repeated="15"/>
        </table:table-row>
        <table:table-row table:style-name="ro9"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Natural Wood (834)</text:p>
          </table:table-cell>
          <table:table-cell office:value-type="float" office:value="70834" calcext:value-type="float">
            <text:p>70834</text:p>
          </table:table-cell>
          <table:table-cell table:number-columns-repeated="17"/>
        </table:table-row>
        <table:table-row table:style-name="ro9">
          <table:table-cell office:value-type="float" office:value="119" calcext:value-type="float">
            <text:p>119</text:p>
          </table:table-cell>
          <table:table-cell table:number-columns-repeated="5"/>
          <table:table-cell office:value-type="string" calcext:value-type="string">
            <text:p>Salmon Rose (835)</text:p>
          </table:table-cell>
          <table:table-cell office:value-type="float" office:value="70835" calcext:value-type="float">
            <text:p>70835</text:p>
          </table:table-cell>
          <table:table-cell table:number-columns-repeated="17"/>
        </table:table-row>
        <table:table-row table:style-name="ro9"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ondon Grey (836)</text:p>
          </table:table-cell>
          <table:table-cell office:value-type="float" office:value="70836" calcext:value-type="float">
            <text:p>70836</text:p>
          </table:table-cell>
          <table:table-cell table:number-columns-repeated="17"/>
        </table:table-row>
        <table:table-row table:style-name="ro9">
          <table:table-cell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Pale Sand (837)</text:p>
          </table:table-cell>
          <table:table-cell office:value-type="float" office:value="70837" calcext:value-type="float">
            <text:p>70837</text:p>
          </table:table-cell>
          <table:table-cell table:number-columns-repeated="17"/>
        </table:table-row>
        <table:table-row table:style-name="ro9">
          <table:table-cell office:value-type="float" office:value="122" calcext:value-type="float">
            <text:p>122</text:p>
          </table:table-cell>
          <table:table-cell table:number-columns-repeated="5"/>
          <table:table-cell office:value-type="string" calcext:value-type="string">
            <text:p>Andrea Blue (841)</text:p>
          </table:table-cell>
          <table:table-cell office:value-type="float" office:value="70841" calcext:value-type="float">
            <text:p>70841</text:p>
          </table:table-cell>
          <table:table-cell table:number-columns-repeated="17"/>
        </table:table-row>
        <table:table-row table:style-name="ro9">
          <table:table-cell office:value-type="float" office:value="123" calcext:value-type="float">
            <text:p>123</text:p>
          </table:table-cell>
          <table:table-cell table:number-columns-repeated="5"/>
          <table:table-cell office:value-type="string" calcext:value-type="string">
            <text:p>Gloss White (842)</text:p>
          </table:table-cell>
          <table:table-cell office:value-type="float" office:value="70842" calcext:value-type="float">
            <text:p>70842</text:p>
          </table:table-cell>
          <table:table-cell table:number-columns-repeated="17"/>
        </table:table-row>
        <table:table-row table:style-name="ro9">
          <table:table-cell office:value-type="float" office:value="124" calcext:value-type="float">
            <text:p>124</text:p>
          </table:table-cell>
          <table:table-cell table:number-columns-repeated="5"/>
          <table:table-cell table:style-name="ce2"/>
          <table:table-cell office:value-type="float" office:value="70843" calcext:value-type="float">
            <text:p>70843</text:p>
          </table:table-cell>
          <table:table-cell table:style-name="ce1" office:value-type="string" calcext:value-type="string">
            <text:p>Sandy Brown (034)</text:p>
          </table:table-cell>
          <table:table-cell table:style-name="ce1" office:value-type="float" office:value="71034" calcext:value-type="float">
            <text:p>71034</text:p>
          </table:table-cell>
          <table:table-cell table:number-columns-repeated="15"/>
        </table:table-row>
        <table:table-row table:style-name="ro9">
          <table:table-cell office:value-type="float" office:value="125" calcext:value-type="float">
            <text:p>125</text:p>
          </table:table-cell>
          <table:table-cell table:number-columns-repeated="5"/>
          <table:table-cell table:style-name="ce2"/>
          <table:table-cell office:value-type="float" office:value="70844" calcext:value-type="float">
            <text:p>70844</text:p>
          </table:table-cell>
          <table:table-cell table:style-name="ce1" office:value-type="string" calcext:value-type="string">
            <text:p>Light Sea Blue (089)</text:p>
          </table:table-cell>
          <table:table-cell table:style-name="ce1" office:value-type="float" office:value="71089" calcext:value-type="float">
            <text:p>71089</text:p>
          </table:table-cell>
          <table:table-cell table:number-columns-repeated="15"/>
        </table:table-row>
        <table:table-row table:style-name="ro9">
          <table:table-cell office:value-type="float" office:value="126" calcext:value-type="float">
            <text:p>126</text:p>
          </table:table-cell>
          <table:table-cell table:number-columns-repeated="5"/>
          <table:table-cell office:value-type="string" calcext:value-type="string">
            <text:p>Sunny Skin Tone (845)</text:p>
          </table:table-cell>
          <table:table-cell office:value-type="float" office:value="70845" calcext:value-type="float">
            <text:p>70845</text:p>
          </table:table-cell>
          <table:table-cell table:number-columns-repeated="17"/>
        </table:table-row>
        <table:table-row table:style-name="ro9">
          <table:table-cell office:value-type="float" office:value="127" calcext:value-type="float">
            <text:p>127</text:p>
          </table:table-cell>
          <table:table-cell table:number-columns-repeated="5"/>
          <table:table-cell office:value-type="string" calcext:value-type="string">
            <text:p>Dark Sand (847)</text:p>
          </table:table-cell>
          <table:table-cell office:value-type="float" office:value="70847" calcext:value-type="float">
            <text:p>70847</text:p>
          </table:table-cell>
          <table:table-cell table:number-columns-repeated="17"/>
        </table:table-row>
        <table:table-row table:style-name="ro13">
          <table:table-cell office:value-type="float" office:value="128" calcext:value-type="float">
            <text:p>128</text:p>
          </table:table-cell>
          <table:table-cell table:number-columns-repeated="5"/>
          <table:table-cell table:style-name="ce2"/>
          <table:table-cell office:value-type="float" office:value="70850" calcext:value-type="float">
            <text:p>70850</text:p>
          </table:table-cell>
          <table:table-cell table:style-name="ce1" office:value-type="string" calcext:value-type="string">
            <text:p>Interior Green</text:p>
          </table:table-cell>
          <table:table-cell table:style-name="ce1" office:value-type="float" office:value="71010" calcext:value-type="float">
            <text:p>71010</text:p>
          </table:table-cell>
          <table:table-cell table:number-columns-repeated="15"/>
        </table:table-row>
        <table:table-row table:style-name="ro9">
          <table:table-cell office:value-type="float" office:value="129" calcext:value-type="float">
            <text:p>129</text:p>
          </table:table-cell>
          <table:table-cell table:number-columns-repeated="5"/>
          <table:table-cell office:value-type="string" calcext:value-type="string">
            <text:p>Bright Orange (851)</text:p>
          </table:table-cell>
          <table:table-cell office:value-type="float" office:value="70851" calcext:value-type="float">
            <text:p>70851</text:p>
          </table:table-cell>
          <table:table-cell table:number-columns-repeated="17"/>
        </table:table-row>
        <table:table-row table:style-name="ro9"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White Glaze (853)</text:p>
          </table:table-cell>
          <table:table-cell office:value-type="float" office:value="70853" calcext:value-type="float">
            <text:p>70853</text:p>
          </table:table-cell>
          <table:table-cell table:number-columns-repeated="17"/>
        </table:table-row>
        <table:table-row table:style-name="ro9">
          <table:table-cell office:value-type="float" office:value="131" calcext:value-type="float">
            <text:p>131</text:p>
          </table:table-cell>
          <table:table-cell table:number-columns-repeated="5"/>
          <table:table-cell office:value-type="string" calcext:value-type="string">
            <text:p>Brown Glaze (854)</text:p>
          </table:table-cell>
          <table:table-cell office:value-type="float" office:value="70854" calcext:value-type="float">
            <text:p>70854</text:p>
          </table:table-cell>
          <table:table-cell table:number-columns-repeated="17"/>
        </table:table-row>
        <table:table-row table:style-name="ro9"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Black Glaze (855)</text:p>
          </table:table-cell>
          <table:table-cell office:value-type="float" office:value="70855" calcext:value-type="float">
            <text:p>70855</text:p>
          </table:table-cell>
          <table:table-cell table:number-columns-repeated="17"/>
        </table:table-row>
        <table:table-row table:style-name="ro9">
          <table:table-cell office:value-type="float" office:value="133" calcext:value-type="float">
            <text:p>133</text:p>
          </table:table-cell>
          <table:table-cell table:number-columns-repeated="5"/>
          <table:table-cell office:value-type="string" calcext:value-type="string">
            <text:p>Golden Olive (857)</text:p>
          </table:table-cell>
          <table:table-cell office:value-type="float" office:value="70857" calcext:value-type="float">
            <text:p>70857</text:p>
          </table:table-cell>
          <table:table-cell table:number-columns-repeated="17"/>
        </table:table-row>
        <table:table-row table:style-name="ro9">
          <table:table-cell office:value-type="float" office:value="134" calcext:value-type="float">
            <text:p>134</text:p>
          </table:table-cell>
          <table:table-cell table:number-columns-repeated="5"/>
          <table:table-cell office:value-type="string" calcext:value-type="string">
            <text:p>Ice Yellow (858)</text:p>
          </table:table-cell>
          <table:table-cell office:value-type="float" office:value="70858" calcext:value-type="float">
            <text:p>70858</text:p>
          </table:table-cell>
          <table:table-cell table:number-columns-repeated="17"/>
        </table:table-row>
        <table:table-row table:style-name="ro9">
          <table:table-cell office:value-type="float" office:value="135" calcext:value-type="float">
            <text:p>135</text:p>
          </table:table-cell>
          <table:table-cell table:number-columns-repeated="5"/>
          <table:table-cell office:value-type="string" calcext:value-type="string">
            <text:p>Black - Red (859)</text:p>
          </table:table-cell>
          <table:table-cell office:value-type="float" office:value="70859" calcext:value-type="float">
            <text:p>70859</text:p>
          </table:table-cell>
          <table:table-cell table:number-columns-repeated="17"/>
        </table:table-row>
        <table:table-row table:style-name="ro9">
          <table:table-cell office:value-type="float" office:value="136" calcext:value-type="float">
            <text:p>136</text:p>
          </table:table-cell>
          <table:table-cell table:number-columns-repeated="5"/>
          <table:table-cell office:value-type="string" calcext:value-type="string">
            <text:p>Medium Flesh (860)</text:p>
          </table:table-cell>
          <table:table-cell office:value-type="float" office:value="70860" calcext:value-type="float">
            <text:p>70860</text:p>
          </table:table-cell>
          <table:table-cell table:number-columns-repeated="17"/>
        </table:table-row>
        <table:table-row table:style-name="ro9">
          <table:table-cell office:value-type="float" office:value="137" calcext:value-type="float">
            <text:p>137</text:p>
          </table:table-cell>
          <table:table-cell table:number-columns-repeated="5"/>
          <table:table-cell office:value-type="string" calcext:value-type="string">
            <text:p>Gloss Black (861)</text:p>
          </table:table-cell>
          <table:table-cell office:value-type="float" office:value="70861" calcext:value-type="float">
            <text:p>70861</text:p>
          </table:table-cell>
          <table:table-cell table:number-columns-repeated="17"/>
        </table:table-row>
        <table:table-row table:style-name="ro9">
          <table:table-cell office:value-type="float" office:value="138" calcext:value-type="float">
            <text:p>138</text:p>
          </table:table-cell>
          <table:table-cell table:number-columns-repeated="5"/>
          <table:table-cell table:style-name="ce2"/>
          <table:table-cell office:value-type="float" office:value="70862" calcext:value-type="float">
            <text:p>70862</text:p>
          </table:table-cell>
          <table:table-cell table:style-name="ce1" office:value-type="string" calcext:value-type="string">
            <text:p>Black Grey (056)</text:p>
          </table:table-cell>
          <table:table-cell table:style-name="ce1" office:value-type="float" office:value="71056" calcext:value-type="float">
            <text:p>71056</text:p>
          </table:table-cell>
          <table:table-cell table:number-columns-repeated="15"/>
        </table:table-row>
        <table:table-row table:style-name="ro9">
          <table:table-cell office:value-type="float" office:value="139" calcext:value-type="float">
            <text:p>139</text:p>
          </table:table-cell>
          <table:table-cell table:number-columns-repeated="5"/>
          <table:table-cell office:value-type="string" calcext:value-type="string">
            <text:p>Oily Steel (865)</text:p>
          </table:table-cell>
          <table:table-cell office:value-type="float" office:value="70865" calcext:value-type="float">
            <text:p>70865</text:p>
          </table:table-cell>
          <table:table-cell table:number-columns-repeated="17"/>
        </table:table-row>
        <table:table-row table:style-name="ro9">
          <table:table-cell office:value-type="float" office:value="140" calcext:value-type="float">
            <text:p>140</text:p>
          </table:table-cell>
          <table:table-cell table:number-columns-repeated="5"/>
          <table:table-cell office:value-type="string" calcext:value-type="string">
            <text:p>Grey Green (866)</text:p>
          </table:table-cell>
          <table:table-cell office:value-type="float" office:value="70866" calcext:value-type="float">
            <text:p>70866</text:p>
          </table:table-cell>
          <table:table-cell table:style-name="ce1" office:value-type="string" calcext:value-type="string">
            <text:p>Grey Green (055)</text:p>
          </table:table-cell>
          <table:table-cell table:style-name="ce1" office:value-type="float" office:value="71055" calcext:value-type="float">
            <text:p>71055</text:p>
          </table:table-cell>
          <table:table-cell table:number-columns-repeated="15"/>
        </table:table-row>
        <table:table-row table:style-name="ro9">
          <table:table-cell office:value-type="float" office:value="141" calcext:value-type="float">
            <text:p>141</text:p>
          </table:table-cell>
          <table:table-cell table:number-columns-repeated="5"/>
          <table:table-cell office:value-type="string" calcext:value-type="string">
            <text:p>Dark Blue Grey (867)</text:p>
          </table:table-cell>
          <table:table-cell office:value-type="float" office:value="70867" calcext:value-type="float">
            <text:p>70867</text:p>
          </table:table-cell>
          <table:table-cell table:number-columns-repeated="17"/>
        </table:table-row>
        <table:table-row table:style-name="ro10">
          <table:table-cell office:value-type="float" office:value="142" calcext:value-type="float">
            <text:p>142</text:p>
          </table:table-cell>
          <table:table-cell table:number-columns-repeated="5"/>
          <table:table-cell office:value-type="string" calcext:value-type="string">
            <text:p>Dark Sea Green (868)</text:p>
          </table:table-cell>
          <table:table-cell office:value-type="float" office:value="70868" calcext:value-type="float">
            <text:p>70868</text:p>
          </table:table-cell>
          <table:table-cell table:style-name="ce1" office:value-type="string" calcext:value-type="string">
            <text:p>Dark Seagreen (053)</text:p>
          </table:table-cell>
          <table:table-cell table:style-name="ce1" office:value-type="float" office:value="71053" calcext:value-type="float">
            <text:p>71053</text:p>
          </table:table-cell>
          <table:table-cell table:number-columns-repeated="15"/>
        </table:table-row>
        <table:table-row table:style-name="ro9">
          <table:table-cell office:value-type="float" office:value="143" calcext:value-type="float">
            <text:p>143</text:p>
          </table:table-cell>
          <table:table-cell table:number-columns-repeated="5"/>
          <table:table-cell office:value-type="string" calcext:value-type="string">
            <text:p>Medium Sea Green (870)</text:p>
          </table:table-cell>
          <table:table-cell office:value-type="float" office:value="70870" calcext:value-type="float">
            <text:p>70870</text:p>
          </table:table-cell>
          <table:table-cell table:number-columns-repeated="17"/>
        </table:table-row>
        <table:table-row table:style-name="ro9">
          <table:table-cell office:value-type="float" office:value="144" calcext:value-type="float">
            <text:p>144</text:p>
          </table:table-cell>
          <table:table-cell table:number-columns-repeated="5"/>
          <table:table-cell office:value-type="string" calcext:value-type="string">
            <text:p>Leather Brown (871)</text:p>
          </table:table-cell>
          <table:table-cell office:value-type="float" office:value="70871" calcext:value-type="float">
            <text:p>70871</text:p>
          </table:table-cell>
          <table:table-cell table:number-columns-repeated="17"/>
        </table:table-row>
        <table:table-row table:style-name="ro9">
          <table:table-cell office:value-type="float" office:value="145" calcext:value-type="float">
            <text:p>145</text:p>
          </table:table-cell>
          <table:table-cell table:number-columns-repeated="5"/>
          <table:table-cell office:value-type="string" calcext:value-type="string">
            <text:p>Chocolate Brown (872)</text:p>
          </table:table-cell>
          <table:table-cell office:value-type="float" office:value="70872" calcext:value-type="float">
            <text:p>70872</text:p>
          </table:table-cell>
          <table:table-cell table:number-columns-repeated="17"/>
        </table:table-row>
        <table:table-row table:style-name="ro9">
          <table:table-cell office:value-type="float" office:value="146" calcext:value-type="float">
            <text:p>146</text:p>
          </table:table-cell>
          <table:table-cell table:number-columns-repeated="5"/>
          <table:table-cell office:value-type="string" calcext:value-type="string">
            <text:p>Tan Earth (874)</text:p>
          </table:table-cell>
          <table:table-cell office:value-type="float" office:value="70874" calcext:value-type="float">
            <text:p>70874</text:p>
          </table:table-cell>
          <table:table-cell table:number-columns-repeated="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5"/>
          <table:table-cell office:value-type="string" calcext:value-type="string">
            <text:p>Beige Brown</text:p>
          </table:table-cell>
          <table:table-cell office:value-type="float" office:value="70875" calcext:value-type="float">
            <text:p>70875</text:p>
          </table:table-cell>
          <table:table-cell table:number-columns-repeated="17"/>
        </table:table-row>
        <table:table-row table:style-name="ro9">
          <table:table-cell office:value-type="float" office:value="148" calcext:value-type="float">
            <text:p>148</text:p>
          </table:table-cell>
          <table:table-cell table:number-columns-repeated="5"/>
          <table:table-cell office:value-type="string" calcext:value-type="string">
            <text:p>Green Brown (878)</text:p>
          </table:table-cell>
          <table:table-cell office:value-type="float" office:value="70879" calcext:value-type="float">
            <text:p>70879</text:p>
          </table:table-cell>
          <table:table-cell table:number-columns-repeated="17"/>
        </table:table-row>
        <table:table-row table:style-name="ro13">
          <table:table-cell office:value-type="float" office:value="149" calcext:value-type="float">
            <text:p>149</text:p>
          </table:table-cell>
          <table:table-cell table:number-columns-repeated="5"/>
          <table:table-cell office:value-type="string" calcext:value-type="string">
            <text:p>Old Gold (879)</text:p>
          </table:table-cell>
          <table:table-cell office:value-type="float" office:value="70880" calcext:value-type="float">
            <text:p>70880</text:p>
          </table:table-cell>
          <table:table-cell table:number-columns-repeated="17"/>
        </table:table-row>
        <table:table-row table:style-name="ro9">
          <table:table-cell office:value-type="float" office:value="150" calcext:value-type="float">
            <text:p>150</text:p>
          </table:table-cell>
          <table:table-cell table:number-columns-repeated="5"/>
          <table:table-cell office:value-type="string" calcext:value-type="string">
            <text:p>Yellow Green (881)</text:p>
          </table:table-cell>
          <table:table-cell office:value-type="float" office:value="70881" calcext:value-type="float">
            <text:p>70881</text:p>
          </table:table-cell>
          <table:table-cell table:style-name="ce1" office:value-type="string" calcext:value-type="string">
            <text:p>Panzer Ochre (081)</text:p>
          </table:table-cell>
          <table:table-cell table:style-name="ce1" office:value-type="float" office:value="71081" calcext:value-type="float">
            <text:p>71081</text:p>
          </table:table-cell>
          <table:table-cell table:number-columns-repeated="1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5"/>
          <table:table-cell table:style-name="ce2"/>
          <table:table-cell office:value-type="float" office:value="70883" calcext:value-type="float">
            <text:p>70883</text:p>
          </table:table-cell>
          <table:table-cell table:number-columns-repeated="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5"/>
          <table:table-cell table:style-name="ce2"/>
          <table:table-cell office:value-type="float" office:value="70884" calcext:value-type="float">
            <text:p>70884</text:p>
          </table:table-cell>
          <table:table-cell table:number-columns-repeated="17"/>
        </table:table-row>
        <table:table-row table:style-name="ro9">
          <table:table-cell office:value-type="float" office:value="153" calcext:value-type="float">
            <text:p>153</text:p>
          </table:table-cell>
          <table:table-cell table:number-columns-repeated="5"/>
          <table:table-cell office:value-type="string" calcext:value-type="string">
            <text:p>Green Grey (886)</text:p>
          </table:table-cell>
          <table:table-cell office:value-type="float" office:value="70886" calcext:value-type="float">
            <text:p>70886</text:p>
          </table:table-cell>
          <table:table-cell table:number-columns-repeated="17"/>
        </table:table-row>
        <table:table-row table:style-name="ro9">
          <table:table-cell office:value-type="float" office:value="154" calcext:value-type="float">
            <text:p>154</text:p>
          </table:table-cell>
          <table:table-cell table:number-columns-repeated="5"/>
          <table:table-cell office:value-type="string" calcext:value-type="string">
            <text:p>Brown Viloet (887)</text:p>
          </table:table-cell>
          <table:table-cell office:value-type="float" office:value="70887" calcext:value-type="float">
            <text:p>70887</text:p>
          </table:table-cell>
          <table:table-cell table:number-columns-repeated="17"/>
        </table:table-row>
        <table:table-row table:style-name="ro9">
          <table:table-cell office:value-type="float" office:value="155" calcext:value-type="float">
            <text:p>155</text:p>
          </table:table-cell>
          <table:table-cell table:number-columns-repeated="5"/>
          <table:table-cell office:value-type="string" calcext:value-type="string">
            <text:p>Olive Grey (888)</text:p>
          </table:table-cell>
          <table:table-cell office:value-type="float" office:value="70888" calcext:value-type="float">
            <text:p>70888</text:p>
          </table:table-cell>
          <table:table-cell table:number-columns-repeated="17"/>
        </table:table-row>
        <table:table-row table:style-name="ro9">
          <table:table-cell office:value-type="float" office:value="156" calcext:value-type="float">
            <text:p>156</text:p>
          </table:table-cell>
          <table:table-cell table:number-columns-repeated="5"/>
          <table:table-cell office:value-type="string" calcext:value-type="string">
            <text:p>Reflective Green (890)</text:p>
          </table:table-cell>
          <table:table-cell office:value-type="float" office:value="70890" calcext:value-type="float">
            <text:p>70890</text:p>
          </table:table-cell>
          <table:table-cell table:style-name="ce1" office:value-type="string" calcext:value-type="string">
            <text:p>Medium Green (092)</text:p>
          </table:table-cell>
          <table:table-cell table:style-name="ce1" office:value-type="float" office:value="71092" calcext:value-type="float">
            <text:p>71092</text:p>
          </table:table-cell>
          <table:table-cell table:number-columns-repeated="15"/>
        </table:table-row>
        <table:table-row table:style-name="ro9">
          <table:table-cell office:value-type="float" office:value="157" calcext:value-type="float">
            <text:p>157</text:p>
          </table:table-cell>
          <table:table-cell table:number-columns-repeated="5"/>
          <table:table-cell office:value-type="string" calcext:value-type="string">
            <text:p>Yellow Olive</text:p>
          </table:table-cell>
          <table:table-cell office:value-type="float" office:value="70892" calcext:value-type="float">
            <text:p>70892</text:p>
          </table:table-cell>
          <table:table-cell table:style-name="ce1" office:value-type="string" calcext:value-type="string">
            <text:p>Yellow Olive (013)</text:p>
          </table:table-cell>
          <table:table-cell table:style-name="ce1" office:value-type="float" office:value="71013" calcext:value-type="float">
            <text:p>71013</text:p>
          </table:table-cell>
          <table:table-cell table:number-columns-repeated="15"/>
        </table:table-row>
        <table:table-row table:style-name="ro9">
          <table:table-cell office:value-type="float" office:value="158" calcext:value-type="float">
            <text:p>158</text:p>
          </table:table-cell>
          <table:table-cell table:number-columns-repeated="5"/>
          <table:table-cell table:style-name="ce2"/>
          <table:table-cell office:value-type="float" office:value="70893" calcext:value-type="float">
            <text:p>70893</text:p>
          </table:table-cell>
          <table:table-cell table:style-name="ce1" office:value-type="string" calcext:value-type="string">
            <text:p>US Dark Green (016)</text:p>
          </table:table-cell>
          <table:table-cell table:style-name="ce1" office:value-type="float" office:value="71016" calcext:value-type="float">
            <text:p>71016</text:p>
          </table:table-cell>
          <table:table-cell table:number-columns-repeated="15"/>
        </table:table-row>
        <table:table-row table:style-name="ro9">
          <table:table-cell office:value-type="float" office:value="159" calcext:value-type="float">
            <text:p>159</text:p>
          </table:table-cell>
          <table:table-cell table:number-columns-repeated="5"/>
          <table:table-cell table:style-name="ce2"/>
          <table:table-cell office:value-type="float" office:value="70894" calcext:value-type="float">
            <text:p>70894</text:p>
          </table:table-cell>
          <table:table-cell table:style-name="ce1" office:value-type="string" calcext:value-type="string">
            <text:p>Russian Green (017)</text:p>
          </table:table-cell>
          <table:table-cell table:style-name="ce1" office:value-type="float" office:value="71017" calcext:value-type="float">
            <text:p>71017</text:p>
          </table:table-cell>
          <table:table-cell table:number-columns-repeated="15"/>
        </table:table-row>
        <table:table-row table:style-name="ro9"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Gunship Green (895)</text:p>
          </table:table-cell>
          <table:table-cell office:value-type="float" office:value="70895" calcext:value-type="float">
            <text:p>70895</text:p>
          </table:table-cell>
          <table:table-cell table:number-columns-repeated="17"/>
        </table:table-row>
        <table:table-row table:style-name="ro4">
          <table:table-cell office:value-type="float" office:value="161" calcext:value-type="float">
            <text:p>161</text:p>
          </table:table-cell>
          <table:table-cell table:number-columns-repeated="5"/>
          <table:table-cell office:value-type="string" calcext:value-type="string">
            <text:p>German Camo Extra Dark Green (896)</text:p>
          </table:table-cell>
          <table:table-cell office:value-type="float" office:value="70896" calcext:value-type="float">
            <text:p>70896</text:p>
          </table:table-cell>
          <table:table-cell table:number-columns-repeated="17"/>
        </table:table-row>
        <table:table-row table:style-name="ro9">
          <table:table-cell office:value-type="float" office:value="162" calcext:value-type="float">
            <text:p>162</text:p>
          </table:table-cell>
          <table:table-cell table:number-columns-repeated="5"/>
          <table:table-cell office:value-type="string" calcext:value-type="string">
            <text:p>Bronze Green (897)</text:p>
          </table:table-cell>
          <table:table-cell office:value-type="float" office:value="70897" calcext:value-type="float">
            <text:p>70897</text:p>
          </table:table-cell>
          <table:table-cell table:style-name="ce1" office:value-type="string" calcext:value-type="string">
            <text:p>Black Green (021)</text:p>
          </table:table-cell>
          <table:table-cell table:style-name="ce1" office:value-type="float" office:value="71021" calcext:value-type="float">
            <text:p>71021</text:p>
          </table:table-cell>
          <table:table-cell table:number-columns-repeated="15"/>
        </table:table-row>
        <table:table-row table:style-name="ro9">
          <table:table-cell office:value-type="float" office:value="163" calcext:value-type="float">
            <text:p>163</text:p>
          </table:table-cell>
          <table:table-cell table:number-columns-repeated="5"/>
          <table:table-cell office:value-type="string" calcext:value-type="string">
            <text:p>Dark Sea Blue (898)</text:p>
          </table:table-cell>
          <table:table-cell office:value-type="float" office:value="70898" calcext:value-type="float">
            <text:p>70898</text:p>
          </table:table-cell>
          <table:table-cell table:style-name="ce1" office:value-type="string" calcext:value-type="string">
            <text:p>Insignia Blue</text:p>
          </table:table-cell>
          <table:table-cell table:style-name="ce1" office:value-type="float" office:value="71091" calcext:value-type="float">
            <text:p>71091</text:p>
          </table:table-cell>
          <table:table-cell table:number-columns-repeated="15"/>
        </table:table-row>
        <table:table-row table:style-name="ro11">
          <table:table-cell office:value-type="float" office:value="164" calcext:value-type="float">
            <text:p>164</text:p>
          </table:table-cell>
          <table:table-cell table:number-columns-repeated="5"/>
          <table:table-cell office:value-type="string" calcext:value-type="string">
            <text:p>French Mirage Blue (900)</text:p>
          </table:table-cell>
          <table:table-cell office:value-type="float" office:value="70900" calcext:value-type="float">
            <text:p>70900</text:p>
          </table:table-cell>
          <table:table-cell table:number-columns-repeated="17"/>
        </table:table-row>
        <table:table-row table:style-name="ro9">
          <table:table-cell office:value-type="float" office:value="165" calcext:value-type="float">
            <text:p>165</text:p>
          </table:table-cell>
          <table:table-cell table:number-columns-repeated="5"/>
          <table:table-cell office:value-type="string" calcext:value-type="string">
            <text:p>Pastel Blue (901)</text:p>
          </table:table-cell>
          <table:table-cell office:value-type="float" office:value="70901" calcext:value-type="float">
            <text:p>70901</text:p>
          </table:table-cell>
          <table:table-cell table:number-columns-repeated="17"/>
        </table:table-row>
        <table:table-row table:style-name="ro9">
          <table:table-cell office:value-type="float" office:value="166" calcext:value-type="float">
            <text:p>166</text:p>
          </table:table-cell>
          <table:table-cell table:number-columns-repeated="5"/>
          <table:table-cell office:value-type="string" calcext:value-type="string">
            <text:p>Intermediate Blue (903)</text:p>
          </table:table-cell>
          <table:table-cell office:value-type="float" office:value="70903" calcext:value-type="float">
            <text:p>70903</text:p>
          </table:table-cell>
          <table:table-cell table:number-columns-repeated="17"/>
        </table:table-row>
        <table:table-row table:style-name="ro9">
          <table:table-cell office:value-type="float" office:value="167" calcext:value-type="float">
            <text:p>167</text:p>
          </table:table-cell>
          <table:table-cell table:number-columns-repeated="5"/>
          <table:table-cell office:value-type="string" calcext:value-type="string">
            <text:p>Dark Blue Pale (904)</text:p>
          </table:table-cell>
          <table:table-cell office:value-type="float" office:value="70904" calcext:value-type="float">
            <text:p>70904</text:p>
          </table:table-cell>
          <table:table-cell table:style-name="ce1" office:value-type="string" calcext:value-type="string">
            <text:p>UK P.R.U. Blue (109)</text:p>
          </table:table-cell>
          <table:table-cell table:style-name="ce1" office:value-type="float" office:value="71109" calcext:value-type="float">
            <text:p>71109</text:p>
          </table:table-cell>
          <table:table-cell table:number-columns-repeated="15"/>
        </table:table-row>
        <table:table-row table:style-name="ro9">
          <table:table-cell office:value-type="float" office:value="168" calcext:value-type="float">
            <text:p>168</text:p>
          </table:table-cell>
          <table:table-cell table:number-columns-repeated="5"/>
          <table:table-cell office:value-type="string" calcext:value-type="string">
            <text:p>Pale Blue (906)</text:p>
          </table:table-cell>
          <table:table-cell office:value-type="float" office:value="70906" calcext:value-type="float">
            <text:p>70906</text:p>
          </table:table-cell>
          <table:table-cell table:style-name="ce1" office:value-type="string" calcext:value-type="string">
            <text:p>Pale Blue</text:p>
          </table:table-cell>
          <table:table-cell table:style-name="ce1" office:value-type="float" office:value="71008" calcext:value-type="float">
            <text:p>71008</text:p>
          </table:table-cell>
          <table:table-cell table:number-columns-repeated="15"/>
        </table:table-row>
        <table:table-row table:style-name="ro9">
          <table:table-cell office:value-type="float" office:value="169" calcext:value-type="float">
            <text:p>169</text:p>
          </table:table-cell>
          <table:table-cell table:number-columns-repeated="5"/>
          <table:table-cell office:value-type="string" calcext:value-type="string">
            <text:p>Orange Red (910)</text:p>
          </table:table-cell>
          <table:table-cell office:value-type="float" office:value="70910" calcext:value-type="float">
            <text:p>70910</text:p>
          </table:table-cell>
          <table:table-cell table:number-columns-repeated="17"/>
        </table:table-row>
        <table:table-row table:style-name="ro11">
          <table:table-cell office:value-type="float" office:value="170" calcext:value-type="float">
            <text:p>170</text:p>
          </table:table-cell>
          <table:table-cell table:number-columns-repeated="5"/>
          <table:table-cell office:value-type="string" calcext:value-type="string">
            <text:p>Africa Korps Tan Yellow (912)</text:p>
          </table:table-cell>
          <table:table-cell office:value-type="float" office:value="70912" calcext:value-type="float">
            <text:p>70912</text:p>
          </table:table-cell>
          <table:table-cell table:number-columns-repeated="17"/>
        </table:table-row>
        <table:table-row table:style-name="ro9">
          <table:table-cell office:value-type="float" office:value="171" calcext:value-type="float">
            <text:p>171</text:p>
          </table:table-cell>
          <table:table-cell table:number-columns-repeated="5"/>
          <table:table-cell office:value-type="string" calcext:value-type="string">
            <text:p>Green Ochre (914)</text:p>
          </table:table-cell>
          <table:table-cell office:value-type="float" office:value="70914" calcext:value-type="float">
            <text:p>70914</text:p>
          </table:table-cell>
          <table:table-cell table:number-columns-repeated="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5"/>
          <table:table-cell office:value-type="string" calcext:value-type="string">
            <text:p>Deep Yellow</text:p>
          </table:table-cell>
          <table:table-cell office:value-type="float" office:value="70915" calcext:value-type="float">
            <text:p>70915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float" office:value="71002" calcext:value-type="float">
            <text:p>71002</text:p>
          </table:table-cell>
          <table:table-cell table:number-columns-repeated="15"/>
        </table:table-row>
        <table:table-row table:style-name="ro9">
          <table:table-cell office:value-type="float" office:value="173" calcext:value-type="float">
            <text:p>173</text:p>
          </table:table-cell>
          <table:table-cell table:number-columns-repeated="5"/>
          <table:table-cell office:value-type="string" calcext:value-type="string">
            <text:p>Sand Yellow (916)</text:p>
          </table:table-cell>
          <table:table-cell office:value-type="float" office:value="70916" calcext:value-type="float">
            <text:p>70916</text:p>
          </table:table-cell>
          <table:table-cell table:number-columns-repeated="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Beige (917)</text:p>
          </table:table-cell>
          <table:table-cell office:value-type="float" office:value="70917" calcext:value-type="float">
            <text:p>70917</text:p>
          </table:table-cell>
          <table:table-cell table:number-columns-repeated="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5"/>
          <table:table-cell office:value-type="string" calcext:value-type="string">
            <text:p>Ivory (918)</text:p>
          </table:table-cell>
          <table:table-cell office:value-type="float" office:value="70918" calcext:value-type="float">
            <text:p>70918</text:p>
          </table:table-cell>
          <table:table-cell table:number-columns-repeated="17"/>
        </table:table-row>
        <table:table-row table:style-name="ro10">
          <table:table-cell office:value-type="float" office:value="176" calcext:value-type="float">
            <text:p>176</text:p>
          </table:table-cell>
          <table:table-cell table:number-columns-repeated="5"/>
          <table:table-cell office:value-type="string" calcext:value-type="string">
            <text:p>German Uniform Green</text:p>
          </table:table-cell>
          <table:table-cell office:value-type="float" office:value="70920" calcext:value-type="float">
            <text:p>70920</text:p>
          </table:table-cell>
          <table:table-cell table:number-columns-repeated="17"/>
        </table:table-row>
        <table:table-row table:style-name="ro11">
          <table:table-cell office:value-type="float" office:value="177" calcext:value-type="float">
            <text:p>177</text:p>
          </table:table-cell>
          <table:table-cell table:number-columns-repeated="5"/>
          <table:table-cell office:value-type="string" calcext:value-type="string">
            <text:p>Uniform Green</text:p>
          </table:table-cell>
          <table:table-cell office:value-type="float" office:value="70922" calcext:value-type="float">
            <text:p>70922</text:p>
          </table:table-cell>
          <table:table-cell table:style-name="ce1" office:value-type="string" calcext:value-type="string">
            <text:p>Green Zinc Chromate (094)</text:p>
          </table:table-cell>
          <table:table-cell table:style-name="ce1" office:value-type="float" office:value="71094" calcext:value-type="float">
            <text:p>71094</text:p>
          </table:table-cell>
          <table:table-cell table:number-columns-repeated="15"/>
        </table:table-row>
        <table:table-row table:style-name="ro4">
          <table:table-cell office:value-type="float" office:value="178" calcext:value-type="float">
            <text:p>178</text:p>
          </table:table-cell>
          <table:table-cell table:number-columns-repeated="5"/>
          <table:table-cell office:value-type="string" calcext:value-type="string">
            <text:p>Japan Uniform Green WWII (923)</text:p>
          </table:table-cell>
          <table:table-cell office:value-type="float" office:value="70923" calcext:value-type="float">
            <text:p>70923</text:p>
          </table:table-cell>
          <table:table-cell table:number-columns-repeated="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5"/>
          <table:table-cell office:value-type="string" calcext:value-type="string">
            <text:p>Light Brown</text:p>
          </table:table-cell>
          <table:table-cell office:value-type="float" office:value="70929" calcext:value-type="float">
            <text:p>70929</text:p>
          </table:table-cell>
          <table:table-cell table:number-columns-repeated="17"/>
        </table:table-row>
        <table:table-row table:style-name="ro9">
          <table:table-cell office:value-type="float" office:value="180" calcext:value-type="float">
            <text:p>180</text:p>
          </table:table-cell>
          <table:table-cell table:number-columns-repeated="5"/>
          <table:table-cell office:value-type="string" calcext:value-type="string">
            <text:p>Transparent Red (934)</text:p>
          </table:table-cell>
          <table:table-cell office:value-type="float" office:value="70934" calcext:value-type="float">
            <text:p>70934</text:p>
          </table:table-cell>
          <table:table-cell table:number-columns-repeated="17"/>
        </table:table-row>
        <table:table-row table:style-name="ro9">
          <table:table-cell office:value-type="float" office:value="181" calcext:value-type="float">
            <text:p>181</text:p>
          </table:table-cell>
          <table:table-cell table:number-columns-repeated="5"/>
          <table:table-cell office:value-type="string" calcext:value-type="string">
            <text:p>Transparent Orange (935)</text:p>
          </table:table-cell>
          <table:table-cell office:value-type="float" office:value="70935" calcext:value-type="float">
            <text:p>70935</text:p>
          </table:table-cell>
          <table:table-cell table:number-columns-repeated="17"/>
        </table:table-row>
        <table:table-row table:style-name="ro9">
          <table:table-cell office:value-type="float" office:value="182" calcext:value-type="float">
            <text:p>182</text:p>
          </table:table-cell>
          <table:table-cell table:number-columns-repeated="5"/>
          <table:table-cell office:value-type="string" calcext:value-type="string">
            <text:p>Transparent Green (936)</text:p>
          </table:table-cell>
          <table:table-cell office:value-type="float" office:value="70936" calcext:value-type="float">
            <text:p>70936</text:p>
          </table:table-cell>
          <table:table-cell table:number-columns-repeated="17"/>
        </table:table-row>
        <table:table-row table:style-name="ro9">
          <table:table-cell office:value-type="float" office:value="183" calcext:value-type="float">
            <text:p>183</text:p>
          </table:table-cell>
          <table:table-cell table:number-columns-repeated="5"/>
          <table:table-cell office:value-type="string" calcext:value-type="string">
            <text:p>Transparent Yellow (937)</text:p>
          </table:table-cell>
          <table:table-cell office:value-type="float" office:value="70937" calcext:value-type="float">
            <text:p>70937</text:p>
          </table:table-cell>
          <table:table-cell table:number-columns-repeated="17"/>
        </table:table-row>
        <table:table-row table:style-name="ro9">
          <table:table-cell office:value-type="float" office:value="184" calcext:value-type="float">
            <text:p>184</text:p>
          </table:table-cell>
          <table:table-cell table:number-columns-repeated="5"/>
          <table:table-cell office:value-type="string" calcext:value-type="string">
            <text:p>Transparent Blue (938)</text:p>
          </table:table-cell>
          <table:table-cell office:value-type="float" office:value="70938" calcext:value-type="float">
            <text:p>70938</text:p>
          </table:table-cell>
          <table:table-cell table:number-columns-repeated="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5"/>
          <table:table-cell office:value-type="string" calcext:value-type="string">
            <text:p>Smoke (939)</text:p>
          </table:table-cell>
          <table:table-cell office:value-type="float" office:value="70939" calcext:value-type="float">
            <text:p>70939</text:p>
          </table:table-cell>
          <table:table-cell table:number-columns-repeated="17"/>
        </table:table-row>
        <table:table-row table:style-name="ro9">
          <table:table-cell office:value-type="float" office:value="186" calcext:value-type="float">
            <text:p>186</text:p>
          </table:table-cell>
          <table:table-cell table:number-columns-repeated="5"/>
          <table:table-cell office:value-type="string" calcext:value-type="string">
            <text:p>Saddle Brown (940)</text:p>
          </table:table-cell>
          <table:table-cell office:value-type="float" office:value="70940" calcext:value-type="float">
            <text:p>70940</text:p>
          </table:table-cell>
          <table:table-cell table:number-columns-repeated="17"/>
        </table:table-row>
        <table:table-row table:style-name="ro9">
          <table:table-cell office:value-type="float" office:value="187" calcext:value-type="float">
            <text:p>187</text:p>
          </table:table-cell>
          <table:table-cell table:number-columns-repeated="5"/>
          <table:table-cell office:value-type="string" calcext:value-type="string">
            <text:p>Burnt Umber (941)</text:p>
          </table:table-cell>
          <table:table-cell office:value-type="float" office:value="70941" calcext:value-type="float">
            <text:p>70941</text:p>
          </table:table-cell>
          <table:table-cell table:style-name="ce1" office:value-type="string" calcext:value-type="string">
            <text:p>Cam. Medium Brown (038)</text:p>
          </table:table-cell>
          <table:table-cell table:style-name="ce1" office:value-type="float" office:value="71038" calcext:value-type="float">
            <text:p>71038</text:p>
          </table:table-cell>
          <table:table-cell table:number-columns-repeated="15"/>
        </table:table-row>
        <table:table-row table:style-name="ro11">
          <table:table-cell office:value-type="float" office:value="188" calcext:value-type="float">
            <text:p>188</text:p>
          </table:table-cell>
          <table:table-cell table:number-columns-repeated="5"/>
          <table:table-cell office:value-type="string" calcext:value-type="string">
            <text:p>Grey Blue (943)</text:p>
          </table:table-cell>
          <table:table-cell office:value-type="float" office:value="70943" calcext:value-type="float">
            <text:p>70943</text:p>
          </table:table-cell>
          <table:table-cell table:style-name="ce1" office:value-type="string" calcext:value-type="string">
            <text:p>UK Mediterranean Blue (111)</text:p>
          </table:table-cell>
          <table:table-cell table:style-name="ce1" office:value-type="float" office:value="71111" calcext:value-type="float">
            <text:p>71111</text:p>
          </table:table-cell>
          <table:table-cell table:number-columns-repeated="15"/>
        </table:table-row>
        <table:table-row table:style-name="ro9">
          <table:table-cell office:value-type="float" office:value="189" calcext:value-type="float">
            <text:p>189</text:p>
          </table:table-cell>
          <table:table-cell table:number-columns-repeated="5"/>
          <table:table-cell office:value-type="string" calcext:value-type="string">
            <text:p>Old Rose (944)</text:p>
          </table:table-cell>
          <table:table-cell office:value-type="float" office:value="70944" calcext:value-type="float">
            <text:p>70944</text:p>
          </table:table-cell>
          <table:table-cell table:number-columns-repeated="17"/>
        </table:table-row>
        <table:table-row table:style-name="ro9">
          <table:table-cell office:value-type="float" office:value="190" calcext:value-type="float">
            <text:p>190</text:p>
          </table:table-cell>
          <table:table-cell table:number-columns-repeated="5"/>
          <table:table-cell office:value-type="string" calcext:value-type="string">
            <text:p>Dark Red (946)</text:p>
          </table:table-cell>
          <table:table-cell office:value-type="float" office:value="70946" calcext:value-type="float">
            <text:p>70946</text:p>
          </table:table-cell>
          <table:table-cell table:number-columns-repeated="17"/>
        </table:table-row>
        <table:table-row table:style-name="ro11">
          <table:table-cell office:value-type="float" office:value="191" calcext:value-type="float">
            <text:p>191</text:p>
          </table:table-cell>
          <table:table-cell table:number-columns-repeated="5"/>
          <table:table-cell office:value-type="string" calcext:value-type="string">
            <text:p>Dark Vermillion (947)</text:p>
          </table:table-cell>
          <table:table-cell office:value-type="float" office:value="70947" calcext:value-type="float">
            <text:p>70947</text:p>
          </table:table-cell>
          <table:table-cell table:number-columns-repeated="17"/>
        </table:table-row>
        <table:table-row table:style-name="ro9">
          <table:table-cell office:value-type="float" office:value="192" calcext:value-type="float">
            <text:p>192</text:p>
          </table:table-cell>
          <table:table-cell table:number-columns-repeated="5"/>
          <table:table-cell office:value-type="string" calcext:value-type="string">
            <text:p>Light Yellow (949)</text:p>
          </table:table-cell>
          <table:table-cell office:value-type="float" office:value="70949" calcext:value-type="float">
            <text:p>70949</text:p>
          </table:table-cell>
          <table:table-cell table:number-columns-repeated="17"/>
        </table:table-row>
        <table:table-row table:style-name="ro9">
          <table:table-cell office:value-type="float" office:value="193" calcext:value-type="float">
            <text:p>193</text:p>
          </table:table-cell>
          <table:table-cell table:number-columns-repeated="5"/>
          <table:table-cell office:value-type="string" calcext:value-type="string">
            <text:p>Light Orange (956)</text:p>
          </table:table-cell>
          <table:table-cell office:value-type="float" office:value="70956" calcext:value-type="float">
            <text:p>70956</text:p>
          </table:table-cell>
          <table:table-cell table:style-name="ce1" office:value-type="string" calcext:value-type="string">
            <text:p>Light Red (086)</text:p>
          </table:table-cell>
          <table:table-cell table:style-name="ce1" office:value-type="float" office:value="71086" calcext:value-type="float">
            <text:p>71086</text:p>
          </table:table-cell>
          <table:table-cell table:number-columns-repeated="15"/>
        </table:table-row>
        <table:table-row table:style-name="ro13">
          <table:table-cell office:value-type="float" office:value="194" calcext:value-type="float">
            <text:p>194</text:p>
          </table:table-cell>
          <table:table-cell table:number-columns-repeated="5"/>
          <table:table-cell office:value-type="string" calcext:value-type="string">
            <text:p>Flat Red (957)</text:p>
          </table:table-cell>
          <table:table-cell office:value-type="float" office:value="70957" calcext:value-type="float">
            <text:p>70957</text:p>
          </table:table-cell>
          <table:table-cell table:style-name="ce1" office:value-type="string" calcext:value-type="string">
            <text:p>Fire Red (084)</text:p>
          </table:table-cell>
          <table:table-cell table:style-name="ce1" office:value-type="float" office:value="71084" calcext:value-type="float">
            <text:p>71084</text:p>
          </table:table-cell>
          <table:table-cell table:number-columns-repeated="15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5"/>
          <table:table-cell office:value-type="string" calcext:value-type="string">
            <text:p>Purple (959)</text:p>
          </table:table-cell>
          <table:table-cell office:value-type="float" office:value="70959" calcext:value-type="float">
            <text:p>70959</text:p>
          </table:table-cell>
          <table:table-cell table:number-columns-repeated="17"/>
        </table:table-row>
        <table:table-row table:style-name="ro13">
          <table:table-cell office:value-type="float" office:value="196" calcext:value-type="float">
            <text:p>196</text:p>
          </table:table-cell>
          <table:table-cell table:number-columns-repeated="5"/>
          <table:table-cell office:value-type="string" calcext:value-type="string">
            <text:p>Flat Blue (962)</text:p>
          </table:table-cell>
          <table:table-cell office:value-type="float" office:value="70962" calcext:value-type="float">
            <text:p>70962</text:p>
          </table:table-cell>
          <table:table-cell table:number-columns-repeated="17"/>
        </table:table-row>
        <table:table-row table:style-name="ro9">
          <table:table-cell office:value-type="float" office:value="197" calcext:value-type="float">
            <text:p>197</text:p>
          </table:table-cell>
          <table:table-cell table:number-columns-repeated="5"/>
          <table:table-cell office:value-type="string" calcext:value-type="string">
            <text:p>Medium Blue (963)</text:p>
          </table:table-cell>
          <table:table-cell office:value-type="float" office:value="70963" calcext:value-type="float">
            <text:p>70963</text:p>
          </table:table-cell>
          <table:table-cell table:number-columns-repeated="17"/>
        </table:table-row>
        <table:table-row table:style-name="ro9">
          <table:table-cell office:value-type="float" office:value="198" calcext:value-type="float">
            <text:p>198</text:p>
          </table:table-cell>
          <table:table-cell table:number-columns-repeated="5"/>
          <table:table-cell office:value-type="string" calcext:value-type="string">
            <text:p>Field Blue (964)</text:p>
          </table:table-cell>
          <table:table-cell office:value-type="float" office:value="70964" calcext:value-type="float">
            <text:p>70964</text:p>
          </table:table-cell>
          <table:table-cell table:number-columns-repeated="17"/>
        </table:table-row>
        <table:table-row table:style-name="ro9"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Turquesa (966)</text:p>
          </table:table-cell>
          <table:table-cell office:value-type="float" office:value="70966" calcext:value-type="float">
            <text:p>70966</text:p>
          </table:table-cell>
          <table:table-cell table:number-columns-repeated="17"/>
        </table:table-row>
        <table:table-row table:style-name="ro9"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Flat Green (968)</text:p>
          </table:table-cell>
          <table:table-cell office:value-type="float" office:value="70968" calcext:value-type="float">
            <text:p>70968</text:p>
          </table:table-cell>
          <table:table-cell table:style-name="ce1" office:value-type="string" calcext:value-type="string">
            <text:p>Panzer Olive Green (096)</text:p>
          </table:table-cell>
          <table:table-cell table:style-name="ce1" office:value-type="float" office:value="71096" calcext:value-type="float">
            <text:p>71096</text:p>
          </table:table-cell>
          <table:table-cell table:number-columns-repeated="15"/>
        </table:table-row>
        <table:table-row table:style-name="ro9">
          <table:table-cell office:value-type="float" office:value="201" calcext:value-type="float">
            <text:p>201</text:p>
          </table:table-cell>
          <table:table-cell table:number-columns-repeated="5"/>
          <table:table-cell office:value-type="string" calcext:value-type="string">
            <text:p>Green Grey (971)</text:p>
          </table:table-cell>
          <table:table-cell office:value-type="float" office:value="70971" calcext:value-type="float">
            <text:p>70971</text:p>
          </table:table-cell>
          <table:table-cell table:number-columns-repeated="17"/>
        </table:table-row>
        <table:table-row table:style-name="ro9">
          <table:table-cell office:value-type="float" office:value="202" calcext:value-type="float">
            <text:p>202</text:p>
          </table:table-cell>
          <table:table-cell table:number-columns-repeated="5"/>
          <table:table-cell office:value-type="string" calcext:value-type="string">
            <text:p>Light Green Blue (972)</text:p>
          </table:table-cell>
          <table:table-cell office:value-type="float" office:value="70972" calcext:value-type="float">
            <text:p>70972</text:p>
          </table:table-cell>
          <table:table-cell table:style-name="ce1" office:value-type="string" calcext:value-type="string">
            <text:p>Blue RLM 78 (101)</text:p>
          </table:table-cell>
          <table:table-cell table:style-name="ce1" office:value-type="float" office:value="71101" calcext:value-type="float">
            <text:p>71101</text:p>
          </table:table-cell>
          <table:table-cell table:number-columns-repeated="15"/>
        </table:table-row>
        <table:table-row table:style-name="ro9">
          <table:table-cell office:value-type="float" office:value="203" calcext:value-type="float">
            <text:p>203</text:p>
          </table:table-cell>
          <table:table-cell table:number-columns-repeated="5"/>
          <table:table-cell office:value-type="string" calcext:value-type="string">
            <text:p>Light Sea Grey (973)</text:p>
          </table:table-cell>
          <table:table-cell office:value-type="float" office:value="70973" calcext:value-type="float">
            <text:p>70973</text:p>
          </table:table-cell>
          <table:table-cell table:number-columns-repeated="17"/>
        </table:table-row>
        <table:table-row table:style-name="ro9">
          <table:table-cell office:value-type="float" office:value="204" calcext:value-type="float">
            <text:p>204</text:p>
          </table:table-cell>
          <table:table-cell table:number-columns-repeated="5"/>
          <table:table-cell office:value-type="string" calcext:value-type="string">
            <text:p>Green Sky (974)</text:p>
          </table:table-cell>
          <table:table-cell office:value-type="float" office:value="70974" calcext:value-type="float">
            <text:p>70974</text:p>
          </table:table-cell>
          <table:table-cell table:number-columns-repeated="17"/>
        </table:table-row>
        <table:table-row table:style-name="ro9">
          <table:table-cell office:value-type="float" office:value="205" calcext:value-type="float">
            <text:p>205</text:p>
          </table:table-cell>
          <table:table-cell table:number-columns-repeated="5"/>
          <table:table-cell office:value-type="string" calcext:value-type="string">
            <text:p>Military Green (975)</text:p>
          </table:table-cell>
          <table:table-cell office:value-type="float" office:value="70975" calcext:value-type="float">
            <text:p>70975</text:p>
          </table:table-cell>
          <table:table-cell table:number-columns-repeated="17"/>
        </table:table-row>
        <table:table-row table:style-name="ro9">
          <table:table-cell office:value-type="float" office:value="206" calcext:value-type="float">
            <text:p>206</text:p>
          </table:table-cell>
          <table:table-cell table:number-columns-repeated="5"/>
          <table:table-cell office:value-type="string" calcext:value-type="string">
            <text:p>Desert Yellow (977)</text:p>
          </table:table-cell>
          <table:table-cell office:value-type="float" office:value="70977" calcext:value-type="float">
            <text:p>70977</text:p>
          </table:table-cell>
          <table:table-cell table:number-columns-repeated="17"/>
        </table:table-row>
        <table:table-row table:style-name="ro14">
          <table:table-cell office:value-type="float" office:value="207" calcext:value-type="float">
            <text:p>207</text:p>
          </table:table-cell>
          <table:table-cell table:number-columns-repeated="5"/>
          <table:table-cell office:value-type="string" calcext:value-type="string">
            <text:p>German Camoflogue Dark Green (979)</text:p>
          </table:table-cell>
          <table:table-cell office:value-type="float" office:value="70979" calcext:value-type="float">
            <text:p>70979</text:p>
          </table:table-cell>
          <table:table-cell table:style-name="ce1" office:value-type="string" calcext:value-type="string">
            <text:p>Cam. Black Green (018)</text:p>
          </table:table-cell>
          <table:table-cell table:style-name="ce1" office:value-type="float" office:value="71018" calcext:value-type="float">
            <text:p>71018</text:p>
          </table:table-cell>
          <table:table-cell table:number-columns-repeated="15"/>
        </table:table-row>
        <table:table-row table:style-name="ro9">
          <table:table-cell office:value-type="float" office:value="208" calcext:value-type="float">
            <text:p>208</text:p>
          </table:table-cell>
          <table:table-cell table:number-columns-repeated="5"/>
          <table:table-cell office:value-type="string" calcext:value-type="string">
            <text:p>Flat Earth (983)</text:p>
          </table:table-cell>
          <table:table-cell office:value-type="float" office:value="70983" calcext:value-type="float">
            <text:p>70983</text:p>
          </table:table-cell>
          <table:table-cell table:number-columns-repeated="17"/>
        </table:table-row>
        <table:table-row table:style-name="ro9">
          <table:table-cell office:value-type="float" office:value="209" calcext:value-type="float">
            <text:p>209</text:p>
          </table:table-cell>
          <table:table-cell table:number-columns-repeated="5"/>
          <table:table-cell office:value-type="string" calcext:value-type="string">
            <text:p>Deck Tan (986)</text:p>
          </table:table-cell>
          <table:table-cell office:value-type="float" office:value="70986" calcext:value-type="float">
            <text:p>70986</text:p>
          </table:table-cell>
          <table:table-cell table:number-columns-repeated="17"/>
        </table:table-row>
        <table:table-row table:style-name="ro9"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Medium Grey (987)</text:p>
          </table:table-cell>
          <table:table-cell office:value-type="float" office:value="70987" calcext:value-type="float">
            <text:p>70987</text:p>
          </table:table-cell>
          <table:table-cell table:number-columns-repeated="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5"/>
          <table:table-cell office:value-type="string" calcext:value-type="string">
            <text:p>Khaki (988)</text:p>
          </table:table-cell>
          <table:table-cell office:value-type="float" office:value="70988" calcext:value-type="float">
            <text:p>70988</text:p>
          </table:table-cell>
          <table:table-cell table:number-columns-repeated="17"/>
        </table:table-row>
        <table:table-row table:style-name="ro9">
          <table:table-cell office:value-type="float" office:value="212" calcext:value-type="float">
            <text:p>212</text:p>
          </table:table-cell>
          <table:table-cell table:number-columns-repeated="5"/>
          <table:table-cell office:value-type="string" calcext:value-type="string">
            <text:p>Sky Blue Grey (989)</text:p>
          </table:table-cell>
          <table:table-cell office:value-type="float" office:value="70989" calcext:value-type="float">
            <text:p>70989</text:p>
          </table:table-cell>
          <table:table-cell table:number-columns-repeated="17"/>
        </table:table-row>
        <table:table-row table:style-name="ro9">
          <table:table-cell office:value-type="float" office:value="213" calcext:value-type="float">
            <text:p>213</text:p>
          </table:table-cell>
          <table:table-cell table:number-columns-repeated="5"/>
          <table:table-cell office:value-type="string" calcext:value-type="string">
            <text:p>Light Grey (990)</text:p>
          </table:table-cell>
          <table:table-cell office:value-type="float" office:value="70990" calcext:value-type="float">
            <text:p>70990</text:p>
          </table:table-cell>
          <table:table-cell table:style-name="ce1" office:value-type="string" calcext:value-type="string">
            <text:p>Light Grey (050)</text:p>
          </table:table-cell>
          <table:table-cell table:style-name="ce1" office:value-type="float" office:value="71050" calcext:value-type="float">
            <text:p>71050</text:p>
          </table:table-cell>
          <table:table-cell table:number-columns-repeated="15"/>
        </table:table-row>
        <table:table-row table:style-name="ro9">
          <table:table-cell office:value-type="float" office:value="214" calcext:value-type="float">
            <text:p>214</text:p>
          </table:table-cell>
          <table:table-cell table:number-columns-repeated="5"/>
          <table:table-cell office:value-type="string" calcext:value-type="string">
            <text:p>Dark Sea Grey (991)</text:p>
          </table:table-cell>
          <table:table-cell office:value-type="float" office:value="70991" calcext:value-type="float">
            <text:p>70991</text:p>
          </table:table-cell>
          <table:table-cell table:number-columns-repeated="17"/>
        </table:table-row>
        <table:table-row table:style-name="ro9">
          <table:table-cell office:value-type="float" office:value="215" calcext:value-type="float">
            <text:p>215</text:p>
          </table:table-cell>
          <table:table-cell table:number-columns-repeated="5"/>
          <table:table-cell office:value-type="string" calcext:value-type="string">
            <text:p>Neutral Grey (992)</text:p>
          </table:table-cell>
          <table:table-cell office:value-type="float" office:value="70992" calcext:value-type="float">
            <text:p>70992</text:p>
          </table:table-cell>
          <table:table-cell table:number-columns-repeated="17"/>
        </table:table-row>
        <table:table-row table:style-name="ro9">
          <table:table-cell office:value-type="float" office:value="216" calcext:value-type="float">
            <text:p>216</text:p>
          </table:table-cell>
          <table:table-cell table:number-columns-repeated="5"/>
          <table:table-cell office:value-type="string" calcext:value-type="string">
            <text:p>Dark Grey (994)</text:p>
          </table:table-cell>
          <table:table-cell office:value-type="float" office:value="70994" calcext:value-type="float">
            <text:p>70994</text:p>
          </table:table-cell>
          <table:table-cell table:number-columns-repeated="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Scarlet Red</text:p>
          </table:table-cell>
          <table:table-cell table:style-name="ce1" office:value-type="float" office:value="71002" calcext:value-type="float">
            <text:p>71002</text:p>
          </table:table-cell>
          <table:table-cell table:number-columns-repeated="15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Olive Green</text:p>
          </table:table-cell>
          <table:table-cell table:style-name="ce1" office:value-type="float" office:value="71007" calcext:value-type="float">
            <text:p>71007</text:p>
          </table:table-cell>
          <table:table-cell table:number-columns-repeated="15"/>
        </table:table-row>
        <table:table-row table:style-name="ro9">
          <table:table-cell office:value-type="float" office:value="219" calcext:value-type="float">
            <text:p>219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Duck Egg Green</text:p>
          </table:table-cell>
          <table:table-cell table:style-name="ce1" office:value-type="float" office:value="71009" calcext:value-type="float">
            <text:p>71009</text:p>
          </table:table-cell>
          <table:table-cell table:number-columns-repeated="15"/>
        </table:table-row>
        <table:table-row table:style-name="ro9">
          <table:table-cell office:value-type="float" office:value="220" calcext:value-type="float">
            <text:p>220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Tank Green (011)</text:p>
          </table:table-cell>
          <table:table-cell table:style-name="ce1" office:value-type="float" office:value="71011" calcext:value-type="float">
            <text:p>71011</text:p>
          </table:table-cell>
          <table:table-cell table:number-columns-repeated="15"/>
        </table:table-row>
        <table:table-row table:style-name="ro9">
          <table:table-cell office:value-type="float" office:value="221" calcext:value-type="float">
            <text:p>221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Dark Green (012)</text:p>
          </table:table-cell>
          <table:table-cell table:style-name="ce1" office:value-type="float" office:value="71012" calcext:value-type="float">
            <text:p>71012</text:p>
          </table:table-cell>
          <table:table-cell table:number-columns-repeated="15"/>
        </table:table-row>
        <table:table-row table:style-name="ro9">
          <table:table-cell office:value-type="float" office:value="222" calcext:value-type="float">
            <text:p>222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Gunship Green (014)</text:p>
          </table:table-cell>
          <table:table-cell table:style-name="ce1" office:value-type="float" office:value="71014" calcext:value-type="float">
            <text:p>71014</text:p>
          </table:table-cell>
          <table:table-cell table:number-columns-repeated="15"/>
        </table:table-row>
        <table:table-row table:style-name="ro9">
          <table:table-cell office:value-type="float" office:value="223" calcext:value-type="float">
            <text:p>223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Cam. Dark Green (019)</text:p>
          </table:table-cell>
          <table:table-cell table:style-name="ce1" office:value-type="float" office:value="71019" calcext:value-type="float">
            <text:p>71019</text:p>
          </table:table-cell>
          <table:table-cell table:number-columns-repeated="15"/>
        </table:table-row>
        <table:table-row table:style-name="ro9">
          <table:table-cell office:value-type="float" office:value="224" calcext:value-type="float">
            <text:p>224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Khaki Brown (024)</text:p>
          </table:table-cell>
          <table:table-cell table:style-name="ce1" office:value-type="float" office:value="71024" calcext:value-type="float">
            <text:p>71024</text:p>
          </table:table-cell>
          <table:table-cell table:number-columns-repeated="15"/>
        </table:table-row>
        <table:table-row table:style-name="ro9">
          <table:table-cell office:value-type="float" office:value="225" calcext:value-type="float">
            <text:p>225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US Flat Brown (026)</text:p>
          </table:table-cell>
          <table:table-cell table:style-name="ce1" office:value-type="float" office:value="71026" calcext:value-type="float">
            <text:p>71026</text:p>
          </table:table-cell>
          <table:table-cell table:number-columns-repeated="15"/>
        </table:table-row>
        <table:table-row table:style-name="ro9">
          <table:table-cell office:value-type="float" office:value="226" calcext:value-type="float">
            <text:p>226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Light Brown (027)</text:p>
          </table:table-cell>
          <table:table-cell table:style-name="ce1" office:value-type="float" office:value="71027" calcext:value-type="float">
            <text:p>71027</text:p>
          </table:table-cell>
          <table:table-cell table:number-columns-repeated="15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Green Brown</text:p>
          </table:table-cell>
          <table:table-cell table:style-name="ce1" office:value-type="float" office:value="71030" calcext:value-type="float">
            <text:p>71030</text:p>
          </table:table-cell>
          <table:table-cell table:number-columns-repeated="15"/>
        </table:table-row>
        <table:table-row table:style-name="ro9">
          <table:table-cell office:value-type="float" office:value="228" calcext:value-type="float">
            <text:p>228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Middle Stone (031)</text:p>
          </table:table-cell>
          <table:table-cell table:style-name="ce1" office:value-type="float" office:value="71031" calcext:value-type="float">
            <text:p>71031</text:p>
          </table:table-cell>
          <table:table-cell table:number-columns-repeated="15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Ochre (033)</text:p>
          </table:table-cell>
          <table:table-cell table:style-name="ce1" office:value-type="float" office:value="71033" calcext:value-type="float">
            <text:p>71033</text:p>
          </table:table-cell>
          <table:table-cell table:number-columns-repeated="15"/>
        </table:table-row>
        <table:table-row table:style-name="ro9">
          <table:table-cell office:value-type="float" office:value="230" calcext:value-type="float">
            <text:p>230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Mud Brown (037)</text:p>
          </table:table-cell>
          <table:table-cell table:style-name="ce1" office:value-type="float" office:value="71037" calcext:value-type="float">
            <text:p>71037</text:p>
          </table:table-cell>
          <table:table-cell table:number-columns-repeated="15"/>
        </table:table-row>
        <table:table-row table:style-name="ro9">
          <table:table-cell office:value-type="float" office:value="231" calcext:value-type="float">
            <text:p>231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Tank Brown (041)</text:p>
          </table:table-cell>
          <table:table-cell table:style-name="ce1" office:value-type="float" office:value="71041" calcext:value-type="float">
            <text:p>71041</text:p>
          </table:table-cell>
          <table:table-cell table:number-columns-repeated="15"/>
        </table:table-row>
        <table:table-row table:style-name="ro9">
          <table:table-cell office:value-type="float" office:value="232" calcext:value-type="float">
            <text:p>232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Cam. Black Brown (042)</text:p>
          </table:table-cell>
          <table:table-cell table:style-name="ce1" office:value-type="float" office:value="71042" calcext:value-type="float">
            <text:p>71042</text:p>
          </table:table-cell>
          <table:table-cell table:number-columns-repeated="15"/>
        </table:table-row>
        <table:table-row table:style-name="ro9">
          <table:table-cell office:value-type="float" office:value="233" calcext:value-type="float">
            <text:p>233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Olive Drab (043)</text:p>
          </table:table-cell>
          <table:table-cell table:style-name="ce1" office:value-type="float" office:value="71043" calcext:value-type="float">
            <text:p>71043</text:p>
          </table:table-cell>
          <table:table-cell table:number-columns-repeated="15"/>
        </table:table-row>
        <table:table-row table:style-name="ro9">
          <table:table-cell office:value-type="float" office:value="234" calcext:value-type="float">
            <text:p>234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Light Grey Green (044)</text:p>
          </table:table-cell>
          <table:table-cell table:style-name="ce1" office:value-type="float" office:value="71044" calcext:value-type="float">
            <text:p>71044</text:p>
          </table:table-cell>
          <table:table-cell table:number-columns-repeated="15"/>
        </table:table-row>
        <table:table-row table:style-name="ro9">
          <table:table-cell office:value-type="float" office:value="235" calcext:value-type="float">
            <text:p>235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US Grey Light (045)</text:p>
          </table:table-cell>
          <table:table-cell table:style-name="ce1" office:value-type="float" office:value="71045" calcext:value-type="float">
            <text:p>71045</text:p>
          </table:table-cell>
          <table:table-cell table:number-columns-repeated="15"/>
        </table:table-row>
        <table:table-row table:style-name="ro13">
          <table:table-cell office:value-type="float" office:value="236" calcext:value-type="float">
            <text:p>236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US Grey (047)</text:p>
          </table:table-cell>
          <table:table-cell table:style-name="ce1" office:value-type="float" office:value="71047" calcext:value-type="float">
            <text:p>71047</text:p>
          </table:table-cell>
          <table:table-cell table:number-columns-repeated="15"/>
        </table:table-row>
        <table:table-row table:style-name="ro9">
          <table:table-cell office:value-type="float" office:value="237" calcext:value-type="float">
            <text:p>237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Dark Sea Grey (048)</text:p>
          </table:table-cell>
          <table:table-cell table:style-name="ce1" office:value-type="float" office:value="71048" calcext:value-type="float">
            <text:p>71048</text:p>
          </table:table-cell>
          <table:table-cell table:number-columns-repeated="15"/>
        </table:table-row>
        <table:table-row table:style-name="ro9">
          <table:table-cell office:value-type="float" office:value="238" calcext:value-type="float">
            <text:p>238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Oxford Blue (049)</text:p>
          </table:table-cell>
          <table:table-cell table:style-name="ce1" office:value-type="float" office:value="71049" calcext:value-type="float">
            <text:p>71049</text:p>
          </table:table-cell>
          <table:table-cell table:number-columns-repeated="15"/>
        </table:table-row>
        <table:table-row table:style-name="ro9">
          <table:table-cell office:value-type="float" office:value="239" calcext:value-type="float">
            <text:p>239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Barley Grey (051)</text:p>
          </table:table-cell>
          <table:table-cell table:style-name="ce1" office:value-type="float" office:value="71051" calcext:value-type="float">
            <text:p>71051</text:p>
          </table:table-cell>
          <table:table-cell table:number-columns-repeated="15"/>
        </table:table-row>
        <table:table-row table:style-name="ro9">
          <table:table-cell office:value-type="float" office:value="240" calcext:value-type="float">
            <text:p>240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German Grey (052)</text:p>
          </table:table-cell>
          <table:table-cell table:style-name="ce1" office:value-type="float" office:value="71052" calcext:value-type="float">
            <text:p>71052</text:p>
          </table:table-cell>
          <table:table-cell table:number-columns-repeated="15"/>
        </table:table-row>
        <table:table-row table:style-name="ro9">
          <table:table-cell office:value-type="float" office:value="241" calcext:value-type="float">
            <text:p>241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Dark Grey Blue (054)</text:p>
          </table:table-cell>
          <table:table-cell table:style-name="ce1" office:value-type="float" office:value="71054" calcext:value-type="float">
            <text:p>71054</text:p>
          </table:table-cell>
          <table:table-cell table:number-columns-repeated="15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Silver (063)</text:p>
          </table:table-cell>
          <table:table-cell table:style-name="ce1" office:value-type="float" office:value="71063" calcext:value-type="float">
            <text:p>71063</text:p>
          </table:table-cell>
          <table:table-cell table:number-columns-repeated="15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Steel (065)</text:p>
          </table:table-cell>
          <table:table-cell table:style-name="ce1" office:value-type="float" office:value="71065" calcext:value-type="float">
            <text:p>71065</text:p>
          </table:table-cell>
          <table:table-cell table:number-columns-repeated="15"/>
        </table:table-row>
        <table:table-row table:style-name="ro9">
          <table:table-cell office:value-type="float" office:value="244" calcext:value-type="float">
            <text:p>244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Bright Brass (067)</text:p>
          </table:table-cell>
          <table:table-cell table:style-name="ce1" office:value-type="float" office:value="71067" calcext:value-type="float">
            <text:p>71067</text:p>
          </table:table-cell>
          <table:table-cell table:number-columns-repeated="15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Copper (068)</text:p>
          </table:table-cell>
          <table:table-cell table:style-name="ce1" office:value-type="float" office:value="71068" calcext:value-type="float">
            <text:p>71068</text:p>
          </table:table-cell>
          <table:table-cell table:number-columns-repeated="15"/>
        </table:table-row>
        <table:table-row table:style-name="ro9">
          <table:table-cell office:value-type="float" office:value="246" calcext:value-type="float">
            <text:p>246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Rust Metallic (069)</text:p>
          </table:table-cell>
          <table:table-cell table:style-name="ce1" office:value-type="float" office:value="71069" calcext:value-type="float">
            <text:p>71069</text:p>
          </table:table-cell>
          <table:table-cell table:number-columns-repeated="15"/>
        </table:table-row>
        <table:table-row table:style-name="ro9">
          <table:table-cell office:value-type="float" office:value="247" calcext:value-type="float">
            <text:p>247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Turn Signal Red (070)</text:p>
          </table:table-cell>
          <table:table-cell table:style-name="ce1" office:value-type="float" office:value="71070" calcext:value-type="float">
            <text:p>71070</text:p>
          </table:table-cell>
          <table:table-cell table:number-columns-repeated="15"/>
        </table:table-row>
        <table:table-row table:style-name="ro9">
          <table:table-cell office:value-type="float" office:value="248" calcext:value-type="float">
            <text:p>248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Arctic Blue (071)</text:p>
          </table:table-cell>
          <table:table-cell table:style-name="ce1" office:value-type="float" office:value="71071" calcext:value-type="float">
            <text:p>71071</text:p>
          </table:table-cell>
          <table:table-cell table:number-columns-repeated="15"/>
        </table:table-row>
        <table:table-row table:style-name="ro10">
          <table:table-cell office:value-type="float" office:value="249" calcext:value-type="float">
            <text:p>249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Black Metallic (073)</text:p>
          </table:table-cell>
          <table:table-cell table:style-name="ce1" office:value-type="float" office:value="71073" calcext:value-type="float">
            <text:p>71073</text:p>
          </table:table-cell>
          <table:table-cell table:number-columns-repeated="15"/>
        </table:table-row>
        <table:table-row table:style-name="ro9">
          <table:table-cell office:value-type="float" office:value="250" calcext:value-type="float">
            <text:p>250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Radome Tan (074)</text:p>
          </table:table-cell>
          <table:table-cell table:style-name="ce1" office:value-type="float" office:value="71074" calcext:value-type="float">
            <text:p>71074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Sand (075)</text:p>
          </table:table-cell>
          <table:table-cell table:style-name="ce1" office:value-type="float" office:value="71075" calcext:value-type="float">
            <text:p>71075</text:p>
          </table:table-cell>
          <table:table-cell table:number-columns-repeated="15"/>
        </table:table-row>
        <table:table-row table:style-name="ro9">
          <table:table-cell office:value-type="float" office:value="252" calcext:value-type="float">
            <text:p>252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Skin Tone (076)</text:p>
          </table:table-cell>
          <table:table-cell table:style-name="ce1" office:value-type="float" office:value="71076" calcext:value-type="float">
            <text:p>71076</text:p>
          </table:table-cell>
          <table:table-cell table:number-columns-repeated="15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Wood (077)</text:p>
          </table:table-cell>
          <table:table-cell table:style-name="ce1" office:value-type="float" office:value="71077" calcext:value-type="float">
            <text:p>71077</text:p>
          </table:table-cell>
          <table:table-cell table:number-columns-repeated="15"/>
        </table:table-row>
        <table:table-row table:style-name="ro13">
          <table:table-cell office:value-type="float" office:value="254" calcext:value-type="float">
            <text:p>254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Flat Tan (079)</text:p>
          </table:table-cell>
          <table:table-cell table:style-name="ce1" office:value-type="float" office:value="71079" calcext:value-type="float">
            <text:p>71079</text:p>
          </table:table-cell>
          <table:table-cell table:number-columns-repeated="1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Rust (080)</text:p>
          </table:table-cell>
          <table:table-cell table:style-name="ce1" office:value-type="float" office:value="71080" calcext:value-type="float">
            <text:p>71080</text:p>
          </table:table-cell>
          <table:table-cell table:number-columns-repeated="15"/>
        </table:table-row>
        <table:table-row table:style-name="ro11">
          <table:table-cell office:value-type="float" office:value="256" calcext:value-type="float">
            <text:p>256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Red Fluorescent (082)</text:p>
          </table:table-cell>
          <table:table-cell table:style-name="ce1" office:value-type="float" office:value="71082" calcext:value-type="float">
            <text:p>71082</text:p>
          </table:table-cell>
          <table:table-cell table:number-columns-repeated="15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Orange (083)</text:p>
          </table:table-cell>
          <table:table-cell table:style-name="ce1" office:value-type="float" office:value="71083" calcext:value-type="float">
            <text:p>71083</text:p>
          </table:table-cell>
          <table:table-cell table:number-columns-repeated="15"/>
        </table:table-row>
        <table:table-row table:style-name="ro9">
          <table:table-cell office:value-type="float" office:value="258" calcext:value-type="float">
            <text:p>258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Italian Red (085)</text:p>
          </table:table-cell>
          <table:table-cell table:style-name="ce1" office:value-type="float" office:value="71085" calcext:value-type="float">
            <text:p>71085</text:p>
          </table:table-cell>
          <table:table-cell table:number-columns-repeated="15"/>
        </table:table-row>
        <table:table-row table:style-name="ro9">
          <table:table-cell office:value-type="float" office:value="259" calcext:value-type="float">
            <text:p>259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Dark Sea Blue (087)</text:p>
          </table:table-cell>
          <table:table-cell table:style-name="ce1" office:value-type="float" office:value="71087" calcext:value-type="float">
            <text:p>71087</text:p>
          </table:table-cell>
          <table:table-cell table:number-columns-repeated="15"/>
        </table:table-row>
        <table:table-row table:style-name="ro9">
          <table:table-cell office:value-type="float" office:value="260" calcext:value-type="float">
            <text:p>260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French Blue (088)</text:p>
          </table:table-cell>
          <table:table-cell table:style-name="ce1" office:value-type="float" office:value="71088" calcext:value-type="float">
            <text:p>71088</text:p>
          </table:table-cell>
          <table:table-cell table:number-columns-repeated="15"/>
        </table:table-row>
        <table:table-row table:style-name="ro9">
          <table:table-cell office:value-type="float" office:value="261" calcext:value-type="float">
            <text:p>261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Red RLM 23 (102)</text:p>
          </table:table-cell>
          <table:table-cell table:style-name="ce1" office:value-type="float" office:value="71102" calcext:value-type="float">
            <text:p>71102</text:p>
          </table:table-cell>
          <table:table-cell table:number-columns-repeated="15"/>
        </table:table-row>
        <table:table-row table:style-name="ro9">
          <table:table-cell office:value-type="float" office:value="262" calcext:value-type="float">
            <text:p>262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Green RLM 62 (104)</text:p>
          </table:table-cell>
          <table:table-cell table:style-name="ce1" office:value-type="float" office:value="71104" calcext:value-type="float">
            <text:p>71104</text:p>
          </table:table-cell>
          <table:table-cell table:number-columns-repeated="15"/>
        </table:table-row>
        <table:table-row table:style-name="ro9">
          <table:table-cell office:value-type="float" office:value="263" calcext:value-type="float">
            <text:p>263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Brown RLM 26 (105)</text:p>
          </table:table-cell>
          <table:table-cell table:style-name="ce1" office:value-type="float" office:value="71105" calcext:value-type="float">
            <text:p>71105</text:p>
          </table:table-cell>
          <table:table-cell table:number-columns-repeated="15"/>
        </table:table-row>
        <table:table-row table:style-name="ro10">
          <table:table-cell office:value-type="float" office:value="264" calcext:value-type="float">
            <text:p>264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Yellow Lazure RLM 05 (106)</text:p>
          </table:table-cell>
          <table:table-cell table:style-name="ce1" office:value-type="float" office:value="71106" calcext:value-type="float">
            <text:p>71106</text:p>
          </table:table-cell>
          <table:table-cell table:number-columns-repeated="15"/>
        </table:table-row>
        <table:table-row table:style-name="ro9">
          <table:table-cell office:value-type="float" office:value="265" calcext:value-type="float">
            <text:p>265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US Interior Yellow (107)</text:p>
          </table:table-cell>
          <table:table-cell table:style-name="ce1" office:value-type="float" office:value="71107" calcext:value-type="float">
            <text:p>71107</text:p>
          </table:table-cell>
          <table:table-cell table:number-columns-repeated="15"/>
        </table:table-row>
        <table:table-row table:style-name="ro10">
          <table:table-cell office:value-type="float" office:value="266" calcext:value-type="float">
            <text:p>266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UK Ext DK Sea Grey (110)</text:p>
          </table:table-cell>
          <table:table-cell table:style-name="ce1" office:value-type="float" office:value="71110" calcext:value-type="float">
            <text:p>71110</text:p>
          </table:table-cell>
          <table:table-cell table:number-columns-repeated="1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US Sand (112)</text:p>
          </table:table-cell>
          <table:table-cell table:style-name="ce1" office:value-type="float" office:value="71112" calcext:value-type="float">
            <text:p>71112</text:p>
          </table:table-cell>
          <table:table-cell table:number-columns-repeated="15"/>
        </table:table-row>
        <table:table-row table:style-name="ro11">
          <table:table-cell office:value-type="float" office:value="268" calcext:value-type="float">
            <text:p>268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US Intermediate Blue (113)</text:p>
          </table:table-cell>
          <table:table-cell table:style-name="ce1" office:value-type="float" office:value="71113" calcext:value-type="float">
            <text:p>71113</text:p>
          </table:table-cell>
          <table:table-cell table:number-columns-repeated="4"/>
          <table:table-cell table:style-name="ce1" office:value-type="string" calcext:value-type="string">
            <text:p>657b7b</text:p>
          </table:table-cell>
          <table:table-cell table:number-columns-repeated="10"/>
        </table:table-row>
        <table:table-row table:style-name="ro9">
          <table:table-cell office:value-type="float" office:value="269" calcext:value-type="float">
            <text:p>269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US Blue Grey (114)</text:p>
          </table:table-cell>
          <table:table-cell table:style-name="ce1" office:value-type="float" office:value="71114" calcext:value-type="float">
            <text:p>71114</text:p>
          </table:table-cell>
          <table:table-cell table:number-columns-repeated="4"/>
          <table:table-cell table:style-name="ce1" office:value-type="float" office:value="708989" calcext:value-type="float">
            <text:p>708989</text:p>
          </table:table-cell>
          <table:table-cell table:number-columns-repeated="10"/>
        </table:table-row>
        <table:table-row table:style-name="ro9">
          <table:table-cell office:value-type="float" office:value="270" calcext:value-type="float">
            <text:p>270</text:p>
          </table:table-cell>
          <table:table-cell table:number-columns-repeated="5"/>
          <table:table-cell table:style-name="ce2" table:number-columns-repeated="2"/>
          <table:table-cell table:style-name="ce1" office:value-type="string" calcext:value-type="string">
            <text:p>Cam. Green (022)</text:p>
          </table:table-cell>
          <table:table-cell table:style-name="ce1" office:value-type="float" office:value="71122" calcext:value-type="float">
            <text:p>71122</text:p>
          </table:table-cell>
          <table:table-cell table:number-columns-repeated="15"/>
        </table:table-row>
        <table:table-row table:style-name="ro9">
          <table:table-cell office:value-type="float" office:value="271" calcext:value-type="float">
            <text:p>271</text:p>
          </table:table-cell>
          <table:table-cell/>
          <table:table-cell table:style-name="ce1" office:value-type="string" calcext:value-type="string">
            <text:p>Flesh Wash *</text:p>
          </table:table-cell>
          <table:table-cell table:number-columns-repeated="3"/>
          <table:table-cell table:style-name="ce2" table:number-columns-repeated="2"/>
          <table:table-cell table:number-columns-repeated="5"/>
          <table:table-cell table:style-name="ce1" office:value-type="string" calcext:value-type="string">
            <text:p>Ink Wash - Flesh (133)</text:p>
          </table:table-cell>
          <table:table-cell table:style-name="ce1" office:value-type="string" calcext:value-type="string">
            <text:p>CE8C42</text:p>
          </table:table-cell>
          <table:table-cell table:number-columns-repeated="10"/>
        </table:table-row>
        <table:table-row table:style-name="ro9">
          <table:table-cell office:value-type="float" office:value="272" calcext:value-type="float">
            <text:p>272</text:p>
          </table:table-cell>
          <table:table-cell/>
          <table:table-cell table:style-name="ce1" office:value-type="string" calcext:value-type="string">
            <text:p>Magenta Ink *</text:p>
          </table:table-cell>
          <table:table-cell table:number-columns-repeated="3"/>
          <table:table-cell table:style-name="ce2" table:number-columns-repeated="2"/>
          <table:table-cell table:number-columns-repeated="6"/>
          <table:table-cell table:style-name="ce1" office:value-type="string" calcext:value-type="string">
            <text:p>513D3C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The Fang</text:p>
          </table:table-cell>
          <table:table-cell table:style-name="ce1" office:value-type="string" calcext:value-type="string">
            <text:p>Fenris Grey</text:p>
          </table:table-cell>
          <table:table-cell table:number-columns-repeated="3"/>
          <table:table-cell table:style-name="ce2" table:number-columns-repeated="2"/>
          <table:table-cell table:number-columns-repeated="6"/>
          <table:table-cell table:style-name="ce1" office:value-type="float" office:value="365462" calcext:value-type="float">
            <text:p>365462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Kantor Blue</text:p>
          </table:table-cell>
          <table:table-cell table:style-name="ce1" office:value-type="string" calcext:value-type="string">
            <text:p>Necron Abyss</text:p>
          </table:table-cell>
          <table:table-cell table:number-columns-repeated="3"/>
          <table:table-cell table:style-name="ce2" table:number-columns-repeated="2"/>
          <table:table-cell table:number-columns-repeated="6"/>
          <table:table-cell table:style-name="ce1" office:value-type="float" office:value="2.73E+055" calcext:value-type="float">
            <text:p>27300000000000000000000000000000000000000000000000000000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5"/>
          <table:table-cell table:style-name="ce2" table:number-columns-repeated="2"/>
          <table:table-cell table:number-columns-repeated="17"/>
        </table:table-row>
        <table:table-row table:style-name="ro1" table:number-rows-repeated="5">
          <table:table-cell table:number-columns-repeated="6"/>
          <table:table-cell table:style-name="ce2" table:number-columns-repeated="2"/>
          <table:table-cell table:number-columns-repeated="17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17"/>
        </table:table-row>
      </table:table>
      <table:named-expressions/>
      <table:database-ranges>
        <table:database-range table:name="__Anonymous_Sheet_DB__3" table:target-range-address="Citadel.A1:Citadel.B2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7-08-09T13:07:15.625630480</meta:creation-date>
    <dc:date>2017-08-09T14:19:22.707804830</dc:date>
    <dc:creator>david </dc:creator>
    <meta:editing-duration>PT6M57S</meta:editing-duration>
    <meta:editing-cycles>2</meta:editing-cycles>
    <meta:generator>LibreOffice/4.3.3.2$Linux_X86_64 LibreOffice_project/430m0$Build-2</meta:generator>
    <meta:document-statistic meta:table-count="5" meta:cell-count="5052" meta:object-count="0"/>
  </office:meta>
</office:document-meta>
</file>